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miri Quran Colored" svg:font-family="'Amiri Quran Colored'"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688cm"/>
    </style:style>
    <style:style style:name="co3" style:family="table-column">
      <style:table-column-properties fo:break-before="auto" style:column-width="2.995cm"/>
    </style:style>
    <style:style style:name="co4" style:family="table-column">
      <style:table-column-properties fo:break-before="auto" style:column-width="4.602cm"/>
    </style:style>
    <style:style style:name="co5" style:family="table-column">
      <style:table-column-properties fo:break-before="auto" style:column-width="1.071cm"/>
    </style:style>
    <style:style style:name="co6" style:family="table-column">
      <style:table-column-properties fo:break-before="auto" style:column-width="2.531cm"/>
    </style:style>
    <style:style style:name="ro1" style:family="table-row">
      <style:table-row-properties style:row-height="0.841cm" fo:break-before="auto" style:use-optimal-row-height="true"/>
    </style:style>
    <style:style style:name="ro2" style:family="table-row">
      <style:table-row-properties style:row-height="1.737cm" fo:break-before="auto" style:use-optimal-row-height="true"/>
    </style:style>
    <style:style style:name="ro3" style:family="table-row">
      <style:table-row-properties style:row-height="2.579cm" fo:break-before="auto" style:use-optimal-row-height="true"/>
    </style:style>
    <style:style style:name="ro4" style:family="table-row">
      <style:table-row-properties style:row-height="3.422cm" fo:break-before="auto" style:use-optimal-row-height="true"/>
    </style:style>
    <style:style style:name="ro5" style:family="table-row">
      <style:table-row-properties style:row-height="1.395cm" fo:break-before="auto" style:use-optimal-row-height="true"/>
    </style:style>
    <style:style style:name="ro6" style:family="table-row">
      <style:table-row-properties style:row-height="5.95cm" fo:break-before="auto" style:use-optimal-row-height="true"/>
    </style:style>
    <style:style style:name="ro7" style:family="table-row">
      <style:table-row-properties style:row-height="7.634cm" fo:break-before="auto" style:use-optimal-row-height="true"/>
    </style:style>
    <style:style style:name="ro8" style:family="table-row">
      <style:table-row-properties style:row-height="5.106cm" fo:break-before="auto" style:use-optimal-row-height="true"/>
    </style:style>
    <style:style style:name="ro9" style:family="table-row">
      <style:table-row-properties style:row-height="8.475cm" fo:break-before="auto" style:use-optimal-row-height="true"/>
    </style:style>
    <style:style style:name="ro10" style:family="table-row">
      <style:table-row-properties style:row-height="6.791cm" fo:break-before="auto" style:use-optimal-row-height="true"/>
    </style:style>
    <style:style style:name="ro11" style:family="table-row">
      <style:table-row-properties style:row-height="4.263cm" fo:break-before="auto" style:use-optimal-row-height="true"/>
    </style:style>
    <style:style style:name="ro12" style:family="table-row">
      <style:table-row-properties style:row-height="11.003cm" fo:break-before="auto" style:use-optimal-row-height="true"/>
    </style:style>
    <style:style style:name="ro13" style:family="table-row">
      <style:table-row-properties style:row-height="10.162cm" fo:break-before="auto" style:use-optimal-row-height="true"/>
    </style:style>
    <style:style style:name="ro14" style:family="table-row">
      <style:table-row-properties style:row-height="9.319cm" fo:break-before="auto" style:use-optimal-row-height="true"/>
    </style:style>
    <style:style style:name="ro15" style:family="table-row">
      <style:table-row-properties style:row-height="0.452cm" fo:break-before="auto" style:use-optimal-row-height="true"/>
    </style:style>
    <style:style style:name="ro16" style:family="table-row">
      <style:table-row-properties style:row-height="0.69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99pt solid #000000" style:vertical-align="middle"/>
      <style:paragraph-properties fo:text-align="center" fo:margin-left="0cm"/>
      <style:text-properties fo:font-size="16pt" fo:font-weight="bold" style:font-size-asian="16pt" style:font-weight-asian="bold" style:font-size-complex="16pt" style:font-weight-complex="bold"/>
    </style:style>
    <style:style style:name="ce12" style:family="table-cell" style:parent-style-name="Default">
      <style:table-cell-properties style:text-align-source="fix" style:repeat-content="false" fo:wrap-option="wrap" fo:border="0.99pt solid #000000" style:vertical-align="middle"/>
      <style:paragraph-properties fo:text-align="center" fo:margin-left="0cm"/>
      <style:text-properties style:font-name="Amiri Quran Colored" fo:font-size="16pt" fo:font-weight="bold" style:font-size-asian="16pt" style:font-weight-asian="bold" style:font-name-complex="Amiri Quran Colored" style:font-size-complex="16pt" style:font-weight-complex="bold"/>
    </style:style>
    <style:style style:name="ce3" style:family="table-cell" style:parent-style-name="Default">
      <style:table-cell-properties style:text-align-source="fix" style:repeat-content="false" fo:wrap-option="wrap" style:vertical-align="middle"/>
      <style:paragraph-properties fo:text-align="start" fo:margin-left="0cm"/>
      <style:text-properties fo:font-size="15pt" fo:font-weight="bold" style:font-size-asian="15pt" style:font-weight-asian="bold" style:font-size-complex="15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font-name="Amiri Quran Colored" fo:font-size="16pt" fo:font-weight="bold" style:font-size-asian="16pt" style:font-weight-asian="bold" style:font-name-complex="Amiri Quran Colored" style:font-size-complex="16pt" style:font-weight-complex="bold"/>
    </style:style>
    <style:style style:name="ce15" style:family="table-cell" style:parent-style-name="Default">
      <style:table-cell-properties style:text-align-source="fix" style:repeat-content="false" fo:wrap-option="wrap" fo:border="0.99pt solid #000000" style:vertical-align="middle"/>
      <style:paragraph-properties fo:text-align="center" fo:margin-left="0cm"/>
    </style:style>
    <style:style style:name="ce16" style:family="table-cell" style:parent-style-name="Default">
      <style:table-cell-properties style:text-align-source="fix" style:repeat-content="false" fo:wrap-option="wrap" style:vertical-align="middle"/>
      <style:paragraph-properties fo:text-align="center" fo:margin-left="0cm"/>
    </style:style>
    <style:style style:name="ce4" style:family="table-cell" style:parent-style-name="Default">
      <style:table-cell-properties style:text-align-source="fix" style:repeat-content="false" fo:wrap-option="wrap" style:vertical-align="middle"/>
      <style:paragraph-properties fo:text-align="center" fo:margin-left="0cm"/>
    </style:style>
    <style:style style:name="ce18" style:family="table-cell" style:parent-style-name="Default">
      <style:table-cell-properties style:text-align-source="fix" style:repeat-content="false" fo:wrap-option="wrap" fo:border="0.99pt solid #000000"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style:text-align-source="fix" style:repeat-content="false" fo:border="0.99pt solid #000000" style:vertical-align="middle"/>
      <style:paragraph-properties fo:text-align="center" fo:margin-left="0cm"/>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22" style:family="table-cell" style:parent-style-name="Default">
      <style:table-cell-properties style:text-align-source="fix" style:repeat-content="false" fo:wrap-option="wrap" fo:border="0.99pt solid #000000" style:vertical-align="middle"/>
      <style:paragraph-properties fo:text-align="center" fo:margin-left="0cm"/>
      <style:text-properties style:font-name="Amiri Quran Colored" fo:font-weight="bold" style:font-weight-asian="bold" style:font-name-complex="Amiri Quran Colored" style:font-weight-complex="bold"/>
    </style:style>
    <style:style style:name="ce23" style:family="table-cell" style:parent-style-name="Default">
      <style:table-cell-properties style:text-align-source="fix" style:repeat-content="false" fo:wrap-option="wrap" fo:border="0.99pt solid #000000" style:vertical-align="middle"/>
      <style:paragraph-properties fo:text-align="center" fo:margin-left="0cm"/>
      <style:text-properties style:font-name="Amiri Quran Colored" style:font-name-complex="Amiri Quran Colored"/>
    </style:style>
    <style:style style:name="ce24" style:family="table-cell" style:parent-style-name="Default">
      <style:table-cell-properties style:text-align-source="fix" style:repeat-content="false" fo:wrap-option="wrap" style:vertical-align="middle"/>
      <style:paragraph-properties fo:text-align="center" fo:margin-left="0cm"/>
      <style:text-properties style:font-name="Amiri Quran Colored" style:font-name-complex="Amiri Quran Colored"/>
    </style:style>
    <style:style style:name="ce8" style:family="table-cell" style:parent-style-name="Default">
      <style:table-cell-properties fo:wrap-option="wrap" fo:border="0.99pt solid #000000"/>
      <style:text-properties fo:font-weight="bold" style:font-weight-asian="bold" style:font-weight-complex="bold"/>
    </style:style>
    <style:style style:name="ce26" style:family="table-cell" style:parent-style-name="Default">
      <style:table-cell-properties fo:wrap-option="wrap"/>
    </style:style>
    <style:style style:name="ce9" style:family="table-cell" style:parent-style-name="Default">
      <style:table-cell-properties fo:wrap-option="wrap"/>
    </style:style>
    <style:style style:name="ce10" style:family="table-cell" style:parent-style-name="Default">
      <style:table-cell-properties style:text-align-source="fix" style:repeat-content="false" fo:wrap-option="wrap" fo:border="0.99pt solid #000000" style:vertical-align="middle"/>
      <style:paragraph-properties fo:text-align="center"/>
      <style:text-properties fo:font-weight="bold" style:font-weight-asian="bold" style:font-weight-complex="bold"/>
    </style:style>
    <style:style style:name="ce29" style:family="table-cell" style:parent-style-name="Default">
      <style:text-properties fo:font-weight="bold" style:font-weight-asian="bold" style:font-weight-complex="bold"/>
    </style:style>
    <style:style style:name="ce11" style:family="table-cell" style:parent-style-name="Default">
      <style:text-properties fo:font-weight="bold" style:font-weight-asian="bold" style:font-weight-complex="bold"/>
    </style:style>
    <style:style style:name="ce31" style:family="table-cell" style:parent-style-name="Default">
      <style:table-cell-properties fo:wrap-option="wrap" fo:border="0.99pt solid #000000"/>
      <style:text-properties style:font-name="Amiri Quran Colored" fo:font-weight="bold" style:font-weight-asian="bold" style:font-name-complex="Amiri Quran Colored" style:font-weight-complex="bold"/>
    </style:style>
    <style:style style:name="ce32" style:family="table-cell" style:parent-style-name="Default">
      <style:table-cell-properties fo:wrap-option="wrap"/>
      <style:text-properties style:font-name="Amiri Quran Colored" style:font-name-complex="Amiri Quran Colored"/>
    </style:style>
  </office:automatic-styles>
  <office:body>
    <office:spreadsheet>
      <table:calculation-settings table:automatic-find-labels="false" table:use-regular-expressions="false" table:use-wildcards="true"/>
      <table:table table:name="Sahur Özel'in Ebced Hesaplayan Makrosu" table:style-name="ta1">
        <table:table-column table:style-name="co1" table:default-cell-style-name="ce14"/>
        <table:table-column table:style-name="co1" table:default-cell-style-name="ce4"/>
        <table:table-column table:style-name="co2" table:default-cell-style-name="ce7"/>
        <table:table-column table:style-name="co3" table:default-cell-style-name="ce24"/>
        <table:table-column table:style-name="co4" table:default-cell-style-name="ce9"/>
        <table:table-column table:style-name="co5" table:default-cell-style-name="ce11"/>
        <table:table-column table:style-name="co6" table:default-cell-style-name="ce32"/>
        <table:table-column table:style-name="co4" table:default-cell-style-name="ce9"/>
        <table:table-column table:style-name="co5" table:default-cell-style-name="ce11"/>
        <table:table-column table:style-name="co6" table:default-cell-style-name="ce32"/>
        <table:table-column table:style-name="co4" table:default-cell-style-name="ce9"/>
        <table:table-column table:style-name="co5" table:default-cell-style-name="ce11"/>
        <table:table-column table:style-name="co6" table:default-cell-style-name="ce32"/>
        <table:table-column table:style-name="co4" table:default-cell-style-name="ce9"/>
        <table:table-row table:style-name="ro1">
          <table:table-cell table:style-name="ce1" office:value-type="string" calcext:value-type="string" table:number-columns-spanned="2" table:number-rows-spanned="1">
            <text:p>İsim</text:p>
          </table:table-cell>
          <table:covered-table-cell table:style-name="ce15"/>
          <table:table-cell table:style-name="ce18" office:value-type="string" calcext:value-type="string" table:number-columns-spanned="3" table:number-rows-spanned="1">
            <text:p>Asgari Mağribi bced – Ayrıntısı – 99’lu Tesbih Önerisi</text:p>
          </table:table-cell>
          <table:covered-table-cell table:style-name="ce22"/>
          <table:covered-table-cell table:style-name="ce8"/>
          <table:table-cell table:style-name="ce10" office:value-type="string" calcext:value-type="string" table:number-columns-spanned="3" table:number-rows-spanned="1">
            <text:p>Sağir Mağribi Ebced – Ayrıntısı – 99’lu Tesbih Önerisi</text:p>
          </table:table-cell>
          <table:covered-table-cell table:style-name="ce31"/>
          <table:covered-table-cell table:style-name="ce8"/>
          <table:table-cell table:style-name="ce10" office:value-type="string" calcext:value-type="string" table:number-columns-spanned="3" table:number-rows-spanned="1">
            <text:p>Kebir Mağribi Ebced – Ayrıntısı – 99’lu Tesbih Önerisi</text:p>
          </table:table-cell>
          <table:covered-table-cell table:style-name="ce31"/>
          <table:covered-table-cell table:style-name="ce8"/>
          <table:table-cell table:style-name="ce10" office:value-type="string" calcext:value-type="string" table:number-columns-spanned="3" table:number-rows-spanned="1">
            <text:p>Ekber Mağribi Ebced – Ayrıntısı – 99’lu Tesbih Önerisi</text:p>
          </table:table-cell>
          <table:covered-table-cell table:style-name="ce31"/>
          <table:covered-table-cell table:style-name="ce8"/>
        </table:table-row>
        <table:table-row table:style-name="ro2">
          <table:table-cell table:style-name="ce12" office:value-type="string" calcext:value-type="string">
            <text:p>يا أبد</text:p>
          </table:table-cell>
          <table:table-cell table:style-name="ce15" office:value-type="string" calcext:value-type="string">
            <text:p>Ya Ebed</text:p>
          </table:table-cell>
          <table:table-cell table:style-name="ce6" table:formula="of:=ABJAD(MIDB([.$A2];4;200);6;1)" office:value-type="float" office:value="7" calcext:value-type="float">
            <text:p>7</text:p>
          </table:table-cell>
          <table:table-cell table:style-name="ce23" table:formula="of:=ABJAD(MIDB([.$A2];3;200);6;1;1)" office:value-type="string" office:string-value="[ا=1][ب=2][د=4]" calcext:value-type="string">
            <text:p>[ا=1][ب=2][د=4]</text:p>
          </table:table-cell>
          <table:table-cell table:style-name="ce15" table:formula="of:=TESBIH([.C2];25;99;33)" office:value-type="string" office:string-value="[1X33][16 kalan]" calcext:value-type="string">
            <text:p>[1X33][16 kalan]</text:p>
          </table:table-cell>
          <table:table-cell table:style-name="ce6" table:formula="of:=ABJAD(MIDB([.$A2];4;200);7;1)" office:value-type="float" office:value="7" calcext:value-type="float">
            <text:p>7</text:p>
          </table:table-cell>
          <table:table-cell table:style-name="ce23" table:formula="of:=ABJAD(MIDB([.$A2];3;200);7;1;1)" office:value-type="string" office:string-value="[ا=1][ب=2][د=4]" calcext:value-type="string">
            <text:p>[ا=1][ب=2][د=4]</text:p>
          </table:table-cell>
          <table:table-cell table:style-name="ce15" table:formula="of:=TESBIH([.F2];25;99;33)" office:value-type="string" office:string-value="[1X33][16 kalan]" calcext:value-type="string">
            <text:p>[1X33][16 kalan]</text:p>
          </table:table-cell>
          <table:table-cell table:style-name="ce6" table:formula="of:=ABJAD(MIDB([.$A2];4;200);8;1)" office:value-type="float" office:value="149" calcext:value-type="float">
            <text:p>149</text:p>
          </table:table-cell>
          <table:table-cell table:style-name="ce23" table:formula="of:=ABJAD(MIDB([.$A2];3;200);8;1;1)" office:value-type="string" office:string-value="[ا=111][ب=3][د=35]" calcext:value-type="string">
            <text:p>[ا=111][ب=3][د=35]</text:p>
          </table:table-cell>
          <table:table-cell table:style-name="ce15" table:formula="of:=TESBIH([.I2];25;99;33)" office:value-type="string" office:string-value="[1 tur][1X33][17 kalan]" calcext:value-type="string">
            <text:p>[1 tur][1X33][17 kalan]</text:p>
          </table:table-cell>
          <table:table-cell table:style-name="ce6" table:formula="of:=ABJAD(MIDB([.$A2];4;200);9;1)" office:value-type="float" office:value="893" calcext:value-type="float">
            <text:p>893</text:p>
          </table:table-cell>
          <table:table-cell table:style-name="ce23" table:formula="of:=ABJAD(MIDB([.$A2];3;200);9;1;1)" office:value-type="string" office:string-value="[ا=13][ب=602][د=278]" calcext:value-type="string">
            <text:p>[ا=13][ب=602][د=278]</text:p>
          </table:table-cell>
          <table:table-cell table:style-name="ce15" table:formula="of:=TESBIH([.L2];25;99;33)" office:value-type="string" office:string-value="[9 tur][2 kalan]" calcext:value-type="string">
            <text:p>[9 tur][2 kalan]</text:p>
          </table:table-cell>
        </table:table-row>
        <table:table-row table:style-name="ro2">
          <table:table-cell table:style-name="ce12" office:value-type="string" calcext:value-type="string">
            <text:p>يا أحد</text:p>
          </table:table-cell>
          <table:table-cell table:style-name="ce15" office:value-type="string" calcext:value-type="string">
            <text:p>Ya Ehad</text:p>
          </table:table-cell>
          <table:table-cell table:style-name="ce6" table:formula="of:=ABJAD(MIDB([.$A3];4;200);6;1)" office:value-type="float" office:value="13" calcext:value-type="float">
            <text:p>13</text:p>
          </table:table-cell>
          <table:table-cell table:style-name="ce23" table:formula="of:=ABJAD(MIDB([.$A3];3;200);6;1;1)" office:value-type="string" office:string-value="[ا=1][ح=8][د=4]" calcext:value-type="string">
            <text:p>[ا=1][ح=8][د=4]</text:p>
          </table:table-cell>
          <table:table-cell table:style-name="ce15" table:formula="of:=TESBIH([.C3];25;99;33)" office:value-type="string" office:string-value="[1 tur][2X33][4 kalan]" calcext:value-type="string">
            <text:p>[1 tur][2X33][4 kalan]</text:p>
          </table:table-cell>
          <table:table-cell table:style-name="ce6" table:formula="of:=ABJAD(MIDB([.$A3];4;200);7;1)" office:value-type="float" office:value="13" calcext:value-type="float">
            <text:p>13</text:p>
          </table:table-cell>
          <table:table-cell table:style-name="ce23" table:formula="of:=ABJAD(MIDB([.$A3];3;200);7;1;1)" office:value-type="string" office:string-value="[ا=1][ح=8][د=4]" calcext:value-type="string">
            <text:p>[ا=1][ح=8][د=4]</text:p>
          </table:table-cell>
          <table:table-cell table:style-name="ce15" table:formula="of:=TESBIH([.F3];25;99;33)" office:value-type="string" office:string-value="[1 tur][2X33][4 kalan]" calcext:value-type="string">
            <text:p>[1 tur][2X33][4 kalan]</text:p>
          </table:table-cell>
          <table:table-cell table:style-name="ce6" table:formula="of:=ABJAD(MIDB([.$A3];4;200);8;1)" office:value-type="float" office:value="155" calcext:value-type="float">
            <text:p>155</text:p>
          </table:table-cell>
          <table:table-cell table:style-name="ce23" table:formula="of:=ABJAD(MIDB([.$A3];3;200);8;1;1)" office:value-type="string" office:string-value="[ا=111][ح=9][د=35]" calcext:value-type="string">
            <text:p>[ا=111][ح=9][د=35]</text:p>
          </table:table-cell>
          <table:table-cell table:style-name="ce15" table:formula="of:=TESBIH([.I3];25;99;33)" office:value-type="string" office:string-value="[1 tur][1X33][23 kalan]" calcext:value-type="string">
            <text:p>[1 tur][1X33][23 kalan]</text:p>
          </table:table-cell>
          <table:table-cell table:style-name="ce6" table:formula="of:=ABJAD(MIDB([.$A3];4;200);9;1)" office:value-type="float" office:value="897" calcext:value-type="float">
            <text:p>897</text:p>
          </table:table-cell>
          <table:table-cell table:style-name="ce23" table:formula="of:=ABJAD(MIDB([.$A3];3;200);9;1;1)" office:value-type="string" office:string-value="[ا=13][ح=606][د=278]" calcext:value-type="string">
            <text:p>[ا=13][ح=606][د=278]</text:p>
          </table:table-cell>
          <table:table-cell table:style-name="ce15" table:formula="of:=TESBIH([.L3];25;99;33)" office:value-type="string" office:string-value="[9 tur][6 kalan]" calcext:value-type="string">
            <text:p>[9 tur][6 kalan]</text:p>
          </table:table-cell>
        </table:table-row>
        <table:table-row table:style-name="ro2">
          <table:table-cell table:style-name="ce12" office:value-type="string" calcext:value-type="string">
            <text:p>يا وهّاب</text:p>
          </table:table-cell>
          <table:table-cell table:style-name="ce15" office:value-type="string" calcext:value-type="string">
            <text:p>Ya Vehhab</text:p>
          </table:table-cell>
          <table:table-cell table:style-name="ce6" table:formula="of:=ABJAD(MIDB([.$A4];4;200);6;1)" office:value-type="float" office:value="14" calcext:value-type="float">
            <text:p>14</text:p>
          </table:table-cell>
          <table:table-cell table:style-name="ce23" table:formula="of:=ABJAD(MIDB([.$A4];3;200);6;1;1)" office:value-type="string" office:string-value="[و=6][ه=5][ا=1][ب=2]" calcext:value-type="string">
            <text:p>[و=6][ه=5][ا=1][ب=2]</text:p>
          </table:table-cell>
          <table:table-cell table:style-name="ce15" table:formula="of:=TESBIH([.C4];25;99;33)" office:value-type="string" office:string-value="[1 tur][2X33][31 kalan]" calcext:value-type="string">
            <text:p>[1 tur][2X33][31 kalan]</text:p>
          </table:table-cell>
          <table:table-cell table:style-name="ce6" table:formula="of:=ABJAD(MIDB([.$A4];4;200);7;1)" office:value-type="float" office:value="14" calcext:value-type="float">
            <text:p>14</text:p>
          </table:table-cell>
          <table:table-cell table:style-name="ce23" table:formula="of:=ABJAD(MIDB([.$A4];3;200);7;1;1)" office:value-type="string" office:string-value="[و=6][ه=5][ا=1][ب=2]" calcext:value-type="string">
            <text:p>[و=6][ه=5][ا=1][ب=2]</text:p>
          </table:table-cell>
          <table:table-cell table:style-name="ce15" table:formula="of:=TESBIH([.F4];25;99;33)" office:value-type="string" office:string-value="[1 tur][2X33][31 kalan]" calcext:value-type="string">
            <text:p>[1 tur][2X33][31 kalan]</text:p>
          </table:table-cell>
          <table:table-cell table:style-name="ce6" table:formula="of:=ABJAD(MIDB([.$A4];4;200);8;1)" office:value-type="float" office:value="133" calcext:value-type="float">
            <text:p>133</text:p>
          </table:table-cell>
          <table:table-cell table:style-name="ce23" table:formula="of:=ABJAD(MIDB([.$A4];3;200);8;1;1)" office:value-type="string" office:string-value="[و=13][ه=6][ا=111][ب=3]" calcext:value-type="string">
            <text:p>[و=13][ه=6][ا=111][ب=3]</text:p>
          </table:table-cell>
          <table:table-cell table:style-name="ce15" table:formula="of:=TESBIH([.I4];25;99;33)" office:value-type="string" office:string-value="[1 tur][1X33][1 kalan]" calcext:value-type="string">
            <text:p>[1 tur][1X33][1 kalan]</text:p>
          </table:table-cell>
          <table:table-cell table:style-name="ce6" table:formula="of:=ABJAD(MIDB([.$A4];4;200);9;1)" office:value-type="float" office:value="2265" calcext:value-type="float">
            <text:p>2265</text:p>
          </table:table-cell>
          <table:table-cell table:style-name="ce23" table:formula="of:=ABJAD(MIDB([.$A4];3;200);9;1;1)" office:value-type="string" office:string-value="[و=705][ه=945][ا=13][ب=602]" calcext:value-type="string">
            <text:p>[و=705][ه=945][ا=13][ب=602]</text:p>
          </table:table-cell>
          <table:table-cell table:style-name="ce15" table:formula="of:=TESBIH([.L4];25;99;33)" office:value-type="string" office:string-value="[22 tur][2X33][21 kalan]" calcext:value-type="string">
            <text:p>[22 tur][2X33][21 kalan]</text:p>
          </table:table-cell>
        </table:table-row>
        <table:table-row table:style-name="ro3">
          <table:table-cell table:style-name="ce12" office:value-type="string" calcext:value-type="string">
            <text:p>يا جواد</text:p>
          </table:table-cell>
          <table:table-cell table:style-name="ce15" office:value-type="string" calcext:value-type="string">
            <text:p>Ya Cevad</text:p>
          </table:table-cell>
          <table:table-cell table:style-name="ce6" table:formula="of:=ABJAD(MIDB([.$A5];4;200);6;1)" office:value-type="float" office:value="14" calcext:value-type="float">
            <text:p>14</text:p>
          </table:table-cell>
          <table:table-cell table:style-name="ce23" table:formula="of:=ABJAD(MIDB([.$A5];3;200);6;1;1)" office:value-type="string" office:string-value="[ج=3][و=6][ا=1][د=4]" calcext:value-type="string">
            <text:p>[ج=3][و=6][ا=1][د=4]</text:p>
          </table:table-cell>
          <table:table-cell table:style-name="ce15" table:formula="of:=TESBIH([.C5];25;99;33)" office:value-type="string" office:string-value="[1 tur][2X33][31 kalan]" calcext:value-type="string">
            <text:p>[1 tur][2X33][31 kalan]</text:p>
          </table:table-cell>
          <table:table-cell table:style-name="ce6" table:formula="of:=ABJAD(MIDB([.$A5];4;200);7;1)" office:value-type="float" office:value="14" calcext:value-type="float">
            <text:p>14</text:p>
          </table:table-cell>
          <table:table-cell table:style-name="ce23" table:formula="of:=ABJAD(MIDB([.$A5];3;200);7;1;1)" office:value-type="string" office:string-value="[ج=3][و=6][ا=1][د=4]" calcext:value-type="string">
            <text:p>[ج=3][و=6][ا=1][د=4]</text:p>
          </table:table-cell>
          <table:table-cell table:style-name="ce15" table:formula="of:=TESBIH([.F5];25;99;33)" office:value-type="string" office:string-value="[1 tur][2X33][31 kalan]" calcext:value-type="string">
            <text:p>[1 tur][2X33][31 kalan]</text:p>
          </table:table-cell>
          <table:table-cell table:style-name="ce6" table:formula="of:=ABJAD(MIDB([.$A5];4;200);8;1)" office:value-type="float" office:value="212" calcext:value-type="float">
            <text:p>212</text:p>
          </table:table-cell>
          <table:table-cell table:style-name="ce23" table:formula="of:=ABJAD(MIDB([.$A5];3;200);8;1;1)" office:value-type="string" office:string-value="[ج=53][و=13][ا=111][د=35]" calcext:value-type="string">
            <text:p>[ج=53][و=13][ا=111][د=35]</text:p>
          </table:table-cell>
          <table:table-cell table:style-name="ce15" table:formula="of:=TESBIH([.I5];25;99;33)" office:value-type="string" office:string-value="[2 tur][14 kalan]" calcext:value-type="string">
            <text:p>[2 tur][14 kalan]</text:p>
          </table:table-cell>
          <table:table-cell table:style-name="ce6" table:formula="of:=ABJAD(MIDB([.$A5];4;200);9;1)" office:value-type="float" office:value="2032" calcext:value-type="float">
            <text:p>2032</text:p>
          </table:table-cell>
          <table:table-cell table:style-name="ce23" table:formula="of:=ABJAD(MIDB([.$A5];3;200);9;1;1)" office:value-type="string" office:string-value="[ج=1036][و=705][ا=13][د=278]" calcext:value-type="string">
            <text:p>[ج=1036][و=705][ا=13][د=278]</text:p>
          </table:table-cell>
          <table:table-cell table:style-name="ce15" table:formula="of:=TESBIH([.L5];25;99;33)" office:value-type="string" office:string-value="[20 tur][1X33][19 kalan]" calcext:value-type="string">
            <text:p>[20 tur][1X33][19 kalan]</text:p>
          </table:table-cell>
        </table:table-row>
        <table:table-row table:style-name="ro2">
          <table:table-cell table:style-name="ce12" office:value-type="string" calcext:value-type="string">
            <text:p>يا اجود</text:p>
          </table:table-cell>
          <table:table-cell table:style-name="ce15" office:value-type="string" calcext:value-type="string">
            <text:p>Ya Ecved</text:p>
          </table:table-cell>
          <table:table-cell table:style-name="ce6" table:formula="of:=ABJAD(MIDB([.$A6];4;200);6;1)" office:value-type="float" office:value="14" calcext:value-type="float">
            <text:p>14</text:p>
          </table:table-cell>
          <table:table-cell table:style-name="ce23" table:formula="of:=ABJAD(MIDB([.$A6];3;200);6;1;1)" office:value-type="string" office:string-value="[ا=1][ج=3][و=6][د=4]" calcext:value-type="string">
            <text:p>[ا=1][ج=3][و=6][د=4]</text:p>
          </table:table-cell>
          <table:table-cell table:style-name="ce15" table:formula="of:=TESBIH([.C6];25;99;33)" office:value-type="string" office:string-value="[1 tur][2X33][31 kalan]" calcext:value-type="string">
            <text:p>[1 tur][2X33][31 kalan]</text:p>
          </table:table-cell>
          <table:table-cell table:style-name="ce6" table:formula="of:=ABJAD(MIDB([.$A6];4;200);7;1)" office:value-type="float" office:value="14" calcext:value-type="float">
            <text:p>14</text:p>
          </table:table-cell>
          <table:table-cell table:style-name="ce23" table:formula="of:=ABJAD(MIDB([.$A6];3;200);7;1;1)" office:value-type="string" office:string-value="[ا=1][ج=3][و=6][د=4]" calcext:value-type="string">
            <text:p>[ا=1][ج=3][و=6][د=4]</text:p>
          </table:table-cell>
          <table:table-cell table:style-name="ce15" table:formula="of:=TESBIH([.F6];25;99;33)" office:value-type="string" office:string-value="[1 tur][2X33][31 kalan]" calcext:value-type="string">
            <text:p>[1 tur][2X33][31 kalan]</text:p>
          </table:table-cell>
          <table:table-cell table:style-name="ce6" table:formula="of:=ABJAD(MIDB([.$A6];4;200);8;1)" office:value-type="float" office:value="212" calcext:value-type="float">
            <text:p>212</text:p>
          </table:table-cell>
          <table:table-cell table:style-name="ce23" table:formula="of:=ABJAD(MIDB([.$A6];3;200);8;1;1)" office:value-type="string" office:string-value="[ا=111][ج=53][و=13][د=35]" calcext:value-type="string">
            <text:p>[ا=111][ج=53][و=13][د=35]</text:p>
          </table:table-cell>
          <table:table-cell table:style-name="ce15" table:formula="of:=TESBIH([.I6];25;99;33)" office:value-type="string" office:string-value="[2 tur][14 kalan]" calcext:value-type="string">
            <text:p>[2 tur][14 kalan]</text:p>
          </table:table-cell>
          <table:table-cell table:style-name="ce6" table:formula="of:=ABJAD(MIDB([.$A6];4;200);9;1)" office:value-type="float" office:value="2032" calcext:value-type="float">
            <text:p>2032</text:p>
          </table:table-cell>
          <table:table-cell table:style-name="ce23" table:formula="of:=ABJAD(MIDB([.$A6];3;200);9;1;1)" office:value-type="string" office:string-value="[ا=13][ج=1036][و=705][د=278]" calcext:value-type="string">
            <text:p>[ا=13][ج=1036][و=705][د=278]</text:p>
          </table:table-cell>
          <table:table-cell table:style-name="ce15" table:formula="of:=TESBIH([.L6];25;99;33)" office:value-type="string" office:string-value="[20 tur][1X33][19 kalan]" calcext:value-type="string">
            <text:p>[20 tur][1X33][19 kalan]</text:p>
          </table:table-cell>
        </table:table-row>
        <table:table-row table:style-name="ro3">
          <table:table-cell table:style-name="ce12" office:value-type="string" calcext:value-type="string">
            <text:p>يا واجد</text:p>
          </table:table-cell>
          <table:table-cell table:style-name="ce15" office:value-type="string" calcext:value-type="string">
            <text:p>Ya Vacid</text:p>
          </table:table-cell>
          <table:table-cell table:style-name="ce6" table:formula="of:=ABJAD(MIDB([.$A7];4;200);6;1)" office:value-type="float" office:value="14" calcext:value-type="float">
            <text:p>14</text:p>
          </table:table-cell>
          <table:table-cell table:style-name="ce23" table:formula="of:=ABJAD(MIDB([.$A7];3;200);6;1;1)" office:value-type="string" office:string-value="[و=6][ا=1][ج=3][د=4]" calcext:value-type="string">
            <text:p>[و=6][ا=1][ج=3][د=4]</text:p>
          </table:table-cell>
          <table:table-cell table:style-name="ce15" table:formula="of:=TESBIH([.C7];25;99;33)" office:value-type="string" office:string-value="[1 tur][2X33][31 kalan]" calcext:value-type="string">
            <text:p>[1 tur][2X33][31 kalan]</text:p>
          </table:table-cell>
          <table:table-cell table:style-name="ce6" table:formula="of:=ABJAD(MIDB([.$A7];4;200);7;1)" office:value-type="float" office:value="14" calcext:value-type="float">
            <text:p>14</text:p>
          </table:table-cell>
          <table:table-cell table:style-name="ce23" table:formula="of:=ABJAD(MIDB([.$A7];3;200);7;1;1)" office:value-type="string" office:string-value="[و=6][ا=1][ج=3][د=4]" calcext:value-type="string">
            <text:p>[و=6][ا=1][ج=3][د=4]</text:p>
          </table:table-cell>
          <table:table-cell table:style-name="ce15" table:formula="of:=TESBIH([.F7];25;99;33)" office:value-type="string" office:string-value="[1 tur][2X33][31 kalan]" calcext:value-type="string">
            <text:p>[1 tur][2X33][31 kalan]</text:p>
          </table:table-cell>
          <table:table-cell table:style-name="ce6" table:formula="of:=ABJAD(MIDB([.$A7];4;200);8;1)" office:value-type="float" office:value="212" calcext:value-type="float">
            <text:p>212</text:p>
          </table:table-cell>
          <table:table-cell table:style-name="ce23" table:formula="of:=ABJAD(MIDB([.$A7];3;200);8;1;1)" office:value-type="string" office:string-value="[و=13][ا=111][ج=53][د=35]" calcext:value-type="string">
            <text:p>[و=13][ا=111][ج=53][د=35]</text:p>
          </table:table-cell>
          <table:table-cell table:style-name="ce15" table:formula="of:=TESBIH([.I7];25;99;33)" office:value-type="string" office:string-value="[2 tur][14 kalan]" calcext:value-type="string">
            <text:p>[2 tur][14 kalan]</text:p>
          </table:table-cell>
          <table:table-cell table:style-name="ce6" table:formula="of:=ABJAD(MIDB([.$A7];4;200);9;1)" office:value-type="float" office:value="2032" calcext:value-type="float">
            <text:p>2032</text:p>
          </table:table-cell>
          <table:table-cell table:style-name="ce23" table:formula="of:=ABJAD(MIDB([.$A7];3;200);9;1;1)" office:value-type="string" office:string-value="[و=705][ا=13][ج=1036][د=278]" calcext:value-type="string">
            <text:p>[و=705][ا=13][ج=1036][د=278]</text:p>
          </table:table-cell>
          <table:table-cell table:style-name="ce15" table:formula="of:=TESBIH([.L7];25;99;33)" office:value-type="string" office:string-value="[20 tur][1X33][19 kalan]" calcext:value-type="string">
            <text:p>[20 tur][1X33][19 kalan]</text:p>
          </table:table-cell>
        </table:table-row>
        <table:table-row table:style-name="ro3">
          <table:table-cell table:style-name="ce12" office:value-type="string" calcext:value-type="string">
            <text:p>يا بادئ</text:p>
          </table:table-cell>
          <table:table-cell table:style-name="ce15" office:value-type="string" calcext:value-type="string">
            <text:p>Ya Bedi’</text:p>
          </table:table-cell>
          <table:table-cell table:style-name="ce6" table:formula="of:=ABJAD(MIDB([.$A8];4;200);6;1)" office:value-type="float" office:value="18" calcext:value-type="float">
            <text:p>18</text:p>
          </table:table-cell>
          <table:table-cell table:style-name="ce23" table:formula="of:=ABJAD(MIDB([.$A8];3;200);6;1;1)" office:value-type="string" office:string-value="[ب=2][ا=1][د=4][ئ=11]" calcext:value-type="string">
            <text:p>[ب=2][ا=1][د=4][ئ=11]</text:p>
          </table:table-cell>
          <table:table-cell table:style-name="ce15" table:formula="of:=TESBIH([.C8];25;99;33)" office:value-type="string" office:string-value="[3 tur][27 kalan]" calcext:value-type="string">
            <text:p>[3 tur][27 kalan]</text:p>
          </table:table-cell>
          <table:table-cell table:style-name="ce6" table:formula="of:=ABJAD(MIDB([.$A8];4;200);7;1)" office:value-type="float" office:value="18" calcext:value-type="float">
            <text:p>18</text:p>
          </table:table-cell>
          <table:table-cell table:style-name="ce23" table:formula="of:=ABJAD(MIDB([.$A8];3;200);7;1;1)" office:value-type="string" office:string-value="[ب=2][ا=1][د=4][ئ=11]" calcext:value-type="string">
            <text:p>[ب=2][ا=1][د=4][ئ=11]</text:p>
          </table:table-cell>
          <table:table-cell table:style-name="ce15" table:formula="of:=TESBIH([.F8];25;99;33)" office:value-type="string" office:string-value="[3 tur][27 kalan]" calcext:value-type="string">
            <text:p>[3 tur][27 kalan]</text:p>
          </table:table-cell>
          <table:table-cell table:style-name="ce6" table:formula="of:=ABJAD(MIDB([.$A8];4;200);8;1)" office:value-type="float" office:value="271" calcext:value-type="float">
            <text:p>271</text:p>
          </table:table-cell>
          <table:table-cell table:style-name="ce23" table:formula="of:=ABJAD(MIDB([.$A8];3;200);8;1;1)" office:value-type="string" office:string-value="[ب=3][ا=111][د=35][ئ=122]" calcext:value-type="string">
            <text:p>[ب=3][ا=111][د=35][ئ=122]</text:p>
          </table:table-cell>
          <table:table-cell table:style-name="ce15" table:formula="of:=TESBIH([.I8];25;99;33)" office:value-type="string" office:string-value="[2 tur][2X33][7 kalan]" calcext:value-type="string">
            <text:p>[2 tur][2X33][7 kalan]</text:p>
          </table:table-cell>
          <table:table-cell table:style-name="ce6" table:formula="of:=ABJAD(MIDB([.$A8];4;200);9;1)" office:value-type="float" office:value="2181" calcext:value-type="float">
            <text:p>2181</text:p>
          </table:table-cell>
          <table:table-cell table:style-name="ce23" table:formula="of:=ABJAD(MIDB([.$A8];3;200);9;1;1)" office:value-type="string" office:string-value="[ب=602][ا=13][د=278][ئ=1288]" calcext:value-type="string">
            <text:p>[ب=602][ا=13][د=278][ئ=1288]</text:p>
          </table:table-cell>
          <table:table-cell table:style-name="ce15" table:formula="of:=TESBIH([.L8];25;99;33)" office:value-type="string" office:string-value="[22 tur][3 kalan]" calcext:value-type="string">
            <text:p>[22 tur][3 kalan]</text:p>
          </table:table-cell>
        </table:table-row>
        <table:table-row table:style-name="ro2">
          <table:table-cell table:style-name="ce12" office:value-type="string" calcext:value-type="string">
            <text:p>يا حي</text:p>
          </table:table-cell>
          <table:table-cell table:style-name="ce15" office:value-type="string" calcext:value-type="string">
            <text:p>Ya Hay</text:p>
          </table:table-cell>
          <table:table-cell table:style-name="ce6" table:formula="of:=ABJAD(MIDB([.$A9];4;200);6;1)" office:value-type="float" office:value="18" calcext:value-type="float">
            <text:p>18</text:p>
          </table:table-cell>
          <table:table-cell table:style-name="ce23" table:formula="of:=ABJAD(MIDB([.$A9];3;200);6;1;1)" office:value-type="string" office:string-value="[ح=8][ي=10]" calcext:value-type="string">
            <text:p>[ح=8][ي=10]</text:p>
          </table:table-cell>
          <table:table-cell table:style-name="ce15" table:formula="of:=TESBIH([.C9];25;99;33)" office:value-type="string" office:string-value="[3 tur][27 kalan]" calcext:value-type="string">
            <text:p>[3 tur][27 kalan]</text:p>
          </table:table-cell>
          <table:table-cell table:style-name="ce6" table:formula="of:=ABJAD(MIDB([.$A9];4;200);7;1)" office:value-type="float" office:value="18" calcext:value-type="float">
            <text:p>18</text:p>
          </table:table-cell>
          <table:table-cell table:style-name="ce23" table:formula="of:=ABJAD(MIDB([.$A9];3;200);7;1;1)" office:value-type="string" office:string-value="[ح=8][ي=10]" calcext:value-type="string">
            <text:p>[ح=8][ي=10]</text:p>
          </table:table-cell>
          <table:table-cell table:style-name="ce15" table:formula="of:=TESBIH([.F9];25;99;33)" office:value-type="string" office:string-value="[3 tur][27 kalan]" calcext:value-type="string">
            <text:p>[3 tur][27 kalan]</text:p>
          </table:table-cell>
          <table:table-cell table:style-name="ce6" table:formula="of:=ABJAD(MIDB([.$A9];4;200);8;1)" office:value-type="float" office:value="20" calcext:value-type="float">
            <text:p>20</text:p>
          </table:table-cell>
          <table:table-cell table:style-name="ce23" table:formula="of:=ABJAD(MIDB([.$A9];3;200);8;1;1)" office:value-type="string" office:string-value="[ح=9][ي=11]" calcext:value-type="string">
            <text:p>[ح=9][ي=11]</text:p>
          </table:table-cell>
          <table:table-cell table:style-name="ce15" table:formula="of:=TESBIH([.I9];25;99;33)" office:value-type="string" office:string-value="[4 tur][4 kalan]" calcext:value-type="string">
            <text:p>[4 tur][4 kalan]</text:p>
          </table:table-cell>
          <table:table-cell table:style-name="ce6" table:formula="of:=ABJAD(MIDB([.$A9];4;200);9;1)" office:value-type="float" office:value="1881" calcext:value-type="float">
            <text:p>1881</text:p>
          </table:table-cell>
          <table:table-cell table:style-name="ce23" table:formula="of:=ABJAD(MIDB([.$A9];3;200);9;1;1)" office:value-type="string" office:string-value="[ح=606][ي=1275]" calcext:value-type="string">
            <text:p>[ح=606][ي=1275]</text:p>
          </table:table-cell>
          <table:table-cell table:style-name="ce15" table:formula="of:=TESBIH([.L9];25;99;33)" office:value-type="string" office:string-value="[19 tur]" calcext:value-type="string">
            <text:p>[19 tur]</text:p>
          </table:table-cell>
        </table:table-row>
        <table:table-row table:style-name="ro3">
          <table:table-cell table:style-name="ce12" office:value-type="string" calcext:value-type="string">
            <text:p>يا واحد</text:p>
          </table:table-cell>
          <table:table-cell table:style-name="ce15" office:value-type="string" calcext:value-type="string">
            <text:p>Ya Vahid</text:p>
          </table:table-cell>
          <table:table-cell table:style-name="ce6" table:formula="of:=ABJAD(MIDB([.$A10];4;200);6;1)" office:value-type="float" office:value="19" calcext:value-type="float">
            <text:p>19</text:p>
          </table:table-cell>
          <table:table-cell table:style-name="ce23" table:formula="of:=ABJAD(MIDB([.$A10];3;200);6;1;1)" office:value-type="string" office:string-value="[و=6][ا=1][ح=8][د=4]" calcext:value-type="string">
            <text:p>[و=6][ا=1][ح=8][د=4]</text:p>
          </table:table-cell>
          <table:table-cell table:style-name="ce15" table:formula="of:=TESBIH([.C10];25;99;33)" office:value-type="string" office:string-value="[3 tur][1X33][31 kalan]" calcext:value-type="string">
            <text:p>[3 tur][1X33][31 kalan]</text:p>
          </table:table-cell>
          <table:table-cell table:style-name="ce6" table:formula="of:=ABJAD(MIDB([.$A10];4;200);7;1)" office:value-type="float" office:value="19" calcext:value-type="float">
            <text:p>19</text:p>
          </table:table-cell>
          <table:table-cell table:style-name="ce23" table:formula="of:=ABJAD(MIDB([.$A10];3;200);7;1;1)" office:value-type="string" office:string-value="[و=6][ا=1][ح=8][د=4]" calcext:value-type="string">
            <text:p>[و=6][ا=1][ح=8][د=4]</text:p>
          </table:table-cell>
          <table:table-cell table:style-name="ce15" table:formula="of:=TESBIH([.F10];25;99;33)" office:value-type="string" office:string-value="[3 tur][1X33][31 kalan]" calcext:value-type="string">
            <text:p>[3 tur][1X33][31 kalan]</text:p>
          </table:table-cell>
          <table:table-cell table:style-name="ce6" table:formula="of:=ABJAD(MIDB([.$A10];4;200);8;1)" office:value-type="float" office:value="168" calcext:value-type="float">
            <text:p>168</text:p>
          </table:table-cell>
          <table:table-cell table:style-name="ce23" table:formula="of:=ABJAD(MIDB([.$A10];3;200);8;1;1)" office:value-type="string" office:string-value="[و=13][ا=111][ح=9][د=35]" calcext:value-type="string">
            <text:p>[و=13][ا=111][ح=9][د=35]</text:p>
          </table:table-cell>
          <table:table-cell table:style-name="ce15" table:formula="of:=TESBIH([.I10];25;99;33)" office:value-type="string" office:string-value="[1 tur][2X33][3 kalan]" calcext:value-type="string">
            <text:p>[1 tur][2X33][3 kalan]</text:p>
          </table:table-cell>
          <table:table-cell table:style-name="ce6" table:formula="of:=ABJAD(MIDB([.$A10];4;200);9;1)" office:value-type="float" office:value="1602" calcext:value-type="float">
            <text:p>1602</text:p>
          </table:table-cell>
          <table:table-cell table:style-name="ce23" table:formula="of:=ABJAD(MIDB([.$A10];3;200);9;1;1)" office:value-type="string" office:string-value="[و=705][ا=13][ح=606][د=278]" calcext:value-type="string">
            <text:p>[و=705][ا=13][ح=606][د=278]</text:p>
          </table:table-cell>
          <table:table-cell table:style-name="ce15" table:formula="of:=TESBIH([.L10];25;99;33)" office:value-type="string" office:string-value="[16 tur][18 kalan]" calcext:value-type="string">
            <text:p>[16 tur][18 kalan]</text:p>
          </table:table-cell>
        </table:table-row>
        <table:table-row table:style-name="ro3">
          <table:table-cell table:style-name="ce12" office:value-type="string" calcext:value-type="string">
            <text:p>يا هادي</text:p>
          </table:table-cell>
          <table:table-cell table:style-name="ce15" office:value-type="string" calcext:value-type="string">
            <text:p>Ya Hadi</text:p>
          </table:table-cell>
          <table:table-cell table:style-name="ce6" table:formula="of:=ABJAD(MIDB([.$A11];4;200);6;1)" office:value-type="float" office:value="20" calcext:value-type="float">
            <text:p>20</text:p>
          </table:table-cell>
          <table:table-cell table:style-name="ce23" table:formula="of:=ABJAD(MIDB([.$A11];3;200);6;1;1)" office:value-type="string" office:string-value="[ه=5][ا=1][د=4][ي=10]" calcext:value-type="string">
            <text:p>[ه=5][ا=1][د=4][ي=10]</text:p>
          </table:table-cell>
          <table:table-cell table:style-name="ce15" table:formula="of:=TESBIH([.C11];25;99;33)" office:value-type="string" office:string-value="[4 tur][4 kalan]" calcext:value-type="string">
            <text:p>[4 tur][4 kalan]</text:p>
          </table:table-cell>
          <table:table-cell table:style-name="ce6" table:formula="of:=ABJAD(MIDB([.$A11];4;200);7;1)" office:value-type="float" office:value="20" calcext:value-type="float">
            <text:p>20</text:p>
          </table:table-cell>
          <table:table-cell table:style-name="ce23" table:formula="of:=ABJAD(MIDB([.$A11];3;200);7;1;1)" office:value-type="string" office:string-value="[ه=5][ا=1][د=4][ي=10]" calcext:value-type="string">
            <text:p>[ه=5][ا=1][د=4][ي=10]</text:p>
          </table:table-cell>
          <table:table-cell table:style-name="ce15" table:formula="of:=TESBIH([.F11];25;99;33)" office:value-type="string" office:string-value="[4 tur][4 kalan]" calcext:value-type="string">
            <text:p>[4 tur][4 kalan]</text:p>
          </table:table-cell>
          <table:table-cell table:style-name="ce6" table:formula="of:=ABJAD(MIDB([.$A11];4;200);8;1)" office:value-type="float" office:value="163" calcext:value-type="float">
            <text:p>163</text:p>
          </table:table-cell>
          <table:table-cell table:style-name="ce23" table:formula="of:=ABJAD(MIDB([.$A11];3;200);8;1;1)" office:value-type="string" office:string-value="[ه=6][ا=111][د=35][ي=11]" calcext:value-type="string">
            <text:p>[ه=6][ا=111][د=35][ي=11]</text:p>
          </table:table-cell>
          <table:table-cell table:style-name="ce15" table:formula="of:=TESBIH([.I11];25;99;33)" office:value-type="string" office:string-value="[1 tur][1X33][31 kalan]" calcext:value-type="string">
            <text:p>[1 tur][1X33][31 kalan]</text:p>
          </table:table-cell>
          <table:table-cell table:style-name="ce6" table:formula="of:=ABJAD(MIDB([.$A11];4;200);9;1)" office:value-type="float" office:value="2511" calcext:value-type="float">
            <text:p>2511</text:p>
          </table:table-cell>
          <table:table-cell table:style-name="ce23" table:formula="of:=ABJAD(MIDB([.$A11];3;200);9;1;1)" office:value-type="string" office:string-value="[ه=945][ا=13][د=278][ي=1275]" calcext:value-type="string">
            <text:p>[ه=945][ا=13][د=278][ي=1275]</text:p>
          </table:table-cell>
          <table:table-cell table:style-name="ce15" table:formula="of:=TESBIH([.L11];25;99;33)" office:value-type="string" office:string-value="[25 tur][1X33][3 kalan]" calcext:value-type="string">
            <text:p>[25 tur][1X33][3 kalan]</text:p>
          </table:table-cell>
        </table:table-row>
        <table:table-row table:style-name="ro2">
          <table:table-cell table:style-name="ce12" office:value-type="string" calcext:value-type="string">
            <text:p>يا ودود</text:p>
          </table:table-cell>
          <table:table-cell table:style-name="ce15" office:value-type="string" calcext:value-type="string">
            <text:p>Ya Vedud</text:p>
          </table:table-cell>
          <table:table-cell table:style-name="ce6" table:formula="of:=ABJAD(MIDB([.$A12];4;200);6;1)" office:value-type="float" office:value="20" calcext:value-type="float">
            <text:p>20</text:p>
          </table:table-cell>
          <table:table-cell table:style-name="ce23" table:formula="of:=ABJAD(MIDB([.$A12];3;200);6;1;1)" office:value-type="string" office:string-value="[و=6][د=4][و=6][د=4]" calcext:value-type="string">
            <text:p>[و=6][د=4][و=6][د=4]</text:p>
          </table:table-cell>
          <table:table-cell table:style-name="ce15" table:formula="of:=TESBIH([.C12];25;99;33)" office:value-type="string" office:string-value="[4 tur][4 kalan]" calcext:value-type="string">
            <text:p>[4 tur][4 kalan]</text:p>
          </table:table-cell>
          <table:table-cell table:style-name="ce6" table:formula="of:=ABJAD(MIDB([.$A12];4;200);7;1)" office:value-type="float" office:value="20" calcext:value-type="float">
            <text:p>20</text:p>
          </table:table-cell>
          <table:table-cell table:style-name="ce23" table:formula="of:=ABJAD(MIDB([.$A12];3;200);7;1;1)" office:value-type="string" office:string-value="[و=6][د=4][و=6][د=4]" calcext:value-type="string">
            <text:p>[و=6][د=4][و=6][د=4]</text:p>
          </table:table-cell>
          <table:table-cell table:style-name="ce15" table:formula="of:=TESBIH([.F12];25;99;33)" office:value-type="string" office:string-value="[4 tur][4 kalan]" calcext:value-type="string">
            <text:p>[4 tur][4 kalan]</text:p>
          </table:table-cell>
          <table:table-cell table:style-name="ce6" table:formula="of:=ABJAD(MIDB([.$A12];4;200);8;1)" office:value-type="float" office:value="96" calcext:value-type="float">
            <text:p>96</text:p>
          </table:table-cell>
          <table:table-cell table:style-name="ce23" table:formula="of:=ABJAD(MIDB([.$A12];3;200);8;1;1)" office:value-type="string" office:string-value="[و=13][د=35][و=13][د=35]" calcext:value-type="string">
            <text:p>[و=13][د=35][و=13][د=35]</text:p>
          </table:table-cell>
          <table:table-cell table:style-name="ce15" table:formula="of:=TESBIH([.I12];25;99;33)" office:value-type="string" office:string-value="[2X33][30 kalan]" calcext:value-type="string">
            <text:p>[2X33][30 kalan]</text:p>
          </table:table-cell>
          <table:table-cell table:style-name="ce6" table:formula="of:=ABJAD(MIDB([.$A12];4;200);9;1)" office:value-type="float" office:value="1966" calcext:value-type="float">
            <text:p>1966</text:p>
          </table:table-cell>
          <table:table-cell table:style-name="ce23" table:formula="of:=ABJAD(MIDB([.$A12];3;200);9;1;1)" office:value-type="string" office:string-value="[و=705][د=278][و=705][د=278]" calcext:value-type="string">
            <text:p>[و=705][د=278][و=705][د=278]</text:p>
          </table:table-cell>
          <table:table-cell table:style-name="ce15" table:formula="of:=TESBIH([.L12];25;99;33)" office:value-type="string" office:string-value="[19 tur][2X33][19 kalan]" calcext:value-type="string">
            <text:p>[19 tur][2X33][19 kalan]</text:p>
          </table:table-cell>
        </table:table-row>
        <table:table-row table:style-name="ro3">
          <table:table-cell table:style-name="ce12" office:value-type="string" calcext:value-type="string">
            <text:p>يا طيب</text:p>
          </table:table-cell>
          <table:table-cell table:style-name="ce15" office:value-type="string" calcext:value-type="string">
            <text:p>Ya Tayyib</text:p>
          </table:table-cell>
          <table:table-cell table:style-name="ce6" table:formula="of:=ABJAD(MIDB([.$A13];4;200);6;1)" office:value-type="float" office:value="21" calcext:value-type="float">
            <text:p>21</text:p>
          </table:table-cell>
          <table:table-cell table:style-name="ce23" table:formula="of:=ABJAD(MIDB([.$A13];3;200);6;1;1)" office:value-type="string" office:string-value="[ط=9][ي=10][ب=2]" calcext:value-type="string">
            <text:p>[ط=9][ي=10][ب=2]</text:p>
          </table:table-cell>
          <table:table-cell table:style-name="ce15" table:formula="of:=TESBIH([.C13];25;99;33)" office:value-type="string" office:string-value="[4 tur][1X33][12 kalan]" calcext:value-type="string">
            <text:p>[4 tur][1X33][12 kalan]</text:p>
          </table:table-cell>
          <table:table-cell table:style-name="ce6" table:formula="of:=ABJAD(MIDB([.$A13];4;200);7;1)" office:value-type="float" office:value="21" calcext:value-type="float">
            <text:p>21</text:p>
          </table:table-cell>
          <table:table-cell table:style-name="ce23" table:formula="of:=ABJAD(MIDB([.$A13];3;200);7;1;1)" office:value-type="string" office:string-value="[ط=9][ي=10][ب=2]" calcext:value-type="string">
            <text:p>[ط=9][ي=10][ب=2]</text:p>
          </table:table-cell>
          <table:table-cell table:style-name="ce15" table:formula="of:=TESBIH([.F13];25;99;33)" office:value-type="string" office:string-value="[4 tur][1X33][12 kalan]" calcext:value-type="string">
            <text:p>[4 tur][1X33][12 kalan]</text:p>
          </table:table-cell>
          <table:table-cell table:style-name="ce6" table:formula="of:=ABJAD(MIDB([.$A13];4;200);8;1)" office:value-type="float" office:value="24" calcext:value-type="float">
            <text:p>24</text:p>
          </table:table-cell>
          <table:table-cell table:style-name="ce23" table:formula="of:=ABJAD(MIDB([.$A13];3;200);8;1;1)" office:value-type="string" office:string-value="[ط=10][ي=11][ب=3]" calcext:value-type="string">
            <text:p>[ط=10][ي=11][ب=3]</text:p>
          </table:table-cell>
          <table:table-cell table:style-name="ce15" table:formula="of:=TESBIH([.I13];25;99;33)" office:value-type="string" office:string-value="[5 tur][2X33][15 kalan]" calcext:value-type="string">
            <text:p>[5 tur][2X33][15 kalan]</text:p>
          </table:table-cell>
          <table:table-cell table:style-name="ce6" table:formula="of:=ABJAD(MIDB([.$A13];4;200);9;1)" office:value-type="float" office:value="2652" calcext:value-type="float">
            <text:p>2652</text:p>
          </table:table-cell>
          <table:table-cell table:style-name="ce23" table:formula="of:=ABJAD(MIDB([.$A13];3;200);9;1;1)" office:value-type="string" office:string-value="[ط=775][ي=1275][ب=602]" calcext:value-type="string">
            <text:p>[ط=775][ي=1275][ب=602]</text:p>
          </table:table-cell>
          <table:table-cell table:style-name="ce15" table:formula="of:=TESBIH([.L13];25;99;33)" office:value-type="string" office:string-value="[26 tur][2X33][12 kalan]" calcext:value-type="string">
            <text:p>[26 tur][2X33][12 kalan]</text:p>
          </table:table-cell>
        </table:table-row>
        <table:table-row table:style-name="ro4">
          <table:table-cell table:style-name="ce12" office:value-type="string" calcext:value-type="string">
            <text:p>يا طبيب</text:p>
          </table:table-cell>
          <table:table-cell table:style-name="ce15" office:value-type="string" calcext:value-type="string">
            <text:p>Ya Tabib</text:p>
          </table:table-cell>
          <table:table-cell table:style-name="ce6" table:formula="of:=ABJAD(MIDB([.$A14];4;200);6;1)" office:value-type="float" office:value="23" calcext:value-type="float">
            <text:p>23</text:p>
          </table:table-cell>
          <table:table-cell table:style-name="ce23" table:formula="of:=ABJAD(MIDB([.$A14];3;200);6;1;1)" office:value-type="string" office:string-value="[ط=9][ب=2][ي=10][ب=2]" calcext:value-type="string">
            <text:p>[ط=9][ب=2][ي=10][ب=2]</text:p>
          </table:table-cell>
          <table:table-cell table:style-name="ce15" table:formula="of:=TESBIH([.C14];25;99;33)" office:value-type="string" office:string-value="[5 tur][1X33][1 kalan]" calcext:value-type="string">
            <text:p>[5 tur][1X33][1 kalan]</text:p>
          </table:table-cell>
          <table:table-cell table:style-name="ce6" table:formula="of:=ABJAD(MIDB([.$A14];4;200);7;1)" office:value-type="float" office:value="23" calcext:value-type="float">
            <text:p>23</text:p>
          </table:table-cell>
          <table:table-cell table:style-name="ce23" table:formula="of:=ABJAD(MIDB([.$A14];3;200);7;1;1)" office:value-type="string" office:string-value="[ط=9][ب=2][ي=10][ب=2]" calcext:value-type="string">
            <text:p>[ط=9][ب=2][ي=10][ب=2]</text:p>
          </table:table-cell>
          <table:table-cell table:style-name="ce15" table:formula="of:=TESBIH([.F14];25;99;33)" office:value-type="string" office:string-value="[5 tur][1X33][1 kalan]" calcext:value-type="string">
            <text:p>[5 tur][1X33][1 kalan]</text:p>
          </table:table-cell>
          <table:table-cell table:style-name="ce6" table:formula="of:=ABJAD(MIDB([.$A14];4;200);8;1)" office:value-type="float" office:value="27" calcext:value-type="float">
            <text:p>27</text:p>
          </table:table-cell>
          <table:table-cell table:style-name="ce23" table:formula="of:=ABJAD(MIDB([.$A14];3;200);8;1;1)" office:value-type="string" office:string-value="[ط=10][ب=3][ي=11][ب=3]" calcext:value-type="string">
            <text:p>[ط=10][ب=3][ي=11][ب=3]</text:p>
          </table:table-cell>
          <table:table-cell table:style-name="ce15" table:formula="of:=TESBIH([.I14];25;99;33)" office:value-type="string" office:string-value="[27 kalan]" calcext:value-type="string">
            <text:p>[27 kalan]</text:p>
          </table:table-cell>
          <table:table-cell table:style-name="ce6" table:formula="of:=ABJAD(MIDB([.$A14];4;200);9;1)" office:value-type="float" office:value="3254" calcext:value-type="float">
            <text:p>3254</text:p>
          </table:table-cell>
          <table:table-cell table:style-name="ce23" table:formula="of:=ABJAD(MIDB([.$A14];3;200);9;1;1)" office:value-type="string" office:string-value="[ط=775][ب=602][ي=1275][ب=602]" calcext:value-type="string">
            <text:p>[ط=775][ب=602][ي=1275][ب=602]</text:p>
          </table:table-cell>
          <table:table-cell table:style-name="ce15" table:formula="of:=TESBIH([.L14];25;99;33)" office:value-type="string" office:string-value="[32 tur][2X33][20 kalan]" calcext:value-type="string">
            <text:p>[32 tur][2X33][20 kalan]</text:p>
          </table:table-cell>
        </table:table-row>
        <table:table-row table:style-name="ro3">
          <table:table-cell table:style-name="ce12" office:value-type="string" calcext:value-type="string">
            <text:p>يا حييّ</text:p>
          </table:table-cell>
          <table:table-cell table:style-name="ce15" office:value-type="string" calcext:value-type="string">
            <text:p>Ya Hayyi</text:p>
          </table:table-cell>
          <table:table-cell table:style-name="ce6" table:formula="of:=ABJAD(MIDB([.$A15];4;200);6;1)" office:value-type="float" office:value="28" calcext:value-type="float">
            <text:p>28</text:p>
          </table:table-cell>
          <table:table-cell table:style-name="ce23" table:formula="of:=ABJAD(MIDB([.$A15];3;200);6;1;1)" office:value-type="string" office:string-value="[ح=8][ي=10][ي=10]" calcext:value-type="string">
            <text:p>[ح=8][ي=10][ي=10]</text:p>
          </table:table-cell>
          <table:table-cell table:style-name="ce15" table:formula="of:=TESBIH([.C15];25;99;33)" office:value-type="string" office:string-value="[28 kalan]" calcext:value-type="string">
            <text:p>[28 kalan]</text:p>
          </table:table-cell>
          <table:table-cell table:style-name="ce6" table:formula="of:=ABJAD(MIDB([.$A15];4;200);7;1)" office:value-type="float" office:value="28" calcext:value-type="float">
            <text:p>28</text:p>
          </table:table-cell>
          <table:table-cell table:style-name="ce23" table:formula="of:=ABJAD(MIDB([.$A15];3;200);7;1;1)" office:value-type="string" office:string-value="[ح=8][ي=10][ي=10]" calcext:value-type="string">
            <text:p>[ح=8][ي=10][ي=10]</text:p>
          </table:table-cell>
          <table:table-cell table:style-name="ce15" table:formula="of:=TESBIH([.F15];25;99;33)" office:value-type="string" office:string-value="[28 kalan]" calcext:value-type="string">
            <text:p>[28 kalan]</text:p>
          </table:table-cell>
          <table:table-cell table:style-name="ce6" table:formula="of:=ABJAD(MIDB([.$A15];4;200);8;1)" office:value-type="float" office:value="31" calcext:value-type="float">
            <text:p>31</text:p>
          </table:table-cell>
          <table:table-cell table:style-name="ce23" table:formula="of:=ABJAD(MIDB([.$A15];3;200);8;1;1)" office:value-type="string" office:string-value="[ح=9][ي=11][ي=11]" calcext:value-type="string">
            <text:p>[ح=9][ي=11][ي=11]</text:p>
          </table:table-cell>
          <table:table-cell table:style-name="ce15" table:formula="of:=TESBIH([.I15];25;99;33)" office:value-type="string" office:string-value="[31 kalan]" calcext:value-type="string">
            <text:p>[31 kalan]</text:p>
          </table:table-cell>
          <table:table-cell table:style-name="ce6" table:formula="of:=ABJAD(MIDB([.$A15];4;200);9;1)" office:value-type="float" office:value="3156" calcext:value-type="float">
            <text:p>3156</text:p>
          </table:table-cell>
          <table:table-cell table:style-name="ce23" table:formula="of:=ABJAD(MIDB([.$A15];3;200);9;1;1)" office:value-type="string" office:string-value="[ح=606][ي=1275][ي=1275]" calcext:value-type="string">
            <text:p>[ح=606][ي=1275][ي=1275]</text:p>
          </table:table-cell>
          <table:table-cell table:style-name="ce15" table:formula="of:=TESBIH([.L15];25;99;33)" office:value-type="string" office:string-value="[31 tur][2X33][21 kalan]" calcext:value-type="string">
            <text:p>[31 tur][2X33][21 kalan]</text:p>
          </table:table-cell>
        </table:table-row>
        <table:table-row table:style-name="ro2">
          <table:table-cell table:style-name="ce12" office:value-type="string" calcext:value-type="string">
            <text:p>يا إله</text:p>
          </table:table-cell>
          <table:table-cell table:style-name="ce15" office:value-type="string" calcext:value-type="string">
            <text:p>Ya İlah</text:p>
          </table:table-cell>
          <table:table-cell table:style-name="ce6" table:formula="of:=ABJAD(MIDB([.$A16];4;200);6;1)" office:value-type="float" office:value="12" calcext:value-type="float">
            <text:p>12</text:p>
          </table:table-cell>
          <table:table-cell table:style-name="ce23" table:formula="of:=ABJAD(MIDB([.$A16];3;200);6;1;1)" office:value-type="string" office:string-value="[ا=1][ل=6][ه=5]" calcext:value-type="string">
            <text:p>[ا=1][ل=6][ه=5]</text:p>
          </table:table-cell>
          <table:table-cell table:style-name="ce15" table:formula="of:=TESBIH([.C16];25;99;33)" office:value-type="string" office:string-value="[1 tur][1X33][12 kalan]" calcext:value-type="string">
            <text:p>[1 tur][1X33][12 kalan]</text:p>
          </table:table-cell>
          <table:table-cell table:style-name="ce6" table:formula="of:=ABJAD(MIDB([.$A16];4;200);7;1)" office:value-type="float" office:value="36" calcext:value-type="float">
            <text:p>36</text:p>
          </table:table-cell>
          <table:table-cell table:style-name="ce23" table:formula="of:=ABJAD(MIDB([.$A16];3;200);7;1;1)" office:value-type="string" office:string-value="[ا=1][ل=30][ه=5]" calcext:value-type="string">
            <text:p>[ا=1][ل=30][ه=5]</text:p>
          </table:table-cell>
          <table:table-cell table:style-name="ce15" table:formula="of:=TESBIH([.F16];25;99;33)" office:value-type="string" office:string-value="[1X33][3 kalan]" calcext:value-type="string">
            <text:p>[1X33][3 kalan]</text:p>
          </table:table-cell>
          <table:table-cell table:style-name="ce6" table:formula="of:=ABJAD(MIDB([.$A16];4;200);8;1)" office:value-type="float" office:value="188" calcext:value-type="float">
            <text:p>188</text:p>
          </table:table-cell>
          <table:table-cell table:style-name="ce23" table:formula="of:=ABJAD(MIDB([.$A16];3;200);8;1;1)" office:value-type="string" office:string-value="[ا=111][ل=71][ه=6]" calcext:value-type="string">
            <text:p>[ا=111][ل=71][ه=6]</text:p>
          </table:table-cell>
          <table:table-cell table:style-name="ce15" table:formula="of:=TESBIH([.I16];25;99;33)" office:value-type="string" office:string-value="[1 tur][2X33][23 kalan]" calcext:value-type="string">
            <text:p>[1 tur][2X33][23 kalan]</text:p>
          </table:table-cell>
          <table:table-cell table:style-name="ce6" table:formula="of:=ABJAD(MIDB([.$A16];4;200);9;1)" office:value-type="float" office:value="2049" calcext:value-type="float">
            <text:p>2049</text:p>
          </table:table-cell>
          <table:table-cell table:style-name="ce23" table:formula="of:=ABJAD(MIDB([.$A16];3;200);9;1;1)" office:value-type="string" office:string-value="[ا=13][ل=1091][ه=945]" calcext:value-type="string">
            <text:p>[ا=13][ل=1091][ه=945]</text:p>
          </table:table-cell>
          <table:table-cell table:style-name="ce15" table:formula="of:=TESBIH([.L16];25;99;33)" office:value-type="string" office:string-value="[20 tur][2X33][3 kalan]" calcext:value-type="string">
            <text:p>[20 tur][2X33][3 kalan]</text:p>
          </table:table-cell>
        </table:table-row>
        <table:table-row table:style-name="ro2">
          <table:table-cell table:style-name="ce12" office:value-type="string" calcext:value-type="string">
            <text:p>يا أول</text:p>
          </table:table-cell>
          <table:table-cell table:style-name="ce15" office:value-type="string" calcext:value-type="string">
            <text:p>Ya Evvel</text:p>
          </table:table-cell>
          <table:table-cell table:style-name="ce6" table:formula="of:=ABJAD(MIDB([.$A17];4;200);6;1)" office:value-type="float" office:value="13" calcext:value-type="float">
            <text:p>13</text:p>
          </table:table-cell>
          <table:table-cell table:style-name="ce23" table:formula="of:=ABJAD(MIDB([.$A17];3;200);6;1;1)" office:value-type="string" office:string-value="[ا=1][و=6][ل=6]" calcext:value-type="string">
            <text:p>[ا=1][و=6][ل=6]</text:p>
          </table:table-cell>
          <table:table-cell table:style-name="ce15" table:formula="of:=TESBIH([.C17];25;99;33)" office:value-type="string" office:string-value="[1 tur][2X33][4 kalan]" calcext:value-type="string">
            <text:p>[1 tur][2X33][4 kalan]</text:p>
          </table:table-cell>
          <table:table-cell table:style-name="ce6" table:formula="of:=ABJAD(MIDB([.$A17];4;200);7;1)" office:value-type="float" office:value="37" calcext:value-type="float">
            <text:p>37</text:p>
          </table:table-cell>
          <table:table-cell table:style-name="ce23" table:formula="of:=ABJAD(MIDB([.$A17];3;200);7;1;1)" office:value-type="string" office:string-value="[ا=1][و=6][ل=30]" calcext:value-type="string">
            <text:p>[ا=1][و=6][ل=30]</text:p>
          </table:table-cell>
          <table:table-cell table:style-name="ce15" table:formula="of:=TESBIH([.F17];25;99;33)" office:value-type="string" office:string-value="[1X33][4 kalan]" calcext:value-type="string">
            <text:p>[1X33][4 kalan]</text:p>
          </table:table-cell>
          <table:table-cell table:style-name="ce6" table:formula="of:=ABJAD(MIDB([.$A17];4;200);8;1)" office:value-type="float" office:value="195" calcext:value-type="float">
            <text:p>195</text:p>
          </table:table-cell>
          <table:table-cell table:style-name="ce23" table:formula="of:=ABJAD(MIDB([.$A17];3;200);8;1;1)" office:value-type="string" office:string-value="[ا=111][و=13][ل=71]" calcext:value-type="string">
            <text:p>[ا=111][و=13][ل=71]</text:p>
          </table:table-cell>
          <table:table-cell table:style-name="ce15" table:formula="of:=TESBIH([.I17];25;99;33)" office:value-type="string" office:string-value="[1 tur][2X33][30 kalan]" calcext:value-type="string">
            <text:p>[1 tur][2X33][30 kalan]</text:p>
          </table:table-cell>
          <table:table-cell table:style-name="ce6" table:formula="of:=ABJAD(MIDB([.$A17];4;200);9;1)" office:value-type="float" office:value="1809" calcext:value-type="float">
            <text:p>1809</text:p>
          </table:table-cell>
          <table:table-cell table:style-name="ce23" table:formula="of:=ABJAD(MIDB([.$A17];3;200);9;1;1)" office:value-type="string" office:string-value="[ا=13][و=705][ل=1091]" calcext:value-type="string">
            <text:p>[ا=13][و=705][ل=1091]</text:p>
          </table:table-cell>
          <table:table-cell table:style-name="ce15" table:formula="of:=TESBIH([.L17];25;99;33)" office:value-type="string" office:string-value="[18 tur][27 kalan]" calcext:value-type="string">
            <text:p>[18 tur][27 kalan]</text:p>
          </table:table-cell>
        </table:table-row>
        <table:table-row table:style-name="ro3">
          <table:table-cell table:style-name="ce12" office:value-type="string" calcext:value-type="string">
            <text:p>يا طالب</text:p>
          </table:table-cell>
          <table:table-cell table:style-name="ce15" office:value-type="string" calcext:value-type="string">
            <text:p>Ya Talib</text:p>
          </table:table-cell>
          <table:table-cell table:style-name="ce6" table:formula="of:=ABJAD(MIDB([.$A18];4;200);6;1)" office:value-type="float" office:value="18" calcext:value-type="float">
            <text:p>18</text:p>
          </table:table-cell>
          <table:table-cell table:style-name="ce23" table:formula="of:=ABJAD(MIDB([.$A18];3;200);6;1;1)" office:value-type="string" office:string-value="[ط=9][ا=1][ل=6][ب=2]" calcext:value-type="string">
            <text:p>[ط=9][ا=1][ل=6][ب=2]</text:p>
          </table:table-cell>
          <table:table-cell table:style-name="ce15" table:formula="of:=TESBIH([.C18];25;99;33)" office:value-type="string" office:string-value="[3 tur][27 kalan]" calcext:value-type="string">
            <text:p>[3 tur][27 kalan]</text:p>
          </table:table-cell>
          <table:table-cell table:style-name="ce6" table:formula="of:=ABJAD(MIDB([.$A18];4;200);7;1)" office:value-type="float" office:value="42" calcext:value-type="float">
            <text:p>42</text:p>
          </table:table-cell>
          <table:table-cell table:style-name="ce23" table:formula="of:=ABJAD(MIDB([.$A18];3;200);7;1;1)" office:value-type="string" office:string-value="[ط=9][ا=1][ل=30][ب=2]" calcext:value-type="string">
            <text:p>[ط=9][ا=1][ل=30][ب=2]</text:p>
          </table:table-cell>
          <table:table-cell table:style-name="ce15" table:formula="of:=TESBIH([.F18];25;99;33)" office:value-type="string" office:string-value="[1X33][9 kalan]" calcext:value-type="string">
            <text:p>[1X33][9 kalan]</text:p>
          </table:table-cell>
          <table:table-cell table:style-name="ce6" table:formula="of:=ABJAD(MIDB([.$A18];4;200);8;1)" office:value-type="float" office:value="195" calcext:value-type="float">
            <text:p>195</text:p>
          </table:table-cell>
          <table:table-cell table:style-name="ce23" table:formula="of:=ABJAD(MIDB([.$A18];3;200);8;1;1)" office:value-type="string" office:string-value="[ط=10][ا=111][ل=71][ب=3]" calcext:value-type="string">
            <text:p>[ط=10][ا=111][ل=71][ب=3]</text:p>
          </table:table-cell>
          <table:table-cell table:style-name="ce15" table:formula="of:=TESBIH([.I18];25;99;33)" office:value-type="string" office:string-value="[1 tur][2X33][30 kalan]" calcext:value-type="string">
            <text:p>[1 tur][2X33][30 kalan]</text:p>
          </table:table-cell>
          <table:table-cell table:style-name="ce6" table:formula="of:=ABJAD(MIDB([.$A18];4;200);9;1)" office:value-type="float" office:value="2481" calcext:value-type="float">
            <text:p>2481</text:p>
          </table:table-cell>
          <table:table-cell table:style-name="ce23" table:formula="of:=ABJAD(MIDB([.$A18];3;200);9;1;1)" office:value-type="string" office:string-value="[ط=775][ا=13][ل=1091][ب=602]" calcext:value-type="string">
            <text:p>[ط=775][ا=13][ل=1091][ب=602]</text:p>
          </table:table-cell>
          <table:table-cell table:style-name="ce15" table:formula="of:=TESBIH([.L18];25;99;33)" office:value-type="string" office:string-value="[25 tur][6 kalan]" calcext:value-type="string">
            <text:p>[25 tur][6 kalan]</text:p>
          </table:table-cell>
        </table:table-row>
        <table:table-row table:style-name="ro3">
          <table:table-cell table:style-name="ce12" office:value-type="string" calcext:value-type="string">
            <text:p>يا بالي</text:p>
          </table:table-cell>
          <table:table-cell table:style-name="ce15" office:value-type="string" calcext:value-type="string">
            <text:p>Ya Bali</text:p>
          </table:table-cell>
          <table:table-cell table:style-name="ce6" table:formula="of:=ABJAD(MIDB([.$A19];4;200);6;1)" office:value-type="float" office:value="19" calcext:value-type="float">
            <text:p>19</text:p>
          </table:table-cell>
          <table:table-cell table:style-name="ce23" table:formula="of:=ABJAD(MIDB([.$A19];3;200);6;1;1)" office:value-type="string" office:string-value="[ب=2][ا=1][ل=6][ي=10]" calcext:value-type="string">
            <text:p>[ب=2][ا=1][ل=6][ي=10]</text:p>
          </table:table-cell>
          <table:table-cell table:style-name="ce15" table:formula="of:=TESBIH([.C19];25;99;33)" office:value-type="string" office:string-value="[3 tur][1X33][31 kalan]" calcext:value-type="string">
            <text:p>[3 tur][1X33][31 kalan]</text:p>
          </table:table-cell>
          <table:table-cell table:style-name="ce6" table:formula="of:=ABJAD(MIDB([.$A19];4;200);7;1)" office:value-type="float" office:value="43" calcext:value-type="float">
            <text:p>43</text:p>
          </table:table-cell>
          <table:table-cell table:style-name="ce23" table:formula="of:=ABJAD(MIDB([.$A19];3;200);7;1;1)" office:value-type="string" office:string-value="[ب=2][ا=1][ل=30][ي=10]" calcext:value-type="string">
            <text:p>[ب=2][ا=1][ل=30][ي=10]</text:p>
          </table:table-cell>
          <table:table-cell table:style-name="ce15" table:formula="of:=TESBIH([.F19];25;99;33)" office:value-type="string" office:string-value="[1X33][10 kalan]" calcext:value-type="string">
            <text:p>[1X33][10 kalan]</text:p>
          </table:table-cell>
          <table:table-cell table:style-name="ce6" table:formula="of:=ABJAD(MIDB([.$A19];4;200);8;1)" office:value-type="float" office:value="196" calcext:value-type="float">
            <text:p>196</text:p>
          </table:table-cell>
          <table:table-cell table:style-name="ce23" table:formula="of:=ABJAD(MIDB([.$A19];3;200);8;1;1)" office:value-type="string" office:string-value="[ب=3][ا=111][ل=71][ي=11]" calcext:value-type="string">
            <text:p>[ب=3][ا=111][ل=71][ي=11]</text:p>
          </table:table-cell>
          <table:table-cell table:style-name="ce15" table:formula="of:=TESBIH([.I19];25;99;33)" office:value-type="string" office:string-value="[1 tur][2X33][31 kalan]" calcext:value-type="string">
            <text:p>[1 tur][2X33][31 kalan]</text:p>
          </table:table-cell>
          <table:table-cell table:style-name="ce6" table:formula="of:=ABJAD(MIDB([.$A19];4;200);9;1)" office:value-type="float" office:value="2981" calcext:value-type="float">
            <text:p>2981</text:p>
          </table:table-cell>
          <table:table-cell table:style-name="ce23" table:formula="of:=ABJAD(MIDB([.$A19];3;200);9;1;1)" office:value-type="string" office:string-value="[ب=602][ا=13][ل=1091][ي=1275]" calcext:value-type="string">
            <text:p>[ب=602][ا=13][ل=1091][ي=1275]</text:p>
          </table:table-cell>
          <table:table-cell table:style-name="ce15" table:formula="of:=TESBIH([.L19];25;99;33)" office:value-type="string" office:string-value="[30 tur][11 kalan]" calcext:value-type="string">
            <text:p>[30 tur][11 kalan]</text:p>
          </table:table-cell>
        </table:table-row>
        <table:table-row table:style-name="ro3">
          <table:table-cell table:style-name="ce12" office:value-type="string" calcext:value-type="string">
            <text:p>يا ولي</text:p>
          </table:table-cell>
          <table:table-cell table:style-name="ce15" office:value-type="string" calcext:value-type="string">
            <text:p>Ya Veli</text:p>
          </table:table-cell>
          <table:table-cell table:style-name="ce6" table:formula="of:=ABJAD(MIDB([.$A20];4;200);6;1)" office:value-type="float" office:value="22" calcext:value-type="float">
            <text:p>22</text:p>
          </table:table-cell>
          <table:table-cell table:style-name="ce23" table:formula="of:=ABJAD(MIDB([.$A20];3;200);6;1;1)" office:value-type="string" office:string-value="[و=6][ل=6][ي=10]" calcext:value-type="string">
            <text:p>[و=6][ل=6][ي=10]</text:p>
          </table:table-cell>
          <table:table-cell table:style-name="ce15" table:formula="of:=TESBIH([.C20];25;99;33)" office:value-type="string" office:string-value="[4 tur][2X33][22 kalan]" calcext:value-type="string">
            <text:p>[4 tur][2X33][22 kalan]</text:p>
          </table:table-cell>
          <table:table-cell table:style-name="ce6" table:formula="of:=ABJAD(MIDB([.$A20];4;200);7;1)" office:value-type="float" office:value="46" calcext:value-type="float">
            <text:p>46</text:p>
          </table:table-cell>
          <table:table-cell table:style-name="ce23" table:formula="of:=ABJAD(MIDB([.$A20];3;200);7;1;1)" office:value-type="string" office:string-value="[و=6][ل=30][ي=10]" calcext:value-type="string">
            <text:p>[و=6][ل=30][ي=10]</text:p>
          </table:table-cell>
          <table:table-cell table:style-name="ce15" table:formula="of:=TESBIH([.F20];25;99;33)" office:value-type="string" office:string-value="[1X33][13 kalan]" calcext:value-type="string">
            <text:p>[1X33][13 kalan]</text:p>
          </table:table-cell>
          <table:table-cell table:style-name="ce6" table:formula="of:=ABJAD(MIDB([.$A20];4;200);8;1)" office:value-type="float" office:value="95" calcext:value-type="float">
            <text:p>95</text:p>
          </table:table-cell>
          <table:table-cell table:style-name="ce23" table:formula="of:=ABJAD(MIDB([.$A20];3;200);8;1;1)" office:value-type="string" office:string-value="[و=13][ل=71][ي=11]" calcext:value-type="string">
            <text:p>[و=13][ل=71][ي=11]</text:p>
          </table:table-cell>
          <table:table-cell table:style-name="ce15" table:formula="of:=TESBIH([.I20];25;99;33)" office:value-type="string" office:string-value="[2X33][29 kalan]" calcext:value-type="string">
            <text:p>[2X33][29 kalan]</text:p>
          </table:table-cell>
          <table:table-cell table:style-name="ce6" table:formula="of:=ABJAD(MIDB([.$A20];4;200);9;1)" office:value-type="float" office:value="3071" calcext:value-type="float">
            <text:p>3071</text:p>
          </table:table-cell>
          <table:table-cell table:style-name="ce23" table:formula="of:=ABJAD(MIDB([.$A20];3;200);9;1;1)" office:value-type="string" office:string-value="[و=705][ل=1091][ي=1275]" calcext:value-type="string">
            <text:p>[و=705][ل=1091][ي=1275]</text:p>
          </table:table-cell>
          <table:table-cell table:style-name="ce15" table:formula="of:=TESBIH([.L20];25;99;33)" office:value-type="string" office:string-value="[31 tur][2 kalan]" calcext:value-type="string">
            <text:p>[31 tur][2 kalan]</text:p>
          </table:table-cell>
        </table:table-row>
        <table:table-row table:style-name="ro3">
          <table:table-cell table:style-name="ce12" office:value-type="string" calcext:value-type="string">
            <text:p>يا والي</text:p>
          </table:table-cell>
          <table:table-cell table:style-name="ce15" office:value-type="string" calcext:value-type="string">
            <text:p>Ya Vali</text:p>
          </table:table-cell>
          <table:table-cell table:style-name="ce6" table:formula="of:=ABJAD(MIDB([.$A21];4;200);6;1)" office:value-type="float" office:value="23" calcext:value-type="float">
            <text:p>23</text:p>
          </table:table-cell>
          <table:table-cell table:style-name="ce23" table:formula="of:=ABJAD(MIDB([.$A21];3;200);6;1;1)" office:value-type="string" office:string-value="[و=6][ا=1][ل=6][ي=10]" calcext:value-type="string">
            <text:p>[و=6][ا=1][ل=6][ي=10]</text:p>
          </table:table-cell>
          <table:table-cell table:style-name="ce15" table:formula="of:=TESBIH([.C21];25;99;33)" office:value-type="string" office:string-value="[5 tur][1X33][1 kalan]" calcext:value-type="string">
            <text:p>[5 tur][1X33][1 kalan]</text:p>
          </table:table-cell>
          <table:table-cell table:style-name="ce6" table:formula="of:=ABJAD(MIDB([.$A21];4;200);7;1)" office:value-type="float" office:value="47" calcext:value-type="float">
            <text:p>47</text:p>
          </table:table-cell>
          <table:table-cell table:style-name="ce23" table:formula="of:=ABJAD(MIDB([.$A21];3;200);7;1;1)" office:value-type="string" office:string-value="[و=6][ا=1][ل=30][ي=10]" calcext:value-type="string">
            <text:p>[و=6][ا=1][ل=30][ي=10]</text:p>
          </table:table-cell>
          <table:table-cell table:style-name="ce15" table:formula="of:=TESBIH([.F21];25;99;33)" office:value-type="string" office:string-value="[1X33][14 kalan]" calcext:value-type="string">
            <text:p>[1X33][14 kalan]</text:p>
          </table:table-cell>
          <table:table-cell table:style-name="ce6" table:formula="of:=ABJAD(MIDB([.$A21];4;200);8;1)" office:value-type="float" office:value="206" calcext:value-type="float">
            <text:p>206</text:p>
          </table:table-cell>
          <table:table-cell table:style-name="ce23" table:formula="of:=ABJAD(MIDB([.$A21];3;200);8;1;1)" office:value-type="string" office:string-value="[و=13][ا=111][ل=71][ي=11]" calcext:value-type="string">
            <text:p>[و=13][ا=111][ل=71][ي=11]</text:p>
          </table:table-cell>
          <table:table-cell table:style-name="ce15" table:formula="of:=TESBIH([.I21];25;99;33)" office:value-type="string" office:string-value="[2 tur][8 kalan]" calcext:value-type="string">
            <text:p>[2 tur][8 kalan]</text:p>
          </table:table-cell>
          <table:table-cell table:style-name="ce6" table:formula="of:=ABJAD(MIDB([.$A21];4;200);9;1)" office:value-type="float" office:value="3084" calcext:value-type="float">
            <text:p>3084</text:p>
          </table:table-cell>
          <table:table-cell table:style-name="ce23" table:formula="of:=ABJAD(MIDB([.$A21];3;200);9;1;1)" office:value-type="string" office:string-value="[و=705][ا=13][ل=1091][ي=1275]" calcext:value-type="string">
            <text:p>[و=705][ا=13][ل=1091][ي=1275]</text:p>
          </table:table-cell>
          <table:table-cell table:style-name="ce15" table:formula="of:=TESBIH([.L21];25;99;33)" office:value-type="string" office:string-value="[31 tur][15 kalan]" calcext:value-type="string">
            <text:p>[31 tur][15 kalan]</text:p>
          </table:table-cell>
        </table:table-row>
        <table:table-row table:style-name="ro3">
          <table:table-cell table:style-name="ce12" office:value-type="string" calcext:value-type="string">
            <text:p>يا ماجد</text:p>
          </table:table-cell>
          <table:table-cell table:style-name="ce15" office:value-type="string" calcext:value-type="string">
            <text:p>Ya Macid</text:p>
          </table:table-cell>
          <table:table-cell table:style-name="ce6" table:formula="of:=ABJAD(MIDB([.$A22];4;200);6;1)" office:value-type="float" office:value="12" calcext:value-type="float">
            <text:p>12</text:p>
          </table:table-cell>
          <table:table-cell table:style-name="ce23" table:formula="of:=ABJAD(MIDB([.$A22];3;200);6;1;1)" office:value-type="string" office:string-value="[م=4][ا=1][ج=3][د=4]" calcext:value-type="string">
            <text:p>[م=4][ا=1][ج=3][د=4]</text:p>
          </table:table-cell>
          <table:table-cell table:style-name="ce15" table:formula="of:=TESBIH([.C22];25;99;33)" office:value-type="string" office:string-value="[1 tur][1X33][12 kalan]" calcext:value-type="string">
            <text:p>[1 tur][1X33][12 kalan]</text:p>
          </table:table-cell>
          <table:table-cell table:style-name="ce6" table:formula="of:=ABJAD(MIDB([.$A22];4;200);7;1)" office:value-type="float" office:value="48" calcext:value-type="float">
            <text:p>48</text:p>
          </table:table-cell>
          <table:table-cell table:style-name="ce23" table:formula="of:=ABJAD(MIDB([.$A22];3;200);7;1;1)" office:value-type="string" office:string-value="[م=40][ا=1][ج=3][د=4]" calcext:value-type="string">
            <text:p>[م=40][ا=1][ج=3][د=4]</text:p>
          </table:table-cell>
          <table:table-cell table:style-name="ce15" table:formula="of:=TESBIH([.F22];25;99;33)" office:value-type="string" office:string-value="[1X33][15 kalan]" calcext:value-type="string">
            <text:p>[1X33][15 kalan]</text:p>
          </table:table-cell>
          <table:table-cell table:style-name="ce6" table:formula="of:=ABJAD(MIDB([.$A22];4;200);8;1)" office:value-type="float" office:value="289" calcext:value-type="float">
            <text:p>289</text:p>
          </table:table-cell>
          <table:table-cell table:style-name="ce23" table:formula="of:=ABJAD(MIDB([.$A22];3;200);8;1;1)" office:value-type="string" office:string-value="[م=90][ا=111][ج=53][د=35]" calcext:value-type="string">
            <text:p>[م=90][ا=111][ج=53][د=35]</text:p>
          </table:table-cell>
          <table:table-cell table:style-name="ce15" table:formula="of:=TESBIH([.I22];25;99;33)" office:value-type="string" office:string-value="[2 tur][2X33][25 kalan]" calcext:value-type="string">
            <text:p>[2 tur][2X33][25 kalan]</text:p>
          </table:table-cell>
          <table:table-cell table:style-name="ce6" table:formula="of:=ABJAD(MIDB([.$A22];4;200);9;1)" office:value-type="float" office:value="1660" calcext:value-type="float">
            <text:p>1660</text:p>
          </table:table-cell>
          <table:table-cell table:style-name="ce23" table:formula="of:=ABJAD(MIDB([.$A22];3;200);9;1;1)" office:value-type="string" office:string-value="[م=333][ا=13][ج=1036][د=278]" calcext:value-type="string">
            <text:p>[م=333][ا=13][ج=1036][د=278]</text:p>
          </table:table-cell>
          <table:table-cell table:style-name="ce15" table:formula="of:=TESBIH([.L22];25;99;33)" office:value-type="string" office:string-value="[16 tur][2X33][10 kalan]" calcext:value-type="string">
            <text:p>[16 tur][2X33][10 kalan]</text:p>
          </table:table-cell>
        </table:table-row>
        <table:table-row table:style-name="ro3">
          <table:table-cell table:style-name="ce12" office:value-type="string" calcext:value-type="string">
            <text:p>يا محب</text:p>
          </table:table-cell>
          <table:table-cell table:style-name="ce15" office:value-type="string" calcext:value-type="string">
            <text:p>Ya Muhib</text:p>
          </table:table-cell>
          <table:table-cell table:style-name="ce6" table:formula="of:=ABJAD(MIDB([.$A23];4;200);6;1)" office:value-type="float" office:value="14" calcext:value-type="float">
            <text:p>14</text:p>
          </table:table-cell>
          <table:table-cell table:style-name="ce23" table:formula="of:=ABJAD(MIDB([.$A23];3;200);6;1;1)" office:value-type="string" office:string-value="[م=4][ح=8][ب=2]" calcext:value-type="string">
            <text:p>[م=4][ح=8][ب=2]</text:p>
          </table:table-cell>
          <table:table-cell table:style-name="ce15" table:formula="of:=TESBIH([.C23];25;99;33)" office:value-type="string" office:string-value="[1 tur][2X33][31 kalan]" calcext:value-type="string">
            <text:p>[1 tur][2X33][31 kalan]</text:p>
          </table:table-cell>
          <table:table-cell table:style-name="ce6" table:formula="of:=ABJAD(MIDB([.$A23];4;200);7;1)" office:value-type="float" office:value="50" calcext:value-type="float">
            <text:p>50</text:p>
          </table:table-cell>
          <table:table-cell table:style-name="ce23" table:formula="of:=ABJAD(MIDB([.$A23];3;200);7;1;1)" office:value-type="string" office:string-value="[م=40][ح=8][ب=2]" calcext:value-type="string">
            <text:p>[م=40][ح=8][ب=2]</text:p>
          </table:table-cell>
          <table:table-cell table:style-name="ce15" table:formula="of:=TESBIH([.F23];25;99;33)" office:value-type="string" office:string-value="[1X33][17 kalan]" calcext:value-type="string">
            <text:p>[1X33][17 kalan]</text:p>
          </table:table-cell>
          <table:table-cell table:style-name="ce6" table:formula="of:=ABJAD(MIDB([.$A23];4;200);8;1)" office:value-type="float" office:value="102" calcext:value-type="float">
            <text:p>102</text:p>
          </table:table-cell>
          <table:table-cell table:style-name="ce23" table:formula="of:=ABJAD(MIDB([.$A23];3;200);8;1;1)" office:value-type="string" office:string-value="[م=90][ح=9][ب=3]" calcext:value-type="string">
            <text:p>[م=90][ح=9][ب=3]</text:p>
          </table:table-cell>
          <table:table-cell table:style-name="ce15" table:formula="of:=TESBIH([.I23];25;99;33)" office:value-type="string" office:string-value="[1 tur][3 kalan]" calcext:value-type="string">
            <text:p>[1 tur][3 kalan]</text:p>
          </table:table-cell>
          <table:table-cell table:style-name="ce6" table:formula="of:=ABJAD(MIDB([.$A23];4;200);9;1)" office:value-type="float" office:value="1541" calcext:value-type="float">
            <text:p>1541</text:p>
          </table:table-cell>
          <table:table-cell table:style-name="ce23" table:formula="of:=ABJAD(MIDB([.$A23];3;200);9;1;1)" office:value-type="string" office:string-value="[م=333][ح=606][ب=602]" calcext:value-type="string">
            <text:p>[م=333][ح=606][ب=602]</text:p>
          </table:table-cell>
          <table:table-cell table:style-name="ce15" table:formula="of:=TESBIH([.L23];25;99;33)" office:value-type="string" office:string-value="[15 tur][1X33][23 kalan]" calcext:value-type="string">
            <text:p>[15 tur][1X33][23 kalan]</text:p>
          </table:table-cell>
        </table:table-row>
        <table:table-row table:style-name="ro4">
          <table:table-cell table:style-name="ce12" office:value-type="string" calcext:value-type="string">
            <text:p>يا مجيب</text:p>
          </table:table-cell>
          <table:table-cell table:style-name="ce15" office:value-type="string" calcext:value-type="string">
            <text:p>Ya Mucib</text:p>
          </table:table-cell>
          <table:table-cell table:style-name="ce6" table:formula="of:=ABJAD(MIDB([.$A24];4;200);6;1)" office:value-type="float" office:value="19" calcext:value-type="float">
            <text:p>19</text:p>
          </table:table-cell>
          <table:table-cell table:style-name="ce23" table:formula="of:=ABJAD(MIDB([.$A24];3;200);6;1;1)" office:value-type="string" office:string-value="[م=4][ج=3][ي=10][ب=2]" calcext:value-type="string">
            <text:p>[م=4][ج=3][ي=10][ب=2]</text:p>
          </table:table-cell>
          <table:table-cell table:style-name="ce15" table:formula="of:=TESBIH([.C24];25;99;33)" office:value-type="string" office:string-value="[3 tur][1X33][31 kalan]" calcext:value-type="string">
            <text:p>[3 tur][1X33][31 kalan]</text:p>
          </table:table-cell>
          <table:table-cell table:style-name="ce6" table:formula="of:=ABJAD(MIDB([.$A24];4;200);7;1)" office:value-type="float" office:value="55" calcext:value-type="float">
            <text:p>55</text:p>
          </table:table-cell>
          <table:table-cell table:style-name="ce23" table:formula="of:=ABJAD(MIDB([.$A24];3;200);7;1;1)" office:value-type="string" office:string-value="[م=40][ج=3][ي=10][ب=2]" calcext:value-type="string">
            <text:p>[م=40][ج=3][ي=10][ب=2]</text:p>
          </table:table-cell>
          <table:table-cell table:style-name="ce15" table:formula="of:=TESBIH([.F24];25;99;33)" office:value-type="string" office:string-value="[1X33][22 kalan]" calcext:value-type="string">
            <text:p>[1X33][22 kalan]</text:p>
          </table:table-cell>
          <table:table-cell table:style-name="ce6" table:formula="of:=ABJAD(MIDB([.$A24];4;200);8;1)" office:value-type="float" office:value="157" calcext:value-type="float">
            <text:p>157</text:p>
          </table:table-cell>
          <table:table-cell table:style-name="ce23" table:formula="of:=ABJAD(MIDB([.$A24];3;200);8;1;1)" office:value-type="string" office:string-value="[م=90][ج=53][ي=11][ب=3]" calcext:value-type="string">
            <text:p>[م=90][ج=53][ي=11][ب=3]</text:p>
          </table:table-cell>
          <table:table-cell table:style-name="ce15" table:formula="of:=TESBIH([.I24];25;99;33)" office:value-type="string" office:string-value="[1 tur][1X33][25 kalan]" calcext:value-type="string">
            <text:p>[1 tur][1X33][25 kalan]</text:p>
          </table:table-cell>
          <table:table-cell table:style-name="ce6" table:formula="of:=ABJAD(MIDB([.$A24];4;200);9;1)" office:value-type="float" office:value="3246" calcext:value-type="float">
            <text:p>3246</text:p>
          </table:table-cell>
          <table:table-cell table:style-name="ce23" table:formula="of:=ABJAD(MIDB([.$A24];3;200);9;1;1)" office:value-type="string" office:string-value="[م=333][ج=1036][ي=1275][ب=602]" calcext:value-type="string">
            <text:p>[م=333][ج=1036][ي=1275][ب=602]</text:p>
          </table:table-cell>
          <table:table-cell table:style-name="ce15" table:formula="of:=TESBIH([.L24];25;99;33)" office:value-type="string" office:string-value="[32 tur][2X33][12 kalan]" calcext:value-type="string">
            <text:p>[32 tur][2X33][12 kalan]</text:p>
          </table:table-cell>
        </table:table-row>
        <table:table-row table:style-name="ro3">
          <table:table-cell table:style-name="ce12" office:value-type="string" calcext:value-type="string">
            <text:p>يا دائم</text:p>
          </table:table-cell>
          <table:table-cell table:style-name="ce15" office:value-type="string" calcext:value-type="string">
            <text:p>Ya Daim</text:p>
          </table:table-cell>
          <table:table-cell table:style-name="ce6" table:formula="of:=ABJAD(MIDB([.$A25];4;200);6;1)" office:value-type="float" office:value="20" calcext:value-type="float">
            <text:p>20</text:p>
          </table:table-cell>
          <table:table-cell table:style-name="ce23" table:formula="of:=ABJAD(MIDB([.$A25];3;200);6;1;1)" office:value-type="string" office:string-value="[د=4][ا=1][ئ=11][م=4]" calcext:value-type="string">
            <text:p>[د=4][ا=1][ئ=11][م=4]</text:p>
          </table:table-cell>
          <table:table-cell table:style-name="ce15" table:formula="of:=TESBIH([.C25];25;99;33)" office:value-type="string" office:string-value="[4 tur][4 kalan]" calcext:value-type="string">
            <text:p>[4 tur][4 kalan]</text:p>
          </table:table-cell>
          <table:table-cell table:style-name="ce6" table:formula="of:=ABJAD(MIDB([.$A25];4;200);7;1)" office:value-type="float" office:value="56" calcext:value-type="float">
            <text:p>56</text:p>
          </table:table-cell>
          <table:table-cell table:style-name="ce23" table:formula="of:=ABJAD(MIDB([.$A25];3;200);7;1;1)" office:value-type="string" office:string-value="[د=4][ا=1][ئ=11][م=40]" calcext:value-type="string">
            <text:p>[د=4][ا=1][ئ=11][م=40]</text:p>
          </table:table-cell>
          <table:table-cell table:style-name="ce15" table:formula="of:=TESBIH([.F25];25;99;33)" office:value-type="string" office:string-value="[1X33][23 kalan]" calcext:value-type="string">
            <text:p>[1X33][23 kalan]</text:p>
          </table:table-cell>
          <table:table-cell table:style-name="ce6" table:formula="of:=ABJAD(MIDB([.$A25];4;200);8;1)" office:value-type="float" office:value="358" calcext:value-type="float">
            <text:p>358</text:p>
          </table:table-cell>
          <table:table-cell table:style-name="ce23" table:formula="of:=ABJAD(MIDB([.$A25];3;200);8;1;1)" office:value-type="string" office:string-value="[د=35][ا=111][ئ=122][م=90]" calcext:value-type="string">
            <text:p>[د=35][ا=111][ئ=122][م=90]</text:p>
          </table:table-cell>
          <table:table-cell table:style-name="ce15" table:formula="of:=TESBIH([.I25];25;99;33)" office:value-type="string" office:string-value="[3 tur][1X33][28 kalan]" calcext:value-type="string">
            <text:p>[3 tur][1X33][28 kalan]</text:p>
          </table:table-cell>
          <table:table-cell table:style-name="ce6" table:formula="of:=ABJAD(MIDB([.$A25];4;200);9;1)" office:value-type="float" office:value="1912" calcext:value-type="float">
            <text:p>1912</text:p>
          </table:table-cell>
          <table:table-cell table:style-name="ce23" table:formula="of:=ABJAD(MIDB([.$A25];3;200);9;1;1)" office:value-type="string" office:string-value="[د=278][ا=13][ئ=1288][م=333]" calcext:value-type="string">
            <text:p>[د=278][ا=13][ئ=1288][م=333]</text:p>
          </table:table-cell>
          <table:table-cell table:style-name="ce15" table:formula="of:=TESBIH([.L25];25;99;33)" office:value-type="string" office:string-value="[19 tur][31 kalan]" calcext:value-type="string">
            <text:p>[19 tur][31 kalan]</text:p>
          </table:table-cell>
        </table:table-row>
        <table:table-row table:style-name="ro4">
          <table:table-cell table:style-name="ce12" office:value-type="string" calcext:value-type="string">
            <text:p>يا مبدئ</text:p>
          </table:table-cell>
          <table:table-cell table:style-name="ce15" office:value-type="string" calcext:value-type="string">
            <text:p>Ya Mubdi</text:p>
          </table:table-cell>
          <table:table-cell table:style-name="ce6" table:formula="of:=ABJAD(MIDB([.$A26];4;200);6;1)" office:value-type="float" office:value="21" calcext:value-type="float">
            <text:p>21</text:p>
          </table:table-cell>
          <table:table-cell table:style-name="ce23" table:formula="of:=ABJAD(MIDB([.$A26];3;200);6;1;1)" office:value-type="string" office:string-value="[م=4][ب=2][د=4][ئ=11]" calcext:value-type="string">
            <text:p>[م=4][ب=2][د=4][ئ=11]</text:p>
          </table:table-cell>
          <table:table-cell table:style-name="ce15" table:formula="of:=TESBIH([.C26];25;99;33)" office:value-type="string" office:string-value="[4 tur][1X33][12 kalan]" calcext:value-type="string">
            <text:p>[4 tur][1X33][12 kalan]</text:p>
          </table:table-cell>
          <table:table-cell table:style-name="ce6" table:formula="of:=ABJAD(MIDB([.$A26];4;200);7;1)" office:value-type="float" office:value="57" calcext:value-type="float">
            <text:p>57</text:p>
          </table:table-cell>
          <table:table-cell table:style-name="ce23" table:formula="of:=ABJAD(MIDB([.$A26];3;200);7;1;1)" office:value-type="string" office:string-value="[م=40][ب=2][د=4][ئ=11]" calcext:value-type="string">
            <text:p>[م=40][ب=2][د=4][ئ=11]</text:p>
          </table:table-cell>
          <table:table-cell table:style-name="ce15" table:formula="of:=TESBIH([.F26];25;99;33)" office:value-type="string" office:string-value="[1X33][24 kalan]" calcext:value-type="string">
            <text:p>[1X33][24 kalan]</text:p>
          </table:table-cell>
          <table:table-cell table:style-name="ce6" table:formula="of:=ABJAD(MIDB([.$A26];4;200);8;1)" office:value-type="float" office:value="250" calcext:value-type="float">
            <text:p>250</text:p>
          </table:table-cell>
          <table:table-cell table:style-name="ce23" table:formula="of:=ABJAD(MIDB([.$A26];3;200);8;1;1)" office:value-type="string" office:string-value="[م=90][ب=3][د=35][ئ=122]" calcext:value-type="string">
            <text:p>[م=90][ب=3][د=35][ئ=122]</text:p>
          </table:table-cell>
          <table:table-cell table:style-name="ce15" table:formula="of:=TESBIH([.I26];25;99;33)" office:value-type="string" office:string-value="[2 tur][1X33][19 kalan]" calcext:value-type="string">
            <text:p>[2 tur][1X33][19 kalan]</text:p>
          </table:table-cell>
          <table:table-cell table:style-name="ce6" table:formula="of:=ABJAD(MIDB([.$A26];4;200);9;1)" office:value-type="float" office:value="2501" calcext:value-type="float">
            <text:p>2501</text:p>
          </table:table-cell>
          <table:table-cell table:style-name="ce23" table:formula="of:=ABJAD(MIDB([.$A26];3;200);9;1;1)" office:value-type="string" office:string-value="[م=333][ب=602][د=278][ئ=1288]" calcext:value-type="string">
            <text:p>[م=333][ب=602][د=278][ئ=1288]</text:p>
          </table:table-cell>
          <table:table-cell table:style-name="ce15" table:formula="of:=TESBIH([.L26];25;99;33)" office:value-type="string" office:string-value="[25 tur][26 kalan]" calcext:value-type="string">
            <text:p>[25 tur][26 kalan]</text:p>
          </table:table-cell>
        </table:table-row>
        <table:table-row table:style-name="ro4">
          <table:table-cell table:style-name="ce12" office:value-type="string" calcext:value-type="string">
            <text:p>يا مجيد</text:p>
          </table:table-cell>
          <table:table-cell table:style-name="ce15" office:value-type="string" calcext:value-type="string">
            <text:p>Ya Mecid</text:p>
          </table:table-cell>
          <table:table-cell table:style-name="ce6" table:formula="of:=ABJAD(MIDB([.$A27];4;200);6;1)" office:value-type="float" office:value="21" calcext:value-type="float">
            <text:p>21</text:p>
          </table:table-cell>
          <table:table-cell table:style-name="ce23" table:formula="of:=ABJAD(MIDB([.$A27];3;200);6;1;1)" office:value-type="string" office:string-value="[م=4][ج=3][ي=10][د=4]" calcext:value-type="string">
            <text:p>[م=4][ج=3][ي=10][د=4]</text:p>
          </table:table-cell>
          <table:table-cell table:style-name="ce15" table:formula="of:=TESBIH([.C27];25;99;33)" office:value-type="string" office:string-value="[4 tur][1X33][12 kalan]" calcext:value-type="string">
            <text:p>[4 tur][1X33][12 kalan]</text:p>
          </table:table-cell>
          <table:table-cell table:style-name="ce6" table:formula="of:=ABJAD(MIDB([.$A27];4;200);7;1)" office:value-type="float" office:value="57" calcext:value-type="float">
            <text:p>57</text:p>
          </table:table-cell>
          <table:table-cell table:style-name="ce23" table:formula="of:=ABJAD(MIDB([.$A27];3;200);7;1;1)" office:value-type="string" office:string-value="[م=40][ج=3][ي=10][د=4]" calcext:value-type="string">
            <text:p>[م=40][ج=3][ي=10][د=4]</text:p>
          </table:table-cell>
          <table:table-cell table:style-name="ce15" table:formula="of:=TESBIH([.F27];25;99;33)" office:value-type="string" office:string-value="[1X33][24 kalan]" calcext:value-type="string">
            <text:p>[1X33][24 kalan]</text:p>
          </table:table-cell>
          <table:table-cell table:style-name="ce6" table:formula="of:=ABJAD(MIDB([.$A27];4;200);8;1)" office:value-type="float" office:value="189" calcext:value-type="float">
            <text:p>189</text:p>
          </table:table-cell>
          <table:table-cell table:style-name="ce23" table:formula="of:=ABJAD(MIDB([.$A27];3;200);8;1;1)" office:value-type="string" office:string-value="[م=90][ج=53][ي=11][د=35]" calcext:value-type="string">
            <text:p>[م=90][ج=53][ي=11][د=35]</text:p>
          </table:table-cell>
          <table:table-cell table:style-name="ce15" table:formula="of:=TESBIH([.I27];25;99;33)" office:value-type="string" office:string-value="[1 tur][2X33][24 kalan]" calcext:value-type="string">
            <text:p>[1 tur][2X33][24 kalan]</text:p>
          </table:table-cell>
          <table:table-cell table:style-name="ce6" table:formula="of:=ABJAD(MIDB([.$A27];4;200);9;1)" office:value-type="float" office:value="2922" calcext:value-type="float">
            <text:p>2922</text:p>
          </table:table-cell>
          <table:table-cell table:style-name="ce23" table:formula="of:=ABJAD(MIDB([.$A27];3;200);9;1;1)" office:value-type="string" office:string-value="[م=333][ج=1036][ي=1275][د=278]" calcext:value-type="string">
            <text:p>[م=333][ج=1036][ي=1275][د=278]</text:p>
          </table:table-cell>
          <table:table-cell table:style-name="ce15" table:formula="of:=TESBIH([.L27];25;99;33)" office:value-type="string" office:string-value="[29 tur][1X33][18 kalan]" calcext:value-type="string">
            <text:p>[29 tur][1X33][18 kalan]</text:p>
          </table:table-cell>
        </table:table-row>
        <table:table-row table:style-name="ro4">
          <table:table-cell table:style-name="ce12" office:value-type="string" calcext:value-type="string">
            <text:p>يا حميد</text:p>
          </table:table-cell>
          <table:table-cell table:style-name="ce15" office:value-type="string" calcext:value-type="string">
            <text:p>Ya Hamid</text:p>
          </table:table-cell>
          <table:table-cell table:style-name="ce6" table:formula="of:=ABJAD(MIDB([.$A28];4;200);6;1)" office:value-type="float" office:value="26" calcext:value-type="float">
            <text:p>26</text:p>
          </table:table-cell>
          <table:table-cell table:style-name="ce23" table:formula="of:=ABJAD(MIDB([.$A28];3;200);6;1;1)" office:value-type="string" office:string-value="[ح=8][م=4][ي=10][د=4]" calcext:value-type="string">
            <text:p>[ح=8][م=4][ي=10][د=4]</text:p>
          </table:table-cell>
          <table:table-cell table:style-name="ce15" table:formula="of:=TESBIH([.C28];25;99;33)" office:value-type="string" office:string-value="[26 kalan]" calcext:value-type="string">
            <text:p>[26 kalan]</text:p>
          </table:table-cell>
          <table:table-cell table:style-name="ce6" table:formula="of:=ABJAD(MIDB([.$A28];4;200);7;1)" office:value-type="float" office:value="62" calcext:value-type="float">
            <text:p>62</text:p>
          </table:table-cell>
          <table:table-cell table:style-name="ce23" table:formula="of:=ABJAD(MIDB([.$A28];3;200);7;1;1)" office:value-type="string" office:string-value="[ح=8][م=40][ي=10][د=4]" calcext:value-type="string">
            <text:p>[ح=8][م=40][ي=10][د=4]</text:p>
          </table:table-cell>
          <table:table-cell table:style-name="ce15" table:formula="of:=TESBIH([.F28];25;99;33)" office:value-type="string" office:string-value="[1X33][29 kalan]" calcext:value-type="string">
            <text:p>[1X33][29 kalan]</text:p>
          </table:table-cell>
          <table:table-cell table:style-name="ce6" table:formula="of:=ABJAD(MIDB([.$A28];4;200);8;1)" office:value-type="float" office:value="145" calcext:value-type="float">
            <text:p>145</text:p>
          </table:table-cell>
          <table:table-cell table:style-name="ce23" table:formula="of:=ABJAD(MIDB([.$A28];3;200);8;1;1)" office:value-type="string" office:string-value="[ح=9][م=90][ي=11][د=35]" calcext:value-type="string">
            <text:p>[ح=9][م=90][ي=11][د=35]</text:p>
          </table:table-cell>
          <table:table-cell table:style-name="ce15" table:formula="of:=TESBIH([.I28];25;99;33)" office:value-type="string" office:string-value="[1 tur][1X33][13 kalan]" calcext:value-type="string">
            <text:p>[1 tur][1X33][13 kalan]</text:p>
          </table:table-cell>
          <table:table-cell table:style-name="ce6" table:formula="of:=ABJAD(MIDB([.$A28];4;200);9;1)" office:value-type="float" office:value="2492" calcext:value-type="float">
            <text:p>2492</text:p>
          </table:table-cell>
          <table:table-cell table:style-name="ce23" table:formula="of:=ABJAD(MIDB([.$A28];3;200);9;1;1)" office:value-type="string" office:string-value="[ح=606][م=333][ي=1275][د=278]" calcext:value-type="string">
            <text:p>[ح=606][م=333][ي=1275][د=278]</text:p>
          </table:table-cell>
          <table:table-cell table:style-name="ce15" table:formula="of:=TESBIH([.L28];25;99;33)" office:value-type="string" office:string-value="[25 tur][17 kalan]" calcext:value-type="string">
            <text:p>[25 tur][17 kalan]</text:p>
          </table:table-cell>
        </table:table-row>
        <table:table-row table:style-name="ro3">
          <table:table-cell table:style-name="ce12" office:value-type="string" calcext:value-type="string">
            <text:p>يا باطن</text:p>
          </table:table-cell>
          <table:table-cell table:style-name="ce15" office:value-type="string" calcext:value-type="string">
            <text:p>Ya Batın</text:p>
          </table:table-cell>
          <table:table-cell table:style-name="ce6" table:formula="of:=ABJAD(MIDB([.$A29];4;200);6;1)" office:value-type="float" office:value="14" calcext:value-type="float">
            <text:p>14</text:p>
          </table:table-cell>
          <table:table-cell table:style-name="ce23" table:formula="of:=ABJAD(MIDB([.$A29];3;200);6;1;1)" office:value-type="string" office:string-value="[ب=2][ا=1][ط=9][ن=2]" calcext:value-type="string">
            <text:p>[ب=2][ا=1][ط=9][ن=2]</text:p>
          </table:table-cell>
          <table:table-cell table:style-name="ce15" table:formula="of:=TESBIH([.C29];25;99;33)" office:value-type="string" office:string-value="[1 tur][2X33][31 kalan]" calcext:value-type="string">
            <text:p>[1 tur][2X33][31 kalan]</text:p>
          </table:table-cell>
          <table:table-cell table:style-name="ce6" table:formula="of:=ABJAD(MIDB([.$A29];4;200);7;1)" office:value-type="float" office:value="62" calcext:value-type="float">
            <text:p>62</text:p>
          </table:table-cell>
          <table:table-cell table:style-name="ce23" table:formula="of:=ABJAD(MIDB([.$A29];3;200);7;1;1)" office:value-type="string" office:string-value="[ب=2][ا=1][ط=9][ن=50]" calcext:value-type="string">
            <text:p>[ب=2][ا=1][ط=9][ن=50]</text:p>
          </table:table-cell>
          <table:table-cell table:style-name="ce15" table:formula="of:=TESBIH([.F29];25;99;33)" office:value-type="string" office:string-value="[1X33][29 kalan]" calcext:value-type="string">
            <text:p>[1X33][29 kalan]</text:p>
          </table:table-cell>
          <table:table-cell table:style-name="ce6" table:formula="of:=ABJAD(MIDB([.$A29];4;200);8;1)" office:value-type="float" office:value="230" calcext:value-type="float">
            <text:p>230</text:p>
          </table:table-cell>
          <table:table-cell table:style-name="ce23" table:formula="of:=ABJAD(MIDB([.$A29];3;200);8;1;1)" office:value-type="string" office:string-value="[ب=3][ا=111][ط=10][ن=106]" calcext:value-type="string">
            <text:p>[ب=3][ا=111][ط=10][ن=106]</text:p>
          </table:table-cell>
          <table:table-cell table:style-name="ce15" table:formula="of:=TESBIH([.I29];25;99;33)" office:value-type="string" office:string-value="[2 tur][32 kalan]" calcext:value-type="string">
            <text:p>[2 tur][32 kalan]</text:p>
          </table:table-cell>
          <table:table-cell table:style-name="ce6" table:formula="of:=ABJAD(MIDB([.$A29];4;200);9;1)" office:value-type="float" office:value="2390" calcext:value-type="float">
            <text:p>2390</text:p>
          </table:table-cell>
          <table:table-cell table:style-name="ce23" table:formula="of:=ABJAD(MIDB([.$A29];3;200);9;1;1)" office:value-type="string" office:string-value="[ب=602][ا=13][ط=775][ن=1000]" calcext:value-type="string">
            <text:p>[ب=602][ا=13][ط=775][ن=1000]</text:p>
          </table:table-cell>
          <table:table-cell table:style-name="ce15" table:formula="of:=TESBIH([.L29];25;99;33)" office:value-type="string" office:string-value="[24 tur][14 kalan]" calcext:value-type="string">
            <text:p>[24 tur][14 kalan]</text:p>
          </table:table-cell>
        </table:table-row>
        <table:table-row table:style-name="ro3">
          <table:table-cell table:style-name="ce12" office:value-type="string" calcext:value-type="string">
            <text:p>يا ديان</text:p>
          </table:table-cell>
          <table:table-cell table:style-name="ce15" office:value-type="string" calcext:value-type="string">
            <text:p>Ya Deyyan</text:p>
          </table:table-cell>
          <table:table-cell table:style-name="ce6" table:formula="of:=ABJAD(MIDB([.$A30];4;200);6;1)" office:value-type="float" office:value="17" calcext:value-type="float">
            <text:p>17</text:p>
          </table:table-cell>
          <table:table-cell table:style-name="ce23" table:formula="of:=ABJAD(MIDB([.$A30];3;200);6;1;1)" office:value-type="string" office:string-value="[د=4][ي=10][ا=1][ن=2]" calcext:value-type="string">
            <text:p>[د=4][ي=10][ا=1][ن=2]</text:p>
          </table:table-cell>
          <table:table-cell table:style-name="ce15" table:formula="of:=TESBIH([.C30];25;99;33)" office:value-type="string" office:string-value="[2 tur][2X33][25 kalan]" calcext:value-type="string">
            <text:p>[2 tur][2X33][25 kalan]</text:p>
          </table:table-cell>
          <table:table-cell table:style-name="ce6" table:formula="of:=ABJAD(MIDB([.$A30];4;200);7;1)" office:value-type="float" office:value="65" calcext:value-type="float">
            <text:p>65</text:p>
          </table:table-cell>
          <table:table-cell table:style-name="ce23" table:formula="of:=ABJAD(MIDB([.$A30];3;200);7;1;1)" office:value-type="string" office:string-value="[د=4][ي=10][ا=1][ن=50]" calcext:value-type="string">
            <text:p>[د=4][ي=10][ا=1][ن=50]</text:p>
          </table:table-cell>
          <table:table-cell table:style-name="ce15" table:formula="of:=TESBIH([.F30];25;99;33)" office:value-type="string" office:string-value="[1X33][32 kalan]" calcext:value-type="string">
            <text:p>[1X33][32 kalan]</text:p>
          </table:table-cell>
          <table:table-cell table:style-name="ce6" table:formula="of:=ABJAD(MIDB([.$A30];4;200);8;1)" office:value-type="float" office:value="263" calcext:value-type="float">
            <text:p>263</text:p>
          </table:table-cell>
          <table:table-cell table:style-name="ce23" table:formula="of:=ABJAD(MIDB([.$A30];3;200);8;1;1)" office:value-type="string" office:string-value="[د=35][ي=11][ا=111][ن=106]" calcext:value-type="string">
            <text:p>[د=35][ي=11][ا=111][ن=106]</text:p>
          </table:table-cell>
          <table:table-cell table:style-name="ce15" table:formula="of:=TESBIH([.I30];25;99;33)" office:value-type="string" office:string-value="[2 tur][1X33][32 kalan]" calcext:value-type="string">
            <text:p>[2 tur][1X33][32 kalan]</text:p>
          </table:table-cell>
          <table:table-cell table:style-name="ce6" table:formula="of:=ABJAD(MIDB([.$A30];4;200);9;1)" office:value-type="float" office:value="2566" calcext:value-type="float">
            <text:p>2566</text:p>
          </table:table-cell>
          <table:table-cell table:style-name="ce23" table:formula="of:=ABJAD(MIDB([.$A30];3;200);9;1;1)" office:value-type="string" office:string-value="[د=278][ي=1275][ا=13][ن=1000]" calcext:value-type="string">
            <text:p>[د=278][ي=1275][ا=13][ن=1000]</text:p>
          </table:table-cell>
          <table:table-cell table:style-name="ce15" table:formula="of:=TESBIH([.L30];25;99;33)" office:value-type="string" office:string-value="[25 tur][2X33][25 kalan]" calcext:value-type="string">
            <text:p>[25 tur][2X33][25 kalan]</text:p>
          </table:table-cell>
        </table:table-row>
        <table:table-row table:style-name="ro3">
          <table:table-cell table:style-name="ce12" office:value-type="string" calcext:value-type="string">
            <text:p>يا الله</text:p>
          </table:table-cell>
          <table:table-cell table:style-name="ce15" office:value-type="string" calcext:value-type="string">
            <text:p>Ya Allah</text:p>
          </table:table-cell>
          <table:table-cell table:style-name="ce6" table:formula="of:=ABJAD(MIDB([.$A31];4;200);6;1)" office:value-type="float" office:value="18" calcext:value-type="float">
            <text:p>18</text:p>
          </table:table-cell>
          <table:table-cell table:style-name="ce23" table:formula="of:=ABJAD(MIDB([.$A31];3;200);6;1;1)" office:value-type="string" office:string-value="[ا=1][ل=6][ل=6][ه=5]" calcext:value-type="string">
            <text:p>[ا=1][ل=6][ل=6][ه=5]</text:p>
          </table:table-cell>
          <table:table-cell table:style-name="ce15" table:formula="of:=TESBIH([.C31];25;99;33)" office:value-type="string" office:string-value="[3 tur][27 kalan]" calcext:value-type="string">
            <text:p>[3 tur][27 kalan]</text:p>
          </table:table-cell>
          <table:table-cell table:style-name="ce6" table:formula="of:=ABJAD(MIDB([.$A31];4;200);7;1)" office:value-type="float" office:value="66" calcext:value-type="float">
            <text:p>66</text:p>
          </table:table-cell>
          <table:table-cell table:style-name="ce23" table:formula="of:=ABJAD(MIDB([.$A31];3;200);7;1;1)" office:value-type="string" office:string-value="[ا=1][ل=30][ل=30][ه=5]" calcext:value-type="string">
            <text:p>[ا=1][ل=30][ل=30][ه=5]</text:p>
          </table:table-cell>
          <table:table-cell table:style-name="ce15" table:formula="of:=TESBIH([.F31];25;99;33)" office:value-type="string" office:string-value="[2X33]" calcext:value-type="string">
            <text:p>[2X33]</text:p>
          </table:table-cell>
          <table:table-cell table:style-name="ce6" table:formula="of:=ABJAD(MIDB([.$A31];4;200);8;1)" office:value-type="float" office:value="259" calcext:value-type="float">
            <text:p>259</text:p>
          </table:table-cell>
          <table:table-cell table:style-name="ce23" table:formula="of:=ABJAD(MIDB([.$A31];3;200);8;1;1)" office:value-type="string" office:string-value="[ا=111][ل=71][ل=71][ه=6]" calcext:value-type="string">
            <text:p>[ا=111][ل=71][ل=71][ه=6]</text:p>
          </table:table-cell>
          <table:table-cell table:style-name="ce15" table:formula="of:=TESBIH([.I31];25;99;33)" office:value-type="string" office:string-value="[2 tur][1X33][28 kalan]" calcext:value-type="string">
            <text:p>[2 tur][1X33][28 kalan]</text:p>
          </table:table-cell>
          <table:table-cell table:style-name="ce6" table:formula="of:=ABJAD(MIDB([.$A31];4;200);9;1)" office:value-type="float" office:value="3140" calcext:value-type="float">
            <text:p>3140</text:p>
          </table:table-cell>
          <table:table-cell table:style-name="ce23" table:formula="of:=ABJAD(MIDB([.$A31];3;200);9;1;1)" office:value-type="string" office:string-value="[ا=13][ل=1091][ل=1091][ه=945]" calcext:value-type="string">
            <text:p>[ا=13][ل=1091][ل=1091][ه=945]</text:p>
          </table:table-cell>
          <table:table-cell table:style-name="ce15" table:formula="of:=TESBIH([.L31];25;99;33)" office:value-type="string" office:string-value="[31 tur][2X33][5 kalan]" calcext:value-type="string">
            <text:p>[31 tur][2X33][5 kalan]</text:p>
          </table:table-cell>
        </table:table-row>
        <table:table-row table:style-name="ro4">
          <table:table-cell table:style-name="ce12" office:value-type="string" calcext:value-type="string">
            <text:p>يا وكيل</text:p>
          </table:table-cell>
          <table:table-cell table:style-name="ce15" office:value-type="string" calcext:value-type="string">
            <text:p>Ya Vekil</text:p>
          </table:table-cell>
          <table:table-cell table:style-name="ce6" table:formula="of:=ABJAD(MIDB([.$A32];4;200);6;1)" office:value-type="float" office:value="30" calcext:value-type="float">
            <text:p>30</text:p>
          </table:table-cell>
          <table:table-cell table:style-name="ce23" table:formula="of:=ABJAD(MIDB([.$A32];3;200);6;1;1)" office:value-type="string" office:string-value="[و=6][ك=8][ي=10][ل=6]" calcext:value-type="string">
            <text:p>[و=6][ك=8][ي=10][ل=6]</text:p>
          </table:table-cell>
          <table:table-cell table:style-name="ce15" table:formula="of:=TESBIH([.C32];25;99;33)" office:value-type="string" office:string-value="[30 kalan]" calcext:value-type="string">
            <text:p>[30 kalan]</text:p>
          </table:table-cell>
          <table:table-cell table:style-name="ce6" table:formula="of:=ABJAD(MIDB([.$A32];4;200);7;1)" office:value-type="float" office:value="66" calcext:value-type="float">
            <text:p>66</text:p>
          </table:table-cell>
          <table:table-cell table:style-name="ce23" table:formula="of:=ABJAD(MIDB([.$A32];3;200);7;1;1)" office:value-type="string" office:string-value="[و=6][ك=20][ي=10][ل=30]" calcext:value-type="string">
            <text:p>[و=6][ك=20][ي=10][ل=30]</text:p>
          </table:table-cell>
          <table:table-cell table:style-name="ce15" table:formula="of:=TESBIH([.F32];25;99;33)" office:value-type="string" office:string-value="[2X33]" calcext:value-type="string">
            <text:p>[2X33]</text:p>
          </table:table-cell>
          <table:table-cell table:style-name="ce6" table:formula="of:=ABJAD(MIDB([.$A32];4;200);8;1)" office:value-type="float" office:value="196" calcext:value-type="float">
            <text:p>196</text:p>
          </table:table-cell>
          <table:table-cell table:style-name="ce23" table:formula="of:=ABJAD(MIDB([.$A32];3;200);8;1;1)" office:value-type="string" office:string-value="[و=13][ك=101][ي=11][ل=71]" calcext:value-type="string">
            <text:p>[و=13][ك=101][ي=11][ل=71]</text:p>
          </table:table-cell>
          <table:table-cell table:style-name="ce15" table:formula="of:=TESBIH([.I32];25;99;33)" office:value-type="string" office:string-value="[1 tur][2X33][31 kalan]" calcext:value-type="string">
            <text:p>[1 tur][2X33][31 kalan]</text:p>
          </table:table-cell>
          <table:table-cell table:style-name="ce6" table:formula="of:=ABJAD(MIDB([.$A32];4;200);9;1)" office:value-type="float" office:value="4401" calcext:value-type="float">
            <text:p>4401</text:p>
          </table:table-cell>
          <table:table-cell table:style-name="ce23" table:formula="of:=ABJAD(MIDB([.$A32];3;200);9;1;1)" office:value-type="string" office:string-value="[و=705][ك=1330][ي=1275][ل=1091]" calcext:value-type="string">
            <text:p>[و=705][ك=1330][ي=1275][ل=1091]</text:p>
          </table:table-cell>
          <table:table-cell table:style-name="ce15" table:formula="of:=TESBIH([.L32];25;99;33)" office:value-type="string" office:string-value="[44 tur][1X33][12 kalan]" calcext:value-type="string">
            <text:p>[44 tur][1X33][12 kalan]</text:p>
          </table:table-cell>
        </table:table-row>
        <table:table-row table:style-name="ro4">
          <table:table-cell table:style-name="ce12" office:value-type="string" calcext:value-type="string">
            <text:p>يا محيط</text:p>
          </table:table-cell>
          <table:table-cell table:style-name="ce15" office:value-type="string" calcext:value-type="string">
            <text:p>Ya Muhiyt</text:p>
          </table:table-cell>
          <table:table-cell table:style-name="ce6" table:formula="of:=ABJAD(MIDB([.$A33];4;200);6;1)" office:value-type="float" office:value="31" calcext:value-type="float">
            <text:p>31</text:p>
          </table:table-cell>
          <table:table-cell table:style-name="ce23" table:formula="of:=ABJAD(MIDB([.$A33];3;200);6;1;1)" office:value-type="string" office:string-value="[م=4][ح=8][ي=10][ط=9]" calcext:value-type="string">
            <text:p>[م=4][ح=8][ي=10][ط=9]</text:p>
          </table:table-cell>
          <table:table-cell table:style-name="ce15" table:formula="of:=TESBIH([.C33];25;99;33)" office:value-type="string" office:string-value="[31 kalan]" calcext:value-type="string">
            <text:p>[31 kalan]</text:p>
          </table:table-cell>
          <table:table-cell table:style-name="ce6" table:formula="of:=ABJAD(MIDB([.$A33];4;200);7;1)" office:value-type="float" office:value="67" calcext:value-type="float">
            <text:p>67</text:p>
          </table:table-cell>
          <table:table-cell table:style-name="ce23" table:formula="of:=ABJAD(MIDB([.$A33];3;200);7;1;1)" office:value-type="string" office:string-value="[م=40][ح=8][ي=10][ط=9]" calcext:value-type="string">
            <text:p>[م=40][ح=8][ي=10][ط=9]</text:p>
          </table:table-cell>
          <table:table-cell table:style-name="ce15" table:formula="of:=TESBIH([.F33];25;99;33)" office:value-type="string" office:string-value="[2X33][1 kalan]" calcext:value-type="string">
            <text:p>[2X33][1 kalan]</text:p>
          </table:table-cell>
          <table:table-cell table:style-name="ce6" table:formula="of:=ABJAD(MIDB([.$A33];4;200);8;1)" office:value-type="float" office:value="120" calcext:value-type="float">
            <text:p>120</text:p>
          </table:table-cell>
          <table:table-cell table:style-name="ce23" table:formula="of:=ABJAD(MIDB([.$A33];3;200);8;1;1)" office:value-type="string" office:string-value="[م=90][ح=9][ي=11][ط=10]" calcext:value-type="string">
            <text:p>[م=90][ح=9][ي=11][ط=10]</text:p>
          </table:table-cell>
          <table:table-cell table:style-name="ce15" table:formula="of:=TESBIH([.I33];25;99;33)" office:value-type="string" office:string-value="[1 tur][21 kalan]" calcext:value-type="string">
            <text:p>[1 tur][21 kalan]</text:p>
          </table:table-cell>
          <table:table-cell table:style-name="ce6" table:formula="of:=ABJAD(MIDB([.$A33];4;200);9;1)" office:value-type="float" office:value="2989" calcext:value-type="float">
            <text:p>2989</text:p>
          </table:table-cell>
          <table:table-cell table:style-name="ce23" table:formula="of:=ABJAD(MIDB([.$A33];3;200);9;1;1)" office:value-type="string" office:string-value="[م=333][ح=606][ي=1275][ط=775]" calcext:value-type="string">
            <text:p>[م=333][ح=606][ي=1275][ط=775]</text:p>
          </table:table-cell>
          <table:table-cell table:style-name="ce15" table:formula="of:=TESBIH([.L33];25;99;33)" office:value-type="string" office:string-value="[30 tur][19 kalan]" calcext:value-type="string">
            <text:p>[30 tur][19 kalan]</text:p>
          </table:table-cell>
        </table:table-row>
        <table:table-row table:style-name="ro4">
          <table:table-cell table:style-name="ce12" office:value-type="string" calcext:value-type="string">
            <text:p>يا محيي</text:p>
          </table:table-cell>
          <table:table-cell table:style-name="ce15" office:value-type="string" calcext:value-type="string">
            <text:p>Ya Muhyi</text:p>
          </table:table-cell>
          <table:table-cell table:style-name="ce6" table:formula="of:=ABJAD(MIDB([.$A34];4;200);6;1)" office:value-type="float" office:value="32" calcext:value-type="float">
            <text:p>32</text:p>
          </table:table-cell>
          <table:table-cell table:style-name="ce23" table:formula="of:=ABJAD(MIDB([.$A34];3;200);6;1;1)" office:value-type="string" office:string-value="[م=4][ح=8][ي=10][ي=10]" calcext:value-type="string">
            <text:p>[م=4][ح=8][ي=10][ي=10]</text:p>
          </table:table-cell>
          <table:table-cell table:style-name="ce15" table:formula="of:=TESBIH([.C34];25;99;33)" office:value-type="string" office:string-value="[32 kalan]" calcext:value-type="string">
            <text:p>[32 kalan]</text:p>
          </table:table-cell>
          <table:table-cell table:style-name="ce6" table:formula="of:=ABJAD(MIDB([.$A34];4;200);7;1)" office:value-type="float" office:value="68" calcext:value-type="float">
            <text:p>68</text:p>
          </table:table-cell>
          <table:table-cell table:style-name="ce23" table:formula="of:=ABJAD(MIDB([.$A34];3;200);7;1;1)" office:value-type="string" office:string-value="[م=40][ح=8][ي=10][ي=10]" calcext:value-type="string">
            <text:p>[م=40][ح=8][ي=10][ي=10]</text:p>
          </table:table-cell>
          <table:table-cell table:style-name="ce15" table:formula="of:=TESBIH([.F34];25;99;33)" office:value-type="string" office:string-value="[2X33][2 kalan]" calcext:value-type="string">
            <text:p>[2X33][2 kalan]</text:p>
          </table:table-cell>
          <table:table-cell table:style-name="ce6" table:formula="of:=ABJAD(MIDB([.$A34];4;200);8;1)" office:value-type="float" office:value="121" calcext:value-type="float">
            <text:p>121</text:p>
          </table:table-cell>
          <table:table-cell table:style-name="ce23" table:formula="of:=ABJAD(MIDB([.$A34];3;200);8;1;1)" office:value-type="string" office:string-value="[م=90][ح=9][ي=11][ي=11]" calcext:value-type="string">
            <text:p>[م=90][ح=9][ي=11][ي=11]</text:p>
          </table:table-cell>
          <table:table-cell table:style-name="ce15" table:formula="of:=TESBIH([.I34];25;99;33)" office:value-type="string" office:string-value="[1 tur][22 kalan]" calcext:value-type="string">
            <text:p>[1 tur][22 kalan]</text:p>
          </table:table-cell>
          <table:table-cell table:style-name="ce6" table:formula="of:=ABJAD(MIDB([.$A34];4;200);9;1)" office:value-type="float" office:value="3489" calcext:value-type="float">
            <text:p>3489</text:p>
          </table:table-cell>
          <table:table-cell table:style-name="ce23" table:formula="of:=ABJAD(MIDB([.$A34];3;200);9;1;1)" office:value-type="string" office:string-value="[م=333][ح=606][ي=1275][ي=1275]" calcext:value-type="string">
            <text:p>[م=333][ح=606][ي=1275][ي=1275]</text:p>
          </table:table-cell>
          <table:table-cell table:style-name="ce15" table:formula="of:=TESBIH([.L34];25;99;33)" office:value-type="string" office:string-value="[35 tur][24 kalan]" calcext:value-type="string">
            <text:p>[35 tur][24 kalan]</text:p>
          </table:table-cell>
        </table:table-row>
        <table:table-row table:style-name="ro3">
          <table:table-cell table:style-name="ce12" office:value-type="string" calcext:value-type="string">
            <text:p>يا حكم</text:p>
          </table:table-cell>
          <table:table-cell table:style-name="ce15" office:value-type="string" calcext:value-type="string">
            <text:p>Ya Hakem</text:p>
          </table:table-cell>
          <table:table-cell table:style-name="ce6" table:formula="of:=ABJAD(MIDB([.$A35];4;200);6;1)" office:value-type="float" office:value="20" calcext:value-type="float">
            <text:p>20</text:p>
          </table:table-cell>
          <table:table-cell table:style-name="ce23" table:formula="of:=ABJAD(MIDB([.$A35];3;200);6;1;1)" office:value-type="string" office:string-value="[ح=8][ك=8][م=4]" calcext:value-type="string">
            <text:p>[ح=8][ك=8][م=4]</text:p>
          </table:table-cell>
          <table:table-cell table:style-name="ce15" table:formula="of:=TESBIH([.C35];25;99;33)" office:value-type="string" office:string-value="[4 tur][4 kalan]" calcext:value-type="string">
            <text:p>[4 tur][4 kalan]</text:p>
          </table:table-cell>
          <table:table-cell table:style-name="ce6" table:formula="of:=ABJAD(MIDB([.$A35];4;200);7;1)" office:value-type="float" office:value="68" calcext:value-type="float">
            <text:p>68</text:p>
          </table:table-cell>
          <table:table-cell table:style-name="ce23" table:formula="of:=ABJAD(MIDB([.$A35];3;200);7;1;1)" office:value-type="string" office:string-value="[ح=8][ك=20][م=40]" calcext:value-type="string">
            <text:p>[ح=8][ك=20][م=40]</text:p>
          </table:table-cell>
          <table:table-cell table:style-name="ce15" table:formula="of:=TESBIH([.F35];25;99;33)" office:value-type="string" office:string-value="[2X33][2 kalan]" calcext:value-type="string">
            <text:p>[2X33][2 kalan]</text:p>
          </table:table-cell>
          <table:table-cell table:style-name="ce6" table:formula="of:=ABJAD(MIDB([.$A35];4;200);8;1)" office:value-type="float" office:value="200" calcext:value-type="float">
            <text:p>200</text:p>
          </table:table-cell>
          <table:table-cell table:style-name="ce23" table:formula="of:=ABJAD(MIDB([.$A35];3;200);8;1;1)" office:value-type="string" office:string-value="[ح=9][ك=101][م=90]" calcext:value-type="string">
            <text:p>[ح=9][ك=101][م=90]</text:p>
          </table:table-cell>
          <table:table-cell table:style-name="ce15" table:formula="of:=TESBIH([.I35];25;99;33)" office:value-type="string" office:string-value="[2 tur][2 kalan]" calcext:value-type="string">
            <text:p>[2 tur][2 kalan]</text:p>
          </table:table-cell>
          <table:table-cell table:style-name="ce6" table:formula="of:=ABJAD(MIDB([.$A35];4;200);9;1)" office:value-type="float" office:value="2269" calcext:value-type="float">
            <text:p>2269</text:p>
          </table:table-cell>
          <table:table-cell table:style-name="ce23" table:formula="of:=ABJAD(MIDB([.$A35];3;200);9;1;1)" office:value-type="string" office:string-value="[ح=606][ك=1330][م=333]" calcext:value-type="string">
            <text:p>[ح=606][ك=1330][م=333]</text:p>
          </table:table-cell>
          <table:table-cell table:style-name="ce15" table:formula="of:=TESBIH([.L35];25;99;33)" office:value-type="string" office:string-value="[22 tur][2X33][25 kalan]" calcext:value-type="string">
            <text:p>[22 tur][2X33][25 kalan]</text:p>
          </table:table-cell>
        </table:table-row>
        <table:table-row table:style-name="ro3">
          <table:table-cell table:style-name="ce12" office:value-type="string" calcext:value-type="string">
            <text:p>يا أحكم</text:p>
          </table:table-cell>
          <table:table-cell table:style-name="ce15" office:value-type="string" calcext:value-type="string">
            <text:p>Ya Ahkem</text:p>
          </table:table-cell>
          <table:table-cell table:style-name="ce6" table:formula="of:=ABJAD(MIDB([.$A36];4;200);6;1)" office:value-type="float" office:value="21" calcext:value-type="float">
            <text:p>21</text:p>
          </table:table-cell>
          <table:table-cell table:style-name="ce23" table:formula="of:=ABJAD(MIDB([.$A36];3;200);6;1;1)" office:value-type="string" office:string-value="[ا=1][ح=8][ك=8][م=4]" calcext:value-type="string">
            <text:p>[ا=1][ح=8][ك=8][م=4]</text:p>
          </table:table-cell>
          <table:table-cell table:style-name="ce15" table:formula="of:=TESBIH([.C36];25;99;33)" office:value-type="string" office:string-value="[4 tur][1X33][12 kalan]" calcext:value-type="string">
            <text:p>[4 tur][1X33][12 kalan]</text:p>
          </table:table-cell>
          <table:table-cell table:style-name="ce6" table:formula="of:=ABJAD(MIDB([.$A36];4;200);7;1)" office:value-type="float" office:value="69" calcext:value-type="float">
            <text:p>69</text:p>
          </table:table-cell>
          <table:table-cell table:style-name="ce23" table:formula="of:=ABJAD(MIDB([.$A36];3;200);7;1;1)" office:value-type="string" office:string-value="[ا=1][ح=8][ك=20][م=40]" calcext:value-type="string">
            <text:p>[ا=1][ح=8][ك=20][م=40]</text:p>
          </table:table-cell>
          <table:table-cell table:style-name="ce15" table:formula="of:=TESBIH([.F36];25;99;33)" office:value-type="string" office:string-value="[2X33][3 kalan]" calcext:value-type="string">
            <text:p>[2X33][3 kalan]</text:p>
          </table:table-cell>
          <table:table-cell table:style-name="ce6" table:formula="of:=ABJAD(MIDB([.$A36];4;200);8;1)" office:value-type="float" office:value="311" calcext:value-type="float">
            <text:p>311</text:p>
          </table:table-cell>
          <table:table-cell table:style-name="ce23" table:formula="of:=ABJAD(MIDB([.$A36];3;200);8;1;1)" office:value-type="string" office:string-value="[ا=111][ح=9][ك=101][م=90]" calcext:value-type="string">
            <text:p>[ا=111][ح=9][ك=101][م=90]</text:p>
          </table:table-cell>
          <table:table-cell table:style-name="ce15" table:formula="of:=TESBIH([.I36];25;99;33)" office:value-type="string" office:string-value="[3 tur][14 kalan]" calcext:value-type="string">
            <text:p>[3 tur][14 kalan]</text:p>
          </table:table-cell>
          <table:table-cell table:style-name="ce6" table:formula="of:=ABJAD(MIDB([.$A36];4;200);9;1)" office:value-type="float" office:value="2282" calcext:value-type="float">
            <text:p>2282</text:p>
          </table:table-cell>
          <table:table-cell table:style-name="ce23" table:formula="of:=ABJAD(MIDB([.$A36];3;200);9;1;1)" office:value-type="string" office:string-value="[ا=13][ح=606][ك=1330][م=333]" calcext:value-type="string">
            <text:p>[ا=13][ح=606][ك=1330][م=333]</text:p>
          </table:table-cell>
          <table:table-cell table:style-name="ce15" table:formula="of:=TESBIH([.L36];25;99;33)" office:value-type="string" office:string-value="[23 tur][5 kalan]" calcext:value-type="string">
            <text:p>[23 tur][5 kalan]</text:p>
          </table:table-cell>
        </table:table-row>
        <table:table-row table:style-name="ro3">
          <table:table-cell table:style-name="ce12" office:value-type="string" calcext:value-type="string">
            <text:p>يا حاكم</text:p>
          </table:table-cell>
          <table:table-cell table:style-name="ce15" office:value-type="string" calcext:value-type="string">
            <text:p>Ya Hakim</text:p>
          </table:table-cell>
          <table:table-cell table:style-name="ce6" table:formula="of:=ABJAD(MIDB([.$A37];4;200);6;1)" office:value-type="float" office:value="21" calcext:value-type="float">
            <text:p>21</text:p>
          </table:table-cell>
          <table:table-cell table:style-name="ce23" table:formula="of:=ABJAD(MIDB([.$A37];3;200);6;1;1)" office:value-type="string" office:string-value="[ح=8][ا=1][ك=8][م=4]" calcext:value-type="string">
            <text:p>[ح=8][ا=1][ك=8][م=4]</text:p>
          </table:table-cell>
          <table:table-cell table:style-name="ce15" table:formula="of:=TESBIH([.C37];25;99;33)" office:value-type="string" office:string-value="[4 tur][1X33][12 kalan]" calcext:value-type="string">
            <text:p>[4 tur][1X33][12 kalan]</text:p>
          </table:table-cell>
          <table:table-cell table:style-name="ce6" table:formula="of:=ABJAD(MIDB([.$A37];4;200);7;1)" office:value-type="float" office:value="69" calcext:value-type="float">
            <text:p>69</text:p>
          </table:table-cell>
          <table:table-cell table:style-name="ce23" table:formula="of:=ABJAD(MIDB([.$A37];3;200);7;1;1)" office:value-type="string" office:string-value="[ح=8][ا=1][ك=20][م=40]" calcext:value-type="string">
            <text:p>[ح=8][ا=1][ك=20][م=40]</text:p>
          </table:table-cell>
          <table:table-cell table:style-name="ce15" table:formula="of:=TESBIH([.F37];25;99;33)" office:value-type="string" office:string-value="[2X33][3 kalan]" calcext:value-type="string">
            <text:p>[2X33][3 kalan]</text:p>
          </table:table-cell>
          <table:table-cell table:style-name="ce6" table:formula="of:=ABJAD(MIDB([.$A37];4;200);8;1)" office:value-type="float" office:value="311" calcext:value-type="float">
            <text:p>311</text:p>
          </table:table-cell>
          <table:table-cell table:style-name="ce23" table:formula="of:=ABJAD(MIDB([.$A37];3;200);8;1;1)" office:value-type="string" office:string-value="[ح=9][ا=111][ك=101][م=90]" calcext:value-type="string">
            <text:p>[ح=9][ا=111][ك=101][م=90]</text:p>
          </table:table-cell>
          <table:table-cell table:style-name="ce15" table:formula="of:=TESBIH([.I37];25;99;33)" office:value-type="string" office:string-value="[3 tur][14 kalan]" calcext:value-type="string">
            <text:p>[3 tur][14 kalan]</text:p>
          </table:table-cell>
          <table:table-cell table:style-name="ce6" table:formula="of:=ABJAD(MIDB([.$A37];4;200);9;1)" office:value-type="float" office:value="2282" calcext:value-type="float">
            <text:p>2282</text:p>
          </table:table-cell>
          <table:table-cell table:style-name="ce23" table:formula="of:=ABJAD(MIDB([.$A37];3;200);9;1;1)" office:value-type="string" office:string-value="[ح=606][ا=13][ك=1330][م=333]" calcext:value-type="string">
            <text:p>[ح=606][ا=13][ك=1330][م=333]</text:p>
          </table:table-cell>
          <table:table-cell table:style-name="ce15" table:formula="of:=TESBIH([.L37];25;99;33)" office:value-type="string" office:string-value="[23 tur][5 kalan]" calcext:value-type="string">
            <text:p>[23 tur][5 kalan]</text:p>
          </table:table-cell>
        </table:table-row>
        <table:table-row table:style-name="ro3">
          <table:table-cell table:style-name="ce12" office:value-type="string" calcext:value-type="string">
            <text:p>يا حاسب</text:p>
          </table:table-cell>
          <table:table-cell table:style-name="ce15" office:value-type="string" calcext:value-type="string">
            <text:p>Ya Hasib</text:p>
          </table:table-cell>
          <table:table-cell table:style-name="ce6" table:formula="of:=ABJAD(MIDB([.$A38];4;200);6;1)" office:value-type="float" office:value="11" calcext:value-type="float">
            <text:p>11</text:p>
          </table:table-cell>
          <table:table-cell table:style-name="ce23" table:formula="of:=ABJAD(MIDB([.$A38];3;200);6;1;1)" office:value-type="string" office:string-value="[ح=8][ا=1][س=0][ب=2]" calcext:value-type="string">
            <text:p>[ح=8][ا=1][س=0][ب=2]</text:p>
          </table:table-cell>
          <table:table-cell table:style-name="ce15" table:formula="of:=TESBIH([.C38];25;99;33)" office:value-type="string" office:string-value="[1 tur][22 kalan]" calcext:value-type="string">
            <text:p>[1 tur][22 kalan]</text:p>
          </table:table-cell>
          <table:table-cell table:style-name="ce6" table:formula="of:=ABJAD(MIDB([.$A38];4;200);7;1)" office:value-type="float" office:value="311" calcext:value-type="float">
            <text:p>311</text:p>
          </table:table-cell>
          <table:table-cell table:style-name="ce23" table:formula="of:=ABJAD(MIDB([.$A38];3;200);7;1;1)" office:value-type="string" office:string-value="[ح=8][ا=1][س=300][ب=2]" calcext:value-type="string">
            <text:p>[ح=8][ا=1][س=300][ب=2]</text:p>
          </table:table-cell>
          <table:table-cell table:style-name="ce15" table:formula="of:=TESBIH([.F38];25;99;33)" office:value-type="string" office:string-value="[3 tur][14 kalan]" calcext:value-type="string">
            <text:p>[3 tur][14 kalan]</text:p>
          </table:table-cell>
          <table:table-cell table:style-name="ce6" table:formula="of:=ABJAD(MIDB([.$A38];4;200);8;1)" office:value-type="float" office:value="483" calcext:value-type="float">
            <text:p>483</text:p>
          </table:table-cell>
          <table:table-cell table:style-name="ce23" table:formula="of:=ABJAD(MIDB([.$A38];3;200);8;1;1)" office:value-type="string" office:string-value="[ح=9][ا=111][س=360][ب=3]" calcext:value-type="string">
            <text:p>[ح=9][ا=111][س=360][ب=3]</text:p>
          </table:table-cell>
          <table:table-cell table:style-name="ce15" table:formula="of:=TESBIH([.I38];25;99;33)" office:value-type="string" office:string-value="[4 tur][2X33][21 kalan]" calcext:value-type="string">
            <text:p>[4 tur][2X33][21 kalan]</text:p>
          </table:table-cell>
          <table:table-cell table:style-name="ce6" table:formula="of:=ABJAD(MIDB([.$A38];4;200);9;1)" office:value-type="float" office:value="2309" calcext:value-type="float">
            <text:p>2309</text:p>
          </table:table-cell>
          <table:table-cell table:style-name="ce23" table:formula="of:=ABJAD(MIDB([.$A38];3;200);9;1;1)" office:value-type="string" office:string-value="[ح=606][ا=13][س=1088][ب=602]" calcext:value-type="string">
            <text:p>[ح=606][ا=13][س=1088][ب=602]</text:p>
          </table:table-cell>
          <table:table-cell table:style-name="ce15" table:formula="of:=TESBIH([.L38];25;99;33)" office:value-type="string" office:string-value="[23 tur][32 kalan]" calcext:value-type="string">
            <text:p>[23 tur][32 kalan]</text:p>
          </table:table-cell>
        </table:table-row>
        <table:table-row table:style-name="ro3">
          <table:table-cell table:style-name="ce12" office:value-type="string" calcext:value-type="string">
            <text:p>يا باسط</text:p>
          </table:table-cell>
          <table:table-cell table:style-name="ce15" office:value-type="string" calcext:value-type="string">
            <text:p>Ya Basıt</text:p>
          </table:table-cell>
          <table:table-cell table:style-name="ce6" table:formula="of:=ABJAD(MIDB([.$A39];4;200);6;1)" office:value-type="float" office:value="12" calcext:value-type="float">
            <text:p>12</text:p>
          </table:table-cell>
          <table:table-cell table:style-name="ce23" table:formula="of:=ABJAD(MIDB([.$A39];3;200);6;1;1)" office:value-type="string" office:string-value="[ب=2][ا=1][س=0][ط=9]" calcext:value-type="string">
            <text:p>[ب=2][ا=1][س=0][ط=9]</text:p>
          </table:table-cell>
          <table:table-cell table:style-name="ce15" table:formula="of:=TESBIH([.C39];25;99;33)" office:value-type="string" office:string-value="[1 tur][1X33][12 kalan]" calcext:value-type="string">
            <text:p>[1 tur][1X33][12 kalan]</text:p>
          </table:table-cell>
          <table:table-cell table:style-name="ce6" table:formula="of:=ABJAD(MIDB([.$A39];4;200);7;1)" office:value-type="float" office:value="312" calcext:value-type="float">
            <text:p>312</text:p>
          </table:table-cell>
          <table:table-cell table:style-name="ce23" table:formula="of:=ABJAD(MIDB([.$A39];3;200);7;1;1)" office:value-type="string" office:string-value="[ب=2][ا=1][س=300][ط=9]" calcext:value-type="string">
            <text:p>[ب=2][ا=1][س=300][ط=9]</text:p>
          </table:table-cell>
          <table:table-cell table:style-name="ce15" table:formula="of:=TESBIH([.F39];25;99;33)" office:value-type="string" office:string-value="[3 tur][15 kalan]" calcext:value-type="string">
            <text:p>[3 tur][15 kalan]</text:p>
          </table:table-cell>
          <table:table-cell table:style-name="ce6" table:formula="of:=ABJAD(MIDB([.$A39];4;200);8;1)" office:value-type="float" office:value="484" calcext:value-type="float">
            <text:p>484</text:p>
          </table:table-cell>
          <table:table-cell table:style-name="ce23" table:formula="of:=ABJAD(MIDB([.$A39];3;200);8;1;1)" office:value-type="string" office:string-value="[ب=3][ا=111][س=360][ط=10]" calcext:value-type="string">
            <text:p>[ب=3][ا=111][س=360][ط=10]</text:p>
          </table:table-cell>
          <table:table-cell table:style-name="ce15" table:formula="of:=TESBIH([.I39];25;99;33)" office:value-type="string" office:string-value="[4 tur][2X33][22 kalan]" calcext:value-type="string">
            <text:p>[4 tur][2X33][22 kalan]</text:p>
          </table:table-cell>
          <table:table-cell table:style-name="ce6" table:formula="of:=ABJAD(MIDB([.$A39];4;200);9;1)" office:value-type="float" office:value="2478" calcext:value-type="float">
            <text:p>2478</text:p>
          </table:table-cell>
          <table:table-cell table:style-name="ce23" table:formula="of:=ABJAD(MIDB([.$A39];3;200);9;1;1)" office:value-type="string" office:string-value="[ب=602][ا=13][س=1088][ط=775]" calcext:value-type="string">
            <text:p>[ب=602][ا=13][س=1088][ط=775]</text:p>
          </table:table-cell>
          <table:table-cell table:style-name="ce15" table:formula="of:=TESBIH([.L39];25;99;33)" office:value-type="string" office:string-value="[25 tur][3 kalan]" calcext:value-type="string">
            <text:p>[25 tur][3 kalan]</text:p>
          </table:table-cell>
        </table:table-row>
        <table:table-row table:style-name="ro4">
          <table:table-cell table:style-name="ce12" office:value-type="string" calcext:value-type="string">
            <text:p>يا جليل</text:p>
          </table:table-cell>
          <table:table-cell table:style-name="ce15" office:value-type="string" calcext:value-type="string">
            <text:p>Ya Celil</text:p>
          </table:table-cell>
          <table:table-cell table:style-name="ce6" table:formula="of:=ABJAD(MIDB([.$A40];4;200);6;1)" office:value-type="float" office:value="25" calcext:value-type="float">
            <text:p>25</text:p>
          </table:table-cell>
          <table:table-cell table:style-name="ce23" table:formula="of:=ABJAD(MIDB([.$A40];3;200);6;1;1)" office:value-type="string" office:string-value="[ج=3][ل=6][ي=10][ل=6]" calcext:value-type="string">
            <text:p>[ج=3][ل=6][ي=10][ل=6]</text:p>
          </table:table-cell>
          <table:table-cell table:style-name="ce15" table:formula="of:=TESBIH([.C40];25;99;33)" office:value-type="string" office:string-value="[25 kalan]" calcext:value-type="string">
            <text:p>[25 kalan]</text:p>
          </table:table-cell>
          <table:table-cell table:style-name="ce6" table:formula="of:=ABJAD(MIDB([.$A40];4;200);7;1)" office:value-type="float" office:value="73" calcext:value-type="float">
            <text:p>73</text:p>
          </table:table-cell>
          <table:table-cell table:style-name="ce23" table:formula="of:=ABJAD(MIDB([.$A40];3;200);7;1;1)" office:value-type="string" office:string-value="[ج=3][ل=30][ي=10][ل=30]" calcext:value-type="string">
            <text:p>[ج=3][ل=30][ي=10][ل=30]</text:p>
          </table:table-cell>
          <table:table-cell table:style-name="ce15" table:formula="of:=TESBIH([.F40];25;99;33)" office:value-type="string" office:string-value="[2X33][7 kalan]" calcext:value-type="string">
            <text:p>[2X33][7 kalan]</text:p>
          </table:table-cell>
          <table:table-cell table:style-name="ce6" table:formula="of:=ABJAD(MIDB([.$A40];4;200);8;1)" office:value-type="float" office:value="206" calcext:value-type="float">
            <text:p>206</text:p>
          </table:table-cell>
          <table:table-cell table:style-name="ce23" table:formula="of:=ABJAD(MIDB([.$A40];3;200);8;1;1)" office:value-type="string" office:string-value="[ج=53][ل=71][ي=11][ل=71]" calcext:value-type="string">
            <text:p>[ج=53][ل=71][ي=11][ل=71]</text:p>
          </table:table-cell>
          <table:table-cell table:style-name="ce15" table:formula="of:=TESBIH([.I40];25;99;33)" office:value-type="string" office:string-value="[2 tur][8 kalan]" calcext:value-type="string">
            <text:p>[2 tur][8 kalan]</text:p>
          </table:table-cell>
          <table:table-cell table:style-name="ce6" table:formula="of:=ABJAD(MIDB([.$A40];4;200);9;1)" office:value-type="float" office:value="4493" calcext:value-type="float">
            <text:p>4493</text:p>
          </table:table-cell>
          <table:table-cell table:style-name="ce23" table:formula="of:=ABJAD(MIDB([.$A40];3;200);9;1;1)" office:value-type="string" office:string-value="[ج=1036][ل=1091][ي=1275][ل=1091]" calcext:value-type="string">
            <text:p>[ج=1036][ل=1091][ي=1275][ل=1091]</text:p>
          </table:table-cell>
          <table:table-cell table:style-name="ce15" table:formula="of:=TESBIH([.L40];25;99;33)" office:value-type="string" office:string-value="[45 tur][1X33][5 kalan]" calcext:value-type="string">
            <text:p>[45 tur][1X33][5 kalan]</text:p>
          </table:table-cell>
        </table:table-row>
        <table:table-row table:style-name="ro3">
          <table:table-cell table:style-name="ce12" office:value-type="string" calcext:value-type="string">
            <text:p>يا سيد</text:p>
          </table:table-cell>
          <table:table-cell table:style-name="ce15" office:value-type="string" calcext:value-type="string">
            <text:p>Ya Seyyid</text:p>
          </table:table-cell>
          <table:table-cell table:style-name="ce6" table:formula="of:=ABJAD(MIDB([.$A41];4;200);6;1)" office:value-type="float" office:value="14" calcext:value-type="float">
            <text:p>14</text:p>
          </table:table-cell>
          <table:table-cell table:style-name="ce23" table:formula="of:=ABJAD(MIDB([.$A41];3;200);6;1;1)" office:value-type="string" office:string-value="[س=0][ي=10][د=4]" calcext:value-type="string">
            <text:p>[س=0][ي=10][د=4]</text:p>
          </table:table-cell>
          <table:table-cell table:style-name="ce15" table:formula="of:=TESBIH([.C41];25;99;33)" office:value-type="string" office:string-value="[1 tur][2X33][31 kalan]" calcext:value-type="string">
            <text:p>[1 tur][2X33][31 kalan]</text:p>
          </table:table-cell>
          <table:table-cell table:style-name="ce6" table:formula="of:=ABJAD(MIDB([.$A41];4;200);7;1)" office:value-type="float" office:value="314" calcext:value-type="float">
            <text:p>314</text:p>
          </table:table-cell>
          <table:table-cell table:style-name="ce23" table:formula="of:=ABJAD(MIDB([.$A41];3;200);7;1;1)" office:value-type="string" office:string-value="[س=300][ي=10][د=4]" calcext:value-type="string">
            <text:p>[س=300][ي=10][د=4]</text:p>
          </table:table-cell>
          <table:table-cell table:style-name="ce15" table:formula="of:=TESBIH([.F41];25;99;33)" office:value-type="string" office:string-value="[3 tur][17 kalan]" calcext:value-type="string">
            <text:p>[3 tur][17 kalan]</text:p>
          </table:table-cell>
          <table:table-cell table:style-name="ce6" table:formula="of:=ABJAD(MIDB([.$A41];4;200);8;1)" office:value-type="float" office:value="406" calcext:value-type="float">
            <text:p>406</text:p>
          </table:table-cell>
          <table:table-cell table:style-name="ce23" table:formula="of:=ABJAD(MIDB([.$A41];3;200);8;1;1)" office:value-type="string" office:string-value="[س=360][ي=11][د=35]" calcext:value-type="string">
            <text:p>[س=360][ي=11][د=35]</text:p>
          </table:table-cell>
          <table:table-cell table:style-name="ce15" table:formula="of:=TESBIH([.I41];25;99;33)" office:value-type="string" office:string-value="[4 tur][10 kalan]" calcext:value-type="string">
            <text:p>[4 tur][10 kalan]</text:p>
          </table:table-cell>
          <table:table-cell table:style-name="ce6" table:formula="of:=ABJAD(MIDB([.$A41];4;200);9;1)" office:value-type="float" office:value="2641" calcext:value-type="float">
            <text:p>2641</text:p>
          </table:table-cell>
          <table:table-cell table:style-name="ce23" table:formula="of:=ABJAD(MIDB([.$A41];3;200);9;1;1)" office:value-type="string" office:string-value="[س=1088][ي=1275][د=278]" calcext:value-type="string">
            <text:p>[س=1088][ي=1275][د=278]</text:p>
          </table:table-cell>
          <table:table-cell table:style-name="ce15" table:formula="of:=TESBIH([.L41];25;99;33)" office:value-type="string" office:string-value="[26 tur][2X33][1 kalan]" calcext:value-type="string">
            <text:p>[26 tur][2X33][1 kalan]</text:p>
          </table:table-cell>
        </table:table-row>
        <table:table-row table:style-name="ro4">
          <table:table-cell table:style-name="ce12" office:value-type="string" calcext:value-type="string">
            <text:p>يا سبوح</text:p>
          </table:table-cell>
          <table:table-cell table:style-name="ce15" office:value-type="string" calcext:value-type="string">
            <text:p>Ya Subbuh</text:p>
          </table:table-cell>
          <table:table-cell table:style-name="ce6" table:formula="of:=ABJAD(MIDB([.$A42];4;200);6;1)" office:value-type="float" office:value="16" calcext:value-type="float">
            <text:p>16</text:p>
          </table:table-cell>
          <table:table-cell table:style-name="ce23" table:formula="of:=ABJAD(MIDB([.$A42];3;200);6;1;1)" office:value-type="string" office:string-value="[س=0][ب=2][و=6][ح=8]" calcext:value-type="string">
            <text:p>[س=0][ب=2][و=6][ح=8]</text:p>
          </table:table-cell>
          <table:table-cell table:style-name="ce15" table:formula="of:=TESBIH([.C42];25;99;33)" office:value-type="string" office:string-value="[2 tur][1X33][25 kalan]" calcext:value-type="string">
            <text:p>[2 tur][1X33][25 kalan]</text:p>
          </table:table-cell>
          <table:table-cell table:style-name="ce6" table:formula="of:=ABJAD(MIDB([.$A42];4;200);7;1)" office:value-type="float" office:value="316" calcext:value-type="float">
            <text:p>316</text:p>
          </table:table-cell>
          <table:table-cell table:style-name="ce23" table:formula="of:=ABJAD(MIDB([.$A42];3;200);7;1;1)" office:value-type="string" office:string-value="[س=300][ب=2][و=6][ح=8]" calcext:value-type="string">
            <text:p>[س=300][ب=2][و=6][ح=8]</text:p>
          </table:table-cell>
          <table:table-cell table:style-name="ce15" table:formula="of:=TESBIH([.F42];25;99;33)" office:value-type="string" office:string-value="[3 tur][19 kalan]" calcext:value-type="string">
            <text:p>[3 tur][19 kalan]</text:p>
          </table:table-cell>
          <table:table-cell table:style-name="ce6" table:formula="of:=ABJAD(MIDB([.$A42];4;200);8;1)" office:value-type="float" office:value="385" calcext:value-type="float">
            <text:p>385</text:p>
          </table:table-cell>
          <table:table-cell table:style-name="ce23" table:formula="of:=ABJAD(MIDB([.$A42];3;200);8;1;1)" office:value-type="string" office:string-value="[س=360][ب=3][و=13][ح=9]" calcext:value-type="string">
            <text:p>[س=360][ب=3][و=13][ح=9]</text:p>
          </table:table-cell>
          <table:table-cell table:style-name="ce15" table:formula="of:=TESBIH([.I42];25;99;33)" office:value-type="string" office:string-value="[3 tur][2X33][22 kalan]" calcext:value-type="string">
            <text:p>[3 tur][2X33][22 kalan]</text:p>
          </table:table-cell>
          <table:table-cell table:style-name="ce6" table:formula="of:=ABJAD(MIDB([.$A42];4;200);9;1)" office:value-type="float" office:value="3001" calcext:value-type="float">
            <text:p>3001</text:p>
          </table:table-cell>
          <table:table-cell table:style-name="ce23" table:formula="of:=ABJAD(MIDB([.$A42];3;200);9;1;1)" office:value-type="string" office:string-value="[س=1088][ب=602][و=705][ح=606]" calcext:value-type="string">
            <text:p>[س=1088][ب=602][و=705][ح=606]</text:p>
          </table:table-cell>
          <table:table-cell table:style-name="ce15" table:formula="of:=TESBIH([.L42];25;99;33)" office:value-type="string" office:string-value="[30 tur][31 kalan]" calcext:value-type="string">
            <text:p>[30 tur][31 kalan]</text:p>
          </table:table-cell>
        </table:table-row>
        <table:table-row table:style-name="ro3">
          <table:table-cell table:style-name="ce12" office:value-type="string" calcext:value-type="string">
            <text:p>يا مولى</text:p>
          </table:table-cell>
          <table:table-cell table:style-name="ce15" office:value-type="string" calcext:value-type="string">
            <text:p>Ya Mevla</text:p>
          </table:table-cell>
          <table:table-cell table:style-name="ce6" table:formula="of:=ABJAD(MIDB([.$A43];4;200);6;1)" office:value-type="float" office:value="17" calcext:value-type="float">
            <text:p>17</text:p>
          </table:table-cell>
          <table:table-cell table:style-name="ce23" table:formula="of:=ABJAD(MIDB([.$A43];3;200);6;1;1)" office:value-type="string" office:string-value="[م=4][و=6][ل=6][ى=1]" calcext:value-type="string">
            <text:p>[م=4][و=6][ل=6][ى=1]</text:p>
          </table:table-cell>
          <table:table-cell table:style-name="ce15" table:formula="of:=TESBIH([.C43];25;99;33)" office:value-type="string" office:string-value="[2 tur][2X33][25 kalan]" calcext:value-type="string">
            <text:p>[2 tur][2X33][25 kalan]</text:p>
          </table:table-cell>
          <table:table-cell table:style-name="ce6" table:formula="of:=ABJAD(MIDB([.$A43];4;200);7;1)" office:value-type="float" office:value="77" calcext:value-type="float">
            <text:p>77</text:p>
          </table:table-cell>
          <table:table-cell table:style-name="ce23" table:formula="of:=ABJAD(MIDB([.$A43];3;200);7;1;1)" office:value-type="string" office:string-value="[م=40][و=6][ل=30][ى=1]" calcext:value-type="string">
            <text:p>[م=40][و=6][ل=30][ى=1]</text:p>
          </table:table-cell>
          <table:table-cell table:style-name="ce15" table:formula="of:=TESBIH([.F43];25;99;33)" office:value-type="string" office:string-value="[2X33][11 kalan]" calcext:value-type="string">
            <text:p>[2X33][11 kalan]</text:p>
          </table:table-cell>
          <table:table-cell table:style-name="ce6" table:formula="of:=ABJAD(MIDB([.$A43];4;200);8;1)" office:value-type="float" office:value="285" calcext:value-type="float">
            <text:p>285</text:p>
          </table:table-cell>
          <table:table-cell table:style-name="ce23" table:formula="of:=ABJAD(MIDB([.$A43];3;200);8;1;1)" office:value-type="string" office:string-value="[م=90][و=13][ل=71][ى=111]" calcext:value-type="string">
            <text:p>[م=90][و=13][ل=71][ى=111]</text:p>
          </table:table-cell>
          <table:table-cell table:style-name="ce15" table:formula="of:=TESBIH([.I43];25;99;33)" office:value-type="string" office:string-value="[2 tur][2X33][21 kalan]" calcext:value-type="string">
            <text:p>[2 tur][2X33][21 kalan]</text:p>
          </table:table-cell>
          <table:table-cell table:style-name="ce6" table:formula="of:=ABJAD(MIDB([.$A43];4;200);9;1)" office:value-type="float" office:value="2142" calcext:value-type="float">
            <text:p>2142</text:p>
          </table:table-cell>
          <table:table-cell table:style-name="ce23" table:formula="of:=ABJAD(MIDB([.$A43];3;200);9;1;1)" office:value-type="string" office:string-value="[م=333][و=705][ل=1091][ى=13]" calcext:value-type="string">
            <text:p>[م=333][و=705][ل=1091][ى=13]</text:p>
          </table:table-cell>
          <table:table-cell table:style-name="ce15" table:formula="of:=TESBIH([.L43];25;99;33)" office:value-type="string" office:string-value="[21 tur][1X33][30 kalan]" calcext:value-type="string">
            <text:p>[21 tur][1X33][30 kalan]</text:p>
          </table:table-cell>
        </table:table-row>
        <table:table-row table:style-name="ro4">
          <table:table-cell table:style-name="ce12" office:value-type="string" calcext:value-type="string">
            <text:p>يا حكيم</text:p>
          </table:table-cell>
          <table:table-cell table:style-name="ce15" office:value-type="string" calcext:value-type="string">
            <text:p>Ya Hakim</text:p>
          </table:table-cell>
          <table:table-cell table:style-name="ce6" table:formula="of:=ABJAD(MIDB([.$A44];4;200);6;1)" office:value-type="float" office:value="30" calcext:value-type="float">
            <text:p>30</text:p>
          </table:table-cell>
          <table:table-cell table:style-name="ce23" table:formula="of:=ABJAD(MIDB([.$A44];3;200);6;1;1)" office:value-type="string" office:string-value="[ح=8][ك=8][ي=10][م=4]" calcext:value-type="string">
            <text:p>[ح=8][ك=8][ي=10][م=4]</text:p>
          </table:table-cell>
          <table:table-cell table:style-name="ce15" table:formula="of:=TESBIH([.C44];25;99;33)" office:value-type="string" office:string-value="[30 kalan]" calcext:value-type="string">
            <text:p>[30 kalan]</text:p>
          </table:table-cell>
          <table:table-cell table:style-name="ce6" table:formula="of:=ABJAD(MIDB([.$A44];4;200);7;1)" office:value-type="float" office:value="78" calcext:value-type="float">
            <text:p>78</text:p>
          </table:table-cell>
          <table:table-cell table:style-name="ce23" table:formula="of:=ABJAD(MIDB([.$A44];3;200);7;1;1)" office:value-type="string" office:string-value="[ح=8][ك=20][ي=10][م=40]" calcext:value-type="string">
            <text:p>[ح=8][ك=20][ي=10][م=40]</text:p>
          </table:table-cell>
          <table:table-cell table:style-name="ce15" table:formula="of:=TESBIH([.F44];25;99;33)" office:value-type="string" office:string-value="[2X33][12 kalan]" calcext:value-type="string">
            <text:p>[2X33][12 kalan]</text:p>
          </table:table-cell>
          <table:table-cell table:style-name="ce6" table:formula="of:=ABJAD(MIDB([.$A44];4;200);8;1)" office:value-type="float" office:value="211" calcext:value-type="float">
            <text:p>211</text:p>
          </table:table-cell>
          <table:table-cell table:style-name="ce23" table:formula="of:=ABJAD(MIDB([.$A44];3;200);8;1;1)" office:value-type="string" office:string-value="[ح=9][ك=101][ي=11][م=90]" calcext:value-type="string">
            <text:p>[ح=9][ك=101][ي=11][م=90]</text:p>
          </table:table-cell>
          <table:table-cell table:style-name="ce15" table:formula="of:=TESBIH([.I44];25;99;33)" office:value-type="string" office:string-value="[2 tur][13 kalan]" calcext:value-type="string">
            <text:p>[2 tur][13 kalan]</text:p>
          </table:table-cell>
          <table:table-cell table:style-name="ce6" table:formula="of:=ABJAD(MIDB([.$A44];4;200);9;1)" office:value-type="float" office:value="3544" calcext:value-type="float">
            <text:p>3544</text:p>
          </table:table-cell>
          <table:table-cell table:style-name="ce23" table:formula="of:=ABJAD(MIDB([.$A44];3;200);9;1;1)" office:value-type="string" office:string-value="[ح=606][ك=1330][ي=1275][م=333]" calcext:value-type="string">
            <text:p>[ح=606][ك=1330][ي=1275][م=333]</text:p>
          </table:table-cell>
          <table:table-cell table:style-name="ce15" table:formula="of:=TESBIH([.L44];25;99;33)" office:value-type="string" office:string-value="[35 tur][2X33][13 kalan]" calcext:value-type="string">
            <text:p>[35 tur][2X33][13 kalan]</text:p>
          </table:table-cell>
        </table:table-row>
        <table:table-row table:style-name="ro2">
          <table:table-cell table:style-name="ce12" office:value-type="string" calcext:value-type="string">
            <text:p>يا أعز</text:p>
          </table:table-cell>
          <table:table-cell table:style-name="ce15" office:value-type="string" calcext:value-type="string">
            <text:p>Ya Azze</text:p>
          </table:table-cell>
          <table:table-cell table:style-name="ce6" table:formula="of:=ABJAD(MIDB([.$A45];4;200);6;1)" office:value-type="float" office:value="18" calcext:value-type="float">
            <text:p>18</text:p>
          </table:table-cell>
          <table:table-cell table:style-name="ce23" table:formula="of:=ABJAD(MIDB([.$A45];3;200);6;1;1)" office:value-type="string" office:string-value="[ا=1][ع=10][ز=7]" calcext:value-type="string">
            <text:p>[ا=1][ع=10][ز=7]</text:p>
          </table:table-cell>
          <table:table-cell table:style-name="ce15" table:formula="of:=TESBIH([.C45];25;99;33)" office:value-type="string" office:string-value="[3 tur][27 kalan]" calcext:value-type="string">
            <text:p>[3 tur][27 kalan]</text:p>
          </table:table-cell>
          <table:table-cell table:style-name="ce6" table:formula="of:=ABJAD(MIDB([.$A45];4;200);7;1)" office:value-type="float" office:value="78" calcext:value-type="float">
            <text:p>78</text:p>
          </table:table-cell>
          <table:table-cell table:style-name="ce23" table:formula="of:=ABJAD(MIDB([.$A45];3;200);7;1;1)" office:value-type="string" office:string-value="[ا=1][ع=70][ز=7]" calcext:value-type="string">
            <text:p>[ا=1][ع=70][ز=7]</text:p>
          </table:table-cell>
          <table:table-cell table:style-name="ce15" table:formula="of:=TESBIH([.F45];25;99;33)" office:value-type="string" office:string-value="[2X33][12 kalan]" calcext:value-type="string">
            <text:p>[2X33][12 kalan]</text:p>
          </table:table-cell>
          <table:table-cell table:style-name="ce6" table:formula="of:=ABJAD(MIDB([.$A45];4;200);8;1)" office:value-type="float" office:value="249" calcext:value-type="float">
            <text:p>249</text:p>
          </table:table-cell>
          <table:table-cell table:style-name="ce23" table:formula="of:=ABJAD(MIDB([.$A45];3;200);8;1;1)" office:value-type="string" office:string-value="[ا=111][ع=130][ز=8]" calcext:value-type="string">
            <text:p>[ا=111][ع=130][ز=8]</text:p>
          </table:table-cell>
          <table:table-cell table:style-name="ce15" table:formula="of:=TESBIH([.I45];25;99;33)" office:value-type="string" office:string-value="[2 tur][1X33][18 kalan]" calcext:value-type="string">
            <text:p>[2 tur][1X33][18 kalan]</text:p>
          </table:table-cell>
          <table:table-cell table:style-name="ce6" table:formula="of:=ABJAD(MIDB([.$A45];4;200);9;1)" office:value-type="float" office:value="822" calcext:value-type="float">
            <text:p>822</text:p>
          </table:table-cell>
          <table:table-cell table:style-name="ce23" table:formula="of:=ABJAD(MIDB([.$A45];3;200);9;1;1)" office:value-type="string" office:string-value="[ا=13][ع=432][ز=377]" calcext:value-type="string">
            <text:p>[ا=13][ع=432][ز=377]</text:p>
          </table:table-cell>
          <table:table-cell table:style-name="ce15" table:formula="of:=TESBIH([.L45];25;99;33)" office:value-type="string" office:string-value="[8 tur][30 kalan]" calcext:value-type="string">
            <text:p>[8 tur][30 kalan]</text:p>
          </table:table-cell>
        </table:table-row>
        <table:table-row table:style-name="ro4">
          <table:table-cell table:style-name="ce12" office:value-type="string" calcext:value-type="string">
            <text:p>يا حسيب</text:p>
          </table:table-cell>
          <table:table-cell table:style-name="ce15" office:value-type="string" calcext:value-type="string">
            <text:p>Ya Hasib</text:p>
          </table:table-cell>
          <table:table-cell table:style-name="ce6" table:formula="of:=ABJAD(MIDB([.$A46];4;200);6;1)" office:value-type="float" office:value="20" calcext:value-type="float">
            <text:p>20</text:p>
          </table:table-cell>
          <table:table-cell table:style-name="ce23" table:formula="of:=ABJAD(MIDB([.$A46];3;200);6;1;1)" office:value-type="string" office:string-value="[ح=8][س=0][ي=10][ب=2]" calcext:value-type="string">
            <text:p>[ح=8][س=0][ي=10][ب=2]</text:p>
          </table:table-cell>
          <table:table-cell table:style-name="ce15" table:formula="of:=TESBIH([.C46];25;99;33)" office:value-type="string" office:string-value="[4 tur][4 kalan]" calcext:value-type="string">
            <text:p>[4 tur][4 kalan]</text:p>
          </table:table-cell>
          <table:table-cell table:style-name="ce6" table:formula="of:=ABJAD(MIDB([.$A46];4;200);7;1)" office:value-type="float" office:value="320" calcext:value-type="float">
            <text:p>320</text:p>
          </table:table-cell>
          <table:table-cell table:style-name="ce23" table:formula="of:=ABJAD(MIDB([.$A46];3;200);7;1;1)" office:value-type="string" office:string-value="[ح=8][س=300][ي=10][ب=2]" calcext:value-type="string">
            <text:p>[ح=8][س=300][ي=10][ب=2]</text:p>
          </table:table-cell>
          <table:table-cell table:style-name="ce15" table:formula="of:=TESBIH([.F46];25;99;33)" office:value-type="string" office:string-value="[3 tur][23 kalan]" calcext:value-type="string">
            <text:p>[3 tur][23 kalan]</text:p>
          </table:table-cell>
          <table:table-cell table:style-name="ce6" table:formula="of:=ABJAD(MIDB([.$A46];4;200);8;1)" office:value-type="float" office:value="383" calcext:value-type="float">
            <text:p>383</text:p>
          </table:table-cell>
          <table:table-cell table:style-name="ce23" table:formula="of:=ABJAD(MIDB([.$A46];3;200);8;1;1)" office:value-type="string" office:string-value="[ح=9][س=360][ي=11][ب=3]" calcext:value-type="string">
            <text:p>[ح=9][س=360][ي=11][ب=3]</text:p>
          </table:table-cell>
          <table:table-cell table:style-name="ce15" table:formula="of:=TESBIH([.I46];25;99;33)" office:value-type="string" office:string-value="[3 tur][2X33][20 kalan]" calcext:value-type="string">
            <text:p>[3 tur][2X33][20 kalan]</text:p>
          </table:table-cell>
          <table:table-cell table:style-name="ce6" table:formula="of:=ABJAD(MIDB([.$A46];4;200);9;1)" office:value-type="float" office:value="3571" calcext:value-type="float">
            <text:p>3571</text:p>
          </table:table-cell>
          <table:table-cell table:style-name="ce23" table:formula="of:=ABJAD(MIDB([.$A46];3;200);9;1;1)" office:value-type="string" office:string-value="[ح=606][س=1088][ي=1275][ب=602]" calcext:value-type="string">
            <text:p>[ح=606][س=1088][ي=1275][ب=602]</text:p>
          </table:table-cell>
          <table:table-cell table:style-name="ce15" table:formula="of:=TESBIH([.L46];25;99;33)" office:value-type="string" office:string-value="[36 tur][7 kalan]" calcext:value-type="string">
            <text:p>[36 tur][7 kalan]</text:p>
          </table:table-cell>
        </table:table-row>
        <table:table-row table:style-name="ro4">
          <table:table-cell table:style-name="ce12" office:value-type="string" calcext:value-type="string">
            <text:p>يا مُبلي</text:p>
          </table:table-cell>
          <table:table-cell table:style-name="ce15" office:value-type="string" calcext:value-type="string">
            <text:p>Ya Muballi</text:p>
          </table:table-cell>
          <table:table-cell table:style-name="ce6" table:formula="of:=ABJAD(MIDB([.$A47];4;200);6;1)" office:value-type="float" office:value="22" calcext:value-type="float">
            <text:p>22</text:p>
          </table:table-cell>
          <table:table-cell table:style-name="ce23" table:formula="of:=ABJAD(MIDB([.$A47];3;200);6;1;1)" office:value-type="string" office:string-value="[م=4][ب=2][ل=6][ي=10]" calcext:value-type="string">
            <text:p>[م=4][ب=2][ل=6][ي=10]</text:p>
          </table:table-cell>
          <table:table-cell table:style-name="ce15" table:formula="of:=TESBIH([.C47];25;99;33)" office:value-type="string" office:string-value="[4 tur][2X33][22 kalan]" calcext:value-type="string">
            <text:p>[4 tur][2X33][22 kalan]</text:p>
          </table:table-cell>
          <table:table-cell table:style-name="ce6" table:formula="of:=ABJAD(MIDB([.$A47];4;200);7;1)" office:value-type="float" office:value="82" calcext:value-type="float">
            <text:p>82</text:p>
          </table:table-cell>
          <table:table-cell table:style-name="ce23" table:formula="of:=ABJAD(MIDB([.$A47];3;200);7;1;1)" office:value-type="string" office:string-value="[م=40][ب=2][ل=30][ي=10]" calcext:value-type="string">
            <text:p>[م=40][ب=2][ل=30][ي=10]</text:p>
          </table:table-cell>
          <table:table-cell table:style-name="ce15" table:formula="of:=TESBIH([.F47];25;99;33)" office:value-type="string" office:string-value="[2X33][16 kalan]" calcext:value-type="string">
            <text:p>[2X33][16 kalan]</text:p>
          </table:table-cell>
          <table:table-cell table:style-name="ce6" table:formula="of:=ABJAD(MIDB([.$A47];4;200);8;1)" office:value-type="float" office:value="175" calcext:value-type="float">
            <text:p>175</text:p>
          </table:table-cell>
          <table:table-cell table:style-name="ce23" table:formula="of:=ABJAD(MIDB([.$A47];3;200);8;1;1)" office:value-type="string" office:string-value="[م=90][ب=3][ل=71][ي=11]" calcext:value-type="string">
            <text:p>[م=90][ب=3][ل=71][ي=11]</text:p>
          </table:table-cell>
          <table:table-cell table:style-name="ce15" table:formula="of:=TESBIH([.I47];25;99;33)" office:value-type="string" office:string-value="[1 tur][2X33][10 kalan]" calcext:value-type="string">
            <text:p>[1 tur][2X33][10 kalan]</text:p>
          </table:table-cell>
          <table:table-cell table:style-name="ce6" table:formula="of:=ABJAD(MIDB([.$A47];4;200);9;1)" office:value-type="float" office:value="3301" calcext:value-type="float">
            <text:p>3301</text:p>
          </table:table-cell>
          <table:table-cell table:style-name="ce23" table:formula="of:=ABJAD(MIDB([.$A47];3;200);9;1;1)" office:value-type="string" office:string-value="[م=333][ب=602][ل=1091][ي=1275]" calcext:value-type="string">
            <text:p>[م=333][ب=602][ل=1091][ي=1275]</text:p>
          </table:table-cell>
          <table:table-cell table:style-name="ce15" table:formula="of:=TESBIH([.L47];25;99;33)" office:value-type="string" office:string-value="[33 tur][1X33][1 kalan]" calcext:value-type="string">
            <text:p>[33 tur][1X33][1 kalan]</text:p>
          </table:table-cell>
        </table:table-row>
        <table:table-row table:style-name="ro3">
          <table:table-cell table:style-name="ce12" office:value-type="string" calcext:value-type="string">
            <text:p>يا كائن</text:p>
          </table:table-cell>
          <table:table-cell table:style-name="ce15" office:value-type="string" calcext:value-type="string">
            <text:p>Ya Kain</text:p>
          </table:table-cell>
          <table:table-cell table:style-name="ce6" table:formula="of:=ABJAD(MIDB([.$A48];4;200);6;1)" office:value-type="float" office:value="22" calcext:value-type="float">
            <text:p>22</text:p>
          </table:table-cell>
          <table:table-cell table:style-name="ce23" table:formula="of:=ABJAD(MIDB([.$A48];3;200);6;1;1)" office:value-type="string" office:string-value="[ك=8][ا=1][ئ=11][ن=2]" calcext:value-type="string">
            <text:p>[ك=8][ا=1][ئ=11][ن=2]</text:p>
          </table:table-cell>
          <table:table-cell table:style-name="ce15" table:formula="of:=TESBIH([.C48];25;99;33)" office:value-type="string" office:string-value="[4 tur][2X33][22 kalan]" calcext:value-type="string">
            <text:p>[4 tur][2X33][22 kalan]</text:p>
          </table:table-cell>
          <table:table-cell table:style-name="ce6" table:formula="of:=ABJAD(MIDB([.$A48];4;200);7;1)" office:value-type="float" office:value="82" calcext:value-type="float">
            <text:p>82</text:p>
          </table:table-cell>
          <table:table-cell table:style-name="ce23" table:formula="of:=ABJAD(MIDB([.$A48];3;200);7;1;1)" office:value-type="string" office:string-value="[ك=20][ا=1][ئ=11][ن=50]" calcext:value-type="string">
            <text:p>[ك=20][ا=1][ئ=11][ن=50]</text:p>
          </table:table-cell>
          <table:table-cell table:style-name="ce15" table:formula="of:=TESBIH([.F48];25;99;33)" office:value-type="string" office:string-value="[2X33][16 kalan]" calcext:value-type="string">
            <text:p>[2X33][16 kalan]</text:p>
          </table:table-cell>
          <table:table-cell table:style-name="ce6" table:formula="of:=ABJAD(MIDB([.$A48];4;200);8;1)" office:value-type="float" office:value="440" calcext:value-type="float">
            <text:p>440</text:p>
          </table:table-cell>
          <table:table-cell table:style-name="ce23" table:formula="of:=ABJAD(MIDB([.$A48];3;200);8;1;1)" office:value-type="string" office:string-value="[ك=101][ا=111][ئ=122][ن=106]" calcext:value-type="string">
            <text:p>[ك=101][ا=111][ئ=122][ن=106]</text:p>
          </table:table-cell>
          <table:table-cell table:style-name="ce15" table:formula="of:=TESBIH([.I48];25;99;33)" office:value-type="string" office:string-value="[4 tur][1X33][11 kalan]" calcext:value-type="string">
            <text:p>[4 tur][1X33][11 kalan]</text:p>
          </table:table-cell>
          <table:table-cell table:style-name="ce6" table:formula="of:=ABJAD(MIDB([.$A48];4;200);9;1)" office:value-type="float" office:value="3631" calcext:value-type="float">
            <text:p>3631</text:p>
          </table:table-cell>
          <table:table-cell table:style-name="ce23" table:formula="of:=ABJAD(MIDB([.$A48];3;200);9;1;1)" office:value-type="string" office:string-value="[ك=1330][ا=13][ئ=1288][ن=1000]" calcext:value-type="string">
            <text:p>[ك=1330][ا=13][ئ=1288][ن=1000]</text:p>
          </table:table-cell>
          <table:table-cell table:style-name="ce15" table:formula="of:=TESBIH([.L48];25;99;33)" office:value-type="string" office:string-value="[36 tur][2X33][1 kalan]" calcext:value-type="string">
            <text:p>[36 tur][2X33][1 kalan]</text:p>
          </table:table-cell>
        </table:table-row>
        <table:table-row table:style-name="ro4">
          <table:table-cell table:style-name="ce12" office:value-type="string" calcext:value-type="string">
            <text:p>يا جميل</text:p>
          </table:table-cell>
          <table:table-cell table:style-name="ce15" office:value-type="string" calcext:value-type="string">
            <text:p>Ya Cemil</text:p>
          </table:table-cell>
          <table:table-cell table:style-name="ce6" table:formula="of:=ABJAD(MIDB([.$A49];4;200);6;1)" office:value-type="float" office:value="23" calcext:value-type="float">
            <text:p>23</text:p>
          </table:table-cell>
          <table:table-cell table:style-name="ce23" table:formula="of:=ABJAD(MIDB([.$A49];3;200);6;1;1)" office:value-type="string" office:string-value="[ج=3][م=4][ي=10][ل=6]" calcext:value-type="string">
            <text:p>[ج=3][م=4][ي=10][ل=6]</text:p>
          </table:table-cell>
          <table:table-cell table:style-name="ce15" table:formula="of:=TESBIH([.C49];25;99;33)" office:value-type="string" office:string-value="[5 tur][1X33][1 kalan]" calcext:value-type="string">
            <text:p>[5 tur][1X33][1 kalan]</text:p>
          </table:table-cell>
          <table:table-cell table:style-name="ce6" table:formula="of:=ABJAD(MIDB([.$A49];4;200);7;1)" office:value-type="float" office:value="83" calcext:value-type="float">
            <text:p>83</text:p>
          </table:table-cell>
          <table:table-cell table:style-name="ce23" table:formula="of:=ABJAD(MIDB([.$A49];3;200);7;1;1)" office:value-type="string" office:string-value="[ج=3][م=40][ي=10][ل=30]" calcext:value-type="string">
            <text:p>[ج=3][م=40][ي=10][ل=30]</text:p>
          </table:table-cell>
          <table:table-cell table:style-name="ce15" table:formula="of:=TESBIH([.F49];25;99;33)" office:value-type="string" office:string-value="[2X33][17 kalan]" calcext:value-type="string">
            <text:p>[2X33][17 kalan]</text:p>
          </table:table-cell>
          <table:table-cell table:style-name="ce6" table:formula="of:=ABJAD(MIDB([.$A49];4;200);8;1)" office:value-type="float" office:value="225" calcext:value-type="float">
            <text:p>225</text:p>
          </table:table-cell>
          <table:table-cell table:style-name="ce23" table:formula="of:=ABJAD(MIDB([.$A49];3;200);8;1;1)" office:value-type="string" office:string-value="[ج=53][م=90][ي=11][ل=71]" calcext:value-type="string">
            <text:p>[ج=53][م=90][ي=11][ل=71]</text:p>
          </table:table-cell>
          <table:table-cell table:style-name="ce15" table:formula="of:=TESBIH([.I49];25;99;33)" office:value-type="string" office:string-value="[2 tur][27 kalan]" calcext:value-type="string">
            <text:p>[2 tur][27 kalan]</text:p>
          </table:table-cell>
          <table:table-cell table:style-name="ce6" table:formula="of:=ABJAD(MIDB([.$A49];4;200);9;1)" office:value-type="float" office:value="3735" calcext:value-type="float">
            <text:p>3735</text:p>
          </table:table-cell>
          <table:table-cell table:style-name="ce23" table:formula="of:=ABJAD(MIDB([.$A49];3;200);9;1;1)" office:value-type="string" office:string-value="[ج=1036][م=333][ي=1275][ل=1091]" calcext:value-type="string">
            <text:p>[ج=1036][م=333][ي=1275][ل=1091]</text:p>
          </table:table-cell>
          <table:table-cell table:style-name="ce15" table:formula="of:=TESBIH([.L49];25;99;33)" office:value-type="string" office:string-value="[37 tur][2X33][6 kalan]" calcext:value-type="string">
            <text:p>[37 tur][2X33][6 kalan]</text:p>
          </table:table-cell>
        </table:table-row>
        <table:table-row table:style-name="ro4">
          <table:table-cell table:style-name="ce12" office:value-type="string" calcext:value-type="string">
            <text:p>يا بديع</text:p>
          </table:table-cell>
          <table:table-cell table:style-name="ce15" office:value-type="string" calcext:value-type="string">
            <text:p>Ya Bediy’u</text:p>
          </table:table-cell>
          <table:table-cell table:style-name="ce6" table:formula="of:=ABJAD(MIDB([.$A50];4;200);6;1)" office:value-type="float" office:value="26" calcext:value-type="float">
            <text:p>26</text:p>
          </table:table-cell>
          <table:table-cell table:style-name="ce23" table:formula="of:=ABJAD(MIDB([.$A50];3;200);6;1;1)" office:value-type="string" office:string-value="[ب=2][د=4][ي=10][ع=10]" calcext:value-type="string">
            <text:p>[ب=2][د=4][ي=10][ع=10]</text:p>
          </table:table-cell>
          <table:table-cell table:style-name="ce15" table:formula="of:=TESBIH([.C50];25;99;33)" office:value-type="string" office:string-value="[26 kalan]" calcext:value-type="string">
            <text:p>[26 kalan]</text:p>
          </table:table-cell>
          <table:table-cell table:style-name="ce6" table:formula="of:=ABJAD(MIDB([.$A50];4;200);7;1)" office:value-type="float" office:value="86" calcext:value-type="float">
            <text:p>86</text:p>
          </table:table-cell>
          <table:table-cell table:style-name="ce23" table:formula="of:=ABJAD(MIDB([.$A50];3;200);7;1;1)" office:value-type="string" office:string-value="[ب=2][د=4][ي=10][ع=70]" calcext:value-type="string">
            <text:p>[ب=2][د=4][ي=10][ع=70]</text:p>
          </table:table-cell>
          <table:table-cell table:style-name="ce15" table:formula="of:=TESBIH([.F50];25;99;33)" office:value-type="string" office:string-value="[2X33][20 kalan]" calcext:value-type="string">
            <text:p>[2X33][20 kalan]</text:p>
          </table:table-cell>
          <table:table-cell table:style-name="ce6" table:formula="of:=ABJAD(MIDB([.$A50];4;200);8;1)" office:value-type="float" office:value="179" calcext:value-type="float">
            <text:p>179</text:p>
          </table:table-cell>
          <table:table-cell table:style-name="ce23" table:formula="of:=ABJAD(MIDB([.$A50];3;200);8;1;1)" office:value-type="string" office:string-value="[ب=3][د=35][ي=11][ع=130]" calcext:value-type="string">
            <text:p>[ب=3][د=35][ي=11][ع=130]</text:p>
          </table:table-cell>
          <table:table-cell table:style-name="ce15" table:formula="of:=TESBIH([.I50];25;99;33)" office:value-type="string" office:string-value="[1 tur][2X33][14 kalan]" calcext:value-type="string">
            <text:p>[1 tur][2X33][14 kalan]</text:p>
          </table:table-cell>
          <table:table-cell table:style-name="ce6" table:formula="of:=ABJAD(MIDB([.$A50];4;200);9;1)" office:value-type="float" office:value="2587" calcext:value-type="float">
            <text:p>2587</text:p>
          </table:table-cell>
          <table:table-cell table:style-name="ce23" table:formula="of:=ABJAD(MIDB([.$A50];3;200);9;1;1)" office:value-type="string" office:string-value="[ب=602][د=278][ي=1275][ع=432]" calcext:value-type="string">
            <text:p>[ب=602][د=278][ي=1275][ع=432]</text:p>
          </table:table-cell>
          <table:table-cell table:style-name="ce15" table:formula="of:=TESBIH([.L50];25;99;33)" office:value-type="string" office:string-value="[26 tur][13 kalan]" calcext:value-type="string">
            <text:p>[26 tur][13 kalan]</text:p>
          </table:table-cell>
        </table:table-row>
        <table:table-row table:style-name="ro4">
          <table:table-cell table:style-name="ce12" office:value-type="string" calcext:value-type="string">
            <text:p>يا حليم</text:p>
          </table:table-cell>
          <table:table-cell table:style-name="ce15" office:value-type="string" calcext:value-type="string">
            <text:p>Ya Halim</text:p>
          </table:table-cell>
          <table:table-cell table:style-name="ce6" table:formula="of:=ABJAD(MIDB([.$A51];4;200);6;1)" office:value-type="float" office:value="28" calcext:value-type="float">
            <text:p>28</text:p>
          </table:table-cell>
          <table:table-cell table:style-name="ce23" table:formula="of:=ABJAD(MIDB([.$A51];3;200);6;1;1)" office:value-type="string" office:string-value="[ح=8][ل=6][ي=10][م=4]" calcext:value-type="string">
            <text:p>[ح=8][ل=6][ي=10][م=4]</text:p>
          </table:table-cell>
          <table:table-cell table:style-name="ce15" table:formula="of:=TESBIH([.C51];25;99;33)" office:value-type="string" office:string-value="[28 kalan]" calcext:value-type="string">
            <text:p>[28 kalan]</text:p>
          </table:table-cell>
          <table:table-cell table:style-name="ce6" table:formula="of:=ABJAD(MIDB([.$A51];4;200);7;1)" office:value-type="float" office:value="88" calcext:value-type="float">
            <text:p>88</text:p>
          </table:table-cell>
          <table:table-cell table:style-name="ce23" table:formula="of:=ABJAD(MIDB([.$A51];3;200);7;1;1)" office:value-type="string" office:string-value="[ح=8][ل=30][ي=10][م=40]" calcext:value-type="string">
            <text:p>[ح=8][ل=30][ي=10][م=40]</text:p>
          </table:table-cell>
          <table:table-cell table:style-name="ce15" table:formula="of:=TESBIH([.F51];25;99;33)" office:value-type="string" office:string-value="[2X33][22 kalan]" calcext:value-type="string">
            <text:p>[2X33][22 kalan]</text:p>
          </table:table-cell>
          <table:table-cell table:style-name="ce6" table:formula="of:=ABJAD(MIDB([.$A51];4;200);8;1)" office:value-type="float" office:value="181" calcext:value-type="float">
            <text:p>181</text:p>
          </table:table-cell>
          <table:table-cell table:style-name="ce23" table:formula="of:=ABJAD(MIDB([.$A51];3;200);8;1;1)" office:value-type="string" office:string-value="[ح=9][ل=71][ي=11][م=90]" calcext:value-type="string">
            <text:p>[ح=9][ل=71][ي=11][م=90]</text:p>
          </table:table-cell>
          <table:table-cell table:style-name="ce15" table:formula="of:=TESBIH([.I51];25;99;33)" office:value-type="string" office:string-value="[1 tur][2X33][16 kalan]" calcext:value-type="string">
            <text:p>[1 tur][2X33][16 kalan]</text:p>
          </table:table-cell>
          <table:table-cell table:style-name="ce6" table:formula="of:=ABJAD(MIDB([.$A51];4;200);9;1)" office:value-type="float" office:value="3305" calcext:value-type="float">
            <text:p>3305</text:p>
          </table:table-cell>
          <table:table-cell table:style-name="ce23" table:formula="of:=ABJAD(MIDB([.$A51];3;200);9;1;1)" office:value-type="string" office:string-value="[ح=606][ل=1091][ي=1275][م=333]" calcext:value-type="string">
            <text:p>[ح=606][ل=1091][ي=1275][م=333]</text:p>
          </table:table-cell>
          <table:table-cell table:style-name="ce15" table:formula="of:=TESBIH([.L51];25;99;33)" office:value-type="string" office:string-value="[33 tur][1X33][5 kalan]" calcext:value-type="string">
            <text:p>[33 tur][1X33][5 kalan]</text:p>
          </table:table-cell>
        </table:table-row>
        <table:table-row table:style-name="ro3">
          <table:table-cell table:style-name="ce12" office:value-type="string" calcext:value-type="string">
            <text:p>يا ملك</text:p>
          </table:table-cell>
          <table:table-cell table:style-name="ce15" office:value-type="string" calcext:value-type="string">
            <text:p>Ya Melik</text:p>
          </table:table-cell>
          <table:table-cell table:style-name="ce6" table:formula="of:=ABJAD(MIDB([.$A52];4;200);6;1)" office:value-type="float" office:value="18" calcext:value-type="float">
            <text:p>18</text:p>
          </table:table-cell>
          <table:table-cell table:style-name="ce23" table:formula="of:=ABJAD(MIDB([.$A52];3;200);6;1;1)" office:value-type="string" office:string-value="[م=4][ل=6][ك=8]" calcext:value-type="string">
            <text:p>[م=4][ل=6][ك=8]</text:p>
          </table:table-cell>
          <table:table-cell table:style-name="ce15" table:formula="of:=TESBIH([.C52];25;99;33)" office:value-type="string" office:string-value="[3 tur][27 kalan]" calcext:value-type="string">
            <text:p>[3 tur][27 kalan]</text:p>
          </table:table-cell>
          <table:table-cell table:style-name="ce6" table:formula="of:=ABJAD(MIDB([.$A52];4;200);7;1)" office:value-type="float" office:value="90" calcext:value-type="float">
            <text:p>90</text:p>
          </table:table-cell>
          <table:table-cell table:style-name="ce23" table:formula="of:=ABJAD(MIDB([.$A52];3;200);7;1;1)" office:value-type="string" office:string-value="[م=40][ل=30][ك=20]" calcext:value-type="string">
            <text:p>[م=40][ل=30][ك=20]</text:p>
          </table:table-cell>
          <table:table-cell table:style-name="ce15" table:formula="of:=TESBIH([.F52];25;99;33)" office:value-type="string" office:string-value="[2X33][24 kalan]" calcext:value-type="string">
            <text:p>[2X33][24 kalan]</text:p>
          </table:table-cell>
          <table:table-cell table:style-name="ce6" table:formula="of:=ABJAD(MIDB([.$A52];4;200);8;1)" office:value-type="float" office:value="262" calcext:value-type="float">
            <text:p>262</text:p>
          </table:table-cell>
          <table:table-cell table:style-name="ce23" table:formula="of:=ABJAD(MIDB([.$A52];3;200);8;1;1)" office:value-type="string" office:string-value="[م=90][ل=71][ك=101]" calcext:value-type="string">
            <text:p>[م=90][ل=71][ك=101]</text:p>
          </table:table-cell>
          <table:table-cell table:style-name="ce15" table:formula="of:=TESBIH([.I52];25;99;33)" office:value-type="string" office:string-value="[2 tur][1X33][31 kalan]" calcext:value-type="string">
            <text:p>[2 tur][1X33][31 kalan]</text:p>
          </table:table-cell>
          <table:table-cell table:style-name="ce6" table:formula="of:=ABJAD(MIDB([.$A52];4;200);9;1)" office:value-type="float" office:value="2754" calcext:value-type="float">
            <text:p>2754</text:p>
          </table:table-cell>
          <table:table-cell table:style-name="ce23" table:formula="of:=ABJAD(MIDB([.$A52];3;200);9;1;1)" office:value-type="string" office:string-value="[م=333][ل=1091][ك=1330]" calcext:value-type="string">
            <text:p>[م=333][ل=1091][ك=1330]</text:p>
          </table:table-cell>
          <table:table-cell table:style-name="ce15" table:formula="of:=TESBIH([.L52];25;99;33)" office:value-type="string" office:string-value="[27 tur][2X33][15 kalan]" calcext:value-type="string">
            <text:p>[27 tur][2X33][15 kalan]</text:p>
          </table:table-cell>
        </table:table-row>
        <table:table-row table:style-name="ro3">
          <table:table-cell table:style-name="ce12" office:value-type="string" calcext:value-type="string">
            <text:p>يا كامل</text:p>
          </table:table-cell>
          <table:table-cell table:style-name="ce15" office:value-type="string" calcext:value-type="string">
            <text:p>Ya Kamil</text:p>
          </table:table-cell>
          <table:table-cell table:style-name="ce6" table:formula="of:=ABJAD(MIDB([.$A53];4;200);6;1)" office:value-type="float" office:value="19" calcext:value-type="float">
            <text:p>19</text:p>
          </table:table-cell>
          <table:table-cell table:style-name="ce23" table:formula="of:=ABJAD(MIDB([.$A53];3;200);6;1;1)" office:value-type="string" office:string-value="[ك=8][ا=1][م=4][ل=6]" calcext:value-type="string">
            <text:p>[ك=8][ا=1][م=4][ل=6]</text:p>
          </table:table-cell>
          <table:table-cell table:style-name="ce15" table:formula="of:=TESBIH([.C53];25;99;33)" office:value-type="string" office:string-value="[3 tur][1X33][31 kalan]" calcext:value-type="string">
            <text:p>[3 tur][1X33][31 kalan]</text:p>
          </table:table-cell>
          <table:table-cell table:style-name="ce6" table:formula="of:=ABJAD(MIDB([.$A53];4;200);7;1)" office:value-type="float" office:value="91" calcext:value-type="float">
            <text:p>91</text:p>
          </table:table-cell>
          <table:table-cell table:style-name="ce23" table:formula="of:=ABJAD(MIDB([.$A53];3;200);7;1;1)" office:value-type="string" office:string-value="[ك=20][ا=1][م=40][ل=30]" calcext:value-type="string">
            <text:p>[ك=20][ا=1][م=40][ل=30]</text:p>
          </table:table-cell>
          <table:table-cell table:style-name="ce15" table:formula="of:=TESBIH([.F53];25;99;33)" office:value-type="string" office:string-value="[2X33][25 kalan]" calcext:value-type="string">
            <text:p>[2X33][25 kalan]</text:p>
          </table:table-cell>
          <table:table-cell table:style-name="ce6" table:formula="of:=ABJAD(MIDB([.$A53];4;200);8;1)" office:value-type="float" office:value="373" calcext:value-type="float">
            <text:p>373</text:p>
          </table:table-cell>
          <table:table-cell table:style-name="ce23" table:formula="of:=ABJAD(MIDB([.$A53];3;200);8;1;1)" office:value-type="string" office:string-value="[ك=101][ا=111][م=90][ل=71]" calcext:value-type="string">
            <text:p>[ك=101][ا=111][م=90][ل=71]</text:p>
          </table:table-cell>
          <table:table-cell table:style-name="ce15" table:formula="of:=TESBIH([.I53];25;99;33)" office:value-type="string" office:string-value="[3 tur][2X33][10 kalan]" calcext:value-type="string">
            <text:p>[3 tur][2X33][10 kalan]</text:p>
          </table:table-cell>
          <table:table-cell table:style-name="ce6" table:formula="of:=ABJAD(MIDB([.$A53];4;200);9;1)" office:value-type="float" office:value="2767" calcext:value-type="float">
            <text:p>2767</text:p>
          </table:table-cell>
          <table:table-cell table:style-name="ce23" table:formula="of:=ABJAD(MIDB([.$A53];3;200);9;1;1)" office:value-type="string" office:string-value="[ك=1330][ا=13][م=333][ل=1091]" calcext:value-type="string">
            <text:p>[ك=1330][ا=13][م=333][ل=1091]</text:p>
          </table:table-cell>
          <table:table-cell table:style-name="ce15" table:formula="of:=TESBIH([.L53];25;99;33)" office:value-type="string" office:string-value="[27 tur][2X33][28 kalan]" calcext:value-type="string">
            <text:p>[27 tur][2X33][28 kalan]</text:p>
          </table:table-cell>
        </table:table-row>
        <table:table-row table:style-name="ro3">
          <table:table-cell table:style-name="ce12" office:value-type="string" calcext:value-type="string">
            <text:p>يا مالك</text:p>
          </table:table-cell>
          <table:table-cell table:style-name="ce15" office:value-type="string" calcext:value-type="string">
            <text:p>Ya Malik</text:p>
          </table:table-cell>
          <table:table-cell table:style-name="ce6" table:formula="of:=ABJAD(MIDB([.$A54];4;200);6;1)" office:value-type="float" office:value="19" calcext:value-type="float">
            <text:p>19</text:p>
          </table:table-cell>
          <table:table-cell table:style-name="ce23" table:formula="of:=ABJAD(MIDB([.$A54];3;200);6;1;1)" office:value-type="string" office:string-value="[م=4][ا=1][ل=6][ك=8]" calcext:value-type="string">
            <text:p>[م=4][ا=1][ل=6][ك=8]</text:p>
          </table:table-cell>
          <table:table-cell table:style-name="ce15" table:formula="of:=TESBIH([.C54];25;99;33)" office:value-type="string" office:string-value="[3 tur][1X33][31 kalan]" calcext:value-type="string">
            <text:p>[3 tur][1X33][31 kalan]</text:p>
          </table:table-cell>
          <table:table-cell table:style-name="ce6" table:formula="of:=ABJAD(MIDB([.$A54];4;200);7;1)" office:value-type="float" office:value="91" calcext:value-type="float">
            <text:p>91</text:p>
          </table:table-cell>
          <table:table-cell table:style-name="ce23" table:formula="of:=ABJAD(MIDB([.$A54];3;200);7;1;1)" office:value-type="string" office:string-value="[م=40][ا=1][ل=30][ك=20]" calcext:value-type="string">
            <text:p>[م=40][ا=1][ل=30][ك=20]</text:p>
          </table:table-cell>
          <table:table-cell table:style-name="ce15" table:formula="of:=TESBIH([.F54];25;99;33)" office:value-type="string" office:string-value="[2X33][25 kalan]" calcext:value-type="string">
            <text:p>[2X33][25 kalan]</text:p>
          </table:table-cell>
          <table:table-cell table:style-name="ce6" table:formula="of:=ABJAD(MIDB([.$A54];4;200);8;1)" office:value-type="float" office:value="373" calcext:value-type="float">
            <text:p>373</text:p>
          </table:table-cell>
          <table:table-cell table:style-name="ce23" table:formula="of:=ABJAD(MIDB([.$A54];3;200);8;1;1)" office:value-type="string" office:string-value="[م=90][ا=111][ل=71][ك=101]" calcext:value-type="string">
            <text:p>[م=90][ا=111][ل=71][ك=101]</text:p>
          </table:table-cell>
          <table:table-cell table:style-name="ce15" table:formula="of:=TESBIH([.I54];25;99;33)" office:value-type="string" office:string-value="[3 tur][2X33][10 kalan]" calcext:value-type="string">
            <text:p>[3 tur][2X33][10 kalan]</text:p>
          </table:table-cell>
          <table:table-cell table:style-name="ce6" table:formula="of:=ABJAD(MIDB([.$A54];4;200);9;1)" office:value-type="float" office:value="2767" calcext:value-type="float">
            <text:p>2767</text:p>
          </table:table-cell>
          <table:table-cell table:style-name="ce23" table:formula="of:=ABJAD(MIDB([.$A54];3;200);9;1;1)" office:value-type="string" office:string-value="[م=333][ا=13][ل=1091][ك=1330]" calcext:value-type="string">
            <text:p>[م=333][ا=13][ل=1091][ك=1330]</text:p>
          </table:table-cell>
          <table:table-cell table:style-name="ce15" table:formula="of:=TESBIH([.L54];25;99;33)" office:value-type="string" office:string-value="[27 tur][2X33][28 kalan]" calcext:value-type="string">
            <text:p>[27 tur][2X33][28 kalan]</text:p>
          </table:table-cell>
        </table:table-row>
        <table:table-row table:style-name="ro3">
          <table:table-cell table:style-name="ce12" office:value-type="string" calcext:value-type="string">
            <text:p>يا عزيز</text:p>
          </table:table-cell>
          <table:table-cell table:style-name="ce15" office:value-type="string" calcext:value-type="string">
            <text:p>Ya Aziz</text:p>
          </table:table-cell>
          <table:table-cell table:style-name="ce6" table:formula="of:=ABJAD(MIDB([.$A55];4;200);6;1)" office:value-type="float" office:value="34" calcext:value-type="float">
            <text:p>34</text:p>
          </table:table-cell>
          <table:table-cell table:style-name="ce23" table:formula="of:=ABJAD(MIDB([.$A55];3;200);6;1;1)" office:value-type="string" office:string-value="[ع=10][ز=7][ي=10][ز=7]" calcext:value-type="string">
            <text:p>[ع=10][ز=7][ي=10][ز=7]</text:p>
          </table:table-cell>
          <table:table-cell table:style-name="ce15" table:formula="of:=TESBIH([.C55];25;99;33)" office:value-type="string" office:string-value="[1X33][1 kalan]" calcext:value-type="string">
            <text:p>[1X33][1 kalan]</text:p>
          </table:table-cell>
          <table:table-cell table:style-name="ce6" table:formula="of:=ABJAD(MIDB([.$A55];4;200);7;1)" office:value-type="float" office:value="94" calcext:value-type="float">
            <text:p>94</text:p>
          </table:table-cell>
          <table:table-cell table:style-name="ce23" table:formula="of:=ABJAD(MIDB([.$A55];3;200);7;1;1)" office:value-type="string" office:string-value="[ع=70][ز=7][ي=10][ز=7]" calcext:value-type="string">
            <text:p>[ع=70][ز=7][ي=10][ز=7]</text:p>
          </table:table-cell>
          <table:table-cell table:style-name="ce15" table:formula="of:=TESBIH([.F55];25;99;33)" office:value-type="string" office:string-value="[2X33][28 kalan]" calcext:value-type="string">
            <text:p>[2X33][28 kalan]</text:p>
          </table:table-cell>
          <table:table-cell table:style-name="ce6" table:formula="of:=ABJAD(MIDB([.$A55];4;200);8;1)" office:value-type="float" office:value="157" calcext:value-type="float">
            <text:p>157</text:p>
          </table:table-cell>
          <table:table-cell table:style-name="ce23" table:formula="of:=ABJAD(MIDB([.$A55];3;200);8;1;1)" office:value-type="string" office:string-value="[ع=130][ز=8][ي=11][ز=8]" calcext:value-type="string">
            <text:p>[ع=130][ز=8][ي=11][ز=8]</text:p>
          </table:table-cell>
          <table:table-cell table:style-name="ce15" table:formula="of:=TESBIH([.I55];25;99;33)" office:value-type="string" office:string-value="[1 tur][1X33][25 kalan]" calcext:value-type="string">
            <text:p>[1 tur][1X33][25 kalan]</text:p>
          </table:table-cell>
          <table:table-cell table:style-name="ce6" table:formula="of:=ABJAD(MIDB([.$A55];4;200);9;1)" office:value-type="float" office:value="2461" calcext:value-type="float">
            <text:p>2461</text:p>
          </table:table-cell>
          <table:table-cell table:style-name="ce23" table:formula="of:=ABJAD(MIDB([.$A55];3;200);9;1;1)" office:value-type="string" office:string-value="[ع=432][ز=377][ي=1275][ز=377]" calcext:value-type="string">
            <text:p>[ع=432][ز=377][ي=1275][ز=377]</text:p>
          </table:table-cell>
          <table:table-cell table:style-name="ce15" table:formula="of:=TESBIH([.L55];25;99;33)" office:value-type="string" office:string-value="[24 tur][2X33][19 kalan]" calcext:value-type="string">
            <text:p>[24 tur][2X33][19 kalan]</text:p>
          </table:table-cell>
        </table:table-row>
        <table:table-row table:style-name="ro3">
          <table:table-cell table:style-name="ce12" office:value-type="string" calcext:value-type="string">
            <text:p>يا وافي</text:p>
          </table:table-cell>
          <table:table-cell table:style-name="ce15" office:value-type="string" calcext:value-type="string">
            <text:p>Ya Vafi</text:p>
          </table:table-cell>
          <table:table-cell table:style-name="ce6" table:formula="of:=ABJAD(MIDB([.$A56];4;200);6;1)" office:value-type="float" office:value="25" calcext:value-type="float">
            <text:p>25</text:p>
          </table:table-cell>
          <table:table-cell table:style-name="ce23" table:formula="of:=ABJAD(MIDB([.$A56];3;200);6;1;1)" office:value-type="string" office:string-value="[و=6][ا=1][ف=8][ي=10]" calcext:value-type="string">
            <text:p>[و=6][ا=1][ف=8][ي=10]</text:p>
          </table:table-cell>
          <table:table-cell table:style-name="ce15" table:formula="of:=TESBIH([.C56];25;99;33)" office:value-type="string" office:string-value="[25 kalan]" calcext:value-type="string">
            <text:p>[25 kalan]</text:p>
          </table:table-cell>
          <table:table-cell table:style-name="ce6" table:formula="of:=ABJAD(MIDB([.$A56];4;200);7;1)" office:value-type="float" office:value="97" calcext:value-type="float">
            <text:p>97</text:p>
          </table:table-cell>
          <table:table-cell table:style-name="ce23" table:formula="of:=ABJAD(MIDB([.$A56];3;200);7;1;1)" office:value-type="string" office:string-value="[و=6][ا=1][ف=80][ي=10]" calcext:value-type="string">
            <text:p>[و=6][ا=1][ف=80][ي=10]</text:p>
          </table:table-cell>
          <table:table-cell table:style-name="ce15" table:formula="of:=TESBIH([.F56];25;99;33)" office:value-type="string" office:string-value="[2X33][31 kalan]" calcext:value-type="string">
            <text:p>[2X33][31 kalan]</text:p>
          </table:table-cell>
          <table:table-cell table:style-name="ce6" table:formula="of:=ABJAD(MIDB([.$A56];4;200);8;1)" office:value-type="float" office:value="216" calcext:value-type="float">
            <text:p>216</text:p>
          </table:table-cell>
          <table:table-cell table:style-name="ce23" table:formula="of:=ABJAD(MIDB([.$A56];3;200);8;1;1)" office:value-type="string" office:string-value="[و=13][ا=111][ف=81][ي=11]" calcext:value-type="string">
            <text:p>[و=13][ا=111][ف=81][ي=11]</text:p>
          </table:table-cell>
          <table:table-cell table:style-name="ce15" table:formula="of:=TESBIH([.I56];25;99;33)" office:value-type="string" office:string-value="[2 tur][18 kalan]" calcext:value-type="string">
            <text:p>[2 tur][18 kalan]</text:p>
          </table:table-cell>
          <table:table-cell table:style-name="ce6" table:formula="of:=ABJAD(MIDB([.$A56];4;200);9;1)" office:value-type="float" office:value="2644" calcext:value-type="float">
            <text:p>2644</text:p>
          </table:table-cell>
          <table:table-cell table:style-name="ce23" table:formula="of:=ABJAD(MIDB([.$A56];3;200);9;1;1)" office:value-type="string" office:string-value="[و=705][ا=13][ف=651][ي=1275]" calcext:value-type="string">
            <text:p>[و=705][ا=13][ف=651][ي=1275]</text:p>
          </table:table-cell>
          <table:table-cell table:style-name="ce15" table:formula="of:=TESBIH([.L56];25;99;33)" office:value-type="string" office:string-value="[26 tur][2X33][4 kalan]" calcext:value-type="string">
            <text:p>[26 tur][2X33][4 kalan]</text:p>
          </table:table-cell>
        </table:table-row>
        <table:table-row table:style-name="ro3">
          <table:table-cell table:style-name="ce12" office:value-type="string" calcext:value-type="string">
            <text:p>يا حفي</text:p>
          </table:table-cell>
          <table:table-cell table:style-name="ce15" office:value-type="string" calcext:value-type="string">
            <text:p>Ya Hafi</text:p>
          </table:table-cell>
          <table:table-cell table:style-name="ce6" table:formula="of:=ABJAD(MIDB([.$A57];4;200);6;1)" office:value-type="float" office:value="26" calcext:value-type="float">
            <text:p>26</text:p>
          </table:table-cell>
          <table:table-cell table:style-name="ce23" table:formula="of:=ABJAD(MIDB([.$A57];3;200);6;1;1)" office:value-type="string" office:string-value="[ح=8][ف=8][ي=10]" calcext:value-type="string">
            <text:p>[ح=8][ف=8][ي=10]</text:p>
          </table:table-cell>
          <table:table-cell table:style-name="ce15" table:formula="of:=TESBIH([.C57];25;99;33)" office:value-type="string" office:string-value="[26 kalan]" calcext:value-type="string">
            <text:p>[26 kalan]</text:p>
          </table:table-cell>
          <table:table-cell table:style-name="ce6" table:formula="of:=ABJAD(MIDB([.$A57];4;200);7;1)" office:value-type="float" office:value="98" calcext:value-type="float">
            <text:p>98</text:p>
          </table:table-cell>
          <table:table-cell table:style-name="ce23" table:formula="of:=ABJAD(MIDB([.$A57];3;200);7;1;1)" office:value-type="string" office:string-value="[ح=8][ف=80][ي=10]" calcext:value-type="string">
            <text:p>[ح=8][ف=80][ي=10]</text:p>
          </table:table-cell>
          <table:table-cell table:style-name="ce15" table:formula="of:=TESBIH([.F57];25;99;33)" office:value-type="string" office:string-value="[2X33][32 kalan]" calcext:value-type="string">
            <text:p>[2X33][32 kalan]</text:p>
          </table:table-cell>
          <table:table-cell table:style-name="ce6" table:formula="of:=ABJAD(MIDB([.$A57];4;200);8;1)" office:value-type="float" office:value="101" calcext:value-type="float">
            <text:p>101</text:p>
          </table:table-cell>
          <table:table-cell table:style-name="ce23" table:formula="of:=ABJAD(MIDB([.$A57];3;200);8;1;1)" office:value-type="string" office:string-value="[ح=9][ف=81][ي=11]" calcext:value-type="string">
            <text:p>[ح=9][ف=81][ي=11]</text:p>
          </table:table-cell>
          <table:table-cell table:style-name="ce15" table:formula="of:=TESBIH([.I57];25;99;33)" office:value-type="string" office:string-value="[1 tur][2 kalan]" calcext:value-type="string">
            <text:p>[1 tur][2 kalan]</text:p>
          </table:table-cell>
          <table:table-cell table:style-name="ce6" table:formula="of:=ABJAD(MIDB([.$A57];4;200);9;1)" office:value-type="float" office:value="2532" calcext:value-type="float">
            <text:p>2532</text:p>
          </table:table-cell>
          <table:table-cell table:style-name="ce23" table:formula="of:=ABJAD(MIDB([.$A57];3;200);9;1;1)" office:value-type="string" office:string-value="[ح=606][ف=651][ي=1275]" calcext:value-type="string">
            <text:p>[ح=606][ف=651][ي=1275]</text:p>
          </table:table-cell>
          <table:table-cell table:style-name="ce15" table:formula="of:=TESBIH([.L57];25;99;33)" office:value-type="string" office:string-value="[25 tur][1X33][24 kalan]" calcext:value-type="string">
            <text:p>[25 tur][1X33][24 kalan]</text:p>
          </table:table-cell>
        </table:table-row>
        <table:table-row table:style-name="ro4">
          <table:table-cell table:style-name="ce12" office:value-type="string" calcext:value-type="string">
            <text:p>يا مليك</text:p>
          </table:table-cell>
          <table:table-cell table:style-name="ce15" office:value-type="string" calcext:value-type="string">
            <text:p>Ya Melik</text:p>
          </table:table-cell>
          <table:table-cell table:style-name="ce6" table:formula="of:=ABJAD(MIDB([.$A58];4;200);6;1)" office:value-type="float" office:value="28" calcext:value-type="float">
            <text:p>28</text:p>
          </table:table-cell>
          <table:table-cell table:style-name="ce23" table:formula="of:=ABJAD(MIDB([.$A58];3;200);6;1;1)" office:value-type="string" office:string-value="[م=4][ل=6][ي=10][ك=8]" calcext:value-type="string">
            <text:p>[م=4][ل=6][ي=10][ك=8]</text:p>
          </table:table-cell>
          <table:table-cell table:style-name="ce15" table:formula="of:=TESBIH([.C58];25;99;33)" office:value-type="string" office:string-value="[28 kalan]" calcext:value-type="string">
            <text:p>[28 kalan]</text:p>
          </table:table-cell>
          <table:table-cell table:style-name="ce6" table:formula="of:=ABJAD(MIDB([.$A58];4;200);7;1)" office:value-type="float" office:value="100" calcext:value-type="float">
            <text:p>100</text:p>
          </table:table-cell>
          <table:table-cell table:style-name="ce23" table:formula="of:=ABJAD(MIDB([.$A58];3;200);7;1;1)" office:value-type="string" office:string-value="[م=40][ل=30][ي=10][ك=20]" calcext:value-type="string">
            <text:p>[م=40][ل=30][ي=10][ك=20]</text:p>
          </table:table-cell>
          <table:table-cell table:style-name="ce15" table:formula="of:=TESBIH([.F58];25;99;33)" office:value-type="string" office:string-value="[1 tur][1 kalan]" calcext:value-type="string">
            <text:p>[1 tur][1 kalan]</text:p>
          </table:table-cell>
          <table:table-cell table:style-name="ce6" table:formula="of:=ABJAD(MIDB([.$A58];4;200);8;1)" office:value-type="float" office:value="273" calcext:value-type="float">
            <text:p>273</text:p>
          </table:table-cell>
          <table:table-cell table:style-name="ce23" table:formula="of:=ABJAD(MIDB([.$A58];3;200);8;1;1)" office:value-type="string" office:string-value="[م=90][ل=71][ي=11][ك=101]" calcext:value-type="string">
            <text:p>[م=90][ل=71][ي=11][ك=101]</text:p>
          </table:table-cell>
          <table:table-cell table:style-name="ce15" table:formula="of:=TESBIH([.I58];25;99;33)" office:value-type="string" office:string-value="[2 tur][2X33][9 kalan]" calcext:value-type="string">
            <text:p>[2 tur][2X33][9 kalan]</text:p>
          </table:table-cell>
          <table:table-cell table:style-name="ce6" table:formula="of:=ABJAD(MIDB([.$A58];4;200);9;1)" office:value-type="float" office:value="4029" calcext:value-type="float">
            <text:p>4029</text:p>
          </table:table-cell>
          <table:table-cell table:style-name="ce23" table:formula="of:=ABJAD(MIDB([.$A58];3;200);9;1;1)" office:value-type="string" office:string-value="[م=333][ل=1091][ي=1275][ك=1330]" calcext:value-type="string">
            <text:p>[م=333][ل=1091][ي=1275][ك=1330]</text:p>
          </table:table-cell>
          <table:table-cell table:style-name="ce15" table:formula="of:=TESBIH([.L58];25;99;33)" office:value-type="string" office:string-value="[40 tur][2X33][3 kalan]" calcext:value-type="string">
            <text:p>[40 tur][2X33][3 kalan]</text:p>
          </table:table-cell>
        </table:table-row>
        <table:table-row table:style-name="ro3">
          <table:table-cell table:style-name="ce12" office:value-type="string" calcext:value-type="string">
            <text:p>يا صاحب</text:p>
          </table:table-cell>
          <table:table-cell table:style-name="ce15" office:value-type="string" calcext:value-type="string">
            <text:p>Ya Sahib</text:p>
          </table:table-cell>
          <table:table-cell table:style-name="ce6" table:formula="of:=ABJAD(MIDB([.$A59];4;200);6;1)" office:value-type="float" office:value="11" calcext:value-type="float">
            <text:p>11</text:p>
          </table:table-cell>
          <table:table-cell table:style-name="ce23" table:formula="of:=ABJAD(MIDB([.$A59];3;200);6;1;1)" office:value-type="string" office:string-value="[ص=0][ا=1][ح=8][ب=2]" calcext:value-type="string">
            <text:p>[ص=0][ا=1][ح=8][ب=2]</text:p>
          </table:table-cell>
          <table:table-cell table:style-name="ce15" table:formula="of:=TESBIH([.C59];25;99;33)" office:value-type="string" office:string-value="[1 tur][22 kalan]" calcext:value-type="string">
            <text:p>[1 tur][22 kalan]</text:p>
          </table:table-cell>
          <table:table-cell table:style-name="ce6" table:formula="of:=ABJAD(MIDB([.$A59];4;200);7;1)" office:value-type="float" office:value="71" calcext:value-type="float">
            <text:p>71</text:p>
          </table:table-cell>
          <table:table-cell table:style-name="ce23" table:formula="of:=ABJAD(MIDB([.$A59];3;200);7;1;1)" office:value-type="string" office:string-value="[ص=60][ا=1][ح=8][ب=2]" calcext:value-type="string">
            <text:p>[ص=60][ا=1][ح=8][ب=2]</text:p>
          </table:table-cell>
          <table:table-cell table:style-name="ce15" table:formula="of:=TESBIH([.F59];25;99;33)" office:value-type="string" office:string-value="[2X33][5 kalan]" calcext:value-type="string">
            <text:p>[2X33][5 kalan]</text:p>
          </table:table-cell>
          <table:table-cell table:style-name="ce6" table:formula="of:=ABJAD(MIDB([.$A59];4;200);8;1)" office:value-type="float" office:value="188" calcext:value-type="float">
            <text:p>188</text:p>
          </table:table-cell>
          <table:table-cell table:style-name="ce23" table:formula="of:=ABJAD(MIDB([.$A59];3;200);8;1;1)" office:value-type="string" office:string-value="[ص=65][ا=111][ح=9][ب=3]" calcext:value-type="string">
            <text:p>[ص=65][ا=111][ح=9][ب=3]</text:p>
          </table:table-cell>
          <table:table-cell table:style-name="ce15" table:formula="of:=TESBIH([.I59];25;99;33)" office:value-type="string" office:string-value="[1 tur][2X33][23 kalan]" calcext:value-type="string">
            <text:p>[1 tur][2X33][23 kalan]</text:p>
          </table:table-cell>
          <table:table-cell table:style-name="ce6" table:formula="of:=ABJAD(MIDB([.$A59];4;200);9;1)" office:value-type="float" office:value="1981" calcext:value-type="float">
            <text:p>1981</text:p>
          </table:table-cell>
          <table:table-cell table:style-name="ce23" table:formula="of:=ABJAD(MIDB([.$A59];3;200);9;1;1)" office:value-type="string" office:string-value="[ص=760][ا=13][ح=606][ب=602]" calcext:value-type="string">
            <text:p>[ص=760][ا=13][ح=606][ب=602]</text:p>
          </table:table-cell>
          <table:table-cell table:style-name="ce15" table:formula="of:=TESBIH([.L59];25;99;33)" office:value-type="string" office:string-value="[20 tur][1 kalan]" calcext:value-type="string">
            <text:p>[20 tur][1 kalan]</text:p>
          </table:table-cell>
        </table:table-row>
        <table:table-row table:style-name="ro4">
          <table:table-cell table:style-name="ce12" office:value-type="string" calcext:value-type="string">
            <text:p>يا مبين</text:p>
          </table:table-cell>
          <table:table-cell table:style-name="ce15" office:value-type="string" calcext:value-type="string">
            <text:p>Ya Mubin</text:p>
          </table:table-cell>
          <table:table-cell table:style-name="ce6" table:formula="of:=ABJAD(MIDB([.$A60];4;200);6;1)" office:value-type="float" office:value="18" calcext:value-type="float">
            <text:p>18</text:p>
          </table:table-cell>
          <table:table-cell table:style-name="ce23" table:formula="of:=ABJAD(MIDB([.$A60];3;200);6;1;1)" office:value-type="string" office:string-value="[م=4][ب=2][ي=10][ن=2]" calcext:value-type="string">
            <text:p>[م=4][ب=2][ي=10][ن=2]</text:p>
          </table:table-cell>
          <table:table-cell table:style-name="ce15" table:formula="of:=TESBIH([.C60];25;99;33)" office:value-type="string" office:string-value="[3 tur][27 kalan]" calcext:value-type="string">
            <text:p>[3 tur][27 kalan]</text:p>
          </table:table-cell>
          <table:table-cell table:style-name="ce6" table:formula="of:=ABJAD(MIDB([.$A60];4;200);7;1)" office:value-type="float" office:value="102" calcext:value-type="float">
            <text:p>102</text:p>
          </table:table-cell>
          <table:table-cell table:style-name="ce23" table:formula="of:=ABJAD(MIDB([.$A60];3;200);7;1;1)" office:value-type="string" office:string-value="[م=40][ب=2][ي=10][ن=50]" calcext:value-type="string">
            <text:p>[م=40][ب=2][ي=10][ن=50]</text:p>
          </table:table-cell>
          <table:table-cell table:style-name="ce15" table:formula="of:=TESBIH([.F60];25;99;33)" office:value-type="string" office:string-value="[1 tur][3 kalan]" calcext:value-type="string">
            <text:p>[1 tur][3 kalan]</text:p>
          </table:table-cell>
          <table:table-cell table:style-name="ce6" table:formula="of:=ABJAD(MIDB([.$A60];4;200);8;1)" office:value-type="float" office:value="210" calcext:value-type="float">
            <text:p>210</text:p>
          </table:table-cell>
          <table:table-cell table:style-name="ce23" table:formula="of:=ABJAD(MIDB([.$A60];3;200);8;1;1)" office:value-type="string" office:string-value="[م=90][ب=3][ي=11][ن=106]" calcext:value-type="string">
            <text:p>[م=90][ب=3][ي=11][ن=106]</text:p>
          </table:table-cell>
          <table:table-cell table:style-name="ce15" table:formula="of:=TESBIH([.I60];25;99;33)" office:value-type="string" office:string-value="[2 tur][12 kalan]" calcext:value-type="string">
            <text:p>[2 tur][12 kalan]</text:p>
          </table:table-cell>
          <table:table-cell table:style-name="ce6" table:formula="of:=ABJAD(MIDB([.$A60];4;200);9;1)" office:value-type="float" office:value="3210" calcext:value-type="float">
            <text:p>3210</text:p>
          </table:table-cell>
          <table:table-cell table:style-name="ce23" table:formula="of:=ABJAD(MIDB([.$A60];3;200);9;1;1)" office:value-type="string" office:string-value="[م=333][ب=602][ي=1275][ن=1000]" calcext:value-type="string">
            <text:p>[م=333][ب=602][ي=1275][ن=1000]</text:p>
          </table:table-cell>
          <table:table-cell table:style-name="ce15" table:formula="of:=TESBIH([.L60];25;99;33)" office:value-type="string" office:string-value="[32 tur][1X33][9 kalan]" calcext:value-type="string">
            <text:p>[32 tur][1X33][9 kalan]</text:p>
          </table:table-cell>
        </table:table-row>
        <table:table-row table:style-name="ro3">
          <table:table-cell table:style-name="ce12" office:value-type="string" calcext:value-type="string">
            <text:p>يا أعلى</text:p>
          </table:table-cell>
          <table:table-cell table:style-name="ce15" office:value-type="string" calcext:value-type="string">
            <text:p>Ya A’la</text:p>
          </table:table-cell>
          <table:table-cell table:style-name="ce6" table:formula="of:=ABJAD(MIDB([.$A61];4;200);6;1)" office:value-type="float" office:value="18" calcext:value-type="float">
            <text:p>18</text:p>
          </table:table-cell>
          <table:table-cell table:style-name="ce23" table:formula="of:=ABJAD(MIDB([.$A61];3;200);6;1;1)" office:value-type="string" office:string-value="[ا=1][ع=10][ل=6][ى=1]" calcext:value-type="string">
            <text:p>[ا=1][ع=10][ل=6][ى=1]</text:p>
          </table:table-cell>
          <table:table-cell table:style-name="ce15" table:formula="of:=TESBIH([.C61];25;99;33)" office:value-type="string" office:string-value="[3 tur][27 kalan]" calcext:value-type="string">
            <text:p>[3 tur][27 kalan]</text:p>
          </table:table-cell>
          <table:table-cell table:style-name="ce6" table:formula="of:=ABJAD(MIDB([.$A61];4;200);7;1)" office:value-type="float" office:value="102" calcext:value-type="float">
            <text:p>102</text:p>
          </table:table-cell>
          <table:table-cell table:style-name="ce23" table:formula="of:=ABJAD(MIDB([.$A61];3;200);7;1;1)" office:value-type="string" office:string-value="[ا=1][ع=70][ل=30][ى=1]" calcext:value-type="string">
            <text:p>[ا=1][ع=70][ل=30][ى=1]</text:p>
          </table:table-cell>
          <table:table-cell table:style-name="ce15" table:formula="of:=TESBIH([.F61];25;99;33)" office:value-type="string" office:string-value="[1 tur][3 kalan]" calcext:value-type="string">
            <text:p>[1 tur][3 kalan]</text:p>
          </table:table-cell>
          <table:table-cell table:style-name="ce6" table:formula="of:=ABJAD(MIDB([.$A61];4;200);8;1)" office:value-type="float" office:value="423" calcext:value-type="float">
            <text:p>423</text:p>
          </table:table-cell>
          <table:table-cell table:style-name="ce23" table:formula="of:=ABJAD(MIDB([.$A61];3;200);8;1;1)" office:value-type="string" office:string-value="[ا=111][ع=130][ل=71][ى=111]" calcext:value-type="string">
            <text:p>[ا=111][ع=130][ل=71][ى=111]</text:p>
          </table:table-cell>
          <table:table-cell table:style-name="ce15" table:formula="of:=TESBIH([.I61];25;99;33)" office:value-type="string" office:string-value="[4 tur][27 kalan]" calcext:value-type="string">
            <text:p>[4 tur][27 kalan]</text:p>
          </table:table-cell>
          <table:table-cell table:style-name="ce6" table:formula="of:=ABJAD(MIDB([.$A61];4;200);9;1)" office:value-type="float" office:value="1549" calcext:value-type="float">
            <text:p>1549</text:p>
          </table:table-cell>
          <table:table-cell table:style-name="ce23" table:formula="of:=ABJAD(MIDB([.$A61];3;200);9;1;1)" office:value-type="string" office:string-value="[ا=13][ع=432][ل=1091][ى=13]" calcext:value-type="string">
            <text:p>[ا=13][ع=432][ل=1091][ى=13]</text:p>
          </table:table-cell>
          <table:table-cell table:style-name="ce15" table:formula="of:=TESBIH([.L61];25;99;33)" office:value-type="string" office:string-value="[15 tur][1X33][31 kalan]" calcext:value-type="string">
            <text:p>[15 tur][1X33][31 kalan]</text:p>
          </table:table-cell>
        </table:table-row>
        <table:table-row table:style-name="ro3">
          <table:table-cell table:style-name="ce12" office:value-type="string" calcext:value-type="string">
            <text:p>يا عدل</text:p>
          </table:table-cell>
          <table:table-cell table:style-name="ce15" office:value-type="string" calcext:value-type="string">
            <text:p>Ya Adl</text:p>
          </table:table-cell>
          <table:table-cell table:style-name="ce6" table:formula="of:=ABJAD(MIDB([.$A62];4;200);6;1)" office:value-type="float" office:value="20" calcext:value-type="float">
            <text:p>20</text:p>
          </table:table-cell>
          <table:table-cell table:style-name="ce23" table:formula="of:=ABJAD(MIDB([.$A62];3;200);6;1;1)" office:value-type="string" office:string-value="[ع=10][د=4][ل=6]" calcext:value-type="string">
            <text:p>[ع=10][د=4][ل=6]</text:p>
          </table:table-cell>
          <table:table-cell table:style-name="ce15" table:formula="of:=TESBIH([.C62];25;99;33)" office:value-type="string" office:string-value="[4 tur][4 kalan]" calcext:value-type="string">
            <text:p>[4 tur][4 kalan]</text:p>
          </table:table-cell>
          <table:table-cell table:style-name="ce6" table:formula="of:=ABJAD(MIDB([.$A62];4;200);7;1)" office:value-type="float" office:value="104" calcext:value-type="float">
            <text:p>104</text:p>
          </table:table-cell>
          <table:table-cell table:style-name="ce23" table:formula="of:=ABJAD(MIDB([.$A62];3;200);7;1;1)" office:value-type="string" office:string-value="[ع=70][د=4][ل=30]" calcext:value-type="string">
            <text:p>[ع=70][د=4][ل=30]</text:p>
          </table:table-cell>
          <table:table-cell table:style-name="ce15" table:formula="of:=TESBIH([.F62];25;99;33)" office:value-type="string" office:string-value="[1 tur][5 kalan]" calcext:value-type="string">
            <text:p>[1 tur][5 kalan]</text:p>
          </table:table-cell>
          <table:table-cell table:style-name="ce6" table:formula="of:=ABJAD(MIDB([.$A62];4;200);8;1)" office:value-type="float" office:value="236" calcext:value-type="float">
            <text:p>236</text:p>
          </table:table-cell>
          <table:table-cell table:style-name="ce23" table:formula="of:=ABJAD(MIDB([.$A62];3;200);8;1;1)" office:value-type="string" office:string-value="[ع=130][د=35][ل=71]" calcext:value-type="string">
            <text:p>[ع=130][د=35][ل=71]</text:p>
          </table:table-cell>
          <table:table-cell table:style-name="ce15" table:formula="of:=TESBIH([.I62];25;99;33)" office:value-type="string" office:string-value="[2 tur][1X33][5 kalan]" calcext:value-type="string">
            <text:p>[2 tur][1X33][5 kalan]</text:p>
          </table:table-cell>
          <table:table-cell table:style-name="ce6" table:formula="of:=ABJAD(MIDB([.$A62];4;200);9;1)" office:value-type="float" office:value="1801" calcext:value-type="float">
            <text:p>1801</text:p>
          </table:table-cell>
          <table:table-cell table:style-name="ce23" table:formula="of:=ABJAD(MIDB([.$A62];3;200);9;1;1)" office:value-type="string" office:string-value="[ع=432][د=278][ل=1091]" calcext:value-type="string">
            <text:p>[ع=432][د=278][ل=1091]</text:p>
          </table:table-cell>
          <table:table-cell table:style-name="ce15" table:formula="of:=TESBIH([.L62];25;99;33)" office:value-type="string" office:string-value="[18 tur][19 kalan]" calcext:value-type="string">
            <text:p>[18 tur][19 kalan]</text:p>
          </table:table-cell>
        </table:table-row>
        <table:table-row table:style-name="ro2">
          <table:table-cell table:style-name="ce12" office:value-type="string" calcext:value-type="string">
            <text:p>يا أقوى</text:p>
          </table:table-cell>
          <table:table-cell table:style-name="ce15" office:value-type="string" calcext:value-type="string">
            <text:p>Ya Akva</text:p>
          </table:table-cell>
          <table:table-cell table:style-name="ce6" table:formula="of:=ABJAD(MIDB([.$A63];4;200);6;1)" office:value-type="float" office:value="12" calcext:value-type="float">
            <text:p>12</text:p>
          </table:table-cell>
          <table:table-cell table:style-name="ce23" table:formula="of:=ABJAD(MIDB([.$A63];3;200);6;1;1)" office:value-type="string" office:string-value="[ا=1][ق=4][و=6][ى=1]" calcext:value-type="string">
            <text:p>[ا=1][ق=4][و=6][ى=1]</text:p>
          </table:table-cell>
          <table:table-cell table:style-name="ce15" table:formula="of:=TESBIH([.C63];25;99;33)" office:value-type="string" office:string-value="[1 tur][1X33][12 kalan]" calcext:value-type="string">
            <text:p>[1 tur][1X33][12 kalan]</text:p>
          </table:table-cell>
          <table:table-cell table:style-name="ce6" table:formula="of:=ABJAD(MIDB([.$A63];4;200);7;1)" office:value-type="float" office:value="108" calcext:value-type="float">
            <text:p>108</text:p>
          </table:table-cell>
          <table:table-cell table:style-name="ce23" table:formula="of:=ABJAD(MIDB([.$A63];3;200);7;1;1)" office:value-type="string" office:string-value="[ا=1][ق=100][و=6][ى=1]" calcext:value-type="string">
            <text:p>[ا=1][ق=100][و=6][ى=1]</text:p>
          </table:table-cell>
          <table:table-cell table:style-name="ce15" table:formula="of:=TESBIH([.F63];25;99;33)" office:value-type="string" office:string-value="[1 tur][9 kalan]" calcext:value-type="string">
            <text:p>[1 tur][9 kalan]</text:p>
          </table:table-cell>
          <table:table-cell table:style-name="ce6" table:formula="of:=ABJAD(MIDB([.$A63];4;200);8;1)" office:value-type="float" office:value="416" calcext:value-type="float">
            <text:p>416</text:p>
          </table:table-cell>
          <table:table-cell table:style-name="ce23" table:formula="of:=ABJAD(MIDB([.$A63];3;200);8;1;1)" office:value-type="string" office:string-value="[ا=111][ق=181][و=13][ى=111]" calcext:value-type="string">
            <text:p>[ا=111][ق=181][و=13][ى=111]</text:p>
          </table:table-cell>
          <table:table-cell table:style-name="ce15" table:formula="of:=TESBIH([.I63];25;99;33)" office:value-type="string" office:string-value="[4 tur][20 kalan]" calcext:value-type="string">
            <text:p>[4 tur][20 kalan]</text:p>
          </table:table-cell>
          <table:table-cell table:style-name="ce6" table:formula="of:=ABJAD(MIDB([.$A63];4;200);9;1)" office:value-type="float" office:value="788" calcext:value-type="float">
            <text:p>788</text:p>
          </table:table-cell>
          <table:table-cell table:style-name="ce23" table:formula="of:=ABJAD(MIDB([.$A63];3;200);9;1;1)" office:value-type="string" office:string-value="[ا=13][ق=57][و=705][ى=13]" calcext:value-type="string">
            <text:p>[ا=13][ق=57][و=705][ى=13]</text:p>
          </table:table-cell>
          <table:table-cell table:style-name="ce15" table:formula="of:=TESBIH([.L63];25;99;33)" office:value-type="string" office:string-value="[7 tur][2X33][29 kalan]" calcext:value-type="string">
            <text:p>[7 tur][2X33][29 kalan]</text:p>
          </table:table-cell>
        </table:table-row>
        <table:table-row table:style-name="ro5">
          <table:table-cell table:style-name="ce12" office:value-type="string" calcext:value-type="string">
            <text:p>يا حق</text:p>
          </table:table-cell>
          <table:table-cell table:style-name="ce15" office:value-type="string" calcext:value-type="string">
            <text:p>Ya Hak</text:p>
          </table:table-cell>
          <table:table-cell table:style-name="ce6" table:formula="of:=ABJAD(MIDB([.$A64];4;200);6;1)" office:value-type="float" office:value="12" calcext:value-type="float">
            <text:p>12</text:p>
          </table:table-cell>
          <table:table-cell table:style-name="ce23" table:formula="of:=ABJAD(MIDB([.$A64];3;200);6;1;1)" office:value-type="string" office:string-value="[ح=8][ق=4]" calcext:value-type="string">
            <text:p>[ح=8][ق=4]</text:p>
          </table:table-cell>
          <table:table-cell table:style-name="ce15" table:formula="of:=TESBIH([.C64];25;99;33)" office:value-type="string" office:string-value="[1 tur][1X33][12 kalan]" calcext:value-type="string">
            <text:p>[1 tur][1X33][12 kalan]</text:p>
          </table:table-cell>
          <table:table-cell table:style-name="ce6" table:formula="of:=ABJAD(MIDB([.$A64];4;200);7;1)" office:value-type="float" office:value="108" calcext:value-type="float">
            <text:p>108</text:p>
          </table:table-cell>
          <table:table-cell table:style-name="ce23" table:formula="of:=ABJAD(MIDB([.$A64];3;200);7;1;1)" office:value-type="string" office:string-value="[ح=8][ق=100]" calcext:value-type="string">
            <text:p>[ح=8][ق=100]</text:p>
          </table:table-cell>
          <table:table-cell table:style-name="ce15" table:formula="of:=TESBIH([.F64];25;99;33)" office:value-type="string" office:string-value="[1 tur][9 kalan]" calcext:value-type="string">
            <text:p>[1 tur][9 kalan]</text:p>
          </table:table-cell>
          <table:table-cell table:style-name="ce6" table:formula="of:=ABJAD(MIDB([.$A64];4;200);8;1)" office:value-type="float" office:value="190" calcext:value-type="float">
            <text:p>190</text:p>
          </table:table-cell>
          <table:table-cell table:style-name="ce23" table:formula="of:=ABJAD(MIDB([.$A64];3;200);8;1;1)" office:value-type="string" office:string-value="[ح=9][ق=181]" calcext:value-type="string">
            <text:p>[ح=9][ق=181]</text:p>
          </table:table-cell>
          <table:table-cell table:style-name="ce15" table:formula="of:=TESBIH([.I64];25;99;33)" office:value-type="string" office:string-value="[1 tur][2X33][25 kalan]" calcext:value-type="string">
            <text:p>[1 tur][2X33][25 kalan]</text:p>
          </table:table-cell>
          <table:table-cell table:style-name="ce6" table:formula="of:=ABJAD(MIDB([.$A64];4;200);9;1)" office:value-type="float" office:value="663" calcext:value-type="float">
            <text:p>663</text:p>
          </table:table-cell>
          <table:table-cell table:style-name="ce23" table:formula="of:=ABJAD(MIDB([.$A64];3;200);9;1;1)" office:value-type="string" office:string-value="[ح=606][ق=57]" calcext:value-type="string">
            <text:p>[ح=606][ق=57]</text:p>
          </table:table-cell>
          <table:table-cell table:style-name="ce15" table:formula="of:=TESBIH([.L64];25;99;33)" office:value-type="string" office:string-value="[6 tur][2X33][3 kalan]" calcext:value-type="string">
            <text:p>[6 tur][2X33][3 kalan]</text:p>
          </table:table-cell>
        </table:table-row>
        <table:table-row table:style-name="ro3">
          <table:table-cell table:style-name="ce12" office:value-type="string" calcext:value-type="string">
            <text:p>يا حنان</text:p>
          </table:table-cell>
          <table:table-cell table:style-name="ce15" office:value-type="string" calcext:value-type="string">
            <text:p>Ya Hannan</text:p>
          </table:table-cell>
          <table:table-cell table:style-name="ce6" table:formula="of:=ABJAD(MIDB([.$A65];4;200);6;1)" office:value-type="float" office:value="13" calcext:value-type="float">
            <text:p>13</text:p>
          </table:table-cell>
          <table:table-cell table:style-name="ce23" table:formula="of:=ABJAD(MIDB([.$A65];3;200);6;1;1)" office:value-type="string" office:string-value="[ح=8][ن=2][ا=1][ن=2]" calcext:value-type="string">
            <text:p>[ح=8][ن=2][ا=1][ن=2]</text:p>
          </table:table-cell>
          <table:table-cell table:style-name="ce15" table:formula="of:=TESBIH([.C65];25;99;33)" office:value-type="string" office:string-value="[1 tur][2X33][4 kalan]" calcext:value-type="string">
            <text:p>[1 tur][2X33][4 kalan]</text:p>
          </table:table-cell>
          <table:table-cell table:style-name="ce6" table:formula="of:=ABJAD(MIDB([.$A65];4;200);7;1)" office:value-type="float" office:value="109" calcext:value-type="float">
            <text:p>109</text:p>
          </table:table-cell>
          <table:table-cell table:style-name="ce23" table:formula="of:=ABJAD(MIDB([.$A65];3;200);7;1;1)" office:value-type="string" office:string-value="[ح=8][ن=50][ا=1][ن=50]" calcext:value-type="string">
            <text:p>[ح=8][ن=50][ا=1][ن=50]</text:p>
          </table:table-cell>
          <table:table-cell table:style-name="ce15" table:formula="of:=TESBIH([.F65];25;99;33)" office:value-type="string" office:string-value="[1 tur][10 kalan]" calcext:value-type="string">
            <text:p>[1 tur][10 kalan]</text:p>
          </table:table-cell>
          <table:table-cell table:style-name="ce6" table:formula="of:=ABJAD(MIDB([.$A65];4;200);8;1)" office:value-type="float" office:value="332" calcext:value-type="float">
            <text:p>332</text:p>
          </table:table-cell>
          <table:table-cell table:style-name="ce23" table:formula="of:=ABJAD(MIDB([.$A65];3;200);8;1;1)" office:value-type="string" office:string-value="[ح=9][ن=106][ا=111][ن=106]" calcext:value-type="string">
            <text:p>[ح=9][ن=106][ا=111][ن=106]</text:p>
          </table:table-cell>
          <table:table-cell table:style-name="ce15" table:formula="of:=TESBIH([.I65];25;99;33)" office:value-type="string" office:string-value="[3 tur][1X33][2 kalan]" calcext:value-type="string">
            <text:p>[3 tur][1X33][2 kalan]</text:p>
          </table:table-cell>
          <table:table-cell table:style-name="ce6" table:formula="of:=ABJAD(MIDB([.$A65];4;200);9;1)" office:value-type="float" office:value="2619" calcext:value-type="float">
            <text:p>2619</text:p>
          </table:table-cell>
          <table:table-cell table:style-name="ce23" table:formula="of:=ABJAD(MIDB([.$A65];3;200);9;1;1)" office:value-type="string" office:string-value="[ح=606][ن=1000][ا=13][ن=1000]" calcext:value-type="string">
            <text:p>[ح=606][ن=1000][ا=13][ن=1000]</text:p>
          </table:table-cell>
          <table:table-cell table:style-name="ce15" table:formula="of:=TESBIH([.L65];25;99;33)" office:value-type="string" office:string-value="[26 tur][1X33][12 kalan]" calcext:value-type="string">
            <text:p>[26 tur][1X33][12 kalan]</text:p>
          </table:table-cell>
        </table:table-row>
        <table:table-row table:style-name="ro3">
          <table:table-cell table:style-name="ce12" office:value-type="string" calcext:value-type="string">
            <text:p>يا علي</text:p>
          </table:table-cell>
          <table:table-cell table:style-name="ce15" office:value-type="string" calcext:value-type="string">
            <text:p>Ya Ali</text:p>
          </table:table-cell>
          <table:table-cell table:style-name="ce6" table:formula="of:=ABJAD(MIDB([.$A66];4;200);6;1)" office:value-type="float" office:value="26" calcext:value-type="float">
            <text:p>26</text:p>
          </table:table-cell>
          <table:table-cell table:style-name="ce23" table:formula="of:=ABJAD(MIDB([.$A66];3;200);6;1;1)" office:value-type="string" office:string-value="[ع=10][ل=6][ي=10]" calcext:value-type="string">
            <text:p>[ع=10][ل=6][ي=10]</text:p>
          </table:table-cell>
          <table:table-cell table:style-name="ce15" table:formula="of:=TESBIH([.C66];25;99;33)" office:value-type="string" office:string-value="[26 kalan]" calcext:value-type="string">
            <text:p>[26 kalan]</text:p>
          </table:table-cell>
          <table:table-cell table:style-name="ce6" table:formula="of:=ABJAD(MIDB([.$A66];4;200);7;1)" office:value-type="float" office:value="110" calcext:value-type="float">
            <text:p>110</text:p>
          </table:table-cell>
          <table:table-cell table:style-name="ce23" table:formula="of:=ABJAD(MIDB([.$A66];3;200);7;1;1)" office:value-type="string" office:string-value="[ع=70][ل=30][ي=10]" calcext:value-type="string">
            <text:p>[ع=70][ل=30][ي=10]</text:p>
          </table:table-cell>
          <table:table-cell table:style-name="ce15" table:formula="of:=TESBIH([.F66];25;99;33)" office:value-type="string" office:string-value="[1 tur][11 kalan]" calcext:value-type="string">
            <text:p>[1 tur][11 kalan]</text:p>
          </table:table-cell>
          <table:table-cell table:style-name="ce6" table:formula="of:=ABJAD(MIDB([.$A66];4;200);8;1)" office:value-type="float" office:value="212" calcext:value-type="float">
            <text:p>212</text:p>
          </table:table-cell>
          <table:table-cell table:style-name="ce23" table:formula="of:=ABJAD(MIDB([.$A66];3;200);8;1;1)" office:value-type="string" office:string-value="[ع=130][ل=71][ي=11]" calcext:value-type="string">
            <text:p>[ع=130][ل=71][ي=11]</text:p>
          </table:table-cell>
          <table:table-cell table:style-name="ce15" table:formula="of:=TESBIH([.I66];25;99;33)" office:value-type="string" office:string-value="[2 tur][14 kalan]" calcext:value-type="string">
            <text:p>[2 tur][14 kalan]</text:p>
          </table:table-cell>
          <table:table-cell table:style-name="ce6" table:formula="of:=ABJAD(MIDB([.$A66];4;200);9;1)" office:value-type="float" office:value="2798" calcext:value-type="float">
            <text:p>2798</text:p>
          </table:table-cell>
          <table:table-cell table:style-name="ce23" table:formula="of:=ABJAD(MIDB([.$A66];3;200);9;1;1)" office:value-type="string" office:string-value="[ع=432][ل=1091][ي=1275]" calcext:value-type="string">
            <text:p>[ع=432][ل=1091][ي=1275]</text:p>
          </table:table-cell>
          <table:table-cell table:style-name="ce15" table:formula="of:=TESBIH([.L66];25;99;33)" office:value-type="string" office:string-value="[28 tur][26 kalan]" calcext:value-type="string">
            <text:p>[28 tur][26 kalan]</text:p>
          </table:table-cell>
        </table:table-row>
        <table:table-row table:style-name="ro3">
          <table:table-cell table:style-name="ce12" office:value-type="string" calcext:value-type="string">
            <text:p>يا كافي</text:p>
          </table:table-cell>
          <table:table-cell table:style-name="ce15" office:value-type="string" calcext:value-type="string">
            <text:p>Ya Kafi</text:p>
          </table:table-cell>
          <table:table-cell table:style-name="ce6" table:formula="of:=ABJAD(MIDB([.$A67];4;200);6;1)" office:value-type="float" office:value="27" calcext:value-type="float">
            <text:p>27</text:p>
          </table:table-cell>
          <table:table-cell table:style-name="ce23" table:formula="of:=ABJAD(MIDB([.$A67];3;200);6;1;1)" office:value-type="string" office:string-value="[ك=8][ا=1][ف=8][ي=10]" calcext:value-type="string">
            <text:p>[ك=8][ا=1][ف=8][ي=10]</text:p>
          </table:table-cell>
          <table:table-cell table:style-name="ce15" table:formula="of:=TESBIH([.C67];25;99;33)" office:value-type="string" office:string-value="[27 kalan]" calcext:value-type="string">
            <text:p>[27 kalan]</text:p>
          </table:table-cell>
          <table:table-cell table:style-name="ce6" table:formula="of:=ABJAD(MIDB([.$A67];4;200);7;1)" office:value-type="float" office:value="111" calcext:value-type="float">
            <text:p>111</text:p>
          </table:table-cell>
          <table:table-cell table:style-name="ce23" table:formula="of:=ABJAD(MIDB([.$A67];3;200);7;1;1)" office:value-type="string" office:string-value="[ك=20][ا=1][ف=80][ي=10]" calcext:value-type="string">
            <text:p>[ك=20][ا=1][ف=80][ي=10]</text:p>
          </table:table-cell>
          <table:table-cell table:style-name="ce15" table:formula="of:=TESBIH([.F67];25;99;33)" office:value-type="string" office:string-value="[1 tur][12 kalan]" calcext:value-type="string">
            <text:p>[1 tur][12 kalan]</text:p>
          </table:table-cell>
          <table:table-cell table:style-name="ce6" table:formula="of:=ABJAD(MIDB([.$A67];4;200);8;1)" office:value-type="float" office:value="304" calcext:value-type="float">
            <text:p>304</text:p>
          </table:table-cell>
          <table:table-cell table:style-name="ce23" table:formula="of:=ABJAD(MIDB([.$A67];3;200);8;1;1)" office:value-type="string" office:string-value="[ك=101][ا=111][ف=81][ي=11]" calcext:value-type="string">
            <text:p>[ك=101][ا=111][ف=81][ي=11]</text:p>
          </table:table-cell>
          <table:table-cell table:style-name="ce15" table:formula="of:=TESBIH([.I67];25;99;33)" office:value-type="string" office:string-value="[3 tur][7 kalan]" calcext:value-type="string">
            <text:p>[3 tur][7 kalan]</text:p>
          </table:table-cell>
          <table:table-cell table:style-name="ce6" table:formula="of:=ABJAD(MIDB([.$A67];4;200);9;1)" office:value-type="float" office:value="3269" calcext:value-type="float">
            <text:p>3269</text:p>
          </table:table-cell>
          <table:table-cell table:style-name="ce23" table:formula="of:=ABJAD(MIDB([.$A67];3;200);9;1;1)" office:value-type="string" office:string-value="[ك=1330][ا=13][ف=651][ي=1275]" calcext:value-type="string">
            <text:p>[ك=1330][ا=13][ف=651][ي=1275]</text:p>
          </table:table-cell>
          <table:table-cell table:style-name="ce15" table:formula="of:=TESBIH([.L67];25;99;33)" office:value-type="string" office:string-value="[33 tur][2 kalan]" calcext:value-type="string">
            <text:p>[33 tur][2 kalan]</text:p>
          </table:table-cell>
        </table:table-row>
        <table:table-row table:style-name="ro3">
          <table:table-cell table:style-name="ce12" office:value-type="string" calcext:value-type="string">
            <text:p>يا باقي</text:p>
          </table:table-cell>
          <table:table-cell table:style-name="ce15" office:value-type="string" calcext:value-type="string">
            <text:p>Ya Baki</text:p>
          </table:table-cell>
          <table:table-cell table:style-name="ce6" table:formula="of:=ABJAD(MIDB([.$A68];4;200);6;1)" office:value-type="float" office:value="17" calcext:value-type="float">
            <text:p>17</text:p>
          </table:table-cell>
          <table:table-cell table:style-name="ce23" table:formula="of:=ABJAD(MIDB([.$A68];3;200);6;1;1)" office:value-type="string" office:string-value="[ب=2][ا=1][ق=4][ي=10]" calcext:value-type="string">
            <text:p>[ب=2][ا=1][ق=4][ي=10]</text:p>
          </table:table-cell>
          <table:table-cell table:style-name="ce15" table:formula="of:=TESBIH([.C68];25;99;33)" office:value-type="string" office:string-value="[2 tur][2X33][25 kalan]" calcext:value-type="string">
            <text:p>[2 tur][2X33][25 kalan]</text:p>
          </table:table-cell>
          <table:table-cell table:style-name="ce6" table:formula="of:=ABJAD(MIDB([.$A68];4;200);7;1)" office:value-type="float" office:value="113" calcext:value-type="float">
            <text:p>113</text:p>
          </table:table-cell>
          <table:table-cell table:style-name="ce23" table:formula="of:=ABJAD(MIDB([.$A68];3;200);7;1;1)" office:value-type="string" office:string-value="[ب=2][ا=1][ق=100][ي=10]" calcext:value-type="string">
            <text:p>[ب=2][ا=1][ق=100][ي=10]</text:p>
          </table:table-cell>
          <table:table-cell table:style-name="ce15" table:formula="of:=TESBIH([.F68];25;99;33)" office:value-type="string" office:string-value="[1 tur][14 kalan]" calcext:value-type="string">
            <text:p>[1 tur][14 kalan]</text:p>
          </table:table-cell>
          <table:table-cell table:style-name="ce6" table:formula="of:=ABJAD(MIDB([.$A68];4;200);8;1)" office:value-type="float" office:value="306" calcext:value-type="float">
            <text:p>306</text:p>
          </table:table-cell>
          <table:table-cell table:style-name="ce23" table:formula="of:=ABJAD(MIDB([.$A68];3;200);8;1;1)" office:value-type="string" office:string-value="[ب=3][ا=111][ق=181][ي=11]" calcext:value-type="string">
            <text:p>[ب=3][ا=111][ق=181][ي=11]</text:p>
          </table:table-cell>
          <table:table-cell table:style-name="ce15" table:formula="of:=TESBIH([.I68];25;99;33)" office:value-type="string" office:string-value="[3 tur][9 kalan]" calcext:value-type="string">
            <text:p>[3 tur][9 kalan]</text:p>
          </table:table-cell>
          <table:table-cell table:style-name="ce6" table:formula="of:=ABJAD(MIDB([.$A68];4;200);9;1)" office:value-type="float" office:value="1947" calcext:value-type="float">
            <text:p>1947</text:p>
          </table:table-cell>
          <table:table-cell table:style-name="ce23" table:formula="of:=ABJAD(MIDB([.$A68];3;200);9;1;1)" office:value-type="string" office:string-value="[ب=602][ا=13][ق=57][ي=1275]" calcext:value-type="string">
            <text:p>[ب=602][ا=13][ق=57][ي=1275]</text:p>
          </table:table-cell>
          <table:table-cell table:style-name="ce15" table:formula="of:=TESBIH([.L68];25;99;33)" office:value-type="string" office:string-value="[19 tur][2X33]" calcext:value-type="string">
            <text:p>[19 tur][2X33]</text:p>
          </table:table-cell>
        </table:table-row>
        <table:table-row table:style-name="ro3">
          <table:table-cell table:style-name="ce12" office:value-type="string" calcext:value-type="string">
            <text:p>يا جامع</text:p>
          </table:table-cell>
          <table:table-cell table:style-name="ce15" office:value-type="string" calcext:value-type="string">
            <text:p>Ya Cami’</text:p>
          </table:table-cell>
          <table:table-cell table:style-name="ce6" table:formula="of:=ABJAD(MIDB([.$A69];4;200);6;1)" office:value-type="float" office:value="18" calcext:value-type="float">
            <text:p>18</text:p>
          </table:table-cell>
          <table:table-cell table:style-name="ce23" table:formula="of:=ABJAD(MIDB([.$A69];3;200);6;1;1)" office:value-type="string" office:string-value="[ج=3][ا=1][م=4][ع=10]" calcext:value-type="string">
            <text:p>[ج=3][ا=1][م=4][ع=10]</text:p>
          </table:table-cell>
          <table:table-cell table:style-name="ce15" table:formula="of:=TESBIH([.C69];25;99;33)" office:value-type="string" office:string-value="[3 tur][27 kalan]" calcext:value-type="string">
            <text:p>[3 tur][27 kalan]</text:p>
          </table:table-cell>
          <table:table-cell table:style-name="ce6" table:formula="of:=ABJAD(MIDB([.$A69];4;200);7;1)" office:value-type="float" office:value="114" calcext:value-type="float">
            <text:p>114</text:p>
          </table:table-cell>
          <table:table-cell table:style-name="ce23" table:formula="of:=ABJAD(MIDB([.$A69];3;200);7;1;1)" office:value-type="string" office:string-value="[ج=3][ا=1][م=40][ع=70]" calcext:value-type="string">
            <text:p>[ج=3][ا=1][م=40][ع=70]</text:p>
          </table:table-cell>
          <table:table-cell table:style-name="ce15" table:formula="of:=TESBIH([.F69];25;99;33)" office:value-type="string" office:string-value="[1 tur][15 kalan]" calcext:value-type="string">
            <text:p>[1 tur][15 kalan]</text:p>
          </table:table-cell>
          <table:table-cell table:style-name="ce6" table:formula="of:=ABJAD(MIDB([.$A69];4;200);8;1)" office:value-type="float" office:value="384" calcext:value-type="float">
            <text:p>384</text:p>
          </table:table-cell>
          <table:table-cell table:style-name="ce23" table:formula="of:=ABJAD(MIDB([.$A69];3;200);8;1;1)" office:value-type="string" office:string-value="[ج=53][ا=111][م=90][ع=130]" calcext:value-type="string">
            <text:p>[ج=53][ا=111][م=90][ع=130]</text:p>
          </table:table-cell>
          <table:table-cell table:style-name="ce15" table:formula="of:=TESBIH([.I69];25;99;33)" office:value-type="string" office:string-value="[3 tur][2X33][21 kalan]" calcext:value-type="string">
            <text:p>[3 tur][2X33][21 kalan]</text:p>
          </table:table-cell>
          <table:table-cell table:style-name="ce6" table:formula="of:=ABJAD(MIDB([.$A69];4;200);9;1)" office:value-type="float" office:value="1814" calcext:value-type="float">
            <text:p>1814</text:p>
          </table:table-cell>
          <table:table-cell table:style-name="ce23" table:formula="of:=ABJAD(MIDB([.$A69];3;200);9;1;1)" office:value-type="string" office:string-value="[ج=1036][ا=13][م=333][ع=432]" calcext:value-type="string">
            <text:p>[ج=1036][ا=13][م=333][ع=432]</text:p>
          </table:table-cell>
          <table:table-cell table:style-name="ce15" table:formula="of:=TESBIH([.L69];25;99;33)" office:value-type="string" office:string-value="[18 tur][32 kalan]" calcext:value-type="string">
            <text:p>[18 tur][32 kalan]</text:p>
          </table:table-cell>
        </table:table-row>
        <table:table-row table:style-name="ro2">
          <table:table-cell table:style-name="ce12" office:value-type="string" calcext:value-type="string">
            <text:p>يا قوي</text:p>
          </table:table-cell>
          <table:table-cell table:style-name="ce15" office:value-type="string" calcext:value-type="string">
            <text:p>Ya Kavi</text:p>
          </table:table-cell>
          <table:table-cell table:style-name="ce6" table:formula="of:=ABJAD(MIDB([.$A70];4;200);6;1)" office:value-type="float" office:value="20" calcext:value-type="float">
            <text:p>20</text:p>
          </table:table-cell>
          <table:table-cell table:style-name="ce23" table:formula="of:=ABJAD(MIDB([.$A70];3;200);6;1;1)" office:value-type="string" office:string-value="[ق=4][و=6][ي=10]" calcext:value-type="string">
            <text:p>[ق=4][و=6][ي=10]</text:p>
          </table:table-cell>
          <table:table-cell table:style-name="ce15" table:formula="of:=TESBIH([.C70];25;99;33)" office:value-type="string" office:string-value="[4 tur][4 kalan]" calcext:value-type="string">
            <text:p>[4 tur][4 kalan]</text:p>
          </table:table-cell>
          <table:table-cell table:style-name="ce6" table:formula="of:=ABJAD(MIDB([.$A70];4;200);7;1)" office:value-type="float" office:value="116" calcext:value-type="float">
            <text:p>116</text:p>
          </table:table-cell>
          <table:table-cell table:style-name="ce23" table:formula="of:=ABJAD(MIDB([.$A70];3;200);7;1;1)" office:value-type="string" office:string-value="[ق=100][و=6][ي=10]" calcext:value-type="string">
            <text:p>[ق=100][و=6][ي=10]</text:p>
          </table:table-cell>
          <table:table-cell table:style-name="ce15" table:formula="of:=TESBIH([.F70];25;99;33)" office:value-type="string" office:string-value="[1 tur][17 kalan]" calcext:value-type="string">
            <text:p>[1 tur][17 kalan]</text:p>
          </table:table-cell>
          <table:table-cell table:style-name="ce6" table:formula="of:=ABJAD(MIDB([.$A70];4;200);8;1)" office:value-type="float" office:value="205" calcext:value-type="float">
            <text:p>205</text:p>
          </table:table-cell>
          <table:table-cell table:style-name="ce23" table:formula="of:=ABJAD(MIDB([.$A70];3;200);8;1;1)" office:value-type="string" office:string-value="[ق=181][و=13][ي=11]" calcext:value-type="string">
            <text:p>[ق=181][و=13][ي=11]</text:p>
          </table:table-cell>
          <table:table-cell table:style-name="ce15" table:formula="of:=TESBIH([.I70];25;99;33)" office:value-type="string" office:string-value="[2 tur][7 kalan]" calcext:value-type="string">
            <text:p>[2 tur][7 kalan]</text:p>
          </table:table-cell>
          <table:table-cell table:style-name="ce6" table:formula="of:=ABJAD(MIDB([.$A70];4;200);9;1)" office:value-type="float" office:value="2037" calcext:value-type="float">
            <text:p>2037</text:p>
          </table:table-cell>
          <table:table-cell table:style-name="ce23" table:formula="of:=ABJAD(MIDB([.$A70];3;200);9;1;1)" office:value-type="string" office:string-value="[ق=57][و=705][ي=1275]" calcext:value-type="string">
            <text:p>[ق=57][و=705][ي=1275]</text:p>
          </table:table-cell>
          <table:table-cell table:style-name="ce15" table:formula="of:=TESBIH([.L70];25;99;33)" office:value-type="string" office:string-value="[20 tur][1X33][24 kalan]" calcext:value-type="string">
            <text:p>[20 tur][1X33][24 kalan]</text:p>
          </table:table-cell>
        </table:table-row>
        <table:table-row table:style-name="ro3">
          <table:table-cell table:style-name="ce12" office:value-type="string" calcext:value-type="string">
            <text:p>يا واقي</text:p>
          </table:table-cell>
          <table:table-cell table:style-name="ce15" office:value-type="string" calcext:value-type="string">
            <text:p>Ya Vaki</text:p>
          </table:table-cell>
          <table:table-cell table:style-name="ce6" table:formula="of:=ABJAD(MIDB([.$A71];4;200);6;1)" office:value-type="float" office:value="21" calcext:value-type="float">
            <text:p>21</text:p>
          </table:table-cell>
          <table:table-cell table:style-name="ce23" table:formula="of:=ABJAD(MIDB([.$A71];3;200);6;1;1)" office:value-type="string" office:string-value="[و=6][ا=1][ق=4][ي=10]" calcext:value-type="string">
            <text:p>[و=6][ا=1][ق=4][ي=10]</text:p>
          </table:table-cell>
          <table:table-cell table:style-name="ce15" table:formula="of:=TESBIH([.C71];25;99;33)" office:value-type="string" office:string-value="[4 tur][1X33][12 kalan]" calcext:value-type="string">
            <text:p>[4 tur][1X33][12 kalan]</text:p>
          </table:table-cell>
          <table:table-cell table:style-name="ce6" table:formula="of:=ABJAD(MIDB([.$A71];4;200);7;1)" office:value-type="float" office:value="117" calcext:value-type="float">
            <text:p>117</text:p>
          </table:table-cell>
          <table:table-cell table:style-name="ce23" table:formula="of:=ABJAD(MIDB([.$A71];3;200);7;1;1)" office:value-type="string" office:string-value="[و=6][ا=1][ق=100][ي=10]" calcext:value-type="string">
            <text:p>[و=6][ا=1][ق=100][ي=10]</text:p>
          </table:table-cell>
          <table:table-cell table:style-name="ce15" table:formula="of:=TESBIH([.F71];25;99;33)" office:value-type="string" office:string-value="[1 tur][18 kalan]" calcext:value-type="string">
            <text:p>[1 tur][18 kalan]</text:p>
          </table:table-cell>
          <table:table-cell table:style-name="ce6" table:formula="of:=ABJAD(MIDB([.$A71];4;200);8;1)" office:value-type="float" office:value="316" calcext:value-type="float">
            <text:p>316</text:p>
          </table:table-cell>
          <table:table-cell table:style-name="ce23" table:formula="of:=ABJAD(MIDB([.$A71];3;200);8;1;1)" office:value-type="string" office:string-value="[و=13][ا=111][ق=181][ي=11]" calcext:value-type="string">
            <text:p>[و=13][ا=111][ق=181][ي=11]</text:p>
          </table:table-cell>
          <table:table-cell table:style-name="ce15" table:formula="of:=TESBIH([.I71];25;99;33)" office:value-type="string" office:string-value="[3 tur][19 kalan]" calcext:value-type="string">
            <text:p>[3 tur][19 kalan]</text:p>
          </table:table-cell>
          <table:table-cell table:style-name="ce6" table:formula="of:=ABJAD(MIDB([.$A71];4;200);9;1)" office:value-type="float" office:value="2050" calcext:value-type="float">
            <text:p>2050</text:p>
          </table:table-cell>
          <table:table-cell table:style-name="ce23" table:formula="of:=ABJAD(MIDB([.$A71];3;200);9;1;1)" office:value-type="string" office:string-value="[و=705][ا=13][ق=57][ي=1275]" calcext:value-type="string">
            <text:p>[و=705][ا=13][ق=57][ي=1275]</text:p>
          </table:table-cell>
          <table:table-cell table:style-name="ce15" table:formula="of:=TESBIH([.L71];25;99;33)" office:value-type="string" office:string-value="[20 tur][2X33][4 kalan]" calcext:value-type="string">
            <text:p>[20 tur][2X33][4 kalan]</text:p>
          </table:table-cell>
        </table:table-row>
        <table:table-row table:style-name="ro2">
          <table:table-cell table:style-name="ce12" office:value-type="string" calcext:value-type="string">
            <text:p>يا معز</text:p>
          </table:table-cell>
          <table:table-cell table:style-name="ce15" office:value-type="string" calcext:value-type="string">
            <text:p>Ya Muiz</text:p>
          </table:table-cell>
          <table:table-cell table:style-name="ce6" table:formula="of:=ABJAD(MIDB([.$A72];4;200);6;1)" office:value-type="float" office:value="21" calcext:value-type="float">
            <text:p>21</text:p>
          </table:table-cell>
          <table:table-cell table:style-name="ce23" table:formula="of:=ABJAD(MIDB([.$A72];3;200);6;1;1)" office:value-type="string" office:string-value="[م=4][ع=10][ز=7]" calcext:value-type="string">
            <text:p>[م=4][ع=10][ز=7]</text:p>
          </table:table-cell>
          <table:table-cell table:style-name="ce15" table:formula="of:=TESBIH([.C72];25;99;33)" office:value-type="string" office:string-value="[4 tur][1X33][12 kalan]" calcext:value-type="string">
            <text:p>[4 tur][1X33][12 kalan]</text:p>
          </table:table-cell>
          <table:table-cell table:style-name="ce6" table:formula="of:=ABJAD(MIDB([.$A72];4;200);7;1)" office:value-type="float" office:value="117" calcext:value-type="float">
            <text:p>117</text:p>
          </table:table-cell>
          <table:table-cell table:style-name="ce23" table:formula="of:=ABJAD(MIDB([.$A72];3;200);7;1;1)" office:value-type="string" office:string-value="[م=40][ع=70][ز=7]" calcext:value-type="string">
            <text:p>[م=40][ع=70][ز=7]</text:p>
          </table:table-cell>
          <table:table-cell table:style-name="ce15" table:formula="of:=TESBIH([.F72];25;99;33)" office:value-type="string" office:string-value="[1 tur][18 kalan]" calcext:value-type="string">
            <text:p>[1 tur][18 kalan]</text:p>
          </table:table-cell>
          <table:table-cell table:style-name="ce6" table:formula="of:=ABJAD(MIDB([.$A72];4;200);8;1)" office:value-type="float" office:value="228" calcext:value-type="float">
            <text:p>228</text:p>
          </table:table-cell>
          <table:table-cell table:style-name="ce23" table:formula="of:=ABJAD(MIDB([.$A72];3;200);8;1;1)" office:value-type="string" office:string-value="[م=90][ع=130][ز=8]" calcext:value-type="string">
            <text:p>[م=90][ع=130][ز=8]</text:p>
          </table:table-cell>
          <table:table-cell table:style-name="ce15" table:formula="of:=TESBIH([.I72];25;99;33)" office:value-type="string" office:string-value="[2 tur][30 kalan]" calcext:value-type="string">
            <text:p>[2 tur][30 kalan]</text:p>
          </table:table-cell>
          <table:table-cell table:style-name="ce6" table:formula="of:=ABJAD(MIDB([.$A72];4;200);9;1)" office:value-type="float" office:value="1142" calcext:value-type="float">
            <text:p>1142</text:p>
          </table:table-cell>
          <table:table-cell table:style-name="ce23" table:formula="of:=ABJAD(MIDB([.$A72];3;200);9;1;1)" office:value-type="string" office:string-value="[م=333][ع=432][ز=377]" calcext:value-type="string">
            <text:p>[م=333][ع=432][ز=377]</text:p>
          </table:table-cell>
          <table:table-cell table:style-name="ce15" table:formula="of:=TESBIH([.L72];25;99;33)" office:value-type="string" office:string-value="[11 tur][1X33][20 kalan]" calcext:value-type="string">
            <text:p>[11 tur][1X33][20 kalan]</text:p>
          </table:table-cell>
        </table:table-row>
        <table:table-row table:style-name="ro4">
          <table:table-cell table:style-name="ce12" office:value-type="string" calcext:value-type="string">
            <text:p>يا معبود</text:p>
          </table:table-cell>
          <table:table-cell table:style-name="ce15" office:value-type="string" calcext:value-type="string">
            <text:p>Ya Mabud</text:p>
          </table:table-cell>
          <table:table-cell table:style-name="ce6" table:formula="of:=ABJAD(MIDB([.$A73];4;200);6;1)" office:value-type="float" office:value="26" calcext:value-type="float">
            <text:p>26</text:p>
          </table:table-cell>
          <table:table-cell table:style-name="ce23" table:formula="of:=ABJAD(MIDB([.$A73];3;200);6;1;1)" office:value-type="string" office:string-value="[م=4][ع=10][ب=2][و=6][د=4]" calcext:value-type="string">
            <text:p>[م=4][ع=10][ب=2][و=6][د=4]</text:p>
          </table:table-cell>
          <table:table-cell table:style-name="ce15" table:formula="of:=TESBIH([.C73];25;99;33)" office:value-type="string" office:string-value="[26 kalan]" calcext:value-type="string">
            <text:p>[26 kalan]</text:p>
          </table:table-cell>
          <table:table-cell table:style-name="ce6" table:formula="of:=ABJAD(MIDB([.$A73];4;200);7;1)" office:value-type="float" office:value="122" calcext:value-type="float">
            <text:p>122</text:p>
          </table:table-cell>
          <table:table-cell table:style-name="ce23" table:formula="of:=ABJAD(MIDB([.$A73];3;200);7;1;1)" office:value-type="string" office:string-value="[م=40][ع=70][ب=2][و=6][د=4]" calcext:value-type="string">
            <text:p>[م=40][ع=70][ب=2][و=6][د=4]</text:p>
          </table:table-cell>
          <table:table-cell table:style-name="ce15" table:formula="of:=TESBIH([.F73];25;99;33)" office:value-type="string" office:string-value="[1 tur][23 kalan]" calcext:value-type="string">
            <text:p>[1 tur][23 kalan]</text:p>
          </table:table-cell>
          <table:table-cell table:style-name="ce6" table:formula="of:=ABJAD(MIDB([.$A73];4;200);8;1)" office:value-type="float" office:value="271" calcext:value-type="float">
            <text:p>271</text:p>
          </table:table-cell>
          <table:table-cell table:style-name="ce23" table:formula="of:=ABJAD(MIDB([.$A73];3;200);8;1;1)" office:value-type="string" office:string-value="[م=90][ع=130][ب=3][و=13][د=35]" calcext:value-type="string">
            <text:p>[م=90][ع=130][ب=3][و=13][د=35]</text:p>
          </table:table-cell>
          <table:table-cell table:style-name="ce15" table:formula="of:=TESBIH([.I73];25;99;33)" office:value-type="string" office:string-value="[2 tur][2X33][7 kalan]" calcext:value-type="string">
            <text:p>[2 tur][2X33][7 kalan]</text:p>
          </table:table-cell>
          <table:table-cell table:style-name="ce6" table:formula="of:=ABJAD(MIDB([.$A73];4;200);9;1)" office:value-type="float" office:value="2350" calcext:value-type="float">
            <text:p>2350</text:p>
          </table:table-cell>
          <table:table-cell table:style-name="ce23" table:formula="of:=ABJAD(MIDB([.$A73];3;200);9;1;1)" office:value-type="string" office:string-value="[م=333][ع=432][ب=602][و=705][د=278]" calcext:value-type="string">
            <text:p>[م=333][ع=432][ب=602][و=705][د=278]</text:p>
          </table:table-cell>
          <table:table-cell table:style-name="ce15" table:formula="of:=TESBIH([.L73];25;99;33)" office:value-type="string" office:string-value="[23 tur][2X33][7 kalan]" calcext:value-type="string">
            <text:p>[23 tur][2X33][7 kalan]</text:p>
          </table:table-cell>
        </table:table-row>
        <table:table-row table:style-name="ro4">
          <table:table-cell table:style-name="ce12" office:value-type="string" calcext:value-type="string">
            <text:p>يا معيد</text:p>
          </table:table-cell>
          <table:table-cell table:style-name="ce15" office:value-type="string" calcext:value-type="string">
            <text:p>Ya Muiyd</text:p>
          </table:table-cell>
          <table:table-cell table:style-name="ce6" table:formula="of:=ABJAD(MIDB([.$A74];4;200);6;1)" office:value-type="float" office:value="28" calcext:value-type="float">
            <text:p>28</text:p>
          </table:table-cell>
          <table:table-cell table:style-name="ce23" table:formula="of:=ABJAD(MIDB([.$A74];3;200);6;1;1)" office:value-type="string" office:string-value="[م=4][ع=10][ي=10][د=4]" calcext:value-type="string">
            <text:p>[م=4][ع=10][ي=10][د=4]</text:p>
          </table:table-cell>
          <table:table-cell table:style-name="ce15" table:formula="of:=TESBIH([.C74];25;99;33)" office:value-type="string" office:string-value="[28 kalan]" calcext:value-type="string">
            <text:p>[28 kalan]</text:p>
          </table:table-cell>
          <table:table-cell table:style-name="ce6" table:formula="of:=ABJAD(MIDB([.$A74];4;200);7;1)" office:value-type="float" office:value="124" calcext:value-type="float">
            <text:p>124</text:p>
          </table:table-cell>
          <table:table-cell table:style-name="ce23" table:formula="of:=ABJAD(MIDB([.$A74];3;200);7;1;1)" office:value-type="string" office:string-value="[م=40][ع=70][ي=10][د=4]" calcext:value-type="string">
            <text:p>[م=40][ع=70][ي=10][د=4]</text:p>
          </table:table-cell>
          <table:table-cell table:style-name="ce15" table:formula="of:=TESBIH([.F74];25;99;33)" office:value-type="string" office:string-value="[1 tur][25 kalan]" calcext:value-type="string">
            <text:p>[1 tur][25 kalan]</text:p>
          </table:table-cell>
          <table:table-cell table:style-name="ce6" table:formula="of:=ABJAD(MIDB([.$A74];4;200);8;1)" office:value-type="float" office:value="266" calcext:value-type="float">
            <text:p>266</text:p>
          </table:table-cell>
          <table:table-cell table:style-name="ce23" table:formula="of:=ABJAD(MIDB([.$A74];3;200);8;1;1)" office:value-type="string" office:string-value="[م=90][ع=130][ي=11][د=35]" calcext:value-type="string">
            <text:p>[م=90][ع=130][ي=11][د=35]</text:p>
          </table:table-cell>
          <table:table-cell table:style-name="ce15" table:formula="of:=TESBIH([.I74];25;99;33)" office:value-type="string" office:string-value="[2 tur][2X33][2 kalan]" calcext:value-type="string">
            <text:p>[2 tur][2X33][2 kalan]</text:p>
          </table:table-cell>
          <table:table-cell table:style-name="ce6" table:formula="of:=ABJAD(MIDB([.$A74];4;200);9;1)" office:value-type="float" office:value="2318" calcext:value-type="float">
            <text:p>2318</text:p>
          </table:table-cell>
          <table:table-cell table:style-name="ce23" table:formula="of:=ABJAD(MIDB([.$A74];3;200);9;1;1)" office:value-type="string" office:string-value="[م=333][ع=432][ي=1275][د=278]" calcext:value-type="string">
            <text:p>[م=333][ع=432][ي=1275][د=278]</text:p>
          </table:table-cell>
          <table:table-cell table:style-name="ce15" table:formula="of:=TESBIH([.L74];25;99;33)" office:value-type="string" office:string-value="[23 tur][1X33][8 kalan]" calcext:value-type="string">
            <text:p>[23 tur][1X33][8 kalan]</text:p>
          </table:table-cell>
        </table:table-row>
        <table:table-row table:style-name="ro4">
          <table:table-cell table:style-name="ce12" office:value-type="string" calcext:value-type="string">
            <text:p>يا مُنزل</text:p>
          </table:table-cell>
          <table:table-cell table:style-name="ce15" office:value-type="string" calcext:value-type="string">
            <text:p>Ya Munzil</text:p>
          </table:table-cell>
          <table:table-cell table:style-name="ce6" table:formula="of:=ABJAD(MIDB([.$A75];4;200);6;1)" office:value-type="float" office:value="19" calcext:value-type="float">
            <text:p>19</text:p>
          </table:table-cell>
          <table:table-cell table:style-name="ce23" table:formula="of:=ABJAD(MIDB([.$A75];3;200);6;1;1)" office:value-type="string" office:string-value="[م=4][ن=2][ز=7][ل=6]" calcext:value-type="string">
            <text:p>[م=4][ن=2][ز=7][ل=6]</text:p>
          </table:table-cell>
          <table:table-cell table:style-name="ce15" table:formula="of:=TESBIH([.C75];25;99;33)" office:value-type="string" office:string-value="[3 tur][1X33][31 kalan]" calcext:value-type="string">
            <text:p>[3 tur][1X33][31 kalan]</text:p>
          </table:table-cell>
          <table:table-cell table:style-name="ce6" table:formula="of:=ABJAD(MIDB([.$A75];4;200);7;1)" office:value-type="float" office:value="127" calcext:value-type="float">
            <text:p>127</text:p>
          </table:table-cell>
          <table:table-cell table:style-name="ce23" table:formula="of:=ABJAD(MIDB([.$A75];3;200);7;1;1)" office:value-type="string" office:string-value="[م=40][ن=50][ز=7][ل=30]" calcext:value-type="string">
            <text:p>[م=40][ن=50][ز=7][ل=30]</text:p>
          </table:table-cell>
          <table:table-cell table:style-name="ce15" table:formula="of:=TESBIH([.F75];25;99;33)" office:value-type="string" office:string-value="[1 tur][28 kalan]" calcext:value-type="string">
            <text:p>[1 tur][28 kalan]</text:p>
          </table:table-cell>
          <table:table-cell table:style-name="ce6" table:formula="of:=ABJAD(MIDB([.$A75];4;200);8;1)" office:value-type="float" office:value="275" calcext:value-type="float">
            <text:p>275</text:p>
          </table:table-cell>
          <table:table-cell table:style-name="ce23" table:formula="of:=ABJAD(MIDB([.$A75];3;200);8;1;1)" office:value-type="string" office:string-value="[م=90][ن=106][ز=8][ل=71]" calcext:value-type="string">
            <text:p>[م=90][ن=106][ز=8][ل=71]</text:p>
          </table:table-cell>
          <table:table-cell table:style-name="ce15" table:formula="of:=TESBIH([.I75];25;99;33)" office:value-type="string" office:string-value="[2 tur][2X33][11 kalan]" calcext:value-type="string">
            <text:p>[2 tur][2X33][11 kalan]</text:p>
          </table:table-cell>
          <table:table-cell table:style-name="ce6" table:formula="of:=ABJAD(MIDB([.$A75];4;200);9;1)" office:value-type="float" office:value="2801" calcext:value-type="float">
            <text:p>2801</text:p>
          </table:table-cell>
          <table:table-cell table:style-name="ce23" table:formula="of:=ABJAD(MIDB([.$A75];3;200);9;1;1)" office:value-type="string" office:string-value="[م=333][ن=1000][ز=377][ل=1091]" calcext:value-type="string">
            <text:p>[م=333][ن=1000][ز=377][ل=1091]</text:p>
          </table:table-cell>
          <table:table-cell table:style-name="ce15" table:formula="of:=TESBIH([.L75];25;99;33)" office:value-type="string" office:string-value="[28 tur][29 kalan]" calcext:value-type="string">
            <text:p>[28 tur][29 kalan]</text:p>
          </table:table-cell>
        </table:table-row>
        <table:table-row table:style-name="ro4">
          <table:table-cell table:style-name="ce12" office:value-type="string" calcext:value-type="string">
            <text:p>يا معطي</text:p>
          </table:table-cell>
          <table:table-cell table:style-name="ce15" office:value-type="string" calcext:value-type="string">
            <text:p>Ya Muati</text:p>
          </table:table-cell>
          <table:table-cell table:style-name="ce6" table:formula="of:=ABJAD(MIDB([.$A76];4;200);6;1)" office:value-type="float" office:value="33" calcext:value-type="float">
            <text:p>33</text:p>
          </table:table-cell>
          <table:table-cell table:style-name="ce23" table:formula="of:=ABJAD(MIDB([.$A76];3;200);6;1;1)" office:value-type="string" office:string-value="[م=4][ع=10][ط=9][ي=10]" calcext:value-type="string">
            <text:p>[م=4][ع=10][ط=9][ي=10]</text:p>
          </table:table-cell>
          <table:table-cell table:style-name="ce15" table:formula="of:=TESBIH([.C76];25;99;33)" office:value-type="string" office:string-value="[1X33]" calcext:value-type="string">
            <text:p>[1X33]</text:p>
          </table:table-cell>
          <table:table-cell table:style-name="ce6" table:formula="of:=ABJAD(MIDB([.$A76];4;200);7;1)" office:value-type="float" office:value="129" calcext:value-type="float">
            <text:p>129</text:p>
          </table:table-cell>
          <table:table-cell table:style-name="ce23" table:formula="of:=ABJAD(MIDB([.$A76];3;200);7;1;1)" office:value-type="string" office:string-value="[م=40][ع=70][ط=9][ي=10]" calcext:value-type="string">
            <text:p>[م=40][ع=70][ط=9][ي=10]</text:p>
          </table:table-cell>
          <table:table-cell table:style-name="ce15" table:formula="of:=TESBIH([.F76];25;99;33)" office:value-type="string" office:string-value="[1 tur][30 kalan]" calcext:value-type="string">
            <text:p>[1 tur][30 kalan]</text:p>
          </table:table-cell>
          <table:table-cell table:style-name="ce6" table:formula="of:=ABJAD(MIDB([.$A76];4;200);8;1)" office:value-type="float" office:value="241" calcext:value-type="float">
            <text:p>241</text:p>
          </table:table-cell>
          <table:table-cell table:style-name="ce23" table:formula="of:=ABJAD(MIDB([.$A76];3;200);8;1;1)" office:value-type="string" office:string-value="[م=90][ع=130][ط=10][ي=11]" calcext:value-type="string">
            <text:p>[م=90][ع=130][ط=10][ي=11]</text:p>
          </table:table-cell>
          <table:table-cell table:style-name="ce15" table:formula="of:=TESBIH([.I76];25;99;33)" office:value-type="string" office:string-value="[2 tur][1X33][10 kalan]" calcext:value-type="string">
            <text:p>[2 tur][1X33][10 kalan]</text:p>
          </table:table-cell>
          <table:table-cell table:style-name="ce6" table:formula="of:=ABJAD(MIDB([.$A76];4;200);9;1)" office:value-type="float" office:value="2815" calcext:value-type="float">
            <text:p>2815</text:p>
          </table:table-cell>
          <table:table-cell table:style-name="ce23" table:formula="of:=ABJAD(MIDB([.$A76];3;200);9;1;1)" office:value-type="string" office:string-value="[م=333][ع=432][ط=775][ي=1275]" calcext:value-type="string">
            <text:p>[م=333][ع=432][ط=775][ي=1275]</text:p>
          </table:table-cell>
          <table:table-cell table:style-name="ce15" table:formula="of:=TESBIH([.L76];25;99;33)" office:value-type="string" office:string-value="[28 tur][1X33][10 kalan]" calcext:value-type="string">
            <text:p>[28 tur][1X33][10 kalan]</text:p>
          </table:table-cell>
        </table:table-row>
        <table:table-row table:style-name="ro4">
          <table:table-cell table:style-name="ce12" office:value-type="string" calcext:value-type="string">
            <text:p>يا لطيف</text:p>
          </table:table-cell>
          <table:table-cell table:style-name="ce15" office:value-type="string" calcext:value-type="string">
            <text:p>Ya Latif</text:p>
          </table:table-cell>
          <table:table-cell table:style-name="ce6" table:formula="of:=ABJAD(MIDB([.$A77];4;200);6;1)" office:value-type="float" office:value="33" calcext:value-type="float">
            <text:p>33</text:p>
          </table:table-cell>
          <table:table-cell table:style-name="ce23" table:formula="of:=ABJAD(MIDB([.$A77];3;200);6;1;1)" office:value-type="string" office:string-value="[ل=6][ط=9][ي=10][ف=8]" calcext:value-type="string">
            <text:p>[ل=6][ط=9][ي=10][ف=8]</text:p>
          </table:table-cell>
          <table:table-cell table:style-name="ce15" table:formula="of:=TESBIH([.C77];25;99;33)" office:value-type="string" office:string-value="[1X33]" calcext:value-type="string">
            <text:p>[1X33]</text:p>
          </table:table-cell>
          <table:table-cell table:style-name="ce6" table:formula="of:=ABJAD(MIDB([.$A77];4;200);7;1)" office:value-type="float" office:value="129" calcext:value-type="float">
            <text:p>129</text:p>
          </table:table-cell>
          <table:table-cell table:style-name="ce23" table:formula="of:=ABJAD(MIDB([.$A77];3;200);7;1;1)" office:value-type="string" office:string-value="[ل=30][ط=9][ي=10][ف=80]" calcext:value-type="string">
            <text:p>[ل=30][ط=9][ي=10][ف=80]</text:p>
          </table:table-cell>
          <table:table-cell table:style-name="ce15" table:formula="of:=TESBIH([.F77];25;99;33)" office:value-type="string" office:string-value="[1 tur][30 kalan]" calcext:value-type="string">
            <text:p>[1 tur][30 kalan]</text:p>
          </table:table-cell>
          <table:table-cell table:style-name="ce6" table:formula="of:=ABJAD(MIDB([.$A77];4;200);8;1)" office:value-type="float" office:value="173" calcext:value-type="float">
            <text:p>173</text:p>
          </table:table-cell>
          <table:table-cell table:style-name="ce23" table:formula="of:=ABJAD(MIDB([.$A77];3;200);8;1;1)" office:value-type="string" office:string-value="[ل=71][ط=10][ي=11][ف=81]" calcext:value-type="string">
            <text:p>[ل=71][ط=10][ي=11][ف=81]</text:p>
          </table:table-cell>
          <table:table-cell table:style-name="ce15" table:formula="of:=TESBIH([.I77];25;99;33)" office:value-type="string" office:string-value="[1 tur][2X33][8 kalan]" calcext:value-type="string">
            <text:p>[1 tur][2X33][8 kalan]</text:p>
          </table:table-cell>
          <table:table-cell table:style-name="ce6" table:formula="of:=ABJAD(MIDB([.$A77];4;200);9;1)" office:value-type="float" office:value="3792" calcext:value-type="float">
            <text:p>3792</text:p>
          </table:table-cell>
          <table:table-cell table:style-name="ce23" table:formula="of:=ABJAD(MIDB([.$A77];3;200);9;1;1)" office:value-type="string" office:string-value="[ل=1091][ط=775][ي=1275][ف=651]" calcext:value-type="string">
            <text:p>[ل=1091][ط=775][ي=1275][ف=651]</text:p>
          </table:table-cell>
          <table:table-cell table:style-name="ce15" table:formula="of:=TESBIH([.L77];25;99;33)" office:value-type="string" office:string-value="[38 tur][30 kalan]" calcext:value-type="string">
            <text:p>[38 tur][30 kalan]</text:p>
          </table:table-cell>
        </table:table-row>
        <table:table-row table:style-name="ro3">
          <table:table-cell table:style-name="ce12" office:value-type="string" calcext:value-type="string">
            <text:p>يا سلام</text:p>
          </table:table-cell>
          <table:table-cell table:style-name="ce15" office:value-type="string" calcext:value-type="string">
            <text:p>Ya Selam</text:p>
          </table:table-cell>
          <table:table-cell table:style-name="ce6" table:formula="of:=ABJAD(MIDB([.$A78];4;200);6;1)" office:value-type="float" office:value="11" calcext:value-type="float">
            <text:p>11</text:p>
          </table:table-cell>
          <table:table-cell table:style-name="ce23" table:formula="of:=ABJAD(MIDB([.$A78];3;200);6;1;1)" office:value-type="string" office:string-value="[س=0][ل=6][ا=1][م=4]" calcext:value-type="string">
            <text:p>[س=0][ل=6][ا=1][م=4]</text:p>
          </table:table-cell>
          <table:table-cell table:style-name="ce15" table:formula="of:=TESBIH([.C78];25;99;33)" office:value-type="string" office:string-value="[1 tur][22 kalan]" calcext:value-type="string">
            <text:p>[1 tur][22 kalan]</text:p>
          </table:table-cell>
          <table:table-cell table:style-name="ce6" table:formula="of:=ABJAD(MIDB([.$A78];4;200);7;1)" office:value-type="float" office:value="371" calcext:value-type="float">
            <text:p>371</text:p>
          </table:table-cell>
          <table:table-cell table:style-name="ce23" table:formula="of:=ABJAD(MIDB([.$A78];3;200);7;1;1)" office:value-type="string" office:string-value="[س=300][ل=30][ا=1][م=40]" calcext:value-type="string">
            <text:p>[س=300][ل=30][ا=1][م=40]</text:p>
          </table:table-cell>
          <table:table-cell table:style-name="ce15" table:formula="of:=TESBIH([.F78];25;99;33)" office:value-type="string" office:string-value="[3 tur][2X33][8 kalan]" calcext:value-type="string">
            <text:p>[3 tur][2X33][8 kalan]</text:p>
          </table:table-cell>
          <table:table-cell table:style-name="ce6" table:formula="of:=ABJAD(MIDB([.$A78];4;200);8;1)" office:value-type="float" office:value="632" calcext:value-type="float">
            <text:p>632</text:p>
          </table:table-cell>
          <table:table-cell table:style-name="ce23" table:formula="of:=ABJAD(MIDB([.$A78];3;200);8;1;1)" office:value-type="string" office:string-value="[س=360][ل=71][ا=111][م=90]" calcext:value-type="string">
            <text:p>[س=360][ل=71][ا=111][م=90]</text:p>
          </table:table-cell>
          <table:table-cell table:style-name="ce15" table:formula="of:=TESBIH([.I78];25;99;33)" office:value-type="string" office:string-value="[6 tur][1X33][5 kalan]" calcext:value-type="string">
            <text:p>[6 tur][1X33][5 kalan]</text:p>
          </table:table-cell>
          <table:table-cell table:style-name="ce6" table:formula="of:=ABJAD(MIDB([.$A78];4;200);9;1)" office:value-type="float" office:value="2525" calcext:value-type="float">
            <text:p>2525</text:p>
          </table:table-cell>
          <table:table-cell table:style-name="ce23" table:formula="of:=ABJAD(MIDB([.$A78];3;200);9;1;1)" office:value-type="string" office:string-value="[س=1088][ل=1091][ا=13][م=333]" calcext:value-type="string">
            <text:p>[س=1088][ل=1091][ا=13][م=333]</text:p>
          </table:table-cell>
          <table:table-cell table:style-name="ce15" table:formula="of:=TESBIH([.L78];25;99;33)" office:value-type="string" office:string-value="[25 tur][1X33][17 kalan]" calcext:value-type="string">
            <text:p>[25 tur][1X33][17 kalan]</text:p>
          </table:table-cell>
        </table:table-row>
        <table:table-row table:style-name="ro2">
          <table:table-cell table:style-name="ce12" office:value-type="string" calcext:value-type="string">
            <text:p>يا صمد</text:p>
          </table:table-cell>
          <table:table-cell table:style-name="ce15" office:value-type="string" calcext:value-type="string">
            <text:p>Ya Samed</text:p>
          </table:table-cell>
          <table:table-cell table:style-name="ce6" table:formula="of:=ABJAD(MIDB([.$A79];4;200);6;1)" office:value-type="float" office:value="8" calcext:value-type="float">
            <text:p>8</text:p>
          </table:table-cell>
          <table:table-cell table:style-name="ce23" table:formula="of:=ABJAD(MIDB([.$A79];3;200);6;1;1)" office:value-type="string" office:string-value="[ص=0][م=4][د=4]" calcext:value-type="string">
            <text:p>[ص=0][م=4][د=4]</text:p>
          </table:table-cell>
          <table:table-cell table:style-name="ce15" table:formula="of:=TESBIH([.C79];25;99;33)" office:value-type="string" office:string-value="[1X33][31 kalan]" calcext:value-type="string">
            <text:p>[1X33][31 kalan]</text:p>
          </table:table-cell>
          <table:table-cell table:style-name="ce6" table:formula="of:=ABJAD(MIDB([.$A79];4;200);7;1)" office:value-type="float" office:value="104" calcext:value-type="float">
            <text:p>104</text:p>
          </table:table-cell>
          <table:table-cell table:style-name="ce23" table:formula="of:=ABJAD(MIDB([.$A79];3;200);7;1;1)" office:value-type="string" office:string-value="[ص=60][م=40][د=4]" calcext:value-type="string">
            <text:p>[ص=60][م=40][د=4]</text:p>
          </table:table-cell>
          <table:table-cell table:style-name="ce15" table:formula="of:=TESBIH([.F79];25;99;33)" office:value-type="string" office:string-value="[1 tur][5 kalan]" calcext:value-type="string">
            <text:p>[1 tur][5 kalan]</text:p>
          </table:table-cell>
          <table:table-cell table:style-name="ce6" table:formula="of:=ABJAD(MIDB([.$A79];4;200);8;1)" office:value-type="float" office:value="190" calcext:value-type="float">
            <text:p>190</text:p>
          </table:table-cell>
          <table:table-cell table:style-name="ce23" table:formula="of:=ABJAD(MIDB([.$A79];3;200);8;1;1)" office:value-type="string" office:string-value="[ص=65][م=90][د=35]" calcext:value-type="string">
            <text:p>[ص=65][م=90][د=35]</text:p>
          </table:table-cell>
          <table:table-cell table:style-name="ce15" table:formula="of:=TESBIH([.I79];25;99;33)" office:value-type="string" office:string-value="[1 tur][2X33][25 kalan]" calcext:value-type="string">
            <text:p>[1 tur][2X33][25 kalan]</text:p>
          </table:table-cell>
          <table:table-cell table:style-name="ce6" table:formula="of:=ABJAD(MIDB([.$A79];4;200);9;1)" office:value-type="float" office:value="1371" calcext:value-type="float">
            <text:p>1371</text:p>
          </table:table-cell>
          <table:table-cell table:style-name="ce23" table:formula="of:=ABJAD(MIDB([.$A79];3;200);9;1;1)" office:value-type="string" office:string-value="[ص=760][م=333][د=278]" calcext:value-type="string">
            <text:p>[ص=760][م=333][د=278]</text:p>
          </table:table-cell>
          <table:table-cell table:style-name="ce15" table:formula="of:=TESBIH([.L79];25;99;33)" office:value-type="string" office:string-value="[13 tur][2X33][18 kalan]" calcext:value-type="string">
            <text:p>[13 tur][2X33][18 kalan]</text:p>
          </table:table-cell>
        </table:table-row>
        <table:table-row table:style-name="ro3">
          <table:table-cell table:style-name="ce12" office:value-type="string" calcext:value-type="string">
            <text:p>يا مؤمن</text:p>
          </table:table-cell>
          <table:table-cell table:style-name="ce15" office:value-type="string" calcext:value-type="string">
            <text:p>Ya Mumin</text:p>
          </table:table-cell>
          <table:table-cell table:style-name="ce6" table:formula="of:=ABJAD(MIDB([.$A80];4;200);6;1)" office:value-type="float" office:value="17" calcext:value-type="float">
            <text:p>17</text:p>
          </table:table-cell>
          <table:table-cell table:style-name="ce23" table:formula="of:=ABJAD(MIDB([.$A80];3;200);6;1;1)" office:value-type="string" office:string-value="[م=4][ؤ=7][م=4][ن=2]" calcext:value-type="string">
            <text:p>[م=4][ؤ=7][م=4][ن=2]</text:p>
          </table:table-cell>
          <table:table-cell table:style-name="ce15" table:formula="of:=TESBIH([.C80];25;99;33)" office:value-type="string" office:string-value="[2 tur][2X33][25 kalan]" calcext:value-type="string">
            <text:p>[2 tur][2X33][25 kalan]</text:p>
          </table:table-cell>
          <table:table-cell table:style-name="ce6" table:formula="of:=ABJAD(MIDB([.$A80];4;200);7;1)" office:value-type="float" office:value="137" calcext:value-type="float">
            <text:p>137</text:p>
          </table:table-cell>
          <table:table-cell table:style-name="ce23" table:formula="of:=ABJAD(MIDB([.$A80];3;200);7;1;1)" office:value-type="string" office:string-value="[م=40][ؤ=7][م=40][ن=50]" calcext:value-type="string">
            <text:p>[م=40][ؤ=7][م=40][ن=50]</text:p>
          </table:table-cell>
          <table:table-cell table:style-name="ce15" table:formula="of:=TESBIH([.F80];25;99;33)" office:value-type="string" office:string-value="[1 tur][1X33][5 kalan]" calcext:value-type="string">
            <text:p>[1 tur][1X33][5 kalan]</text:p>
          </table:table-cell>
          <table:table-cell table:style-name="ce6" table:formula="of:=ABJAD(MIDB([.$A80];4;200);8;1)" office:value-type="float" office:value="410" calcext:value-type="float">
            <text:p>410</text:p>
          </table:table-cell>
          <table:table-cell table:style-name="ce23" table:formula="of:=ABJAD(MIDB([.$A80];3;200);8;1;1)" office:value-type="string" office:string-value="[م=90][ؤ=124][م=90][ن=106]" calcext:value-type="string">
            <text:p>[م=90][ؤ=124][م=90][ن=106]</text:p>
          </table:table-cell>
          <table:table-cell table:style-name="ce15" table:formula="of:=TESBIH([.I80];25;99;33)" office:value-type="string" office:string-value="[4 tur][14 kalan]" calcext:value-type="string">
            <text:p>[4 tur][14 kalan]</text:p>
          </table:table-cell>
          <table:table-cell table:style-name="ce6" table:formula="of:=ABJAD(MIDB([.$A80];4;200);9;1)" office:value-type="float" office:value="2384" calcext:value-type="float">
            <text:p>2384</text:p>
          </table:table-cell>
          <table:table-cell table:style-name="ce23" table:formula="of:=ABJAD(MIDB([.$A80];3;200);9;1;1)" office:value-type="string" office:string-value="[م=333][ؤ=718][م=333][ن=1000]" calcext:value-type="string">
            <text:p>[م=333][ؤ=718][م=333][ن=1000]</text:p>
          </table:table-cell>
          <table:table-cell table:style-name="ce15" table:formula="of:=TESBIH([.L80];25;99;33)" office:value-type="string" office:string-value="[24 tur][8 kalan]" calcext:value-type="string">
            <text:p>[24 tur][8 kalan]</text:p>
          </table:table-cell>
        </table:table-row>
        <table:table-row table:style-name="ro3">
          <table:table-cell table:style-name="ce12" office:value-type="string" calcext:value-type="string">
            <text:p>يا واسع</text:p>
          </table:table-cell>
          <table:table-cell table:style-name="ce15" office:value-type="string" calcext:value-type="string">
            <text:p>Ya Vasi’a</text:p>
          </table:table-cell>
          <table:table-cell table:style-name="ce6" table:formula="of:=ABJAD(MIDB([.$A81];4;200);6;1)" office:value-type="float" office:value="17" calcext:value-type="float">
            <text:p>17</text:p>
          </table:table-cell>
          <table:table-cell table:style-name="ce23" table:formula="of:=ABJAD(MIDB([.$A81];3;200);6;1;1)" office:value-type="string" office:string-value="[و=6][ا=1][س=0][ع=10]" calcext:value-type="string">
            <text:p>[و=6][ا=1][س=0][ع=10]</text:p>
          </table:table-cell>
          <table:table-cell table:style-name="ce15" table:formula="of:=TESBIH([.C81];25;99;33)" office:value-type="string" office:string-value="[2 tur][2X33][25 kalan]" calcext:value-type="string">
            <text:p>[2 tur][2X33][25 kalan]</text:p>
          </table:table-cell>
          <table:table-cell table:style-name="ce6" table:formula="of:=ABJAD(MIDB([.$A81];4;200);7;1)" office:value-type="float" office:value="377" calcext:value-type="float">
            <text:p>377</text:p>
          </table:table-cell>
          <table:table-cell table:style-name="ce23" table:formula="of:=ABJAD(MIDB([.$A81];3;200);7;1;1)" office:value-type="string" office:string-value="[و=6][ا=1][س=300][ع=70]" calcext:value-type="string">
            <text:p>[و=6][ا=1][س=300][ع=70]</text:p>
          </table:table-cell>
          <table:table-cell table:style-name="ce15" table:formula="of:=TESBIH([.F81];25;99;33)" office:value-type="string" office:string-value="[3 tur][2X33][14 kalan]" calcext:value-type="string">
            <text:p>[3 tur][2X33][14 kalan]</text:p>
          </table:table-cell>
          <table:table-cell table:style-name="ce6" table:formula="of:=ABJAD(MIDB([.$A81];4;200);8;1)" office:value-type="float" office:value="614" calcext:value-type="float">
            <text:p>614</text:p>
          </table:table-cell>
          <table:table-cell table:style-name="ce23" table:formula="of:=ABJAD(MIDB([.$A81];3;200);8;1;1)" office:value-type="string" office:string-value="[و=13][ا=111][س=360][ع=130]" calcext:value-type="string">
            <text:p>[و=13][ا=111][س=360][ع=130]</text:p>
          </table:table-cell>
          <table:table-cell table:style-name="ce15" table:formula="of:=TESBIH([.I81];25;99;33)" office:value-type="string" office:string-value="[6 tur][20 kalan]" calcext:value-type="string">
            <text:p>[6 tur][20 kalan]</text:p>
          </table:table-cell>
          <table:table-cell table:style-name="ce6" table:formula="of:=ABJAD(MIDB([.$A81];4;200);9;1)" office:value-type="float" office:value="2238" calcext:value-type="float">
            <text:p>2238</text:p>
          </table:table-cell>
          <table:table-cell table:style-name="ce23" table:formula="of:=ABJAD(MIDB([.$A81];3;200);9;1;1)" office:value-type="string" office:string-value="[و=705][ا=13][س=1088][ع=432]" calcext:value-type="string">
            <text:p>[و=705][ا=13][س=1088][ع=432]</text:p>
          </table:table-cell>
          <table:table-cell table:style-name="ce15" table:formula="of:=TESBIH([.L81];25;99;33)" office:value-type="string" office:string-value="[22 tur][1X33][27 kalan]" calcext:value-type="string">
            <text:p>[22 tur][1X33][27 kalan]</text:p>
          </table:table-cell>
        </table:table-row>
        <table:table-row table:style-name="ro4">
          <table:table-cell table:style-name="ce12" office:value-type="string" calcext:value-type="string">
            <text:p>يا كفيل</text:p>
          </table:table-cell>
          <table:table-cell table:style-name="ce15" office:value-type="string" calcext:value-type="string">
            <text:p>Ya Kefil</text:p>
          </table:table-cell>
          <table:table-cell table:style-name="ce6" table:formula="of:=ABJAD(MIDB([.$A82];4;200);6;1)" office:value-type="float" office:value="32" calcext:value-type="float">
            <text:p>32</text:p>
          </table:table-cell>
          <table:table-cell table:style-name="ce23" table:formula="of:=ABJAD(MIDB([.$A82];3;200);6;1;1)" office:value-type="string" office:string-value="[ك=8][ف=8][ي=10][ل=6]" calcext:value-type="string">
            <text:p>[ك=8][ف=8][ي=10][ل=6]</text:p>
          </table:table-cell>
          <table:table-cell table:style-name="ce15" table:formula="of:=TESBIH([.C82];25;99;33)" office:value-type="string" office:string-value="[32 kalan]" calcext:value-type="string">
            <text:p>[32 kalan]</text:p>
          </table:table-cell>
          <table:table-cell table:style-name="ce6" table:formula="of:=ABJAD(MIDB([.$A82];4;200);7;1)" office:value-type="float" office:value="140" calcext:value-type="float">
            <text:p>140</text:p>
          </table:table-cell>
          <table:table-cell table:style-name="ce23" table:formula="of:=ABJAD(MIDB([.$A82];3;200);7;1;1)" office:value-type="string" office:string-value="[ك=20][ف=80][ي=10][ل=30]" calcext:value-type="string">
            <text:p>[ك=20][ف=80][ي=10][ل=30]</text:p>
          </table:table-cell>
          <table:table-cell table:style-name="ce15" table:formula="of:=TESBIH([.F82];25;99;33)" office:value-type="string" office:string-value="[1 tur][1X33][8 kalan]" calcext:value-type="string">
            <text:p>[1 tur][1X33][8 kalan]</text:p>
          </table:table-cell>
          <table:table-cell table:style-name="ce6" table:formula="of:=ABJAD(MIDB([.$A82];4;200);8;1)" office:value-type="float" office:value="264" calcext:value-type="float">
            <text:p>264</text:p>
          </table:table-cell>
          <table:table-cell table:style-name="ce23" table:formula="of:=ABJAD(MIDB([.$A82];3;200);8;1;1)" office:value-type="string" office:string-value="[ك=101][ف=81][ي=11][ل=71]" calcext:value-type="string">
            <text:p>[ك=101][ف=81][ي=11][ل=71]</text:p>
          </table:table-cell>
          <table:table-cell table:style-name="ce15" table:formula="of:=TESBIH([.I82];25;99;33)" office:value-type="string" office:string-value="[2 tur][2X33]" calcext:value-type="string">
            <text:p>[2 tur][2X33]</text:p>
          </table:table-cell>
          <table:table-cell table:style-name="ce6" table:formula="of:=ABJAD(MIDB([.$A82];4;200);9;1)" office:value-type="float" office:value="4347" calcext:value-type="float">
            <text:p>4347</text:p>
          </table:table-cell>
          <table:table-cell table:style-name="ce23" table:formula="of:=ABJAD(MIDB([.$A82];3;200);9;1;1)" office:value-type="string" office:string-value="[ك=1330][ف=651][ي=1275][ل=1091]" calcext:value-type="string">
            <text:p>[ك=1330][ف=651][ي=1275][ل=1091]</text:p>
          </table:table-cell>
          <table:table-cell table:style-name="ce15" table:formula="of:=TESBIH([.L82];25;99;33)" office:value-type="string" office:string-value="[43 tur][2X33][24 kalan]" calcext:value-type="string">
            <text:p>[43 tur][2X33][24 kalan]</text:p>
          </table:table-cell>
        </table:table-row>
        <table:table-row table:style-name="ro3">
          <table:table-cell table:style-name="ce12" office:value-type="string" calcext:value-type="string">
            <text:p>يا منان</text:p>
          </table:table-cell>
          <table:table-cell table:style-name="ce15" office:value-type="string" calcext:value-type="string">
            <text:p>Ya Mennan</text:p>
          </table:table-cell>
          <table:table-cell table:style-name="ce6" table:formula="of:=ABJAD(MIDB([.$A83];4;200);6;1)" office:value-type="float" office:value="9" calcext:value-type="float">
            <text:p>9</text:p>
          </table:table-cell>
          <table:table-cell table:style-name="ce23" table:formula="of:=ABJAD(MIDB([.$A83];3;200);6;1;1)" office:value-type="string" office:string-value="[م=4][ن=2][ا=1][ن=2]" calcext:value-type="string">
            <text:p>[م=4][ن=2][ا=1][ن=2]</text:p>
          </table:table-cell>
          <table:table-cell table:style-name="ce15" table:formula="of:=TESBIH([.C83];25;99;33)" office:value-type="string" office:string-value="[2X33][15 kalan]" calcext:value-type="string">
            <text:p>[2X33][15 kalan]</text:p>
          </table:table-cell>
          <table:table-cell table:style-name="ce6" table:formula="of:=ABJAD(MIDB([.$A83];4;200);7;1)" office:value-type="float" office:value="141" calcext:value-type="float">
            <text:p>141</text:p>
          </table:table-cell>
          <table:table-cell table:style-name="ce23" table:formula="of:=ABJAD(MIDB([.$A83];3;200);7;1;1)" office:value-type="string" office:string-value="[م=40][ن=50][ا=1][ن=50]" calcext:value-type="string">
            <text:p>[م=40][ن=50][ا=1][ن=50]</text:p>
          </table:table-cell>
          <table:table-cell table:style-name="ce15" table:formula="of:=TESBIH([.F83];25;99;33)" office:value-type="string" office:string-value="[1 tur][1X33][9 kalan]" calcext:value-type="string">
            <text:p>[1 tur][1X33][9 kalan]</text:p>
          </table:table-cell>
          <table:table-cell table:style-name="ce6" table:formula="of:=ABJAD(MIDB([.$A83];4;200);8;1)" office:value-type="float" office:value="413" calcext:value-type="float">
            <text:p>413</text:p>
          </table:table-cell>
          <table:table-cell table:style-name="ce23" table:formula="of:=ABJAD(MIDB([.$A83];3;200);8;1;1)" office:value-type="string" office:string-value="[م=90][ن=106][ا=111][ن=106]" calcext:value-type="string">
            <text:p>[م=90][ن=106][ا=111][ن=106]</text:p>
          </table:table-cell>
          <table:table-cell table:style-name="ce15" table:formula="of:=TESBIH([.I83];25;99;33)" office:value-type="string" office:string-value="[4 tur][17 kalan]" calcext:value-type="string">
            <text:p>[4 tur][17 kalan]</text:p>
          </table:table-cell>
          <table:table-cell table:style-name="ce6" table:formula="of:=ABJAD(MIDB([.$A83];4;200);9;1)" office:value-type="float" office:value="2346" calcext:value-type="float">
            <text:p>2346</text:p>
          </table:table-cell>
          <table:table-cell table:style-name="ce23" table:formula="of:=ABJAD(MIDB([.$A83];3;200);9;1;1)" office:value-type="string" office:string-value="[م=333][ن=1000][ا=13][ن=1000]" calcext:value-type="string">
            <text:p>[م=333][ن=1000][ا=13][ن=1000]</text:p>
          </table:table-cell>
          <table:table-cell table:style-name="ce15" table:formula="of:=TESBIH([.L83];25;99;33)" office:value-type="string" office:string-value="[23 tur][2X33][3 kalan]" calcext:value-type="string">
            <text:p>[23 tur][2X33][3 kalan]</text:p>
          </table:table-cell>
        </table:table-row>
        <table:table-row table:style-name="ro3">
          <table:table-cell table:style-name="ce12" office:value-type="string" calcext:value-type="string">
            <text:p>يا علام</text:p>
          </table:table-cell>
          <table:table-cell table:style-name="ce15" office:value-type="string" calcext:value-type="string">
            <text:p>Ya A’lam</text:p>
          </table:table-cell>
          <table:table-cell table:style-name="ce6" table:formula="of:=ABJAD(MIDB([.$A84];4;200);6;1)" office:value-type="float" office:value="21" calcext:value-type="float">
            <text:p>21</text:p>
          </table:table-cell>
          <table:table-cell table:style-name="ce23" table:formula="of:=ABJAD(MIDB([.$A84];3;200);6;1;1)" office:value-type="string" office:string-value="[ع=10][ل=6][ا=1][م=4]" calcext:value-type="string">
            <text:p>[ع=10][ل=6][ا=1][م=4]</text:p>
          </table:table-cell>
          <table:table-cell table:style-name="ce15" table:formula="of:=TESBIH([.C84];25;99;33)" office:value-type="string" office:string-value="[4 tur][1X33][12 kalan]" calcext:value-type="string">
            <text:p>[4 tur][1X33][12 kalan]</text:p>
          </table:table-cell>
          <table:table-cell table:style-name="ce6" table:formula="of:=ABJAD(MIDB([.$A84];4;200);7;1)" office:value-type="float" office:value="141" calcext:value-type="float">
            <text:p>141</text:p>
          </table:table-cell>
          <table:table-cell table:style-name="ce23" table:formula="of:=ABJAD(MIDB([.$A84];3;200);7;1;1)" office:value-type="string" office:string-value="[ع=70][ل=30][ا=1][م=40]" calcext:value-type="string">
            <text:p>[ع=70][ل=30][ا=1][م=40]</text:p>
          </table:table-cell>
          <table:table-cell table:style-name="ce15" table:formula="of:=TESBIH([.F84];25;99;33)" office:value-type="string" office:string-value="[1 tur][1X33][9 kalan]" calcext:value-type="string">
            <text:p>[1 tur][1X33][9 kalan]</text:p>
          </table:table-cell>
          <table:table-cell table:style-name="ce6" table:formula="of:=ABJAD(MIDB([.$A84];4;200);8;1)" office:value-type="float" office:value="402" calcext:value-type="float">
            <text:p>402</text:p>
          </table:table-cell>
          <table:table-cell table:style-name="ce23" table:formula="of:=ABJAD(MIDB([.$A84];3;200);8;1;1)" office:value-type="string" office:string-value="[ع=130][ل=71][ا=111][م=90]" calcext:value-type="string">
            <text:p>[ع=130][ل=71][ا=111][م=90]</text:p>
          </table:table-cell>
          <table:table-cell table:style-name="ce15" table:formula="of:=TESBIH([.I84];25;99;33)" office:value-type="string" office:string-value="[4 tur][6 kalan]" calcext:value-type="string">
            <text:p>[4 tur][6 kalan]</text:p>
          </table:table-cell>
          <table:table-cell table:style-name="ce6" table:formula="of:=ABJAD(MIDB([.$A84];4;200);9;1)" office:value-type="float" office:value="1869" calcext:value-type="float">
            <text:p>1869</text:p>
          </table:table-cell>
          <table:table-cell table:style-name="ce23" table:formula="of:=ABJAD(MIDB([.$A84];3;200);9;1;1)" office:value-type="string" office:string-value="[ع=432][ل=1091][ا=13][م=333]" calcext:value-type="string">
            <text:p>[ع=432][ل=1091][ا=13][م=333]</text:p>
          </table:table-cell>
          <table:table-cell table:style-name="ce15" table:formula="of:=TESBIH([.L84];25;99;33)" office:value-type="string" office:string-value="[18 tur][2X33][21 kalan]" calcext:value-type="string">
            <text:p>[18 tur][2X33][21 kalan]</text:p>
          </table:table-cell>
        </table:table-row>
        <table:table-row table:style-name="ro3">
          <table:table-cell table:style-name="ce12" office:value-type="string" calcext:value-type="string">
            <text:p>يا أعلم</text:p>
          </table:table-cell>
          <table:table-cell table:style-name="ce15" office:value-type="string" calcext:value-type="string">
            <text:p>Ya A’lem</text:p>
          </table:table-cell>
          <table:table-cell table:style-name="ce6" table:formula="of:=ABJAD(MIDB([.$A85];4;200);6;1)" office:value-type="float" office:value="21" calcext:value-type="float">
            <text:p>21</text:p>
          </table:table-cell>
          <table:table-cell table:style-name="ce23" table:formula="of:=ABJAD(MIDB([.$A85];3;200);6;1;1)" office:value-type="string" office:string-value="[ا=1][ع=10][ل=6][م=4]" calcext:value-type="string">
            <text:p>[ا=1][ع=10][ل=6][م=4]</text:p>
          </table:table-cell>
          <table:table-cell table:style-name="ce15" table:formula="of:=TESBIH([.C85];25;99;33)" office:value-type="string" office:string-value="[4 tur][1X33][12 kalan]" calcext:value-type="string">
            <text:p>[4 tur][1X33][12 kalan]</text:p>
          </table:table-cell>
          <table:table-cell table:style-name="ce6" table:formula="of:=ABJAD(MIDB([.$A85];4;200);7;1)" office:value-type="float" office:value="141" calcext:value-type="float">
            <text:p>141</text:p>
          </table:table-cell>
          <table:table-cell table:style-name="ce23" table:formula="of:=ABJAD(MIDB([.$A85];3;200);7;1;1)" office:value-type="string" office:string-value="[ا=1][ع=70][ل=30][م=40]" calcext:value-type="string">
            <text:p>[ا=1][ع=70][ل=30][م=40]</text:p>
          </table:table-cell>
          <table:table-cell table:style-name="ce15" table:formula="of:=TESBIH([.F85];25;99;33)" office:value-type="string" office:string-value="[1 tur][1X33][9 kalan]" calcext:value-type="string">
            <text:p>[1 tur][1X33][9 kalan]</text:p>
          </table:table-cell>
          <table:table-cell table:style-name="ce6" table:formula="of:=ABJAD(MIDB([.$A85];4;200);8;1)" office:value-type="float" office:value="402" calcext:value-type="float">
            <text:p>402</text:p>
          </table:table-cell>
          <table:table-cell table:style-name="ce23" table:formula="of:=ABJAD(MIDB([.$A85];3;200);8;1;1)" office:value-type="string" office:string-value="[ا=111][ع=130][ل=71][م=90]" calcext:value-type="string">
            <text:p>[ا=111][ع=130][ل=71][م=90]</text:p>
          </table:table-cell>
          <table:table-cell table:style-name="ce15" table:formula="of:=TESBIH([.I85];25;99;33)" office:value-type="string" office:string-value="[4 tur][6 kalan]" calcext:value-type="string">
            <text:p>[4 tur][6 kalan]</text:p>
          </table:table-cell>
          <table:table-cell table:style-name="ce6" table:formula="of:=ABJAD(MIDB([.$A85];4;200);9;1)" office:value-type="float" office:value="1869" calcext:value-type="float">
            <text:p>1869</text:p>
          </table:table-cell>
          <table:table-cell table:style-name="ce23" table:formula="of:=ABJAD(MIDB([.$A85];3;200);9;1;1)" office:value-type="string" office:string-value="[ا=13][ع=432][ل=1091][م=333]" calcext:value-type="string">
            <text:p>[ا=13][ع=432][ل=1091][م=333]</text:p>
          </table:table-cell>
          <table:table-cell table:style-name="ce15" table:formula="of:=TESBIH([.L85];25;99;33)" office:value-type="string" office:string-value="[18 tur][2X33][21 kalan]" calcext:value-type="string">
            <text:p>[18 tur][2X33][21 kalan]</text:p>
          </table:table-cell>
        </table:table-row>
        <table:table-row table:style-name="ro3">
          <table:table-cell table:style-name="ce12" office:value-type="string" calcext:value-type="string">
            <text:p>يا عالم</text:p>
          </table:table-cell>
          <table:table-cell table:style-name="ce15" office:value-type="string" calcext:value-type="string">
            <text:p>Ya A’lem</text:p>
          </table:table-cell>
          <table:table-cell table:style-name="ce6" table:formula="of:=ABJAD(MIDB([.$A86];4;200);6;1)" office:value-type="float" office:value="21" calcext:value-type="float">
            <text:p>21</text:p>
          </table:table-cell>
          <table:table-cell table:style-name="ce23" table:formula="of:=ABJAD(MIDB([.$A86];3;200);6;1;1)" office:value-type="string" office:string-value="[ع=10][ا=1][ل=6][م=4]" calcext:value-type="string">
            <text:p>[ع=10][ا=1][ل=6][م=4]</text:p>
          </table:table-cell>
          <table:table-cell table:style-name="ce15" table:formula="of:=TESBIH([.C86];25;99;33)" office:value-type="string" office:string-value="[4 tur][1X33][12 kalan]" calcext:value-type="string">
            <text:p>[4 tur][1X33][12 kalan]</text:p>
          </table:table-cell>
          <table:table-cell table:style-name="ce6" table:formula="of:=ABJAD(MIDB([.$A86];4;200);7;1)" office:value-type="float" office:value="141" calcext:value-type="float">
            <text:p>141</text:p>
          </table:table-cell>
          <table:table-cell table:style-name="ce23" table:formula="of:=ABJAD(MIDB([.$A86];3;200);7;1;1)" office:value-type="string" office:string-value="[ع=70][ا=1][ل=30][م=40]" calcext:value-type="string">
            <text:p>[ع=70][ا=1][ل=30][م=40]</text:p>
          </table:table-cell>
          <table:table-cell table:style-name="ce15" table:formula="of:=TESBIH([.F86];25;99;33)" office:value-type="string" office:string-value="[1 tur][1X33][9 kalan]" calcext:value-type="string">
            <text:p>[1 tur][1X33][9 kalan]</text:p>
          </table:table-cell>
          <table:table-cell table:style-name="ce6" table:formula="of:=ABJAD(MIDB([.$A86];4;200);8;1)" office:value-type="float" office:value="402" calcext:value-type="float">
            <text:p>402</text:p>
          </table:table-cell>
          <table:table-cell table:style-name="ce23" table:formula="of:=ABJAD(MIDB([.$A86];3;200);8;1;1)" office:value-type="string" office:string-value="[ع=130][ا=111][ل=71][م=90]" calcext:value-type="string">
            <text:p>[ع=130][ا=111][ل=71][م=90]</text:p>
          </table:table-cell>
          <table:table-cell table:style-name="ce15" table:formula="of:=TESBIH([.I86];25;99;33)" office:value-type="string" office:string-value="[4 tur][6 kalan]" calcext:value-type="string">
            <text:p>[4 tur][6 kalan]</text:p>
          </table:table-cell>
          <table:table-cell table:style-name="ce6" table:formula="of:=ABJAD(MIDB([.$A86];4;200);9;1)" office:value-type="float" office:value="1869" calcext:value-type="float">
            <text:p>1869</text:p>
          </table:table-cell>
          <table:table-cell table:style-name="ce23" table:formula="of:=ABJAD(MIDB([.$A86];3;200);9;1;1)" office:value-type="string" office:string-value="[ع=432][ا=13][ل=1091][م=333]" calcext:value-type="string">
            <text:p>[ع=432][ا=13][ل=1091][م=333]</text:p>
          </table:table-cell>
          <table:table-cell table:style-name="ce15" table:formula="of:=TESBIH([.L86];25;99;33)" office:value-type="string" office:string-value="[18 tur][2X33][21 kalan]" calcext:value-type="string">
            <text:p>[18 tur][2X33][21 kalan]</text:p>
          </table:table-cell>
        </table:table-row>
        <table:table-row table:style-name="ro4">
          <table:table-cell table:style-name="ce12" office:value-type="string" calcext:value-type="string">
            <text:p>يا مهيمن</text:p>
          </table:table-cell>
          <table:table-cell table:style-name="ce15" office:value-type="string" calcext:value-type="string">
            <text:p>Ya Muheymin</text:p>
          </table:table-cell>
          <table:table-cell table:style-name="ce6" table:formula="of:=ABJAD(MIDB([.$A87];4;200);6;1)" office:value-type="float" office:value="25" calcext:value-type="float">
            <text:p>25</text:p>
          </table:table-cell>
          <table:table-cell table:style-name="ce23" table:formula="of:=ABJAD(MIDB([.$A87];3;200);6;1;1)" office:value-type="string" office:string-value="[م=4][ه=5][ي=10][م=4][ن=2]" calcext:value-type="string">
            <text:p>[م=4][ه=5][ي=10][م=4][ن=2]</text:p>
          </table:table-cell>
          <table:table-cell table:style-name="ce15" table:formula="of:=TESBIH([.C87];25;99;33)" office:value-type="string" office:string-value="[25 kalan]" calcext:value-type="string">
            <text:p>[25 kalan]</text:p>
          </table:table-cell>
          <table:table-cell table:style-name="ce6" table:formula="of:=ABJAD(MIDB([.$A87];4;200);7;1)" office:value-type="float" office:value="145" calcext:value-type="float">
            <text:p>145</text:p>
          </table:table-cell>
          <table:table-cell table:style-name="ce23" table:formula="of:=ABJAD(MIDB([.$A87];3;200);7;1;1)" office:value-type="string" office:string-value="[م=40][ه=5][ي=10][م=40][ن=50]" calcext:value-type="string">
            <text:p>[م=40][ه=5][ي=10][م=40][ن=50]</text:p>
          </table:table-cell>
          <table:table-cell table:style-name="ce15" table:formula="of:=TESBIH([.F87];25;99;33)" office:value-type="string" office:string-value="[1 tur][1X33][13 kalan]" calcext:value-type="string">
            <text:p>[1 tur][1X33][13 kalan]</text:p>
          </table:table-cell>
          <table:table-cell table:style-name="ce6" table:formula="of:=ABJAD(MIDB([.$A87];4;200);8;1)" office:value-type="float" office:value="303" calcext:value-type="float">
            <text:p>303</text:p>
          </table:table-cell>
          <table:table-cell table:style-name="ce23" table:formula="of:=ABJAD(MIDB([.$A87];3;200);8;1;1)" office:value-type="string" office:string-value="[م=90][ه=6][ي=11][م=90][ن=106]" calcext:value-type="string">
            <text:p>[م=90][ه=6][ي=11][م=90][ن=106]</text:p>
          </table:table-cell>
          <table:table-cell table:style-name="ce15" table:formula="of:=TESBIH([.I87];25;99;33)" office:value-type="string" office:string-value="[3 tur][6 kalan]" calcext:value-type="string">
            <text:p>[3 tur][6 kalan]</text:p>
          </table:table-cell>
          <table:table-cell table:style-name="ce6" table:formula="of:=ABJAD(MIDB([.$A87];4;200);9;1)" office:value-type="float" office:value="3886" calcext:value-type="float">
            <text:p>3886</text:p>
          </table:table-cell>
          <table:table-cell table:style-name="ce23" table:formula="of:=ABJAD(MIDB([.$A87];3;200);9;1;1)" office:value-type="string" office:string-value="[م=333][ه=945][ي=1275][م=333][ن=1000]" calcext:value-type="string">
            <text:p>[م=333][ه=945][ي=1275][م=333][ن=1000]</text:p>
          </table:table-cell>
          <table:table-cell table:style-name="ce15" table:formula="of:=TESBIH([.L87];25;99;33)" office:value-type="string" office:string-value="[39 tur][25 kalan]" calcext:value-type="string">
            <text:p>[39 tur][25 kalan]</text:p>
          </table:table-cell>
        </table:table-row>
        <table:table-row table:style-name="ro4">
          <table:table-cell table:style-name="ce12" office:value-type="string" calcext:value-type="string">
            <text:p>يا محصي</text:p>
          </table:table-cell>
          <table:table-cell table:style-name="ce15" office:value-type="string" calcext:value-type="string">
            <text:p>Ya Muhsi</text:p>
          </table:table-cell>
          <table:table-cell table:style-name="ce6" table:formula="of:=ABJAD(MIDB([.$A88];4;200);6;1)" office:value-type="float" office:value="22" calcext:value-type="float">
            <text:p>22</text:p>
          </table:table-cell>
          <table:table-cell table:style-name="ce23" table:formula="of:=ABJAD(MIDB([.$A88];3;200);6;1;1)" office:value-type="string" office:string-value="[م=4][ح=8][ص=0][ي=10]" calcext:value-type="string">
            <text:p>[م=4][ح=8][ص=0][ي=10]</text:p>
          </table:table-cell>
          <table:table-cell table:style-name="ce15" table:formula="of:=TESBIH([.C88];25;99;33)" office:value-type="string" office:string-value="[4 tur][2X33][22 kalan]" calcext:value-type="string">
            <text:p>[4 tur][2X33][22 kalan]</text:p>
          </table:table-cell>
          <table:table-cell table:style-name="ce6" table:formula="of:=ABJAD(MIDB([.$A88];4;200);7;1)" office:value-type="float" office:value="118" calcext:value-type="float">
            <text:p>118</text:p>
          </table:table-cell>
          <table:table-cell table:style-name="ce23" table:formula="of:=ABJAD(MIDB([.$A88];3;200);7;1;1)" office:value-type="string" office:string-value="[م=40][ح=8][ص=60][ي=10]" calcext:value-type="string">
            <text:p>[م=40][ح=8][ص=60][ي=10]</text:p>
          </table:table-cell>
          <table:table-cell table:style-name="ce15" table:formula="of:=TESBIH([.F88];25;99;33)" office:value-type="string" office:string-value="[1 tur][19 kalan]" calcext:value-type="string">
            <text:p>[1 tur][19 kalan]</text:p>
          </table:table-cell>
          <table:table-cell table:style-name="ce6" table:formula="of:=ABJAD(MIDB([.$A88];4;200);8;1)" office:value-type="float" office:value="175" calcext:value-type="float">
            <text:p>175</text:p>
          </table:table-cell>
          <table:table-cell table:style-name="ce23" table:formula="of:=ABJAD(MIDB([.$A88];3;200);8;1;1)" office:value-type="string" office:string-value="[م=90][ح=9][ص=65][ي=11]" calcext:value-type="string">
            <text:p>[م=90][ح=9][ص=65][ي=11]</text:p>
          </table:table-cell>
          <table:table-cell table:style-name="ce15" table:formula="of:=TESBIH([.I88];25;99;33)" office:value-type="string" office:string-value="[1 tur][2X33][10 kalan]" calcext:value-type="string">
            <text:p>[1 tur][2X33][10 kalan]</text:p>
          </table:table-cell>
          <table:table-cell table:style-name="ce6" table:formula="of:=ABJAD(MIDB([.$A88];4;200);9;1)" office:value-type="float" office:value="2974" calcext:value-type="float">
            <text:p>2974</text:p>
          </table:table-cell>
          <table:table-cell table:style-name="ce23" table:formula="of:=ABJAD(MIDB([.$A88];3;200);9;1;1)" office:value-type="string" office:string-value="[م=333][ح=606][ص=760][ي=1275]" calcext:value-type="string">
            <text:p>[م=333][ح=606][ص=760][ي=1275]</text:p>
          </table:table-cell>
          <table:table-cell table:style-name="ce15" table:formula="of:=TESBIH([.L88];25;99;33)" office:value-type="string" office:string-value="[30 tur][4 kalan]" calcext:value-type="string">
            <text:p>[30 tur][4 kalan]</text:p>
          </table:table-cell>
        </table:table-row>
        <table:table-row table:style-name="ro4">
          <table:table-cell table:style-name="ce12" office:value-type="string" calcext:value-type="string">
            <text:p>يا عليم</text:p>
          </table:table-cell>
          <table:table-cell table:style-name="ce15" office:value-type="string" calcext:value-type="string">
            <text:p>Ya Alim</text:p>
          </table:table-cell>
          <table:table-cell table:style-name="ce6" table:formula="of:=ABJAD(MIDB([.$A89];4;200);6;1)" office:value-type="float" office:value="30" calcext:value-type="float">
            <text:p>30</text:p>
          </table:table-cell>
          <table:table-cell table:style-name="ce23" table:formula="of:=ABJAD(MIDB([.$A89];3;200);6;1;1)" office:value-type="string" office:string-value="[ع=10][ل=6][ي=10][م=4]" calcext:value-type="string">
            <text:p>[ع=10][ل=6][ي=10][م=4]</text:p>
          </table:table-cell>
          <table:table-cell table:style-name="ce15" table:formula="of:=TESBIH([.C89];25;99;33)" office:value-type="string" office:string-value="[30 kalan]" calcext:value-type="string">
            <text:p>[30 kalan]</text:p>
          </table:table-cell>
          <table:table-cell table:style-name="ce6" table:formula="of:=ABJAD(MIDB([.$A89];4;200);7;1)" office:value-type="float" office:value="150" calcext:value-type="float">
            <text:p>150</text:p>
          </table:table-cell>
          <table:table-cell table:style-name="ce23" table:formula="of:=ABJAD(MIDB([.$A89];3;200);7;1;1)" office:value-type="string" office:string-value="[ع=70][ل=30][ي=10][م=40]" calcext:value-type="string">
            <text:p>[ع=70][ل=30][ي=10][م=40]</text:p>
          </table:table-cell>
          <table:table-cell table:style-name="ce15" table:formula="of:=TESBIH([.F89];25;99;33)" office:value-type="string" office:string-value="[1 tur][1X33][18 kalan]" calcext:value-type="string">
            <text:p>[1 tur][1X33][18 kalan]</text:p>
          </table:table-cell>
          <table:table-cell table:style-name="ce6" table:formula="of:=ABJAD(MIDB([.$A89];4;200);8;1)" office:value-type="float" office:value="302" calcext:value-type="float">
            <text:p>302</text:p>
          </table:table-cell>
          <table:table-cell table:style-name="ce23" table:formula="of:=ABJAD(MIDB([.$A89];3;200);8;1;1)" office:value-type="string" office:string-value="[ع=130][ل=71][ي=11][م=90]" calcext:value-type="string">
            <text:p>[ع=130][ل=71][ي=11][م=90]</text:p>
          </table:table-cell>
          <table:table-cell table:style-name="ce15" table:formula="of:=TESBIH([.I89];25;99;33)" office:value-type="string" office:string-value="[3 tur][5 kalan]" calcext:value-type="string">
            <text:p>[3 tur][5 kalan]</text:p>
          </table:table-cell>
          <table:table-cell table:style-name="ce6" table:formula="of:=ABJAD(MIDB([.$A89];4;200);9;1)" office:value-type="float" office:value="3131" calcext:value-type="float">
            <text:p>3131</text:p>
          </table:table-cell>
          <table:table-cell table:style-name="ce23" table:formula="of:=ABJAD(MIDB([.$A89];3;200);9;1;1)" office:value-type="string" office:string-value="[ع=432][ل=1091][ي=1275][م=333]" calcext:value-type="string">
            <text:p>[ع=432][ل=1091][ي=1275][م=333]</text:p>
          </table:table-cell>
          <table:table-cell table:style-name="ce15" table:formula="of:=TESBIH([.L89];25;99;33)" office:value-type="string" office:string-value="[31 tur][1X33][29 kalan]" calcext:value-type="string">
            <text:p>[31 tur][1X33][29 kalan]</text:p>
          </table:table-cell>
        </table:table-row>
        <table:table-row table:style-name="ro3">
          <table:table-cell table:style-name="ce12" office:value-type="string" calcext:value-type="string">
            <text:p>يا قيم</text:p>
          </table:table-cell>
          <table:table-cell table:style-name="ce15" office:value-type="string" calcext:value-type="string">
            <text:p>Ya Kıyemu</text:p>
          </table:table-cell>
          <table:table-cell table:style-name="ce6" table:formula="of:=ABJAD(MIDB([.$A90];4;200);6;1)" office:value-type="float" office:value="18" calcext:value-type="float">
            <text:p>18</text:p>
          </table:table-cell>
          <table:table-cell table:style-name="ce23" table:formula="of:=ABJAD(MIDB([.$A90];3;200);6;1;1)" office:value-type="string" office:string-value="[ق=4][ي=10][م=4]" calcext:value-type="string">
            <text:p>[ق=4][ي=10][م=4]</text:p>
          </table:table-cell>
          <table:table-cell table:style-name="ce15" table:formula="of:=TESBIH([.C90];25;99;33)" office:value-type="string" office:string-value="[3 tur][27 kalan]" calcext:value-type="string">
            <text:p>[3 tur][27 kalan]</text:p>
          </table:table-cell>
          <table:table-cell table:style-name="ce6" table:formula="of:=ABJAD(MIDB([.$A90];4;200);7;1)" office:value-type="float" office:value="150" calcext:value-type="float">
            <text:p>150</text:p>
          </table:table-cell>
          <table:table-cell table:style-name="ce23" table:formula="of:=ABJAD(MIDB([.$A90];3;200);7;1;1)" office:value-type="string" office:string-value="[ق=100][ي=10][م=40]" calcext:value-type="string">
            <text:p>[ق=100][ي=10][م=40]</text:p>
          </table:table-cell>
          <table:table-cell table:style-name="ce15" table:formula="of:=TESBIH([.F90];25;99;33)" office:value-type="string" office:string-value="[1 tur][1X33][18 kalan]" calcext:value-type="string">
            <text:p>[1 tur][1X33][18 kalan]</text:p>
          </table:table-cell>
          <table:table-cell table:style-name="ce6" table:formula="of:=ABJAD(MIDB([.$A90];4;200);8;1)" office:value-type="float" office:value="282" calcext:value-type="float">
            <text:p>282</text:p>
          </table:table-cell>
          <table:table-cell table:style-name="ce23" table:formula="of:=ABJAD(MIDB([.$A90];3;200);8;1;1)" office:value-type="string" office:string-value="[ق=181][ي=11][م=90]" calcext:value-type="string">
            <text:p>[ق=181][ي=11][م=90]</text:p>
          </table:table-cell>
          <table:table-cell table:style-name="ce15" table:formula="of:=TESBIH([.I90];25;99;33)" office:value-type="string" office:string-value="[2 tur][2X33][18 kalan]" calcext:value-type="string">
            <text:p>[2 tur][2X33][18 kalan]</text:p>
          </table:table-cell>
          <table:table-cell table:style-name="ce6" table:formula="of:=ABJAD(MIDB([.$A90];4;200);9;1)" office:value-type="float" office:value="1665" calcext:value-type="float">
            <text:p>1665</text:p>
          </table:table-cell>
          <table:table-cell table:style-name="ce23" table:formula="of:=ABJAD(MIDB([.$A90];3;200);9;1;1)" office:value-type="string" office:string-value="[ق=57][ي=1275][م=333]" calcext:value-type="string">
            <text:p>[ق=57][ي=1275][م=333]</text:p>
          </table:table-cell>
          <table:table-cell table:style-name="ce15" table:formula="of:=TESBIH([.L90];25;99;33)" office:value-type="string" office:string-value="[16 tur][2X33][15 kalan]" calcext:value-type="string">
            <text:p>[16 tur][2X33][15 kalan]</text:p>
          </table:table-cell>
        </table:table-row>
        <table:table-row table:style-name="ro3">
          <table:table-cell table:style-name="ce12" office:value-type="string" calcext:value-type="string">
            <text:p>يا قيام</text:p>
          </table:table-cell>
          <table:table-cell table:style-name="ce15" office:value-type="string" calcext:value-type="string">
            <text:p>Ya Kıyam</text:p>
          </table:table-cell>
          <table:table-cell table:style-name="ce6" table:formula="of:=ABJAD(MIDB([.$A91];4;200);6;1)" office:value-type="float" office:value="19" calcext:value-type="float">
            <text:p>19</text:p>
          </table:table-cell>
          <table:table-cell table:style-name="ce23" table:formula="of:=ABJAD(MIDB([.$A91];3;200);6;1;1)" office:value-type="string" office:string-value="[ق=4][ي=10][ا=1][م=4]" calcext:value-type="string">
            <text:p>[ق=4][ي=10][ا=1][م=4]</text:p>
          </table:table-cell>
          <table:table-cell table:style-name="ce15" table:formula="of:=TESBIH([.C91];25;99;33)" office:value-type="string" office:string-value="[3 tur][1X33][31 kalan]" calcext:value-type="string">
            <text:p>[3 tur][1X33][31 kalan]</text:p>
          </table:table-cell>
          <table:table-cell table:style-name="ce6" table:formula="of:=ABJAD(MIDB([.$A91];4;200);7;1)" office:value-type="float" office:value="151" calcext:value-type="float">
            <text:p>151</text:p>
          </table:table-cell>
          <table:table-cell table:style-name="ce23" table:formula="of:=ABJAD(MIDB([.$A91];3;200);7;1;1)" office:value-type="string" office:string-value="[ق=100][ي=10][ا=1][م=40]" calcext:value-type="string">
            <text:p>[ق=100][ي=10][ا=1][م=40]</text:p>
          </table:table-cell>
          <table:table-cell table:style-name="ce15" table:formula="of:=TESBIH([.F91];25;99;33)" office:value-type="string" office:string-value="[1 tur][1X33][19 kalan]" calcext:value-type="string">
            <text:p>[1 tur][1X33][19 kalan]</text:p>
          </table:table-cell>
          <table:table-cell table:style-name="ce6" table:formula="of:=ABJAD(MIDB([.$A91];4;200);8;1)" office:value-type="float" office:value="393" calcext:value-type="float">
            <text:p>393</text:p>
          </table:table-cell>
          <table:table-cell table:style-name="ce23" table:formula="of:=ABJAD(MIDB([.$A91];3;200);8;1;1)" office:value-type="string" office:string-value="[ق=181][ي=11][ا=111][م=90]" calcext:value-type="string">
            <text:p>[ق=181][ي=11][ا=111][م=90]</text:p>
          </table:table-cell>
          <table:table-cell table:style-name="ce15" table:formula="of:=TESBIH([.I91];25;99;33)" office:value-type="string" office:string-value="[3 tur][2X33][30 kalan]" calcext:value-type="string">
            <text:p>[3 tur][2X33][30 kalan]</text:p>
          </table:table-cell>
          <table:table-cell table:style-name="ce6" table:formula="of:=ABJAD(MIDB([.$A91];4;200);9;1)" office:value-type="float" office:value="1678" calcext:value-type="float">
            <text:p>1678</text:p>
          </table:table-cell>
          <table:table-cell table:style-name="ce23" table:formula="of:=ABJAD(MIDB([.$A91];3;200);9;1;1)" office:value-type="string" office:string-value="[ق=57][ي=1275][ا=13][م=333]" calcext:value-type="string">
            <text:p>[ق=57][ي=1275][ا=13][م=333]</text:p>
          </table:table-cell>
          <table:table-cell table:style-name="ce15" table:formula="of:=TESBIH([.L91];25;99;33)" office:value-type="string" office:string-value="[16 tur][2X33][28 kalan]" calcext:value-type="string">
            <text:p>[16 tur][2X33][28 kalan]</text:p>
          </table:table-cell>
        </table:table-row>
        <table:table-row table:style-name="ro3">
          <table:table-cell table:style-name="ce12" office:value-type="string" calcext:value-type="string">
            <text:p>يا قائم</text:p>
          </table:table-cell>
          <table:table-cell table:style-name="ce15" office:value-type="string" calcext:value-type="string">
            <text:p>Ya Kaim</text:p>
          </table:table-cell>
          <table:table-cell table:style-name="ce6" table:formula="of:=ABJAD(MIDB([.$A92];4;200);6;1)" office:value-type="float" office:value="20" calcext:value-type="float">
            <text:p>20</text:p>
          </table:table-cell>
          <table:table-cell table:style-name="ce23" table:formula="of:=ABJAD(MIDB([.$A92];3;200);6;1;1)" office:value-type="string" office:string-value="[ق=4][ا=1][ئ=11][م=4]" calcext:value-type="string">
            <text:p>[ق=4][ا=1][ئ=11][م=4]</text:p>
          </table:table-cell>
          <table:table-cell table:style-name="ce15" table:formula="of:=TESBIH([.C92];25;99;33)" office:value-type="string" office:string-value="[4 tur][4 kalan]" calcext:value-type="string">
            <text:p>[4 tur][4 kalan]</text:p>
          </table:table-cell>
          <table:table-cell table:style-name="ce6" table:formula="of:=ABJAD(MIDB([.$A92];4;200);7;1)" office:value-type="float" office:value="152" calcext:value-type="float">
            <text:p>152</text:p>
          </table:table-cell>
          <table:table-cell table:style-name="ce23" table:formula="of:=ABJAD(MIDB([.$A92];3;200);7;1;1)" office:value-type="string" office:string-value="[ق=100][ا=1][ئ=11][م=40]" calcext:value-type="string">
            <text:p>[ق=100][ا=1][ئ=11][م=40]</text:p>
          </table:table-cell>
          <table:table-cell table:style-name="ce15" table:formula="of:=TESBIH([.F92];25;99;33)" office:value-type="string" office:string-value="[1 tur][1X33][20 kalan]" calcext:value-type="string">
            <text:p>[1 tur][1X33][20 kalan]</text:p>
          </table:table-cell>
          <table:table-cell table:style-name="ce6" table:formula="of:=ABJAD(MIDB([.$A92];4;200);8;1)" office:value-type="float" office:value="504" calcext:value-type="float">
            <text:p>504</text:p>
          </table:table-cell>
          <table:table-cell table:style-name="ce23" table:formula="of:=ABJAD(MIDB([.$A92];3;200);8;1;1)" office:value-type="string" office:string-value="[ق=181][ا=111][ئ=122][م=90]" calcext:value-type="string">
            <text:p>[ق=181][ا=111][ئ=122][م=90]</text:p>
          </table:table-cell>
          <table:table-cell table:style-name="ce15" table:formula="of:=TESBIH([.I92];25;99;33)" office:value-type="string" office:string-value="[5 tur][9 kalan]" calcext:value-type="string">
            <text:p>[5 tur][9 kalan]</text:p>
          </table:table-cell>
          <table:table-cell table:style-name="ce6" table:formula="of:=ABJAD(MIDB([.$A92];4;200);9;1)" office:value-type="float" office:value="1691" calcext:value-type="float">
            <text:p>1691</text:p>
          </table:table-cell>
          <table:table-cell table:style-name="ce23" table:formula="of:=ABJAD(MIDB([.$A92];3;200);9;1;1)" office:value-type="string" office:string-value="[ق=57][ا=13][ئ=1288][م=333]" calcext:value-type="string">
            <text:p>[ق=57][ا=13][ئ=1288][م=333]</text:p>
          </table:table-cell>
          <table:table-cell table:style-name="ce15" table:formula="of:=TESBIH([.L92];25;99;33)" office:value-type="string" office:string-value="[17 tur][8 kalan]" calcext:value-type="string">
            <text:p>[17 tur][8 kalan]</text:p>
          </table:table-cell>
        </table:table-row>
        <table:table-row table:style-name="ro3">
          <table:table-cell table:style-name="ce12" office:value-type="string" calcext:value-type="string">
            <text:p>يا قديم</text:p>
          </table:table-cell>
          <table:table-cell table:style-name="ce15" office:value-type="string" calcext:value-type="string">
            <text:p>Ya Kadim</text:p>
          </table:table-cell>
          <table:table-cell table:style-name="ce6" table:formula="of:=ABJAD(MIDB([.$A93];4;200);6;1)" office:value-type="float" office:value="22" calcext:value-type="float">
            <text:p>22</text:p>
          </table:table-cell>
          <table:table-cell table:style-name="ce23" table:formula="of:=ABJAD(MIDB([.$A93];3;200);6;1;1)" office:value-type="string" office:string-value="[ق=4][د=4][ي=10][م=4]" calcext:value-type="string">
            <text:p>[ق=4][د=4][ي=10][م=4]</text:p>
          </table:table-cell>
          <table:table-cell table:style-name="ce15" table:formula="of:=TESBIH([.C93];25;99;33)" office:value-type="string" office:string-value="[4 tur][2X33][22 kalan]" calcext:value-type="string">
            <text:p>[4 tur][2X33][22 kalan]</text:p>
          </table:table-cell>
          <table:table-cell table:style-name="ce6" table:formula="of:=ABJAD(MIDB([.$A93];4;200);7;1)" office:value-type="float" office:value="154" calcext:value-type="float">
            <text:p>154</text:p>
          </table:table-cell>
          <table:table-cell table:style-name="ce23" table:formula="of:=ABJAD(MIDB([.$A93];3;200);7;1;1)" office:value-type="string" office:string-value="[ق=100][د=4][ي=10][م=40]" calcext:value-type="string">
            <text:p>[ق=100][د=4][ي=10][م=40]</text:p>
          </table:table-cell>
          <table:table-cell table:style-name="ce15" table:formula="of:=TESBIH([.F93];25;99;33)" office:value-type="string" office:string-value="[1 tur][1X33][22 kalan]" calcext:value-type="string">
            <text:p>[1 tur][1X33][22 kalan]</text:p>
          </table:table-cell>
          <table:table-cell table:style-name="ce6" table:formula="of:=ABJAD(MIDB([.$A93];4;200);8;1)" office:value-type="float" office:value="317" calcext:value-type="float">
            <text:p>317</text:p>
          </table:table-cell>
          <table:table-cell table:style-name="ce23" table:formula="of:=ABJAD(MIDB([.$A93];3;200);8;1;1)" office:value-type="string" office:string-value="[ق=181][د=35][ي=11][م=90]" calcext:value-type="string">
            <text:p>[ق=181][د=35][ي=11][م=90]</text:p>
          </table:table-cell>
          <table:table-cell table:style-name="ce15" table:formula="of:=TESBIH([.I93];25;99;33)" office:value-type="string" office:string-value="[3 tur][20 kalan]" calcext:value-type="string">
            <text:p>[3 tur][20 kalan]</text:p>
          </table:table-cell>
          <table:table-cell table:style-name="ce6" table:formula="of:=ABJAD(MIDB([.$A93];4;200);9;1)" office:value-type="float" office:value="1943" calcext:value-type="float">
            <text:p>1943</text:p>
          </table:table-cell>
          <table:table-cell table:style-name="ce23" table:formula="of:=ABJAD(MIDB([.$A93];3;200);9;1;1)" office:value-type="string" office:string-value="[ق=57][د=278][ي=1275][م=333]" calcext:value-type="string">
            <text:p>[ق=57][د=278][ي=1275][م=333]</text:p>
          </table:table-cell>
          <table:table-cell table:style-name="ce15" table:formula="of:=TESBIH([.L93];25;99;33)" office:value-type="string" office:string-value="[19 tur][1X33][29 kalan]" calcext:value-type="string">
            <text:p>[19 tur][1X33][29 kalan]</text:p>
          </table:table-cell>
        </table:table-row>
        <table:table-row table:style-name="ro3">
          <table:table-cell table:style-name="ce12" office:value-type="string" calcext:value-type="string">
            <text:p>يا دافع</text:p>
          </table:table-cell>
          <table:table-cell table:style-name="ce15" office:value-type="string" calcext:value-type="string">
            <text:p>Ya Dafi’</text:p>
          </table:table-cell>
          <table:table-cell table:style-name="ce6" table:formula="of:=ABJAD(MIDB([.$A94];4;200);6;1)" office:value-type="float" office:value="23" calcext:value-type="float">
            <text:p>23</text:p>
          </table:table-cell>
          <table:table-cell table:style-name="ce23" table:formula="of:=ABJAD(MIDB([.$A94];3;200);6;1;1)" office:value-type="string" office:string-value="[د=4][ا=1][ف=8][ع=10]" calcext:value-type="string">
            <text:p>[د=4][ا=1][ف=8][ع=10]</text:p>
          </table:table-cell>
          <table:table-cell table:style-name="ce15" table:formula="of:=TESBIH([.C94];25;99;33)" office:value-type="string" office:string-value="[5 tur][1X33][1 kalan]" calcext:value-type="string">
            <text:p>[5 tur][1X33][1 kalan]</text:p>
          </table:table-cell>
          <table:table-cell table:style-name="ce6" table:formula="of:=ABJAD(MIDB([.$A94];4;200);7;1)" office:value-type="float" office:value="155" calcext:value-type="float">
            <text:p>155</text:p>
          </table:table-cell>
          <table:table-cell table:style-name="ce23" table:formula="of:=ABJAD(MIDB([.$A94];3;200);7;1;1)" office:value-type="string" office:string-value="[د=4][ا=1][ف=80][ع=70]" calcext:value-type="string">
            <text:p>[د=4][ا=1][ف=80][ع=70]</text:p>
          </table:table-cell>
          <table:table-cell table:style-name="ce15" table:formula="of:=TESBIH([.F94];25;99;33)" office:value-type="string" office:string-value="[1 tur][1X33][23 kalan]" calcext:value-type="string">
            <text:p>[1 tur][1X33][23 kalan]</text:p>
          </table:table-cell>
          <table:table-cell table:style-name="ce6" table:formula="of:=ABJAD(MIDB([.$A94];4;200);8;1)" office:value-type="float" office:value="357" calcext:value-type="float">
            <text:p>357</text:p>
          </table:table-cell>
          <table:table-cell table:style-name="ce23" table:formula="of:=ABJAD(MIDB([.$A94];3;200);8;1;1)" office:value-type="string" office:string-value="[د=35][ا=111][ف=81][ع=130]" calcext:value-type="string">
            <text:p>[د=35][ا=111][ف=81][ع=130]</text:p>
          </table:table-cell>
          <table:table-cell table:style-name="ce15" table:formula="of:=TESBIH([.I94];25;99;33)" office:value-type="string" office:string-value="[3 tur][1X33][27 kalan]" calcext:value-type="string">
            <text:p>[3 tur][1X33][27 kalan]</text:p>
          </table:table-cell>
          <table:table-cell table:style-name="ce6" table:formula="of:=ABJAD(MIDB([.$A94];4;200);9;1)" office:value-type="float" office:value="1374" calcext:value-type="float">
            <text:p>1374</text:p>
          </table:table-cell>
          <table:table-cell table:style-name="ce23" table:formula="of:=ABJAD(MIDB([.$A94];3;200);9;1;1)" office:value-type="string" office:string-value="[د=278][ا=13][ف=651][ع=432]" calcext:value-type="string">
            <text:p>[د=278][ا=13][ف=651][ع=432]</text:p>
          </table:table-cell>
          <table:table-cell table:style-name="ce15" table:formula="of:=TESBIH([.L94];25;99;33)" office:value-type="string" office:string-value="[13 tur][2X33][21 kalan]" calcext:value-type="string">
            <text:p>[13 tur][2X33][21 kalan]</text:p>
          </table:table-cell>
        </table:table-row>
        <table:table-row table:style-name="ro3">
          <table:table-cell table:style-name="ce12" office:value-type="string" calcext:value-type="string">
            <text:p>يا قيوم</text:p>
          </table:table-cell>
          <table:table-cell table:style-name="ce15" office:value-type="string" calcext:value-type="string">
            <text:p>Ya Kayyum</text:p>
          </table:table-cell>
          <table:table-cell table:style-name="ce6" table:formula="of:=ABJAD(MIDB([.$A95];4;200);6;1)" office:value-type="float" office:value="24" calcext:value-type="float">
            <text:p>24</text:p>
          </table:table-cell>
          <table:table-cell table:style-name="ce23" table:formula="of:=ABJAD(MIDB([.$A95];3;200);6;1;1)" office:value-type="string" office:string-value="[ق=4][ي=10][و=6][م=4]" calcext:value-type="string">
            <text:p>[ق=4][ي=10][و=6][م=4]</text:p>
          </table:table-cell>
          <table:table-cell table:style-name="ce15" table:formula="of:=TESBIH([.C95];25;99;33)" office:value-type="string" office:string-value="[5 tur][2X33][15 kalan]" calcext:value-type="string">
            <text:p>[5 tur][2X33][15 kalan]</text:p>
          </table:table-cell>
          <table:table-cell table:style-name="ce6" table:formula="of:=ABJAD(MIDB([.$A95];4;200);7;1)" office:value-type="float" office:value="156" calcext:value-type="float">
            <text:p>156</text:p>
          </table:table-cell>
          <table:table-cell table:style-name="ce23" table:formula="of:=ABJAD(MIDB([.$A95];3;200);7;1;1)" office:value-type="string" office:string-value="[ق=100][ي=10][و=6][م=40]" calcext:value-type="string">
            <text:p>[ق=100][ي=10][و=6][م=40]</text:p>
          </table:table-cell>
          <table:table-cell table:style-name="ce15" table:formula="of:=TESBIH([.F95];25;99;33)" office:value-type="string" office:string-value="[1 tur][1X33][24 kalan]" calcext:value-type="string">
            <text:p>[1 tur][1X33][24 kalan]</text:p>
          </table:table-cell>
          <table:table-cell table:style-name="ce6" table:formula="of:=ABJAD(MIDB([.$A95];4;200);8;1)" office:value-type="float" office:value="295" calcext:value-type="float">
            <text:p>295</text:p>
          </table:table-cell>
          <table:table-cell table:style-name="ce23" table:formula="of:=ABJAD(MIDB([.$A95];3;200);8;1;1)" office:value-type="string" office:string-value="[ق=181][ي=11][و=13][م=90]" calcext:value-type="string">
            <text:p>[ق=181][ي=11][و=13][م=90]</text:p>
          </table:table-cell>
          <table:table-cell table:style-name="ce15" table:formula="of:=TESBIH([.I95];25;99;33)" office:value-type="string" office:string-value="[2 tur][2X33][31 kalan]" calcext:value-type="string">
            <text:p>[2 tur][2X33][31 kalan]</text:p>
          </table:table-cell>
          <table:table-cell table:style-name="ce6" table:formula="of:=ABJAD(MIDB([.$A95];4;200);9;1)" office:value-type="float" office:value="2370" calcext:value-type="float">
            <text:p>2370</text:p>
          </table:table-cell>
          <table:table-cell table:style-name="ce23" table:formula="of:=ABJAD(MIDB([.$A95];3;200);9;1;1)" office:value-type="string" office:string-value="[ق=57][ي=1275][و=705][م=333]" calcext:value-type="string">
            <text:p>[ق=57][ي=1275][و=705][م=333]</text:p>
          </table:table-cell>
          <table:table-cell table:style-name="ce15" table:formula="of:=TESBIH([.L95];25;99;33)" office:value-type="string" office:string-value="[23 tur][2X33][27 kalan]" calcext:value-type="string">
            <text:p>[23 tur][2X33][27 kalan]</text:p>
          </table:table-cell>
        </table:table-row>
        <table:table-row table:style-name="ro3">
          <table:table-cell table:style-name="ce12" office:value-type="string" calcext:value-type="string">
            <text:p>يا عفو</text:p>
          </table:table-cell>
          <table:table-cell table:style-name="ce15" office:value-type="string" calcext:value-type="string">
            <text:p>Ya Afuv</text:p>
          </table:table-cell>
          <table:table-cell table:style-name="ce6" table:formula="of:=ABJAD(MIDB([.$A96];4;200);6;1)" office:value-type="float" office:value="24" calcext:value-type="float">
            <text:p>24</text:p>
          </table:table-cell>
          <table:table-cell table:style-name="ce23" table:formula="of:=ABJAD(MIDB([.$A96];3;200);6;1;1)" office:value-type="string" office:string-value="[ع=10][ف=8][و=6]" calcext:value-type="string">
            <text:p>[ع=10][ف=8][و=6]</text:p>
          </table:table-cell>
          <table:table-cell table:style-name="ce15" table:formula="of:=TESBIH([.C96];25;99;33)" office:value-type="string" office:string-value="[5 tur][2X33][15 kalan]" calcext:value-type="string">
            <text:p>[5 tur][2X33][15 kalan]</text:p>
          </table:table-cell>
          <table:table-cell table:style-name="ce6" table:formula="of:=ABJAD(MIDB([.$A96];4;200);7;1)" office:value-type="float" office:value="156" calcext:value-type="float">
            <text:p>156</text:p>
          </table:table-cell>
          <table:table-cell table:style-name="ce23" table:formula="of:=ABJAD(MIDB([.$A96];3;200);7;1;1)" office:value-type="string" office:string-value="[ع=70][ف=80][و=6]" calcext:value-type="string">
            <text:p>[ع=70][ف=80][و=6]</text:p>
          </table:table-cell>
          <table:table-cell table:style-name="ce15" table:formula="of:=TESBIH([.F96];25;99;33)" office:value-type="string" office:string-value="[1 tur][1X33][24 kalan]" calcext:value-type="string">
            <text:p>[1 tur][1X33][24 kalan]</text:p>
          </table:table-cell>
          <table:table-cell table:style-name="ce6" table:formula="of:=ABJAD(MIDB([.$A96];4;200);8;1)" office:value-type="float" office:value="224" calcext:value-type="float">
            <text:p>224</text:p>
          </table:table-cell>
          <table:table-cell table:style-name="ce23" table:formula="of:=ABJAD(MIDB([.$A96];3;200);8;1;1)" office:value-type="string" office:string-value="[ع=130][ف=81][و=13]" calcext:value-type="string">
            <text:p>[ع=130][ف=81][و=13]</text:p>
          </table:table-cell>
          <table:table-cell table:style-name="ce15" table:formula="of:=TESBIH([.I96];25;99;33)" office:value-type="string" office:string-value="[2 tur][26 kalan]" calcext:value-type="string">
            <text:p>[2 tur][26 kalan]</text:p>
          </table:table-cell>
          <table:table-cell table:style-name="ce6" table:formula="of:=ABJAD(MIDB([.$A96];4;200);9;1)" office:value-type="float" office:value="1788" calcext:value-type="float">
            <text:p>1788</text:p>
          </table:table-cell>
          <table:table-cell table:style-name="ce23" table:formula="of:=ABJAD(MIDB([.$A96];3;200);9;1;1)" office:value-type="string" office:string-value="[ع=432][ف=651][و=705]" calcext:value-type="string">
            <text:p>[ع=432][ف=651][و=705]</text:p>
          </table:table-cell>
          <table:table-cell table:style-name="ce15" table:formula="of:=TESBIH([.L96];25;99;33)" office:value-type="string" office:string-value="[18 tur][6 kalan]" calcext:value-type="string">
            <text:p>[18 tur][6 kalan]</text:p>
          </table:table-cell>
        </table:table-row>
        <table:table-row table:style-name="ro4">
          <table:table-cell table:style-name="ce12" office:value-type="string" calcext:value-type="string">
            <text:p>يا محسن</text:p>
          </table:table-cell>
          <table:table-cell table:style-name="ce15" office:value-type="string" calcext:value-type="string">
            <text:p>Ya Muhsin</text:p>
          </table:table-cell>
          <table:table-cell table:style-name="ce6" table:formula="of:=ABJAD(MIDB([.$A97];4;200);6;1)" office:value-type="float" office:value="14" calcext:value-type="float">
            <text:p>14</text:p>
          </table:table-cell>
          <table:table-cell table:style-name="ce23" table:formula="of:=ABJAD(MIDB([.$A97];3;200);6;1;1)" office:value-type="string" office:string-value="[م=4][ح=8][س=0][ن=2]" calcext:value-type="string">
            <text:p>[م=4][ح=8][س=0][ن=2]</text:p>
          </table:table-cell>
          <table:table-cell table:style-name="ce15" table:formula="of:=TESBIH([.C97];25;99;33)" office:value-type="string" office:string-value="[1 tur][2X33][31 kalan]" calcext:value-type="string">
            <text:p>[1 tur][2X33][31 kalan]</text:p>
          </table:table-cell>
          <table:table-cell table:style-name="ce6" table:formula="of:=ABJAD(MIDB([.$A97];4;200);7;1)" office:value-type="float" office:value="398" calcext:value-type="float">
            <text:p>398</text:p>
          </table:table-cell>
          <table:table-cell table:style-name="ce23" table:formula="of:=ABJAD(MIDB([.$A97];3;200);7;1;1)" office:value-type="string" office:string-value="[م=40][ح=8][س=300][ن=50]" calcext:value-type="string">
            <text:p>[م=40][ح=8][س=300][ن=50]</text:p>
          </table:table-cell>
          <table:table-cell table:style-name="ce15" table:formula="of:=TESBIH([.F97];25;99;33)" office:value-type="string" office:string-value="[4 tur][2 kalan]" calcext:value-type="string">
            <text:p>[4 tur][2 kalan]</text:p>
          </table:table-cell>
          <table:table-cell table:style-name="ce6" table:formula="of:=ABJAD(MIDB([.$A97];4;200);8;1)" office:value-type="float" office:value="565" calcext:value-type="float">
            <text:p>565</text:p>
          </table:table-cell>
          <table:table-cell table:style-name="ce23" table:formula="of:=ABJAD(MIDB([.$A97];3;200);8;1;1)" office:value-type="string" office:string-value="[م=90][ح=9][س=360][ن=106]" calcext:value-type="string">
            <text:p>[م=90][ح=9][س=360][ن=106]</text:p>
          </table:table-cell>
          <table:table-cell table:style-name="ce15" table:formula="of:=TESBIH([.I97];25;99;33)" office:value-type="string" office:string-value="[5 tur][2X33][4 kalan]" calcext:value-type="string">
            <text:p>[5 tur][2X33][4 kalan]</text:p>
          </table:table-cell>
          <table:table-cell table:style-name="ce6" table:formula="of:=ABJAD(MIDB([.$A97];4;200);9;1)" office:value-type="float" office:value="3027" calcext:value-type="float">
            <text:p>3027</text:p>
          </table:table-cell>
          <table:table-cell table:style-name="ce23" table:formula="of:=ABJAD(MIDB([.$A97];3;200);9;1;1)" office:value-type="string" office:string-value="[م=333][ح=606][س=1088][ن=1000]" calcext:value-type="string">
            <text:p>[م=333][ح=606][س=1088][ن=1000]</text:p>
          </table:table-cell>
          <table:table-cell table:style-name="ce15" table:formula="of:=TESBIH([.L97];25;99;33)" office:value-type="string" office:string-value="[30 tur][1X33][24 kalan]" calcext:value-type="string">
            <text:p>[30 tur][1X33][24 kalan]</text:p>
          </table:table-cell>
        </table:table-row>
        <table:table-row table:style-name="ro4">
          <table:table-cell table:style-name="ce12" office:value-type="string" calcext:value-type="string">
            <text:p>يا محسان</text:p>
          </table:table-cell>
          <table:table-cell table:style-name="ce15" office:value-type="string" calcext:value-type="string">
            <text:p>Ya Muhassen</text:p>
          </table:table-cell>
          <table:table-cell table:style-name="ce6" table:formula="of:=ABJAD(MIDB([.$A98];4;200);6;1)" office:value-type="float" office:value="15" calcext:value-type="float">
            <text:p>15</text:p>
          </table:table-cell>
          <table:table-cell table:style-name="ce23" table:formula="of:=ABJAD(MIDB([.$A98];3;200);6;1;1)" office:value-type="string" office:string-value="[م=4][ح=8][س=0][ا=1][ن=2]" calcext:value-type="string">
            <text:p>[م=4][ح=8][س=0][ا=1][ن=2]</text:p>
          </table:table-cell>
          <table:table-cell table:style-name="ce15" table:formula="of:=TESBIH([.C98];25;99;33)" office:value-type="string" office:string-value="[2 tur][27 kalan]" calcext:value-type="string">
            <text:p>[2 tur][27 kalan]</text:p>
          </table:table-cell>
          <table:table-cell table:style-name="ce6" table:formula="of:=ABJAD(MIDB([.$A98];4;200);7;1)" office:value-type="float" office:value="399" calcext:value-type="float">
            <text:p>399</text:p>
          </table:table-cell>
          <table:table-cell table:style-name="ce23" table:formula="of:=ABJAD(MIDB([.$A98];3;200);7;1;1)" office:value-type="string" office:string-value="[م=40][ح=8][س=300][ا=1][ن=50]" calcext:value-type="string">
            <text:p>[م=40][ح=8][س=300][ا=1][ن=50]</text:p>
          </table:table-cell>
          <table:table-cell table:style-name="ce15" table:formula="of:=TESBIH([.F98];25;99;33)" office:value-type="string" office:string-value="[4 tur][3 kalan]" calcext:value-type="string">
            <text:p>[4 tur][3 kalan]</text:p>
          </table:table-cell>
          <table:table-cell table:style-name="ce6" table:formula="of:=ABJAD(MIDB([.$A98];4;200);8;1)" office:value-type="float" office:value="676" calcext:value-type="float">
            <text:p>676</text:p>
          </table:table-cell>
          <table:table-cell table:style-name="ce23" table:formula="of:=ABJAD(MIDB([.$A98];3;200);8;1;1)" office:value-type="string" office:string-value="[م=90][ح=9][س=360][ا=111][ن=106]" calcext:value-type="string">
            <text:p>[م=90][ح=9][س=360][ا=111][ن=106]</text:p>
          </table:table-cell>
          <table:table-cell table:style-name="ce15" table:formula="of:=TESBIH([.I98];25;99;33)" office:value-type="string" office:string-value="[6 tur][2X33][16 kalan]" calcext:value-type="string">
            <text:p>[6 tur][2X33][16 kalan]</text:p>
          </table:table-cell>
          <table:table-cell table:style-name="ce6" table:formula="of:=ABJAD(MIDB([.$A98];4;200);9;1)" office:value-type="float" office:value="3040" calcext:value-type="float">
            <text:p>3040</text:p>
          </table:table-cell>
          <table:table-cell table:style-name="ce23" table:formula="of:=ABJAD(MIDB([.$A98];3;200);9;1;1)" office:value-type="string" office:string-value="[م=333][ح=606][س=1088][ا=13][ن=1000]" calcext:value-type="string">
            <text:p>[م=333][ح=606][س=1088][ا=13][ن=1000]</text:p>
          </table:table-cell>
          <table:table-cell table:style-name="ce15" table:formula="of:=TESBIH([.L98];25;99;33)" office:value-type="string" office:string-value="[30 tur][2X33][4 kalan]" calcext:value-type="string">
            <text:p>[30 tur][2X33][4 kalan]</text:p>
          </table:table-cell>
        </table:table-row>
        <table:table-row table:style-name="ro4">
          <table:table-cell table:style-name="ce12" office:value-type="string" calcext:value-type="string">
            <text:p>يا مُطعم</text:p>
          </table:table-cell>
          <table:table-cell table:style-name="ce15" office:value-type="string" calcext:value-type="string">
            <text:p>Ya Muta’me</text:p>
          </table:table-cell>
          <table:table-cell table:style-name="ce6" table:formula="of:=ABJAD(MIDB([.$A99];4;200);6;1)" office:value-type="float" office:value="27" calcext:value-type="float">
            <text:p>27</text:p>
          </table:table-cell>
          <table:table-cell table:style-name="ce23" table:formula="of:=ABJAD(MIDB([.$A99];3;200);6;1;1)" office:value-type="string" office:string-value="[م=4][ط=9][ع=10][م=4]" calcext:value-type="string">
            <text:p>[م=4][ط=9][ع=10][م=4]</text:p>
          </table:table-cell>
          <table:table-cell table:style-name="ce15" table:formula="of:=TESBIH([.C99];25;99;33)" office:value-type="string" office:string-value="[27 kalan]" calcext:value-type="string">
            <text:p>[27 kalan]</text:p>
          </table:table-cell>
          <table:table-cell table:style-name="ce6" table:formula="of:=ABJAD(MIDB([.$A99];4;200);7;1)" office:value-type="float" office:value="159" calcext:value-type="float">
            <text:p>159</text:p>
          </table:table-cell>
          <table:table-cell table:style-name="ce23" table:formula="of:=ABJAD(MIDB([.$A99];3;200);7;1;1)" office:value-type="string" office:string-value="[م=40][ط=9][ع=70][م=40]" calcext:value-type="string">
            <text:p>[م=40][ط=9][ع=70][م=40]</text:p>
          </table:table-cell>
          <table:table-cell table:style-name="ce15" table:formula="of:=TESBIH([.F99];25;99;33)" office:value-type="string" office:string-value="[1 tur][1X33][27 kalan]" calcext:value-type="string">
            <text:p>[1 tur][1X33][27 kalan]</text:p>
          </table:table-cell>
          <table:table-cell table:style-name="ce6" table:formula="of:=ABJAD(MIDB([.$A99];4;200);8;1)" office:value-type="float" office:value="320" calcext:value-type="float">
            <text:p>320</text:p>
          </table:table-cell>
          <table:table-cell table:style-name="ce23" table:formula="of:=ABJAD(MIDB([.$A99];3;200);8;1;1)" office:value-type="string" office:string-value="[م=90][ط=10][ع=130][م=90]" calcext:value-type="string">
            <text:p>[م=90][ط=10][ع=130][م=90]</text:p>
          </table:table-cell>
          <table:table-cell table:style-name="ce15" table:formula="of:=TESBIH([.I99];25;99;33)" office:value-type="string" office:string-value="[3 tur][23 kalan]" calcext:value-type="string">
            <text:p>[3 tur][23 kalan]</text:p>
          </table:table-cell>
          <table:table-cell table:style-name="ce6" table:formula="of:=ABJAD(MIDB([.$A99];4;200);9;1)" office:value-type="float" office:value="1873" calcext:value-type="float">
            <text:p>1873</text:p>
          </table:table-cell>
          <table:table-cell table:style-name="ce23" table:formula="of:=ABJAD(MIDB([.$A99];3;200);9;1;1)" office:value-type="string" office:string-value="[م=333][ط=775][ع=432][م=333]" calcext:value-type="string">
            <text:p>[م=333][ط=775][ع=432][م=333]</text:p>
          </table:table-cell>
          <table:table-cell table:style-name="ce15" table:formula="of:=TESBIH([.L99];25;99;33)" office:value-type="string" office:string-value="[18 tur][2X33][25 kalan]" calcext:value-type="string">
            <text:p>[18 tur][2X33][25 kalan]</text:p>
          </table:table-cell>
        </table:table-row>
        <table:table-row table:style-name="ro3">
          <table:table-cell table:style-name="ce12" office:value-type="string" calcext:value-type="string">
            <text:p>يا مانع</text:p>
          </table:table-cell>
          <table:table-cell table:style-name="ce15" office:value-type="string" calcext:value-type="string">
            <text:p>Ya Mani’</text:p>
          </table:table-cell>
          <table:table-cell table:style-name="ce6" table:formula="of:=ABJAD(MIDB([.$A100];4;200);6;1)" office:value-type="float" office:value="17" calcext:value-type="float">
            <text:p>17</text:p>
          </table:table-cell>
          <table:table-cell table:style-name="ce23" table:formula="of:=ABJAD(MIDB([.$A100];3;200);6;1;1)" office:value-type="string" office:string-value="[م=4][ا=1][ن=2][ع=10]" calcext:value-type="string">
            <text:p>[م=4][ا=1][ن=2][ع=10]</text:p>
          </table:table-cell>
          <table:table-cell table:style-name="ce15" table:formula="of:=TESBIH([.C100];25;99;33)" office:value-type="string" office:string-value="[2 tur][2X33][25 kalan]" calcext:value-type="string">
            <text:p>[2 tur][2X33][25 kalan]</text:p>
          </table:table-cell>
          <table:table-cell table:style-name="ce6" table:formula="of:=ABJAD(MIDB([.$A100];4;200);7;1)" office:value-type="float" office:value="161" calcext:value-type="float">
            <text:p>161</text:p>
          </table:table-cell>
          <table:table-cell table:style-name="ce23" table:formula="of:=ABJAD(MIDB([.$A100];3;200);7;1;1)" office:value-type="string" office:string-value="[م=40][ا=1][ن=50][ع=70]" calcext:value-type="string">
            <text:p>[م=40][ا=1][ن=50][ع=70]</text:p>
          </table:table-cell>
          <table:table-cell table:style-name="ce15" table:formula="of:=TESBIH([.F100];25;99;33)" office:value-type="string" office:string-value="[1 tur][1X33][29 kalan]" calcext:value-type="string">
            <text:p>[1 tur][1X33][29 kalan]</text:p>
          </table:table-cell>
          <table:table-cell table:style-name="ce6" table:formula="of:=ABJAD(MIDB([.$A100];4;200);8;1)" office:value-type="float" office:value="437" calcext:value-type="float">
            <text:p>437</text:p>
          </table:table-cell>
          <table:table-cell table:style-name="ce23" table:formula="of:=ABJAD(MIDB([.$A100];3;200);8;1;1)" office:value-type="string" office:string-value="[م=90][ا=111][ن=106][ع=130]" calcext:value-type="string">
            <text:p>[م=90][ا=111][ن=106][ع=130]</text:p>
          </table:table-cell>
          <table:table-cell table:style-name="ce15" table:formula="of:=TESBIH([.I100];25;99;33)" office:value-type="string" office:string-value="[4 tur][1X33][8 kalan]" calcext:value-type="string">
            <text:p>[4 tur][1X33][8 kalan]</text:p>
          </table:table-cell>
          <table:table-cell table:style-name="ce6" table:formula="of:=ABJAD(MIDB([.$A100];4;200);9;1)" office:value-type="float" office:value="1778" calcext:value-type="float">
            <text:p>1778</text:p>
          </table:table-cell>
          <table:table-cell table:style-name="ce23" table:formula="of:=ABJAD(MIDB([.$A100];3;200);9;1;1)" office:value-type="string" office:string-value="[م=333][ا=13][ن=1000][ع=432]" calcext:value-type="string">
            <text:p>[م=333][ا=13][ن=1000][ع=432]</text:p>
          </table:table-cell>
          <table:table-cell table:style-name="ce15" table:formula="of:=TESBIH([.L100];25;99;33)" office:value-type="string" office:string-value="[17 tur][2X33][29 kalan]" calcext:value-type="string">
            <text:p>[17 tur][2X33][29 kalan]</text:p>
          </table:table-cell>
        </table:table-row>
        <table:table-row table:style-name="ro4">
          <table:table-cell table:style-name="ce12" office:value-type="string" calcext:value-type="string">
            <text:p>يا معين</text:p>
          </table:table-cell>
          <table:table-cell table:style-name="ce15" office:value-type="string" calcext:value-type="string">
            <text:p>Ya Muin</text:p>
          </table:table-cell>
          <table:table-cell table:style-name="ce6" table:formula="of:=ABJAD(MIDB([.$A101];4;200);6;1)" office:value-type="float" office:value="26" calcext:value-type="float">
            <text:p>26</text:p>
          </table:table-cell>
          <table:table-cell table:style-name="ce23" table:formula="of:=ABJAD(MIDB([.$A101];3;200);6;1;1)" office:value-type="string" office:string-value="[م=4][ع=10][ي=10][ن=2]" calcext:value-type="string">
            <text:p>[م=4][ع=10][ي=10][ن=2]</text:p>
          </table:table-cell>
          <table:table-cell table:style-name="ce15" table:formula="of:=TESBIH([.C101];25;99;33)" office:value-type="string" office:string-value="[26 kalan]" calcext:value-type="string">
            <text:p>[26 kalan]</text:p>
          </table:table-cell>
          <table:table-cell table:style-name="ce6" table:formula="of:=ABJAD(MIDB([.$A101];4;200);7;1)" office:value-type="float" office:value="170" calcext:value-type="float">
            <text:p>170</text:p>
          </table:table-cell>
          <table:table-cell table:style-name="ce23" table:formula="of:=ABJAD(MIDB([.$A101];3;200);7;1;1)" office:value-type="string" office:string-value="[م=40][ع=70][ي=10][ن=50]" calcext:value-type="string">
            <text:p>[م=40][ع=70][ي=10][ن=50]</text:p>
          </table:table-cell>
          <table:table-cell table:style-name="ce15" table:formula="of:=TESBIH([.F101];25;99;33)" office:value-type="string" office:string-value="[1 tur][2X33][5 kalan]" calcext:value-type="string">
            <text:p>[1 tur][2X33][5 kalan]</text:p>
          </table:table-cell>
          <table:table-cell table:style-name="ce6" table:formula="of:=ABJAD(MIDB([.$A101];4;200);8;1)" office:value-type="float" office:value="337" calcext:value-type="float">
            <text:p>337</text:p>
          </table:table-cell>
          <table:table-cell table:style-name="ce23" table:formula="of:=ABJAD(MIDB([.$A101];3;200);8;1;1)" office:value-type="string" office:string-value="[م=90][ع=130][ي=11][ن=106]" calcext:value-type="string">
            <text:p>[م=90][ع=130][ي=11][ن=106]</text:p>
          </table:table-cell>
          <table:table-cell table:style-name="ce15" table:formula="of:=TESBIH([.I101];25;99;33)" office:value-type="string" office:string-value="[3 tur][1X33][7 kalan]" calcext:value-type="string">
            <text:p>[3 tur][1X33][7 kalan]</text:p>
          </table:table-cell>
          <table:table-cell table:style-name="ce6" table:formula="of:=ABJAD(MIDB([.$A101];4;200);9;1)" office:value-type="float" office:value="3040" calcext:value-type="float">
            <text:p>3040</text:p>
          </table:table-cell>
          <table:table-cell table:style-name="ce23" table:formula="of:=ABJAD(MIDB([.$A101];3;200);9;1;1)" office:value-type="string" office:string-value="[م=333][ع=432][ي=1275][ن=1000]" calcext:value-type="string">
            <text:p>[م=333][ع=432][ي=1275][ن=1000]</text:p>
          </table:table-cell>
          <table:table-cell table:style-name="ce15" table:formula="of:=TESBIH([.L101];25;99;33)" office:value-type="string" office:string-value="[30 tur][2X33][4 kalan]" calcext:value-type="string">
            <text:p>[30 tur][2X33][4 kalan]</text:p>
          </table:table-cell>
        </table:table-row>
        <table:table-row table:style-name="ro3">
          <table:table-cell table:style-name="ce12" office:value-type="string" calcext:value-type="string">
            <text:p>يا قدّوس</text:p>
          </table:table-cell>
          <table:table-cell table:style-name="ce15" office:value-type="string" calcext:value-type="string">
            <text:p>Ya Kuddüs</text:p>
          </table:table-cell>
          <table:table-cell table:style-name="ce6" table:formula="of:=ABJAD(MIDB([.$A102];4;200);6;1)" office:value-type="float" office:value="14" calcext:value-type="float">
            <text:p>14</text:p>
          </table:table-cell>
          <table:table-cell table:style-name="ce23" table:formula="of:=ABJAD(MIDB([.$A102];3;200);6;1;1)" office:value-type="string" office:string-value="[ق=4][د=4][و=6][س=0]" calcext:value-type="string">
            <text:p>[ق=4][د=4][و=6][س=0]</text:p>
          </table:table-cell>
          <table:table-cell table:style-name="ce15" table:formula="of:=TESBIH([.C102];25;99;33)" office:value-type="string" office:string-value="[1 tur][2X33][31 kalan]" calcext:value-type="string">
            <text:p>[1 tur][2X33][31 kalan]</text:p>
          </table:table-cell>
          <table:table-cell table:style-name="ce6" table:formula="of:=ABJAD(MIDB([.$A102];4;200);7;1)" office:value-type="float" office:value="410" calcext:value-type="float">
            <text:p>410</text:p>
          </table:table-cell>
          <table:table-cell table:style-name="ce23" table:formula="of:=ABJAD(MIDB([.$A102];3;200);7;1;1)" office:value-type="string" office:string-value="[ق=100][د=4][و=6][س=300]" calcext:value-type="string">
            <text:p>[ق=100][د=4][و=6][س=300]</text:p>
          </table:table-cell>
          <table:table-cell table:style-name="ce15" table:formula="of:=TESBIH([.F102];25;99;33)" office:value-type="string" office:string-value="[4 tur][14 kalan]" calcext:value-type="string">
            <text:p>[4 tur][14 kalan]</text:p>
          </table:table-cell>
          <table:table-cell table:style-name="ce6" table:formula="of:=ABJAD(MIDB([.$A102];4;200);8;1)" office:value-type="float" office:value="589" calcext:value-type="float">
            <text:p>589</text:p>
          </table:table-cell>
          <table:table-cell table:style-name="ce23" table:formula="of:=ABJAD(MIDB([.$A102];3;200);8;1;1)" office:value-type="string" office:string-value="[ق=181][د=35][و=13][س=360]" calcext:value-type="string">
            <text:p>[ق=181][د=35][و=13][س=360]</text:p>
          </table:table-cell>
          <table:table-cell table:style-name="ce15" table:formula="of:=TESBIH([.I102];25;99;33)" office:value-type="string" office:string-value="[5 tur][2X33][28 kalan]" calcext:value-type="string">
            <text:p>[5 tur][2X33][28 kalan]</text:p>
          </table:table-cell>
          <table:table-cell table:style-name="ce6" table:formula="of:=ABJAD(MIDB([.$A102];4;200);9;1)" office:value-type="float" office:value="2128" calcext:value-type="float">
            <text:p>2128</text:p>
          </table:table-cell>
          <table:table-cell table:style-name="ce23" table:formula="of:=ABJAD(MIDB([.$A102];3;200);9;1;1)" office:value-type="string" office:string-value="[ق=57][د=278][و=705][س=1088]" calcext:value-type="string">
            <text:p>[ق=57][د=278][و=705][س=1088]</text:p>
          </table:table-cell>
          <table:table-cell table:style-name="ce15" table:formula="of:=TESBIH([.L102];25;99;33)" office:value-type="string" office:string-value="[21 tur][1X33][16 kalan]" calcext:value-type="string">
            <text:p>[21 tur][1X33][16 kalan]</text:p>
          </table:table-cell>
        </table:table-row>
        <table:table-row table:style-name="ro3">
          <table:table-cell table:style-name="ce12" office:value-type="string" calcext:value-type="string">
            <text:p>يا سامع</text:p>
          </table:table-cell>
          <table:table-cell table:style-name="ce15" office:value-type="string" calcext:value-type="string">
            <text:p>Ya Sami’</text:p>
          </table:table-cell>
          <table:table-cell table:style-name="ce6" table:formula="of:=ABJAD(MIDB([.$A103];4;200);6;1)" office:value-type="float" office:value="15" calcext:value-type="float">
            <text:p>15</text:p>
          </table:table-cell>
          <table:table-cell table:style-name="ce23" table:formula="of:=ABJAD(MIDB([.$A103];3;200);6;1;1)" office:value-type="string" office:string-value="[س=0][ا=1][م=4][ع=10]" calcext:value-type="string">
            <text:p>[س=0][ا=1][م=4][ع=10]</text:p>
          </table:table-cell>
          <table:table-cell table:style-name="ce15" table:formula="of:=TESBIH([.C103];25;99;33)" office:value-type="string" office:string-value="[2 tur][27 kalan]" calcext:value-type="string">
            <text:p>[2 tur][27 kalan]</text:p>
          </table:table-cell>
          <table:table-cell table:style-name="ce6" table:formula="of:=ABJAD(MIDB([.$A103];4;200);7;1)" office:value-type="float" office:value="411" calcext:value-type="float">
            <text:p>411</text:p>
          </table:table-cell>
          <table:table-cell table:style-name="ce23" table:formula="of:=ABJAD(MIDB([.$A103];3;200);7;1;1)" office:value-type="string" office:string-value="[س=300][ا=1][م=40][ع=70]" calcext:value-type="string">
            <text:p>[س=300][ا=1][م=40][ع=70]</text:p>
          </table:table-cell>
          <table:table-cell table:style-name="ce15" table:formula="of:=TESBIH([.F103];25;99;33)" office:value-type="string" office:string-value="[4 tur][15 kalan]" calcext:value-type="string">
            <text:p>[4 tur][15 kalan]</text:p>
          </table:table-cell>
          <table:table-cell table:style-name="ce6" table:formula="of:=ABJAD(MIDB([.$A103];4;200);8;1)" office:value-type="float" office:value="691" calcext:value-type="float">
            <text:p>691</text:p>
          </table:table-cell>
          <table:table-cell table:style-name="ce23" table:formula="of:=ABJAD(MIDB([.$A103];3;200);8;1;1)" office:value-type="string" office:string-value="[س=360][ا=111][م=90][ع=130]" calcext:value-type="string">
            <text:p>[س=360][ا=111][م=90][ع=130]</text:p>
          </table:table-cell>
          <table:table-cell table:style-name="ce15" table:formula="of:=TESBIH([.I103];25;99;33)" office:value-type="string" office:string-value="[6 tur][2X33][31 kalan]" calcext:value-type="string">
            <text:p>[6 tur][2X33][31 kalan]</text:p>
          </table:table-cell>
          <table:table-cell table:style-name="ce6" table:formula="of:=ABJAD(MIDB([.$A103];4;200);9;1)" office:value-type="float" office:value="1866" calcext:value-type="float">
            <text:p>1866</text:p>
          </table:table-cell>
          <table:table-cell table:style-name="ce23" table:formula="of:=ABJAD(MIDB([.$A103];3;200);9;1;1)" office:value-type="string" office:string-value="[س=1088][ا=13][م=333][ع=432]" calcext:value-type="string">
            <text:p>[س=1088][ا=13][م=333][ع=432]</text:p>
          </table:table-cell>
          <table:table-cell table:style-name="ce15" table:formula="of:=TESBIH([.L103];25;99;33)" office:value-type="string" office:string-value="[18 tur][2X33][18 kalan]" calcext:value-type="string">
            <text:p>[18 tur][2X33][18 kalan]</text:p>
          </table:table-cell>
        </table:table-row>
        <table:table-row table:style-name="ro3">
          <table:table-cell table:style-name="ce12" office:value-type="string" calcext:value-type="string">
            <text:p>يا موسع</text:p>
          </table:table-cell>
          <table:table-cell table:style-name="ce15" office:value-type="string" calcext:value-type="string">
            <text:p>Ya Musi’</text:p>
          </table:table-cell>
          <table:table-cell table:style-name="ce6" table:formula="of:=ABJAD(MIDB([.$A104];4;200);6;1)" office:value-type="float" office:value="20" calcext:value-type="float">
            <text:p>20</text:p>
          </table:table-cell>
          <table:table-cell table:style-name="ce23" table:formula="of:=ABJAD(MIDB([.$A104];3;200);6;1;1)" office:value-type="string" office:string-value="[م=4][و=6][س=0][ع=10]" calcext:value-type="string">
            <text:p>[م=4][و=6][س=0][ع=10]</text:p>
          </table:table-cell>
          <table:table-cell table:style-name="ce15" table:formula="of:=TESBIH([.C104];25;99;33)" office:value-type="string" office:string-value="[4 tur][4 kalan]" calcext:value-type="string">
            <text:p>[4 tur][4 kalan]</text:p>
          </table:table-cell>
          <table:table-cell table:style-name="ce6" table:formula="of:=ABJAD(MIDB([.$A104];4;200);7;1)" office:value-type="float" office:value="416" calcext:value-type="float">
            <text:p>416</text:p>
          </table:table-cell>
          <table:table-cell table:style-name="ce23" table:formula="of:=ABJAD(MIDB([.$A104];3;200);7;1;1)" office:value-type="string" office:string-value="[م=40][و=6][س=300][ع=70]" calcext:value-type="string">
            <text:p>[م=40][و=6][س=300][ع=70]</text:p>
          </table:table-cell>
          <table:table-cell table:style-name="ce15" table:formula="of:=TESBIH([.F104];25;99;33)" office:value-type="string" office:string-value="[4 tur][20 kalan]" calcext:value-type="string">
            <text:p>[4 tur][20 kalan]</text:p>
          </table:table-cell>
          <table:table-cell table:style-name="ce6" table:formula="of:=ABJAD(MIDB([.$A104];4;200);8;1)" office:value-type="float" office:value="593" calcext:value-type="float">
            <text:p>593</text:p>
          </table:table-cell>
          <table:table-cell table:style-name="ce23" table:formula="of:=ABJAD(MIDB([.$A104];3;200);8;1;1)" office:value-type="string" office:string-value="[م=90][و=13][س=360][ع=130]" calcext:value-type="string">
            <text:p>[م=90][و=13][س=360][ع=130]</text:p>
          </table:table-cell>
          <table:table-cell table:style-name="ce15" table:formula="of:=TESBIH([.I104];25;99;33)" office:value-type="string" office:string-value="[5 tur][2X33][32 kalan]" calcext:value-type="string">
            <text:p>[5 tur][2X33][32 kalan]</text:p>
          </table:table-cell>
          <table:table-cell table:style-name="ce6" table:formula="of:=ABJAD(MIDB([.$A104];4;200);9;1)" office:value-type="float" office:value="2558" calcext:value-type="float">
            <text:p>2558</text:p>
          </table:table-cell>
          <table:table-cell table:style-name="ce23" table:formula="of:=ABJAD(MIDB([.$A104];3;200);9;1;1)" office:value-type="string" office:string-value="[م=333][و=705][س=1088][ع=432]" calcext:value-type="string">
            <text:p>[م=333][و=705][س=1088][ع=432]</text:p>
          </table:table-cell>
          <table:table-cell table:style-name="ce15" table:formula="of:=TESBIH([.L104];25;99;33)" office:value-type="string" office:string-value="[25 tur][2X33][17 kalan]" calcext:value-type="string">
            <text:p>[25 tur][2X33][17 kalan]</text:p>
          </table:table-cell>
        </table:table-row>
        <table:table-row table:style-name="ro4">
          <table:table-cell table:style-name="ce12" office:value-type="string" calcext:value-type="string">
            <text:p>يا سميع</text:p>
          </table:table-cell>
          <table:table-cell table:style-name="ce15" office:value-type="string" calcext:value-type="string">
            <text:p>Ya Semi’</text:p>
          </table:table-cell>
          <table:table-cell table:style-name="ce6" table:formula="of:=ABJAD(MIDB([.$A105];4;200);6;1)" office:value-type="float" office:value="24" calcext:value-type="float">
            <text:p>24</text:p>
          </table:table-cell>
          <table:table-cell table:style-name="ce23" table:formula="of:=ABJAD(MIDB([.$A105];3;200);6;1;1)" office:value-type="string" office:string-value="[س=0][م=4][ي=10][ع=10]" calcext:value-type="string">
            <text:p>[س=0][م=4][ي=10][ع=10]</text:p>
          </table:table-cell>
          <table:table-cell table:style-name="ce15" table:formula="of:=TESBIH([.C105];25;99;33)" office:value-type="string" office:string-value="[5 tur][2X33][15 kalan]" calcext:value-type="string">
            <text:p>[5 tur][2X33][15 kalan]</text:p>
          </table:table-cell>
          <table:table-cell table:style-name="ce6" table:formula="of:=ABJAD(MIDB([.$A105];4;200);7;1)" office:value-type="float" office:value="420" calcext:value-type="float">
            <text:p>420</text:p>
          </table:table-cell>
          <table:table-cell table:style-name="ce23" table:formula="of:=ABJAD(MIDB([.$A105];3;200);7;1;1)" office:value-type="string" office:string-value="[س=300][م=40][ي=10][ع=70]" calcext:value-type="string">
            <text:p>[س=300][م=40][ي=10][ع=70]</text:p>
          </table:table-cell>
          <table:table-cell table:style-name="ce15" table:formula="of:=TESBIH([.F105];25;99;33)" office:value-type="string" office:string-value="[4 tur][24 kalan]" calcext:value-type="string">
            <text:p>[4 tur][24 kalan]</text:p>
          </table:table-cell>
          <table:table-cell table:style-name="ce6" table:formula="of:=ABJAD(MIDB([.$A105];4;200);8;1)" office:value-type="float" office:value="591" calcext:value-type="float">
            <text:p>591</text:p>
          </table:table-cell>
          <table:table-cell table:style-name="ce23" table:formula="of:=ABJAD(MIDB([.$A105];3;200);8;1;1)" office:value-type="string" office:string-value="[س=360][م=90][ي=11][ع=130]" calcext:value-type="string">
            <text:p>[س=360][م=90][ي=11][ع=130]</text:p>
          </table:table-cell>
          <table:table-cell table:style-name="ce15" table:formula="of:=TESBIH([.I105];25;99;33)" office:value-type="string" office:string-value="[5 tur][2X33][30 kalan]" calcext:value-type="string">
            <text:p>[5 tur][2X33][30 kalan]</text:p>
          </table:table-cell>
          <table:table-cell table:style-name="ce6" table:formula="of:=ABJAD(MIDB([.$A105];4;200);9;1)" office:value-type="float" office:value="3128" calcext:value-type="float">
            <text:p>3128</text:p>
          </table:table-cell>
          <table:table-cell table:style-name="ce23" table:formula="of:=ABJAD(MIDB([.$A105];3;200);9;1;1)" office:value-type="string" office:string-value="[س=1088][م=333][ي=1275][ع=432]" calcext:value-type="string">
            <text:p>[س=1088][م=333][ي=1275][ع=432]</text:p>
          </table:table-cell>
          <table:table-cell table:style-name="ce15" table:formula="of:=TESBIH([.L105];25;99;33)" office:value-type="string" office:string-value="[31 tur][1X33][26 kalan]" calcext:value-type="string">
            <text:p>[31 tur][1X33][26 kalan]</text:p>
          </table:table-cell>
        </table:table-row>
        <table:table-row table:style-name="ro3">
          <table:table-cell table:style-name="ce12" office:value-type="string" calcext:value-type="string">
            <text:p>يا فاعل</text:p>
          </table:table-cell>
          <table:table-cell table:style-name="ce15" office:value-type="string" calcext:value-type="string">
            <text:p>Ya Fail</text:p>
          </table:table-cell>
          <table:table-cell table:style-name="ce6" table:formula="of:=ABJAD(MIDB([.$A106];4;200);6;1)" office:value-type="float" office:value="25" calcext:value-type="float">
            <text:p>25</text:p>
          </table:table-cell>
          <table:table-cell table:style-name="ce23" table:formula="of:=ABJAD(MIDB([.$A106];3;200);6;1;1)" office:value-type="string" office:string-value="[ف=8][ا=1][ع=10][ل=6]" calcext:value-type="string">
            <text:p>[ف=8][ا=1][ع=10][ل=6]</text:p>
          </table:table-cell>
          <table:table-cell table:style-name="ce15" table:formula="of:=TESBIH([.C106];25;99;33)" office:value-type="string" office:string-value="[25 kalan]" calcext:value-type="string">
            <text:p>[25 kalan]</text:p>
          </table:table-cell>
          <table:table-cell table:style-name="ce6" table:formula="of:=ABJAD(MIDB([.$A106];4;200);7;1)" office:value-type="float" office:value="181" calcext:value-type="float">
            <text:p>181</text:p>
          </table:table-cell>
          <table:table-cell table:style-name="ce23" table:formula="of:=ABJAD(MIDB([.$A106];3;200);7;1;1)" office:value-type="string" office:string-value="[ف=80][ا=1][ع=70][ل=30]" calcext:value-type="string">
            <text:p>[ف=80][ا=1][ع=70][ل=30]</text:p>
          </table:table-cell>
          <table:table-cell table:style-name="ce15" table:formula="of:=TESBIH([.F106];25;99;33)" office:value-type="string" office:string-value="[1 tur][2X33][16 kalan]" calcext:value-type="string">
            <text:p>[1 tur][2X33][16 kalan]</text:p>
          </table:table-cell>
          <table:table-cell table:style-name="ce6" table:formula="of:=ABJAD(MIDB([.$A106];4;200);8;1)" office:value-type="float" office:value="393" calcext:value-type="float">
            <text:p>393</text:p>
          </table:table-cell>
          <table:table-cell table:style-name="ce23" table:formula="of:=ABJAD(MIDB([.$A106];3;200);8;1;1)" office:value-type="string" office:string-value="[ف=81][ا=111][ع=130][ل=71]" calcext:value-type="string">
            <text:p>[ف=81][ا=111][ع=130][ل=71]</text:p>
          </table:table-cell>
          <table:table-cell table:style-name="ce15" table:formula="of:=TESBIH([.I106];25;99;33)" office:value-type="string" office:string-value="[3 tur][2X33][30 kalan]" calcext:value-type="string">
            <text:p>[3 tur][2X33][30 kalan]</text:p>
          </table:table-cell>
          <table:table-cell table:style-name="ce6" table:formula="of:=ABJAD(MIDB([.$A106];4;200);9;1)" office:value-type="float" office:value="2187" calcext:value-type="float">
            <text:p>2187</text:p>
          </table:table-cell>
          <table:table-cell table:style-name="ce23" table:formula="of:=ABJAD(MIDB([.$A106];3;200);9;1;1)" office:value-type="string" office:string-value="[ف=651][ا=13][ع=432][ل=1091]" calcext:value-type="string">
            <text:p>[ف=651][ا=13][ع=432][ل=1091]</text:p>
          </table:table-cell>
          <table:table-cell table:style-name="ce15" table:formula="of:=TESBIH([.L106];25;99;33)" office:value-type="string" office:string-value="[22 tur][9 kalan]" calcext:value-type="string">
            <text:p>[22 tur][9 kalan]</text:p>
          </table:table-cell>
        </table:table-row>
        <table:table-row table:style-name="ro2">
          <table:table-cell table:style-name="ce12" office:value-type="string" calcext:value-type="string">
            <text:p>يا مقدم</text:p>
          </table:table-cell>
          <table:table-cell table:style-name="ce15" office:value-type="string" calcext:value-type="string">
            <text:p>Ya Mukaddim</text:p>
          </table:table-cell>
          <table:table-cell table:style-name="ce6" table:formula="of:=ABJAD(MIDB([.$A107];4;200);6;1)" office:value-type="float" office:value="16" calcext:value-type="float">
            <text:p>16</text:p>
          </table:table-cell>
          <table:table-cell table:style-name="ce23" table:formula="of:=ABJAD(MIDB([.$A107];3;200);6;1;1)" office:value-type="string" office:string-value="[م=4][ق=4][د=4][م=4]" calcext:value-type="string">
            <text:p>[م=4][ق=4][د=4][م=4]</text:p>
          </table:table-cell>
          <table:table-cell table:style-name="ce15" table:formula="of:=TESBIH([.C107];25;99;33)" office:value-type="string" office:string-value="[2 tur][1X33][25 kalan]" calcext:value-type="string">
            <text:p>[2 tur][1X33][25 kalan]</text:p>
          </table:table-cell>
          <table:table-cell table:style-name="ce6" table:formula="of:=ABJAD(MIDB([.$A107];4;200);7;1)" office:value-type="float" office:value="184" calcext:value-type="float">
            <text:p>184</text:p>
          </table:table-cell>
          <table:table-cell table:style-name="ce23" table:formula="of:=ABJAD(MIDB([.$A107];3;200);7;1;1)" office:value-type="string" office:string-value="[م=40][ق=100][د=4][م=40]" calcext:value-type="string">
            <text:p>[م=40][ق=100][د=4][م=40]</text:p>
          </table:table-cell>
          <table:table-cell table:style-name="ce15" table:formula="of:=TESBIH([.F107];25;99;33)" office:value-type="string" office:string-value="[1 tur][2X33][19 kalan]" calcext:value-type="string">
            <text:p>[1 tur][2X33][19 kalan]</text:p>
          </table:table-cell>
          <table:table-cell table:style-name="ce6" table:formula="of:=ABJAD(MIDB([.$A107];4;200);8;1)" office:value-type="float" office:value="396" calcext:value-type="float">
            <text:p>396</text:p>
          </table:table-cell>
          <table:table-cell table:style-name="ce23" table:formula="of:=ABJAD(MIDB([.$A107];3;200);8;1;1)" office:value-type="string" office:string-value="[م=90][ق=181][د=35][م=90]" calcext:value-type="string">
            <text:p>[م=90][ق=181][د=35][م=90]</text:p>
          </table:table-cell>
          <table:table-cell table:style-name="ce15" table:formula="of:=TESBIH([.I107];25;99;33)" office:value-type="string" office:string-value="[4 tur]" calcext:value-type="string">
            <text:p>[4 tur]</text:p>
          </table:table-cell>
          <table:table-cell table:style-name="ce6" table:formula="of:=ABJAD(MIDB([.$A107];4;200);9;1)" office:value-type="float" office:value="1001" calcext:value-type="float">
            <text:p>1001</text:p>
          </table:table-cell>
          <table:table-cell table:style-name="ce23" table:formula="of:=ABJAD(MIDB([.$A107];3;200);9;1;1)" office:value-type="string" office:string-value="[م=333][ق=57][د=278][م=333]" calcext:value-type="string">
            <text:p>[م=333][ق=57][د=278][م=333]</text:p>
          </table:table-cell>
          <table:table-cell table:style-name="ce15" table:formula="of:=TESBIH([.L107];25;99;33)" office:value-type="string" office:string-value="[10 tur][11 kalan]" calcext:value-type="string">
            <text:p>[10 tur][11 kalan]</text:p>
          </table:table-cell>
        </table:table-row>
        <table:table-row table:style-name="ro2">
          <table:table-cell table:style-name="ce12" office:value-type="string" calcext:value-type="string">
            <text:p>يا صادق</text:p>
          </table:table-cell>
          <table:table-cell table:style-name="ce15" office:value-type="string" calcext:value-type="string">
            <text:p>Ya Sadık</text:p>
          </table:table-cell>
          <table:table-cell table:style-name="ce6" table:formula="of:=ABJAD(MIDB([.$A108];4;200);6;1)" office:value-type="float" office:value="9" calcext:value-type="float">
            <text:p>9</text:p>
          </table:table-cell>
          <table:table-cell table:style-name="ce23" table:formula="of:=ABJAD(MIDB([.$A108];3;200);6;1;1)" office:value-type="string" office:string-value="[ص=0][ا=1][د=4][ق=4]" calcext:value-type="string">
            <text:p>[ص=0][ا=1][د=4][ق=4]</text:p>
          </table:table-cell>
          <table:table-cell table:style-name="ce15" table:formula="of:=TESBIH([.C108];25;99;33)" office:value-type="string" office:string-value="[2X33][15 kalan]" calcext:value-type="string">
            <text:p>[2X33][15 kalan]</text:p>
          </table:table-cell>
          <table:table-cell table:style-name="ce6" table:formula="of:=ABJAD(MIDB([.$A108];4;200);7;1)" office:value-type="float" office:value="165" calcext:value-type="float">
            <text:p>165</text:p>
          </table:table-cell>
          <table:table-cell table:style-name="ce23" table:formula="of:=ABJAD(MIDB([.$A108];3;200);7;1;1)" office:value-type="string" office:string-value="[ص=60][ا=1][د=4][ق=100]" calcext:value-type="string">
            <text:p>[ص=60][ا=1][د=4][ق=100]</text:p>
          </table:table-cell>
          <table:table-cell table:style-name="ce15" table:formula="of:=TESBIH([.F108];25;99;33)" office:value-type="string" office:string-value="[1 tur][2X33]" calcext:value-type="string">
            <text:p>[1 tur][2X33]</text:p>
          </table:table-cell>
          <table:table-cell table:style-name="ce6" table:formula="of:=ABJAD(MIDB([.$A108];4;200);8;1)" office:value-type="float" office:value="392" calcext:value-type="float">
            <text:p>392</text:p>
          </table:table-cell>
          <table:table-cell table:style-name="ce23" table:formula="of:=ABJAD(MIDB([.$A108];3;200);8;1;1)" office:value-type="string" office:string-value="[ص=65][ا=111][د=35][ق=181]" calcext:value-type="string">
            <text:p>[ص=65][ا=111][د=35][ق=181]</text:p>
          </table:table-cell>
          <table:table-cell table:style-name="ce15" table:formula="of:=TESBIH([.I108];25;99;33)" office:value-type="string" office:string-value="[3 tur][2X33][29 kalan]" calcext:value-type="string">
            <text:p>[3 tur][2X33][29 kalan]</text:p>
          </table:table-cell>
          <table:table-cell table:style-name="ce6" table:formula="of:=ABJAD(MIDB([.$A108];4;200);9;1)" office:value-type="float" office:value="1108" calcext:value-type="float">
            <text:p>1108</text:p>
          </table:table-cell>
          <table:table-cell table:style-name="ce23" table:formula="of:=ABJAD(MIDB([.$A108];3;200);9;1;1)" office:value-type="string" office:string-value="[ص=760][ا=13][د=278][ق=57]" calcext:value-type="string">
            <text:p>[ص=760][ا=13][د=278][ق=57]</text:p>
          </table:table-cell>
          <table:table-cell table:style-name="ce15" table:formula="of:=TESBIH([.L108];25;99;33)" office:value-type="string" office:string-value="[11 tur][19 kalan]" calcext:value-type="string">
            <text:p>[11 tur][19 kalan]</text:p>
          </table:table-cell>
        </table:table-row>
        <table:table-row table:style-name="ro4">
          <table:table-cell table:style-name="ce12" office:value-type="string" calcext:value-type="string">
            <text:p>يا منعم</text:p>
          </table:table-cell>
          <table:table-cell table:style-name="ce15" office:value-type="string" calcext:value-type="string">
            <text:p>Ya Muni’m</text:p>
          </table:table-cell>
          <table:table-cell table:style-name="ce6" table:formula="of:=ABJAD(MIDB([.$A109];4;200);6;1)" office:value-type="float" office:value="20" calcext:value-type="float">
            <text:p>20</text:p>
          </table:table-cell>
          <table:table-cell table:style-name="ce23" table:formula="of:=ABJAD(MIDB([.$A109];3;200);6;1;1)" office:value-type="string" office:string-value="[م=4][ن=2][ع=10][م=4]" calcext:value-type="string">
            <text:p>[م=4][ن=2][ع=10][م=4]</text:p>
          </table:table-cell>
          <table:table-cell table:style-name="ce15" table:formula="of:=TESBIH([.C109];25;99;33)" office:value-type="string" office:string-value="[4 tur][4 kalan]" calcext:value-type="string">
            <text:p>[4 tur][4 kalan]</text:p>
          </table:table-cell>
          <table:table-cell table:style-name="ce6" table:formula="of:=ABJAD(MIDB([.$A109];4;200);7;1)" office:value-type="float" office:value="200" calcext:value-type="float">
            <text:p>200</text:p>
          </table:table-cell>
          <table:table-cell table:style-name="ce23" table:formula="of:=ABJAD(MIDB([.$A109];3;200);7;1;1)" office:value-type="string" office:string-value="[م=40][ن=50][ع=70][م=40]" calcext:value-type="string">
            <text:p>[م=40][ن=50][ع=70][م=40]</text:p>
          </table:table-cell>
          <table:table-cell table:style-name="ce15" table:formula="of:=TESBIH([.F109];25;99;33)" office:value-type="string" office:string-value="[2 tur][2 kalan]" calcext:value-type="string">
            <text:p>[2 tur][2 kalan]</text:p>
          </table:table-cell>
          <table:table-cell table:style-name="ce6" table:formula="of:=ABJAD(MIDB([.$A109];4;200);8;1)" office:value-type="float" office:value="416" calcext:value-type="float">
            <text:p>416</text:p>
          </table:table-cell>
          <table:table-cell table:style-name="ce23" table:formula="of:=ABJAD(MIDB([.$A109];3;200);8;1;1)" office:value-type="string" office:string-value="[م=90][ن=106][ع=130][م=90]" calcext:value-type="string">
            <text:p>[م=90][ن=106][ع=130][م=90]</text:p>
          </table:table-cell>
          <table:table-cell table:style-name="ce15" table:formula="of:=TESBIH([.I109];25;99;33)" office:value-type="string" office:string-value="[4 tur][20 kalan]" calcext:value-type="string">
            <text:p>[4 tur][20 kalan]</text:p>
          </table:table-cell>
          <table:table-cell table:style-name="ce6" table:formula="of:=ABJAD(MIDB([.$A109];4;200);9;1)" office:value-type="float" office:value="2098" calcext:value-type="float">
            <text:p>2098</text:p>
          </table:table-cell>
          <table:table-cell table:style-name="ce23" table:formula="of:=ABJAD(MIDB([.$A109];3;200);9;1;1)" office:value-type="string" office:string-value="[م=333][ن=1000][ع=432][م=333]" calcext:value-type="string">
            <text:p>[م=333][ن=1000][ع=432][م=333]</text:p>
          </table:table-cell>
          <table:table-cell table:style-name="ce15" table:formula="of:=TESBIH([.L109];25;99;33)" office:value-type="string" office:string-value="[21 tur][19 kalan]" calcext:value-type="string">
            <text:p>[21 tur][19 kalan]</text:p>
          </table:table-cell>
        </table:table-row>
        <table:table-row table:style-name="ro3">
          <table:table-cell table:style-name="ce12" office:value-type="string" calcext:value-type="string">
            <text:p>يا نافع</text:p>
          </table:table-cell>
          <table:table-cell table:style-name="ce15" office:value-type="string" calcext:value-type="string">
            <text:p>Ya Nafi’</text:p>
          </table:table-cell>
          <table:table-cell table:style-name="ce6" table:formula="of:=ABJAD(MIDB([.$A110];4;200);6;1)" office:value-type="float" office:value="21" calcext:value-type="float">
            <text:p>21</text:p>
          </table:table-cell>
          <table:table-cell table:style-name="ce23" table:formula="of:=ABJAD(MIDB([.$A110];3;200);6;1;1)" office:value-type="string" office:string-value="[ن=2][ا=1][ف=8][ع=10]" calcext:value-type="string">
            <text:p>[ن=2][ا=1][ف=8][ع=10]</text:p>
          </table:table-cell>
          <table:table-cell table:style-name="ce15" table:formula="of:=TESBIH([.C110];25;99;33)" office:value-type="string" office:string-value="[4 tur][1X33][12 kalan]" calcext:value-type="string">
            <text:p>[4 tur][1X33][12 kalan]</text:p>
          </table:table-cell>
          <table:table-cell table:style-name="ce6" table:formula="of:=ABJAD(MIDB([.$A110];4;200);7;1)" office:value-type="float" office:value="201" calcext:value-type="float">
            <text:p>201</text:p>
          </table:table-cell>
          <table:table-cell table:style-name="ce23" table:formula="of:=ABJAD(MIDB([.$A110];3;200);7;1;1)" office:value-type="string" office:string-value="[ن=50][ا=1][ف=80][ع=70]" calcext:value-type="string">
            <text:p>[ن=50][ا=1][ف=80][ع=70]</text:p>
          </table:table-cell>
          <table:table-cell table:style-name="ce15" table:formula="of:=TESBIH([.F110];25;99;33)" office:value-type="string" office:string-value="[2 tur][3 kalan]" calcext:value-type="string">
            <text:p>[2 tur][3 kalan]</text:p>
          </table:table-cell>
          <table:table-cell table:style-name="ce6" table:formula="of:=ABJAD(MIDB([.$A110];4;200);8;1)" office:value-type="float" office:value="428" calcext:value-type="float">
            <text:p>428</text:p>
          </table:table-cell>
          <table:table-cell table:style-name="ce23" table:formula="of:=ABJAD(MIDB([.$A110];3;200);8;1;1)" office:value-type="string" office:string-value="[ن=106][ا=111][ف=81][ع=130]" calcext:value-type="string">
            <text:p>[ن=106][ا=111][ف=81][ع=130]</text:p>
          </table:table-cell>
          <table:table-cell table:style-name="ce15" table:formula="of:=TESBIH([.I110];25;99;33)" office:value-type="string" office:string-value="[4 tur][32 kalan]" calcext:value-type="string">
            <text:p>[4 tur][32 kalan]</text:p>
          </table:table-cell>
          <table:table-cell table:style-name="ce6" table:formula="of:=ABJAD(MIDB([.$A110];4;200);9;1)" office:value-type="float" office:value="2096" calcext:value-type="float">
            <text:p>2096</text:p>
          </table:table-cell>
          <table:table-cell table:style-name="ce23" table:formula="of:=ABJAD(MIDB([.$A110];3;200);9;1;1)" office:value-type="string" office:string-value="[ن=1000][ا=13][ف=651][ع=432]" calcext:value-type="string">
            <text:p>[ن=1000][ا=13][ف=651][ع=432]</text:p>
          </table:table-cell>
          <table:table-cell table:style-name="ce15" table:formula="of:=TESBIH([.L110];25;99;33)" office:value-type="string" office:string-value="[21 tur][17 kalan]" calcext:value-type="string">
            <text:p>[21 tur][17 kalan]</text:p>
          </table:table-cell>
        </table:table-row>
        <table:table-row table:style-name="ro4">
          <table:table-cell table:style-name="ce12" office:value-type="string" calcext:value-type="string">
            <text:p>يا معافي</text:p>
          </table:table-cell>
          <table:table-cell table:style-name="ce15" office:value-type="string" calcext:value-type="string">
            <text:p>Ya Muafi</text:p>
          </table:table-cell>
          <table:table-cell table:style-name="ce6" table:formula="of:=ABJAD(MIDB([.$A111];4;200);6;1)" office:value-type="float" office:value="33" calcext:value-type="float">
            <text:p>33</text:p>
          </table:table-cell>
          <table:table-cell table:style-name="ce23" table:formula="of:=ABJAD(MIDB([.$A111];3;200);6;1;1)" office:value-type="string" office:string-value="[م=4][ع=10][ا=1][ف=8][ي=10]" calcext:value-type="string">
            <text:p>[م=4][ع=10][ا=1][ف=8][ي=10]</text:p>
          </table:table-cell>
          <table:table-cell table:style-name="ce15" table:formula="of:=TESBIH([.C111];25;99;33)" office:value-type="string" office:string-value="[1X33]" calcext:value-type="string">
            <text:p>[1X33]</text:p>
          </table:table-cell>
          <table:table-cell table:style-name="ce6" table:formula="of:=ABJAD(MIDB([.$A111];4;200);7;1)" office:value-type="float" office:value="201" calcext:value-type="float">
            <text:p>201</text:p>
          </table:table-cell>
          <table:table-cell table:style-name="ce23" table:formula="of:=ABJAD(MIDB([.$A111];3;200);7;1;1)" office:value-type="string" office:string-value="[م=40][ع=70][ا=1][ف=80][ي=10]" calcext:value-type="string">
            <text:p>[م=40][ع=70][ا=1][ف=80][ي=10]</text:p>
          </table:table-cell>
          <table:table-cell table:style-name="ce15" table:formula="of:=TESBIH([.F111];25;99;33)" office:value-type="string" office:string-value="[2 tur][3 kalan]" calcext:value-type="string">
            <text:p>[2 tur][3 kalan]</text:p>
          </table:table-cell>
          <table:table-cell table:style-name="ce6" table:formula="of:=ABJAD(MIDB([.$A111];4;200);8;1)" office:value-type="float" office:value="423" calcext:value-type="float">
            <text:p>423</text:p>
          </table:table-cell>
          <table:table-cell table:style-name="ce23" table:formula="of:=ABJAD(MIDB([.$A111];3;200);8;1;1)" office:value-type="string" office:string-value="[م=90][ع=130][ا=111][ف=81][ي=11]" calcext:value-type="string">
            <text:p>[م=90][ع=130][ا=111][ف=81][ي=11]</text:p>
          </table:table-cell>
          <table:table-cell table:style-name="ce15" table:formula="of:=TESBIH([.I111];25;99;33)" office:value-type="string" office:string-value="[4 tur][27 kalan]" calcext:value-type="string">
            <text:p>[4 tur][27 kalan]</text:p>
          </table:table-cell>
          <table:table-cell table:style-name="ce6" table:formula="of:=ABJAD(MIDB([.$A111];4;200);9;1)" office:value-type="float" office:value="2704" calcext:value-type="float">
            <text:p>2704</text:p>
          </table:table-cell>
          <table:table-cell table:style-name="ce23" table:formula="of:=ABJAD(MIDB([.$A111];3;200);9;1;1)" office:value-type="string" office:string-value="[م=333][ع=432][ا=13][ف=651][ي=1275]" calcext:value-type="string">
            <text:p>[م=333][ع=432][ا=13][ف=651][ي=1275]</text:p>
          </table:table-cell>
          <table:table-cell table:style-name="ce15" table:formula="of:=TESBIH([.L111];25;99;33)" office:value-type="string" office:string-value="[27 tur][31 kalan]" calcext:value-type="string">
            <text:p>[27 tur][31 kalan]</text:p>
          </table:table-cell>
        </table:table-row>
        <table:table-row table:style-name="ro2">
          <table:table-cell table:style-name="ce12" office:value-type="string" calcext:value-type="string">
            <text:p>يا بر</text:p>
          </table:table-cell>
          <table:table-cell table:style-name="ce15" office:value-type="string" calcext:value-type="string">
            <text:p>Ya Ber</text:p>
          </table:table-cell>
          <table:table-cell table:style-name="ce6" table:formula="of:=ABJAD(MIDB([.$A112];4;200);6;1)" office:value-type="float" office:value="10" calcext:value-type="float">
            <text:p>10</text:p>
          </table:table-cell>
          <table:table-cell table:style-name="ce23" table:formula="of:=ABJAD(MIDB([.$A112];3;200);6;1;1)" office:value-type="string" office:string-value="[ب=2][ر=8]" calcext:value-type="string">
            <text:p>[ب=2][ر=8]</text:p>
          </table:table-cell>
          <table:table-cell table:style-name="ce15" table:formula="of:=TESBIH([.C112];25;99;33)" office:value-type="string" office:string-value="[1 tur][1 kalan]" calcext:value-type="string">
            <text:p>[1 tur][1 kalan]</text:p>
          </table:table-cell>
          <table:table-cell table:style-name="ce6" table:formula="of:=ABJAD(MIDB([.$A112];4;200);7;1)" office:value-type="float" office:value="202" calcext:value-type="float">
            <text:p>202</text:p>
          </table:table-cell>
          <table:table-cell table:style-name="ce23" table:formula="of:=ABJAD(MIDB([.$A112];3;200);7;1;1)" office:value-type="string" office:string-value="[ب=2][ر=200]" calcext:value-type="string">
            <text:p>[ب=2][ر=200]</text:p>
          </table:table-cell>
          <table:table-cell table:style-name="ce15" table:formula="of:=TESBIH([.F112];25;99;33)" office:value-type="string" office:string-value="[2 tur][4 kalan]" calcext:value-type="string">
            <text:p>[2 tur][4 kalan]</text:p>
          </table:table-cell>
          <table:table-cell table:style-name="ce6" table:formula="of:=ABJAD(MIDB([.$A112];4;200);8;1)" office:value-type="float" office:value="204" calcext:value-type="float">
            <text:p>204</text:p>
          </table:table-cell>
          <table:table-cell table:style-name="ce23" table:formula="of:=ABJAD(MIDB([.$A112];3;200);8;1;1)" office:value-type="string" office:string-value="[ب=3][ر=201]" calcext:value-type="string">
            <text:p>[ب=3][ر=201]</text:p>
          </table:table-cell>
          <table:table-cell table:style-name="ce15" table:formula="of:=TESBIH([.I112];25;99;33)" office:value-type="string" office:string-value="[2 tur][6 kalan]" calcext:value-type="string">
            <text:p>[2 tur][6 kalan]</text:p>
          </table:table-cell>
          <table:table-cell table:style-name="ce6" table:formula="of:=ABJAD(MIDB([.$A112];4;200);9;1)" office:value-type="float" office:value="1104" calcext:value-type="float">
            <text:p>1104</text:p>
          </table:table-cell>
          <table:table-cell table:style-name="ce23" table:formula="of:=ABJAD(MIDB([.$A112];3;200);9;1;1)" office:value-type="string" office:string-value="[ب=602][ر=502]" calcext:value-type="string">
            <text:p>[ب=602][ر=502]</text:p>
          </table:table-cell>
          <table:table-cell table:style-name="ce15" table:formula="of:=TESBIH([.L112];25;99;33)" office:value-type="string" office:string-value="[11 tur][15 kalan]" calcext:value-type="string">
            <text:p>[11 tur][15 kalan]</text:p>
          </table:table-cell>
        </table:table-row>
        <table:table-row table:style-name="ro2">
          <table:table-cell table:style-name="ce12" office:value-type="string" calcext:value-type="string">
            <text:p>يا رب</text:p>
          </table:table-cell>
          <table:table-cell table:style-name="ce15" office:value-type="string" calcext:value-type="string">
            <text:p>Ya Rab</text:p>
          </table:table-cell>
          <table:table-cell table:style-name="ce6" table:formula="of:=ABJAD(MIDB([.$A113];4;200);6;1)" office:value-type="float" office:value="10" calcext:value-type="float">
            <text:p>10</text:p>
          </table:table-cell>
          <table:table-cell table:style-name="ce23" table:formula="of:=ABJAD(MIDB([.$A113];3;200);6;1;1)" office:value-type="string" office:string-value="[ر=8][ب=2]" calcext:value-type="string">
            <text:p>[ر=8][ب=2]</text:p>
          </table:table-cell>
          <table:table-cell table:style-name="ce15" table:formula="of:=TESBIH([.C113];25;99;33)" office:value-type="string" office:string-value="[1 tur][1 kalan]" calcext:value-type="string">
            <text:p>[1 tur][1 kalan]</text:p>
          </table:table-cell>
          <table:table-cell table:style-name="ce6" table:formula="of:=ABJAD(MIDB([.$A113];4;200);7;1)" office:value-type="float" office:value="202" calcext:value-type="float">
            <text:p>202</text:p>
          </table:table-cell>
          <table:table-cell table:style-name="ce23" table:formula="of:=ABJAD(MIDB([.$A113];3;200);7;1;1)" office:value-type="string" office:string-value="[ر=200][ب=2]" calcext:value-type="string">
            <text:p>[ر=200][ب=2]</text:p>
          </table:table-cell>
          <table:table-cell table:style-name="ce15" table:formula="of:=TESBIH([.F113];25;99;33)" office:value-type="string" office:string-value="[2 tur][4 kalan]" calcext:value-type="string">
            <text:p>[2 tur][4 kalan]</text:p>
          </table:table-cell>
          <table:table-cell table:style-name="ce6" table:formula="of:=ABJAD(MIDB([.$A113];4;200);8;1)" office:value-type="float" office:value="204" calcext:value-type="float">
            <text:p>204</text:p>
          </table:table-cell>
          <table:table-cell table:style-name="ce23" table:formula="of:=ABJAD(MIDB([.$A113];3;200);8;1;1)" office:value-type="string" office:string-value="[ر=201][ب=3]" calcext:value-type="string">
            <text:p>[ر=201][ب=3]</text:p>
          </table:table-cell>
          <table:table-cell table:style-name="ce15" table:formula="of:=TESBIH([.I113];25;99;33)" office:value-type="string" office:string-value="[2 tur][6 kalan]" calcext:value-type="string">
            <text:p>[2 tur][6 kalan]</text:p>
          </table:table-cell>
          <table:table-cell table:style-name="ce6" table:formula="of:=ABJAD(MIDB([.$A113];4;200);9;1)" office:value-type="float" office:value="1104" calcext:value-type="float">
            <text:p>1104</text:p>
          </table:table-cell>
          <table:table-cell table:style-name="ce23" table:formula="of:=ABJAD(MIDB([.$A113];3;200);9;1;1)" office:value-type="string" office:string-value="[ر=502][ب=602]" calcext:value-type="string">
            <text:p>[ر=502][ب=602]</text:p>
          </table:table-cell>
          <table:table-cell table:style-name="ce15" table:formula="of:=TESBIH([.L113];25;99;33)" office:value-type="string" office:string-value="[11 tur][15 kalan]" calcext:value-type="string">
            <text:p>[11 tur][15 kalan]</text:p>
          </table:table-cell>
        </table:table-row>
        <table:table-row table:style-name="ro2">
          <table:table-cell table:style-name="ce12" office:value-type="string" calcext:value-type="string">
            <text:p>يا بار</text:p>
          </table:table-cell>
          <table:table-cell table:style-name="ce15" office:value-type="string" calcext:value-type="string">
            <text:p>Ya Ber</text:p>
          </table:table-cell>
          <table:table-cell table:style-name="ce6" table:formula="of:=ABJAD(MIDB([.$A114];4;200);6;1)" office:value-type="float" office:value="11" calcext:value-type="float">
            <text:p>11</text:p>
          </table:table-cell>
          <table:table-cell table:style-name="ce23" table:formula="of:=ABJAD(MIDB([.$A114];3;200);6;1;1)" office:value-type="string" office:string-value="[ب=2][ا=1][ر=8]" calcext:value-type="string">
            <text:p>[ب=2][ا=1][ر=8]</text:p>
          </table:table-cell>
          <table:table-cell table:style-name="ce15" table:formula="of:=TESBIH([.C114];25;99;33)" office:value-type="string" office:string-value="[1 tur][22 kalan]" calcext:value-type="string">
            <text:p>[1 tur][22 kalan]</text:p>
          </table:table-cell>
          <table:table-cell table:style-name="ce6" table:formula="of:=ABJAD(MIDB([.$A114];4;200);7;1)" office:value-type="float" office:value="203" calcext:value-type="float">
            <text:p>203</text:p>
          </table:table-cell>
          <table:table-cell table:style-name="ce23" table:formula="of:=ABJAD(MIDB([.$A114];3;200);7;1;1)" office:value-type="string" office:string-value="[ب=2][ا=1][ر=200]" calcext:value-type="string">
            <text:p>[ب=2][ا=1][ر=200]</text:p>
          </table:table-cell>
          <table:table-cell table:style-name="ce15" table:formula="of:=TESBIH([.F114];25;99;33)" office:value-type="string" office:string-value="[2 tur][5 kalan]" calcext:value-type="string">
            <text:p>[2 tur][5 kalan]</text:p>
          </table:table-cell>
          <table:table-cell table:style-name="ce6" table:formula="of:=ABJAD(MIDB([.$A114];4;200);8;1)" office:value-type="float" office:value="315" calcext:value-type="float">
            <text:p>315</text:p>
          </table:table-cell>
          <table:table-cell table:style-name="ce23" table:formula="of:=ABJAD(MIDB([.$A114];3;200);8;1;1)" office:value-type="string" office:string-value="[ب=3][ا=111][ر=201]" calcext:value-type="string">
            <text:p>[ب=3][ا=111][ر=201]</text:p>
          </table:table-cell>
          <table:table-cell table:style-name="ce15" table:formula="of:=TESBIH([.I114];25;99;33)" office:value-type="string" office:string-value="[3 tur][18 kalan]" calcext:value-type="string">
            <text:p>[3 tur][18 kalan]</text:p>
          </table:table-cell>
          <table:table-cell table:style-name="ce6" table:formula="of:=ABJAD(MIDB([.$A114];4;200);9;1)" office:value-type="float" office:value="1117" calcext:value-type="float">
            <text:p>1117</text:p>
          </table:table-cell>
          <table:table-cell table:style-name="ce23" table:formula="of:=ABJAD(MIDB([.$A114];3;200);9;1;1)" office:value-type="string" office:string-value="[ب=602][ا=13][ر=502]" calcext:value-type="string">
            <text:p>[ب=602][ا=13][ر=502]</text:p>
          </table:table-cell>
          <table:table-cell table:style-name="ce15" table:formula="of:=TESBIH([.L114];25;99;33)" office:value-type="string" office:string-value="[11 tur][28 kalan]" calcext:value-type="string">
            <text:p>[11 tur][28 kalan]</text:p>
          </table:table-cell>
        </table:table-row>
        <table:table-row table:style-name="ro3">
          <table:table-cell table:style-name="ce12" office:value-type="string" calcext:value-type="string">
            <text:p>يا جبار</text:p>
          </table:table-cell>
          <table:table-cell table:style-name="ce15" office:value-type="string" calcext:value-type="string">
            <text:p>Ya Cebbar</text:p>
          </table:table-cell>
          <table:table-cell table:style-name="ce6" table:formula="of:=ABJAD(MIDB([.$A115];4;200);6;1)" office:value-type="float" office:value="14" calcext:value-type="float">
            <text:p>14</text:p>
          </table:table-cell>
          <table:table-cell table:style-name="ce23" table:formula="of:=ABJAD(MIDB([.$A115];3;200);6;1;1)" office:value-type="string" office:string-value="[ج=3][ب=2][ا=1][ر=8]" calcext:value-type="string">
            <text:p>[ج=3][ب=2][ا=1][ر=8]</text:p>
          </table:table-cell>
          <table:table-cell table:style-name="ce15" table:formula="of:=TESBIH([.C115];25;99;33)" office:value-type="string" office:string-value="[1 tur][2X33][31 kalan]" calcext:value-type="string">
            <text:p>[1 tur][2X33][31 kalan]</text:p>
          </table:table-cell>
          <table:table-cell table:style-name="ce6" table:formula="of:=ABJAD(MIDB([.$A115];4;200);7;1)" office:value-type="float" office:value="206" calcext:value-type="float">
            <text:p>206</text:p>
          </table:table-cell>
          <table:table-cell table:style-name="ce23" table:formula="of:=ABJAD(MIDB([.$A115];3;200);7;1;1)" office:value-type="string" office:string-value="[ج=3][ب=2][ا=1][ر=200]" calcext:value-type="string">
            <text:p>[ج=3][ب=2][ا=1][ر=200]</text:p>
          </table:table-cell>
          <table:table-cell table:style-name="ce15" table:formula="of:=TESBIH([.F115];25;99;33)" office:value-type="string" office:string-value="[2 tur][8 kalan]" calcext:value-type="string">
            <text:p>[2 tur][8 kalan]</text:p>
          </table:table-cell>
          <table:table-cell table:style-name="ce6" table:formula="of:=ABJAD(MIDB([.$A115];4;200);8;1)" office:value-type="float" office:value="368" calcext:value-type="float">
            <text:p>368</text:p>
          </table:table-cell>
          <table:table-cell table:style-name="ce23" table:formula="of:=ABJAD(MIDB([.$A115];3;200);8;1;1)" office:value-type="string" office:string-value="[ج=53][ب=3][ا=111][ر=201]" calcext:value-type="string">
            <text:p>[ج=53][ب=3][ا=111][ر=201]</text:p>
          </table:table-cell>
          <table:table-cell table:style-name="ce15" table:formula="of:=TESBIH([.I115];25;99;33)" office:value-type="string" office:string-value="[3 tur][2X33][5 kalan]" calcext:value-type="string">
            <text:p>[3 tur][2X33][5 kalan]</text:p>
          </table:table-cell>
          <table:table-cell table:style-name="ce6" table:formula="of:=ABJAD(MIDB([.$A115];4;200);9;1)" office:value-type="float" office:value="2153" calcext:value-type="float">
            <text:p>2153</text:p>
          </table:table-cell>
          <table:table-cell table:style-name="ce23" table:formula="of:=ABJAD(MIDB([.$A115];3;200);9;1;1)" office:value-type="string" office:string-value="[ج=1036][ب=602][ا=13][ر=502]" calcext:value-type="string">
            <text:p>[ج=1036][ب=602][ا=13][ر=502]</text:p>
          </table:table-cell>
          <table:table-cell table:style-name="ce15" table:formula="of:=TESBIH([.L115];25;99;33)" office:value-type="string" office:string-value="[21 tur][2X33][8 kalan]" calcext:value-type="string">
            <text:p>[21 tur][2X33][8 kalan]</text:p>
          </table:table-cell>
        </table:table-row>
        <table:table-row table:style-name="ro2">
          <table:table-cell table:style-name="ce12" office:value-type="string" calcext:value-type="string">
            <text:p>يا دهر</text:p>
          </table:table-cell>
          <table:table-cell table:style-name="ce15" office:value-type="string" calcext:value-type="string">
            <text:p>Ya Dehr</text:p>
          </table:table-cell>
          <table:table-cell table:style-name="ce6" table:formula="of:=ABJAD(MIDB([.$A116];4;200);6;1)" office:value-type="float" office:value="17" calcext:value-type="float">
            <text:p>17</text:p>
          </table:table-cell>
          <table:table-cell table:style-name="ce23" table:formula="of:=ABJAD(MIDB([.$A116];3;200);6;1;1)" office:value-type="string" office:string-value="[د=4][ه=5][ر=8]" calcext:value-type="string">
            <text:p>[د=4][ه=5][ر=8]</text:p>
          </table:table-cell>
          <table:table-cell table:style-name="ce15" table:formula="of:=TESBIH([.C116];25;99;33)" office:value-type="string" office:string-value="[2 tur][2X33][25 kalan]" calcext:value-type="string">
            <text:p>[2 tur][2X33][25 kalan]</text:p>
          </table:table-cell>
          <table:table-cell table:style-name="ce6" table:formula="of:=ABJAD(MIDB([.$A116];4;200);7;1)" office:value-type="float" office:value="209" calcext:value-type="float">
            <text:p>209</text:p>
          </table:table-cell>
          <table:table-cell table:style-name="ce23" table:formula="of:=ABJAD(MIDB([.$A116];3;200);7;1;1)" office:value-type="string" office:string-value="[د=4][ه=5][ر=200]" calcext:value-type="string">
            <text:p>[د=4][ه=5][ر=200]</text:p>
          </table:table-cell>
          <table:table-cell table:style-name="ce15" table:formula="of:=TESBIH([.F116];25;99;33)" office:value-type="string" office:string-value="[2 tur][11 kalan]" calcext:value-type="string">
            <text:p>[2 tur][11 kalan]</text:p>
          </table:table-cell>
          <table:table-cell table:style-name="ce6" table:formula="of:=ABJAD(MIDB([.$A116];4;200);8;1)" office:value-type="float" office:value="242" calcext:value-type="float">
            <text:p>242</text:p>
          </table:table-cell>
          <table:table-cell table:style-name="ce23" table:formula="of:=ABJAD(MIDB([.$A116];3;200);8;1;1)" office:value-type="string" office:string-value="[د=35][ه=6][ر=201]" calcext:value-type="string">
            <text:p>[د=35][ه=6][ر=201]</text:p>
          </table:table-cell>
          <table:table-cell table:style-name="ce15" table:formula="of:=TESBIH([.I116];25;99;33)" office:value-type="string" office:string-value="[2 tur][1X33][11 kalan]" calcext:value-type="string">
            <text:p>[2 tur][1X33][11 kalan]</text:p>
          </table:table-cell>
          <table:table-cell table:style-name="ce6" table:formula="of:=ABJAD(MIDB([.$A116];4;200);9;1)" office:value-type="float" office:value="1725" calcext:value-type="float">
            <text:p>1725</text:p>
          </table:table-cell>
          <table:table-cell table:style-name="ce23" table:formula="of:=ABJAD(MIDB([.$A116];3;200);9;1;1)" office:value-type="string" office:string-value="[د=278][ه=945][ر=502]" calcext:value-type="string">
            <text:p>[د=278][ه=945][ر=502]</text:p>
          </table:table-cell>
          <table:table-cell table:style-name="ce15" table:formula="of:=TESBIH([.L116];25;99;33)" office:value-type="string" office:string-value="[17 tur][1X33][9 kalan]" calcext:value-type="string">
            <text:p>[17 tur][1X33][9 kalan]</text:p>
          </table:table-cell>
        </table:table-row>
        <table:table-row table:style-name="ro3">
          <table:table-cell table:style-name="ce12" office:value-type="string" calcext:value-type="string">
            <text:p>يا مقسط</text:p>
          </table:table-cell>
          <table:table-cell table:style-name="ce15" office:value-type="string" calcext:value-type="string">
            <text:p>Ya Muksit</text:p>
          </table:table-cell>
          <table:table-cell table:style-name="ce6" table:formula="of:=ABJAD(MIDB([.$A117];4;200);6;1)" office:value-type="float" office:value="17" calcext:value-type="float">
            <text:p>17</text:p>
          </table:table-cell>
          <table:table-cell table:style-name="ce23" table:formula="of:=ABJAD(MIDB([.$A117];3;200);6;1;1)" office:value-type="string" office:string-value="[م=4][ق=4][س=0][ط=9]" calcext:value-type="string">
            <text:p>[م=4][ق=4][س=0][ط=9]</text:p>
          </table:table-cell>
          <table:table-cell table:style-name="ce15" table:formula="of:=TESBIH([.C117];25;99;33)" office:value-type="string" office:string-value="[2 tur][2X33][25 kalan]" calcext:value-type="string">
            <text:p>[2 tur][2X33][25 kalan]</text:p>
          </table:table-cell>
          <table:table-cell table:style-name="ce6" table:formula="of:=ABJAD(MIDB([.$A117];4;200);7;1)" office:value-type="float" office:value="449" calcext:value-type="float">
            <text:p>449</text:p>
          </table:table-cell>
          <table:table-cell table:style-name="ce23" table:formula="of:=ABJAD(MIDB([.$A117];3;200);7;1;1)" office:value-type="string" office:string-value="[م=40][ق=100][س=300][ط=9]" calcext:value-type="string">
            <text:p>[م=40][ق=100][س=300][ط=9]</text:p>
          </table:table-cell>
          <table:table-cell table:style-name="ce15" table:formula="of:=TESBIH([.F117];25;99;33)" office:value-type="string" office:string-value="[4 tur][1X33][20 kalan]" calcext:value-type="string">
            <text:p>[4 tur][1X33][20 kalan]</text:p>
          </table:table-cell>
          <table:table-cell table:style-name="ce6" table:formula="of:=ABJAD(MIDB([.$A117];4;200);8;1)" office:value-type="float" office:value="641" calcext:value-type="float">
            <text:p>641</text:p>
          </table:table-cell>
          <table:table-cell table:style-name="ce23" table:formula="of:=ABJAD(MIDB([.$A117];3;200);8;1;1)" office:value-type="string" office:string-value="[م=90][ق=181][س=360][ط=10]" calcext:value-type="string">
            <text:p>[م=90][ق=181][س=360][ط=10]</text:p>
          </table:table-cell>
          <table:table-cell table:style-name="ce15" table:formula="of:=TESBIH([.I117];25;99;33)" office:value-type="string" office:string-value="[6 tur][1X33][14 kalan]" calcext:value-type="string">
            <text:p>[6 tur][1X33][14 kalan]</text:p>
          </table:table-cell>
          <table:table-cell table:style-name="ce6" table:formula="of:=ABJAD(MIDB([.$A117];4;200);9;1)" office:value-type="float" office:value="2253" calcext:value-type="float">
            <text:p>2253</text:p>
          </table:table-cell>
          <table:table-cell table:style-name="ce23" table:formula="of:=ABJAD(MIDB([.$A117];3;200);9;1;1)" office:value-type="string" office:string-value="[م=333][ق=57][س=1088][ط=775]" calcext:value-type="string">
            <text:p>[م=333][ق=57][س=1088][ط=775]</text:p>
          </table:table-cell>
          <table:table-cell table:style-name="ce15" table:formula="of:=TESBIH([.L117];25;99;33)" office:value-type="string" office:string-value="[22 tur][2X33][9 kalan]" calcext:value-type="string">
            <text:p>[22 tur][2X33][9 kalan]</text:p>
          </table:table-cell>
        </table:table-row>
        <table:table-row table:style-name="ro3">
          <table:table-cell table:style-name="ce12" office:value-type="string" calcext:value-type="string">
            <text:p>يا صانع</text:p>
          </table:table-cell>
          <table:table-cell table:style-name="ce15" office:value-type="string" calcext:value-type="string">
            <text:p>Ya Sani</text:p>
          </table:table-cell>
          <table:table-cell table:style-name="ce6" table:formula="of:=ABJAD(MIDB([.$A118];4;200);6;1)" office:value-type="float" office:value="13" calcext:value-type="float">
            <text:p>13</text:p>
          </table:table-cell>
          <table:table-cell table:style-name="ce23" table:formula="of:=ABJAD(MIDB([.$A118];3;200);6;1;1)" office:value-type="string" office:string-value="[ص=0][ا=1][ن=2][ع=10]" calcext:value-type="string">
            <text:p>[ص=0][ا=1][ن=2][ع=10]</text:p>
          </table:table-cell>
          <table:table-cell table:style-name="ce15" table:formula="of:=TESBIH([.C118];25;99;33)" office:value-type="string" office:string-value="[1 tur][2X33][4 kalan]" calcext:value-type="string">
            <text:p>[1 tur][2X33][4 kalan]</text:p>
          </table:table-cell>
          <table:table-cell table:style-name="ce6" table:formula="of:=ABJAD(MIDB([.$A118];4;200);7;1)" office:value-type="float" office:value="181" calcext:value-type="float">
            <text:p>181</text:p>
          </table:table-cell>
          <table:table-cell table:style-name="ce23" table:formula="of:=ABJAD(MIDB([.$A118];3;200);7;1;1)" office:value-type="string" office:string-value="[ص=60][ا=1][ن=50][ع=70]" calcext:value-type="string">
            <text:p>[ص=60][ا=1][ن=50][ع=70]</text:p>
          </table:table-cell>
          <table:table-cell table:style-name="ce15" table:formula="of:=TESBIH([.F118];25;99;33)" office:value-type="string" office:string-value="[1 tur][2X33][16 kalan]" calcext:value-type="string">
            <text:p>[1 tur][2X33][16 kalan]</text:p>
          </table:table-cell>
          <table:table-cell table:style-name="ce6" table:formula="of:=ABJAD(MIDB([.$A118];4;200);8;1)" office:value-type="float" office:value="412" calcext:value-type="float">
            <text:p>412</text:p>
          </table:table-cell>
          <table:table-cell table:style-name="ce23" table:formula="of:=ABJAD(MIDB([.$A118];3;200);8;1;1)" office:value-type="string" office:string-value="[ص=65][ا=111][ن=106][ع=130]" calcext:value-type="string">
            <text:p>[ص=65][ا=111][ن=106][ع=130]</text:p>
          </table:table-cell>
          <table:table-cell table:style-name="ce15" table:formula="of:=TESBIH([.I118];25;99;33)" office:value-type="string" office:string-value="[4 tur][16 kalan]" calcext:value-type="string">
            <text:p>[4 tur][16 kalan]</text:p>
          </table:table-cell>
          <table:table-cell table:style-name="ce6" table:formula="of:=ABJAD(MIDB([.$A118];4;200);9;1)" office:value-type="float" office:value="2205" calcext:value-type="float">
            <text:p>2205</text:p>
          </table:table-cell>
          <table:table-cell table:style-name="ce23" table:formula="of:=ABJAD(MIDB([.$A118];3;200);9;1;1)" office:value-type="string" office:string-value="[ص=760][ا=13][ن=1000][ع=432]" calcext:value-type="string">
            <text:p>[ص=760][ا=13][ن=1000][ع=432]</text:p>
          </table:table-cell>
          <table:table-cell table:style-name="ce15" table:formula="of:=TESBIH([.L118];25;99;33)" office:value-type="string" office:string-value="[22 tur][27 kalan]" calcext:value-type="string">
            <text:p>[22 tur][27 kalan]</text:p>
          </table:table-cell>
        </table:table-row>
        <table:table-row table:style-name="ro6">
          <table:table-cell table:style-name="ce12" office:value-type="string" calcext:value-type="string">
            <text:p>يا مالك الملك</text:p>
          </table:table-cell>
          <table:table-cell table:style-name="ce15" office:value-type="string" calcext:value-type="string">
            <text:p>Ya Malik’el Mulk</text:p>
          </table:table-cell>
          <table:table-cell table:style-name="ce6" table:formula="of:=ABJAD(MIDB([.$A119];4;200);6;1)" office:value-type="float" office:value="44" calcext:value-type="float">
            <text:p>44</text:p>
          </table:table-cell>
          <table:table-cell table:style-name="ce23" table:formula="of:=ABJAD(MIDB([.$A119];3;200);6;1;1)" office:value-type="string" office:string-value="[م=4][ا=1][ل=6][ك=8][ا=1][ل=6][م=4][ل=6][ك=8]" calcext:value-type="string">
            <text:p>[م=4][ا=1][ل=6][ك=8][ا=1][ل=6][م=4][ل=6][ك=8]</text:p>
          </table:table-cell>
          <table:table-cell table:style-name="ce15" table:formula="of:=TESBIH([.C119];25;99;33)" office:value-type="string" office:string-value="[1X33][11 kalan]" calcext:value-type="string">
            <text:p>[1X33][11 kalan]</text:p>
          </table:table-cell>
          <table:table-cell table:style-name="ce6" table:formula="of:=ABJAD(MIDB([.$A119];4;200);7;1)" office:value-type="float" office:value="212" calcext:value-type="float">
            <text:p>212</text:p>
          </table:table-cell>
          <table:table-cell table:style-name="ce23" table:formula="of:=ABJAD(MIDB([.$A119];3;200);7;1;1)" office:value-type="string" office:string-value="[م=40][ا=1][ل=30][ك=20][ا=1][ل=30][م=40][ل=30][ك=20]" calcext:value-type="string">
            <text:p>[م=40][ا=1][ل=30][ك=20][ا=1][ل=30][م=40][ل=30][ك=20]</text:p>
          </table:table-cell>
          <table:table-cell table:style-name="ce15" table:formula="of:=TESBIH([.F119];25;99;33)" office:value-type="string" office:string-value="[2 tur][14 kalan]" calcext:value-type="string">
            <text:p>[2 tur][14 kalan]</text:p>
          </table:table-cell>
          <table:table-cell table:style-name="ce6" table:formula="of:=ABJAD(MIDB([.$A119];4;200);8;1)" office:value-type="float" office:value="817" calcext:value-type="float">
            <text:p>817</text:p>
          </table:table-cell>
          <table:table-cell table:style-name="ce23" table:formula="of:=ABJAD(MIDB([.$A119];3;200);8;1;1)" office:value-type="string" office:string-value="[م=90][ا=111][ل=71][ك=101][ا=111][ل=71][م=90][ل=71][ك=101]" calcext:value-type="string">
            <text:p>[م=90][ا=111][ل=71][ك=101][ا=111][ل=71][م=90][ل=71][ك=101]</text:p>
          </table:table-cell>
          <table:table-cell table:style-name="ce15" table:formula="of:=TESBIH([.I119];25;99;33)" office:value-type="string" office:string-value="[8 tur][25 kalan]" calcext:value-type="string">
            <text:p>[8 tur][25 kalan]</text:p>
          </table:table-cell>
          <table:table-cell table:style-name="ce6" table:formula="of:=ABJAD(MIDB([.$A119];4;200);9;1)" office:value-type="float" office:value="6625" calcext:value-type="float">
            <text:p>6625</text:p>
          </table:table-cell>
          <table:table-cell table:style-name="ce23" table:formula="of:=ABJAD(MIDB([.$A119];3;200);9;1;1)" office:value-type="string" office:string-value="[م=333][ا=13][ل=1091][ك=1330][ا=13][ل=1091][م=333][ل=1091][ك=1330]" calcext:value-type="string">
            <text:p>[م=333][ا=13][ل=1091][ك=1330][ا=13][ل=1091][م=333][ل=1091][ك=1330]</text:p>
          </table:table-cell>
          <table:table-cell table:style-name="ce15" table:formula="of:=TESBIH([.L119];25;99;33)" office:value-type="string" office:string-value="[66 tur][2X33][25 kalan]" calcext:value-type="string">
            <text:p>[66 tur][2X33][25 kalan]</text:p>
          </table:table-cell>
        </table:table-row>
        <table:table-row table:style-name="ro3">
          <table:table-cell table:style-name="ce12" office:value-type="string" calcext:value-type="string">
            <text:p>يا بارئ</text:p>
          </table:table-cell>
          <table:table-cell table:style-name="ce15" office:value-type="string" calcext:value-type="string">
            <text:p>Ya Bari</text:p>
          </table:table-cell>
          <table:table-cell table:style-name="ce6" table:formula="of:=ABJAD(MIDB([.$A120];4;200);6;1)" office:value-type="float" office:value="22" calcext:value-type="float">
            <text:p>22</text:p>
          </table:table-cell>
          <table:table-cell table:style-name="ce23" table:formula="of:=ABJAD(MIDB([.$A120];3;200);6;1;1)" office:value-type="string" office:string-value="[ب=2][ا=1][ر=8][ئ=11]" calcext:value-type="string">
            <text:p>[ب=2][ا=1][ر=8][ئ=11]</text:p>
          </table:table-cell>
          <table:table-cell table:style-name="ce15" table:formula="of:=TESBIH([.C120];25;99;33)" office:value-type="string" office:string-value="[4 tur][2X33][22 kalan]" calcext:value-type="string">
            <text:p>[4 tur][2X33][22 kalan]</text:p>
          </table:table-cell>
          <table:table-cell table:style-name="ce6" table:formula="of:=ABJAD(MIDB([.$A120];4;200);7;1)" office:value-type="float" office:value="214" calcext:value-type="float">
            <text:p>214</text:p>
          </table:table-cell>
          <table:table-cell table:style-name="ce23" table:formula="of:=ABJAD(MIDB([.$A120];3;200);7;1;1)" office:value-type="string" office:string-value="[ب=2][ا=1][ر=200][ئ=11]" calcext:value-type="string">
            <text:p>[ب=2][ا=1][ر=200][ئ=11]</text:p>
          </table:table-cell>
          <table:table-cell table:style-name="ce15" table:formula="of:=TESBIH([.F120];25;99;33)" office:value-type="string" office:string-value="[2 tur][16 kalan]" calcext:value-type="string">
            <text:p>[2 tur][16 kalan]</text:p>
          </table:table-cell>
          <table:table-cell table:style-name="ce6" table:formula="of:=ABJAD(MIDB([.$A120];4;200);8;1)" office:value-type="float" office:value="437" calcext:value-type="float">
            <text:p>437</text:p>
          </table:table-cell>
          <table:table-cell table:style-name="ce23" table:formula="of:=ABJAD(MIDB([.$A120];3;200);8;1;1)" office:value-type="string" office:string-value="[ب=3][ا=111][ر=201][ئ=122]" calcext:value-type="string">
            <text:p>[ب=3][ا=111][ر=201][ئ=122]</text:p>
          </table:table-cell>
          <table:table-cell table:style-name="ce15" table:formula="of:=TESBIH([.I120];25;99;33)" office:value-type="string" office:string-value="[4 tur][1X33][8 kalan]" calcext:value-type="string">
            <text:p>[4 tur][1X33][8 kalan]</text:p>
          </table:table-cell>
          <table:table-cell table:style-name="ce6" table:formula="of:=ABJAD(MIDB([.$A120];4;200);9;1)" office:value-type="float" office:value="2405" calcext:value-type="float">
            <text:p>2405</text:p>
          </table:table-cell>
          <table:table-cell table:style-name="ce23" table:formula="of:=ABJAD(MIDB([.$A120];3;200);9;1;1)" office:value-type="string" office:string-value="[ب=602][ا=13][ر=502][ئ=1288]" calcext:value-type="string">
            <text:p>[ب=602][ا=13][ر=502][ئ=1288]</text:p>
          </table:table-cell>
          <table:table-cell table:style-name="ce15" table:formula="of:=TESBIH([.L120];25;99;33)" office:value-type="string" office:string-value="[24 tur][29 kalan]" calcext:value-type="string">
            <text:p>[24 tur][29 kalan]</text:p>
          </table:table-cell>
        </table:table-row>
        <table:table-row table:style-name="ro2">
          <table:table-cell table:style-name="ce12" office:value-type="string" calcext:value-type="string">
            <text:p>يا طهر</text:p>
          </table:table-cell>
          <table:table-cell table:style-name="ce15" office:value-type="string" calcext:value-type="string">
            <text:p>Ya Tahir</text:p>
          </table:table-cell>
          <table:table-cell table:style-name="ce6" table:formula="of:=ABJAD(MIDB([.$A121];4;200);6;1)" office:value-type="float" office:value="22" calcext:value-type="float">
            <text:p>22</text:p>
          </table:table-cell>
          <table:table-cell table:style-name="ce23" table:formula="of:=ABJAD(MIDB([.$A121];3;200);6;1;1)" office:value-type="string" office:string-value="[ط=9][ه=5][ر=8]" calcext:value-type="string">
            <text:p>[ط=9][ه=5][ر=8]</text:p>
          </table:table-cell>
          <table:table-cell table:style-name="ce15" table:formula="of:=TESBIH([.C121];25;99;33)" office:value-type="string" office:string-value="[4 tur][2X33][22 kalan]" calcext:value-type="string">
            <text:p>[4 tur][2X33][22 kalan]</text:p>
          </table:table-cell>
          <table:table-cell table:style-name="ce6" table:formula="of:=ABJAD(MIDB([.$A121];4;200);7;1)" office:value-type="float" office:value="214" calcext:value-type="float">
            <text:p>214</text:p>
          </table:table-cell>
          <table:table-cell table:style-name="ce23" table:formula="of:=ABJAD(MIDB([.$A121];3;200);7;1;1)" office:value-type="string" office:string-value="[ط=9][ه=5][ر=200]" calcext:value-type="string">
            <text:p>[ط=9][ه=5][ر=200]</text:p>
          </table:table-cell>
          <table:table-cell table:style-name="ce15" table:formula="of:=TESBIH([.F121];25;99;33)" office:value-type="string" office:string-value="[2 tur][16 kalan]" calcext:value-type="string">
            <text:p>[2 tur][16 kalan]</text:p>
          </table:table-cell>
          <table:table-cell table:style-name="ce6" table:formula="of:=ABJAD(MIDB([.$A121];4;200);8;1)" office:value-type="float" office:value="217" calcext:value-type="float">
            <text:p>217</text:p>
          </table:table-cell>
          <table:table-cell table:style-name="ce23" table:formula="of:=ABJAD(MIDB([.$A121];3;200);8;1;1)" office:value-type="string" office:string-value="[ط=10][ه=6][ر=201]" calcext:value-type="string">
            <text:p>[ط=10][ه=6][ر=201]</text:p>
          </table:table-cell>
          <table:table-cell table:style-name="ce15" table:formula="of:=TESBIH([.I121];25;99;33)" office:value-type="string" office:string-value="[2 tur][19 kalan]" calcext:value-type="string">
            <text:p>[2 tur][19 kalan]</text:p>
          </table:table-cell>
          <table:table-cell table:style-name="ce6" table:formula="of:=ABJAD(MIDB([.$A121];4;200);9;1)" office:value-type="float" office:value="2222" calcext:value-type="float">
            <text:p>2222</text:p>
          </table:table-cell>
          <table:table-cell table:style-name="ce23" table:formula="of:=ABJAD(MIDB([.$A121];3;200);9;1;1)" office:value-type="string" office:string-value="[ط=775][ه=945][ر=502]" calcext:value-type="string">
            <text:p>[ط=775][ه=945][ر=502]</text:p>
          </table:table-cell>
          <table:table-cell table:style-name="ce15" table:formula="of:=TESBIH([.L121];25;99;33)" office:value-type="string" office:string-value="[22 tur][1X33][11 kalan]" calcext:value-type="string">
            <text:p>[22 tur][1X33][11 kalan]</text:p>
          </table:table-cell>
        </table:table-row>
        <table:table-row table:style-name="ro3">
          <table:table-cell table:style-name="ce12" office:value-type="string" calcext:value-type="string">
            <text:p>يا أكبر</text:p>
          </table:table-cell>
          <table:table-cell table:style-name="ce15" office:value-type="string" calcext:value-type="string">
            <text:p>Ya Ekber</text:p>
          </table:table-cell>
          <table:table-cell table:style-name="ce6" table:formula="of:=ABJAD(MIDB([.$A122];4;200);6;1)" office:value-type="float" office:value="19" calcext:value-type="float">
            <text:p>19</text:p>
          </table:table-cell>
          <table:table-cell table:style-name="ce23" table:formula="of:=ABJAD(MIDB([.$A122];3;200);6;1;1)" office:value-type="string" office:string-value="[ا=1][ك=8][ب=2][ر=8]" calcext:value-type="string">
            <text:p>[ا=1][ك=8][ب=2][ر=8]</text:p>
          </table:table-cell>
          <table:table-cell table:style-name="ce15" table:formula="of:=TESBIH([.C122];25;99;33)" office:value-type="string" office:string-value="[3 tur][1X33][31 kalan]" calcext:value-type="string">
            <text:p>[3 tur][1X33][31 kalan]</text:p>
          </table:table-cell>
          <table:table-cell table:style-name="ce6" table:formula="of:=ABJAD(MIDB([.$A122];4;200);7;1)" office:value-type="float" office:value="223" calcext:value-type="float">
            <text:p>223</text:p>
          </table:table-cell>
          <table:table-cell table:style-name="ce23" table:formula="of:=ABJAD(MIDB([.$A122];3;200);7;1;1)" office:value-type="string" office:string-value="[ا=1][ك=20][ب=2][ر=200]" calcext:value-type="string">
            <text:p>[ا=1][ك=20][ب=2][ر=200]</text:p>
          </table:table-cell>
          <table:table-cell table:style-name="ce15" table:formula="of:=TESBIH([.F122];25;99;33)" office:value-type="string" office:string-value="[2 tur][25 kalan]" calcext:value-type="string">
            <text:p>[2 tur][25 kalan]</text:p>
          </table:table-cell>
          <table:table-cell table:style-name="ce6" table:formula="of:=ABJAD(MIDB([.$A122];4;200);8;1)" office:value-type="float" office:value="416" calcext:value-type="float">
            <text:p>416</text:p>
          </table:table-cell>
          <table:table-cell table:style-name="ce23" table:formula="of:=ABJAD(MIDB([.$A122];3;200);8;1;1)" office:value-type="string" office:string-value="[ا=111][ك=101][ب=3][ر=201]" calcext:value-type="string">
            <text:p>[ا=111][ك=101][ب=3][ر=201]</text:p>
          </table:table-cell>
          <table:table-cell table:style-name="ce15" table:formula="of:=TESBIH([.I122];25;99;33)" office:value-type="string" office:string-value="[4 tur][20 kalan]" calcext:value-type="string">
            <text:p>[4 tur][20 kalan]</text:p>
          </table:table-cell>
          <table:table-cell table:style-name="ce6" table:formula="of:=ABJAD(MIDB([.$A122];4;200);9;1)" office:value-type="float" office:value="2447" calcext:value-type="float">
            <text:p>2447</text:p>
          </table:table-cell>
          <table:table-cell table:style-name="ce23" table:formula="of:=ABJAD(MIDB([.$A122];3;200);9;1;1)" office:value-type="string" office:string-value="[ا=13][ك=1330][ب=602][ر=502]" calcext:value-type="string">
            <text:p>[ا=13][ك=1330][ب=602][ر=502]</text:p>
          </table:table-cell>
          <table:table-cell table:style-name="ce15" table:formula="of:=TESBIH([.L122];25;99;33)" office:value-type="string" office:string-value="[24 tur][2X33][5 kalan]" calcext:value-type="string">
            <text:p>[24 tur][2X33][5 kalan]</text:p>
          </table:table-cell>
        </table:table-row>
        <table:table-row table:style-name="ro7">
          <table:table-cell table:style-name="ce12" office:value-type="string" calcext:value-type="string">
            <text:p>يا أحكم الحاكمين</text:p>
          </table:table-cell>
          <table:table-cell table:style-name="ce15" office:value-type="string" calcext:value-type="string">
            <text:p>Ya Ahkem’il Hakimin</text:p>
          </table:table-cell>
          <table:table-cell table:style-name="ce6" table:formula="of:=ABJAD(MIDB([.$A123];4;200);6;1)" office:value-type="float" office:value="61" calcext:value-type="float">
            <text:p>61</text:p>
          </table:table-cell>
          <table:table-cell table:style-name="ce23" table:formula="of:=ABJAD(MIDB([.$A123];3;200);6;1;1)" office:value-type="string" office:string-value="[ا=1][ح=8][ك=8][م=4][ا=1][ل=6][ح=8][ا=1][ك=8][م=4][ي=10][ن=2]" calcext:value-type="string">
            <text:p>[ا=1][ح=8][ك=8][م=4][ا=1][ل=6][ح=8][ا=1][ك=8][م=4][ي=10][ن=2]</text:p>
          </table:table-cell>
          <table:table-cell table:style-name="ce15" table:formula="of:=TESBIH([.C123];25;99;33)" office:value-type="string" office:string-value="[1X33][28 kalan]" calcext:value-type="string">
            <text:p>[1X33][28 kalan]</text:p>
          </table:table-cell>
          <table:table-cell table:style-name="ce6" table:formula="of:=ABJAD(MIDB([.$A123];4;200);7;1)" office:value-type="float" office:value="229" calcext:value-type="float">
            <text:p>229</text:p>
          </table:table-cell>
          <table:table-cell table:style-name="ce23" table:formula="of:=ABJAD(MIDB([.$A123];3;200);7;1;1)" office:value-type="string" office:string-value="[ا=1][ح=8][ك=20][م=40][ا=1][ل=30][ح=8][ا=1][ك=20][م=40][ي=10][ن=50]" calcext:value-type="string">
            <text:p>[ا=1][ح=8][ك=20][م=40][ا=1][ل=30][ح=8][ا=1][ك=20][م=40][ي=10][ن=50]</text:p>
          </table:table-cell>
          <table:table-cell table:style-name="ce15" table:formula="of:=TESBIH([.F123];25;99;33)" office:value-type="string" office:string-value="[2 tur][31 kalan]" calcext:value-type="string">
            <text:p>[2 tur][31 kalan]</text:p>
          </table:table-cell>
          <table:table-cell table:style-name="ce6" table:formula="of:=ABJAD(MIDB([.$A123];4;200);8;1)" office:value-type="float" office:value="921" calcext:value-type="float">
            <text:p>921</text:p>
          </table:table-cell>
          <table:table-cell table:style-name="ce23" table:formula="of:=ABJAD(MIDB([.$A123];3;200);8;1;1)" office:value-type="string" office:string-value="[ا=111][ح=9][ك=101][م=90][ا=111][ل=71][ح=9][ا=111][ك=101][م=90][ي=11][ن=106]" calcext:value-type="string">
            <text:p>[ا=111][ح=9][ك=101][م=90][ا=111][ل=71][ح=9][ا=111][ك=101][م=90][ي=11][ن=106]</text:p>
          </table:table-cell>
          <table:table-cell table:style-name="ce15" table:formula="of:=TESBIH([.I123];25;99;33)" office:value-type="string" office:string-value="[9 tur][30 kalan]" calcext:value-type="string">
            <text:p>[9 tur][30 kalan]</text:p>
          </table:table-cell>
          <table:table-cell table:style-name="ce6" table:formula="of:=ABJAD(MIDB([.$A123];4;200);9;1)" office:value-type="float" office:value="7943" calcext:value-type="float">
            <text:p>7943</text:p>
          </table:table-cell>
          <table:table-cell table:style-name="ce23" table:formula="of:=ABJAD(MIDB([.$A123];3;200);9;1;1)" office:value-type="string" office:string-value="[ا=13][ح=606][ك=1330][م=333][ا=13][ل=1091][ح=606][ا=13][ك=1330][م=333][ي=1275][ن=1000]" calcext:value-type="string">
            <text:p>[ا=13][ح=606][ك=1330][م=333][ا=13][ل=1091][ح=606][ا=13][ك=1330][م=333][ي=1275][ن=1000]</text:p>
          </table:table-cell>
          <table:table-cell table:style-name="ce15" table:formula="of:=TESBIH([.L123];25;99;33)" office:value-type="string" office:string-value="[80 tur][23 kalan]" calcext:value-type="string">
            <text:p>[80 tur][23 kalan]</text:p>
          </table:table-cell>
        </table:table-row>
        <table:table-row table:style-name="ro4">
          <table:table-cell table:style-name="ce12" office:value-type="string" calcext:value-type="string">
            <text:p>يا كبير</text:p>
          </table:table-cell>
          <table:table-cell table:style-name="ce15" office:value-type="string" calcext:value-type="string">
            <text:p>Ya Kebir</text:p>
          </table:table-cell>
          <table:table-cell table:style-name="ce6" table:formula="of:=ABJAD(MIDB([.$A124];4;200);6;1)" office:value-type="float" office:value="28" calcext:value-type="float">
            <text:p>28</text:p>
          </table:table-cell>
          <table:table-cell table:style-name="ce23" table:formula="of:=ABJAD(MIDB([.$A124];3;200);6;1;1)" office:value-type="string" office:string-value="[ك=8][ب=2][ي=10][ر=8]" calcext:value-type="string">
            <text:p>[ك=8][ب=2][ي=10][ر=8]</text:p>
          </table:table-cell>
          <table:table-cell table:style-name="ce15" table:formula="of:=TESBIH([.C124];25;99;33)" office:value-type="string" office:string-value="[28 kalan]" calcext:value-type="string">
            <text:p>[28 kalan]</text:p>
          </table:table-cell>
          <table:table-cell table:style-name="ce6" table:formula="of:=ABJAD(MIDB([.$A124];4;200);7;1)" office:value-type="float" office:value="232" calcext:value-type="float">
            <text:p>232</text:p>
          </table:table-cell>
          <table:table-cell table:style-name="ce23" table:formula="of:=ABJAD(MIDB([.$A124];3;200);7;1;1)" office:value-type="string" office:string-value="[ك=20][ب=2][ي=10][ر=200]" calcext:value-type="string">
            <text:p>[ك=20][ب=2][ي=10][ر=200]</text:p>
          </table:table-cell>
          <table:table-cell table:style-name="ce15" table:formula="of:=TESBIH([.F124];25;99;33)" office:value-type="string" office:string-value="[2 tur][1X33][1 kalan]" calcext:value-type="string">
            <text:p>[2 tur][1X33][1 kalan]</text:p>
          </table:table-cell>
          <table:table-cell table:style-name="ce6" table:formula="of:=ABJAD(MIDB([.$A124];4;200);8;1)" office:value-type="float" office:value="316" calcext:value-type="float">
            <text:p>316</text:p>
          </table:table-cell>
          <table:table-cell table:style-name="ce23" table:formula="of:=ABJAD(MIDB([.$A124];3;200);8;1;1)" office:value-type="string" office:string-value="[ك=101][ب=3][ي=11][ر=201]" calcext:value-type="string">
            <text:p>[ك=101][ب=3][ي=11][ر=201]</text:p>
          </table:table-cell>
          <table:table-cell table:style-name="ce15" table:formula="of:=TESBIH([.I124];25;99;33)" office:value-type="string" office:string-value="[3 tur][19 kalan]" calcext:value-type="string">
            <text:p>[3 tur][19 kalan]</text:p>
          </table:table-cell>
          <table:table-cell table:style-name="ce6" table:formula="of:=ABJAD(MIDB([.$A124];4;200);9;1)" office:value-type="float" office:value="3709" calcext:value-type="float">
            <text:p>3709</text:p>
          </table:table-cell>
          <table:table-cell table:style-name="ce23" table:formula="of:=ABJAD(MIDB([.$A124];3;200);9;1;1)" office:value-type="string" office:string-value="[ك=1330][ب=602][ي=1275][ر=502]" calcext:value-type="string">
            <text:p>[ك=1330][ب=602][ي=1275][ر=502]</text:p>
          </table:table-cell>
          <table:table-cell table:style-name="ce15" table:formula="of:=TESBIH([.L124];25;99;33)" office:value-type="string" office:string-value="[37 tur][1X33][13 kalan]" calcext:value-type="string">
            <text:p>[37 tur][1X33][13 kalan]</text:p>
          </table:table-cell>
        </table:table-row>
        <table:table-row table:style-name="ro8">
          <table:table-cell table:style-name="ce12" office:value-type="string" calcext:value-type="string">
            <text:p>يا نعم الماهد</text:p>
          </table:table-cell>
          <table:table-cell table:style-name="ce15" office:value-type="string" calcext:value-type="string">
            <text:p>Ya Ni’mel Mahid</text:p>
          </table:table-cell>
          <table:table-cell table:style-name="ce6" table:formula="of:=ABJAD(MIDB([.$A125];4;200);6;1)" office:value-type="float" office:value="37" calcext:value-type="float">
            <text:p>37</text:p>
          </table:table-cell>
          <table:table-cell table:style-name="ce23" table:formula="of:=ABJAD(MIDB([.$A125];3;200);6;1;1)" office:value-type="string" office:string-value="[ن=2][ع=10][م=4][ا=1][ل=6][م=4][ا=1][ه=5][د=4]" calcext:value-type="string">
            <text:p>[ن=2][ع=10][م=4][ا=1][ل=6][م=4][ا=1][ه=5][د=4]</text:p>
          </table:table-cell>
          <table:table-cell table:style-name="ce15" table:formula="of:=TESBIH([.C125];25;99;33)" office:value-type="string" office:string-value="[1X33][4 kalan]" calcext:value-type="string">
            <text:p>[1X33][4 kalan]</text:p>
          </table:table-cell>
          <table:table-cell table:style-name="ce6" table:formula="of:=ABJAD(MIDB([.$A125];4;200);7;1)" office:value-type="float" office:value="241" calcext:value-type="float">
            <text:p>241</text:p>
          </table:table-cell>
          <table:table-cell table:style-name="ce23" table:formula="of:=ABJAD(MIDB([.$A125];3;200);7;1;1)" office:value-type="string" office:string-value="[ن=50][ع=70][م=40][ا=1][ل=30][م=40][ا=1][ه=5][د=4]" calcext:value-type="string">
            <text:p>[ن=50][ع=70][م=40][ا=1][ل=30][م=40][ا=1][ه=5][د=4]</text:p>
          </table:table-cell>
          <table:table-cell table:style-name="ce15" table:formula="of:=TESBIH([.F125];25;99;33)" office:value-type="string" office:string-value="[2 tur][1X33][10 kalan]" calcext:value-type="string">
            <text:p>[2 tur][1X33][10 kalan]</text:p>
          </table:table-cell>
          <table:table-cell table:style-name="ce6" table:formula="of:=ABJAD(MIDB([.$A125];4;200);8;1)" office:value-type="float" office:value="750" calcext:value-type="float">
            <text:p>750</text:p>
          </table:table-cell>
          <table:table-cell table:style-name="ce23" table:formula="of:=ABJAD(MIDB([.$A125];3;200);8;1;1)" office:value-type="string" office:string-value="[ن=106][ع=130][م=90][ا=111][ل=71][م=90][ا=111][ه=6][د=35]" calcext:value-type="string">
            <text:p>[ن=106][ع=130][م=90][ا=111][ل=71][م=90][ا=111][ه=6][د=35]</text:p>
          </table:table-cell>
          <table:table-cell table:style-name="ce15" table:formula="of:=TESBIH([.I125];25;99;33)" office:value-type="string" office:string-value="[7 tur][1X33][24 kalan]" calcext:value-type="string">
            <text:p>[7 tur][1X33][24 kalan]</text:p>
          </table:table-cell>
          <table:table-cell table:style-name="ce6" table:formula="of:=ABJAD(MIDB([.$A125];4;200);9;1)" office:value-type="float" office:value="4438" calcext:value-type="float">
            <text:p>4438</text:p>
          </table:table-cell>
          <table:table-cell table:style-name="ce23" table:formula="of:=ABJAD(MIDB([.$A125];3;200);9;1;1)" office:value-type="string" office:string-value="[ن=1000][ع=432][م=333][ا=13][ل=1091][م=333][ا=13][ه=945][د=278]" calcext:value-type="string">
            <text:p>[ن=1000][ع=432][م=333][ا=13][ل=1091][م=333][ا=13][ه=945][د=278]</text:p>
          </table:table-cell>
          <table:table-cell table:style-name="ce15" table:formula="of:=TESBIH([.L125];25;99;33)" office:value-type="string" office:string-value="[44 tur][2X33][16 kalan]" calcext:value-type="string">
            <text:p>[44 tur][2X33][16 kalan]</text:p>
          </table:table-cell>
        </table:table-row>
        <table:table-row table:style-name="ro3">
          <table:table-cell table:style-name="ce12" office:value-type="string" calcext:value-type="string">
            <text:p>يا مدبر</text:p>
          </table:table-cell>
          <table:table-cell table:style-name="ce15" office:value-type="string" calcext:value-type="string">
            <text:p>Ya Mudebbir</text:p>
          </table:table-cell>
          <table:table-cell table:style-name="ce6" table:formula="of:=ABJAD(MIDB([.$A126];4;200);6;1)" office:value-type="float" office:value="18" calcext:value-type="float">
            <text:p>18</text:p>
          </table:table-cell>
          <table:table-cell table:style-name="ce23" table:formula="of:=ABJAD(MIDB([.$A126];3;200);6;1;1)" office:value-type="string" office:string-value="[م=4][د=4][ب=2][ر=8]" calcext:value-type="string">
            <text:p>[م=4][د=4][ب=2][ر=8]</text:p>
          </table:table-cell>
          <table:table-cell table:style-name="ce15" table:formula="of:=TESBIH([.C126];25;99;33)" office:value-type="string" office:string-value="[3 tur][27 kalan]" calcext:value-type="string">
            <text:p>[3 tur][27 kalan]</text:p>
          </table:table-cell>
          <table:table-cell table:style-name="ce6" table:formula="of:=ABJAD(MIDB([.$A126];4;200);7;1)" office:value-type="float" office:value="246" calcext:value-type="float">
            <text:p>246</text:p>
          </table:table-cell>
          <table:table-cell table:style-name="ce23" table:formula="of:=ABJAD(MIDB([.$A126];3;200);7;1;1)" office:value-type="string" office:string-value="[م=40][د=4][ب=2][ر=200]" calcext:value-type="string">
            <text:p>[م=40][د=4][ب=2][ر=200]</text:p>
          </table:table-cell>
          <table:table-cell table:style-name="ce15" table:formula="of:=TESBIH([.F126];25;99;33)" office:value-type="string" office:string-value="[2 tur][1X33][15 kalan]" calcext:value-type="string">
            <text:p>[2 tur][1X33][15 kalan]</text:p>
          </table:table-cell>
          <table:table-cell table:style-name="ce6" table:formula="of:=ABJAD(MIDB([.$A126];4;200);8;1)" office:value-type="float" office:value="329" calcext:value-type="float">
            <text:p>329</text:p>
          </table:table-cell>
          <table:table-cell table:style-name="ce23" table:formula="of:=ABJAD(MIDB([.$A126];3;200);8;1;1)" office:value-type="string" office:string-value="[م=90][د=35][ب=3][ر=201]" calcext:value-type="string">
            <text:p>[م=90][د=35][ب=3][ر=201]</text:p>
          </table:table-cell>
          <table:table-cell table:style-name="ce15" table:formula="of:=TESBIH([.I126];25;99;33)" office:value-type="string" office:string-value="[3 tur][32 kalan]" calcext:value-type="string">
            <text:p>[3 tur][32 kalan]</text:p>
          </table:table-cell>
          <table:table-cell table:style-name="ce6" table:formula="of:=ABJAD(MIDB([.$A126];4;200);9;1)" office:value-type="float" office:value="1715" calcext:value-type="float">
            <text:p>1715</text:p>
          </table:table-cell>
          <table:table-cell table:style-name="ce23" table:formula="of:=ABJAD(MIDB([.$A126];3;200);9;1;1)" office:value-type="string" office:string-value="[م=333][د=278][ب=602][ر=502]" calcext:value-type="string">
            <text:p>[م=333][د=278][ب=602][ر=502]</text:p>
          </table:table-cell>
          <table:table-cell table:style-name="ce15" table:formula="of:=TESBIH([.L126];25;99;33)" office:value-type="string" office:string-value="[17 tur][32 kalan]" calcext:value-type="string">
            <text:p>[17 tur][32 kalan]</text:p>
          </table:table-cell>
        </table:table-row>
        <table:table-row table:style-name="ro3">
          <table:table-cell table:style-name="ce12" office:value-type="string" calcext:value-type="string">
            <text:p>يا مريد</text:p>
          </table:table-cell>
          <table:table-cell table:style-name="ce15" office:value-type="string" calcext:value-type="string">
            <text:p>Ya Murid</text:p>
          </table:table-cell>
          <table:table-cell table:style-name="ce6" table:formula="of:=ABJAD(MIDB([.$A127];4;200);6;1)" office:value-type="float" office:value="26" calcext:value-type="float">
            <text:p>26</text:p>
          </table:table-cell>
          <table:table-cell table:style-name="ce23" table:formula="of:=ABJAD(MIDB([.$A127];3;200);6;1;1)" office:value-type="string" office:string-value="[م=4][ر=8][ي=10][د=4]" calcext:value-type="string">
            <text:p>[م=4][ر=8][ي=10][د=4]</text:p>
          </table:table-cell>
          <table:table-cell table:style-name="ce15" table:formula="of:=TESBIH([.C127];25;99;33)" office:value-type="string" office:string-value="[26 kalan]" calcext:value-type="string">
            <text:p>[26 kalan]</text:p>
          </table:table-cell>
          <table:table-cell table:style-name="ce6" table:formula="of:=ABJAD(MIDB([.$A127];4;200);7;1)" office:value-type="float" office:value="254" calcext:value-type="float">
            <text:p>254</text:p>
          </table:table-cell>
          <table:table-cell table:style-name="ce23" table:formula="of:=ABJAD(MIDB([.$A127];3;200);7;1;1)" office:value-type="string" office:string-value="[م=40][ر=200][ي=10][د=4]" calcext:value-type="string">
            <text:p>[م=40][ر=200][ي=10][د=4]</text:p>
          </table:table-cell>
          <table:table-cell table:style-name="ce15" table:formula="of:=TESBIH([.F127];25;99;33)" office:value-type="string" office:string-value="[2 tur][1X33][23 kalan]" calcext:value-type="string">
            <text:p>[2 tur][1X33][23 kalan]</text:p>
          </table:table-cell>
          <table:table-cell table:style-name="ce6" table:formula="of:=ABJAD(MIDB([.$A127];4;200);8;1)" office:value-type="float" office:value="337" calcext:value-type="float">
            <text:p>337</text:p>
          </table:table-cell>
          <table:table-cell table:style-name="ce23" table:formula="of:=ABJAD(MIDB([.$A127];3;200);8;1;1)" office:value-type="string" office:string-value="[م=90][ر=201][ي=11][د=35]" calcext:value-type="string">
            <text:p>[م=90][ر=201][ي=11][د=35]</text:p>
          </table:table-cell>
          <table:table-cell table:style-name="ce15" table:formula="of:=TESBIH([.I127];25;99;33)" office:value-type="string" office:string-value="[3 tur][1X33][7 kalan]" calcext:value-type="string">
            <text:p>[3 tur][1X33][7 kalan]</text:p>
          </table:table-cell>
          <table:table-cell table:style-name="ce6" table:formula="of:=ABJAD(MIDB([.$A127];4;200);9;1)" office:value-type="float" office:value="2388" calcext:value-type="float">
            <text:p>2388</text:p>
          </table:table-cell>
          <table:table-cell table:style-name="ce23" table:formula="of:=ABJAD(MIDB([.$A127];3;200);9;1;1)" office:value-type="string" office:string-value="[م=333][ر=502][ي=1275][د=278]" calcext:value-type="string">
            <text:p>[م=333][ر=502][ي=1275][د=278]</text:p>
          </table:table-cell>
          <table:table-cell table:style-name="ce15" table:formula="of:=TESBIH([.L127];25;99;33)" office:value-type="string" office:string-value="[24 tur][12 kalan]" calcext:value-type="string">
            <text:p>[24 tur][12 kalan]</text:p>
          </table:table-cell>
        </table:table-row>
        <table:table-row table:style-name="ro2">
          <table:table-cell table:style-name="ce12" office:value-type="string" calcext:value-type="string">
            <text:p>يا نور</text:p>
          </table:table-cell>
          <table:table-cell table:style-name="ce15" office:value-type="string" calcext:value-type="string">
            <text:p>Ya Nur</text:p>
          </table:table-cell>
          <table:table-cell table:style-name="ce6" table:formula="of:=ABJAD(MIDB([.$A128];4;200);6;1)" office:value-type="float" office:value="16" calcext:value-type="float">
            <text:p>16</text:p>
          </table:table-cell>
          <table:table-cell table:style-name="ce23" table:formula="of:=ABJAD(MIDB([.$A128];3;200);6;1;1)" office:value-type="string" office:string-value="[ن=2][و=6][ر=8]" calcext:value-type="string">
            <text:p>[ن=2][و=6][ر=8]</text:p>
          </table:table-cell>
          <table:table-cell table:style-name="ce15" table:formula="of:=TESBIH([.C128];25;99;33)" office:value-type="string" office:string-value="[2 tur][1X33][25 kalan]" calcext:value-type="string">
            <text:p>[2 tur][1X33][25 kalan]</text:p>
          </table:table-cell>
          <table:table-cell table:style-name="ce6" table:formula="of:=ABJAD(MIDB([.$A128];4;200);7;1)" office:value-type="float" office:value="256" calcext:value-type="float">
            <text:p>256</text:p>
          </table:table-cell>
          <table:table-cell table:style-name="ce23" table:formula="of:=ABJAD(MIDB([.$A128];3;200);7;1;1)" office:value-type="string" office:string-value="[ن=50][و=6][ر=200]" calcext:value-type="string">
            <text:p>[ن=50][و=6][ر=200]</text:p>
          </table:table-cell>
          <table:table-cell table:style-name="ce15" table:formula="of:=TESBIH([.F128];25;99;33)" office:value-type="string" office:string-value="[2 tur][1X33][25 kalan]" calcext:value-type="string">
            <text:p>[2 tur][1X33][25 kalan]</text:p>
          </table:table-cell>
          <table:table-cell table:style-name="ce6" table:formula="of:=ABJAD(MIDB([.$A128];4;200);8;1)" office:value-type="float" office:value="320" calcext:value-type="float">
            <text:p>320</text:p>
          </table:table-cell>
          <table:table-cell table:style-name="ce23" table:formula="of:=ABJAD(MIDB([.$A128];3;200);8;1;1)" office:value-type="string" office:string-value="[ن=106][و=13][ر=201]" calcext:value-type="string">
            <text:p>[ن=106][و=13][ر=201]</text:p>
          </table:table-cell>
          <table:table-cell table:style-name="ce15" table:formula="of:=TESBIH([.I128];25;99;33)" office:value-type="string" office:string-value="[3 tur][23 kalan]" calcext:value-type="string">
            <text:p>[3 tur][23 kalan]</text:p>
          </table:table-cell>
          <table:table-cell table:style-name="ce6" table:formula="of:=ABJAD(MIDB([.$A128];4;200);9;1)" office:value-type="float" office:value="2207" calcext:value-type="float">
            <text:p>2207</text:p>
          </table:table-cell>
          <table:table-cell table:style-name="ce23" table:formula="of:=ABJAD(MIDB([.$A128];3;200);9;1;1)" office:value-type="string" office:string-value="[ن=1000][و=705][ر=502]" calcext:value-type="string">
            <text:p>[ن=1000][و=705][ر=502]</text:p>
          </table:table-cell>
          <table:table-cell table:style-name="ce15" table:formula="of:=TESBIH([.L128];25;99;33)" office:value-type="string" office:string-value="[22 tur][29 kalan]" calcext:value-type="string">
            <text:p>[22 tur][29 kalan]</text:p>
          </table:table-cell>
        </table:table-row>
        <table:table-row table:style-name="ro3">
          <table:table-cell table:style-name="ce12" office:value-type="string" calcext:value-type="string">
            <text:p>يا برهان</text:p>
          </table:table-cell>
          <table:table-cell table:style-name="ce15" office:value-type="string" calcext:value-type="string">
            <text:p>Ya Burhan</text:p>
          </table:table-cell>
          <table:table-cell table:style-name="ce6" table:formula="of:=ABJAD(MIDB([.$A129];4;200);6;1)" office:value-type="float" office:value="18" calcext:value-type="float">
            <text:p>18</text:p>
          </table:table-cell>
          <table:table-cell table:style-name="ce23" table:formula="of:=ABJAD(MIDB([.$A129];3;200);6;1;1)" office:value-type="string" office:string-value="[ب=2][ر=8][ه=5][ا=1][ن=2]" calcext:value-type="string">
            <text:p>[ب=2][ر=8][ه=5][ا=1][ن=2]</text:p>
          </table:table-cell>
          <table:table-cell table:style-name="ce15" table:formula="of:=TESBIH([.C129];25;99;33)" office:value-type="string" office:string-value="[3 tur][27 kalan]" calcext:value-type="string">
            <text:p>[3 tur][27 kalan]</text:p>
          </table:table-cell>
          <table:table-cell table:style-name="ce6" table:formula="of:=ABJAD(MIDB([.$A129];4;200);7;1)" office:value-type="float" office:value="258" calcext:value-type="float">
            <text:p>258</text:p>
          </table:table-cell>
          <table:table-cell table:style-name="ce23" table:formula="of:=ABJAD(MIDB([.$A129];3;200);7;1;1)" office:value-type="string" office:string-value="[ب=2][ر=200][ه=5][ا=1][ن=50]" calcext:value-type="string">
            <text:p>[ب=2][ر=200][ه=5][ا=1][ن=50]</text:p>
          </table:table-cell>
          <table:table-cell table:style-name="ce15" table:formula="of:=TESBIH([.F129];25;99;33)" office:value-type="string" office:string-value="[2 tur][1X33][27 kalan]" calcext:value-type="string">
            <text:p>[2 tur][1X33][27 kalan]</text:p>
          </table:table-cell>
          <table:table-cell table:style-name="ce6" table:formula="of:=ABJAD(MIDB([.$A129];4;200);8;1)" office:value-type="float" office:value="427" calcext:value-type="float">
            <text:p>427</text:p>
          </table:table-cell>
          <table:table-cell table:style-name="ce23" table:formula="of:=ABJAD(MIDB([.$A129];3;200);8;1;1)" office:value-type="string" office:string-value="[ب=3][ر=201][ه=6][ا=111][ن=106]" calcext:value-type="string">
            <text:p>[ب=3][ر=201][ه=6][ا=111][ن=106]</text:p>
          </table:table-cell>
          <table:table-cell table:style-name="ce15" table:formula="of:=TESBIH([.I129];25;99;33)" office:value-type="string" office:string-value="[4 tur][31 kalan]" calcext:value-type="string">
            <text:p>[4 tur][31 kalan]</text:p>
          </table:table-cell>
          <table:table-cell table:style-name="ce6" table:formula="of:=ABJAD(MIDB([.$A129];4;200);9;1)" office:value-type="float" office:value="3062" calcext:value-type="float">
            <text:p>3062</text:p>
          </table:table-cell>
          <table:table-cell table:style-name="ce23" table:formula="of:=ABJAD(MIDB([.$A129];3;200);9;1;1)" office:value-type="string" office:string-value="[ب=602][ر=502][ه=945][ا=13][ن=1000]" calcext:value-type="string">
            <text:p>[ب=602][ر=502][ه=945][ا=13][ن=1000]</text:p>
          </table:table-cell>
          <table:table-cell table:style-name="ce15" table:formula="of:=TESBIH([.L129];25;99;33)" office:value-type="string" office:string-value="[30 tur][2X33][26 kalan]" calcext:value-type="string">
            <text:p>[30 tur][2X33][26 kalan]</text:p>
          </table:table-cell>
        </table:table-row>
        <table:table-row table:style-name="ro4">
          <table:table-cell table:style-name="ce12" office:value-type="string" calcext:value-type="string">
            <text:p>يا رحيم</text:p>
          </table:table-cell>
          <table:table-cell table:style-name="ce15" office:value-type="string" calcext:value-type="string">
            <text:p>Ya Rahim</text:p>
          </table:table-cell>
          <table:table-cell table:style-name="ce6" table:formula="of:=ABJAD(MIDB([.$A130];4;200);6;1)" office:value-type="float" office:value="30" calcext:value-type="float">
            <text:p>30</text:p>
          </table:table-cell>
          <table:table-cell table:style-name="ce23" table:formula="of:=ABJAD(MIDB([.$A130];3;200);6;1;1)" office:value-type="string" office:string-value="[ر=8][ح=8][ي=10][م=4]" calcext:value-type="string">
            <text:p>[ر=8][ح=8][ي=10][م=4]</text:p>
          </table:table-cell>
          <table:table-cell table:style-name="ce15" table:formula="of:=TESBIH([.C130];25;99;33)" office:value-type="string" office:string-value="[30 kalan]" calcext:value-type="string">
            <text:p>[30 kalan]</text:p>
          </table:table-cell>
          <table:table-cell table:style-name="ce6" table:formula="of:=ABJAD(MIDB([.$A130];4;200);7;1)" office:value-type="float" office:value="258" calcext:value-type="float">
            <text:p>258</text:p>
          </table:table-cell>
          <table:table-cell table:style-name="ce23" table:formula="of:=ABJAD(MIDB([.$A130];3;200);7;1;1)" office:value-type="string" office:string-value="[ر=200][ح=8][ي=10][م=40]" calcext:value-type="string">
            <text:p>[ر=200][ح=8][ي=10][م=40]</text:p>
          </table:table-cell>
          <table:table-cell table:style-name="ce15" table:formula="of:=TESBIH([.F130];25;99;33)" office:value-type="string" office:string-value="[2 tur][1X33][27 kalan]" calcext:value-type="string">
            <text:p>[2 tur][1X33][27 kalan]</text:p>
          </table:table-cell>
          <table:table-cell table:style-name="ce6" table:formula="of:=ABJAD(MIDB([.$A130];4;200);8;1)" office:value-type="float" office:value="311" calcext:value-type="float">
            <text:p>311</text:p>
          </table:table-cell>
          <table:table-cell table:style-name="ce23" table:formula="of:=ABJAD(MIDB([.$A130];3;200);8;1;1)" office:value-type="string" office:string-value="[ر=201][ح=9][ي=11][م=90]" calcext:value-type="string">
            <text:p>[ر=201][ح=9][ي=11][م=90]</text:p>
          </table:table-cell>
          <table:table-cell table:style-name="ce15" table:formula="of:=TESBIH([.I130];25;99;33)" office:value-type="string" office:string-value="[3 tur][14 kalan]" calcext:value-type="string">
            <text:p>[3 tur][14 kalan]</text:p>
          </table:table-cell>
          <table:table-cell table:style-name="ce6" table:formula="of:=ABJAD(MIDB([.$A130];4;200);9;1)" office:value-type="float" office:value="2716" calcext:value-type="float">
            <text:p>2716</text:p>
          </table:table-cell>
          <table:table-cell table:style-name="ce23" table:formula="of:=ABJAD(MIDB([.$A130];3;200);9;1;1)" office:value-type="string" office:string-value="[ر=502][ح=606][ي=1275][م=333]" calcext:value-type="string">
            <text:p>[ر=502][ح=606][ي=1275][م=333]</text:p>
          </table:table-cell>
          <table:table-cell table:style-name="ce15" table:formula="of:=TESBIH([.L130];25;99;33)" office:value-type="string" office:string-value="[27 tur][1X33][10 kalan]" calcext:value-type="string">
            <text:p>[27 tur][1X33][10 kalan]</text:p>
          </table:table-cell>
        </table:table-row>
        <table:table-row table:style-name="ro2">
          <table:table-cell table:style-name="ce12" office:value-type="string" calcext:value-type="string">
            <text:p>يا أكرم</text:p>
          </table:table-cell>
          <table:table-cell table:style-name="ce15" office:value-type="string" calcext:value-type="string">
            <text:p>Ya Ekrem</text:p>
          </table:table-cell>
          <table:table-cell table:style-name="ce6" table:formula="of:=ABJAD(MIDB([.$A131];4;200);6;1)" office:value-type="float" office:value="21" calcext:value-type="float">
            <text:p>21</text:p>
          </table:table-cell>
          <table:table-cell table:style-name="ce23" table:formula="of:=ABJAD(MIDB([.$A131];3;200);6;1;1)" office:value-type="string" office:string-value="[ا=1][ك=8][ر=8][م=4]" calcext:value-type="string">
            <text:p>[ا=1][ك=8][ر=8][م=4]</text:p>
          </table:table-cell>
          <table:table-cell table:style-name="ce15" table:formula="of:=TESBIH([.C131];25;99;33)" office:value-type="string" office:string-value="[4 tur][1X33][12 kalan]" calcext:value-type="string">
            <text:p>[4 tur][1X33][12 kalan]</text:p>
          </table:table-cell>
          <table:table-cell table:style-name="ce6" table:formula="of:=ABJAD(MIDB([.$A131];4;200);7;1)" office:value-type="float" office:value="261" calcext:value-type="float">
            <text:p>261</text:p>
          </table:table-cell>
          <table:table-cell table:style-name="ce23" table:formula="of:=ABJAD(MIDB([.$A131];3;200);7;1;1)" office:value-type="string" office:string-value="[ا=1][ك=20][ر=200][م=40]" calcext:value-type="string">
            <text:p>[ا=1][ك=20][ر=200][م=40]</text:p>
          </table:table-cell>
          <table:table-cell table:style-name="ce15" table:formula="of:=TESBIH([.F131];25;99;33)" office:value-type="string" office:string-value="[2 tur][1X33][30 kalan]" calcext:value-type="string">
            <text:p>[2 tur][1X33][30 kalan]</text:p>
          </table:table-cell>
          <table:table-cell table:style-name="ce6" table:formula="of:=ABJAD(MIDB([.$A131];4;200);8;1)" office:value-type="float" office:value="503" calcext:value-type="float">
            <text:p>503</text:p>
          </table:table-cell>
          <table:table-cell table:style-name="ce23" table:formula="of:=ABJAD(MIDB([.$A131];3;200);8;1;1)" office:value-type="string" office:string-value="[ا=111][ك=101][ر=201][م=90]" calcext:value-type="string">
            <text:p>[ا=111][ك=101][ر=201][م=90]</text:p>
          </table:table-cell>
          <table:table-cell table:style-name="ce15" table:formula="of:=TESBIH([.I131];25;99;33)" office:value-type="string" office:string-value="[5 tur][8 kalan]" calcext:value-type="string">
            <text:p>[5 tur][8 kalan]</text:p>
          </table:table-cell>
          <table:table-cell table:style-name="ce6" table:formula="of:=ABJAD(MIDB([.$A131];4;200);9;1)" office:value-type="float" office:value="2178" calcext:value-type="float">
            <text:p>2178</text:p>
          </table:table-cell>
          <table:table-cell table:style-name="ce23" table:formula="of:=ABJAD(MIDB([.$A131];3;200);9;1;1)" office:value-type="string" office:string-value="[ا=13][ك=1330][ر=502][م=333]" calcext:value-type="string">
            <text:p>[ا=13][ك=1330][ر=502][م=333]</text:p>
          </table:table-cell>
          <table:table-cell table:style-name="ce15" table:formula="of:=TESBIH([.L131];25;99;33)" office:value-type="string" office:string-value="[22 tur]" calcext:value-type="string">
            <text:p>[22 tur]</text:p>
          </table:table-cell>
        </table:table-row>
        <table:table-row table:style-name="ro6">
          <table:table-cell table:style-name="ce12" office:value-type="string" calcext:value-type="string">
            <text:p>يا نعم المولى</text:p>
          </table:table-cell>
          <table:table-cell table:style-name="ce15" office:value-type="string" calcext:value-type="string">
            <text:p>Ya Ni’mel Mevla</text:p>
          </table:table-cell>
          <table:table-cell table:style-name="ce6" table:formula="of:=ABJAD(MIDB([.$A132];4;200);6;1)" office:value-type="float" office:value="40" calcext:value-type="float">
            <text:p>40</text:p>
          </table:table-cell>
          <table:table-cell table:style-name="ce23" table:formula="of:=ABJAD(MIDB([.$A132];3;200);6;1;1)" office:value-type="string" office:string-value="[ن=2][ع=10][م=4][ا=1][ل=6][م=4][و=6][ل=6][ى=1]" calcext:value-type="string">
            <text:p>[ن=2][ع=10][م=4][ا=1][ل=6][م=4][و=6][ل=6][ى=1]</text:p>
          </table:table-cell>
          <table:table-cell table:style-name="ce15" table:formula="of:=TESBIH([.C132];25;99;33)" office:value-type="string" office:string-value="[1X33][7 kalan]" calcext:value-type="string">
            <text:p>[1X33][7 kalan]</text:p>
          </table:table-cell>
          <table:table-cell table:style-name="ce6" table:formula="of:=ABJAD(MIDB([.$A132];4;200);7;1)" office:value-type="float" office:value="268" calcext:value-type="float">
            <text:p>268</text:p>
          </table:table-cell>
          <table:table-cell table:style-name="ce23" table:formula="of:=ABJAD(MIDB([.$A132];3;200);7;1;1)" office:value-type="string" office:string-value="[ن=50][ع=70][م=40][ا=1][ل=30][م=40][و=6][ل=30][ى=1]" calcext:value-type="string">
            <text:p>[ن=50][ع=70][م=40][ا=1][ل=30][م=40][و=6][ل=30][ى=1]</text:p>
          </table:table-cell>
          <table:table-cell table:style-name="ce15" table:formula="of:=TESBIH([.F132];25;99;33)" office:value-type="string" office:string-value="[2 tur][2X33][4 kalan]" calcext:value-type="string">
            <text:p>[2 tur][2X33][4 kalan]</text:p>
          </table:table-cell>
          <table:table-cell table:style-name="ce6" table:formula="of:=ABJAD(MIDB([.$A132];4;200);8;1)" office:value-type="float" office:value="793" calcext:value-type="float">
            <text:p>793</text:p>
          </table:table-cell>
          <table:table-cell table:style-name="ce23" table:formula="of:=ABJAD(MIDB([.$A132];3;200);8;1;1)" office:value-type="string" office:string-value="[ن=106][ع=130][م=90][ا=111][ل=71][م=90][و=13][ل=71][ى=111]" calcext:value-type="string">
            <text:p>[ن=106][ع=130][م=90][ا=111][ل=71][م=90][و=13][ل=71][ى=111]</text:p>
          </table:table-cell>
          <table:table-cell table:style-name="ce15" table:formula="of:=TESBIH([.I132];25;99;33)" office:value-type="string" office:string-value="[8 tur][1 kalan]" calcext:value-type="string">
            <text:p>[8 tur][1 kalan]</text:p>
          </table:table-cell>
          <table:table-cell table:style-name="ce6" table:formula="of:=ABJAD(MIDB([.$A132];4;200);9;1)" office:value-type="float" office:value="5011" calcext:value-type="float">
            <text:p>5011</text:p>
          </table:table-cell>
          <table:table-cell table:style-name="ce23" table:formula="of:=ABJAD(MIDB([.$A132];3;200);9;1;1)" office:value-type="string" office:string-value="[ن=1000][ع=432][م=333][ا=13][ل=1091][م=333][و=705][ل=1091][ى=13]" calcext:value-type="string">
            <text:p>[ن=1000][ع=432][م=333][ا=13][ل=1091][م=333][و=705][ل=1091][ى=13]</text:p>
          </table:table-cell>
          <table:table-cell table:style-name="ce15" table:formula="of:=TESBIH([.L132];25;99;33)" office:value-type="string" office:string-value="[50 tur][1X33][28 kalan]" calcext:value-type="string">
            <text:p>[50 tur][1X33][28 kalan]</text:p>
          </table:table-cell>
        </table:table-row>
        <table:table-row table:style-name="ro4">
          <table:table-cell table:style-name="ce12" office:value-type="string" calcext:value-type="string">
            <text:p>يا كريم</text:p>
          </table:table-cell>
          <table:table-cell table:style-name="ce15" office:value-type="string" calcext:value-type="string">
            <text:p>Ya Kerim</text:p>
          </table:table-cell>
          <table:table-cell table:style-name="ce6" table:formula="of:=ABJAD(MIDB([.$A133];4;200);6;1)" office:value-type="float" office:value="30" calcext:value-type="float">
            <text:p>30</text:p>
          </table:table-cell>
          <table:table-cell table:style-name="ce23" table:formula="of:=ABJAD(MIDB([.$A133];3;200);6;1;1)" office:value-type="string" office:string-value="[ك=8][ر=8][ي=10][م=4]" calcext:value-type="string">
            <text:p>[ك=8][ر=8][ي=10][م=4]</text:p>
          </table:table-cell>
          <table:table-cell table:style-name="ce15" table:formula="of:=TESBIH([.C133];25;99;33)" office:value-type="string" office:string-value="[30 kalan]" calcext:value-type="string">
            <text:p>[30 kalan]</text:p>
          </table:table-cell>
          <table:table-cell table:style-name="ce6" table:formula="of:=ABJAD(MIDB([.$A133];4;200);7;1)" office:value-type="float" office:value="270" calcext:value-type="float">
            <text:p>270</text:p>
          </table:table-cell>
          <table:table-cell table:style-name="ce23" table:formula="of:=ABJAD(MIDB([.$A133];3;200);7;1;1)" office:value-type="string" office:string-value="[ك=20][ر=200][ي=10][م=40]" calcext:value-type="string">
            <text:p>[ك=20][ر=200][ي=10][م=40]</text:p>
          </table:table-cell>
          <table:table-cell table:style-name="ce15" table:formula="of:=TESBIH([.F133];25;99;33)" office:value-type="string" office:string-value="[2 tur][2X33][6 kalan]" calcext:value-type="string">
            <text:p>[2 tur][2X33][6 kalan]</text:p>
          </table:table-cell>
          <table:table-cell table:style-name="ce6" table:formula="of:=ABJAD(MIDB([.$A133];4;200);8;1)" office:value-type="float" office:value="403" calcext:value-type="float">
            <text:p>403</text:p>
          </table:table-cell>
          <table:table-cell table:style-name="ce23" table:formula="of:=ABJAD(MIDB([.$A133];3;200);8;1;1)" office:value-type="string" office:string-value="[ك=101][ر=201][ي=11][م=90]" calcext:value-type="string">
            <text:p>[ك=101][ر=201][ي=11][م=90]</text:p>
          </table:table-cell>
          <table:table-cell table:style-name="ce15" table:formula="of:=TESBIH([.I133];25;99;33)" office:value-type="string" office:string-value="[4 tur][7 kalan]" calcext:value-type="string">
            <text:p>[4 tur][7 kalan]</text:p>
          </table:table-cell>
          <table:table-cell table:style-name="ce6" table:formula="of:=ABJAD(MIDB([.$A133];4;200);9;1)" office:value-type="float" office:value="3440" calcext:value-type="float">
            <text:p>3440</text:p>
          </table:table-cell>
          <table:table-cell table:style-name="ce23" table:formula="of:=ABJAD(MIDB([.$A133];3;200);9;1;1)" office:value-type="string" office:string-value="[ك=1330][ر=502][ي=1275][م=333]" calcext:value-type="string">
            <text:p>[ك=1330][ر=502][ي=1275][م=333]</text:p>
          </table:table-cell>
          <table:table-cell table:style-name="ce15" table:formula="of:=TESBIH([.L133];25;99;33)" office:value-type="string" office:string-value="[34 tur][2X33][8 kalan]" calcext:value-type="string">
            <text:p>[34 tur][2X33][8 kalan]</text:p>
          </table:table-cell>
        </table:table-row>
        <table:table-row table:style-name="ro7">
          <table:table-cell table:style-name="ce12" office:value-type="string" calcext:value-type="string">
            <text:p>يا ولي المؤمنين</text:p>
          </table:table-cell>
          <table:table-cell table:style-name="ce15" office:value-type="string" calcext:value-type="string">
            <text:p>Ya Veliy’ul Muminin</text:p>
          </table:table-cell>
          <table:table-cell table:style-name="ce6" table:formula="of:=ABJAD(MIDB([.$A134];4;200);6;1)" office:value-type="float" office:value="58" calcext:value-type="float">
            <text:p>58</text:p>
          </table:table-cell>
          <table:table-cell table:style-name="ce23" table:formula="of:=ABJAD(MIDB([.$A134];3;200);6;1;1)" office:value-type="string" office:string-value="[و=6][ل=6][ي=10][ا=1][ل=6][م=4][ؤ=7][م=4][ن=2][ي=10][ن=2]" calcext:value-type="string">
            <text:p>[و=6][ل=6][ي=10][ا=1][ل=6][م=4][ؤ=7][م=4][ن=2][ي=10][ن=2]</text:p>
          </table:table-cell>
          <table:table-cell table:style-name="ce15" table:formula="of:=TESBIH([.C134];25;99;33)" office:value-type="string" office:string-value="[1X33][25 kalan]" calcext:value-type="string">
            <text:p>[1X33][25 kalan]</text:p>
          </table:table-cell>
          <table:table-cell table:style-name="ce6" table:formula="of:=ABJAD(MIDB([.$A134];4;200);7;1)" office:value-type="float" office:value="274" calcext:value-type="float">
            <text:p>274</text:p>
          </table:table-cell>
          <table:table-cell table:style-name="ce23" table:formula="of:=ABJAD(MIDB([.$A134];3;200);7;1;1)" office:value-type="string" office:string-value="[و=6][ل=30][ي=10][ا=1][ل=30][م=40][ؤ=7][م=40][ن=50][ي=10][ن=50]" calcext:value-type="string">
            <text:p>[و=6][ل=30][ي=10][ا=1][ل=30][م=40][ؤ=7][م=40][ن=50][ي=10][ن=50]</text:p>
          </table:table-cell>
          <table:table-cell table:style-name="ce15" table:formula="of:=TESBIH([.F134];25;99;33)" office:value-type="string" office:string-value="[2 tur][2X33][10 kalan]" calcext:value-type="string">
            <text:p>[2 tur][2X33][10 kalan]</text:p>
          </table:table-cell>
          <table:table-cell table:style-name="ce6" table:formula="of:=ABJAD(MIDB([.$A134];4;200);8;1)" office:value-type="float" office:value="804" calcext:value-type="float">
            <text:p>804</text:p>
          </table:table-cell>
          <table:table-cell table:style-name="ce23" table:formula="of:=ABJAD(MIDB([.$A134];3;200);8;1;1)" office:value-type="string" office:string-value="[و=13][ل=71][ي=11][ا=111][ل=71][م=90][ؤ=124][م=90][ن=106][ي=11][ن=106]" calcext:value-type="string">
            <text:p>[و=13][ل=71][ي=11][ا=111][ل=71][م=90][ؤ=124][م=90][ن=106][ي=11][ن=106]</text:p>
          </table:table-cell>
          <table:table-cell table:style-name="ce15" table:formula="of:=TESBIH([.I134];25;99;33)" office:value-type="string" office:string-value="[8 tur][12 kalan]" calcext:value-type="string">
            <text:p>[8 tur][12 kalan]</text:p>
          </table:table-cell>
          <table:table-cell table:style-name="ce6" table:formula="of:=ABJAD(MIDB([.$A134];4;200);9;1)" office:value-type="float" office:value="8834" calcext:value-type="float">
            <text:p>8834</text:p>
          </table:table-cell>
          <table:table-cell table:style-name="ce23" table:formula="of:=ABJAD(MIDB([.$A134];3;200);9;1;1)" office:value-type="string" office:string-value="[و=705][ل=1091][ي=1275][ا=13][ل=1091][م=333][ؤ=718][م=333][ن=1000][ي=1275][ن=1000]" calcext:value-type="string">
            <text:p>[و=705][ل=1091][ي=1275][ا=13][ل=1091][م=333][ؤ=718][م=333][ن=1000][ي=1275][ن=1000]</text:p>
          </table:table-cell>
          <table:table-cell table:style-name="ce15" table:formula="of:=TESBIH([.L134];25;99;33)" office:value-type="string" office:string-value="[89 tur][23 kalan]" calcext:value-type="string">
            <text:p>[89 tur][23 kalan]</text:p>
          </table:table-cell>
        </table:table-row>
        <table:table-row table:style-name="ro3">
          <table:table-cell table:style-name="ce12" office:value-type="string" calcext:value-type="string">
            <text:p>يا مُبرم</text:p>
          </table:table-cell>
          <table:table-cell table:style-name="ce15" office:value-type="string" calcext:value-type="string">
            <text:p>Ya Mubrim</text:p>
          </table:table-cell>
          <table:table-cell table:style-name="ce6" table:formula="of:=ABJAD(MIDB([.$A135];4;200);6;1)" office:value-type="float" office:value="18" calcext:value-type="float">
            <text:p>18</text:p>
          </table:table-cell>
          <table:table-cell table:style-name="ce23" table:formula="of:=ABJAD(MIDB([.$A135];3;200);6;1;1)" office:value-type="string" office:string-value="[م=4][ب=2][ر=8][م=4]" calcext:value-type="string">
            <text:p>[م=4][ب=2][ر=8][م=4]</text:p>
          </table:table-cell>
          <table:table-cell table:style-name="ce15" table:formula="of:=TESBIH([.C135];25;99;33)" office:value-type="string" office:string-value="[3 tur][27 kalan]" calcext:value-type="string">
            <text:p>[3 tur][27 kalan]</text:p>
          </table:table-cell>
          <table:table-cell table:style-name="ce6" table:formula="of:=ABJAD(MIDB([.$A135];4;200);7;1)" office:value-type="float" office:value="282" calcext:value-type="float">
            <text:p>282</text:p>
          </table:table-cell>
          <table:table-cell table:style-name="ce23" table:formula="of:=ABJAD(MIDB([.$A135];3;200);7;1;1)" office:value-type="string" office:string-value="[م=40][ب=2][ر=200][م=40]" calcext:value-type="string">
            <text:p>[م=40][ب=2][ر=200][م=40]</text:p>
          </table:table-cell>
          <table:table-cell table:style-name="ce15" table:formula="of:=TESBIH([.F135];25;99;33)" office:value-type="string" office:string-value="[2 tur][2X33][18 kalan]" calcext:value-type="string">
            <text:p>[2 tur][2X33][18 kalan]</text:p>
          </table:table-cell>
          <table:table-cell table:style-name="ce6" table:formula="of:=ABJAD(MIDB([.$A135];4;200);8;1)" office:value-type="float" office:value="384" calcext:value-type="float">
            <text:p>384</text:p>
          </table:table-cell>
          <table:table-cell table:style-name="ce23" table:formula="of:=ABJAD(MIDB([.$A135];3;200);8;1;1)" office:value-type="string" office:string-value="[م=90][ب=3][ر=201][م=90]" calcext:value-type="string">
            <text:p>[م=90][ب=3][ر=201][م=90]</text:p>
          </table:table-cell>
          <table:table-cell table:style-name="ce15" table:formula="of:=TESBIH([.I135];25;99;33)" office:value-type="string" office:string-value="[3 tur][2X33][21 kalan]" calcext:value-type="string">
            <text:p>[3 tur][2X33][21 kalan]</text:p>
          </table:table-cell>
          <table:table-cell table:style-name="ce6" table:formula="of:=ABJAD(MIDB([.$A135];4;200);9;1)" office:value-type="float" office:value="1770" calcext:value-type="float">
            <text:p>1770</text:p>
          </table:table-cell>
          <table:table-cell table:style-name="ce23" table:formula="of:=ABJAD(MIDB([.$A135];3;200);9;1;1)" office:value-type="string" office:string-value="[م=333][ب=602][ر=502][م=333]" calcext:value-type="string">
            <text:p>[م=333][ب=602][ر=502][م=333]</text:p>
          </table:table-cell>
          <table:table-cell table:style-name="ce15" table:formula="of:=TESBIH([.L135];25;99;33)" office:value-type="string" office:string-value="[17 tur][2X33][21 kalan]" calcext:value-type="string">
            <text:p>[17 tur][2X33][21 kalan]</text:p>
          </table:table-cell>
        </table:table-row>
        <table:table-row table:style-name="ro2">
          <table:table-cell table:style-name="ce12" office:value-type="string" calcext:value-type="string">
            <text:p>يا فرد</text:p>
          </table:table-cell>
          <table:table-cell table:style-name="ce15" office:value-type="string" calcext:value-type="string">
            <text:p>Ya Ferd</text:p>
          </table:table-cell>
          <table:table-cell table:style-name="ce6" table:formula="of:=ABJAD(MIDB([.$A136];4;200);6;1)" office:value-type="float" office:value="20" calcext:value-type="float">
            <text:p>20</text:p>
          </table:table-cell>
          <table:table-cell table:style-name="ce23" table:formula="of:=ABJAD(MIDB([.$A136];3;200);6;1;1)" office:value-type="string" office:string-value="[ف=8][ر=8][د=4]" calcext:value-type="string">
            <text:p>[ف=8][ر=8][د=4]</text:p>
          </table:table-cell>
          <table:table-cell table:style-name="ce15" table:formula="of:=TESBIH([.C136];25;99;33)" office:value-type="string" office:string-value="[4 tur][4 kalan]" calcext:value-type="string">
            <text:p>[4 tur][4 kalan]</text:p>
          </table:table-cell>
          <table:table-cell table:style-name="ce6" table:formula="of:=ABJAD(MIDB([.$A136];4;200);7;1)" office:value-type="float" office:value="284" calcext:value-type="float">
            <text:p>284</text:p>
          </table:table-cell>
          <table:table-cell table:style-name="ce23" table:formula="of:=ABJAD(MIDB([.$A136];3;200);7;1;1)" office:value-type="string" office:string-value="[ف=80][ر=200][د=4]" calcext:value-type="string">
            <text:p>[ف=80][ر=200][د=4]</text:p>
          </table:table-cell>
          <table:table-cell table:style-name="ce15" table:formula="of:=TESBIH([.F136];25;99;33)" office:value-type="string" office:string-value="[2 tur][2X33][20 kalan]" calcext:value-type="string">
            <text:p>[2 tur][2X33][20 kalan]</text:p>
          </table:table-cell>
          <table:table-cell table:style-name="ce6" table:formula="of:=ABJAD(MIDB([.$A136];4;200);8;1)" office:value-type="float" office:value="317" calcext:value-type="float">
            <text:p>317</text:p>
          </table:table-cell>
          <table:table-cell table:style-name="ce23" table:formula="of:=ABJAD(MIDB([.$A136];3;200);8;1;1)" office:value-type="string" office:string-value="[ف=81][ر=201][د=35]" calcext:value-type="string">
            <text:p>[ف=81][ر=201][د=35]</text:p>
          </table:table-cell>
          <table:table-cell table:style-name="ce15" table:formula="of:=TESBIH([.I136];25;99;33)" office:value-type="string" office:string-value="[3 tur][20 kalan]" calcext:value-type="string">
            <text:p>[3 tur][20 kalan]</text:p>
          </table:table-cell>
          <table:table-cell table:style-name="ce6" table:formula="of:=ABJAD(MIDB([.$A136];4;200);9;1)" office:value-type="float" office:value="1431" calcext:value-type="float">
            <text:p>1431</text:p>
          </table:table-cell>
          <table:table-cell table:style-name="ce23" table:formula="of:=ABJAD(MIDB([.$A136];3;200);9;1;1)" office:value-type="string" office:string-value="[ف=651][ر=502][د=278]" calcext:value-type="string">
            <text:p>[ف=651][ر=502][د=278]</text:p>
          </table:table-cell>
          <table:table-cell table:style-name="ce15" table:formula="of:=TESBIH([.L136];25;99;33)" office:value-type="string" office:string-value="[14 tur][1X33][12 kalan]" calcext:value-type="string">
            <text:p>[14 tur][1X33][12 kalan]</text:p>
          </table:table-cell>
        </table:table-row>
        <table:table-row table:style-name="ro3">
          <table:table-cell table:style-name="ce12" office:value-type="string" calcext:value-type="string">
            <text:p>يا فاطر</text:p>
          </table:table-cell>
          <table:table-cell table:style-name="ce15" office:value-type="string" calcext:value-type="string">
            <text:p>Ya Fatır</text:p>
          </table:table-cell>
          <table:table-cell table:style-name="ce6" table:formula="of:=ABJAD(MIDB([.$A137];4;200);6;1)" office:value-type="float" office:value="26" calcext:value-type="float">
            <text:p>26</text:p>
          </table:table-cell>
          <table:table-cell table:style-name="ce23" table:formula="of:=ABJAD(MIDB([.$A137];3;200);6;1;1)" office:value-type="string" office:string-value="[ف=8][ا=1][ط=9][ر=8]" calcext:value-type="string">
            <text:p>[ف=8][ا=1][ط=9][ر=8]</text:p>
          </table:table-cell>
          <table:table-cell table:style-name="ce15" table:formula="of:=TESBIH([.C137];25;99;33)" office:value-type="string" office:string-value="[26 kalan]" calcext:value-type="string">
            <text:p>[26 kalan]</text:p>
          </table:table-cell>
          <table:table-cell table:style-name="ce6" table:formula="of:=ABJAD(MIDB([.$A137];4;200);7;1)" office:value-type="float" office:value="290" calcext:value-type="float">
            <text:p>290</text:p>
          </table:table-cell>
          <table:table-cell table:style-name="ce23" table:formula="of:=ABJAD(MIDB([.$A137];3;200);7;1;1)" office:value-type="string" office:string-value="[ف=80][ا=1][ط=9][ر=200]" calcext:value-type="string">
            <text:p>[ف=80][ا=1][ط=9][ر=200]</text:p>
          </table:table-cell>
          <table:table-cell table:style-name="ce15" table:formula="of:=TESBIH([.F137];25;99;33)" office:value-type="string" office:string-value="[2 tur][2X33][26 kalan]" calcext:value-type="string">
            <text:p>[2 tur][2X33][26 kalan]</text:p>
          </table:table-cell>
          <table:table-cell table:style-name="ce6" table:formula="of:=ABJAD(MIDB([.$A137];4;200);8;1)" office:value-type="float" office:value="403" calcext:value-type="float">
            <text:p>403</text:p>
          </table:table-cell>
          <table:table-cell table:style-name="ce23" table:formula="of:=ABJAD(MIDB([.$A137];3;200);8;1;1)" office:value-type="string" office:string-value="[ف=81][ا=111][ط=10][ر=201]" calcext:value-type="string">
            <text:p>[ف=81][ا=111][ط=10][ر=201]</text:p>
          </table:table-cell>
          <table:table-cell table:style-name="ce15" table:formula="of:=TESBIH([.I137];25;99;33)" office:value-type="string" office:string-value="[4 tur][7 kalan]" calcext:value-type="string">
            <text:p>[4 tur][7 kalan]</text:p>
          </table:table-cell>
          <table:table-cell table:style-name="ce6" table:formula="of:=ABJAD(MIDB([.$A137];4;200);9;1)" office:value-type="float" office:value="1941" calcext:value-type="float">
            <text:p>1941</text:p>
          </table:table-cell>
          <table:table-cell table:style-name="ce23" table:formula="of:=ABJAD(MIDB([.$A137];3;200);9;1;1)" office:value-type="string" office:string-value="[ف=651][ا=13][ط=775][ر=502]" calcext:value-type="string">
            <text:p>[ف=651][ا=13][ط=775][ر=502]</text:p>
          </table:table-cell>
          <table:table-cell table:style-name="ce15" table:formula="of:=TESBIH([.L137];25;99;33)" office:value-type="string" office:string-value="[19 tur][1X33][27 kalan]" calcext:value-type="string">
            <text:p>[19 tur][1X33][27 kalan]</text:p>
          </table:table-cell>
        </table:table-row>
        <table:table-row table:style-name="ro3">
          <table:table-cell table:style-name="ce12" office:value-type="string" calcext:value-type="string">
            <text:p>يا رؤوف</text:p>
          </table:table-cell>
          <table:table-cell table:style-name="ce15" office:value-type="string" calcext:value-type="string">
            <text:p>Ya Rauf</text:p>
          </table:table-cell>
          <table:table-cell table:style-name="ce6" table:formula="of:=ABJAD(MIDB([.$A138];4;200);6;1)" office:value-type="float" office:value="29" calcext:value-type="float">
            <text:p>29</text:p>
          </table:table-cell>
          <table:table-cell table:style-name="ce23" table:formula="of:=ABJAD(MIDB([.$A138];3;200);6;1;1)" office:value-type="string" office:string-value="[ر=8][ؤ=7][و=6][ف=8]" calcext:value-type="string">
            <text:p>[ر=8][ؤ=7][و=6][ف=8]</text:p>
          </table:table-cell>
          <table:table-cell table:style-name="ce15" table:formula="of:=TESBIH([.C138];25;99;33)" office:value-type="string" office:string-value="[29 kalan]" calcext:value-type="string">
            <text:p>[29 kalan]</text:p>
          </table:table-cell>
          <table:table-cell table:style-name="ce6" table:formula="of:=ABJAD(MIDB([.$A138];4;200);7;1)" office:value-type="float" office:value="293" calcext:value-type="float">
            <text:p>293</text:p>
          </table:table-cell>
          <table:table-cell table:style-name="ce23" table:formula="of:=ABJAD(MIDB([.$A138];3;200);7;1;1)" office:value-type="string" office:string-value="[ر=200][ؤ=7][و=6][ف=80]" calcext:value-type="string">
            <text:p>[ر=200][ؤ=7][و=6][ف=80]</text:p>
          </table:table-cell>
          <table:table-cell table:style-name="ce15" table:formula="of:=TESBIH([.F138];25;99;33)" office:value-type="string" office:string-value="[2 tur][2X33][29 kalan]" calcext:value-type="string">
            <text:p>[2 tur][2X33][29 kalan]</text:p>
          </table:table-cell>
          <table:table-cell table:style-name="ce6" table:formula="of:=ABJAD(MIDB([.$A138];4;200);8;1)" office:value-type="float" office:value="419" calcext:value-type="float">
            <text:p>419</text:p>
          </table:table-cell>
          <table:table-cell table:style-name="ce23" table:formula="of:=ABJAD(MIDB([.$A138];3;200);8;1;1)" office:value-type="string" office:string-value="[ر=201][ؤ=124][و=13][ف=81]" calcext:value-type="string">
            <text:p>[ر=201][ؤ=124][و=13][ف=81]</text:p>
          </table:table-cell>
          <table:table-cell table:style-name="ce15" table:formula="of:=TESBIH([.I138];25;99;33)" office:value-type="string" office:string-value="[4 tur][23 kalan]" calcext:value-type="string">
            <text:p>[4 tur][23 kalan]</text:p>
          </table:table-cell>
          <table:table-cell table:style-name="ce6" table:formula="of:=ABJAD(MIDB([.$A138];4;200);9;1)" office:value-type="float" office:value="2576" calcext:value-type="float">
            <text:p>2576</text:p>
          </table:table-cell>
          <table:table-cell table:style-name="ce23" table:formula="of:=ABJAD(MIDB([.$A138];3;200);9;1;1)" office:value-type="string" office:string-value="[ر=502][ؤ=718][و=705][ف=651]" calcext:value-type="string">
            <text:p>[ر=502][ؤ=718][و=705][ف=651]</text:p>
          </table:table-cell>
          <table:table-cell table:style-name="ce15" table:formula="of:=TESBIH([.L138];25;99;33)" office:value-type="string" office:string-value="[26 tur][2 kalan]" calcext:value-type="string">
            <text:p>[26 tur][2 kalan]</text:p>
          </table:table-cell>
        </table:table-row>
        <table:table-row table:style-name="ro4">
          <table:table-cell table:style-name="ce12" office:value-type="string" calcext:value-type="string">
            <text:p>يا رحمن</text:p>
          </table:table-cell>
          <table:table-cell table:style-name="ce15" office:value-type="string" calcext:value-type="string">
            <text:p>Ya Rahman</text:p>
          </table:table-cell>
          <table:table-cell table:style-name="ce6" table:formula="of:=ABJAD(MIDB([.$A139];4;200);6;1)" office:value-type="float" office:value="22" calcext:value-type="float">
            <text:p>22</text:p>
          </table:table-cell>
          <table:table-cell table:style-name="ce23" table:formula="of:=ABJAD(MIDB([.$A139];3;200);6;1;1)" office:value-type="string" office:string-value="[ر=8][ح=8][م=4][ن=2]" calcext:value-type="string">
            <text:p>[ر=8][ح=8][م=4][ن=2]</text:p>
          </table:table-cell>
          <table:table-cell table:style-name="ce15" table:formula="of:=TESBIH([.C139];25;99;33)" office:value-type="string" office:string-value="[4 tur][2X33][22 kalan]" calcext:value-type="string">
            <text:p>[4 tur][2X33][22 kalan]</text:p>
          </table:table-cell>
          <table:table-cell table:style-name="ce6" table:formula="of:=ABJAD(MIDB([.$A139];4;200);7;1)" office:value-type="float" office:value="298" calcext:value-type="float">
            <text:p>298</text:p>
          </table:table-cell>
          <table:table-cell table:style-name="ce23" table:formula="of:=ABJAD(MIDB([.$A139];3;200);7;1;1)" office:value-type="string" office:string-value="[ر=200][ح=8][م=40][ن=50]" calcext:value-type="string">
            <text:p>[ر=200][ح=8][م=40][ن=50]</text:p>
          </table:table-cell>
          <table:table-cell table:style-name="ce15" table:formula="of:=TESBIH([.F139];25;99;33)" office:value-type="string" office:string-value="[3 tur][1 kalan]" calcext:value-type="string">
            <text:p>[3 tur][1 kalan]</text:p>
          </table:table-cell>
          <table:table-cell table:style-name="ce6" table:formula="of:=ABJAD(MIDB([.$A139];4;200);8;1)" office:value-type="float" office:value="406" calcext:value-type="float">
            <text:p>406</text:p>
          </table:table-cell>
          <table:table-cell table:style-name="ce23" table:formula="of:=ABJAD(MIDB([.$A139];3;200);8;1;1)" office:value-type="string" office:string-value="[ر=201][ح=9][م=90][ن=106]" calcext:value-type="string">
            <text:p>[ر=201][ح=9][م=90][ن=106]</text:p>
          </table:table-cell>
          <table:table-cell table:style-name="ce15" table:formula="of:=TESBIH([.I139];25;99;33)" office:value-type="string" office:string-value="[4 tur][10 kalan]" calcext:value-type="string">
            <text:p>[4 tur][10 kalan]</text:p>
          </table:table-cell>
          <table:table-cell table:style-name="ce6" table:formula="of:=ABJAD(MIDB([.$A139];4;200);9;1)" office:value-type="float" office:value="2441" calcext:value-type="float">
            <text:p>2441</text:p>
          </table:table-cell>
          <table:table-cell table:style-name="ce23" table:formula="of:=ABJAD(MIDB([.$A139];3;200);9;1;1)" office:value-type="string" office:string-value="[ر=502][ح=606][م=333][ن=1000]" calcext:value-type="string">
            <text:p>[ر=502][ح=606][م=333][ن=1000]</text:p>
          </table:table-cell>
          <table:table-cell table:style-name="ce15" table:formula="of:=TESBIH([.L139];25;99;33)" office:value-type="string" office:string-value="[24 tur][1X33][32 kalan]" calcext:value-type="string">
            <text:p>[24 tur][1X33][32 kalan]</text:p>
          </table:table-cell>
        </table:table-row>
        <table:table-row table:style-name="ro3">
          <table:table-cell table:style-name="ce12" office:value-type="string" calcext:value-type="string">
            <text:p>يا صبور</text:p>
          </table:table-cell>
          <table:table-cell table:style-name="ce15" office:value-type="string" calcext:value-type="string">
            <text:p>Ya Sabur</text:p>
          </table:table-cell>
          <table:table-cell table:style-name="ce6" table:formula="of:=ABJAD(MIDB([.$A140];4;200);6;1)" office:value-type="float" office:value="16" calcext:value-type="float">
            <text:p>16</text:p>
          </table:table-cell>
          <table:table-cell table:style-name="ce23" table:formula="of:=ABJAD(MIDB([.$A140];3;200);6;1;1)" office:value-type="string" office:string-value="[ص=0][ب=2][و=6][ر=8]" calcext:value-type="string">
            <text:p>[ص=0][ب=2][و=6][ر=8]</text:p>
          </table:table-cell>
          <table:table-cell table:style-name="ce15" table:formula="of:=TESBIH([.C140];25;99;33)" office:value-type="string" office:string-value="[2 tur][1X33][25 kalan]" calcext:value-type="string">
            <text:p>[2 tur][1X33][25 kalan]</text:p>
          </table:table-cell>
          <table:table-cell table:style-name="ce6" table:formula="of:=ABJAD(MIDB([.$A140];4;200);7;1)" office:value-type="float" office:value="268" calcext:value-type="float">
            <text:p>268</text:p>
          </table:table-cell>
          <table:table-cell table:style-name="ce23" table:formula="of:=ABJAD(MIDB([.$A140];3;200);7;1;1)" office:value-type="string" office:string-value="[ص=60][ب=2][و=6][ر=200]" calcext:value-type="string">
            <text:p>[ص=60][ب=2][و=6][ر=200]</text:p>
          </table:table-cell>
          <table:table-cell table:style-name="ce15" table:formula="of:=TESBIH([.F140];25;99;33)" office:value-type="string" office:string-value="[2 tur][2X33][4 kalan]" calcext:value-type="string">
            <text:p>[2 tur][2X33][4 kalan]</text:p>
          </table:table-cell>
          <table:table-cell table:style-name="ce6" table:formula="of:=ABJAD(MIDB([.$A140];4;200);8;1)" office:value-type="float" office:value="282" calcext:value-type="float">
            <text:p>282</text:p>
          </table:table-cell>
          <table:table-cell table:style-name="ce23" table:formula="of:=ABJAD(MIDB([.$A140];3;200);8;1;1)" office:value-type="string" office:string-value="[ص=65][ب=3][و=13][ر=201]" calcext:value-type="string">
            <text:p>[ص=65][ب=3][و=13][ر=201]</text:p>
          </table:table-cell>
          <table:table-cell table:style-name="ce15" table:formula="of:=TESBIH([.I140];25;99;33)" office:value-type="string" office:string-value="[2 tur][2X33][18 kalan]" calcext:value-type="string">
            <text:p>[2 tur][2X33][18 kalan]</text:p>
          </table:table-cell>
          <table:table-cell table:style-name="ce6" table:formula="of:=ABJAD(MIDB([.$A140];4;200);9;1)" office:value-type="float" office:value="2569" calcext:value-type="float">
            <text:p>2569</text:p>
          </table:table-cell>
          <table:table-cell table:style-name="ce23" table:formula="of:=ABJAD(MIDB([.$A140];3;200);9;1;1)" office:value-type="string" office:string-value="[ص=760][ب=602][و=705][ر=502]" calcext:value-type="string">
            <text:p>[ص=760][ب=602][و=705][ر=502]</text:p>
          </table:table-cell>
          <table:table-cell table:style-name="ce15" table:formula="of:=TESBIH([.L140];25;99;33)" office:value-type="string" office:string-value="[25 tur][2X33][28 kalan]" calcext:value-type="string">
            <text:p>[25 tur][2X33][28 kalan]</text:p>
          </table:table-cell>
        </table:table-row>
        <table:table-row table:style-name="ro4">
          <table:table-cell table:style-name="ce12" office:value-type="string" calcext:value-type="string">
            <text:p>يا منير</text:p>
          </table:table-cell>
          <table:table-cell table:style-name="ce15" office:value-type="string" calcext:value-type="string">
            <text:p>Ya Munir</text:p>
          </table:table-cell>
          <table:table-cell table:style-name="ce6" table:formula="of:=ABJAD(MIDB([.$A141];4;200);6;1)" office:value-type="float" office:value="24" calcext:value-type="float">
            <text:p>24</text:p>
          </table:table-cell>
          <table:table-cell table:style-name="ce23" table:formula="of:=ABJAD(MIDB([.$A141];3;200);6;1;1)" office:value-type="string" office:string-value="[م=4][ن=2][ي=10][ر=8]" calcext:value-type="string">
            <text:p>[م=4][ن=2][ي=10][ر=8]</text:p>
          </table:table-cell>
          <table:table-cell table:style-name="ce15" table:formula="of:=TESBIH([.C141];25;99;33)" office:value-type="string" office:string-value="[5 tur][2X33][15 kalan]" calcext:value-type="string">
            <text:p>[5 tur][2X33][15 kalan]</text:p>
          </table:table-cell>
          <table:table-cell table:style-name="ce6" table:formula="of:=ABJAD(MIDB([.$A141];4;200);7;1)" office:value-type="float" office:value="300" calcext:value-type="float">
            <text:p>300</text:p>
          </table:table-cell>
          <table:table-cell table:style-name="ce23" table:formula="of:=ABJAD(MIDB([.$A141];3;200);7;1;1)" office:value-type="string" office:string-value="[م=40][ن=50][ي=10][ر=200]" calcext:value-type="string">
            <text:p>[م=40][ن=50][ي=10][ر=200]</text:p>
          </table:table-cell>
          <table:table-cell table:style-name="ce15" table:formula="of:=TESBIH([.F141];25;99;33)" office:value-type="string" office:string-value="[3 tur][3 kalan]" calcext:value-type="string">
            <text:p>[3 tur][3 kalan]</text:p>
          </table:table-cell>
          <table:table-cell table:style-name="ce6" table:formula="of:=ABJAD(MIDB([.$A141];4;200);8;1)" office:value-type="float" office:value="408" calcext:value-type="float">
            <text:p>408</text:p>
          </table:table-cell>
          <table:table-cell table:style-name="ce23" table:formula="of:=ABJAD(MIDB([.$A141];3;200);8;1;1)" office:value-type="string" office:string-value="[م=90][ن=106][ي=11][ر=201]" calcext:value-type="string">
            <text:p>[م=90][ن=106][ي=11][ر=201]</text:p>
          </table:table-cell>
          <table:table-cell table:style-name="ce15" table:formula="of:=TESBIH([.I141];25;99;33)" office:value-type="string" office:string-value="[4 tur][12 kalan]" calcext:value-type="string">
            <text:p>[4 tur][12 kalan]</text:p>
          </table:table-cell>
          <table:table-cell table:style-name="ce6" table:formula="of:=ABJAD(MIDB([.$A141];4;200);9;1)" office:value-type="float" office:value="3110" calcext:value-type="float">
            <text:p>3110</text:p>
          </table:table-cell>
          <table:table-cell table:style-name="ce23" table:formula="of:=ABJAD(MIDB([.$A141];3;200);9;1;1)" office:value-type="string" office:string-value="[م=333][ن=1000][ي=1275][ر=502]" calcext:value-type="string">
            <text:p>[م=333][ن=1000][ي=1275][ر=502]</text:p>
          </table:table-cell>
          <table:table-cell table:style-name="ce15" table:formula="of:=TESBIH([.L141];25;99;33)" office:value-type="string" office:string-value="[31 tur][1X33][8 kalan]" calcext:value-type="string">
            <text:p>[31 tur][1X33][8 kalan]</text:p>
          </table:table-cell>
        </table:table-row>
        <table:table-row table:style-name="ro4">
          <table:table-cell table:style-name="ce12" office:value-type="string" calcext:value-type="string">
            <text:p>يا بصير</text:p>
          </table:table-cell>
          <table:table-cell table:style-name="ce15" office:value-type="string" calcext:value-type="string">
            <text:p>Ya Basir</text:p>
          </table:table-cell>
          <table:table-cell table:style-name="ce6" table:formula="of:=ABJAD(MIDB([.$A142];4;200);6;1)" office:value-type="float" office:value="20" calcext:value-type="float">
            <text:p>20</text:p>
          </table:table-cell>
          <table:table-cell table:style-name="ce23" table:formula="of:=ABJAD(MIDB([.$A142];3;200);6;1;1)" office:value-type="string" office:string-value="[ب=2][ص=0][ي=10][ر=8]" calcext:value-type="string">
            <text:p>[ب=2][ص=0][ي=10][ر=8]</text:p>
          </table:table-cell>
          <table:table-cell table:style-name="ce15" table:formula="of:=TESBIH([.C142];25;99;33)" office:value-type="string" office:string-value="[4 tur][4 kalan]" calcext:value-type="string">
            <text:p>[4 tur][4 kalan]</text:p>
          </table:table-cell>
          <table:table-cell table:style-name="ce6" table:formula="of:=ABJAD(MIDB([.$A142];4;200);7;1)" office:value-type="float" office:value="272" calcext:value-type="float">
            <text:p>272</text:p>
          </table:table-cell>
          <table:table-cell table:style-name="ce23" table:formula="of:=ABJAD(MIDB([.$A142];3;200);7;1;1)" office:value-type="string" office:string-value="[ب=2][ص=60][ي=10][ر=200]" calcext:value-type="string">
            <text:p>[ب=2][ص=60][ي=10][ر=200]</text:p>
          </table:table-cell>
          <table:table-cell table:style-name="ce15" table:formula="of:=TESBIH([.F142];25;99;33)" office:value-type="string" office:string-value="[2 tur][2X33][8 kalan]" calcext:value-type="string">
            <text:p>[2 tur][2X33][8 kalan]</text:p>
          </table:table-cell>
          <table:table-cell table:style-name="ce6" table:formula="of:=ABJAD(MIDB([.$A142];4;200);8;1)" office:value-type="float" office:value="280" calcext:value-type="float">
            <text:p>280</text:p>
          </table:table-cell>
          <table:table-cell table:style-name="ce23" table:formula="of:=ABJAD(MIDB([.$A142];3;200);8;1;1)" office:value-type="string" office:string-value="[ب=3][ص=65][ي=11][ر=201]" calcext:value-type="string">
            <text:p>[ب=3][ص=65][ي=11][ر=201]</text:p>
          </table:table-cell>
          <table:table-cell table:style-name="ce15" table:formula="of:=TESBIH([.I142];25;99;33)" office:value-type="string" office:string-value="[2 tur][2X33][16 kalan]" calcext:value-type="string">
            <text:p>[2 tur][2X33][16 kalan]</text:p>
          </table:table-cell>
          <table:table-cell table:style-name="ce6" table:formula="of:=ABJAD(MIDB([.$A142];4;200);9;1)" office:value-type="float" office:value="3139" calcext:value-type="float">
            <text:p>3139</text:p>
          </table:table-cell>
          <table:table-cell table:style-name="ce23" table:formula="of:=ABJAD(MIDB([.$A142];3;200);9;1;1)" office:value-type="string" office:string-value="[ب=602][ص=760][ي=1275][ر=502]" calcext:value-type="string">
            <text:p>[ب=602][ص=760][ي=1275][ر=502]</text:p>
          </table:table-cell>
          <table:table-cell table:style-name="ce15" table:formula="of:=TESBIH([.L142];25;99;33)" office:value-type="string" office:string-value="[31 tur][2X33][4 kalan]" calcext:value-type="string">
            <text:p>[31 tur][2X33][4 kalan]</text:p>
          </table:table-cell>
        </table:table-row>
        <table:table-row table:style-name="ro3">
          <table:table-cell table:style-name="ce12" office:value-type="string" calcext:value-type="string">
            <text:p>يا أقرب</text:p>
          </table:table-cell>
          <table:table-cell table:style-name="ce15" office:value-type="string" calcext:value-type="string">
            <text:p>Ya Akreb</text:p>
          </table:table-cell>
          <table:table-cell table:style-name="ce6" table:formula="of:=ABJAD(MIDB([.$A143];4;200);6;1)" office:value-type="float" office:value="15" calcext:value-type="float">
            <text:p>15</text:p>
          </table:table-cell>
          <table:table-cell table:style-name="ce23" table:formula="of:=ABJAD(MIDB([.$A143];3;200);6;1;1)" office:value-type="string" office:string-value="[ا=1][ق=4][ر=8][ب=2]" calcext:value-type="string">
            <text:p>[ا=1][ق=4][ر=8][ب=2]</text:p>
          </table:table-cell>
          <table:table-cell table:style-name="ce15" table:formula="of:=TESBIH([.C143];25;99;33)" office:value-type="string" office:string-value="[2 tur][27 kalan]" calcext:value-type="string">
            <text:p>[2 tur][27 kalan]</text:p>
          </table:table-cell>
          <table:table-cell table:style-name="ce6" table:formula="of:=ABJAD(MIDB([.$A143];4;200);7;1)" office:value-type="float" office:value="303" calcext:value-type="float">
            <text:p>303</text:p>
          </table:table-cell>
          <table:table-cell table:style-name="ce23" table:formula="of:=ABJAD(MIDB([.$A143];3;200);7;1;1)" office:value-type="string" office:string-value="[ا=1][ق=100][ر=200][ب=2]" calcext:value-type="string">
            <text:p>[ا=1][ق=100][ر=200][ب=2]</text:p>
          </table:table-cell>
          <table:table-cell table:style-name="ce15" table:formula="of:=TESBIH([.F143];25;99;33)" office:value-type="string" office:string-value="[3 tur][6 kalan]" calcext:value-type="string">
            <text:p>[3 tur][6 kalan]</text:p>
          </table:table-cell>
          <table:table-cell table:style-name="ce6" table:formula="of:=ABJAD(MIDB([.$A143];4;200);8;1)" office:value-type="float" office:value="496" calcext:value-type="float">
            <text:p>496</text:p>
          </table:table-cell>
          <table:table-cell table:style-name="ce23" table:formula="of:=ABJAD(MIDB([.$A143];3;200);8;1;1)" office:value-type="string" office:string-value="[ا=111][ق=181][ر=201][ب=3]" calcext:value-type="string">
            <text:p>[ا=111][ق=181][ر=201][ب=3]</text:p>
          </table:table-cell>
          <table:table-cell table:style-name="ce15" table:formula="of:=TESBIH([.I143];25;99;33)" office:value-type="string" office:string-value="[5 tur][1 kalan]" calcext:value-type="string">
            <text:p>[5 tur][1 kalan]</text:p>
          </table:table-cell>
          <table:table-cell table:style-name="ce6" table:formula="of:=ABJAD(MIDB([.$A143];4;200);9;1)" office:value-type="float" office:value="1174" calcext:value-type="float">
            <text:p>1174</text:p>
          </table:table-cell>
          <table:table-cell table:style-name="ce23" table:formula="of:=ABJAD(MIDB([.$A143];3;200);9;1;1)" office:value-type="string" office:string-value="[ا=13][ق=57][ر=502][ب=602]" calcext:value-type="string">
            <text:p>[ا=13][ق=57][ر=502][ب=602]</text:p>
          </table:table-cell>
          <table:table-cell table:style-name="ce15" table:formula="of:=TESBIH([.L143];25;99;33)" office:value-type="string" office:string-value="[11 tur][2X33][19 kalan]" calcext:value-type="string">
            <text:p>[11 tur][2X33][19 kalan]</text:p>
          </table:table-cell>
        </table:table-row>
        <table:table-row table:style-name="ro2">
          <table:table-cell table:style-name="ce12" office:value-type="string" calcext:value-type="string">
            <text:p>يا قادر</text:p>
          </table:table-cell>
          <table:table-cell table:style-name="ce15" office:value-type="string" calcext:value-type="string">
            <text:p>Ya Kadir</text:p>
          </table:table-cell>
          <table:table-cell table:style-name="ce6" table:formula="of:=ABJAD(MIDB([.$A144];4;200);6;1)" office:value-type="float" office:value="17" calcext:value-type="float">
            <text:p>17</text:p>
          </table:table-cell>
          <table:table-cell table:style-name="ce23" table:formula="of:=ABJAD(MIDB([.$A144];3;200);6;1;1)" office:value-type="string" office:string-value="[ق=4][ا=1][د=4][ر=8]" calcext:value-type="string">
            <text:p>[ق=4][ا=1][د=4][ر=8]</text:p>
          </table:table-cell>
          <table:table-cell table:style-name="ce15" table:formula="of:=TESBIH([.C144];25;99;33)" office:value-type="string" office:string-value="[2 tur][2X33][25 kalan]" calcext:value-type="string">
            <text:p>[2 tur][2X33][25 kalan]</text:p>
          </table:table-cell>
          <table:table-cell table:style-name="ce6" table:formula="of:=ABJAD(MIDB([.$A144];4;200);7;1)" office:value-type="float" office:value="305" calcext:value-type="float">
            <text:p>305</text:p>
          </table:table-cell>
          <table:table-cell table:style-name="ce23" table:formula="of:=ABJAD(MIDB([.$A144];3;200);7;1;1)" office:value-type="string" office:string-value="[ق=100][ا=1][د=4][ر=200]" calcext:value-type="string">
            <text:p>[ق=100][ا=1][د=4][ر=200]</text:p>
          </table:table-cell>
          <table:table-cell table:style-name="ce15" table:formula="of:=TESBIH([.F144];25;99;33)" office:value-type="string" office:string-value="[3 tur][8 kalan]" calcext:value-type="string">
            <text:p>[3 tur][8 kalan]</text:p>
          </table:table-cell>
          <table:table-cell table:style-name="ce6" table:formula="of:=ABJAD(MIDB([.$A144];4;200);8;1)" office:value-type="float" office:value="528" calcext:value-type="float">
            <text:p>528</text:p>
          </table:table-cell>
          <table:table-cell table:style-name="ce23" table:formula="of:=ABJAD(MIDB([.$A144];3;200);8;1;1)" office:value-type="string" office:string-value="[ق=181][ا=111][د=35][ر=201]" calcext:value-type="string">
            <text:p>[ق=181][ا=111][د=35][ر=201]</text:p>
          </table:table-cell>
          <table:table-cell table:style-name="ce15" table:formula="of:=TESBIH([.I144];25;99;33)" office:value-type="string" office:string-value="[5 tur][1X33]" calcext:value-type="string">
            <text:p>[5 tur][1X33]</text:p>
          </table:table-cell>
          <table:table-cell table:style-name="ce6" table:formula="of:=ABJAD(MIDB([.$A144];4;200);9;1)" office:value-type="float" office:value="850" calcext:value-type="float">
            <text:p>850</text:p>
          </table:table-cell>
          <table:table-cell table:style-name="ce23" table:formula="of:=ABJAD(MIDB([.$A144];3;200);9;1;1)" office:value-type="string" office:string-value="[ق=57][ا=13][د=278][ر=502]" calcext:value-type="string">
            <text:p>[ق=57][ا=13][د=278][ر=502]</text:p>
          </table:table-cell>
          <table:table-cell table:style-name="ce15" table:formula="of:=TESBIH([.L144];25;99;33)" office:value-type="string" office:string-value="[8 tur][1X33][25 kalan]" calcext:value-type="string">
            <text:p>[8 tur][1X33][25 kalan]</text:p>
          </table:table-cell>
        </table:table-row>
        <table:table-row table:style-name="ro2">
          <table:table-cell table:style-name="ce12" office:value-type="string" calcext:value-type="string">
            <text:p>يا قهّار</text:p>
          </table:table-cell>
          <table:table-cell table:style-name="ce15" office:value-type="string" calcext:value-type="string">
            <text:p>Ya Kahhar</text:p>
          </table:table-cell>
          <table:table-cell table:style-name="ce6" table:formula="of:=ABJAD(MIDB([.$A145];4;200);6;1)" office:value-type="float" office:value="18" calcext:value-type="float">
            <text:p>18</text:p>
          </table:table-cell>
          <table:table-cell table:style-name="ce23" table:formula="of:=ABJAD(MIDB([.$A145];3;200);6;1;1)" office:value-type="string" office:string-value="[ق=4][ه=5][ا=1][ر=8]" calcext:value-type="string">
            <text:p>[ق=4][ه=5][ا=1][ر=8]</text:p>
          </table:table-cell>
          <table:table-cell table:style-name="ce15" table:formula="of:=TESBIH([.C145];25;99;33)" office:value-type="string" office:string-value="[3 tur][27 kalan]" calcext:value-type="string">
            <text:p>[3 tur][27 kalan]</text:p>
          </table:table-cell>
          <table:table-cell table:style-name="ce6" table:formula="of:=ABJAD(MIDB([.$A145];4;200);7;1)" office:value-type="float" office:value="306" calcext:value-type="float">
            <text:p>306</text:p>
          </table:table-cell>
          <table:table-cell table:style-name="ce23" table:formula="of:=ABJAD(MIDB([.$A145];3;200);7;1;1)" office:value-type="string" office:string-value="[ق=100][ه=5][ا=1][ر=200]" calcext:value-type="string">
            <text:p>[ق=100][ه=5][ا=1][ر=200]</text:p>
          </table:table-cell>
          <table:table-cell table:style-name="ce15" table:formula="of:=TESBIH([.F145];25;99;33)" office:value-type="string" office:string-value="[3 tur][9 kalan]" calcext:value-type="string">
            <text:p>[3 tur][9 kalan]</text:p>
          </table:table-cell>
          <table:table-cell table:style-name="ce6" table:formula="of:=ABJAD(MIDB([.$A145];4;200);8;1)" office:value-type="float" office:value="499" calcext:value-type="float">
            <text:p>499</text:p>
          </table:table-cell>
          <table:table-cell table:style-name="ce23" table:formula="of:=ABJAD(MIDB([.$A145];3;200);8;1;1)" office:value-type="string" office:string-value="[ق=181][ه=6][ا=111][ر=201]" calcext:value-type="string">
            <text:p>[ق=181][ه=6][ا=111][ر=201]</text:p>
          </table:table-cell>
          <table:table-cell table:style-name="ce15" table:formula="of:=TESBIH([.I145];25;99;33)" office:value-type="string" office:string-value="[5 tur][4 kalan]" calcext:value-type="string">
            <text:p>[5 tur][4 kalan]</text:p>
          </table:table-cell>
          <table:table-cell table:style-name="ce6" table:formula="of:=ABJAD(MIDB([.$A145];4;200);9;1)" office:value-type="float" office:value="1517" calcext:value-type="float">
            <text:p>1517</text:p>
          </table:table-cell>
          <table:table-cell table:style-name="ce23" table:formula="of:=ABJAD(MIDB([.$A145];3;200);9;1;1)" office:value-type="string" office:string-value="[ق=57][ه=945][ا=13][ر=502]" calcext:value-type="string">
            <text:p>[ق=57][ه=945][ا=13][ر=502]</text:p>
          </table:table-cell>
          <table:table-cell table:style-name="ce15" table:formula="of:=TESBIH([.L145];25;99;33)" office:value-type="string" office:string-value="[15 tur][32 kalan]" calcext:value-type="string">
            <text:p>[15 tur][32 kalan]</text:p>
          </table:table-cell>
        </table:table-row>
        <table:table-row table:style-name="ro2">
          <table:table-cell table:style-name="ce12" office:value-type="string" calcext:value-type="string">
            <text:p>يا قاهر</text:p>
          </table:table-cell>
          <table:table-cell table:style-name="ce15" office:value-type="string" calcext:value-type="string">
            <text:p>Ya Kahir</text:p>
          </table:table-cell>
          <table:table-cell table:style-name="ce6" table:formula="of:=ABJAD(MIDB([.$A146];4;200);6;1)" office:value-type="float" office:value="18" calcext:value-type="float">
            <text:p>18</text:p>
          </table:table-cell>
          <table:table-cell table:style-name="ce23" table:formula="of:=ABJAD(MIDB([.$A146];3;200);6;1;1)" office:value-type="string" office:string-value="[ق=4][ا=1][ه=5][ر=8]" calcext:value-type="string">
            <text:p>[ق=4][ا=1][ه=5][ر=8]</text:p>
          </table:table-cell>
          <table:table-cell table:style-name="ce15" table:formula="of:=TESBIH([.C146];25;99;33)" office:value-type="string" office:string-value="[3 tur][27 kalan]" calcext:value-type="string">
            <text:p>[3 tur][27 kalan]</text:p>
          </table:table-cell>
          <table:table-cell table:style-name="ce6" table:formula="of:=ABJAD(MIDB([.$A146];4;200);7;1)" office:value-type="float" office:value="306" calcext:value-type="float">
            <text:p>306</text:p>
          </table:table-cell>
          <table:table-cell table:style-name="ce23" table:formula="of:=ABJAD(MIDB([.$A146];3;200);7;1;1)" office:value-type="string" office:string-value="[ق=100][ا=1][ه=5][ر=200]" calcext:value-type="string">
            <text:p>[ق=100][ا=1][ه=5][ر=200]</text:p>
          </table:table-cell>
          <table:table-cell table:style-name="ce15" table:formula="of:=TESBIH([.F146];25;99;33)" office:value-type="string" office:string-value="[3 tur][9 kalan]" calcext:value-type="string">
            <text:p>[3 tur][9 kalan]</text:p>
          </table:table-cell>
          <table:table-cell table:style-name="ce6" table:formula="of:=ABJAD(MIDB([.$A146];4;200);8;1)" office:value-type="float" office:value="499" calcext:value-type="float">
            <text:p>499</text:p>
          </table:table-cell>
          <table:table-cell table:style-name="ce23" table:formula="of:=ABJAD(MIDB([.$A146];3;200);8;1;1)" office:value-type="string" office:string-value="[ق=181][ا=111][ه=6][ر=201]" calcext:value-type="string">
            <text:p>[ق=181][ا=111][ه=6][ر=201]</text:p>
          </table:table-cell>
          <table:table-cell table:style-name="ce15" table:formula="of:=TESBIH([.I146];25;99;33)" office:value-type="string" office:string-value="[5 tur][4 kalan]" calcext:value-type="string">
            <text:p>[5 tur][4 kalan]</text:p>
          </table:table-cell>
          <table:table-cell table:style-name="ce6" table:formula="of:=ABJAD(MIDB([.$A146];4;200);9;1)" office:value-type="float" office:value="1517" calcext:value-type="float">
            <text:p>1517</text:p>
          </table:table-cell>
          <table:table-cell table:style-name="ce23" table:formula="of:=ABJAD(MIDB([.$A146];3;200);9;1;1)" office:value-type="string" office:string-value="[ق=57][ا=13][ه=945][ر=502]" calcext:value-type="string">
            <text:p>[ق=57][ا=13][ه=945][ر=502]</text:p>
          </table:table-cell>
          <table:table-cell table:style-name="ce15" table:formula="of:=TESBIH([.L146];25;99;33)" office:value-type="string" office:string-value="[15 tur][32 kalan]" calcext:value-type="string">
            <text:p>[15 tur][32 kalan]</text:p>
          </table:table-cell>
        </table:table-row>
        <table:table-row table:style-name="ro2">
          <table:table-cell table:style-name="ce12" office:value-type="string" calcext:value-type="string">
            <text:p>يا رازق</text:p>
          </table:table-cell>
          <table:table-cell table:style-name="ce15" office:value-type="string" calcext:value-type="string">
            <text:p>Ya Razık</text:p>
          </table:table-cell>
          <table:table-cell table:style-name="ce6" table:formula="of:=ABJAD(MIDB([.$A147];4;200);6;1)" office:value-type="float" office:value="20" calcext:value-type="float">
            <text:p>20</text:p>
          </table:table-cell>
          <table:table-cell table:style-name="ce23" table:formula="of:=ABJAD(MIDB([.$A147];3;200);6;1;1)" office:value-type="string" office:string-value="[ر=8][ا=1][ز=7][ق=4]" calcext:value-type="string">
            <text:p>[ر=8][ا=1][ز=7][ق=4]</text:p>
          </table:table-cell>
          <table:table-cell table:style-name="ce15" table:formula="of:=TESBIH([.C147];25;99;33)" office:value-type="string" office:string-value="[4 tur][4 kalan]" calcext:value-type="string">
            <text:p>[4 tur][4 kalan]</text:p>
          </table:table-cell>
          <table:table-cell table:style-name="ce6" table:formula="of:=ABJAD(MIDB([.$A147];4;200);7;1)" office:value-type="float" office:value="308" calcext:value-type="float">
            <text:p>308</text:p>
          </table:table-cell>
          <table:table-cell table:style-name="ce23" table:formula="of:=ABJAD(MIDB([.$A147];3;200);7;1;1)" office:value-type="string" office:string-value="[ر=200][ا=1][ز=7][ق=100]" calcext:value-type="string">
            <text:p>[ر=200][ا=1][ز=7][ق=100]</text:p>
          </table:table-cell>
          <table:table-cell table:style-name="ce15" table:formula="of:=TESBIH([.F147];25;99;33)" office:value-type="string" office:string-value="[3 tur][11 kalan]" calcext:value-type="string">
            <text:p>[3 tur][11 kalan]</text:p>
          </table:table-cell>
          <table:table-cell table:style-name="ce6" table:formula="of:=ABJAD(MIDB([.$A147];4;200);8;1)" office:value-type="float" office:value="501" calcext:value-type="float">
            <text:p>501</text:p>
          </table:table-cell>
          <table:table-cell table:style-name="ce23" table:formula="of:=ABJAD(MIDB([.$A147];3;200);8;1;1)" office:value-type="string" office:string-value="[ر=201][ا=111][ز=8][ق=181]" calcext:value-type="string">
            <text:p>[ر=201][ا=111][ز=8][ق=181]</text:p>
          </table:table-cell>
          <table:table-cell table:style-name="ce15" table:formula="of:=TESBIH([.I147];25;99;33)" office:value-type="string" office:string-value="[5 tur][6 kalan]" calcext:value-type="string">
            <text:p>[5 tur][6 kalan]</text:p>
          </table:table-cell>
          <table:table-cell table:style-name="ce6" table:formula="of:=ABJAD(MIDB([.$A147];4;200);9;1)" office:value-type="float" office:value="949" calcext:value-type="float">
            <text:p>949</text:p>
          </table:table-cell>
          <table:table-cell table:style-name="ce23" table:formula="of:=ABJAD(MIDB([.$A147];3;200);9;1;1)" office:value-type="string" office:string-value="[ر=502][ا=13][ز=377][ق=57]" calcext:value-type="string">
            <text:p>[ر=502][ا=13][ز=377][ق=57]</text:p>
          </table:table-cell>
          <table:table-cell table:style-name="ce15" table:formula="of:=TESBIH([.L147];25;99;33)" office:value-type="string" office:string-value="[9 tur][1X33][25 kalan]" calcext:value-type="string">
            <text:p>[9 tur][1X33][25 kalan]</text:p>
          </table:table-cell>
        </table:table-row>
        <table:table-row table:style-name="ro2">
          <table:table-cell table:style-name="ce12" office:value-type="string" calcext:value-type="string">
            <text:p>يا رزاق</text:p>
          </table:table-cell>
          <table:table-cell table:style-name="ce15" office:value-type="string" calcext:value-type="string">
            <text:p>Ya Rezzak</text:p>
          </table:table-cell>
          <table:table-cell table:style-name="ce6" table:formula="of:=ABJAD(MIDB([.$A148];4;200);6;1)" office:value-type="float" office:value="20" calcext:value-type="float">
            <text:p>20</text:p>
          </table:table-cell>
          <table:table-cell table:style-name="ce23" table:formula="of:=ABJAD(MIDB([.$A148];3;200);6;1;1)" office:value-type="string" office:string-value="[ر=8][ز=7][ا=1][ق=4]" calcext:value-type="string">
            <text:p>[ر=8][ز=7][ا=1][ق=4]</text:p>
          </table:table-cell>
          <table:table-cell table:style-name="ce15" table:formula="of:=TESBIH([.C148];25;99;33)" office:value-type="string" office:string-value="[4 tur][4 kalan]" calcext:value-type="string">
            <text:p>[4 tur][4 kalan]</text:p>
          </table:table-cell>
          <table:table-cell table:style-name="ce6" table:formula="of:=ABJAD(MIDB([.$A148];4;200);7;1)" office:value-type="float" office:value="308" calcext:value-type="float">
            <text:p>308</text:p>
          </table:table-cell>
          <table:table-cell table:style-name="ce23" table:formula="of:=ABJAD(MIDB([.$A148];3;200);7;1;1)" office:value-type="string" office:string-value="[ر=200][ز=7][ا=1][ق=100]" calcext:value-type="string">
            <text:p>[ر=200][ز=7][ا=1][ق=100]</text:p>
          </table:table-cell>
          <table:table-cell table:style-name="ce15" table:formula="of:=TESBIH([.F148];25;99;33)" office:value-type="string" office:string-value="[3 tur][11 kalan]" calcext:value-type="string">
            <text:p>[3 tur][11 kalan]</text:p>
          </table:table-cell>
          <table:table-cell table:style-name="ce6" table:formula="of:=ABJAD(MIDB([.$A148];4;200);8;1)" office:value-type="float" office:value="501" calcext:value-type="float">
            <text:p>501</text:p>
          </table:table-cell>
          <table:table-cell table:style-name="ce23" table:formula="of:=ABJAD(MIDB([.$A148];3;200);8;1;1)" office:value-type="string" office:string-value="[ر=201][ز=8][ا=111][ق=181]" calcext:value-type="string">
            <text:p>[ر=201][ز=8][ا=111][ق=181]</text:p>
          </table:table-cell>
          <table:table-cell table:style-name="ce15" table:formula="of:=TESBIH([.I148];25;99;33)" office:value-type="string" office:string-value="[5 tur][6 kalan]" calcext:value-type="string">
            <text:p>[5 tur][6 kalan]</text:p>
          </table:table-cell>
          <table:table-cell table:style-name="ce6" table:formula="of:=ABJAD(MIDB([.$A148];4;200);9;1)" office:value-type="float" office:value="949" calcext:value-type="float">
            <text:p>949</text:p>
          </table:table-cell>
          <table:table-cell table:style-name="ce23" table:formula="of:=ABJAD(MIDB([.$A148];3;200);9;1;1)" office:value-type="string" office:string-value="[ر=502][ز=377][ا=13][ق=57]" calcext:value-type="string">
            <text:p>[ر=502][ز=377][ا=13][ق=57]</text:p>
          </table:table-cell>
          <table:table-cell table:style-name="ce15" table:formula="of:=TESBIH([.L148];25;99;33)" office:value-type="string" office:string-value="[9 tur][1X33][25 kalan]" calcext:value-type="string">
            <text:p>[9 tur][1X33][25 kalan]</text:p>
          </table:table-cell>
        </table:table-row>
        <table:table-row table:style-name="ro3">
          <table:table-cell table:style-name="ce12" office:value-type="string" calcext:value-type="string">
            <text:p>يا شاهد</text:p>
          </table:table-cell>
          <table:table-cell table:style-name="ce15" office:value-type="string" calcext:value-type="string">
            <text:p>Ya Şahid</text:p>
          </table:table-cell>
          <table:table-cell table:style-name="ce6" table:formula="of:=ABJAD(MIDB([.$A149];4;200);6;1)" office:value-type="float" office:value="14" calcext:value-type="float">
            <text:p>14</text:p>
          </table:table-cell>
          <table:table-cell table:style-name="ce23" table:formula="of:=ABJAD(MIDB([.$A149];3;200);6;1;1)" office:value-type="string" office:string-value="[ش=4][ا=1][ه=5][د=4]" calcext:value-type="string">
            <text:p>[ش=4][ا=1][ه=5][د=4]</text:p>
          </table:table-cell>
          <table:table-cell table:style-name="ce15" table:formula="of:=TESBIH([.C149];25;99;33)" office:value-type="string" office:string-value="[1 tur][2X33][31 kalan]" calcext:value-type="string">
            <text:p>[1 tur][2X33][31 kalan]</text:p>
          </table:table-cell>
          <table:table-cell table:style-name="ce6" table:formula="of:=ABJAD(MIDB([.$A149];4;200);7;1)" office:value-type="float" office:value="1010" calcext:value-type="float">
            <text:p>1010</text:p>
          </table:table-cell>
          <table:table-cell table:style-name="ce23" table:formula="of:=ABJAD(MIDB([.$A149];3;200);7;1;1)" office:value-type="string" office:string-value="[ش=1000][ا=1][ه=5][د=4]" calcext:value-type="string">
            <text:p>[ش=1000][ا=1][ه=5][د=4]</text:p>
          </table:table-cell>
          <table:table-cell table:style-name="ce15" table:formula="of:=TESBIH([.F149];25;99;33)" office:value-type="string" office:string-value="[10 tur][20 kalan]" calcext:value-type="string">
            <text:p>[10 tur][20 kalan]</text:p>
          </table:table-cell>
          <table:table-cell table:style-name="ce6" table:formula="of:=ABJAD(MIDB([.$A149];4;200);8;1)" office:value-type="float" office:value="1212" calcext:value-type="float">
            <text:p>1212</text:p>
          </table:table-cell>
          <table:table-cell table:style-name="ce23" table:formula="of:=ABJAD(MIDB([.$A149];3;200);8;1;1)" office:value-type="string" office:string-value="[ش=1060][ا=111][ه=6][د=35]" calcext:value-type="string">
            <text:p>[ش=1060][ا=111][ه=6][د=35]</text:p>
          </table:table-cell>
          <table:table-cell table:style-name="ce15" table:formula="of:=TESBIH([.I149];25;99;33)" office:value-type="string" office:string-value="[12 tur][24 kalan]" calcext:value-type="string">
            <text:p>[12 tur][24 kalan]</text:p>
          </table:table-cell>
          <table:table-cell table:style-name="ce6" table:formula="of:=ABJAD(MIDB([.$A149];4;200);9;1)" office:value-type="float" office:value="1347" calcext:value-type="float">
            <text:p>1347</text:p>
          </table:table-cell>
          <table:table-cell table:style-name="ce23" table:formula="of:=ABJAD(MIDB([.$A149];3;200);9;1;1)" office:value-type="string" office:string-value="[ش=111][ا=13][ه=945][د=278]" calcext:value-type="string">
            <text:p>[ش=111][ا=13][ه=945][د=278]</text:p>
          </table:table-cell>
          <table:table-cell table:style-name="ce15" table:formula="of:=TESBIH([.L149];25;99;33)" office:value-type="string" office:string-value="[13 tur][1X33][27 kalan]" calcext:value-type="string">
            <text:p>[13 tur][1X33][27 kalan]</text:p>
          </table:table-cell>
        </table:table-row>
        <table:table-row table:style-name="ro3">
          <table:table-cell table:style-name="ce12" office:value-type="string" calcext:value-type="string">
            <text:p>يا قريب</text:p>
          </table:table-cell>
          <table:table-cell table:style-name="ce15" office:value-type="string" calcext:value-type="string">
            <text:p>Ya Karib</text:p>
          </table:table-cell>
          <table:table-cell table:style-name="ce6" table:formula="of:=ABJAD(MIDB([.$A150];4;200);6;1)" office:value-type="float" office:value="24" calcext:value-type="float">
            <text:p>24</text:p>
          </table:table-cell>
          <table:table-cell table:style-name="ce23" table:formula="of:=ABJAD(MIDB([.$A150];3;200);6;1;1)" office:value-type="string" office:string-value="[ق=4][ر=8][ي=10][ب=2]" calcext:value-type="string">
            <text:p>[ق=4][ر=8][ي=10][ب=2]</text:p>
          </table:table-cell>
          <table:table-cell table:style-name="ce15" table:formula="of:=TESBIH([.C150];25;99;33)" office:value-type="string" office:string-value="[5 tur][2X33][15 kalan]" calcext:value-type="string">
            <text:p>[5 tur][2X33][15 kalan]</text:p>
          </table:table-cell>
          <table:table-cell table:style-name="ce6" table:formula="of:=ABJAD(MIDB([.$A150];4;200);7;1)" office:value-type="float" office:value="312" calcext:value-type="float">
            <text:p>312</text:p>
          </table:table-cell>
          <table:table-cell table:style-name="ce23" table:formula="of:=ABJAD(MIDB([.$A150];3;200);7;1;1)" office:value-type="string" office:string-value="[ق=100][ر=200][ي=10][ب=2]" calcext:value-type="string">
            <text:p>[ق=100][ر=200][ي=10][ب=2]</text:p>
          </table:table-cell>
          <table:table-cell table:style-name="ce15" table:formula="of:=TESBIH([.F150];25;99;33)" office:value-type="string" office:string-value="[3 tur][15 kalan]" calcext:value-type="string">
            <text:p>[3 tur][15 kalan]</text:p>
          </table:table-cell>
          <table:table-cell table:style-name="ce6" table:formula="of:=ABJAD(MIDB([.$A150];4;200);8;1)" office:value-type="float" office:value="396" calcext:value-type="float">
            <text:p>396</text:p>
          </table:table-cell>
          <table:table-cell table:style-name="ce23" table:formula="of:=ABJAD(MIDB([.$A150];3;200);8;1;1)" office:value-type="string" office:string-value="[ق=181][ر=201][ي=11][ب=3]" calcext:value-type="string">
            <text:p>[ق=181][ر=201][ي=11][ب=3]</text:p>
          </table:table-cell>
          <table:table-cell table:style-name="ce15" table:formula="of:=TESBIH([.I150];25;99;33)" office:value-type="string" office:string-value="[4 tur]" calcext:value-type="string">
            <text:p>[4 tur]</text:p>
          </table:table-cell>
          <table:table-cell table:style-name="ce6" table:formula="of:=ABJAD(MIDB([.$A150];4;200);9;1)" office:value-type="float" office:value="2436" calcext:value-type="float">
            <text:p>2436</text:p>
          </table:table-cell>
          <table:table-cell table:style-name="ce23" table:formula="of:=ABJAD(MIDB([.$A150];3;200);9;1;1)" office:value-type="string" office:string-value="[ق=57][ر=502][ي=1275][ب=602]" calcext:value-type="string">
            <text:p>[ق=57][ر=502][ي=1275][ب=602]</text:p>
          </table:table-cell>
          <table:table-cell table:style-name="ce15" table:formula="of:=TESBIH([.L150];25;99;33)" office:value-type="string" office:string-value="[24 tur][1X33][27 kalan]" calcext:value-type="string">
            <text:p>[24 tur][1X33][27 kalan]</text:p>
          </table:table-cell>
        </table:table-row>
        <table:table-row table:style-name="ro3">
          <table:table-cell table:style-name="ce12" office:value-type="string" calcext:value-type="string">
            <text:p>يا رقيب</text:p>
          </table:table-cell>
          <table:table-cell table:style-name="ce15" office:value-type="string" calcext:value-type="string">
            <text:p>Ya Rakib</text:p>
          </table:table-cell>
          <table:table-cell table:style-name="ce6" table:formula="of:=ABJAD(MIDB([.$A151];4;200);6;1)" office:value-type="float" office:value="24" calcext:value-type="float">
            <text:p>24</text:p>
          </table:table-cell>
          <table:table-cell table:style-name="ce23" table:formula="of:=ABJAD(MIDB([.$A151];3;200);6;1;1)" office:value-type="string" office:string-value="[ر=8][ق=4][ي=10][ب=2]" calcext:value-type="string">
            <text:p>[ر=8][ق=4][ي=10][ب=2]</text:p>
          </table:table-cell>
          <table:table-cell table:style-name="ce15" table:formula="of:=TESBIH([.C151];25;99;33)" office:value-type="string" office:string-value="[5 tur][2X33][15 kalan]" calcext:value-type="string">
            <text:p>[5 tur][2X33][15 kalan]</text:p>
          </table:table-cell>
          <table:table-cell table:style-name="ce6" table:formula="of:=ABJAD(MIDB([.$A151];4;200);7;1)" office:value-type="float" office:value="312" calcext:value-type="float">
            <text:p>312</text:p>
          </table:table-cell>
          <table:table-cell table:style-name="ce23" table:formula="of:=ABJAD(MIDB([.$A151];3;200);7;1;1)" office:value-type="string" office:string-value="[ر=200][ق=100][ي=10][ب=2]" calcext:value-type="string">
            <text:p>[ر=200][ق=100][ي=10][ب=2]</text:p>
          </table:table-cell>
          <table:table-cell table:style-name="ce15" table:formula="of:=TESBIH([.F151];25;99;33)" office:value-type="string" office:string-value="[3 tur][15 kalan]" calcext:value-type="string">
            <text:p>[3 tur][15 kalan]</text:p>
          </table:table-cell>
          <table:table-cell table:style-name="ce6" table:formula="of:=ABJAD(MIDB([.$A151];4;200);8;1)" office:value-type="float" office:value="396" calcext:value-type="float">
            <text:p>396</text:p>
          </table:table-cell>
          <table:table-cell table:style-name="ce23" table:formula="of:=ABJAD(MIDB([.$A151];3;200);8;1;1)" office:value-type="string" office:string-value="[ر=201][ق=181][ي=11][ب=3]" calcext:value-type="string">
            <text:p>[ر=201][ق=181][ي=11][ب=3]</text:p>
          </table:table-cell>
          <table:table-cell table:style-name="ce15" table:formula="of:=TESBIH([.I151];25;99;33)" office:value-type="string" office:string-value="[4 tur]" calcext:value-type="string">
            <text:p>[4 tur]</text:p>
          </table:table-cell>
          <table:table-cell table:style-name="ce6" table:formula="of:=ABJAD(MIDB([.$A151];4;200);9;1)" office:value-type="float" office:value="2436" calcext:value-type="float">
            <text:p>2436</text:p>
          </table:table-cell>
          <table:table-cell table:style-name="ce23" table:formula="of:=ABJAD(MIDB([.$A151];3;200);9;1;1)" office:value-type="string" office:string-value="[ر=502][ق=57][ي=1275][ب=602]" calcext:value-type="string">
            <text:p>[ر=502][ق=57][ي=1275][ب=602]</text:p>
          </table:table-cell>
          <table:table-cell table:style-name="ce15" table:formula="of:=TESBIH([.L151];25;99;33)" office:value-type="string" office:string-value="[24 tur][1X33][27 kalan]" calcext:value-type="string">
            <text:p>[24 tur][1X33][27 kalan]</text:p>
          </table:table-cell>
        </table:table-row>
        <table:table-row table:style-name="ro3">
          <table:table-cell table:style-name="ce12" office:value-type="string" calcext:value-type="string">
            <text:p>يا قدير</text:p>
          </table:table-cell>
          <table:table-cell table:style-name="ce15" office:value-type="string" calcext:value-type="string">
            <text:p>Ya Kadir</text:p>
          </table:table-cell>
          <table:table-cell table:style-name="ce6" table:formula="of:=ABJAD(MIDB([.$A152];4;200);6;1)" office:value-type="float" office:value="26" calcext:value-type="float">
            <text:p>26</text:p>
          </table:table-cell>
          <table:table-cell table:style-name="ce23" table:formula="of:=ABJAD(MIDB([.$A152];3;200);6;1;1)" office:value-type="string" office:string-value="[ق=4][د=4][ي=10][ر=8]" calcext:value-type="string">
            <text:p>[ق=4][د=4][ي=10][ر=8]</text:p>
          </table:table-cell>
          <table:table-cell table:style-name="ce15" table:formula="of:=TESBIH([.C152];25;99;33)" office:value-type="string" office:string-value="[26 kalan]" calcext:value-type="string">
            <text:p>[26 kalan]</text:p>
          </table:table-cell>
          <table:table-cell table:style-name="ce6" table:formula="of:=ABJAD(MIDB([.$A152];4;200);7;1)" office:value-type="float" office:value="314" calcext:value-type="float">
            <text:p>314</text:p>
          </table:table-cell>
          <table:table-cell table:style-name="ce23" table:formula="of:=ABJAD(MIDB([.$A152];3;200);7;1;1)" office:value-type="string" office:string-value="[ق=100][د=4][ي=10][ر=200]" calcext:value-type="string">
            <text:p>[ق=100][د=4][ي=10][ر=200]</text:p>
          </table:table-cell>
          <table:table-cell table:style-name="ce15" table:formula="of:=TESBIH([.F152];25;99;33)" office:value-type="string" office:string-value="[3 tur][17 kalan]" calcext:value-type="string">
            <text:p>[3 tur][17 kalan]</text:p>
          </table:table-cell>
          <table:table-cell table:style-name="ce6" table:formula="of:=ABJAD(MIDB([.$A152];4;200);8;1)" office:value-type="float" office:value="428" calcext:value-type="float">
            <text:p>428</text:p>
          </table:table-cell>
          <table:table-cell table:style-name="ce23" table:formula="of:=ABJAD(MIDB([.$A152];3;200);8;1;1)" office:value-type="string" office:string-value="[ق=181][د=35][ي=11][ر=201]" calcext:value-type="string">
            <text:p>[ق=181][د=35][ي=11][ر=201]</text:p>
          </table:table-cell>
          <table:table-cell table:style-name="ce15" table:formula="of:=TESBIH([.I152];25;99;33)" office:value-type="string" office:string-value="[4 tur][32 kalan]" calcext:value-type="string">
            <text:p>[4 tur][32 kalan]</text:p>
          </table:table-cell>
          <table:table-cell table:style-name="ce6" table:formula="of:=ABJAD(MIDB([.$A152];4;200);9;1)" office:value-type="float" office:value="2112" calcext:value-type="float">
            <text:p>2112</text:p>
          </table:table-cell>
          <table:table-cell table:style-name="ce23" table:formula="of:=ABJAD(MIDB([.$A152];3;200);9;1;1)" office:value-type="string" office:string-value="[ق=57][د=278][ي=1275][ر=502]" calcext:value-type="string">
            <text:p>[ق=57][د=278][ي=1275][ر=502]</text:p>
          </table:table-cell>
          <table:table-cell table:style-name="ce15" table:formula="of:=TESBIH([.L152];25;99;33)" office:value-type="string" office:string-value="[21 tur][1X33]" calcext:value-type="string">
            <text:p>[21 tur][1X33]</text:p>
          </table:table-cell>
        </table:table-row>
        <table:table-row table:style-name="ro4">
          <table:table-cell table:style-name="ce12" office:value-type="string" calcext:value-type="string">
            <text:p>يا شديد</text:p>
          </table:table-cell>
          <table:table-cell table:style-name="ce15" office:value-type="string" calcext:value-type="string">
            <text:p>Ya Şedid</text:p>
          </table:table-cell>
          <table:table-cell table:style-name="ce6" table:formula="of:=ABJAD(MIDB([.$A153];4;200);6;1)" office:value-type="float" office:value="22" calcext:value-type="float">
            <text:p>22</text:p>
          </table:table-cell>
          <table:table-cell table:style-name="ce23" table:formula="of:=ABJAD(MIDB([.$A153];3;200);6;1;1)" office:value-type="string" office:string-value="[ش=4][د=4][ي=10][د=4]" calcext:value-type="string">
            <text:p>[ش=4][د=4][ي=10][د=4]</text:p>
          </table:table-cell>
          <table:table-cell table:style-name="ce15" table:formula="of:=TESBIH([.C153];25;99;33)" office:value-type="string" office:string-value="[4 tur][2X33][22 kalan]" calcext:value-type="string">
            <text:p>[4 tur][2X33][22 kalan]</text:p>
          </table:table-cell>
          <table:table-cell table:style-name="ce6" table:formula="of:=ABJAD(MIDB([.$A153];4;200);7;1)" office:value-type="float" office:value="1018" calcext:value-type="float">
            <text:p>1018</text:p>
          </table:table-cell>
          <table:table-cell table:style-name="ce23" table:formula="of:=ABJAD(MIDB([.$A153];3;200);7;1;1)" office:value-type="string" office:string-value="[ش=1000][د=4][ي=10][د=4]" calcext:value-type="string">
            <text:p>[ش=1000][د=4][ي=10][د=4]</text:p>
          </table:table-cell>
          <table:table-cell table:style-name="ce15" table:formula="of:=TESBIH([.F153];25;99;33)" office:value-type="string" office:string-value="[10 tur][28 kalan]" calcext:value-type="string">
            <text:p>[10 tur][28 kalan]</text:p>
          </table:table-cell>
          <table:table-cell table:style-name="ce6" table:formula="of:=ABJAD(MIDB([.$A153];4;200);8;1)" office:value-type="float" office:value="1141" calcext:value-type="float">
            <text:p>1141</text:p>
          </table:table-cell>
          <table:table-cell table:style-name="ce23" table:formula="of:=ABJAD(MIDB([.$A153];3;200);8;1;1)" office:value-type="string" office:string-value="[ش=1060][د=35][ي=11][د=35]" calcext:value-type="string">
            <text:p>[ش=1060][د=35][ي=11][د=35]</text:p>
          </table:table-cell>
          <table:table-cell table:style-name="ce15" table:formula="of:=TESBIH([.I153];25;99;33)" office:value-type="string" office:string-value="[11 tur][1X33][19 kalan]" calcext:value-type="string">
            <text:p>[11 tur][1X33][19 kalan]</text:p>
          </table:table-cell>
          <table:table-cell table:style-name="ce6" table:formula="of:=ABJAD(MIDB([.$A153];4;200);9;1)" office:value-type="float" office:value="1942" calcext:value-type="float">
            <text:p>1942</text:p>
          </table:table-cell>
          <table:table-cell table:style-name="ce23" table:formula="of:=ABJAD(MIDB([.$A153];3;200);9;1;1)" office:value-type="string" office:string-value="[ش=111][د=278][ي=1275][د=278]" calcext:value-type="string">
            <text:p>[ش=111][د=278][ي=1275][د=278]</text:p>
          </table:table-cell>
          <table:table-cell table:style-name="ce15" table:formula="of:=TESBIH([.L153];25;99;33)" office:value-type="string" office:string-value="[19 tur][1X33][28 kalan]" calcext:value-type="string">
            <text:p>[19 tur][1X33][28 kalan]</text:p>
          </table:table-cell>
        </table:table-row>
        <table:table-row table:style-name="ro4">
          <table:table-cell table:style-name="ce12" office:value-type="string" calcext:value-type="string">
            <text:p>يا شهيد</text:p>
          </table:table-cell>
          <table:table-cell table:style-name="ce15" office:value-type="string" calcext:value-type="string">
            <text:p>Ya Şehid</text:p>
          </table:table-cell>
          <table:table-cell table:style-name="ce6" table:formula="of:=ABJAD(MIDB([.$A154];4;200);6;1)" office:value-type="float" office:value="23" calcext:value-type="float">
            <text:p>23</text:p>
          </table:table-cell>
          <table:table-cell table:style-name="ce23" table:formula="of:=ABJAD(MIDB([.$A154];3;200);6;1;1)" office:value-type="string" office:string-value="[ش=4][ه=5][ي=10][د=4]" calcext:value-type="string">
            <text:p>[ش=4][ه=5][ي=10][د=4]</text:p>
          </table:table-cell>
          <table:table-cell table:style-name="ce15" table:formula="of:=TESBIH([.C154];25;99;33)" office:value-type="string" office:string-value="[5 tur][1X33][1 kalan]" calcext:value-type="string">
            <text:p>[5 tur][1X33][1 kalan]</text:p>
          </table:table-cell>
          <table:table-cell table:style-name="ce6" table:formula="of:=ABJAD(MIDB([.$A154];4;200);7;1)" office:value-type="float" office:value="1019" calcext:value-type="float">
            <text:p>1019</text:p>
          </table:table-cell>
          <table:table-cell table:style-name="ce23" table:formula="of:=ABJAD(MIDB([.$A154];3;200);7;1;1)" office:value-type="string" office:string-value="[ش=1000][ه=5][ي=10][د=4]" calcext:value-type="string">
            <text:p>[ش=1000][ه=5][ي=10][د=4]</text:p>
          </table:table-cell>
          <table:table-cell table:style-name="ce15" table:formula="of:=TESBIH([.F154];25;99;33)" office:value-type="string" office:string-value="[10 tur][29 kalan]" calcext:value-type="string">
            <text:p>[10 tur][29 kalan]</text:p>
          </table:table-cell>
          <table:table-cell table:style-name="ce6" table:formula="of:=ABJAD(MIDB([.$A154];4;200);8;1)" office:value-type="float" office:value="1112" calcext:value-type="float">
            <text:p>1112</text:p>
          </table:table-cell>
          <table:table-cell table:style-name="ce23" table:formula="of:=ABJAD(MIDB([.$A154];3;200);8;1;1)" office:value-type="string" office:string-value="[ش=1060][ه=6][ي=11][د=35]" calcext:value-type="string">
            <text:p>[ش=1060][ه=6][ي=11][د=35]</text:p>
          </table:table-cell>
          <table:table-cell table:style-name="ce15" table:formula="of:=TESBIH([.I154];25;99;33)" office:value-type="string" office:string-value="[11 tur][23 kalan]" calcext:value-type="string">
            <text:p>[11 tur][23 kalan]</text:p>
          </table:table-cell>
          <table:table-cell table:style-name="ce6" table:formula="of:=ABJAD(MIDB([.$A154];4;200);9;1)" office:value-type="float" office:value="2609" calcext:value-type="float">
            <text:p>2609</text:p>
          </table:table-cell>
          <table:table-cell table:style-name="ce23" table:formula="of:=ABJAD(MIDB([.$A154];3;200);9;1;1)" office:value-type="string" office:string-value="[ش=111][ه=945][ي=1275][د=278]" calcext:value-type="string">
            <text:p>[ش=111][ه=945][ي=1275][د=278]</text:p>
          </table:table-cell>
          <table:table-cell table:style-name="ce15" table:formula="of:=TESBIH([.L154];25;99;33)" office:value-type="string" office:string-value="[26 tur][1X33][2 kalan]" calcext:value-type="string">
            <text:p>[26 tur][1X33][2 kalan]</text:p>
          </table:table-cell>
        </table:table-row>
        <table:table-row table:style-name="ro4">
          <table:table-cell table:style-name="ce12" office:value-type="string" calcext:value-type="string">
            <text:p>يا مفرج</text:p>
          </table:table-cell>
          <table:table-cell table:style-name="ce15" office:value-type="string" calcext:value-type="string">
            <text:p>Ya Muferric</text:p>
          </table:table-cell>
          <table:table-cell table:style-name="ce6" table:formula="of:=ABJAD(MIDB([.$A155];4;200);6;1)" office:value-type="float" office:value="23" calcext:value-type="float">
            <text:p>23</text:p>
          </table:table-cell>
          <table:table-cell table:style-name="ce23" table:formula="of:=ABJAD(MIDB([.$A155];3;200);6;1;1)" office:value-type="string" office:string-value="[م=4][ف=8][ر=8][ج=3]" calcext:value-type="string">
            <text:p>[م=4][ف=8][ر=8][ج=3]</text:p>
          </table:table-cell>
          <table:table-cell table:style-name="ce15" table:formula="of:=TESBIH([.C155];25;99;33)" office:value-type="string" office:string-value="[5 tur][1X33][1 kalan]" calcext:value-type="string">
            <text:p>[5 tur][1X33][1 kalan]</text:p>
          </table:table-cell>
          <table:table-cell table:style-name="ce6" table:formula="of:=ABJAD(MIDB([.$A155];4;200);7;1)" office:value-type="float" office:value="323" calcext:value-type="float">
            <text:p>323</text:p>
          </table:table-cell>
          <table:table-cell table:style-name="ce23" table:formula="of:=ABJAD(MIDB([.$A155];3;200);7;1;1)" office:value-type="string" office:string-value="[م=40][ف=80][ر=200][ج=3]" calcext:value-type="string">
            <text:p>[م=40][ف=80][ر=200][ج=3]</text:p>
          </table:table-cell>
          <table:table-cell table:style-name="ce15" table:formula="of:=TESBIH([.F155];25;99;33)" office:value-type="string" office:string-value="[3 tur][26 kalan]" calcext:value-type="string">
            <text:p>[3 tur][26 kalan]</text:p>
          </table:table-cell>
          <table:table-cell table:style-name="ce6" table:formula="of:=ABJAD(MIDB([.$A155];4;200);8;1)" office:value-type="float" office:value="425" calcext:value-type="float">
            <text:p>425</text:p>
          </table:table-cell>
          <table:table-cell table:style-name="ce23" table:formula="of:=ABJAD(MIDB([.$A155];3;200);8;1;1)" office:value-type="string" office:string-value="[م=90][ف=81][ر=201][ج=53]" calcext:value-type="string">
            <text:p>[م=90][ف=81][ر=201][ج=53]</text:p>
          </table:table-cell>
          <table:table-cell table:style-name="ce15" table:formula="of:=TESBIH([.I155];25;99;33)" office:value-type="string" office:string-value="[4 tur][29 kalan]" calcext:value-type="string">
            <text:p>[4 tur][29 kalan]</text:p>
          </table:table-cell>
          <table:table-cell table:style-name="ce6" table:formula="of:=ABJAD(MIDB([.$A155];4;200);9;1)" office:value-type="float" office:value="2522" calcext:value-type="float">
            <text:p>2522</text:p>
          </table:table-cell>
          <table:table-cell table:style-name="ce23" table:formula="of:=ABJAD(MIDB([.$A155];3;200);9;1;1)" office:value-type="string" office:string-value="[م=333][ف=651][ر=502][ج=1036]" calcext:value-type="string">
            <text:p>[م=333][ف=651][ر=502][ج=1036]</text:p>
          </table:table-cell>
          <table:table-cell table:style-name="ce15" table:formula="of:=TESBIH([.L155];25;99;33)" office:value-type="string" office:string-value="[25 tur][1X33][14 kalan]" calcext:value-type="string">
            <text:p>[25 tur][1X33][14 kalan]</text:p>
          </table:table-cell>
        </table:table-row>
        <table:table-row table:style-name="ro3">
          <table:table-cell table:style-name="ce12" office:value-type="string" calcext:value-type="string">
            <text:p>يا مرسِل</text:p>
          </table:table-cell>
          <table:table-cell table:style-name="ce15" office:value-type="string" calcext:value-type="string">
            <text:p>Ya Mursil</text:p>
          </table:table-cell>
          <table:table-cell table:style-name="ce6" table:formula="of:=ABJAD(MIDB([.$A156];4;200);6;1)" office:value-type="float" office:value="18" calcext:value-type="float">
            <text:p>18</text:p>
          </table:table-cell>
          <table:table-cell table:style-name="ce23" table:formula="of:=ABJAD(MIDB([.$A156];3;200);6;1;1)" office:value-type="string" office:string-value="[م=4][ر=8][س=0][ل=6]" calcext:value-type="string">
            <text:p>[م=4][ر=8][س=0][ل=6]</text:p>
          </table:table-cell>
          <table:table-cell table:style-name="ce15" table:formula="of:=TESBIH([.C156];25;99;33)" office:value-type="string" office:string-value="[3 tur][27 kalan]" calcext:value-type="string">
            <text:p>[3 tur][27 kalan]</text:p>
          </table:table-cell>
          <table:table-cell table:style-name="ce6" table:formula="of:=ABJAD(MIDB([.$A156];4;200);7;1)" office:value-type="float" office:value="570" calcext:value-type="float">
            <text:p>570</text:p>
          </table:table-cell>
          <table:table-cell table:style-name="ce23" table:formula="of:=ABJAD(MIDB([.$A156];3;200);7;1;1)" office:value-type="string" office:string-value="[م=40][ر=200][س=300][ل=30]" calcext:value-type="string">
            <text:p>[م=40][ر=200][س=300][ل=30]</text:p>
          </table:table-cell>
          <table:table-cell table:style-name="ce15" table:formula="of:=TESBIH([.F156];25;99;33)" office:value-type="string" office:string-value="[5 tur][2X33][9 kalan]" calcext:value-type="string">
            <text:p>[5 tur][2X33][9 kalan]</text:p>
          </table:table-cell>
          <table:table-cell table:style-name="ce6" table:formula="of:=ABJAD(MIDB([.$A156];4;200);8;1)" office:value-type="float" office:value="722" calcext:value-type="float">
            <text:p>722</text:p>
          </table:table-cell>
          <table:table-cell table:style-name="ce23" table:formula="of:=ABJAD(MIDB([.$A156];3;200);8;1;1)" office:value-type="string" office:string-value="[م=90][ر=201][س=360][ل=71]" calcext:value-type="string">
            <text:p>[م=90][ر=201][س=360][ل=71]</text:p>
          </table:table-cell>
          <table:table-cell table:style-name="ce15" table:formula="of:=TESBIH([.I156];25;99;33)" office:value-type="string" office:string-value="[7 tur][29 kalan]" calcext:value-type="string">
            <text:p>[7 tur][29 kalan]</text:p>
          </table:table-cell>
          <table:table-cell table:style-name="ce6" table:formula="of:=ABJAD(MIDB([.$A156];4;200);9;1)" office:value-type="float" office:value="3014" calcext:value-type="float">
            <text:p>3014</text:p>
          </table:table-cell>
          <table:table-cell table:style-name="ce23" table:formula="of:=ABJAD(MIDB([.$A156];3;200);9;1;1)" office:value-type="string" office:string-value="[م=333][ر=502][س=1088][ل=1091]" calcext:value-type="string">
            <text:p>[م=333][ر=502][س=1088][ل=1091]</text:p>
          </table:table-cell>
          <table:table-cell table:style-name="ce15" table:formula="of:=TESBIH([.L156];25;99;33)" office:value-type="string" office:string-value="[30 tur][1X33][11 kalan]" calcext:value-type="string">
            <text:p>[30 tur][1X33][11 kalan]</text:p>
          </table:table-cell>
        </table:table-row>
        <table:table-row table:style-name="ro9">
          <table:table-cell table:style-name="ce12" office:value-type="string" calcext:value-type="string">
            <text:p>يا جاعل الليل سكناً</text:p>
          </table:table-cell>
          <table:table-cell table:style-name="ce15" office:value-type="string" calcext:value-type="string">
            <text:p>Ya Ca’il’el Leyle Sekene</text:p>
          </table:table-cell>
          <table:table-cell table:style-name="ce6" table:formula="of:=ABJAD(MIDB([.$A157];4;200);6;1)" office:value-type="float" office:value="60" calcext:value-type="float">
            <text:p>60</text:p>
          </table:table-cell>
          <table:table-cell table:style-name="ce23" table:formula="of:=ABJAD(MIDB([.$A157];3;200);6;1;1)" office:value-type="string" office:string-value="[ج=3][ا=1][ع=10][ل=6][ا=1][ل=6][ل=6][ي=10][ل=6][س=0][ك=8][ن=2][ا=1]" calcext:value-type="string">
            <text:p>[ج=3][ا=1][ع=10][ل=6][ا=1][ل=6][ل=6][ي=10][ل=6][س=0][ك=8][ن=2][ا=1]</text:p>
          </table:table-cell>
          <table:table-cell table:style-name="ce15" table:formula="of:=TESBIH([.C157];25;99;33)" office:value-type="string" office:string-value="[1X33][27 kalan]" calcext:value-type="string">
            <text:p>[1X33][27 kalan]</text:p>
          </table:table-cell>
          <table:table-cell table:style-name="ce6" table:formula="of:=ABJAD(MIDB([.$A157];4;200);7;1)" office:value-type="float" office:value="576" calcext:value-type="float">
            <text:p>576</text:p>
          </table:table-cell>
          <table:table-cell table:style-name="ce23" table:formula="of:=ABJAD(MIDB([.$A157];3;200);7;1;1)" office:value-type="string" office:string-value="[ج=3][ا=1][ع=70][ل=30][ا=1][ل=30][ل=30][ي=10][ل=30][س=300][ك=20][ن=50][ا=1]" calcext:value-type="string">
            <text:p>[ج=3][ا=1][ع=70][ل=30][ا=1][ل=30][ل=30][ي=10][ل=30][س=300][ك=20][ن=50][ا=1]</text:p>
          </table:table-cell>
          <table:table-cell table:style-name="ce15" table:formula="of:=TESBIH([.F157];25;99;33)" office:value-type="string" office:string-value="[5 tur][2X33][15 kalan]" calcext:value-type="string">
            <text:p>[5 tur][2X33][15 kalan]</text:p>
          </table:table-cell>
          <table:table-cell table:style-name="ce6" table:formula="of:=ABJAD(MIDB([.$A157];4;200);8;1)" office:value-type="float" office:value="1378" calcext:value-type="float">
            <text:p>1378</text:p>
          </table:table-cell>
          <table:table-cell table:style-name="ce23" table:formula="of:=ABJAD(MIDB([.$A157];3;200);8;1;1)" office:value-type="string" office:string-value="[ج=53][ا=111][ع=130][ل=71][ا=111][ل=71][ل=71][ي=11][ل=71][س=360][ك=101][ن=106][ا=111]" calcext:value-type="string">
            <text:p>[ج=53][ا=111][ع=130][ل=71][ا=111][ل=71][ل=71][ي=11][ل=71][س=360][ك=101][ن=106][ا=111]</text:p>
          </table:table-cell>
          <table:table-cell table:style-name="ce15" table:formula="of:=TESBIH([.I157];25;99;33)" office:value-type="string" office:string-value="[13 tur][2X33][25 kalan]" calcext:value-type="string">
            <text:p>[13 tur][2X33][25 kalan]</text:p>
          </table:table-cell>
          <table:table-cell table:style-name="ce6" table:formula="of:=ABJAD(MIDB([.$A157];4;200);9;1)" office:value-type="float" office:value="10564" calcext:value-type="float">
            <text:p>10564</text:p>
          </table:table-cell>
          <table:table-cell table:style-name="ce23" table:formula="of:=ABJAD(MIDB([.$A157];3;200);9;1;1)" office:value-type="string" office:string-value="[ج=1036][ا=13][ع=432][ل=1091][ا=13][ل=1091][ل=1091][ي=1275][ل=1091][س=1088][ك=1330][ن=1000][ا=13]" calcext:value-type="string">
            <text:p>[ج=1036][ا=13][ع=432][ل=1091][ا=13][ل=1091][ل=1091][ي=1275][ل=1091][س=1088][ك=1330][ن=1000][ا=13]</text:p>
          </table:table-cell>
          <table:table-cell table:style-name="ce15" table:formula="of:=TESBIH([.L157];25;99;33)" office:value-type="string" office:string-value="[106 tur][2X33][4 kalan]" calcext:value-type="string">
            <text:p>[106 tur][2X33][4 kalan]</text:p>
          </table:table-cell>
        </table:table-row>
        <table:table-row table:style-name="ro3">
          <table:table-cell table:style-name="ce12" office:value-type="string" calcext:value-type="string">
            <text:p>يا مصور</text:p>
          </table:table-cell>
          <table:table-cell table:style-name="ce15" office:value-type="string" calcext:value-type="string">
            <text:p>Ya Musavvir</text:p>
          </table:table-cell>
          <table:table-cell table:style-name="ce6" table:formula="of:=ABJAD(MIDB([.$A158];4;200);6;1)" office:value-type="float" office:value="18" calcext:value-type="float">
            <text:p>18</text:p>
          </table:table-cell>
          <table:table-cell table:style-name="ce23" table:formula="of:=ABJAD(MIDB([.$A158];3;200);6;1;1)" office:value-type="string" office:string-value="[م=4][ص=0][و=6][ر=8]" calcext:value-type="string">
            <text:p>[م=4][ص=0][و=6][ر=8]</text:p>
          </table:table-cell>
          <table:table-cell table:style-name="ce15" table:formula="of:=TESBIH([.C158];25;99;33)" office:value-type="string" office:string-value="[3 tur][27 kalan]" calcext:value-type="string">
            <text:p>[3 tur][27 kalan]</text:p>
          </table:table-cell>
          <table:table-cell table:style-name="ce6" table:formula="of:=ABJAD(MIDB([.$A158];4;200);7;1)" office:value-type="float" office:value="306" calcext:value-type="float">
            <text:p>306</text:p>
          </table:table-cell>
          <table:table-cell table:style-name="ce23" table:formula="of:=ABJAD(MIDB([.$A158];3;200);7;1;1)" office:value-type="string" office:string-value="[م=40][ص=60][و=6][ر=200]" calcext:value-type="string">
            <text:p>[م=40][ص=60][و=6][ر=200]</text:p>
          </table:table-cell>
          <table:table-cell table:style-name="ce15" table:formula="of:=TESBIH([.F158];25;99;33)" office:value-type="string" office:string-value="[3 tur][9 kalan]" calcext:value-type="string">
            <text:p>[3 tur][9 kalan]</text:p>
          </table:table-cell>
          <table:table-cell table:style-name="ce6" table:formula="of:=ABJAD(MIDB([.$A158];4;200);8;1)" office:value-type="float" office:value="369" calcext:value-type="float">
            <text:p>369</text:p>
          </table:table-cell>
          <table:table-cell table:style-name="ce23" table:formula="of:=ABJAD(MIDB([.$A158];3;200);8;1;1)" office:value-type="string" office:string-value="[م=90][ص=65][و=13][ر=201]" calcext:value-type="string">
            <text:p>[م=90][ص=65][و=13][ر=201]</text:p>
          </table:table-cell>
          <table:table-cell table:style-name="ce15" table:formula="of:=TESBIH([.I158];25;99;33)" office:value-type="string" office:string-value="[3 tur][2X33][6 kalan]" calcext:value-type="string">
            <text:p>[3 tur][2X33][6 kalan]</text:p>
          </table:table-cell>
          <table:table-cell table:style-name="ce6" table:formula="of:=ABJAD(MIDB([.$A158];4;200);9;1)" office:value-type="float" office:value="2300" calcext:value-type="float">
            <text:p>2300</text:p>
          </table:table-cell>
          <table:table-cell table:style-name="ce23" table:formula="of:=ABJAD(MIDB([.$A158];3;200);9;1;1)" office:value-type="string" office:string-value="[م=333][ص=760][و=705][ر=502]" calcext:value-type="string">
            <text:p>[م=333][ص=760][و=705][ر=502]</text:p>
          </table:table-cell>
          <table:table-cell table:style-name="ce15" table:formula="of:=TESBIH([.L158];25;99;33)" office:value-type="string" office:string-value="[23 tur][23 kalan]" calcext:value-type="string">
            <text:p>[23 tur][23 kalan]</text:p>
          </table:table-cell>
        </table:table-row>
        <table:table-row table:style-name="ro4">
          <table:table-cell table:style-name="ce12" office:value-type="string" calcext:value-type="string">
            <text:p>يا سريع</text:p>
          </table:table-cell>
          <table:table-cell table:style-name="ce15" office:value-type="string" calcext:value-type="string">
            <text:p>Ya Seri’</text:p>
          </table:table-cell>
          <table:table-cell table:style-name="ce6" table:formula="of:=ABJAD(MIDB([.$A159];4;200);6;1)" office:value-type="float" office:value="28" calcext:value-type="float">
            <text:p>28</text:p>
          </table:table-cell>
          <table:table-cell table:style-name="ce23" table:formula="of:=ABJAD(MIDB([.$A159];3;200);6;1;1)" office:value-type="string" office:string-value="[س=0][ر=8][ي=10][ع=10]" calcext:value-type="string">
            <text:p>[س=0][ر=8][ي=10][ع=10]</text:p>
          </table:table-cell>
          <table:table-cell table:style-name="ce15" table:formula="of:=TESBIH([.C159];25;99;33)" office:value-type="string" office:string-value="[28 kalan]" calcext:value-type="string">
            <text:p>[28 kalan]</text:p>
          </table:table-cell>
          <table:table-cell table:style-name="ce6" table:formula="of:=ABJAD(MIDB([.$A159];4;200);7;1)" office:value-type="float" office:value="580" calcext:value-type="float">
            <text:p>580</text:p>
          </table:table-cell>
          <table:table-cell table:style-name="ce23" table:formula="of:=ABJAD(MIDB([.$A159];3;200);7;1;1)" office:value-type="string" office:string-value="[س=300][ر=200][ي=10][ع=70]" calcext:value-type="string">
            <text:p>[س=300][ر=200][ي=10][ع=70]</text:p>
          </table:table-cell>
          <table:table-cell table:style-name="ce15" table:formula="of:=TESBIH([.F159];25;99;33)" office:value-type="string" office:string-value="[5 tur][2X33][19 kalan]" calcext:value-type="string">
            <text:p>[5 tur][2X33][19 kalan]</text:p>
          </table:table-cell>
          <table:table-cell table:style-name="ce6" table:formula="of:=ABJAD(MIDB([.$A159];4;200);8;1)" office:value-type="float" office:value="702" calcext:value-type="float">
            <text:p>702</text:p>
          </table:table-cell>
          <table:table-cell table:style-name="ce23" table:formula="of:=ABJAD(MIDB([.$A159];3;200);8;1;1)" office:value-type="string" office:string-value="[س=360][ر=201][ي=11][ع=130]" calcext:value-type="string">
            <text:p>[س=360][ر=201][ي=11][ع=130]</text:p>
          </table:table-cell>
          <table:table-cell table:style-name="ce15" table:formula="of:=TESBIH([.I159];25;99;33)" office:value-type="string" office:string-value="[7 tur][9 kalan]" calcext:value-type="string">
            <text:p>[7 tur][9 kalan]</text:p>
          </table:table-cell>
          <table:table-cell table:style-name="ce6" table:formula="of:=ABJAD(MIDB([.$A159];4;200);9;1)" office:value-type="float" office:value="3297" calcext:value-type="float">
            <text:p>3297</text:p>
          </table:table-cell>
          <table:table-cell table:style-name="ce23" table:formula="of:=ABJAD(MIDB([.$A159];3;200);9;1;1)" office:value-type="string" office:string-value="[س=1088][ر=502][ي=1275][ع=432]" calcext:value-type="string">
            <text:p>[س=1088][ر=502][ي=1275][ع=432]</text:p>
          </table:table-cell>
          <table:table-cell table:style-name="ce15" table:formula="of:=TESBIH([.L159];25;99;33)" office:value-type="string" office:string-value="[33 tur][30 kalan]" calcext:value-type="string">
            <text:p>[33 tur][30 kalan]</text:p>
          </table:table-cell>
        </table:table-row>
        <table:table-row table:style-name="ro10">
          <table:table-cell table:style-name="ce12" office:value-type="string" calcext:value-type="string">
            <text:p>يا مقلب القلوب</text:p>
          </table:table-cell>
          <table:table-cell table:style-name="ce15" office:value-type="string" calcext:value-type="string">
            <text:p>Ya Mukallib’el Kulub</text:p>
          </table:table-cell>
          <table:table-cell table:style-name="ce6" table:formula="of:=ABJAD(MIDB([.$A160];4;200);6;1)" office:value-type="float" office:value="41" calcext:value-type="float">
            <text:p>41</text:p>
          </table:table-cell>
          <table:table-cell table:style-name="ce23" table:formula="of:=ABJAD(MIDB([.$A160];3;200);6;1;1)" office:value-type="string" office:string-value="[م=4][ق=4][ل=6][ب=2][ا=1][ل=6][ق=4][ل=6][و=6][ب=2]" calcext:value-type="string">
            <text:p>[م=4][ق=4][ل=6][ب=2][ا=1][ل=6][ق=4][ل=6][و=6][ب=2]</text:p>
          </table:table-cell>
          <table:table-cell table:style-name="ce15" table:formula="of:=TESBIH([.C160];25;99;33)" office:value-type="string" office:string-value="[1X33][8 kalan]" calcext:value-type="string">
            <text:p>[1X33][8 kalan]</text:p>
          </table:table-cell>
          <table:table-cell table:style-name="ce6" table:formula="of:=ABJAD(MIDB([.$A160];4;200);7;1)" office:value-type="float" office:value="341" calcext:value-type="float">
            <text:p>341</text:p>
          </table:table-cell>
          <table:table-cell table:style-name="ce23" table:formula="of:=ABJAD(MIDB([.$A160];3;200);7;1;1)" office:value-type="string" office:string-value="[م=40][ق=100][ل=30][ب=2][ا=1][ل=30][ق=100][ل=30][و=6][ب=2]" calcext:value-type="string">
            <text:p>[م=40][ق=100][ل=30][ب=2][ا=1][ل=30][ق=100][ل=30][و=6][ب=2]</text:p>
          </table:table-cell>
          <table:table-cell table:style-name="ce15" table:formula="of:=TESBIH([.F160];25;99;33)" office:value-type="string" office:string-value="[3 tur][1X33][11 kalan]" calcext:value-type="string">
            <text:p>[3 tur][1X33][11 kalan]</text:p>
          </table:table-cell>
          <table:table-cell table:style-name="ce6" table:formula="of:=ABJAD(MIDB([.$A160];4;200);8;1)" office:value-type="float" office:value="795" calcext:value-type="float">
            <text:p>795</text:p>
          </table:table-cell>
          <table:table-cell table:style-name="ce23" table:formula="of:=ABJAD(MIDB([.$A160];3;200);8;1;1)" office:value-type="string" office:string-value="[م=90][ق=181][ل=71][ب=3][ا=111][ل=71][ق=181][ل=71][و=13][ب=3]" calcext:value-type="string">
            <text:p>[م=90][ق=181][ل=71][ب=3][ا=111][ل=71][ق=181][ل=71][و=13][ب=3]</text:p>
          </table:table-cell>
          <table:table-cell table:style-name="ce15" table:formula="of:=TESBIH([.I160];25;99;33)" office:value-type="string" office:string-value="[8 tur][3 kalan]" calcext:value-type="string">
            <text:p>[8 tur][3 kalan]</text:p>
          </table:table-cell>
          <table:table-cell table:style-name="ce6" table:formula="of:=ABJAD(MIDB([.$A160];4;200);9;1)" office:value-type="float" office:value="5642" calcext:value-type="float">
            <text:p>5642</text:p>
          </table:table-cell>
          <table:table-cell table:style-name="ce23" table:formula="of:=ABJAD(MIDB([.$A160];3;200);9;1;1)" office:value-type="string" office:string-value="[م=333][ق=57][ل=1091][ب=602][ا=13][ل=1091][ق=57][ل=1091][و=705][ب=602]" calcext:value-type="string">
            <text:p>[م=333][ق=57][ل=1091][ب=602][ا=13][ل=1091][ق=57][ل=1091][و=705][ب=602]</text:p>
          </table:table-cell>
          <table:table-cell table:style-name="ce15" table:formula="of:=TESBIH([.L160];25;99;33)" office:value-type="string" office:string-value="[56 tur][2X33][32 kalan]" calcext:value-type="string">
            <text:p>[56 tur][2X33][32 kalan]</text:p>
          </table:table-cell>
        </table:table-row>
        <table:table-row table:style-name="ro3">
          <table:table-cell table:style-name="ce12" office:value-type="string" calcext:value-type="string">
            <text:p>يا ناصر</text:p>
          </table:table-cell>
          <table:table-cell table:style-name="ce15" office:value-type="string" calcext:value-type="string">
            <text:p>Ya Nasir</text:p>
          </table:table-cell>
          <table:table-cell table:style-name="ce6" table:formula="of:=ABJAD(MIDB([.$A161];4;200);6;1)" office:value-type="float" office:value="11" calcext:value-type="float">
            <text:p>11</text:p>
          </table:table-cell>
          <table:table-cell table:style-name="ce23" table:formula="of:=ABJAD(MIDB([.$A161];3;200);6;1;1)" office:value-type="string" office:string-value="[ن=2][ا=1][ص=0][ر=8]" calcext:value-type="string">
            <text:p>[ن=2][ا=1][ص=0][ر=8]</text:p>
          </table:table-cell>
          <table:table-cell table:style-name="ce15" table:formula="of:=TESBIH([.C161];25;99;33)" office:value-type="string" office:string-value="[1 tur][22 kalan]" calcext:value-type="string">
            <text:p>[1 tur][22 kalan]</text:p>
          </table:table-cell>
          <table:table-cell table:style-name="ce6" table:formula="of:=ABJAD(MIDB([.$A161];4;200);7;1)" office:value-type="float" office:value="311" calcext:value-type="float">
            <text:p>311</text:p>
          </table:table-cell>
          <table:table-cell table:style-name="ce23" table:formula="of:=ABJAD(MIDB([.$A161];3;200);7;1;1)" office:value-type="string" office:string-value="[ن=50][ا=1][ص=60][ر=200]" calcext:value-type="string">
            <text:p>[ن=50][ا=1][ص=60][ر=200]</text:p>
          </table:table-cell>
          <table:table-cell table:style-name="ce15" table:formula="of:=TESBIH([.F161];25;99;33)" office:value-type="string" office:string-value="[3 tur][14 kalan]" calcext:value-type="string">
            <text:p>[3 tur][14 kalan]</text:p>
          </table:table-cell>
          <table:table-cell table:style-name="ce6" table:formula="of:=ABJAD(MIDB([.$A161];4;200);8;1)" office:value-type="float" office:value="483" calcext:value-type="float">
            <text:p>483</text:p>
          </table:table-cell>
          <table:table-cell table:style-name="ce23" table:formula="of:=ABJAD(MIDB([.$A161];3;200);8;1;1)" office:value-type="string" office:string-value="[ن=106][ا=111][ص=65][ر=201]" calcext:value-type="string">
            <text:p>[ن=106][ا=111][ص=65][ر=201]</text:p>
          </table:table-cell>
          <table:table-cell table:style-name="ce15" table:formula="of:=TESBIH([.I161];25;99;33)" office:value-type="string" office:string-value="[4 tur][2X33][21 kalan]" calcext:value-type="string">
            <text:p>[4 tur][2X33][21 kalan]</text:p>
          </table:table-cell>
          <table:table-cell table:style-name="ce6" table:formula="of:=ABJAD(MIDB([.$A161];4;200);9;1)" office:value-type="float" office:value="2275" calcext:value-type="float">
            <text:p>2275</text:p>
          </table:table-cell>
          <table:table-cell table:style-name="ce23" table:formula="of:=ABJAD(MIDB([.$A161];3;200);9;1;1)" office:value-type="string" office:string-value="[ن=1000][ا=13][ص=760][ر=502]" calcext:value-type="string">
            <text:p>[ن=1000][ا=13][ص=760][ر=502]</text:p>
          </table:table-cell>
          <table:table-cell table:style-name="ce15" table:formula="of:=TESBIH([.L161];25;99;33)" office:value-type="string" office:string-value="[22 tur][2X33][31 kalan]" calcext:value-type="string">
            <text:p>[22 tur][2X33][31 kalan]</text:p>
          </table:table-cell>
        </table:table-row>
        <table:table-row table:style-name="ro2">
          <table:table-cell table:style-name="ce12" office:value-type="string" calcext:value-type="string">
            <text:p>يا مقدر</text:p>
          </table:table-cell>
          <table:table-cell table:style-name="ce15" office:value-type="string" calcext:value-type="string">
            <text:p>Ya Mukaddir</text:p>
          </table:table-cell>
          <table:table-cell table:style-name="ce6" table:formula="of:=ABJAD(MIDB([.$A162];4;200);6;1)" office:value-type="float" office:value="20" calcext:value-type="float">
            <text:p>20</text:p>
          </table:table-cell>
          <table:table-cell table:style-name="ce23" table:formula="of:=ABJAD(MIDB([.$A162];3;200);6;1;1)" office:value-type="string" office:string-value="[م=4][ق=4][د=4][ر=8]" calcext:value-type="string">
            <text:p>[م=4][ق=4][د=4][ر=8]</text:p>
          </table:table-cell>
          <table:table-cell table:style-name="ce15" table:formula="of:=TESBIH([.C162];25;99;33)" office:value-type="string" office:string-value="[4 tur][4 kalan]" calcext:value-type="string">
            <text:p>[4 tur][4 kalan]</text:p>
          </table:table-cell>
          <table:table-cell table:style-name="ce6" table:formula="of:=ABJAD(MIDB([.$A162];4;200);7;1)" office:value-type="float" office:value="344" calcext:value-type="float">
            <text:p>344</text:p>
          </table:table-cell>
          <table:table-cell table:style-name="ce23" table:formula="of:=ABJAD(MIDB([.$A162];3;200);7;1;1)" office:value-type="string" office:string-value="[م=40][ق=100][د=4][ر=200]" calcext:value-type="string">
            <text:p>[م=40][ق=100][د=4][ر=200]</text:p>
          </table:table-cell>
          <table:table-cell table:style-name="ce15" table:formula="of:=TESBIH([.F162];25;99;33)" office:value-type="string" office:string-value="[3 tur][1X33][14 kalan]" calcext:value-type="string">
            <text:p>[3 tur][1X33][14 kalan]</text:p>
          </table:table-cell>
          <table:table-cell table:style-name="ce6" table:formula="of:=ABJAD(MIDB([.$A162];4;200);8;1)" office:value-type="float" office:value="507" calcext:value-type="float">
            <text:p>507</text:p>
          </table:table-cell>
          <table:table-cell table:style-name="ce23" table:formula="of:=ABJAD(MIDB([.$A162];3;200);8;1;1)" office:value-type="string" office:string-value="[م=90][ق=181][د=35][ر=201]" calcext:value-type="string">
            <text:p>[م=90][ق=181][د=35][ر=201]</text:p>
          </table:table-cell>
          <table:table-cell table:style-name="ce15" table:formula="of:=TESBIH([.I162];25;99;33)" office:value-type="string" office:string-value="[5 tur][12 kalan]" calcext:value-type="string">
            <text:p>[5 tur][12 kalan]</text:p>
          </table:table-cell>
          <table:table-cell table:style-name="ce6" table:formula="of:=ABJAD(MIDB([.$A162];4;200);9;1)" office:value-type="float" office:value="1170" calcext:value-type="float">
            <text:p>1170</text:p>
          </table:table-cell>
          <table:table-cell table:style-name="ce23" table:formula="of:=ABJAD(MIDB([.$A162];3;200);9;1;1)" office:value-type="string" office:string-value="[م=333][ق=57][د=278][ر=502]" calcext:value-type="string">
            <text:p>[م=333][ق=57][د=278][ر=502]</text:p>
          </table:table-cell>
          <table:table-cell table:style-name="ce15" table:formula="of:=TESBIH([.L162];25;99;33)" office:value-type="string" office:string-value="[11 tur][2X33][15 kalan]" calcext:value-type="string">
            <text:p>[11 tur][2X33][15 kalan]</text:p>
          </table:table-cell>
        </table:table-row>
        <table:table-row table:style-name="ro6">
          <table:table-cell table:style-name="ce12" office:value-type="string" calcext:value-type="string">
            <text:p>يا فالق الإصباح</text:p>
          </table:table-cell>
          <table:table-cell table:style-name="ce15" office:value-type="string" calcext:value-type="string">
            <text:p>Ya Falik’el Esbah</text:p>
          </table:table-cell>
          <table:table-cell table:style-name="ce6" table:formula="of:=ABJAD(MIDB([.$A163];4;200);6;1)" office:value-type="float" office:value="38" calcext:value-type="float">
            <text:p>38</text:p>
          </table:table-cell>
          <table:table-cell table:style-name="ce23" table:formula="of:=ABJAD(MIDB([.$A163];3;200);6;1;1)" office:value-type="string" office:string-value="[ف=8][ا=1][ل=6][ق=4][ا=1][ل=6][ا=1][ص=0][ب=2][ا=1][ح=8]" calcext:value-type="string">
            <text:p>[ف=8][ا=1][ل=6][ق=4][ا=1][ل=6][ا=1][ص=0][ب=2][ا=1][ح=8]</text:p>
          </table:table-cell>
          <table:table-cell table:style-name="ce15" table:formula="of:=TESBIH([.C163];25;99;33)" office:value-type="string" office:string-value="[1X33][5 kalan]" calcext:value-type="string">
            <text:p>[1X33][5 kalan]</text:p>
          </table:table-cell>
          <table:table-cell table:style-name="ce6" table:formula="of:=ABJAD(MIDB([.$A163];4;200);7;1)" office:value-type="float" office:value="314" calcext:value-type="float">
            <text:p>314</text:p>
          </table:table-cell>
          <table:table-cell table:style-name="ce23" table:formula="of:=ABJAD(MIDB([.$A163];3;200);7;1;1)" office:value-type="string" office:string-value="[ف=80][ا=1][ل=30][ق=100][ا=1][ل=30][ا=1][ص=60][ب=2][ا=1][ح=8]" calcext:value-type="string">
            <text:p>[ف=80][ا=1][ل=30][ق=100][ا=1][ل=30][ا=1][ص=60][ب=2][ا=1][ح=8]</text:p>
          </table:table-cell>
          <table:table-cell table:style-name="ce15" table:formula="of:=TESBIH([.F163];25;99;33)" office:value-type="string" office:string-value="[3 tur][17 kalan]" calcext:value-type="string">
            <text:p>[3 tur][17 kalan]</text:p>
          </table:table-cell>
          <table:table-cell table:style-name="ce6" table:formula="of:=ABJAD(MIDB([.$A163];4;200);8;1)" office:value-type="float" office:value="925" calcext:value-type="float">
            <text:p>925</text:p>
          </table:table-cell>
          <table:table-cell table:style-name="ce23" table:formula="of:=ABJAD(MIDB([.$A163];3;200);8;1;1)" office:value-type="string" office:string-value="[ف=81][ا=111][ل=71][ق=181][ا=111][ل=71][ا=111][ص=65][ب=3][ا=111][ح=9]" calcext:value-type="string">
            <text:p>[ف=81][ا=111][ل=71][ق=181][ا=111][ل=71][ا=111][ص=65][ب=3][ا=111][ح=9]</text:p>
          </table:table-cell>
          <table:table-cell table:style-name="ce15" table:formula="of:=TESBIH([.I163];25;99;33)" office:value-type="string" office:string-value="[9 tur][1X33][1 kalan]" calcext:value-type="string">
            <text:p>[9 tur][1X33][1 kalan]</text:p>
          </table:table-cell>
          <table:table-cell table:style-name="ce6" table:formula="of:=ABJAD(MIDB([.$A163];4;200);9;1)" office:value-type="float" office:value="4910" calcext:value-type="float">
            <text:p>4910</text:p>
          </table:table-cell>
          <table:table-cell table:style-name="ce23" table:formula="of:=ABJAD(MIDB([.$A163];3;200);9;1;1)" office:value-type="string" office:string-value="[ف=651][ا=13][ل=1091][ق=57][ا=13][ل=1091][ا=13][ص=760][ب=602][ا=13][ح=606]" calcext:value-type="string">
            <text:p>[ف=651][ا=13][ل=1091][ق=57][ا=13][ل=1091][ا=13][ص=760][ب=602][ا=13][ح=606]</text:p>
          </table:table-cell>
          <table:table-cell table:style-name="ce15" table:formula="of:=TESBIH([.L163];25;99;33)" office:value-type="string" office:string-value="[49 tur][1X33][26 kalan]" calcext:value-type="string">
            <text:p>[49 tur][1X33][26 kalan]</text:p>
          </table:table-cell>
        </table:table-row>
        <table:table-row table:style-name="ro9">
          <table:table-cell table:style-name="ce12" office:value-type="string" calcext:value-type="string">
            <text:p>يا فالق الحب والنوى</text:p>
          </table:table-cell>
          <table:table-cell table:style-name="ce15" office:value-type="string" calcext:value-type="string">
            <text:p>Ya Falik’el Hubbe ven’Neva</text:p>
          </table:table-cell>
          <table:table-cell table:style-name="ce6" table:formula="of:=ABJAD(MIDB([.$A164];4;200);6;1)" office:value-type="float" office:value="58" calcext:value-type="float">
            <text:p>58</text:p>
          </table:table-cell>
          <table:table-cell table:style-name="ce23" table:formula="of:=ABJAD(MIDB([.$A164];3;200);6;1;1)" office:value-type="string" office:string-value="[ف=8][ا=1][ل=6][ق=4][ا=1][ل=6][ح=8][ب=2][و=6][ا=1][ل=6][ن=2][و=6][ى=1]" calcext:value-type="string">
            <text:p>[ف=8][ا=1][ل=6][ق=4][ا=1][ل=6][ح=8][ب=2][و=6][ا=1][ل=6][ن=2][و=6][ى=1]</text:p>
          </table:table-cell>
          <table:table-cell table:style-name="ce15" table:formula="of:=TESBIH([.C164];25;99;33)" office:value-type="string" office:string-value="[1X33][25 kalan]" calcext:value-type="string">
            <text:p>[1X33][25 kalan]</text:p>
          </table:table-cell>
          <table:table-cell table:style-name="ce6" table:formula="of:=ABJAD(MIDB([.$A164];4;200);7;1)" office:value-type="float" office:value="346" calcext:value-type="float">
            <text:p>346</text:p>
          </table:table-cell>
          <table:table-cell table:style-name="ce23" table:formula="of:=ABJAD(MIDB([.$A164];3;200);7;1;1)" office:value-type="string" office:string-value="[ف=80][ا=1][ل=30][ق=100][ا=1][ل=30][ح=8][ب=2][و=6][ا=1][ل=30][ن=50][و=6][ى=1]" calcext:value-type="string">
            <text:p>[ف=80][ا=1][ل=30][ق=100][ا=1][ل=30][ح=8][ب=2][و=6][ا=1][ل=30][ن=50][و=6][ى=1]</text:p>
          </table:table-cell>
          <table:table-cell table:style-name="ce15" table:formula="of:=TESBIH([.F164];25;99;33)" office:value-type="string" office:string-value="[3 tur][1X33][16 kalan]" calcext:value-type="string">
            <text:p>[3 tur][1X33][16 kalan]</text:p>
          </table:table-cell>
          <table:table-cell table:style-name="ce6" table:formula="of:=ABJAD(MIDB([.$A164];4;200);8;1)" office:value-type="float" office:value="1063" calcext:value-type="float">
            <text:p>1063</text:p>
          </table:table-cell>
          <table:table-cell table:style-name="ce23" table:formula="of:=ABJAD(MIDB([.$A164];3;200);8;1;1)" office:value-type="string" office:string-value="[ف=81][ا=111][ل=71][ق=181][ا=111][ل=71][ح=9][ب=3][و=13][ا=111][ل=71][ن=106][و=13][ى=111]" calcext:value-type="string">
            <text:p>[ف=81][ا=111][ل=71][ق=181][ا=111][ل=71][ح=9][ب=3][و=13][ا=111][ل=71][ن=106][و=13][ى=111]</text:p>
          </table:table-cell>
          <table:table-cell table:style-name="ce15" table:formula="of:=TESBIH([.I164];25;99;33)" office:value-type="string" office:string-value="[10 tur][2X33][7 kalan]" calcext:value-type="string">
            <text:p>[10 tur][2X33][7 kalan]</text:p>
          </table:table-cell>
          <table:table-cell table:style-name="ce6" table:formula="of:=ABJAD(MIDB([.$A164];4;200);9;1)" office:value-type="float" office:value="7651" calcext:value-type="float">
            <text:p>7651</text:p>
          </table:table-cell>
          <table:table-cell table:style-name="ce23" table:formula="of:=ABJAD(MIDB([.$A164];3;200);9;1;1)" office:value-type="string" office:string-value="[ف=651][ا=13][ل=1091][ق=57][ا=13][ل=1091][ح=606][ب=602][و=705][ا=13][ل=1091][ن=1000][و=705][ى=13]" calcext:value-type="string">
            <text:p>[ف=651][ا=13][ل=1091][ق=57][ا=13][ل=1091][ح=606][ب=602][و=705][ا=13][ل=1091][ن=1000][و=705][ى=13]</text:p>
          </table:table-cell>
          <table:table-cell table:style-name="ce15" table:formula="of:=TESBIH([.L164];25;99;33)" office:value-type="string" office:string-value="[77 tur][28 kalan]" calcext:value-type="string">
            <text:p>[77 tur][28 kalan]</text:p>
          </table:table-cell>
        </table:table-row>
        <table:table-row table:style-name="ro4">
          <table:table-cell table:style-name="ce12" office:value-type="string" calcext:value-type="string">
            <text:p>يا نصير</text:p>
          </table:table-cell>
          <table:table-cell table:style-name="ce15" office:value-type="string" calcext:value-type="string">
            <text:p>Ya Nasir</text:p>
          </table:table-cell>
          <table:table-cell table:style-name="ce6" table:formula="of:=ABJAD(MIDB([.$A165];4;200);6;1)" office:value-type="float" office:value="20" calcext:value-type="float">
            <text:p>20</text:p>
          </table:table-cell>
          <table:table-cell table:style-name="ce23" table:formula="of:=ABJAD(MIDB([.$A165];3;200);6;1;1)" office:value-type="string" office:string-value="[ن=2][ص=0][ي=10][ر=8]" calcext:value-type="string">
            <text:p>[ن=2][ص=0][ي=10][ر=8]</text:p>
          </table:table-cell>
          <table:table-cell table:style-name="ce15" table:formula="of:=TESBIH([.C165];25;99;33)" office:value-type="string" office:string-value="[4 tur][4 kalan]" calcext:value-type="string">
            <text:p>[4 tur][4 kalan]</text:p>
          </table:table-cell>
          <table:table-cell table:style-name="ce6" table:formula="of:=ABJAD(MIDB([.$A165];4;200);7;1)" office:value-type="float" office:value="320" calcext:value-type="float">
            <text:p>320</text:p>
          </table:table-cell>
          <table:table-cell table:style-name="ce23" table:formula="of:=ABJAD(MIDB([.$A165];3;200);7;1;1)" office:value-type="string" office:string-value="[ن=50][ص=60][ي=10][ر=200]" calcext:value-type="string">
            <text:p>[ن=50][ص=60][ي=10][ر=200]</text:p>
          </table:table-cell>
          <table:table-cell table:style-name="ce15" table:formula="of:=TESBIH([.F165];25;99;33)" office:value-type="string" office:string-value="[3 tur][23 kalan]" calcext:value-type="string">
            <text:p>[3 tur][23 kalan]</text:p>
          </table:table-cell>
          <table:table-cell table:style-name="ce6" table:formula="of:=ABJAD(MIDB([.$A165];4;200);8;1)" office:value-type="float" office:value="383" calcext:value-type="float">
            <text:p>383</text:p>
          </table:table-cell>
          <table:table-cell table:style-name="ce23" table:formula="of:=ABJAD(MIDB([.$A165];3;200);8;1;1)" office:value-type="string" office:string-value="[ن=106][ص=65][ي=11][ر=201]" calcext:value-type="string">
            <text:p>[ن=106][ص=65][ي=11][ر=201]</text:p>
          </table:table-cell>
          <table:table-cell table:style-name="ce15" table:formula="of:=TESBIH([.I165];25;99;33)" office:value-type="string" office:string-value="[3 tur][2X33][20 kalan]" calcext:value-type="string">
            <text:p>[3 tur][2X33][20 kalan]</text:p>
          </table:table-cell>
          <table:table-cell table:style-name="ce6" table:formula="of:=ABJAD(MIDB([.$A165];4;200);9;1)" office:value-type="float" office:value="3537" calcext:value-type="float">
            <text:p>3537</text:p>
          </table:table-cell>
          <table:table-cell table:style-name="ce23" table:formula="of:=ABJAD(MIDB([.$A165];3;200);9;1;1)" office:value-type="string" office:string-value="[ن=1000][ص=760][ي=1275][ر=502]" calcext:value-type="string">
            <text:p>[ن=1000][ص=760][ي=1275][ر=502]</text:p>
          </table:table-cell>
          <table:table-cell table:style-name="ce15" table:formula="of:=TESBIH([.L165];25;99;33)" office:value-type="string" office:string-value="[35 tur][2X33][6 kalan]" calcext:value-type="string">
            <text:p>[35 tur][2X33][6 kalan]</text:p>
          </table:table-cell>
        </table:table-row>
        <table:table-row table:style-name="ro3">
          <table:table-cell table:style-name="ce12" office:value-type="string" calcext:value-type="string">
            <text:p>يا رافع</text:p>
          </table:table-cell>
          <table:table-cell table:style-name="ce15" office:value-type="string" calcext:value-type="string">
            <text:p>Ya Rafi’</text:p>
          </table:table-cell>
          <table:table-cell table:style-name="ce6" table:formula="of:=ABJAD(MIDB([.$A166];4;200);6;1)" office:value-type="float" office:value="27" calcext:value-type="float">
            <text:p>27</text:p>
          </table:table-cell>
          <table:table-cell table:style-name="ce23" table:formula="of:=ABJAD(MIDB([.$A166];3;200);6;1;1)" office:value-type="string" office:string-value="[ر=8][ا=1][ف=8][ع=10]" calcext:value-type="string">
            <text:p>[ر=8][ا=1][ف=8][ع=10]</text:p>
          </table:table-cell>
          <table:table-cell table:style-name="ce15" table:formula="of:=TESBIH([.C166];25;99;33)" office:value-type="string" office:string-value="[27 kalan]" calcext:value-type="string">
            <text:p>[27 kalan]</text:p>
          </table:table-cell>
          <table:table-cell table:style-name="ce6" table:formula="of:=ABJAD(MIDB([.$A166];4;200);7;1)" office:value-type="float" office:value="351" calcext:value-type="float">
            <text:p>351</text:p>
          </table:table-cell>
          <table:table-cell table:style-name="ce23" table:formula="of:=ABJAD(MIDB([.$A166];3;200);7;1;1)" office:value-type="string" office:string-value="[ر=200][ا=1][ف=80][ع=70]" calcext:value-type="string">
            <text:p>[ر=200][ا=1][ف=80][ع=70]</text:p>
          </table:table-cell>
          <table:table-cell table:style-name="ce15" table:formula="of:=TESBIH([.F166];25;99;33)" office:value-type="string" office:string-value="[3 tur][1X33][21 kalan]" calcext:value-type="string">
            <text:p>[3 tur][1X33][21 kalan]</text:p>
          </table:table-cell>
          <table:table-cell table:style-name="ce6" table:formula="of:=ABJAD(MIDB([.$A166];4;200);8;1)" office:value-type="float" office:value="523" calcext:value-type="float">
            <text:p>523</text:p>
          </table:table-cell>
          <table:table-cell table:style-name="ce23" table:formula="of:=ABJAD(MIDB([.$A166];3;200);8;1;1)" office:value-type="string" office:string-value="[ر=201][ا=111][ف=81][ع=130]" calcext:value-type="string">
            <text:p>[ر=201][ا=111][ف=81][ع=130]</text:p>
          </table:table-cell>
          <table:table-cell table:style-name="ce15" table:formula="of:=TESBIH([.I166];25;99;33)" office:value-type="string" office:string-value="[5 tur][28 kalan]" calcext:value-type="string">
            <text:p>[5 tur][28 kalan]</text:p>
          </table:table-cell>
          <table:table-cell table:style-name="ce6" table:formula="of:=ABJAD(MIDB([.$A166];4;200);9;1)" office:value-type="float" office:value="1598" calcext:value-type="float">
            <text:p>1598</text:p>
          </table:table-cell>
          <table:table-cell table:style-name="ce23" table:formula="of:=ABJAD(MIDB([.$A166];3;200);9;1;1)" office:value-type="string" office:string-value="[ر=502][ا=13][ف=651][ع=432]" calcext:value-type="string">
            <text:p>[ر=502][ا=13][ف=651][ع=432]</text:p>
          </table:table-cell>
          <table:table-cell table:style-name="ce15" table:formula="of:=TESBIH([.L166];25;99;33)" office:value-type="string" office:string-value="[16 tur][14 kalan]" calcext:value-type="string">
            <text:p>[16 tur][14 kalan]</text:p>
          </table:table-cell>
        </table:table-row>
        <table:table-row table:style-name="ro4">
          <table:table-cell table:style-name="ce12" office:value-type="string" calcext:value-type="string">
            <text:p>يا رفيع</text:p>
          </table:table-cell>
          <table:table-cell table:style-name="ce15" office:value-type="string" calcext:value-type="string">
            <text:p>Ya Rafiy’u</text:p>
          </table:table-cell>
          <table:table-cell table:style-name="ce6" table:formula="of:=ABJAD(MIDB([.$A167];4;200);6;1)" office:value-type="float" office:value="36" calcext:value-type="float">
            <text:p>36</text:p>
          </table:table-cell>
          <table:table-cell table:style-name="ce23" table:formula="of:=ABJAD(MIDB([.$A167];3;200);6;1;1)" office:value-type="string" office:string-value="[ر=8][ف=8][ي=10][ع=10]" calcext:value-type="string">
            <text:p>[ر=8][ف=8][ي=10][ع=10]</text:p>
          </table:table-cell>
          <table:table-cell table:style-name="ce15" table:formula="of:=TESBIH([.C167];25;99;33)" office:value-type="string" office:string-value="[1X33][3 kalan]" calcext:value-type="string">
            <text:p>[1X33][3 kalan]</text:p>
          </table:table-cell>
          <table:table-cell table:style-name="ce6" table:formula="of:=ABJAD(MIDB([.$A167];4;200);7;1)" office:value-type="float" office:value="360" calcext:value-type="float">
            <text:p>360</text:p>
          </table:table-cell>
          <table:table-cell table:style-name="ce23" table:formula="of:=ABJAD(MIDB([.$A167];3;200);7;1;1)" office:value-type="string" office:string-value="[ر=200][ف=80][ي=10][ع=70]" calcext:value-type="string">
            <text:p>[ر=200][ف=80][ي=10][ع=70]</text:p>
          </table:table-cell>
          <table:table-cell table:style-name="ce15" table:formula="of:=TESBIH([.F167];25;99;33)" office:value-type="string" office:string-value="[3 tur][1X33][30 kalan]" calcext:value-type="string">
            <text:p>[3 tur][1X33][30 kalan]</text:p>
          </table:table-cell>
          <table:table-cell table:style-name="ce6" table:formula="of:=ABJAD(MIDB([.$A167];4;200);8;1)" office:value-type="float" office:value="423" calcext:value-type="float">
            <text:p>423</text:p>
          </table:table-cell>
          <table:table-cell table:style-name="ce23" table:formula="of:=ABJAD(MIDB([.$A167];3;200);8;1;1)" office:value-type="string" office:string-value="[ر=201][ف=81][ي=11][ع=130]" calcext:value-type="string">
            <text:p>[ر=201][ف=81][ي=11][ع=130]</text:p>
          </table:table-cell>
          <table:table-cell table:style-name="ce15" table:formula="of:=TESBIH([.I167];25;99;33)" office:value-type="string" office:string-value="[4 tur][27 kalan]" calcext:value-type="string">
            <text:p>[4 tur][27 kalan]</text:p>
          </table:table-cell>
          <table:table-cell table:style-name="ce6" table:formula="of:=ABJAD(MIDB([.$A167];4;200);9;1)" office:value-type="float" office:value="2860" calcext:value-type="float">
            <text:p>2860</text:p>
          </table:table-cell>
          <table:table-cell table:style-name="ce23" table:formula="of:=ABJAD(MIDB([.$A167];3;200);9;1;1)" office:value-type="string" office:string-value="[ر=502][ف=651][ي=1275][ع=432]" calcext:value-type="string">
            <text:p>[ر=502][ف=651][ي=1275][ع=432]</text:p>
          </table:table-cell>
          <table:table-cell table:style-name="ce15" table:formula="of:=TESBIH([.L167];25;99;33)" office:value-type="string" office:string-value="[28 tur][2X33][22 kalan]" calcext:value-type="string">
            <text:p>[28 tur][2X33][22 kalan]</text:p>
          </table:table-cell>
        </table:table-row>
        <table:table-row table:style-name="ro11">
          <table:table-cell table:style-name="ce12" office:value-type="string" calcext:value-type="string">
            <text:p>يا فارج الهم</text:p>
          </table:table-cell>
          <table:table-cell table:style-name="ce15" office:value-type="string" calcext:value-type="string">
            <text:p>Ya Faric’el Hem</text:p>
          </table:table-cell>
          <table:table-cell table:style-name="ce6" table:formula="of:=ABJAD(MIDB([.$A168];4;200);6;1)" office:value-type="float" office:value="36" calcext:value-type="float">
            <text:p>36</text:p>
          </table:table-cell>
          <table:table-cell table:style-name="ce23" table:formula="of:=ABJAD(MIDB([.$A168];3;200);6;1;1)" office:value-type="string" office:string-value="[ف=8][ا=1][ر=8][ج=3][ا=1][ل=6][ه=5][م=4]" calcext:value-type="string">
            <text:p>[ف=8][ا=1][ر=8][ج=3][ا=1][ل=6][ه=5][م=4]</text:p>
          </table:table-cell>
          <table:table-cell table:style-name="ce15" table:formula="of:=TESBIH([.C168];25;99;33)" office:value-type="string" office:string-value="[1X33][3 kalan]" calcext:value-type="string">
            <text:p>[1X33][3 kalan]</text:p>
          </table:table-cell>
          <table:table-cell table:style-name="ce6" table:formula="of:=ABJAD(MIDB([.$A168];4;200);7;1)" office:value-type="float" office:value="360" calcext:value-type="float">
            <text:p>360</text:p>
          </table:table-cell>
          <table:table-cell table:style-name="ce23" table:formula="of:=ABJAD(MIDB([.$A168];3;200);7;1;1)" office:value-type="string" office:string-value="[ف=80][ا=1][ر=200][ج=3][ا=1][ل=30][ه=5][م=40]" calcext:value-type="string">
            <text:p>[ف=80][ا=1][ر=200][ج=3][ا=1][ل=30][ه=5][م=40]</text:p>
          </table:table-cell>
          <table:table-cell table:style-name="ce15" table:formula="of:=TESBIH([.F168];25;99;33)" office:value-type="string" office:string-value="[3 tur][1X33][30 kalan]" calcext:value-type="string">
            <text:p>[3 tur][1X33][30 kalan]</text:p>
          </table:table-cell>
          <table:table-cell table:style-name="ce6" table:formula="of:=ABJAD(MIDB([.$A168];4;200);8;1)" office:value-type="float" office:value="724" calcext:value-type="float">
            <text:p>724</text:p>
          </table:table-cell>
          <table:table-cell table:style-name="ce23" table:formula="of:=ABJAD(MIDB([.$A168];3;200);8;1;1)" office:value-type="string" office:string-value="[ف=81][ا=111][ر=201][ج=53][ا=111][ل=71][ه=6][م=90]" calcext:value-type="string">
            <text:p>[ف=81][ا=111][ر=201][ج=53][ا=111][ل=71][ه=6][م=90]</text:p>
          </table:table-cell>
          <table:table-cell table:style-name="ce15" table:formula="of:=TESBIH([.I168];25;99;33)" office:value-type="string" office:string-value="[7 tur][31 kalan]" calcext:value-type="string">
            <text:p>[7 tur][31 kalan]</text:p>
          </table:table-cell>
          <table:table-cell table:style-name="ce6" table:formula="of:=ABJAD(MIDB([.$A168];4;200);9;1)" office:value-type="float" office:value="4584" calcext:value-type="float">
            <text:p>4584</text:p>
          </table:table-cell>
          <table:table-cell table:style-name="ce23" table:formula="of:=ABJAD(MIDB([.$A168];3;200);9;1;1)" office:value-type="string" office:string-value="[ف=651][ا=13][ر=502][ج=1036][ا=13][ل=1091][ه=945][م=333]" calcext:value-type="string">
            <text:p>[ف=651][ا=13][ر=502][ج=1036][ا=13][ل=1091][ه=945][م=333]</text:p>
          </table:table-cell>
          <table:table-cell table:style-name="ce15" table:formula="of:=TESBIH([.L168];25;99;33)" office:value-type="string" office:string-value="[46 tur][30 kalan]" calcext:value-type="string">
            <text:p>[46 tur][30 kalan]</text:p>
          </table:table-cell>
        </table:table-row>
        <table:table-row table:style-name="ro3">
          <table:table-cell table:style-name="ce12" office:value-type="string" calcext:value-type="string">
            <text:p>يا مسعَّر</text:p>
          </table:table-cell>
          <table:table-cell table:style-name="ce15" office:value-type="string" calcext:value-type="string">
            <text:p>Ya Musa’ar</text:p>
          </table:table-cell>
          <table:table-cell table:style-name="ce6" table:formula="of:=ABJAD(MIDB([.$A169];4;200);6;1)" office:value-type="float" office:value="22" calcext:value-type="float">
            <text:p>22</text:p>
          </table:table-cell>
          <table:table-cell table:style-name="ce23" table:formula="of:=ABJAD(MIDB([.$A169];3;200);6;1;1)" office:value-type="string" office:string-value="[م=4][س=0][ع=10][ر=8]" calcext:value-type="string">
            <text:p>[م=4][س=0][ع=10][ر=8]</text:p>
          </table:table-cell>
          <table:table-cell table:style-name="ce15" table:formula="of:=TESBIH([.C169];25;99;33)" office:value-type="string" office:string-value="[4 tur][2X33][22 kalan]" calcext:value-type="string">
            <text:p>[4 tur][2X33][22 kalan]</text:p>
          </table:table-cell>
          <table:table-cell table:style-name="ce6" table:formula="of:=ABJAD(MIDB([.$A169];4;200);7;1)" office:value-type="float" office:value="610" calcext:value-type="float">
            <text:p>610</text:p>
          </table:table-cell>
          <table:table-cell table:style-name="ce23" table:formula="of:=ABJAD(MIDB([.$A169];3;200);7;1;1)" office:value-type="string" office:string-value="[م=40][س=300][ع=70][ر=200]" calcext:value-type="string">
            <text:p>[م=40][س=300][ع=70][ر=200]</text:p>
          </table:table-cell>
          <table:table-cell table:style-name="ce15" table:formula="of:=TESBIH([.F169];25;99;33)" office:value-type="string" office:string-value="[6 tur][16 kalan]" calcext:value-type="string">
            <text:p>[6 tur][16 kalan]</text:p>
          </table:table-cell>
          <table:table-cell table:style-name="ce6" table:formula="of:=ABJAD(MIDB([.$A169];4;200);8;1)" office:value-type="float" office:value="781" calcext:value-type="float">
            <text:p>781</text:p>
          </table:table-cell>
          <table:table-cell table:style-name="ce23" table:formula="of:=ABJAD(MIDB([.$A169];3;200);8;1;1)" office:value-type="string" office:string-value="[م=90][س=360][ع=130][ر=201]" calcext:value-type="string">
            <text:p>[م=90][س=360][ع=130][ر=201]</text:p>
          </table:table-cell>
          <table:table-cell table:style-name="ce15" table:formula="of:=TESBIH([.I169];25;99;33)" office:value-type="string" office:string-value="[7 tur][2X33][22 kalan]" calcext:value-type="string">
            <text:p>[7 tur][2X33][22 kalan]</text:p>
          </table:table-cell>
          <table:table-cell table:style-name="ce6" table:formula="of:=ABJAD(MIDB([.$A169];4;200);9;1)" office:value-type="float" office:value="2355" calcext:value-type="float">
            <text:p>2355</text:p>
          </table:table-cell>
          <table:table-cell table:style-name="ce23" table:formula="of:=ABJAD(MIDB([.$A169];3;200);9;1;1)" office:value-type="string" office:string-value="[م=333][س=1088][ع=432][ر=502]" calcext:value-type="string">
            <text:p>[م=333][س=1088][ع=432][ر=502]</text:p>
          </table:table-cell>
          <table:table-cell table:style-name="ce15" table:formula="of:=TESBIH([.L169];25;99;33)" office:value-type="string" office:string-value="[23 tur][2X33][12 kalan]" calcext:value-type="string">
            <text:p>[23 tur][2X33][12 kalan]</text:p>
          </table:table-cell>
        </table:table-row>
        <table:table-row table:style-name="ro4">
          <table:table-cell table:style-name="ce12" office:value-type="string" calcext:value-type="string">
            <text:p>يا رفيق</text:p>
          </table:table-cell>
          <table:table-cell table:style-name="ce15" office:value-type="string" calcext:value-type="string">
            <text:p>Ya Refik</text:p>
          </table:table-cell>
          <table:table-cell table:style-name="ce6" table:formula="of:=ABJAD(MIDB([.$A170];4;200);6;1)" office:value-type="float" office:value="30" calcext:value-type="float">
            <text:p>30</text:p>
          </table:table-cell>
          <table:table-cell table:style-name="ce23" table:formula="of:=ABJAD(MIDB([.$A170];3;200);6;1;1)" office:value-type="string" office:string-value="[ر=8][ف=8][ي=10][ق=4]" calcext:value-type="string">
            <text:p>[ر=8][ف=8][ي=10][ق=4]</text:p>
          </table:table-cell>
          <table:table-cell table:style-name="ce15" table:formula="of:=TESBIH([.C170];25;99;33)" office:value-type="string" office:string-value="[30 kalan]" calcext:value-type="string">
            <text:p>[30 kalan]</text:p>
          </table:table-cell>
          <table:table-cell table:style-name="ce6" table:formula="of:=ABJAD(MIDB([.$A170];4;200);7;1)" office:value-type="float" office:value="390" calcext:value-type="float">
            <text:p>390</text:p>
          </table:table-cell>
          <table:table-cell table:style-name="ce23" table:formula="of:=ABJAD(MIDB([.$A170];3;200);7;1;1)" office:value-type="string" office:string-value="[ر=200][ف=80][ي=10][ق=100]" calcext:value-type="string">
            <text:p>[ر=200][ف=80][ي=10][ق=100]</text:p>
          </table:table-cell>
          <table:table-cell table:style-name="ce15" table:formula="of:=TESBIH([.F170];25;99;33)" office:value-type="string" office:string-value="[3 tur][2X33][27 kalan]" calcext:value-type="string">
            <text:p>[3 tur][2X33][27 kalan]</text:p>
          </table:table-cell>
          <table:table-cell table:style-name="ce6" table:formula="of:=ABJAD(MIDB([.$A170];4;200);8;1)" office:value-type="float" office:value="474" calcext:value-type="float">
            <text:p>474</text:p>
          </table:table-cell>
          <table:table-cell table:style-name="ce23" table:formula="of:=ABJAD(MIDB([.$A170];3;200);8;1;1)" office:value-type="string" office:string-value="[ر=201][ف=81][ي=11][ق=181]" calcext:value-type="string">
            <text:p>[ر=201][ف=81][ي=11][ق=181]</text:p>
          </table:table-cell>
          <table:table-cell table:style-name="ce15" table:formula="of:=TESBIH([.I170];25;99;33)" office:value-type="string" office:string-value="[4 tur][2X33][12 kalan]" calcext:value-type="string">
            <text:p>[4 tur][2X33][12 kalan]</text:p>
          </table:table-cell>
          <table:table-cell table:style-name="ce6" table:formula="of:=ABJAD(MIDB([.$A170];4;200);9;1)" office:value-type="float" office:value="2485" calcext:value-type="float">
            <text:p>2485</text:p>
          </table:table-cell>
          <table:table-cell table:style-name="ce23" table:formula="of:=ABJAD(MIDB([.$A170];3;200);9;1;1)" office:value-type="string" office:string-value="[ر=502][ف=651][ي=1275][ق=57]" calcext:value-type="string">
            <text:p>[ر=502][ف=651][ي=1275][ق=57]</text:p>
          </table:table-cell>
          <table:table-cell table:style-name="ce15" table:formula="of:=TESBIH([.L170];25;99;33)" office:value-type="string" office:string-value="[25 tur][10 kalan]" calcext:value-type="string">
            <text:p>[25 tur][10 kalan]</text:p>
          </table:table-cell>
        </table:table-row>
        <table:table-row table:style-name="ro3">
          <table:table-cell table:style-name="ce12" office:value-type="string" calcext:value-type="string">
            <text:p>يا شافي</text:p>
          </table:table-cell>
          <table:table-cell table:style-name="ce15" office:value-type="string" calcext:value-type="string">
            <text:p>Ya Şafi</text:p>
          </table:table-cell>
          <table:table-cell table:style-name="ce6" table:formula="of:=ABJAD(MIDB([.$A171];4;200);6;1)" office:value-type="float" office:value="23" calcext:value-type="float">
            <text:p>23</text:p>
          </table:table-cell>
          <table:table-cell table:style-name="ce23" table:formula="of:=ABJAD(MIDB([.$A171];3;200);6;1;1)" office:value-type="string" office:string-value="[ش=4][ا=1][ف=8][ي=10]" calcext:value-type="string">
            <text:p>[ش=4][ا=1][ف=8][ي=10]</text:p>
          </table:table-cell>
          <table:table-cell table:style-name="ce15" table:formula="of:=TESBIH([.C171];25;99;33)" office:value-type="string" office:string-value="[5 tur][1X33][1 kalan]" calcext:value-type="string">
            <text:p>[5 tur][1X33][1 kalan]</text:p>
          </table:table-cell>
          <table:table-cell table:style-name="ce6" table:formula="of:=ABJAD(MIDB([.$A171];4;200);7;1)" office:value-type="float" office:value="1091" calcext:value-type="float">
            <text:p>1091</text:p>
          </table:table-cell>
          <table:table-cell table:style-name="ce23" table:formula="of:=ABJAD(MIDB([.$A171];3;200);7;1;1)" office:value-type="string" office:string-value="[ش=1000][ا=1][ف=80][ي=10]" calcext:value-type="string">
            <text:p>[ش=1000][ا=1][ف=80][ي=10]</text:p>
          </table:table-cell>
          <table:table-cell table:style-name="ce15" table:formula="of:=TESBIH([.F171];25;99;33)" office:value-type="string" office:string-value="[11 tur][2 kalan]" calcext:value-type="string">
            <text:p>[11 tur][2 kalan]</text:p>
          </table:table-cell>
          <table:table-cell table:style-name="ce6" table:formula="of:=ABJAD(MIDB([.$A171];4;200);8;1)" office:value-type="float" office:value="1263" calcext:value-type="float">
            <text:p>1263</text:p>
          </table:table-cell>
          <table:table-cell table:style-name="ce23" table:formula="of:=ABJAD(MIDB([.$A171];3;200);8;1;1)" office:value-type="string" office:string-value="[ش=1060][ا=111][ف=81][ي=11]" calcext:value-type="string">
            <text:p>[ش=1060][ا=111][ف=81][ي=11]</text:p>
          </table:table-cell>
          <table:table-cell table:style-name="ce15" table:formula="of:=TESBIH([.I171];25;99;33)" office:value-type="string" office:string-value="[12 tur][2X33][9 kalan]" calcext:value-type="string">
            <text:p>[12 tur][2X33][9 kalan]</text:p>
          </table:table-cell>
          <table:table-cell table:style-name="ce6" table:formula="of:=ABJAD(MIDB([.$A171];4;200);9;1)" office:value-type="float" office:value="2050" calcext:value-type="float">
            <text:p>2050</text:p>
          </table:table-cell>
          <table:table-cell table:style-name="ce23" table:formula="of:=ABJAD(MIDB([.$A171];3;200);9;1;1)" office:value-type="string" office:string-value="[ش=111][ا=13][ف=651][ي=1275]" calcext:value-type="string">
            <text:p>[ش=111][ا=13][ف=651][ي=1275]</text:p>
          </table:table-cell>
          <table:table-cell table:style-name="ce15" table:formula="of:=TESBIH([.L171];25;99;33)" office:value-type="string" office:string-value="[20 tur][2X33][4 kalan]" calcext:value-type="string">
            <text:p>[20 tur][2X33][4 kalan]</text:p>
          </table:table-cell>
        </table:table-row>
        <table:table-row table:style-name="ro4">
          <table:table-cell table:style-name="ce12" office:value-type="string" calcext:value-type="string">
            <text:p>يا منشئ</text:p>
          </table:table-cell>
          <table:table-cell table:style-name="ce15" office:value-type="string" calcext:value-type="string">
            <text:p>Ya Munşi</text:p>
          </table:table-cell>
          <table:table-cell table:style-name="ce6" table:formula="of:=ABJAD(MIDB([.$A172];4;200);6;1)" office:value-type="float" office:value="21" calcext:value-type="float">
            <text:p>21</text:p>
          </table:table-cell>
          <table:table-cell table:style-name="ce23" table:formula="of:=ABJAD(MIDB([.$A172];3;200);6;1;1)" office:value-type="string" office:string-value="[م=4][ن=2][ش=4][ئ=11]" calcext:value-type="string">
            <text:p>[م=4][ن=2][ش=4][ئ=11]</text:p>
          </table:table-cell>
          <table:table-cell table:style-name="ce15" table:formula="of:=TESBIH([.C172];25;99;33)" office:value-type="string" office:string-value="[4 tur][1X33][12 kalan]" calcext:value-type="string">
            <text:p>[4 tur][1X33][12 kalan]</text:p>
          </table:table-cell>
          <table:table-cell table:style-name="ce6" table:formula="of:=ABJAD(MIDB([.$A172];4;200);7;1)" office:value-type="float" office:value="1101" calcext:value-type="float">
            <text:p>1101</text:p>
          </table:table-cell>
          <table:table-cell table:style-name="ce23" table:formula="of:=ABJAD(MIDB([.$A172];3;200);7;1;1)" office:value-type="string" office:string-value="[م=40][ن=50][ش=1000][ئ=11]" calcext:value-type="string">
            <text:p>[م=40][ن=50][ش=1000][ئ=11]</text:p>
          </table:table-cell>
          <table:table-cell table:style-name="ce15" table:formula="of:=TESBIH([.F172];25;99;33)" office:value-type="string" office:string-value="[11 tur][12 kalan]" calcext:value-type="string">
            <text:p>[11 tur][12 kalan]</text:p>
          </table:table-cell>
          <table:table-cell table:style-name="ce6" table:formula="of:=ABJAD(MIDB([.$A172];4;200);8;1)" office:value-type="float" office:value="1378" calcext:value-type="float">
            <text:p>1378</text:p>
          </table:table-cell>
          <table:table-cell table:style-name="ce23" table:formula="of:=ABJAD(MIDB([.$A172];3;200);8;1;1)" office:value-type="string" office:string-value="[م=90][ن=106][ش=1060][ئ=122]" calcext:value-type="string">
            <text:p>[م=90][ن=106][ش=1060][ئ=122]</text:p>
          </table:table-cell>
          <table:table-cell table:style-name="ce15" table:formula="of:=TESBIH([.I172];25;99;33)" office:value-type="string" office:string-value="[13 tur][2X33][25 kalan]" calcext:value-type="string">
            <text:p>[13 tur][2X33][25 kalan]</text:p>
          </table:table-cell>
          <table:table-cell table:style-name="ce6" table:formula="of:=ABJAD(MIDB([.$A172];4;200);9;1)" office:value-type="float" office:value="2732" calcext:value-type="float">
            <text:p>2732</text:p>
          </table:table-cell>
          <table:table-cell table:style-name="ce23" table:formula="of:=ABJAD(MIDB([.$A172];3;200);9;1;1)" office:value-type="string" office:string-value="[م=333][ن=1000][ش=111][ئ=1288]" calcext:value-type="string">
            <text:p>[م=333][ن=1000][ش=111][ئ=1288]</text:p>
          </table:table-cell>
          <table:table-cell table:style-name="ce15" table:formula="of:=TESBIH([.L172];25;99;33)" office:value-type="string" office:string-value="[27 tur][1X33][26 kalan]" calcext:value-type="string">
            <text:p>[27 tur][1X33][26 kalan]</text:p>
          </table:table-cell>
        </table:table-row>
        <table:table-row table:style-name="ro3">
          <table:table-cell table:style-name="ce12" office:value-type="string" calcext:value-type="string">
            <text:p>يا كاشف</text:p>
          </table:table-cell>
          <table:table-cell table:style-name="ce15" office:value-type="string" calcext:value-type="string">
            <text:p>Ya Kaşif</text:p>
          </table:table-cell>
          <table:table-cell table:style-name="ce6" table:formula="of:=ABJAD(MIDB([.$A173];4;200);6;1)" office:value-type="float" office:value="21" calcext:value-type="float">
            <text:p>21</text:p>
          </table:table-cell>
          <table:table-cell table:style-name="ce23" table:formula="of:=ABJAD(MIDB([.$A173];3;200);6;1;1)" office:value-type="string" office:string-value="[ك=8][ا=1][ش=4][ف=8]" calcext:value-type="string">
            <text:p>[ك=8][ا=1][ش=4][ف=8]</text:p>
          </table:table-cell>
          <table:table-cell table:style-name="ce15" table:formula="of:=TESBIH([.C173];25;99;33)" office:value-type="string" office:string-value="[4 tur][1X33][12 kalan]" calcext:value-type="string">
            <text:p>[4 tur][1X33][12 kalan]</text:p>
          </table:table-cell>
          <table:table-cell table:style-name="ce6" table:formula="of:=ABJAD(MIDB([.$A173];4;200);7;1)" office:value-type="float" office:value="1101" calcext:value-type="float">
            <text:p>1101</text:p>
          </table:table-cell>
          <table:table-cell table:style-name="ce23" table:formula="of:=ABJAD(MIDB([.$A173];3;200);7;1;1)" office:value-type="string" office:string-value="[ك=20][ا=1][ش=1000][ف=80]" calcext:value-type="string">
            <text:p>[ك=20][ا=1][ش=1000][ف=80]</text:p>
          </table:table-cell>
          <table:table-cell table:style-name="ce15" table:formula="of:=TESBIH([.F173];25;99;33)" office:value-type="string" office:string-value="[11 tur][12 kalan]" calcext:value-type="string">
            <text:p>[11 tur][12 kalan]</text:p>
          </table:table-cell>
          <table:table-cell table:style-name="ce6" table:formula="of:=ABJAD(MIDB([.$A173];4;200);8;1)" office:value-type="float" office:value="1353" calcext:value-type="float">
            <text:p>1353</text:p>
          </table:table-cell>
          <table:table-cell table:style-name="ce23" table:formula="of:=ABJAD(MIDB([.$A173];3;200);8;1;1)" office:value-type="string" office:string-value="[ك=101][ا=111][ش=1060][ف=81]" calcext:value-type="string">
            <text:p>[ك=101][ا=111][ش=1060][ف=81]</text:p>
          </table:table-cell>
          <table:table-cell table:style-name="ce15" table:formula="of:=TESBIH([.I173];25;99;33)" office:value-type="string" office:string-value="[13 tur][2X33]" calcext:value-type="string">
            <text:p>[13 tur][2X33]</text:p>
          </table:table-cell>
          <table:table-cell table:style-name="ce6" table:formula="of:=ABJAD(MIDB([.$A173];4;200);9;1)" office:value-type="float" office:value="2105" calcext:value-type="float">
            <text:p>2105</text:p>
          </table:table-cell>
          <table:table-cell table:style-name="ce23" table:formula="of:=ABJAD(MIDB([.$A173];3;200);9;1;1)" office:value-type="string" office:string-value="[ك=1330][ا=13][ش=111][ف=651]" calcext:value-type="string">
            <text:p>[ك=1330][ا=13][ش=111][ف=651]</text:p>
          </table:table-cell>
          <table:table-cell table:style-name="ce15" table:formula="of:=TESBIH([.L173];25;99;33)" office:value-type="string" office:string-value="[21 tur][26 kalan]" calcext:value-type="string">
            <text:p>[21 tur][26 kalan]</text:p>
          </table:table-cell>
        </table:table-row>
        <table:table-row table:style-name="ro3">
          <table:table-cell table:style-name="ce12" office:value-type="string" calcext:value-type="string">
            <text:p>يا تواب</text:p>
          </table:table-cell>
          <table:table-cell table:style-name="ce15" office:value-type="string" calcext:value-type="string">
            <text:p>Ya Tevvab</text:p>
          </table:table-cell>
          <table:table-cell table:style-name="ce6" table:formula="of:=ABJAD(MIDB([.$A174];4;200);6;1)" office:value-type="float" office:value="13" calcext:value-type="float">
            <text:p>13</text:p>
          </table:table-cell>
          <table:table-cell table:style-name="ce23" table:formula="of:=ABJAD(MIDB([.$A174];3;200);6;1;1)" office:value-type="string" office:string-value="[ت=4][و=6][ا=1][ب=2]" calcext:value-type="string">
            <text:p>[ت=4][و=6][ا=1][ب=2]</text:p>
          </table:table-cell>
          <table:table-cell table:style-name="ce15" table:formula="of:=TESBIH([.C174];25;99;33)" office:value-type="string" office:string-value="[1 tur][2X33][4 kalan]" calcext:value-type="string">
            <text:p>[1 tur][2X33][4 kalan]</text:p>
          </table:table-cell>
          <table:table-cell table:style-name="ce6" table:formula="of:=ABJAD(MIDB([.$A174];4;200);7;1)" office:value-type="float" office:value="409" calcext:value-type="float">
            <text:p>409</text:p>
          </table:table-cell>
          <table:table-cell table:style-name="ce23" table:formula="of:=ABJAD(MIDB([.$A174];3;200);7;1;1)" office:value-type="string" office:string-value="[ت=400][و=6][ا=1][ب=2]" calcext:value-type="string">
            <text:p>[ت=400][و=6][ا=1][ب=2]</text:p>
          </table:table-cell>
          <table:table-cell table:style-name="ce15" table:formula="of:=TESBIH([.F174];25;99;33)" office:value-type="string" office:string-value="[4 tur][13 kalan]" calcext:value-type="string">
            <text:p>[4 tur][13 kalan]</text:p>
          </table:table-cell>
          <table:table-cell table:style-name="ce6" table:formula="of:=ABJAD(MIDB([.$A174];4;200);8;1)" office:value-type="float" office:value="528" calcext:value-type="float">
            <text:p>528</text:p>
          </table:table-cell>
          <table:table-cell table:style-name="ce23" table:formula="of:=ABJAD(MIDB([.$A174];3;200);8;1;1)" office:value-type="string" office:string-value="[ت=401][و=13][ا=111][ب=3]" calcext:value-type="string">
            <text:p>[ت=401][و=13][ا=111][ب=3]</text:p>
          </table:table-cell>
          <table:table-cell table:style-name="ce15" table:formula="of:=TESBIH([.I174];25;99;33)" office:value-type="string" office:string-value="[5 tur][1X33]" calcext:value-type="string">
            <text:p>[5 tur][1X33]</text:p>
          </table:table-cell>
          <table:table-cell table:style-name="ce6" table:formula="of:=ABJAD(MIDB([.$A174];4;200);9;1)" office:value-type="float" office:value="1650" calcext:value-type="float">
            <text:p>1650</text:p>
          </table:table-cell>
          <table:table-cell table:style-name="ce23" table:formula="of:=ABJAD(MIDB([.$A174];3;200);9;1;1)" office:value-type="string" office:string-value="[ت=330][و=705][ا=13][ب=602]" calcext:value-type="string">
            <text:p>[ت=330][و=705][ا=13][ب=602]</text:p>
          </table:table-cell>
          <table:table-cell table:style-name="ce15" table:formula="of:=TESBIH([.L174];25;99;33)" office:value-type="string" office:string-value="[16 tur][2X33]" calcext:value-type="string">
            <text:p>[16 tur][2X33]</text:p>
          </table:table-cell>
        </table:table-row>
        <table:table-row table:style-name="ro3">
          <table:table-cell table:style-name="ce12" office:value-type="string" calcext:value-type="string">
            <text:p>يا كاتب</text:p>
          </table:table-cell>
          <table:table-cell table:style-name="ce15" office:value-type="string" calcext:value-type="string">
            <text:p>Ya Katib</text:p>
          </table:table-cell>
          <table:table-cell table:style-name="ce6" table:formula="of:=ABJAD(MIDB([.$A175];4;200);6;1)" office:value-type="float" office:value="15" calcext:value-type="float">
            <text:p>15</text:p>
          </table:table-cell>
          <table:table-cell table:style-name="ce23" table:formula="of:=ABJAD(MIDB([.$A175];3;200);6;1;1)" office:value-type="string" office:string-value="[ك=8][ا=1][ت=4][ب=2]" calcext:value-type="string">
            <text:p>[ك=8][ا=1][ت=4][ب=2]</text:p>
          </table:table-cell>
          <table:table-cell table:style-name="ce15" table:formula="of:=TESBIH([.C175];25;99;33)" office:value-type="string" office:string-value="[2 tur][27 kalan]" calcext:value-type="string">
            <text:p>[2 tur][27 kalan]</text:p>
          </table:table-cell>
          <table:table-cell table:style-name="ce6" table:formula="of:=ABJAD(MIDB([.$A175];4;200);7;1)" office:value-type="float" office:value="423" calcext:value-type="float">
            <text:p>423</text:p>
          </table:table-cell>
          <table:table-cell table:style-name="ce23" table:formula="of:=ABJAD(MIDB([.$A175];3;200);7;1;1)" office:value-type="string" office:string-value="[ك=20][ا=1][ت=400][ب=2]" calcext:value-type="string">
            <text:p>[ك=20][ا=1][ت=400][ب=2]</text:p>
          </table:table-cell>
          <table:table-cell table:style-name="ce15" table:formula="of:=TESBIH([.F175];25;99;33)" office:value-type="string" office:string-value="[4 tur][27 kalan]" calcext:value-type="string">
            <text:p>[4 tur][27 kalan]</text:p>
          </table:table-cell>
          <table:table-cell table:style-name="ce6" table:formula="of:=ABJAD(MIDB([.$A175];4;200);8;1)" office:value-type="float" office:value="616" calcext:value-type="float">
            <text:p>616</text:p>
          </table:table-cell>
          <table:table-cell table:style-name="ce23" table:formula="of:=ABJAD(MIDB([.$A175];3;200);8;1;1)" office:value-type="string" office:string-value="[ك=101][ا=111][ت=401][ب=3]" calcext:value-type="string">
            <text:p>[ك=101][ا=111][ت=401][ب=3]</text:p>
          </table:table-cell>
          <table:table-cell table:style-name="ce15" table:formula="of:=TESBIH([.I175];25;99;33)" office:value-type="string" office:string-value="[6 tur][22 kalan]" calcext:value-type="string">
            <text:p>[6 tur][22 kalan]</text:p>
          </table:table-cell>
          <table:table-cell table:style-name="ce6" table:formula="of:=ABJAD(MIDB([.$A175];4;200);9;1)" office:value-type="float" office:value="2275" calcext:value-type="float">
            <text:p>2275</text:p>
          </table:table-cell>
          <table:table-cell table:style-name="ce23" table:formula="of:=ABJAD(MIDB([.$A175];3;200);9;1;1)" office:value-type="string" office:string-value="[ك=1330][ا=13][ت=330][ب=602]" calcext:value-type="string">
            <text:p>[ك=1330][ا=13][ت=330][ب=602]</text:p>
          </table:table-cell>
          <table:table-cell table:style-name="ce15" table:formula="of:=TESBIH([.L175];25;99;33)" office:value-type="string" office:string-value="[22 tur][2X33][31 kalan]" calcext:value-type="string">
            <text:p>[22 tur][2X33][31 kalan]</text:p>
          </table:table-cell>
        </table:table-row>
        <table:table-row table:style-name="ro10">
          <table:table-cell table:style-name="ce12" office:value-type="string" calcext:value-type="string">
            <text:p>يا شديد المحال</text:p>
          </table:table-cell>
          <table:table-cell table:style-name="ce15" office:value-type="string" calcext:value-type="string">
            <text:p>Ya Şedid’el Mihal</text:p>
          </table:table-cell>
          <table:table-cell table:style-name="ce6" table:formula="of:=ABJAD(MIDB([.$A176];4;200);6;1)" office:value-type="float" office:value="48" calcext:value-type="float">
            <text:p>48</text:p>
          </table:table-cell>
          <table:table-cell table:style-name="ce23" table:formula="of:=ABJAD(MIDB([.$A176];3;200);6;1;1)" office:value-type="string" office:string-value="[ش=4][د=4][ي=10][د=4][ا=1][ل=6][م=4][ح=8][ا=1][ل=6]" calcext:value-type="string">
            <text:p>[ش=4][د=4][ي=10][د=4][ا=1][ل=6][م=4][ح=8][ا=1][ل=6]</text:p>
          </table:table-cell>
          <table:table-cell table:style-name="ce15" table:formula="of:=TESBIH([.C176];25;99;33)" office:value-type="string" office:string-value="[1X33][15 kalan]" calcext:value-type="string">
            <text:p>[1X33][15 kalan]</text:p>
          </table:table-cell>
          <table:table-cell table:style-name="ce6" table:formula="of:=ABJAD(MIDB([.$A176];4;200);7;1)" office:value-type="float" office:value="1128" calcext:value-type="float">
            <text:p>1128</text:p>
          </table:table-cell>
          <table:table-cell table:style-name="ce23" table:formula="of:=ABJAD(MIDB([.$A176];3;200);7;1;1)" office:value-type="string" office:string-value="[ش=1000][د=4][ي=10][د=4][ا=1][ل=30][م=40][ح=8][ا=1][ل=30]" calcext:value-type="string">
            <text:p>[ش=1000][د=4][ي=10][د=4][ا=1][ل=30][م=40][ح=8][ا=1][ل=30]</text:p>
          </table:table-cell>
          <table:table-cell table:style-name="ce15" table:formula="of:=TESBIH([.F176];25;99;33)" office:value-type="string" office:string-value="[11 tur][1X33][6 kalan]" calcext:value-type="string">
            <text:p>[11 tur][1X33][6 kalan]</text:p>
          </table:table-cell>
          <table:table-cell table:style-name="ce6" table:formula="of:=ABJAD(MIDB([.$A176];4;200);8;1)" office:value-type="float" office:value="1604" calcext:value-type="float">
            <text:p>1604</text:p>
          </table:table-cell>
          <table:table-cell table:style-name="ce23" table:formula="of:=ABJAD(MIDB([.$A176];3;200);8;1;1)" office:value-type="string" office:string-value="[ش=1060][د=35][ي=11][د=35][ا=111][ل=71][م=90][ح=9][ا=111][ل=71]" calcext:value-type="string">
            <text:p>[ش=1060][د=35][ي=11][د=35][ا=111][ل=71][م=90][ح=9][ا=111][ل=71]</text:p>
          </table:table-cell>
          <table:table-cell table:style-name="ce15" table:formula="of:=TESBIH([.I176];25;99;33)" office:value-type="string" office:string-value="[16 tur][20 kalan]" calcext:value-type="string">
            <text:p>[16 tur][20 kalan]</text:p>
          </table:table-cell>
          <table:table-cell table:style-name="ce6" table:formula="of:=ABJAD(MIDB([.$A176];4;200);9;1)" office:value-type="float" office:value="5089" calcext:value-type="float">
            <text:p>5089</text:p>
          </table:table-cell>
          <table:table-cell table:style-name="ce23" table:formula="of:=ABJAD(MIDB([.$A176];3;200);9;1;1)" office:value-type="string" office:string-value="[ش=111][د=278][ي=1275][د=278][ا=13][ل=1091][م=333][ح=606][ا=13][ل=1091]" calcext:value-type="string">
            <text:p>[ش=111][د=278][ي=1275][د=278][ا=13][ل=1091][م=333][ح=606][ا=13][ل=1091]</text:p>
          </table:table-cell>
          <table:table-cell table:style-name="ce15" table:formula="of:=TESBIH([.L176];25;99;33)" office:value-type="string" office:string-value="[51 tur][1X33][7 kalan]" calcext:value-type="string">
            <text:p>[51 tur][1X33][7 kalan]</text:p>
          </table:table-cell>
        </table:table-row>
        <table:table-row table:style-name="ro2">
          <table:table-cell table:style-name="ce12" office:value-type="string" calcext:value-type="string">
            <text:p>يا تام</text:p>
          </table:table-cell>
          <table:table-cell table:style-name="ce15" office:value-type="string" calcext:value-type="string">
            <text:p>Ya Tam</text:p>
          </table:table-cell>
          <table:table-cell table:style-name="ce6" table:formula="of:=ABJAD(MIDB([.$A177];4;200);6;1)" office:value-type="float" office:value="9" calcext:value-type="float">
            <text:p>9</text:p>
          </table:table-cell>
          <table:table-cell table:style-name="ce23" table:formula="of:=ABJAD(MIDB([.$A177];3;200);6;1;1)" office:value-type="string" office:string-value="[ت=4][ا=1][م=4]" calcext:value-type="string">
            <text:p>[ت=4][ا=1][م=4]</text:p>
          </table:table-cell>
          <table:table-cell table:style-name="ce15" table:formula="of:=TESBIH([.C177];25;99;33)" office:value-type="string" office:string-value="[2X33][15 kalan]" calcext:value-type="string">
            <text:p>[2X33][15 kalan]</text:p>
          </table:table-cell>
          <table:table-cell table:style-name="ce6" table:formula="of:=ABJAD(MIDB([.$A177];4;200);7;1)" office:value-type="float" office:value="441" calcext:value-type="float">
            <text:p>441</text:p>
          </table:table-cell>
          <table:table-cell table:style-name="ce23" table:formula="of:=ABJAD(MIDB([.$A177];3;200);7;1;1)" office:value-type="string" office:string-value="[ت=400][ا=1][م=40]" calcext:value-type="string">
            <text:p>[ت=400][ا=1][م=40]</text:p>
          </table:table-cell>
          <table:table-cell table:style-name="ce15" table:formula="of:=TESBIH([.F177];25;99;33)" office:value-type="string" office:string-value="[4 tur][1X33][12 kalan]" calcext:value-type="string">
            <text:p>[4 tur][1X33][12 kalan]</text:p>
          </table:table-cell>
          <table:table-cell table:style-name="ce6" table:formula="of:=ABJAD(MIDB([.$A177];4;200);8;1)" office:value-type="float" office:value="602" calcext:value-type="float">
            <text:p>602</text:p>
          </table:table-cell>
          <table:table-cell table:style-name="ce23" table:formula="of:=ABJAD(MIDB([.$A177];3;200);8;1;1)" office:value-type="string" office:string-value="[ت=401][ا=111][م=90]" calcext:value-type="string">
            <text:p>[ت=401][ا=111][م=90]</text:p>
          </table:table-cell>
          <table:table-cell table:style-name="ce15" table:formula="of:=TESBIH([.I177];25;99;33)" office:value-type="string" office:string-value="[6 tur][8 kalan]" calcext:value-type="string">
            <text:p>[6 tur][8 kalan]</text:p>
          </table:table-cell>
          <table:table-cell table:style-name="ce6" table:formula="of:=ABJAD(MIDB([.$A177];4;200);9;1)" office:value-type="float" office:value="676" calcext:value-type="float">
            <text:p>676</text:p>
          </table:table-cell>
          <table:table-cell table:style-name="ce23" table:formula="of:=ABJAD(MIDB([.$A177];3;200);9;1;1)" office:value-type="string" office:string-value="[ت=330][ا=13][م=333]" calcext:value-type="string">
            <text:p>[ت=330][ا=13][م=333]</text:p>
          </table:table-cell>
          <table:table-cell table:style-name="ce15" table:formula="of:=TESBIH([.L177];25;99;33)" office:value-type="string" office:string-value="[6 tur][2X33][16 kalan]" calcext:value-type="string">
            <text:p>[6 tur][2X33][16 kalan]</text:p>
          </table:table-cell>
        </table:table-row>
        <table:table-row table:style-name="ro10">
          <table:table-cell table:style-name="ce12" office:value-type="string" calcext:value-type="string">
            <text:p>يا سريع الحساب</text:p>
          </table:table-cell>
          <table:table-cell table:style-name="ce15" office:value-type="string" calcext:value-type="string">
            <text:p>Ya Seri’ul Hisab</text:p>
          </table:table-cell>
          <table:table-cell table:style-name="ce6" table:formula="of:=ABJAD(MIDB([.$A178];4;200);6;1)" office:value-type="float" office:value="46" calcext:value-type="float">
            <text:p>46</text:p>
          </table:table-cell>
          <table:table-cell table:style-name="ce23" table:formula="of:=ABJAD(MIDB([.$A178];3;200);6;1;1)" office:value-type="string" office:string-value="[س=0][ر=8][ي=10][ع=10][ا=1][ل=6][ح=8][س=0][ا=1][ب=2]" calcext:value-type="string">
            <text:p>[س=0][ر=8][ي=10][ع=10][ا=1][ل=6][ح=8][س=0][ا=1][ب=2]</text:p>
          </table:table-cell>
          <table:table-cell table:style-name="ce15" table:formula="of:=TESBIH([.C178];25;99;33)" office:value-type="string" office:string-value="[1X33][13 kalan]" calcext:value-type="string">
            <text:p>[1X33][13 kalan]</text:p>
          </table:table-cell>
          <table:table-cell table:style-name="ce6" table:formula="of:=ABJAD(MIDB([.$A178];4;200);7;1)" office:value-type="float" office:value="922" calcext:value-type="float">
            <text:p>922</text:p>
          </table:table-cell>
          <table:table-cell table:style-name="ce23" table:formula="of:=ABJAD(MIDB([.$A178];3;200);7;1;1)" office:value-type="string" office:string-value="[س=300][ر=200][ي=10][ع=70][ا=1][ل=30][ح=8][س=300][ا=1][ب=2]" calcext:value-type="string">
            <text:p>[س=300][ر=200][ي=10][ع=70][ا=1][ل=30][ح=8][س=300][ا=1][ب=2]</text:p>
          </table:table-cell>
          <table:table-cell table:style-name="ce15" table:formula="of:=TESBIH([.F178];25;99;33)" office:value-type="string" office:string-value="[9 tur][31 kalan]" calcext:value-type="string">
            <text:p>[9 tur][31 kalan]</text:p>
          </table:table-cell>
          <table:table-cell table:style-name="ce6" table:formula="of:=ABJAD(MIDB([.$A178];4;200);8;1)" office:value-type="float" office:value="1367" calcext:value-type="float">
            <text:p>1367</text:p>
          </table:table-cell>
          <table:table-cell table:style-name="ce23" table:formula="of:=ABJAD(MIDB([.$A178];3;200);8;1;1)" office:value-type="string" office:string-value="[س=360][ر=201][ي=11][ع=130][ا=111][ل=71][ح=9][س=360][ا=111][ب=3]" calcext:value-type="string">
            <text:p>[س=360][ر=201][ي=11][ع=130][ا=111][ل=71][ح=9][س=360][ا=111][ب=3]</text:p>
          </table:table-cell>
          <table:table-cell table:style-name="ce15" table:formula="of:=TESBIH([.I178];25;99;33)" office:value-type="string" office:string-value="[13 tur][2X33][14 kalan]" calcext:value-type="string">
            <text:p>[13 tur][2X33][14 kalan]</text:p>
          </table:table-cell>
          <table:table-cell table:style-name="ce6" table:formula="of:=ABJAD(MIDB([.$A178];4;200);9;1)" office:value-type="float" office:value="6710" calcext:value-type="float">
            <text:p>6710</text:p>
          </table:table-cell>
          <table:table-cell table:style-name="ce23" table:formula="of:=ABJAD(MIDB([.$A178];3;200);9;1;1)" office:value-type="string" office:string-value="[س=1088][ر=502][ي=1275][ع=432][ا=13][ل=1091][ح=606][س=1088][ا=13][ب=602]" calcext:value-type="string">
            <text:p>[س=1088][ر=502][ي=1275][ع=432][ا=13][ل=1091][ح=606][س=1088][ا=13][ب=602]</text:p>
          </table:table-cell>
          <table:table-cell table:style-name="ce15" table:formula="of:=TESBIH([.L178];25;99;33)" office:value-type="string" office:string-value="[67 tur][2X33][11 kalan]" calcext:value-type="string">
            <text:p>[67 tur][2X33][11 kalan]</text:p>
          </table:table-cell>
        </table:table-row>
        <table:table-row table:style-name="ro10">
          <table:table-cell table:style-name="ce12" office:value-type="string" calcext:value-type="string">
            <text:p>يا عدو الكافرين</text:p>
          </table:table-cell>
          <table:table-cell table:style-name="ce15" office:value-type="string" calcext:value-type="string">
            <text:p>Ya Aduv’el Kafirin</text:p>
          </table:table-cell>
          <table:table-cell table:style-name="ce6" table:formula="of:=ABJAD(MIDB([.$A179];4;200);6;1)" office:value-type="float" office:value="64" calcext:value-type="float">
            <text:p>64</text:p>
          </table:table-cell>
          <table:table-cell table:style-name="ce23" table:formula="of:=ABJAD(MIDB([.$A179];3;200);6;1;1)" office:value-type="string" office:string-value="[ع=10][د=4][و=6][ا=1][ل=6][ك=8][ا=1][ف=8][ر=8][ي=10][ن=2]" calcext:value-type="string">
            <text:p>[ع=10][د=4][و=6][ا=1][ل=6][ك=8][ا=1][ف=8][ر=8][ي=10][ن=2]</text:p>
          </table:table-cell>
          <table:table-cell table:style-name="ce15" table:formula="of:=TESBIH([.C179];25;99;33)" office:value-type="string" office:string-value="[1X33][31 kalan]" calcext:value-type="string">
            <text:p>[1X33][31 kalan]</text:p>
          </table:table-cell>
          <table:table-cell table:style-name="ce6" table:formula="of:=ABJAD(MIDB([.$A179];4;200);7;1)" office:value-type="float" office:value="472" calcext:value-type="float">
            <text:p>472</text:p>
          </table:table-cell>
          <table:table-cell table:style-name="ce23" table:formula="of:=ABJAD(MIDB([.$A179];3;200);7;1;1)" office:value-type="string" office:string-value="[ع=70][د=4][و=6][ا=1][ل=30][ك=20][ا=1][ف=80][ر=200][ي=10][ن=50]" calcext:value-type="string">
            <text:p>[ع=70][د=4][و=6][ا=1][ل=30][ك=20][ا=1][ف=80][ر=200][ي=10][ن=50]</text:p>
          </table:table-cell>
          <table:table-cell table:style-name="ce15" table:formula="of:=TESBIH([.F179];25;99;33)" office:value-type="string" office:string-value="[4 tur][2X33][10 kalan]" calcext:value-type="string">
            <text:p>[4 tur][2X33][10 kalan]</text:p>
          </table:table-cell>
          <table:table-cell table:style-name="ce6" table:formula="of:=ABJAD(MIDB([.$A179];4;200);8;1)" office:value-type="float" office:value="971" calcext:value-type="float">
            <text:p>971</text:p>
          </table:table-cell>
          <table:table-cell table:style-name="ce23" table:formula="of:=ABJAD(MIDB([.$A179];3;200);8;1;1)" office:value-type="string" office:string-value="[ع=130][د=35][و=13][ا=111][ل=71][ك=101][ا=111][ف=81][ر=201][ي=11][ن=106]" calcext:value-type="string">
            <text:p>[ع=130][د=35][و=13][ا=111][ل=71][ك=101][ا=111][ف=81][ر=201][ي=11][ن=106]</text:p>
          </table:table-cell>
          <table:table-cell table:style-name="ce15" table:formula="of:=TESBIH([.I179];25;99;33)" office:value-type="string" office:string-value="[9 tur][2X33][14 kalan]" calcext:value-type="string">
            <text:p>[9 tur][2X33][14 kalan]</text:p>
          </table:table-cell>
          <table:table-cell table:style-name="ce6" table:formula="of:=ABJAD(MIDB([.$A179];4;200);9;1)" office:value-type="float" office:value="7290" calcext:value-type="float">
            <text:p>7290</text:p>
          </table:table-cell>
          <table:table-cell table:style-name="ce23" table:formula="of:=ABJAD(MIDB([.$A179];3;200);9;1;1)" office:value-type="string" office:string-value="[ع=432][د=278][و=705][ا=13][ل=1091][ك=1330][ا=13][ف=651][ر=502][ي=1275][ن=1000]" calcext:value-type="string">
            <text:p>[ع=432][د=278][و=705][ا=13][ل=1091][ك=1330][ا=13][ف=651][ر=502][ي=1275][ن=1000]</text:p>
          </table:table-cell>
          <table:table-cell table:style-name="ce15" table:formula="of:=TESBIH([.L179];25;99;33)" office:value-type="string" office:string-value="[73 tur][1X33][30 kalan]" calcext:value-type="string">
            <text:p>[73 tur][1X33][30 kalan]</text:p>
          </table:table-cell>
        </table:table-row>
        <table:table-row table:style-name="ro7">
          <table:table-cell table:style-name="ce12" office:value-type="string" calcext:value-type="string">
            <text:p>يا فعال لما يريد</text:p>
          </table:table-cell>
          <table:table-cell table:style-name="ce15" office:value-type="string" calcext:value-type="string">
            <text:p>Ya Faale lima Yurid</text:p>
          </table:table-cell>
          <table:table-cell table:style-name="ce6" table:formula="of:=ABJAD(MIDB([.$A180];4;200);6;1)" office:value-type="float" office:value="68" calcext:value-type="float">
            <text:p>68</text:p>
          </table:table-cell>
          <table:table-cell table:style-name="ce23" table:formula="of:=ABJAD(MIDB([.$A180];3;200);6;1;1)" office:value-type="string" office:string-value="[ف=8][ع=10][ا=1][ل=6][ل=6][م=4][ا=1][ي=10][ر=8][ي=10][د=4]" calcext:value-type="string">
            <text:p>[ف=8][ع=10][ا=1][ل=6][ل=6][م=4][ا=1][ي=10][ر=8][ي=10][د=4]</text:p>
          </table:table-cell>
          <table:table-cell table:style-name="ce15" table:formula="of:=TESBIH([.C180];25;99;33)" office:value-type="string" office:string-value="[2X33][2 kalan]" calcext:value-type="string">
            <text:p>[2X33][2 kalan]</text:p>
          </table:table-cell>
          <table:table-cell table:style-name="ce6" table:formula="of:=ABJAD(MIDB([.$A180];4;200);7;1)" office:value-type="float" office:value="476" calcext:value-type="float">
            <text:p>476</text:p>
          </table:table-cell>
          <table:table-cell table:style-name="ce23" table:formula="of:=ABJAD(MIDB([.$A180];3;200);7;1;1)" office:value-type="string" office:string-value="[ف=80][ع=70][ا=1][ل=30][ل=30][م=40][ا=1][ي=10][ر=200][ي=10][د=4]" calcext:value-type="string">
            <text:p>[ف=80][ع=70][ا=1][ل=30][ل=30][م=40][ا=1][ي=10][ر=200][ي=10][د=4]</text:p>
          </table:table-cell>
          <table:table-cell table:style-name="ce15" table:formula="of:=TESBIH([.F180];25;99;33)" office:value-type="string" office:string-value="[4 tur][2X33][14 kalan]" calcext:value-type="string">
            <text:p>[4 tur][2X33][14 kalan]</text:p>
          </table:table-cell>
          <table:table-cell table:style-name="ce6" table:formula="of:=ABJAD(MIDB([.$A180];4;200);8;1)" office:value-type="float" office:value="923" calcext:value-type="float">
            <text:p>923</text:p>
          </table:table-cell>
          <table:table-cell table:style-name="ce23" table:formula="of:=ABJAD(MIDB([.$A180];3;200);8;1;1)" office:value-type="string" office:string-value="[ف=81][ع=130][ا=111][ل=71][ل=71][م=90][ا=111][ي=11][ر=201][ي=11][د=35]" calcext:value-type="string">
            <text:p>[ف=81][ع=130][ا=111][ل=71][ل=71][م=90][ا=111][ي=11][ر=201][ي=11][د=35]</text:p>
          </table:table-cell>
          <table:table-cell table:style-name="ce15" table:formula="of:=TESBIH([.I180];25;99;33)" office:value-type="string" office:string-value="[9 tur][32 kalan]" calcext:value-type="string">
            <text:p>[9 tur][32 kalan]</text:p>
          </table:table-cell>
          <table:table-cell table:style-name="ce6" table:formula="of:=ABJAD(MIDB([.$A180];4;200);9;1)" office:value-type="float" office:value="6954" calcext:value-type="float">
            <text:p>6954</text:p>
          </table:table-cell>
          <table:table-cell table:style-name="ce23" table:formula="of:=ABJAD(MIDB([.$A180];3;200);9;1;1)" office:value-type="string" office:string-value="[ف=651][ع=432][ا=13][ل=1091][ل=1091][م=333][ا=13][ي=1275][ر=502][ي=1275][د=278]" calcext:value-type="string">
            <text:p>[ف=651][ع=432][ا=13][ل=1091][ل=1091][م=333][ا=13][ي=1275][ر=502][ي=1275][د=278]</text:p>
          </table:table-cell>
          <table:table-cell table:style-name="ce15" table:formula="of:=TESBIH([.L180];25;99;33)" office:value-type="string" office:string-value="[70 tur][24 kalan]" calcext:value-type="string">
            <text:p>[70 tur][24 kalan]</text:p>
          </table:table-cell>
        </table:table-row>
        <table:table-row table:style-name="ro11">
          <table:table-cell table:style-name="ce12" office:value-type="string" calcext:value-type="string">
            <text:p>يا مبتلي</text:p>
          </table:table-cell>
          <table:table-cell table:style-name="ce15" office:value-type="string" calcext:value-type="string">
            <text:p>Ya Mubtali</text:p>
          </table:table-cell>
          <table:table-cell table:style-name="ce6" table:formula="of:=ABJAD(MIDB([.$A181];4;200);6;1)" office:value-type="float" office:value="26" calcext:value-type="float">
            <text:p>26</text:p>
          </table:table-cell>
          <table:table-cell table:style-name="ce23" table:formula="of:=ABJAD(MIDB([.$A181];3;200);6;1;1)" office:value-type="string" office:string-value="[م=4][ب=2][ت=4][ل=6][ي=10]" calcext:value-type="string">
            <text:p>[م=4][ب=2][ت=4][ل=6][ي=10]</text:p>
          </table:table-cell>
          <table:table-cell table:style-name="ce15" table:formula="of:=TESBIH([.C181];25;99;33)" office:value-type="string" office:string-value="[26 kalan]" calcext:value-type="string">
            <text:p>[26 kalan]</text:p>
          </table:table-cell>
          <table:table-cell table:style-name="ce6" table:formula="of:=ABJAD(MIDB([.$A181];4;200);7;1)" office:value-type="float" office:value="482" calcext:value-type="float">
            <text:p>482</text:p>
          </table:table-cell>
          <table:table-cell table:style-name="ce23" table:formula="of:=ABJAD(MIDB([.$A181];3;200);7;1;1)" office:value-type="string" office:string-value="[م=40][ب=2][ت=400][ل=30][ي=10]" calcext:value-type="string">
            <text:p>[م=40][ب=2][ت=400][ل=30][ي=10]</text:p>
          </table:table-cell>
          <table:table-cell table:style-name="ce15" table:formula="of:=TESBIH([.F181];25;99;33)" office:value-type="string" office:string-value="[4 tur][2X33][20 kalan]" calcext:value-type="string">
            <text:p>[4 tur][2X33][20 kalan]</text:p>
          </table:table-cell>
          <table:table-cell table:style-name="ce6" table:formula="of:=ABJAD(MIDB([.$A181];4;200);8;1)" office:value-type="float" office:value="576" calcext:value-type="float">
            <text:p>576</text:p>
          </table:table-cell>
          <table:table-cell table:style-name="ce23" table:formula="of:=ABJAD(MIDB([.$A181];3;200);8;1;1)" office:value-type="string" office:string-value="[م=90][ب=3][ت=401][ل=71][ي=11]" calcext:value-type="string">
            <text:p>[م=90][ب=3][ت=401][ل=71][ي=11]</text:p>
          </table:table-cell>
          <table:table-cell table:style-name="ce15" table:formula="of:=TESBIH([.I181];25;99;33)" office:value-type="string" office:string-value="[5 tur][2X33][15 kalan]" calcext:value-type="string">
            <text:p>[5 tur][2X33][15 kalan]</text:p>
          </table:table-cell>
          <table:table-cell table:style-name="ce6" table:formula="of:=ABJAD(MIDB([.$A181];4;200);9;1)" office:value-type="float" office:value="3631" calcext:value-type="float">
            <text:p>3631</text:p>
          </table:table-cell>
          <table:table-cell table:style-name="ce23" table:formula="of:=ABJAD(MIDB([.$A181];3;200);9;1;1)" office:value-type="string" office:string-value="[م=333][ب=602][ت=330][ل=1091][ي=1275]" calcext:value-type="string">
            <text:p>[م=333][ب=602][ت=330][ل=1091][ي=1275]</text:p>
          </table:table-cell>
          <table:table-cell table:style-name="ce15" table:formula="of:=TESBIH([.L181];25;99;33)" office:value-type="string" office:string-value="[36 tur][2X33][1 kalan]" calcext:value-type="string">
            <text:p>[36 tur][2X33][1 kalan]</text:p>
          </table:table-cell>
        </table:table-row>
        <table:table-row table:style-name="ro3">
          <table:table-cell table:style-name="ce12" office:value-type="string" calcext:value-type="string">
            <text:p>يا فاتح</text:p>
          </table:table-cell>
          <table:table-cell table:style-name="ce15" office:value-type="string" calcext:value-type="string">
            <text:p>Ya Fatih</text:p>
          </table:table-cell>
          <table:table-cell table:style-name="ce6" table:formula="of:=ABJAD(MIDB([.$A182];4;200);6;1)" office:value-type="float" office:value="21" calcext:value-type="float">
            <text:p>21</text:p>
          </table:table-cell>
          <table:table-cell table:style-name="ce23" table:formula="of:=ABJAD(MIDB([.$A182];3;200);6;1;1)" office:value-type="string" office:string-value="[ف=8][ا=1][ت=4][ح=8]" calcext:value-type="string">
            <text:p>[ف=8][ا=1][ت=4][ح=8]</text:p>
          </table:table-cell>
          <table:table-cell table:style-name="ce15" table:formula="of:=TESBIH([.C182];25;99;33)" office:value-type="string" office:string-value="[4 tur][1X33][12 kalan]" calcext:value-type="string">
            <text:p>[4 tur][1X33][12 kalan]</text:p>
          </table:table-cell>
          <table:table-cell table:style-name="ce6" table:formula="of:=ABJAD(MIDB([.$A182];4;200);7;1)" office:value-type="float" office:value="489" calcext:value-type="float">
            <text:p>489</text:p>
          </table:table-cell>
          <table:table-cell table:style-name="ce23" table:formula="of:=ABJAD(MIDB([.$A182];3;200);7;1;1)" office:value-type="string" office:string-value="[ف=80][ا=1][ت=400][ح=8]" calcext:value-type="string">
            <text:p>[ف=80][ا=1][ت=400][ح=8]</text:p>
          </table:table-cell>
          <table:table-cell table:style-name="ce15" table:formula="of:=TESBIH([.F182];25;99;33)" office:value-type="string" office:string-value="[4 tur][2X33][27 kalan]" calcext:value-type="string">
            <text:p>[4 tur][2X33][27 kalan]</text:p>
          </table:table-cell>
          <table:table-cell table:style-name="ce6" table:formula="of:=ABJAD(MIDB([.$A182];4;200);8;1)" office:value-type="float" office:value="602" calcext:value-type="float">
            <text:p>602</text:p>
          </table:table-cell>
          <table:table-cell table:style-name="ce23" table:formula="of:=ABJAD(MIDB([.$A182];3;200);8;1;1)" office:value-type="string" office:string-value="[ف=81][ا=111][ت=401][ح=9]" calcext:value-type="string">
            <text:p>[ف=81][ا=111][ت=401][ح=9]</text:p>
          </table:table-cell>
          <table:table-cell table:style-name="ce15" table:formula="of:=TESBIH([.I182];25;99;33)" office:value-type="string" office:string-value="[6 tur][8 kalan]" calcext:value-type="string">
            <text:p>[6 tur][8 kalan]</text:p>
          </table:table-cell>
          <table:table-cell table:style-name="ce6" table:formula="of:=ABJAD(MIDB([.$A182];4;200);9;1)" office:value-type="float" office:value="1600" calcext:value-type="float">
            <text:p>1600</text:p>
          </table:table-cell>
          <table:table-cell table:style-name="ce23" table:formula="of:=ABJAD(MIDB([.$A182];3;200);9;1;1)" office:value-type="string" office:string-value="[ف=651][ا=13][ت=330][ح=606]" calcext:value-type="string">
            <text:p>[ف=651][ا=13][ت=330][ح=606]</text:p>
          </table:table-cell>
          <table:table-cell table:style-name="ce15" table:formula="of:=TESBIH([.L182];25;99;33)" office:value-type="string" office:string-value="[16 tur][16 kalan]" calcext:value-type="string">
            <text:p>[16 tur][16 kalan]</text:p>
          </table:table-cell>
        </table:table-row>
        <table:table-row table:style-name="ro3">
          <table:table-cell table:style-name="ce12" office:value-type="string" calcext:value-type="string">
            <text:p>يا فتاح</text:p>
          </table:table-cell>
          <table:table-cell table:style-name="ce15" office:value-type="string" calcext:value-type="string">
            <text:p>Ya Fettah</text:p>
          </table:table-cell>
          <table:table-cell table:style-name="ce6" table:formula="of:=ABJAD(MIDB([.$A183];4;200);6;1)" office:value-type="float" office:value="21" calcext:value-type="float">
            <text:p>21</text:p>
          </table:table-cell>
          <table:table-cell table:style-name="ce23" table:formula="of:=ABJAD(MIDB([.$A183];3;200);6;1;1)" office:value-type="string" office:string-value="[ف=8][ت=4][ا=1][ح=8]" calcext:value-type="string">
            <text:p>[ف=8][ت=4][ا=1][ح=8]</text:p>
          </table:table-cell>
          <table:table-cell table:style-name="ce15" table:formula="of:=TESBIH([.C183];25;99;33)" office:value-type="string" office:string-value="[4 tur][1X33][12 kalan]" calcext:value-type="string">
            <text:p>[4 tur][1X33][12 kalan]</text:p>
          </table:table-cell>
          <table:table-cell table:style-name="ce6" table:formula="of:=ABJAD(MIDB([.$A183];4;200);7;1)" office:value-type="float" office:value="489" calcext:value-type="float">
            <text:p>489</text:p>
          </table:table-cell>
          <table:table-cell table:style-name="ce23" table:formula="of:=ABJAD(MIDB([.$A183];3;200);7;1;1)" office:value-type="string" office:string-value="[ف=80][ت=400][ا=1][ح=8]" calcext:value-type="string">
            <text:p>[ف=80][ت=400][ا=1][ح=8]</text:p>
          </table:table-cell>
          <table:table-cell table:style-name="ce15" table:formula="of:=TESBIH([.F183];25;99;33)" office:value-type="string" office:string-value="[4 tur][2X33][27 kalan]" calcext:value-type="string">
            <text:p>[4 tur][2X33][27 kalan]</text:p>
          </table:table-cell>
          <table:table-cell table:style-name="ce6" table:formula="of:=ABJAD(MIDB([.$A183];4;200);8;1)" office:value-type="float" office:value="602" calcext:value-type="float">
            <text:p>602</text:p>
          </table:table-cell>
          <table:table-cell table:style-name="ce23" table:formula="of:=ABJAD(MIDB([.$A183];3;200);8;1;1)" office:value-type="string" office:string-value="[ف=81][ت=401][ا=111][ح=9]" calcext:value-type="string">
            <text:p>[ف=81][ت=401][ا=111][ح=9]</text:p>
          </table:table-cell>
          <table:table-cell table:style-name="ce15" table:formula="of:=TESBIH([.I183];25;99;33)" office:value-type="string" office:string-value="[6 tur][8 kalan]" calcext:value-type="string">
            <text:p>[6 tur][8 kalan]</text:p>
          </table:table-cell>
          <table:table-cell table:style-name="ce6" table:formula="of:=ABJAD(MIDB([.$A183];4;200);9;1)" office:value-type="float" office:value="1600" calcext:value-type="float">
            <text:p>1600</text:p>
          </table:table-cell>
          <table:table-cell table:style-name="ce23" table:formula="of:=ABJAD(MIDB([.$A183];3;200);9;1;1)" office:value-type="string" office:string-value="[ف=651][ت=330][ا=13][ح=606]" calcext:value-type="string">
            <text:p>[ف=651][ت=330][ا=13][ح=606]</text:p>
          </table:table-cell>
          <table:table-cell table:style-name="ce15" table:formula="of:=TESBIH([.L183];25;99;33)" office:value-type="string" office:string-value="[16 tur][16 kalan]" calcext:value-type="string">
            <text:p>[16 tur][16 kalan]</text:p>
          </table:table-cell>
        </table:table-row>
        <table:table-row table:style-name="ro3">
          <table:table-cell table:style-name="ce12" office:value-type="string" calcext:value-type="string">
            <text:p>يا مميت</text:p>
          </table:table-cell>
          <table:table-cell table:style-name="ce15" office:value-type="string" calcext:value-type="string">
            <text:p>Ya Mumit</text:p>
          </table:table-cell>
          <table:table-cell table:style-name="ce6" table:formula="of:=ABJAD(MIDB([.$A184];4;200);6;1)" office:value-type="float" office:value="22" calcext:value-type="float">
            <text:p>22</text:p>
          </table:table-cell>
          <table:table-cell table:style-name="ce23" table:formula="of:=ABJAD(MIDB([.$A184];3;200);6;1;1)" office:value-type="string" office:string-value="[م=4][م=4][ي=10][ت=4]" calcext:value-type="string">
            <text:p>[م=4][م=4][ي=10][ت=4]</text:p>
          </table:table-cell>
          <table:table-cell table:style-name="ce15" table:formula="of:=TESBIH([.C184];25;99;33)" office:value-type="string" office:string-value="[4 tur][2X33][22 kalan]" calcext:value-type="string">
            <text:p>[4 tur][2X33][22 kalan]</text:p>
          </table:table-cell>
          <table:table-cell table:style-name="ce6" table:formula="of:=ABJAD(MIDB([.$A184];4;200);7;1)" office:value-type="float" office:value="490" calcext:value-type="float">
            <text:p>490</text:p>
          </table:table-cell>
          <table:table-cell table:style-name="ce23" table:formula="of:=ABJAD(MIDB([.$A184];3;200);7;1;1)" office:value-type="string" office:string-value="[م=40][م=40][ي=10][ت=400]" calcext:value-type="string">
            <text:p>[م=40][م=40][ي=10][ت=400]</text:p>
          </table:table-cell>
          <table:table-cell table:style-name="ce15" table:formula="of:=TESBIH([.F184];25;99;33)" office:value-type="string" office:string-value="[4 tur][2X33][28 kalan]" calcext:value-type="string">
            <text:p>[4 tur][2X33][28 kalan]</text:p>
          </table:table-cell>
          <table:table-cell table:style-name="ce6" table:formula="of:=ABJAD(MIDB([.$A184];4;200);8;1)" office:value-type="float" office:value="592" calcext:value-type="float">
            <text:p>592</text:p>
          </table:table-cell>
          <table:table-cell table:style-name="ce23" table:formula="of:=ABJAD(MIDB([.$A184];3;200);8;1;1)" office:value-type="string" office:string-value="[م=90][م=90][ي=11][ت=401]" calcext:value-type="string">
            <text:p>[م=90][م=90][ي=11][ت=401]</text:p>
          </table:table-cell>
          <table:table-cell table:style-name="ce15" table:formula="of:=TESBIH([.I184];25;99;33)" office:value-type="string" office:string-value="[5 tur][2X33][31 kalan]" calcext:value-type="string">
            <text:p>[5 tur][2X33][31 kalan]</text:p>
          </table:table-cell>
          <table:table-cell table:style-name="ce6" table:formula="of:=ABJAD(MIDB([.$A184];4;200);9;1)" office:value-type="float" office:value="2271" calcext:value-type="float">
            <text:p>2271</text:p>
          </table:table-cell>
          <table:table-cell table:style-name="ce23" table:formula="of:=ABJAD(MIDB([.$A184];3;200);9;1;1)" office:value-type="string" office:string-value="[م=333][م=333][ي=1275][ت=330]" calcext:value-type="string">
            <text:p>[م=333][م=333][ي=1275][ت=330]</text:p>
          </table:table-cell>
          <table:table-cell table:style-name="ce15" table:formula="of:=TESBIH([.L184];25;99;33)" office:value-type="string" office:string-value="[22 tur][2X33][27 kalan]" calcext:value-type="string">
            <text:p>[22 tur][2X33][27 kalan]</text:p>
          </table:table-cell>
        </table:table-row>
        <table:table-row table:style-name="ro7">
          <table:table-cell table:style-name="ce12" office:value-type="string" calcext:value-type="string">
            <text:p>يا أسرع الحاسبين</text:p>
          </table:table-cell>
          <table:table-cell table:style-name="ce15" office:value-type="string" calcext:value-type="string">
            <text:p>Ya Esre’al Hasibin</text:p>
          </table:table-cell>
          <table:table-cell table:style-name="ce6" table:formula="of:=ABJAD(MIDB([.$A185];4;200);6;1)" office:value-type="float" office:value="49" calcext:value-type="float">
            <text:p>49</text:p>
          </table:table-cell>
          <table:table-cell table:style-name="ce23" table:formula="of:=ABJAD(MIDB([.$A185];3;200);6;1;1)" office:value-type="string" office:string-value="[ا=1][س=0][ر=8][ع=10][ا=1][ل=6][ح=8][ا=1][س=0][ب=2][ي=10][ن=2]" calcext:value-type="string">
            <text:p>[ا=1][س=0][ر=8][ع=10][ا=1][ل=6][ح=8][ا=1][س=0][ب=2][ي=10][ن=2]</text:p>
          </table:table-cell>
          <table:table-cell table:style-name="ce15" table:formula="of:=TESBIH([.C185];25;99;33)" office:value-type="string" office:string-value="[1X33][16 kalan]" calcext:value-type="string">
            <text:p>[1X33][16 kalan]</text:p>
          </table:table-cell>
          <table:table-cell table:style-name="ce6" table:formula="of:=ABJAD(MIDB([.$A185];4;200);7;1)" office:value-type="float" office:value="973" calcext:value-type="float">
            <text:p>973</text:p>
          </table:table-cell>
          <table:table-cell table:style-name="ce23" table:formula="of:=ABJAD(MIDB([.$A185];3;200);7;1;1)" office:value-type="string" office:string-value="[ا=1][س=300][ر=200][ع=70][ا=1][ل=30][ح=8][ا=1][س=300][ب=2][ي=10][ن=50]" calcext:value-type="string">
            <text:p>[ا=1][س=300][ر=200][ع=70][ا=1][ل=30][ح=8][ا=1][س=300][ب=2][ي=10][ن=50]</text:p>
          </table:table-cell>
          <table:table-cell table:style-name="ce15" table:formula="of:=TESBIH([.F185];25;99;33)" office:value-type="string" office:string-value="[9 tur][2X33][16 kalan]" calcext:value-type="string">
            <text:p>[9 tur][2X33][16 kalan]</text:p>
          </table:table-cell>
          <table:table-cell table:style-name="ce6" table:formula="of:=ABJAD(MIDB([.$A185];4;200);8;1)" office:value-type="float" office:value="1584" calcext:value-type="float">
            <text:p>1584</text:p>
          </table:table-cell>
          <table:table-cell table:style-name="ce23" table:formula="of:=ABJAD(MIDB([.$A185];3;200);8;1;1)" office:value-type="string" office:string-value="[ا=111][س=360][ر=201][ع=130][ا=111][ل=71][ح=9][ا=111][س=360][ب=3][ي=11][ن=106]" calcext:value-type="string">
            <text:p>[ا=111][س=360][ر=201][ع=130][ا=111][ل=71][ح=9][ا=111][س=360][ب=3][ي=11][ن=106]</text:p>
          </table:table-cell>
          <table:table-cell table:style-name="ce15" table:formula="of:=TESBIH([.I185];25;99;33)" office:value-type="string" office:string-value="[16 tur]" calcext:value-type="string">
            <text:p>[16 tur]</text:p>
          </table:table-cell>
          <table:table-cell table:style-name="ce6" table:formula="of:=ABJAD(MIDB([.$A185];4;200);9;1)" office:value-type="float" office:value="7723" calcext:value-type="float">
            <text:p>7723</text:p>
          </table:table-cell>
          <table:table-cell table:style-name="ce23" table:formula="of:=ABJAD(MIDB([.$A185];3;200);9;1;1)" office:value-type="string" office:string-value="[ا=13][س=1088][ر=502][ع=432][ا=13][ل=1091][ح=606][ا=13][س=1088][ب=602][ي=1275][ن=1000]" calcext:value-type="string">
            <text:p>[ا=13][س=1088][ر=502][ع=432][ا=13][ل=1091][ح=606][ا=13][س=1088][ب=602][ي=1275][ن=1000]</text:p>
          </table:table-cell>
          <table:table-cell table:style-name="ce15" table:formula="of:=TESBIH([.L185];25;99;33)" office:value-type="string" office:string-value="[78 tur][1 kalan]" calcext:value-type="string">
            <text:p>[78 tur][1 kalan]</text:p>
          </table:table-cell>
        </table:table-row>
        <table:table-row table:style-name="ro8">
          <table:table-cell table:style-name="ce12" office:value-type="string" calcext:value-type="string">
            <text:p>يا نعم القادر</text:p>
          </table:table-cell>
          <table:table-cell table:style-name="ce15" office:value-type="string" calcext:value-type="string">
            <text:p>Ya Ni’mel Kadir</text:p>
          </table:table-cell>
          <table:table-cell table:style-name="ce6" table:formula="of:=ABJAD(MIDB([.$A186];4;200);6;1)" office:value-type="float" office:value="40" calcext:value-type="float">
            <text:p>40</text:p>
          </table:table-cell>
          <table:table-cell table:style-name="ce23" table:formula="of:=ABJAD(MIDB([.$A186];3;200);6;1;1)" office:value-type="string" office:string-value="[ن=2][ع=10][م=4][ا=1][ل=6][ق=4][ا=1][د=4][ر=8]" calcext:value-type="string">
            <text:p>[ن=2][ع=10][م=4][ا=1][ل=6][ق=4][ا=1][د=4][ر=8]</text:p>
          </table:table-cell>
          <table:table-cell table:style-name="ce15" table:formula="of:=TESBIH([.C186];25;99;33)" office:value-type="string" office:string-value="[1X33][7 kalan]" calcext:value-type="string">
            <text:p>[1X33][7 kalan]</text:p>
          </table:table-cell>
          <table:table-cell table:style-name="ce6" table:formula="of:=ABJAD(MIDB([.$A186];4;200);7;1)" office:value-type="float" office:value="496" calcext:value-type="float">
            <text:p>496</text:p>
          </table:table-cell>
          <table:table-cell table:style-name="ce23" table:formula="of:=ABJAD(MIDB([.$A186];3;200);7;1;1)" office:value-type="string" office:string-value="[ن=50][ع=70][م=40][ا=1][ل=30][ق=100][ا=1][د=4][ر=200]" calcext:value-type="string">
            <text:p>[ن=50][ع=70][م=40][ا=1][ل=30][ق=100][ا=1][د=4][ر=200]</text:p>
          </table:table-cell>
          <table:table-cell table:style-name="ce15" table:formula="of:=TESBIH([.F186];25;99;33)" office:value-type="string" office:string-value="[5 tur][1 kalan]" calcext:value-type="string">
            <text:p>[5 tur][1 kalan]</text:p>
          </table:table-cell>
          <table:table-cell table:style-name="ce6" table:formula="of:=ABJAD(MIDB([.$A186];4;200);8;1)" office:value-type="float" office:value="1036" calcext:value-type="float">
            <text:p>1036</text:p>
          </table:table-cell>
          <table:table-cell table:style-name="ce23" table:formula="of:=ABJAD(MIDB([.$A186];3;200);8;1;1)" office:value-type="string" office:string-value="[ن=106][ع=130][م=90][ا=111][ل=71][ق=181][ا=111][د=35][ر=201]" calcext:value-type="string">
            <text:p>[ن=106][ع=130][م=90][ا=111][ل=71][ق=181][ا=111][د=35][ر=201]</text:p>
          </table:table-cell>
          <table:table-cell table:style-name="ce15" table:formula="of:=TESBIH([.I186];25;99;33)" office:value-type="string" office:string-value="[10 tur][1X33][13 kalan]" calcext:value-type="string">
            <text:p>[10 tur][1X33][13 kalan]</text:p>
          </table:table-cell>
          <table:table-cell table:style-name="ce6" table:formula="of:=ABJAD(MIDB([.$A186];4;200);9;1)" office:value-type="float" office:value="3719" calcext:value-type="float">
            <text:p>3719</text:p>
          </table:table-cell>
          <table:table-cell table:style-name="ce23" table:formula="of:=ABJAD(MIDB([.$A186];3;200);9;1;1)" office:value-type="string" office:string-value="[ن=1000][ع=432][م=333][ا=13][ل=1091][ق=57][ا=13][د=278][ر=502]" calcext:value-type="string">
            <text:p>[ن=1000][ع=432][م=333][ا=13][ل=1091][ق=57][ا=13][د=278][ر=502]</text:p>
          </table:table-cell>
          <table:table-cell table:style-name="ce15" table:formula="of:=TESBIH([.L186];25;99;33)" office:value-type="string" office:string-value="[37 tur][1X33][23 kalan]" calcext:value-type="string">
            <text:p>[37 tur][1X33][23 kalan]</text:p>
          </table:table-cell>
        </table:table-row>
        <table:table-row table:style-name="ro8">
          <table:table-cell table:style-name="ce12" office:value-type="string" calcext:value-type="string">
            <text:p>يا نعم القاهر</text:p>
          </table:table-cell>
          <table:table-cell table:style-name="ce15" office:value-type="string" calcext:value-type="string">
            <text:p>Ya Ni’mel Kahir</text:p>
          </table:table-cell>
          <table:table-cell table:style-name="ce6" table:formula="of:=ABJAD(MIDB([.$A187];4;200);6;1)" office:value-type="float" office:value="41" calcext:value-type="float">
            <text:p>41</text:p>
          </table:table-cell>
          <table:table-cell table:style-name="ce23" table:formula="of:=ABJAD(MIDB([.$A187];3;200);6;1;1)" office:value-type="string" office:string-value="[ن=2][ع=10][م=4][ا=1][ل=6][ق=4][ا=1][ه=5][ر=8]" calcext:value-type="string">
            <text:p>[ن=2][ع=10][م=4][ا=1][ل=6][ق=4][ا=1][ه=5][ر=8]</text:p>
          </table:table-cell>
          <table:table-cell table:style-name="ce15" table:formula="of:=TESBIH([.C187];25;99;33)" office:value-type="string" office:string-value="[1X33][8 kalan]" calcext:value-type="string">
            <text:p>[1X33][8 kalan]</text:p>
          </table:table-cell>
          <table:table-cell table:style-name="ce6" table:formula="of:=ABJAD(MIDB([.$A187];4;200);7;1)" office:value-type="float" office:value="497" calcext:value-type="float">
            <text:p>497</text:p>
          </table:table-cell>
          <table:table-cell table:style-name="ce23" table:formula="of:=ABJAD(MIDB([.$A187];3;200);7;1;1)" office:value-type="string" office:string-value="[ن=50][ع=70][م=40][ا=1][ل=30][ق=100][ا=1][ه=5][ر=200]" calcext:value-type="string">
            <text:p>[ن=50][ع=70][م=40][ا=1][ل=30][ق=100][ا=1][ه=5][ر=200]</text:p>
          </table:table-cell>
          <table:table-cell table:style-name="ce15" table:formula="of:=TESBIH([.F187];25;99;33)" office:value-type="string" office:string-value="[5 tur][2 kalan]" calcext:value-type="string">
            <text:p>[5 tur][2 kalan]</text:p>
          </table:table-cell>
          <table:table-cell table:style-name="ce6" table:formula="of:=ABJAD(MIDB([.$A187];4;200);8;1)" office:value-type="float" office:value="1007" calcext:value-type="float">
            <text:p>1007</text:p>
          </table:table-cell>
          <table:table-cell table:style-name="ce23" table:formula="of:=ABJAD(MIDB([.$A187];3;200);8;1;1)" office:value-type="string" office:string-value="[ن=106][ع=130][م=90][ا=111][ل=71][ق=181][ا=111][ه=6][ر=201]" calcext:value-type="string">
            <text:p>[ن=106][ع=130][م=90][ا=111][ل=71][ق=181][ا=111][ه=6][ر=201]</text:p>
          </table:table-cell>
          <table:table-cell table:style-name="ce15" table:formula="of:=TESBIH([.I187];25;99;33)" office:value-type="string" office:string-value="[10 tur][17 kalan]" calcext:value-type="string">
            <text:p>[10 tur][17 kalan]</text:p>
          </table:table-cell>
          <table:table-cell table:style-name="ce6" table:formula="of:=ABJAD(MIDB([.$A187];4;200);9;1)" office:value-type="float" office:value="4386" calcext:value-type="float">
            <text:p>4386</text:p>
          </table:table-cell>
          <table:table-cell table:style-name="ce23" table:formula="of:=ABJAD(MIDB([.$A187];3;200);9;1;1)" office:value-type="string" office:string-value="[ن=1000][ع=432][م=333][ا=13][ل=1091][ق=57][ا=13][ه=945][ر=502]" calcext:value-type="string">
            <text:p>[ن=1000][ع=432][م=333][ا=13][ل=1091][ق=57][ا=13][ه=945][ر=502]</text:p>
          </table:table-cell>
          <table:table-cell table:style-name="ce15" table:formula="of:=TESBIH([.L187];25;99;33)" office:value-type="string" office:string-value="[44 tur][30 kalan]" calcext:value-type="string">
            <text:p>[44 tur][30 kalan]</text:p>
          </table:table-cell>
        </table:table-row>
        <table:table-row table:style-name="ro4">
          <table:table-cell table:style-name="ce12" office:value-type="string" calcext:value-type="string">
            <text:p>يا متين</text:p>
          </table:table-cell>
          <table:table-cell table:style-name="ce15" office:value-type="string" calcext:value-type="string">
            <text:p>Ya Metin</text:p>
          </table:table-cell>
          <table:table-cell table:style-name="ce6" table:formula="of:=ABJAD(MIDB([.$A188];4;200);6;1)" office:value-type="float" office:value="20" calcext:value-type="float">
            <text:p>20</text:p>
          </table:table-cell>
          <table:table-cell table:style-name="ce23" table:formula="of:=ABJAD(MIDB([.$A188];3;200);6;1;1)" office:value-type="string" office:string-value="[م=4][ت=4][ي=10][ن=2]" calcext:value-type="string">
            <text:p>[م=4][ت=4][ي=10][ن=2]</text:p>
          </table:table-cell>
          <table:table-cell table:style-name="ce15" table:formula="of:=TESBIH([.C188];25;99;33)" office:value-type="string" office:string-value="[4 tur][4 kalan]" calcext:value-type="string">
            <text:p>[4 tur][4 kalan]</text:p>
          </table:table-cell>
          <table:table-cell table:style-name="ce6" table:formula="of:=ABJAD(MIDB([.$A188];4;200);7;1)" office:value-type="float" office:value="500" calcext:value-type="float">
            <text:p>500</text:p>
          </table:table-cell>
          <table:table-cell table:style-name="ce23" table:formula="of:=ABJAD(MIDB([.$A188];3;200);7;1;1)" office:value-type="string" office:string-value="[م=40][ت=400][ي=10][ن=50]" calcext:value-type="string">
            <text:p>[م=40][ت=400][ي=10][ن=50]</text:p>
          </table:table-cell>
          <table:table-cell table:style-name="ce15" table:formula="of:=TESBIH([.F188];25;99;33)" office:value-type="string" office:string-value="[5 tur][5 kalan]" calcext:value-type="string">
            <text:p>[5 tur][5 kalan]</text:p>
          </table:table-cell>
          <table:table-cell table:style-name="ce6" table:formula="of:=ABJAD(MIDB([.$A188];4;200);8;1)" office:value-type="float" office:value="608" calcext:value-type="float">
            <text:p>608</text:p>
          </table:table-cell>
          <table:table-cell table:style-name="ce23" table:formula="of:=ABJAD(MIDB([.$A188];3;200);8;1;1)" office:value-type="string" office:string-value="[م=90][ت=401][ي=11][ن=106]" calcext:value-type="string">
            <text:p>[م=90][ت=401][ي=11][ن=106]</text:p>
          </table:table-cell>
          <table:table-cell table:style-name="ce15" table:formula="of:=TESBIH([.I188];25;99;33)" office:value-type="string" office:string-value="[6 tur][14 kalan]" calcext:value-type="string">
            <text:p>[6 tur][14 kalan]</text:p>
          </table:table-cell>
          <table:table-cell table:style-name="ce6" table:formula="of:=ABJAD(MIDB([.$A188];4;200);9;1)" office:value-type="float" office:value="2938" calcext:value-type="float">
            <text:p>2938</text:p>
          </table:table-cell>
          <table:table-cell table:style-name="ce23" table:formula="of:=ABJAD(MIDB([.$A188];3;200);9;1;1)" office:value-type="string" office:string-value="[م=333][ت=330][ي=1275][ن=1000]" calcext:value-type="string">
            <text:p>[م=333][ت=330][ي=1275][ن=1000]</text:p>
          </table:table-cell>
          <table:table-cell table:style-name="ce15" table:formula="of:=TESBIH([.L188];25;99;33)" office:value-type="string" office:string-value="[29 tur][2X33][1 kalan]" calcext:value-type="string">
            <text:p>[29 tur][2X33][1 kalan]</text:p>
          </table:table-cell>
        </table:table-row>
        <table:table-row table:style-name="ro3">
          <table:table-cell table:style-name="ce12" office:value-type="string" calcext:value-type="string">
            <text:p>يا راشد</text:p>
          </table:table-cell>
          <table:table-cell table:style-name="ce15" office:value-type="string" calcext:value-type="string">
            <text:p>Ya Raşid</text:p>
          </table:table-cell>
          <table:table-cell table:style-name="ce6" table:formula="of:=ABJAD(MIDB([.$A189];4;200);6;1)" office:value-type="float" office:value="17" calcext:value-type="float">
            <text:p>17</text:p>
          </table:table-cell>
          <table:table-cell table:style-name="ce23" table:formula="of:=ABJAD(MIDB([.$A189];3;200);6;1;1)" office:value-type="string" office:string-value="[ر=8][ا=1][ش=4][د=4]" calcext:value-type="string">
            <text:p>[ر=8][ا=1][ش=4][د=4]</text:p>
          </table:table-cell>
          <table:table-cell table:style-name="ce15" table:formula="of:=TESBIH([.C189];25;99;33)" office:value-type="string" office:string-value="[2 tur][2X33][25 kalan]" calcext:value-type="string">
            <text:p>[2 tur][2X33][25 kalan]</text:p>
          </table:table-cell>
          <table:table-cell table:style-name="ce6" table:formula="of:=ABJAD(MIDB([.$A189];4;200);7;1)" office:value-type="float" office:value="1205" calcext:value-type="float">
            <text:p>1205</text:p>
          </table:table-cell>
          <table:table-cell table:style-name="ce23" table:formula="of:=ABJAD(MIDB([.$A189];3;200);7;1;1)" office:value-type="string" office:string-value="[ر=200][ا=1][ش=1000][د=4]" calcext:value-type="string">
            <text:p>[ر=200][ا=1][ش=1000][د=4]</text:p>
          </table:table-cell>
          <table:table-cell table:style-name="ce15" table:formula="of:=TESBIH([.F189];25;99;33)" office:value-type="string" office:string-value="[12 tur][17 kalan]" calcext:value-type="string">
            <text:p>[12 tur][17 kalan]</text:p>
          </table:table-cell>
          <table:table-cell table:style-name="ce6" table:formula="of:=ABJAD(MIDB([.$A189];4;200);8;1)" office:value-type="float" office:value="1407" calcext:value-type="float">
            <text:p>1407</text:p>
          </table:table-cell>
          <table:table-cell table:style-name="ce23" table:formula="of:=ABJAD(MIDB([.$A189];3;200);8;1;1)" office:value-type="string" office:string-value="[ر=201][ا=111][ش=1060][د=35]" calcext:value-type="string">
            <text:p>[ر=201][ا=111][ش=1060][د=35]</text:p>
          </table:table-cell>
          <table:table-cell table:style-name="ce15" table:formula="of:=TESBIH([.I189];25;99;33)" office:value-type="string" office:string-value="[14 tur][21 kalan]" calcext:value-type="string">
            <text:p>[14 tur][21 kalan]</text:p>
          </table:table-cell>
          <table:table-cell table:style-name="ce6" table:formula="of:=ABJAD(MIDB([.$A189];4;200);9;1)" office:value-type="float" office:value="904" calcext:value-type="float">
            <text:p>904</text:p>
          </table:table-cell>
          <table:table-cell table:style-name="ce23" table:formula="of:=ABJAD(MIDB([.$A189];3;200);9;1;1)" office:value-type="string" office:string-value="[ر=502][ا=13][ش=111][د=278]" calcext:value-type="string">
            <text:p>[ر=502][ا=13][ش=111][د=278]</text:p>
          </table:table-cell>
          <table:table-cell table:style-name="ce15" table:formula="of:=TESBIH([.L189];25;99;33)" office:value-type="string" office:string-value="[9 tur][13 kalan]" calcext:value-type="string">
            <text:p>[9 tur][13 kalan]</text:p>
          </table:table-cell>
        </table:table-row>
        <table:table-row table:style-name="ro4">
          <table:table-cell table:style-name="ce12" office:value-type="string" calcext:value-type="string">
            <text:p>يا رشيد</text:p>
          </table:table-cell>
          <table:table-cell table:style-name="ce15" office:value-type="string" calcext:value-type="string">
            <text:p>Ya Reşid</text:p>
          </table:table-cell>
          <table:table-cell table:style-name="ce6" table:formula="of:=ABJAD(MIDB([.$A190];4;200);6;1)" office:value-type="float" office:value="26" calcext:value-type="float">
            <text:p>26</text:p>
          </table:table-cell>
          <table:table-cell table:style-name="ce23" table:formula="of:=ABJAD(MIDB([.$A190];3;200);6;1;1)" office:value-type="string" office:string-value="[ر=8][ش=4][ي=10][د=4]" calcext:value-type="string">
            <text:p>[ر=8][ش=4][ي=10][د=4]</text:p>
          </table:table-cell>
          <table:table-cell table:style-name="ce15" table:formula="of:=TESBIH([.C190];25;99;33)" office:value-type="string" office:string-value="[26 kalan]" calcext:value-type="string">
            <text:p>[26 kalan]</text:p>
          </table:table-cell>
          <table:table-cell table:style-name="ce6" table:formula="of:=ABJAD(MIDB([.$A190];4;200);7;1)" office:value-type="float" office:value="1214" calcext:value-type="float">
            <text:p>1214</text:p>
          </table:table-cell>
          <table:table-cell table:style-name="ce23" table:formula="of:=ABJAD(MIDB([.$A190];3;200);7;1;1)" office:value-type="string" office:string-value="[ر=200][ش=1000][ي=10][د=4]" calcext:value-type="string">
            <text:p>[ر=200][ش=1000][ي=10][د=4]</text:p>
          </table:table-cell>
          <table:table-cell table:style-name="ce15" table:formula="of:=TESBIH([.F190];25;99;33)" office:value-type="string" office:string-value="[12 tur][26 kalan]" calcext:value-type="string">
            <text:p>[12 tur][26 kalan]</text:p>
          </table:table-cell>
          <table:table-cell table:style-name="ce6" table:formula="of:=ABJAD(MIDB([.$A190];4;200);8;1)" office:value-type="float" office:value="1307" calcext:value-type="float">
            <text:p>1307</text:p>
          </table:table-cell>
          <table:table-cell table:style-name="ce23" table:formula="of:=ABJAD(MIDB([.$A190];3;200);8;1;1)" office:value-type="string" office:string-value="[ر=201][ش=1060][ي=11][د=35]" calcext:value-type="string">
            <text:p>[ر=201][ش=1060][ي=11][د=35]</text:p>
          </table:table-cell>
          <table:table-cell table:style-name="ce15" table:formula="of:=TESBIH([.I190];25;99;33)" office:value-type="string" office:string-value="[13 tur][20 kalan]" calcext:value-type="string">
            <text:p>[13 tur][20 kalan]</text:p>
          </table:table-cell>
          <table:table-cell table:style-name="ce6" table:formula="of:=ABJAD(MIDB([.$A190];4;200);9;1)" office:value-type="float" office:value="2166" calcext:value-type="float">
            <text:p>2166</text:p>
          </table:table-cell>
          <table:table-cell table:style-name="ce23" table:formula="of:=ABJAD(MIDB([.$A190];3;200);9;1;1)" office:value-type="string" office:string-value="[ر=502][ش=111][ي=1275][د=278]" calcext:value-type="string">
            <text:p>[ر=502][ش=111][ي=1275][د=278]</text:p>
          </table:table-cell>
          <table:table-cell table:style-name="ce15" table:formula="of:=TESBIH([.L190];25;99;33)" office:value-type="string" office:string-value="[21 tur][2X33][21 kalan]" calcext:value-type="string">
            <text:p>[21 tur][2X33][21 kalan]</text:p>
          </table:table-cell>
        </table:table-row>
        <table:table-row table:style-name="ro3">
          <table:table-cell table:style-name="ce12" office:value-type="string" calcext:value-type="string">
            <text:p>يا شاكر</text:p>
          </table:table-cell>
          <table:table-cell table:style-name="ce15" office:value-type="string" calcext:value-type="string">
            <text:p>Ya Şakir</text:p>
          </table:table-cell>
          <table:table-cell table:style-name="ce6" table:formula="of:=ABJAD(MIDB([.$A191];4;200);6;1)" office:value-type="float" office:value="21" calcext:value-type="float">
            <text:p>21</text:p>
          </table:table-cell>
          <table:table-cell table:style-name="ce23" table:formula="of:=ABJAD(MIDB([.$A191];3;200);6;1;1)" office:value-type="string" office:string-value="[ش=4][ا=1][ك=8][ر=8]" calcext:value-type="string">
            <text:p>[ش=4][ا=1][ك=8][ر=8]</text:p>
          </table:table-cell>
          <table:table-cell table:style-name="ce15" table:formula="of:=TESBIH([.C191];25;99;33)" office:value-type="string" office:string-value="[4 tur][1X33][12 kalan]" calcext:value-type="string">
            <text:p>[4 tur][1X33][12 kalan]</text:p>
          </table:table-cell>
          <table:table-cell table:style-name="ce6" table:formula="of:=ABJAD(MIDB([.$A191];4;200);7;1)" office:value-type="float" office:value="1221" calcext:value-type="float">
            <text:p>1221</text:p>
          </table:table-cell>
          <table:table-cell table:style-name="ce23" table:formula="of:=ABJAD(MIDB([.$A191];3;200);7;1;1)" office:value-type="string" office:string-value="[ش=1000][ا=1][ك=20][ر=200]" calcext:value-type="string">
            <text:p>[ش=1000][ا=1][ك=20][ر=200]</text:p>
          </table:table-cell>
          <table:table-cell table:style-name="ce15" table:formula="of:=TESBIH([.F191];25;99;33)" office:value-type="string" office:string-value="[12 tur][1X33]" calcext:value-type="string">
            <text:p>[12 tur][1X33]</text:p>
          </table:table-cell>
          <table:table-cell table:style-name="ce6" table:formula="of:=ABJAD(MIDB([.$A191];4;200);8;1)" office:value-type="float" office:value="1473" calcext:value-type="float">
            <text:p>1473</text:p>
          </table:table-cell>
          <table:table-cell table:style-name="ce23" table:formula="of:=ABJAD(MIDB([.$A191];3;200);8;1;1)" office:value-type="string" office:string-value="[ش=1060][ا=111][ك=101][ر=201]" calcext:value-type="string">
            <text:p>[ش=1060][ا=111][ك=101][ر=201]</text:p>
          </table:table-cell>
          <table:table-cell table:style-name="ce15" table:formula="of:=TESBIH([.I191];25;99;33)" office:value-type="string" office:string-value="[14 tur][2X33][21 kalan]" calcext:value-type="string">
            <text:p>[14 tur][2X33][21 kalan]</text:p>
          </table:table-cell>
          <table:table-cell table:style-name="ce6" table:formula="of:=ABJAD(MIDB([.$A191];4;200);9;1)" office:value-type="float" office:value="1956" calcext:value-type="float">
            <text:p>1956</text:p>
          </table:table-cell>
          <table:table-cell table:style-name="ce23" table:formula="of:=ABJAD(MIDB([.$A191];3;200);9;1;1)" office:value-type="string" office:string-value="[ش=111][ا=13][ك=1330][ر=502]" calcext:value-type="string">
            <text:p>[ش=111][ا=13][ك=1330][ر=502]</text:p>
          </table:table-cell>
          <table:table-cell table:style-name="ce15" table:formula="of:=TESBIH([.L191];25;99;33)" office:value-type="string" office:string-value="[19 tur][2X33][9 kalan]" calcext:value-type="string">
            <text:p>[19 tur][2X33][9 kalan]</text:p>
          </table:table-cell>
        </table:table-row>
        <table:table-row table:style-name="ro3">
          <table:table-cell table:style-name="ce12" office:value-type="string" calcext:value-type="string">
            <text:p>يا شكور</text:p>
          </table:table-cell>
          <table:table-cell table:style-name="ce15" office:value-type="string" calcext:value-type="string">
            <text:p>Ya Şekur</text:p>
          </table:table-cell>
          <table:table-cell table:style-name="ce6" table:formula="of:=ABJAD(MIDB([.$A192];4;200);6;1)" office:value-type="float" office:value="26" calcext:value-type="float">
            <text:p>26</text:p>
          </table:table-cell>
          <table:table-cell table:style-name="ce23" table:formula="of:=ABJAD(MIDB([.$A192];3;200);6;1;1)" office:value-type="string" office:string-value="[ش=4][ك=8][و=6][ر=8]" calcext:value-type="string">
            <text:p>[ش=4][ك=8][و=6][ر=8]</text:p>
          </table:table-cell>
          <table:table-cell table:style-name="ce15" table:formula="of:=TESBIH([.C192];25;99;33)" office:value-type="string" office:string-value="[26 kalan]" calcext:value-type="string">
            <text:p>[26 kalan]</text:p>
          </table:table-cell>
          <table:table-cell table:style-name="ce6" table:formula="of:=ABJAD(MIDB([.$A192];4;200);7;1)" office:value-type="float" office:value="1226" calcext:value-type="float">
            <text:p>1226</text:p>
          </table:table-cell>
          <table:table-cell table:style-name="ce23" table:formula="of:=ABJAD(MIDB([.$A192];3;200);7;1;1)" office:value-type="string" office:string-value="[ش=1000][ك=20][و=6][ر=200]" calcext:value-type="string">
            <text:p>[ش=1000][ك=20][و=6][ر=200]</text:p>
          </table:table-cell>
          <table:table-cell table:style-name="ce15" table:formula="of:=TESBIH([.F192];25;99;33)" office:value-type="string" office:string-value="[12 tur][1X33][5 kalan]" calcext:value-type="string">
            <text:p>[12 tur][1X33][5 kalan]</text:p>
          </table:table-cell>
          <table:table-cell table:style-name="ce6" table:formula="of:=ABJAD(MIDB([.$A192];4;200);8;1)" office:value-type="float" office:value="1375" calcext:value-type="float">
            <text:p>1375</text:p>
          </table:table-cell>
          <table:table-cell table:style-name="ce23" table:formula="of:=ABJAD(MIDB([.$A192];3;200);8;1;1)" office:value-type="string" office:string-value="[ش=1060][ك=101][و=13][ر=201]" calcext:value-type="string">
            <text:p>[ش=1060][ك=101][و=13][ر=201]</text:p>
          </table:table-cell>
          <table:table-cell table:style-name="ce15" table:formula="of:=TESBIH([.I192];25;99;33)" office:value-type="string" office:string-value="[13 tur][2X33][22 kalan]" calcext:value-type="string">
            <text:p>[13 tur][2X33][22 kalan]</text:p>
          </table:table-cell>
          <table:table-cell table:style-name="ce6" table:formula="of:=ABJAD(MIDB([.$A192];4;200);9;1)" office:value-type="float" office:value="2648" calcext:value-type="float">
            <text:p>2648</text:p>
          </table:table-cell>
          <table:table-cell table:style-name="ce23" table:formula="of:=ABJAD(MIDB([.$A192];3;200);9;1;1)" office:value-type="string" office:string-value="[ش=111][ك=1330][و=705][ر=502]" calcext:value-type="string">
            <text:p>[ش=111][ك=1330][و=705][ر=502]</text:p>
          </table:table-cell>
          <table:table-cell table:style-name="ce15" table:formula="of:=TESBIH([.L192];25;99;33)" office:value-type="string" office:string-value="[26 tur][2X33][8 kalan]" calcext:value-type="string">
            <text:p>[26 tur][2X33][8 kalan]</text:p>
          </table:table-cell>
        </table:table-row>
        <table:table-row table:style-name="ro3">
          <table:table-cell table:style-name="ce12" office:value-type="string" calcext:value-type="string">
            <text:p>يا فاتن</text:p>
          </table:table-cell>
          <table:table-cell table:style-name="ce15" office:value-type="string" calcext:value-type="string">
            <text:p>Ya Fettan</text:p>
          </table:table-cell>
          <table:table-cell table:style-name="ce6" table:formula="of:=ABJAD(MIDB([.$A193];4;200);6;1)" office:value-type="float" office:value="15" calcext:value-type="float">
            <text:p>15</text:p>
          </table:table-cell>
          <table:table-cell table:style-name="ce23" table:formula="of:=ABJAD(MIDB([.$A193];3;200);6;1;1)" office:value-type="string" office:string-value="[ف=8][ا=1][ت=4][ن=2]" calcext:value-type="string">
            <text:p>[ف=8][ا=1][ت=4][ن=2]</text:p>
          </table:table-cell>
          <table:table-cell table:style-name="ce15" table:formula="of:=TESBIH([.C193];25;99;33)" office:value-type="string" office:string-value="[2 tur][27 kalan]" calcext:value-type="string">
            <text:p>[2 tur][27 kalan]</text:p>
          </table:table-cell>
          <table:table-cell table:style-name="ce6" table:formula="of:=ABJAD(MIDB([.$A193];4;200);7;1)" office:value-type="float" office:value="531" calcext:value-type="float">
            <text:p>531</text:p>
          </table:table-cell>
          <table:table-cell table:style-name="ce23" table:formula="of:=ABJAD(MIDB([.$A193];3;200);7;1;1)" office:value-type="string" office:string-value="[ف=80][ا=1][ت=400][ن=50]" calcext:value-type="string">
            <text:p>[ف=80][ا=1][ت=400][ن=50]</text:p>
          </table:table-cell>
          <table:table-cell table:style-name="ce15" table:formula="of:=TESBIH([.F193];25;99;33)" office:value-type="string" office:string-value="[5 tur][1X33][3 kalan]" calcext:value-type="string">
            <text:p>[5 tur][1X33][3 kalan]</text:p>
          </table:table-cell>
          <table:table-cell table:style-name="ce6" table:formula="of:=ABJAD(MIDB([.$A193];4;200);8;1)" office:value-type="float" office:value="699" calcext:value-type="float">
            <text:p>699</text:p>
          </table:table-cell>
          <table:table-cell table:style-name="ce23" table:formula="of:=ABJAD(MIDB([.$A193];3;200);8;1;1)" office:value-type="string" office:string-value="[ف=81][ا=111][ت=401][ن=106]" calcext:value-type="string">
            <text:p>[ف=81][ا=111][ت=401][ن=106]</text:p>
          </table:table-cell>
          <table:table-cell table:style-name="ce15" table:formula="of:=TESBIH([.I193];25;99;33)" office:value-type="string" office:string-value="[7 tur][6 kalan]" calcext:value-type="string">
            <text:p>[7 tur][6 kalan]</text:p>
          </table:table-cell>
          <table:table-cell table:style-name="ce6" table:formula="of:=ABJAD(MIDB([.$A193];4;200);9;1)" office:value-type="float" office:value="1994" calcext:value-type="float">
            <text:p>1994</text:p>
          </table:table-cell>
          <table:table-cell table:style-name="ce23" table:formula="of:=ABJAD(MIDB([.$A193];3;200);9;1;1)" office:value-type="string" office:string-value="[ف=651][ا=13][ت=330][ن=1000]" calcext:value-type="string">
            <text:p>[ف=651][ا=13][ت=330][ن=1000]</text:p>
          </table:table-cell>
          <table:table-cell table:style-name="ce15" table:formula="of:=TESBIH([.L193];25;99;33)" office:value-type="string" office:string-value="[20 tur][14 kalan]" calcext:value-type="string">
            <text:p>[20 tur][14 kalan]</text:p>
          </table:table-cell>
        </table:table-row>
        <table:table-row table:style-name="ro4">
          <table:table-cell table:style-name="ce12" office:value-type="string" calcext:value-type="string">
            <text:p>يا ممتحن</text:p>
          </table:table-cell>
          <table:table-cell table:style-name="ce15" office:value-type="string" calcext:value-type="string">
            <text:p>Ya Mumettahin</text:p>
          </table:table-cell>
          <table:table-cell table:style-name="ce6" table:formula="of:=ABJAD(MIDB([.$A194];4;200);6;1)" office:value-type="float" office:value="22" calcext:value-type="float">
            <text:p>22</text:p>
          </table:table-cell>
          <table:table-cell table:style-name="ce23" table:formula="of:=ABJAD(MIDB([.$A194];3;200);6;1;1)" office:value-type="string" office:string-value="[م=4][م=4][ت=4][ح=8][ن=2]" calcext:value-type="string">
            <text:p>[م=4][م=4][ت=4][ح=8][ن=2]</text:p>
          </table:table-cell>
          <table:table-cell table:style-name="ce15" table:formula="of:=TESBIH([.C194];25;99;33)" office:value-type="string" office:string-value="[4 tur][2X33][22 kalan]" calcext:value-type="string">
            <text:p>[4 tur][2X33][22 kalan]</text:p>
          </table:table-cell>
          <table:table-cell table:style-name="ce6" table:formula="of:=ABJAD(MIDB([.$A194];4;200);7;1)" office:value-type="float" office:value="538" calcext:value-type="float">
            <text:p>538</text:p>
          </table:table-cell>
          <table:table-cell table:style-name="ce23" table:formula="of:=ABJAD(MIDB([.$A194];3;200);7;1;1)" office:value-type="string" office:string-value="[م=40][م=40][ت=400][ح=8][ن=50]" calcext:value-type="string">
            <text:p>[م=40][م=40][ت=400][ح=8][ن=50]</text:p>
          </table:table-cell>
          <table:table-cell table:style-name="ce15" table:formula="of:=TESBIH([.F194];25;99;33)" office:value-type="string" office:string-value="[5 tur][1X33][10 kalan]" calcext:value-type="string">
            <text:p>[5 tur][1X33][10 kalan]</text:p>
          </table:table-cell>
          <table:table-cell table:style-name="ce6" table:formula="of:=ABJAD(MIDB([.$A194];4;200);8;1)" office:value-type="float" office:value="696" calcext:value-type="float">
            <text:p>696</text:p>
          </table:table-cell>
          <table:table-cell table:style-name="ce23" table:formula="of:=ABJAD(MIDB([.$A194];3;200);8;1;1)" office:value-type="string" office:string-value="[م=90][م=90][ت=401][ح=9][ن=106]" calcext:value-type="string">
            <text:p>[م=90][م=90][ت=401][ح=9][ن=106]</text:p>
          </table:table-cell>
          <table:table-cell table:style-name="ce15" table:formula="of:=TESBIH([.I194];25;99;33)" office:value-type="string" office:string-value="[7 tur][3 kalan]" calcext:value-type="string">
            <text:p>[7 tur][3 kalan]</text:p>
          </table:table-cell>
          <table:table-cell table:style-name="ce6" table:formula="of:=ABJAD(MIDB([.$A194];4;200);9;1)" office:value-type="float" office:value="2602" calcext:value-type="float">
            <text:p>2602</text:p>
          </table:table-cell>
          <table:table-cell table:style-name="ce23" table:formula="of:=ABJAD(MIDB([.$A194];3;200);9;1;1)" office:value-type="string" office:string-value="[م=333][م=333][ت=330][ح=606][ن=1000]" calcext:value-type="string">
            <text:p>[م=333][م=333][ت=330][ح=606][ن=1000]</text:p>
          </table:table-cell>
          <table:table-cell table:style-name="ce15" table:formula="of:=TESBIH([.L194];25;99;33)" office:value-type="string" office:string-value="[26 tur][28 kalan]" calcext:value-type="string">
            <text:p>[26 tur][28 kalan]</text:p>
          </table:table-cell>
        </table:table-row>
        <table:table-row table:style-name="ro4">
          <table:table-cell table:style-name="ce12" office:value-type="string" calcext:value-type="string">
            <text:p>يا متعالِ</text:p>
          </table:table-cell>
          <table:table-cell table:style-name="ce15" office:value-type="string" calcext:value-type="string">
            <text:p>Ya Mute’al</text:p>
          </table:table-cell>
          <table:table-cell table:style-name="ce6" table:formula="of:=ABJAD(MIDB([.$A195];4;200);6;1)" office:value-type="float" office:value="25" calcext:value-type="float">
            <text:p>25</text:p>
          </table:table-cell>
          <table:table-cell table:style-name="ce23" table:formula="of:=ABJAD(MIDB([.$A195];3;200);6;1;1)" office:value-type="string" office:string-value="[م=4][ت=4][ع=10][ا=1][ل=6]" calcext:value-type="string">
            <text:p>[م=4][ت=4][ع=10][ا=1][ل=6]</text:p>
          </table:table-cell>
          <table:table-cell table:style-name="ce15" table:formula="of:=TESBIH([.C195];25;99;33)" office:value-type="string" office:string-value="[25 kalan]" calcext:value-type="string">
            <text:p>[25 kalan]</text:p>
          </table:table-cell>
          <table:table-cell table:style-name="ce6" table:formula="of:=ABJAD(MIDB([.$A195];4;200);7;1)" office:value-type="float" office:value="541" calcext:value-type="float">
            <text:p>541</text:p>
          </table:table-cell>
          <table:table-cell table:style-name="ce23" table:formula="of:=ABJAD(MIDB([.$A195];3;200);7;1;1)" office:value-type="string" office:string-value="[م=40][ت=400][ع=70][ا=1][ل=30]" calcext:value-type="string">
            <text:p>[م=40][ت=400][ع=70][ا=1][ل=30]</text:p>
          </table:table-cell>
          <table:table-cell table:style-name="ce15" table:formula="of:=TESBIH([.F195];25;99;33)" office:value-type="string" office:string-value="[5 tur][1X33][13 kalan]" calcext:value-type="string">
            <text:p>[5 tur][1X33][13 kalan]</text:p>
          </table:table-cell>
          <table:table-cell table:style-name="ce6" table:formula="of:=ABJAD(MIDB([.$A195];4;200);8;1)" office:value-type="float" office:value="803" calcext:value-type="float">
            <text:p>803</text:p>
          </table:table-cell>
          <table:table-cell table:style-name="ce23" table:formula="of:=ABJAD(MIDB([.$A195];3;200);8;1;1)" office:value-type="string" office:string-value="[م=90][ت=401][ع=130][ا=111][ل=71]" calcext:value-type="string">
            <text:p>[م=90][ت=401][ع=130][ا=111][ل=71]</text:p>
          </table:table-cell>
          <table:table-cell table:style-name="ce15" table:formula="of:=TESBIH([.I195];25;99;33)" office:value-type="string" office:string-value="[8 tur][11 kalan]" calcext:value-type="string">
            <text:p>[8 tur][11 kalan]</text:p>
          </table:table-cell>
          <table:table-cell table:style-name="ce6" table:formula="of:=ABJAD(MIDB([.$A195];4;200);9;1)" office:value-type="float" office:value="2199" calcext:value-type="float">
            <text:p>2199</text:p>
          </table:table-cell>
          <table:table-cell table:style-name="ce23" table:formula="of:=ABJAD(MIDB([.$A195];3;200);9;1;1)" office:value-type="string" office:string-value="[م=333][ت=330][ع=432][ا=13][ل=1091]" calcext:value-type="string">
            <text:p>[م=333][ت=330][ع=432][ا=13][ل=1091]</text:p>
          </table:table-cell>
          <table:table-cell table:style-name="ce15" table:formula="of:=TESBIH([.L195];25;99;33)" office:value-type="string" office:string-value="[22 tur][21 kalan]" calcext:value-type="string">
            <text:p>[22 tur][21 kalan]</text:p>
          </table:table-cell>
        </table:table-row>
        <table:table-row table:style-name="ro3">
          <table:table-cell table:style-name="ce12" office:value-type="string" calcext:value-type="string">
            <text:p>يا مُقيت</text:p>
          </table:table-cell>
          <table:table-cell table:style-name="ce15" office:value-type="string" calcext:value-type="string">
            <text:p>Ya Mukit</text:p>
          </table:table-cell>
          <table:table-cell table:style-name="ce6" table:formula="of:=ABJAD(MIDB([.$A196];4;200);6;1)" office:value-type="float" office:value="22" calcext:value-type="float">
            <text:p>22</text:p>
          </table:table-cell>
          <table:table-cell table:style-name="ce23" table:formula="of:=ABJAD(MIDB([.$A196];3;200);6;1;1)" office:value-type="string" office:string-value="[م=4][ق=4][ي=10][ت=4]" calcext:value-type="string">
            <text:p>[م=4][ق=4][ي=10][ت=4]</text:p>
          </table:table-cell>
          <table:table-cell table:style-name="ce15" table:formula="of:=TESBIH([.C196];25;99;33)" office:value-type="string" office:string-value="[4 tur][2X33][22 kalan]" calcext:value-type="string">
            <text:p>[4 tur][2X33][22 kalan]</text:p>
          </table:table-cell>
          <table:table-cell table:style-name="ce6" table:formula="of:=ABJAD(MIDB([.$A196];4;200);7;1)" office:value-type="float" office:value="550" calcext:value-type="float">
            <text:p>550</text:p>
          </table:table-cell>
          <table:table-cell table:style-name="ce23" table:formula="of:=ABJAD(MIDB([.$A196];3;200);7;1;1)" office:value-type="string" office:string-value="[م=40][ق=100][ي=10][ت=400]" calcext:value-type="string">
            <text:p>[م=40][ق=100][ي=10][ت=400]</text:p>
          </table:table-cell>
          <table:table-cell table:style-name="ce15" table:formula="of:=TESBIH([.F196];25;99;33)" office:value-type="string" office:string-value="[5 tur][1X33][22 kalan]" calcext:value-type="string">
            <text:p>[5 tur][1X33][22 kalan]</text:p>
          </table:table-cell>
          <table:table-cell table:style-name="ce6" table:formula="of:=ABJAD(MIDB([.$A196];4;200);8;1)" office:value-type="float" office:value="683" calcext:value-type="float">
            <text:p>683</text:p>
          </table:table-cell>
          <table:table-cell table:style-name="ce23" table:formula="of:=ABJAD(MIDB([.$A196];3;200);8;1;1)" office:value-type="string" office:string-value="[م=90][ق=181][ي=11][ت=401]" calcext:value-type="string">
            <text:p>[م=90][ق=181][ي=11][ت=401]</text:p>
          </table:table-cell>
          <table:table-cell table:style-name="ce15" table:formula="of:=TESBIH([.I196];25;99;33)" office:value-type="string" office:string-value="[6 tur][2X33][23 kalan]" calcext:value-type="string">
            <text:p>[6 tur][2X33][23 kalan]</text:p>
          </table:table-cell>
          <table:table-cell table:style-name="ce6" table:formula="of:=ABJAD(MIDB([.$A196];4;200);9;1)" office:value-type="float" office:value="1995" calcext:value-type="float">
            <text:p>1995</text:p>
          </table:table-cell>
          <table:table-cell table:style-name="ce23" table:formula="of:=ABJAD(MIDB([.$A196];3;200);9;1;1)" office:value-type="string" office:string-value="[م=333][ق=57][ي=1275][ت=330]" calcext:value-type="string">
            <text:p>[م=333][ق=57][ي=1275][ت=330]</text:p>
          </table:table-cell>
          <table:table-cell table:style-name="ce15" table:formula="of:=TESBIH([.L196];25;99;33)" office:value-type="string" office:string-value="[20 tur][15 kalan]" calcext:value-type="string">
            <text:p>[20 tur][15 kalan]</text:p>
          </table:table-cell>
        </table:table-row>
        <table:table-row table:style-name="ro6">
          <table:table-cell table:style-name="ce12" office:value-type="string" calcext:value-type="string">
            <text:p>يا قابل التوب</text:p>
          </table:table-cell>
          <table:table-cell table:style-name="ce15" office:value-type="string" calcext:value-type="string">
            <text:p>Ya Kabil’et Tevb</text:p>
          </table:table-cell>
          <table:table-cell table:style-name="ce6" table:formula="of:=ABJAD(MIDB([.$A197];4;200);6;1)" office:value-type="float" office:value="32" calcext:value-type="float">
            <text:p>32</text:p>
          </table:table-cell>
          <table:table-cell table:style-name="ce23" table:formula="of:=ABJAD(MIDB([.$A197];3;200);6;1;1)" office:value-type="string" office:string-value="[ق=4][ا=1][ب=2][ل=6][ا=1][ل=6][ت=4][و=6][ب=2]" calcext:value-type="string">
            <text:p>[ق=4][ا=1][ب=2][ل=6][ا=1][ل=6][ت=4][و=6][ب=2]</text:p>
          </table:table-cell>
          <table:table-cell table:style-name="ce15" table:formula="of:=TESBIH([.C197];25;99;33)" office:value-type="string" office:string-value="[32 kalan]" calcext:value-type="string">
            <text:p>[32 kalan]</text:p>
          </table:table-cell>
          <table:table-cell table:style-name="ce6" table:formula="of:=ABJAD(MIDB([.$A197];4;200);7;1)" office:value-type="float" office:value="572" calcext:value-type="float">
            <text:p>572</text:p>
          </table:table-cell>
          <table:table-cell table:style-name="ce23" table:formula="of:=ABJAD(MIDB([.$A197];3;200);7;1;1)" office:value-type="string" office:string-value="[ق=100][ا=1][ب=2][ل=30][ا=1][ل=30][ت=400][و=6][ب=2]" calcext:value-type="string">
            <text:p>[ق=100][ا=1][ب=2][ل=30][ا=1][ل=30][ت=400][و=6][ب=2]</text:p>
          </table:table-cell>
          <table:table-cell table:style-name="ce15" table:formula="of:=TESBIH([.F197];25;99;33)" office:value-type="string" office:string-value="[5 tur][2X33][11 kalan]" calcext:value-type="string">
            <text:p>[5 tur][2X33][11 kalan]</text:p>
          </table:table-cell>
          <table:table-cell table:style-name="ce6" table:formula="of:=ABJAD(MIDB([.$A197];4;200);8;1)" office:value-type="float" office:value="965" calcext:value-type="float">
            <text:p>965</text:p>
          </table:table-cell>
          <table:table-cell table:style-name="ce23" table:formula="of:=ABJAD(MIDB([.$A197];3;200);8;1;1)" office:value-type="string" office:string-value="[ق=181][ا=111][ب=3][ل=71][ا=111][ل=71][ت=401][و=13][ب=3]" calcext:value-type="string">
            <text:p>[ق=181][ا=111][ب=3][ل=71][ا=111][ل=71][ت=401][و=13][ب=3]</text:p>
          </table:table-cell>
          <table:table-cell table:style-name="ce15" table:formula="of:=TESBIH([.I197];25;99;33)" office:value-type="string" office:string-value="[9 tur][2X33][8 kalan]" calcext:value-type="string">
            <text:p>[9 tur][2X33][8 kalan]</text:p>
          </table:table-cell>
          <table:table-cell table:style-name="ce6" table:formula="of:=ABJAD(MIDB([.$A197];4;200);9;1)" office:value-type="float" office:value="4504" calcext:value-type="float">
            <text:p>4504</text:p>
          </table:table-cell>
          <table:table-cell table:style-name="ce23" table:formula="of:=ABJAD(MIDB([.$A197];3;200);9;1;1)" office:value-type="string" office:string-value="[ق=57][ا=13][ب=602][ل=1091][ا=13][ل=1091][ت=330][و=705][ب=602]" calcext:value-type="string">
            <text:p>[ق=57][ا=13][ب=602][ل=1091][ا=13][ل=1091][ت=330][و=705][ب=602]</text:p>
          </table:table-cell>
          <table:table-cell table:style-name="ce15" table:formula="of:=TESBIH([.L197];25;99;33)" office:value-type="string" office:string-value="[45 tur][1X33][16 kalan]" calcext:value-type="string">
            <text:p>[45 tur][1X33][16 kalan]</text:p>
          </table:table-cell>
        </table:table-row>
        <table:table-row table:style-name="ro3">
          <table:table-cell table:style-name="ce12" office:value-type="string" calcext:value-type="string">
            <text:p>يا باعث</text:p>
          </table:table-cell>
          <table:table-cell table:style-name="ce15" office:value-type="string" calcext:value-type="string">
            <text:p>Ya Bais</text:p>
          </table:table-cell>
          <table:table-cell table:style-name="ce6" table:formula="of:=ABJAD(MIDB([.$A198];4;200);6;1)" office:value-type="float" office:value="21" calcext:value-type="float">
            <text:p>21</text:p>
          </table:table-cell>
          <table:table-cell table:style-name="ce23" table:formula="of:=ABJAD(MIDB([.$A198];3;200);6;1;1)" office:value-type="string" office:string-value="[ب=2][ا=1][ع=10][ث=8]" calcext:value-type="string">
            <text:p>[ب=2][ا=1][ع=10][ث=8]</text:p>
          </table:table-cell>
          <table:table-cell table:style-name="ce15" table:formula="of:=TESBIH([.C198];25;99;33)" office:value-type="string" office:string-value="[4 tur][1X33][12 kalan]" calcext:value-type="string">
            <text:p>[4 tur][1X33][12 kalan]</text:p>
          </table:table-cell>
          <table:table-cell table:style-name="ce6" table:formula="of:=ABJAD(MIDB([.$A198];4;200);7;1)" office:value-type="float" office:value="573" calcext:value-type="float">
            <text:p>573</text:p>
          </table:table-cell>
          <table:table-cell table:style-name="ce23" table:formula="of:=ABJAD(MIDB([.$A198];3;200);7;1;1)" office:value-type="string" office:string-value="[ب=2][ا=1][ع=70][ث=500]" calcext:value-type="string">
            <text:p>[ب=2][ا=1][ع=70][ث=500]</text:p>
          </table:table-cell>
          <table:table-cell table:style-name="ce15" table:formula="of:=TESBIH([.F198];25;99;33)" office:value-type="string" office:string-value="[5 tur][2X33][12 kalan]" calcext:value-type="string">
            <text:p>[5 tur][2X33][12 kalan]</text:p>
          </table:table-cell>
          <table:table-cell table:style-name="ce6" table:formula="of:=ABJAD(MIDB([.$A198];4;200);8;1)" office:value-type="float" office:value="745" calcext:value-type="float">
            <text:p>745</text:p>
          </table:table-cell>
          <table:table-cell table:style-name="ce23" table:formula="of:=ABJAD(MIDB([.$A198];3;200);8;1;1)" office:value-type="string" office:string-value="[ب=3][ا=111][ع=130][ث=501]" calcext:value-type="string">
            <text:p>[ب=3][ا=111][ع=130][ث=501]</text:p>
          </table:table-cell>
          <table:table-cell table:style-name="ce15" table:formula="of:=TESBIH([.I198];25;99;33)" office:value-type="string" office:string-value="[7 tur][1X33][19 kalan]" calcext:value-type="string">
            <text:p>[7 tur][1X33][19 kalan]</text:p>
          </table:table-cell>
          <table:table-cell table:style-name="ce6" table:formula="of:=ABJAD(MIDB([.$A198];4;200);9;1)" office:value-type="float" office:value="2044" calcext:value-type="float">
            <text:p>2044</text:p>
          </table:table-cell>
          <table:table-cell table:style-name="ce23" table:formula="of:=ABJAD(MIDB([.$A198];3;200);9;1;1)" office:value-type="string" office:string-value="[ب=602][ا=13][ع=432][ث=997]" calcext:value-type="string">
            <text:p>[ب=602][ا=13][ع=432][ث=997]</text:p>
          </table:table-cell>
          <table:table-cell table:style-name="ce15" table:formula="of:=TESBIH([.L198];25;99;33)" office:value-type="string" office:string-value="[20 tur][1X33][31 kalan]" calcext:value-type="string">
            <text:p>[20 tur][1X33][31 kalan]</text:p>
          </table:table-cell>
        </table:table-row>
        <table:table-row table:style-name="ro8">
          <table:table-cell table:style-name="ce12" office:value-type="string" calcext:value-type="string">
            <text:p>يا أهل التقوى</text:p>
          </table:table-cell>
          <table:table-cell table:style-name="ce15" office:value-type="string" calcext:value-type="string">
            <text:p>Ya Ehl’it Takva</text:p>
          </table:table-cell>
          <table:table-cell table:style-name="ce6" table:formula="of:=ABJAD(MIDB([.$A199];4;200);6;1)" office:value-type="float" office:value="34" calcext:value-type="float">
            <text:p>34</text:p>
          </table:table-cell>
          <table:table-cell table:style-name="ce23" table:formula="of:=ABJAD(MIDB([.$A199];3;200);6;1;1)" office:value-type="string" office:string-value="[ا=1][ه=5][ل=6][ا=1][ل=6][ت=4][ق=4][و=6][ى=1]" calcext:value-type="string">
            <text:p>[ا=1][ه=5][ل=6][ا=1][ل=6][ت=4][ق=4][و=6][ى=1]</text:p>
          </table:table-cell>
          <table:table-cell table:style-name="ce15" table:formula="of:=TESBIH([.C199];25;99;33)" office:value-type="string" office:string-value="[1X33][1 kalan]" calcext:value-type="string">
            <text:p>[1X33][1 kalan]</text:p>
          </table:table-cell>
          <table:table-cell table:style-name="ce6" table:formula="of:=ABJAD(MIDB([.$A199];4;200);7;1)" office:value-type="float" office:value="574" calcext:value-type="float">
            <text:p>574</text:p>
          </table:table-cell>
          <table:table-cell table:style-name="ce23" table:formula="of:=ABJAD(MIDB([.$A199];3;200);7;1;1)" office:value-type="string" office:string-value="[ا=1][ه=5][ل=30][ا=1][ل=30][ت=400][ق=100][و=6][ى=1]" calcext:value-type="string">
            <text:p>[ا=1][ه=5][ل=30][ا=1][ل=30][ت=400][ق=100][و=6][ى=1]</text:p>
          </table:table-cell>
          <table:table-cell table:style-name="ce15" table:formula="of:=TESBIH([.F199];25;99;33)" office:value-type="string" office:string-value="[5 tur][2X33][13 kalan]" calcext:value-type="string">
            <text:p>[5 tur][2X33][13 kalan]</text:p>
          </table:table-cell>
          <table:table-cell table:style-name="ce6" table:formula="of:=ABJAD(MIDB([.$A199];4;200);8;1)" office:value-type="float" office:value="1076" calcext:value-type="float">
            <text:p>1076</text:p>
          </table:table-cell>
          <table:table-cell table:style-name="ce23" table:formula="of:=ABJAD(MIDB([.$A199];3;200);8;1;1)" office:value-type="string" office:string-value="[ا=111][ه=6][ل=71][ا=111][ل=71][ت=401][ق=181][و=13][ى=111]" calcext:value-type="string">
            <text:p>[ا=111][ه=6][ل=71][ا=111][ل=71][ت=401][ق=181][و=13][ى=111]</text:p>
          </table:table-cell>
          <table:table-cell table:style-name="ce15" table:formula="of:=TESBIH([.I199];25;99;33)" office:value-type="string" office:string-value="[10 tur][2X33][20 kalan]" calcext:value-type="string">
            <text:p>[10 tur][2X33][20 kalan]</text:p>
          </table:table-cell>
          <table:table-cell table:style-name="ce6" table:formula="of:=ABJAD(MIDB([.$A199];4;200);9;1)" office:value-type="float" office:value="4258" calcext:value-type="float">
            <text:p>4258</text:p>
          </table:table-cell>
          <table:table-cell table:style-name="ce23" table:formula="of:=ABJAD(MIDB([.$A199];3;200);9;1;1)" office:value-type="string" office:string-value="[ا=13][ه=945][ل=1091][ا=13][ل=1091][ت=330][ق=57][و=705][ى=13]" calcext:value-type="string">
            <text:p>[ا=13][ه=945][ل=1091][ا=13][ل=1091][ت=330][ق=57][و=705][ى=13]</text:p>
          </table:table-cell>
          <table:table-cell table:style-name="ce15" table:formula="of:=TESBIH([.L199];25;99;33)" office:value-type="string" office:string-value="[43 tur][1 kalan]" calcext:value-type="string">
            <text:p>[43 tur][1 kalan]</text:p>
          </table:table-cell>
        </table:table-row>
        <table:table-row table:style-name="ro10">
          <table:table-cell table:style-name="ce12" office:value-type="string" calcext:value-type="string">
            <text:p>يا منزل الكتاب</text:p>
          </table:table-cell>
          <table:table-cell table:style-name="ce15" office:value-type="string" calcext:value-type="string">
            <text:p>Ya Munzil’el Kitab</text:p>
          </table:table-cell>
          <table:table-cell table:style-name="ce6" table:formula="of:=ABJAD(MIDB([.$A200];4;200);6;1)" office:value-type="float" office:value="41" calcext:value-type="float">
            <text:p>41</text:p>
          </table:table-cell>
          <table:table-cell table:style-name="ce23" table:formula="of:=ABJAD(MIDB([.$A200];3;200);6;1;1)" office:value-type="string" office:string-value="[م=4][ن=2][ز=7][ل=6][ا=1][ل=6][ك=8][ت=4][ا=1][ب=2]" calcext:value-type="string">
            <text:p>[م=4][ن=2][ز=7][ل=6][ا=1][ل=6][ك=8][ت=4][ا=1][ب=2]</text:p>
          </table:table-cell>
          <table:table-cell table:style-name="ce15" table:formula="of:=TESBIH([.C200];25;99;33)" office:value-type="string" office:string-value="[1X33][8 kalan]" calcext:value-type="string">
            <text:p>[1X33][8 kalan]</text:p>
          </table:table-cell>
          <table:table-cell table:style-name="ce6" table:formula="of:=ABJAD(MIDB([.$A200];4;200);7;1)" office:value-type="float" office:value="581" calcext:value-type="float">
            <text:p>581</text:p>
          </table:table-cell>
          <table:table-cell table:style-name="ce23" table:formula="of:=ABJAD(MIDB([.$A200];3;200);7;1;1)" office:value-type="string" office:string-value="[م=40][ن=50][ز=7][ل=30][ا=1][ل=30][ك=20][ت=400][ا=1][ب=2]" calcext:value-type="string">
            <text:p>[م=40][ن=50][ز=7][ل=30][ا=1][ل=30][ك=20][ت=400][ا=1][ب=2]</text:p>
          </table:table-cell>
          <table:table-cell table:style-name="ce15" table:formula="of:=TESBIH([.F200];25;99;33)" office:value-type="string" office:string-value="[5 tur][2X33][20 kalan]" calcext:value-type="string">
            <text:p>[5 tur][2X33][20 kalan]</text:p>
          </table:table-cell>
          <table:table-cell table:style-name="ce6" table:formula="of:=ABJAD(MIDB([.$A200];4;200);8;1)" office:value-type="float" office:value="1073" calcext:value-type="float">
            <text:p>1073</text:p>
          </table:table-cell>
          <table:table-cell table:style-name="ce23" table:formula="of:=ABJAD(MIDB([.$A200];3;200);8;1;1)" office:value-type="string" office:string-value="[م=90][ن=106][ز=8][ل=71][ا=111][ل=71][ك=101][ت=401][ا=111][ب=3]" calcext:value-type="string">
            <text:p>[م=90][ن=106][ز=8][ل=71][ا=111][ل=71][ك=101][ت=401][ا=111][ب=3]</text:p>
          </table:table-cell>
          <table:table-cell table:style-name="ce15" table:formula="of:=TESBIH([.I200];25;99;33)" office:value-type="string" office:string-value="[10 tur][2X33][17 kalan]" calcext:value-type="string">
            <text:p>[10 tur][2X33][17 kalan]</text:p>
          </table:table-cell>
          <table:table-cell table:style-name="ce6" table:formula="of:=ABJAD(MIDB([.$A200];4;200);9;1)" office:value-type="float" office:value="6180" calcext:value-type="float">
            <text:p>6180</text:p>
          </table:table-cell>
          <table:table-cell table:style-name="ce23" table:formula="of:=ABJAD(MIDB([.$A200];3;200);9;1;1)" office:value-type="string" office:string-value="[م=333][ن=1000][ز=377][ل=1091][ا=13][ل=1091][ك=1330][ت=330][ا=13][ب=602]" calcext:value-type="string">
            <text:p>[م=333][ن=1000][ز=377][ل=1091][ا=13][ل=1091][ك=1330][ت=330][ا=13][ب=602]</text:p>
          </table:table-cell>
          <table:table-cell table:style-name="ce15" table:formula="of:=TESBIH([.L200];25;99;33)" office:value-type="string" office:string-value="[62 tur][1X33][9 kalan]" calcext:value-type="string">
            <text:p>[62 tur][1X33][9 kalan]</text:p>
          </table:table-cell>
        </table:table-row>
        <table:table-row table:style-name="ro7">
          <table:table-cell table:style-name="ce12" office:value-type="string" calcext:value-type="string">
            <text:p>يا أرحم الراحمين</text:p>
          </table:table-cell>
          <table:table-cell table:style-name="ce15" office:value-type="string" calcext:value-type="string">
            <text:p>Ya Erham’er Rahimin</text:p>
          </table:table-cell>
          <table:table-cell table:style-name="ce6" table:formula="of:=ABJAD(MIDB([.$A201];4;200);6;1)" office:value-type="float" office:value="61" calcext:value-type="float">
            <text:p>61</text:p>
          </table:table-cell>
          <table:table-cell table:style-name="ce23" table:formula="of:=ABJAD(MIDB([.$A201];3;200);6;1;1)" office:value-type="string" office:string-value="[ا=1][ر=8][ح=8][م=4][ا=1][ل=6][ر=8][ا=1][ح=8][م=4][ي=10][ن=2]" calcext:value-type="string">
            <text:p>[ا=1][ر=8][ح=8][م=4][ا=1][ل=6][ر=8][ا=1][ح=8][م=4][ي=10][ن=2]</text:p>
          </table:table-cell>
          <table:table-cell table:style-name="ce15" table:formula="of:=TESBIH([.C201];25;99;33)" office:value-type="string" office:string-value="[1X33][28 kalan]" calcext:value-type="string">
            <text:p>[1X33][28 kalan]</text:p>
          </table:table-cell>
          <table:table-cell table:style-name="ce6" table:formula="of:=ABJAD(MIDB([.$A201];4;200);7;1)" office:value-type="float" office:value="589" calcext:value-type="float">
            <text:p>589</text:p>
          </table:table-cell>
          <table:table-cell table:style-name="ce23" table:formula="of:=ABJAD(MIDB([.$A201];3;200);7;1;1)" office:value-type="string" office:string-value="[ا=1][ر=200][ح=8][م=40][ا=1][ل=30][ر=200][ا=1][ح=8][م=40][ي=10][ن=50]" calcext:value-type="string">
            <text:p>[ا=1][ر=200][ح=8][م=40][ا=1][ل=30][ر=200][ا=1][ح=8][م=40][ي=10][ن=50]</text:p>
          </table:table-cell>
          <table:table-cell table:style-name="ce15" table:formula="of:=TESBIH([.F201];25;99;33)" office:value-type="string" office:string-value="[5 tur][2X33][28 kalan]" calcext:value-type="string">
            <text:p>[5 tur][2X33][28 kalan]</text:p>
          </table:table-cell>
          <table:table-cell table:style-name="ce6" table:formula="of:=ABJAD(MIDB([.$A201];4;200);8;1)" office:value-type="float" office:value="1121" calcext:value-type="float">
            <text:p>1121</text:p>
          </table:table-cell>
          <table:table-cell table:style-name="ce23" table:formula="of:=ABJAD(MIDB([.$A201];3;200);8;1;1)" office:value-type="string" office:string-value="[ا=111][ر=201][ح=9][م=90][ا=111][ل=71][ر=201][ا=111][ح=9][م=90][ي=11][ن=106]" calcext:value-type="string">
            <text:p>[ا=111][ر=201][ح=9][م=90][ا=111][ل=71][ر=201][ا=111][ح=9][م=90][ي=11][ن=106]</text:p>
          </table:table-cell>
          <table:table-cell table:style-name="ce15" table:formula="of:=TESBIH([.I201];25;99;33)" office:value-type="string" office:string-value="[11 tur][32 kalan]" calcext:value-type="string">
            <text:p>[11 tur][32 kalan]</text:p>
          </table:table-cell>
          <table:table-cell table:style-name="ce6" table:formula="of:=ABJAD(MIDB([.$A201];4;200);9;1)" office:value-type="float" office:value="6287" calcext:value-type="float">
            <text:p>6287</text:p>
          </table:table-cell>
          <table:table-cell table:style-name="ce23" table:formula="of:=ABJAD(MIDB([.$A201];3;200);9;1;1)" office:value-type="string" office:string-value="[ا=13][ر=502][ح=606][م=333][ا=13][ل=1091][ر=502][ا=13][ح=606][م=333][ي=1275][ن=1000]" calcext:value-type="string">
            <text:p>[ا=13][ر=502][ح=606][م=333][ا=13][ل=1091][ر=502][ا=13][ح=606][م=333][ي=1275][ن=1000]</text:p>
          </table:table-cell>
          <table:table-cell table:style-name="ce15" table:formula="of:=TESBIH([.L201];25;99;33)" office:value-type="string" office:string-value="[63 tur][1X33][17 kalan]" calcext:value-type="string">
            <text:p>[63 tur][1X33][17 kalan]</text:p>
          </table:table-cell>
        </table:table-row>
        <table:table-row table:style-name="ro3">
          <table:table-cell table:style-name="ce12" office:value-type="string" calcext:value-type="string">
            <text:p>يا وتر</text:p>
          </table:table-cell>
          <table:table-cell table:style-name="ce15" office:value-type="string" calcext:value-type="string">
            <text:p>Ya Vitr</text:p>
          </table:table-cell>
          <table:table-cell table:style-name="ce6" table:formula="of:=ABJAD(MIDB([.$A202];4;200);6;1)" office:value-type="float" office:value="18" calcext:value-type="float">
            <text:p>18</text:p>
          </table:table-cell>
          <table:table-cell table:style-name="ce23" table:formula="of:=ABJAD(MIDB([.$A202];3;200);6;1;1)" office:value-type="string" office:string-value="[و=6][ت=4][ر=8]" calcext:value-type="string">
            <text:p>[و=6][ت=4][ر=8]</text:p>
          </table:table-cell>
          <table:table-cell table:style-name="ce15" table:formula="of:=TESBIH([.C202];25;99;33)" office:value-type="string" office:string-value="[3 tur][27 kalan]" calcext:value-type="string">
            <text:p>[3 tur][27 kalan]</text:p>
          </table:table-cell>
          <table:table-cell table:style-name="ce6" table:formula="of:=ABJAD(MIDB([.$A202];4;200);7;1)" office:value-type="float" office:value="606" calcext:value-type="float">
            <text:p>606</text:p>
          </table:table-cell>
          <table:table-cell table:style-name="ce23" table:formula="of:=ABJAD(MIDB([.$A202];3;200);7;1;1)" office:value-type="string" office:string-value="[و=6][ت=400][ر=200]" calcext:value-type="string">
            <text:p>[و=6][ت=400][ر=200]</text:p>
          </table:table-cell>
          <table:table-cell table:style-name="ce15" table:formula="of:=TESBIH([.F202];25;99;33)" office:value-type="string" office:string-value="[6 tur][12 kalan]" calcext:value-type="string">
            <text:p>[6 tur][12 kalan]</text:p>
          </table:table-cell>
          <table:table-cell table:style-name="ce6" table:formula="of:=ABJAD(MIDB([.$A202];4;200);8;1)" office:value-type="float" office:value="615" calcext:value-type="float">
            <text:p>615</text:p>
          </table:table-cell>
          <table:table-cell table:style-name="ce23" table:formula="of:=ABJAD(MIDB([.$A202];3;200);8;1;1)" office:value-type="string" office:string-value="[و=13][ت=401][ر=201]" calcext:value-type="string">
            <text:p>[و=13][ت=401][ر=201]</text:p>
          </table:table-cell>
          <table:table-cell table:style-name="ce15" table:formula="of:=TESBIH([.I202];25;99;33)" office:value-type="string" office:string-value="[6 tur][21 kalan]" calcext:value-type="string">
            <text:p>[6 tur][21 kalan]</text:p>
          </table:table-cell>
          <table:table-cell table:style-name="ce6" table:formula="of:=ABJAD(MIDB([.$A202];4;200);9;1)" office:value-type="float" office:value="1537" calcext:value-type="float">
            <text:p>1537</text:p>
          </table:table-cell>
          <table:table-cell table:style-name="ce23" table:formula="of:=ABJAD(MIDB([.$A202];3;200);9;1;1)" office:value-type="string" office:string-value="[و=705][ت=330][ر=502]" calcext:value-type="string">
            <text:p>[و=705][ت=330][ر=502]</text:p>
          </table:table-cell>
          <table:table-cell table:style-name="ce15" table:formula="of:=TESBIH([.L202];25;99;33)" office:value-type="string" office:string-value="[15 tur][1X33][19 kalan]" calcext:value-type="string">
            <text:p>[15 tur][1X33][19 kalan]</text:p>
          </table:table-cell>
        </table:table-row>
        <table:table-row table:style-name="ro11">
          <table:table-cell table:style-name="ce12" office:value-type="string" calcext:value-type="string">
            <text:p>يا مستمع</text:p>
          </table:table-cell>
          <table:table-cell table:style-name="ce15" office:value-type="string" calcext:value-type="string">
            <text:p>Ya Mustem’i</text:p>
          </table:table-cell>
          <table:table-cell table:style-name="ce6" table:formula="of:=ABJAD(MIDB([.$A203];4;200);6;1)" office:value-type="float" office:value="22" calcext:value-type="float">
            <text:p>22</text:p>
          </table:table-cell>
          <table:table-cell table:style-name="ce23" table:formula="of:=ABJAD(MIDB([.$A203];3;200);6;1;1)" office:value-type="string" office:string-value="[م=4][س=0][ت=4][م=4][ع=10]" calcext:value-type="string">
            <text:p>[م=4][س=0][ت=4][م=4][ع=10]</text:p>
          </table:table-cell>
          <table:table-cell table:style-name="ce15" table:formula="of:=TESBIH([.C203];25;99;33)" office:value-type="string" office:string-value="[4 tur][2X33][22 kalan]" calcext:value-type="string">
            <text:p>[4 tur][2X33][22 kalan]</text:p>
          </table:table-cell>
          <table:table-cell table:style-name="ce6" table:formula="of:=ABJAD(MIDB([.$A203];4;200);7;1)" office:value-type="float" office:value="850" calcext:value-type="float">
            <text:p>850</text:p>
          </table:table-cell>
          <table:table-cell table:style-name="ce23" table:formula="of:=ABJAD(MIDB([.$A203];3;200);7;1;1)" office:value-type="string" office:string-value="[م=40][س=300][ت=400][م=40][ع=70]" calcext:value-type="string">
            <text:p>[م=40][س=300][ت=400][م=40][ع=70]</text:p>
          </table:table-cell>
          <table:table-cell table:style-name="ce15" table:formula="of:=TESBIH([.F203];25;99;33)" office:value-type="string" office:string-value="[8 tur][1X33][25 kalan]" calcext:value-type="string">
            <text:p>[8 tur][1X33][25 kalan]</text:p>
          </table:table-cell>
          <table:table-cell table:style-name="ce6" table:formula="of:=ABJAD(MIDB([.$A203];4;200);8;1)" office:value-type="float" office:value="1071" calcext:value-type="float">
            <text:p>1071</text:p>
          </table:table-cell>
          <table:table-cell table:style-name="ce23" table:formula="of:=ABJAD(MIDB([.$A203];3;200);8;1;1)" office:value-type="string" office:string-value="[م=90][س=360][ت=401][م=90][ع=130]" calcext:value-type="string">
            <text:p>[م=90][س=360][ت=401][م=90][ع=130]</text:p>
          </table:table-cell>
          <table:table-cell table:style-name="ce15" table:formula="of:=TESBIH([.I203];25;99;33)" office:value-type="string" office:string-value="[10 tur][2X33][15 kalan]" calcext:value-type="string">
            <text:p>[10 tur][2X33][15 kalan]</text:p>
          </table:table-cell>
          <table:table-cell table:style-name="ce6" table:formula="of:=ABJAD(MIDB([.$A203];4;200);9;1)" office:value-type="float" office:value="2516" calcext:value-type="float">
            <text:p>2516</text:p>
          </table:table-cell>
          <table:table-cell table:style-name="ce23" table:formula="of:=ABJAD(MIDB([.$A203];3;200);9;1;1)" office:value-type="string" office:string-value="[م=333][س=1088][ت=330][م=333][ع=432]" calcext:value-type="string">
            <text:p>[م=333][س=1088][ت=330][م=333][ع=432]</text:p>
          </table:table-cell>
          <table:table-cell table:style-name="ce15" table:formula="of:=TESBIH([.L203];25;99;33)" office:value-type="string" office:string-value="[25 tur][1X33][8 kalan]" calcext:value-type="string">
            <text:p>[25 tur][1X33][8 kalan]</text:p>
          </table:table-cell>
        </table:table-row>
        <table:table-row table:style-name="ro11">
          <table:table-cell table:style-name="ce12" office:value-type="string" calcext:value-type="string">
            <text:p>يا مستعان</text:p>
          </table:table-cell>
          <table:table-cell table:style-name="ce15" office:value-type="string" calcext:value-type="string">
            <text:p>Ya Mustea’n</text:p>
          </table:table-cell>
          <table:table-cell table:style-name="ce6" table:formula="of:=ABJAD(MIDB([.$A204];4;200);6;1)" office:value-type="float" office:value="21" calcext:value-type="float">
            <text:p>21</text:p>
          </table:table-cell>
          <table:table-cell table:style-name="ce23" table:formula="of:=ABJAD(MIDB([.$A204];3;200);6;1;1)" office:value-type="string" office:string-value="[م=4][س=0][ت=4][ع=10][ا=1][ن=2]" calcext:value-type="string">
            <text:p>[م=4][س=0][ت=4][ع=10][ا=1][ن=2]</text:p>
          </table:table-cell>
          <table:table-cell table:style-name="ce15" table:formula="of:=TESBIH([.C204];25;99;33)" office:value-type="string" office:string-value="[4 tur][1X33][12 kalan]" calcext:value-type="string">
            <text:p>[4 tur][1X33][12 kalan]</text:p>
          </table:table-cell>
          <table:table-cell table:style-name="ce6" table:formula="of:=ABJAD(MIDB([.$A204];4;200);7;1)" office:value-type="float" office:value="861" calcext:value-type="float">
            <text:p>861</text:p>
          </table:table-cell>
          <table:table-cell table:style-name="ce23" table:formula="of:=ABJAD(MIDB([.$A204];3;200);7;1;1)" office:value-type="string" office:string-value="[م=40][س=300][ت=400][ع=70][ا=1][ن=50]" calcext:value-type="string">
            <text:p>[م=40][س=300][ت=400][ع=70][ا=1][ن=50]</text:p>
          </table:table-cell>
          <table:table-cell table:style-name="ce15" table:formula="of:=TESBIH([.F204];25;99;33)" office:value-type="string" office:string-value="[8 tur][2X33][3 kalan]" calcext:value-type="string">
            <text:p>[8 tur][2X33][3 kalan]</text:p>
          </table:table-cell>
          <table:table-cell table:style-name="ce6" table:formula="of:=ABJAD(MIDB([.$A204];4;200);8;1)" office:value-type="float" office:value="1198" calcext:value-type="float">
            <text:p>1198</text:p>
          </table:table-cell>
          <table:table-cell table:style-name="ce23" table:formula="of:=ABJAD(MIDB([.$A204];3;200);8;1;1)" office:value-type="string" office:string-value="[م=90][س=360][ت=401][ع=130][ا=111][ن=106]" calcext:value-type="string">
            <text:p>[م=90][س=360][ت=401][ع=130][ا=111][ن=106]</text:p>
          </table:table-cell>
          <table:table-cell table:style-name="ce15" table:formula="of:=TESBIH([.I204];25;99;33)" office:value-type="string" office:string-value="[12 tur][10 kalan]" calcext:value-type="string">
            <text:p>[12 tur][10 kalan]</text:p>
          </table:table-cell>
          <table:table-cell table:style-name="ce6" table:formula="of:=ABJAD(MIDB([.$A204];4;200);9;1)" office:value-type="float" office:value="3196" calcext:value-type="float">
            <text:p>3196</text:p>
          </table:table-cell>
          <table:table-cell table:style-name="ce23" table:formula="of:=ABJAD(MIDB([.$A204];3;200);9;1;1)" office:value-type="string" office:string-value="[م=333][س=1088][ت=330][ع=432][ا=13][ن=1000]" calcext:value-type="string">
            <text:p>[م=333][س=1088][ت=330][ع=432][ا=13][ن=1000]</text:p>
          </table:table-cell>
          <table:table-cell table:style-name="ce15" table:formula="of:=TESBIH([.L204];25;99;33)" office:value-type="string" office:string-value="[32 tur][28 kalan]" calcext:value-type="string">
            <text:p>[32 tur][28 kalan]</text:p>
          </table:table-cell>
        </table:table-row>
        <table:table-row table:style-name="ro4">
          <table:table-cell table:style-name="ce12" office:value-type="string" calcext:value-type="string">
            <text:p>يا منتقم</text:p>
          </table:table-cell>
          <table:table-cell table:style-name="ce15" office:value-type="string" calcext:value-type="string">
            <text:p>Ya Muntakim</text:p>
          </table:table-cell>
          <table:table-cell table:style-name="ce6" table:formula="of:=ABJAD(MIDB([.$A205];4;200);6;1)" office:value-type="float" office:value="18" calcext:value-type="float">
            <text:p>18</text:p>
          </table:table-cell>
          <table:table-cell table:style-name="ce23" table:formula="of:=ABJAD(MIDB([.$A205];3;200);6;1;1)" office:value-type="string" office:string-value="[م=4][ن=2][ت=4][ق=4][م=4]" calcext:value-type="string">
            <text:p>[م=4][ن=2][ت=4][ق=4][م=4]</text:p>
          </table:table-cell>
          <table:table-cell table:style-name="ce15" table:formula="of:=TESBIH([.C205];25;99;33)" office:value-type="string" office:string-value="[3 tur][27 kalan]" calcext:value-type="string">
            <text:p>[3 tur][27 kalan]</text:p>
          </table:table-cell>
          <table:table-cell table:style-name="ce6" table:formula="of:=ABJAD(MIDB([.$A205];4;200);7;1)" office:value-type="float" office:value="630" calcext:value-type="float">
            <text:p>630</text:p>
          </table:table-cell>
          <table:table-cell table:style-name="ce23" table:formula="of:=ABJAD(MIDB([.$A205];3;200);7;1;1)" office:value-type="string" office:string-value="[م=40][ن=50][ت=400][ق=100][م=40]" calcext:value-type="string">
            <text:p>[م=40][ن=50][ت=400][ق=100][م=40]</text:p>
          </table:table-cell>
          <table:table-cell table:style-name="ce15" table:formula="of:=TESBIH([.F205];25;99;33)" office:value-type="string" office:string-value="[6 tur][1X33][3 kalan]" calcext:value-type="string">
            <text:p>[6 tur][1X33][3 kalan]</text:p>
          </table:table-cell>
          <table:table-cell table:style-name="ce6" table:formula="of:=ABJAD(MIDB([.$A205];4;200);8;1)" office:value-type="float" office:value="868" calcext:value-type="float">
            <text:p>868</text:p>
          </table:table-cell>
          <table:table-cell table:style-name="ce23" table:formula="of:=ABJAD(MIDB([.$A205];3;200);8;1;1)" office:value-type="string" office:string-value="[م=90][ن=106][ت=401][ق=181][م=90]" calcext:value-type="string">
            <text:p>[م=90][ن=106][ت=401][ق=181][م=90]</text:p>
          </table:table-cell>
          <table:table-cell table:style-name="ce15" table:formula="of:=TESBIH([.I205];25;99;33)" office:value-type="string" office:string-value="[8 tur][2X33][10 kalan]" calcext:value-type="string">
            <text:p>[8 tur][2X33][10 kalan]</text:p>
          </table:table-cell>
          <table:table-cell table:style-name="ce6" table:formula="of:=ABJAD(MIDB([.$A205];4;200);9;1)" office:value-type="float" office:value="2053" calcext:value-type="float">
            <text:p>2053</text:p>
          </table:table-cell>
          <table:table-cell table:style-name="ce23" table:formula="of:=ABJAD(MIDB([.$A205];3;200);9;1;1)" office:value-type="string" office:string-value="[م=333][ن=1000][ت=330][ق=57][م=333]" calcext:value-type="string">
            <text:p>[م=333][ن=1000][ت=330][ق=57][م=333]</text:p>
          </table:table-cell>
          <table:table-cell table:style-name="ce15" table:formula="of:=TESBIH([.L205];25;99;33)" office:value-type="string" office:string-value="[20 tur][2X33][7 kalan]" calcext:value-type="string">
            <text:p>[20 tur][2X33][7 kalan]</text:p>
          </table:table-cell>
        </table:table-row>
        <table:table-row table:style-name="ro6">
          <table:table-cell table:style-name="ce12" office:value-type="string" calcext:value-type="string">
            <text:p>يا كاشف الكرب</text:p>
          </table:table-cell>
          <table:table-cell table:style-name="ce15" office:value-type="string" calcext:value-type="string">
            <text:p>Ya Kaşif’el Kurab</text:p>
          </table:table-cell>
          <table:table-cell table:style-name="ce6" table:formula="of:=ABJAD(MIDB([.$A206];4;200);6;1)" office:value-type="float" office:value="46" calcext:value-type="float">
            <text:p>46</text:p>
          </table:table-cell>
          <table:table-cell table:style-name="ce23" table:formula="of:=ABJAD(MIDB([.$A206];3;200);6;1;1)" office:value-type="string" office:string-value="[ك=8][ا=1][ش=4][ف=8][ا=1][ل=6][ك=8][ر=8][ب=2]" calcext:value-type="string">
            <text:p>[ك=8][ا=1][ش=4][ف=8][ا=1][ل=6][ك=8][ر=8][ب=2]</text:p>
          </table:table-cell>
          <table:table-cell table:style-name="ce15" table:formula="of:=TESBIH([.C206];25;99;33)" office:value-type="string" office:string-value="[1X33][13 kalan]" calcext:value-type="string">
            <text:p>[1X33][13 kalan]</text:p>
          </table:table-cell>
          <table:table-cell table:style-name="ce6" table:formula="of:=ABJAD(MIDB([.$A206];4;200);7;1)" office:value-type="float" office:value="1354" calcext:value-type="float">
            <text:p>1354</text:p>
          </table:table-cell>
          <table:table-cell table:style-name="ce23" table:formula="of:=ABJAD(MIDB([.$A206];3;200);7;1;1)" office:value-type="string" office:string-value="[ك=20][ا=1][ش=1000][ف=80][ا=1][ل=30][ك=20][ر=200][ب=2]" calcext:value-type="string">
            <text:p>[ك=20][ا=1][ش=1000][ف=80][ا=1][ل=30][ك=20][ر=200][ب=2]</text:p>
          </table:table-cell>
          <table:table-cell table:style-name="ce15" table:formula="of:=TESBIH([.F206];25;99;33)" office:value-type="string" office:string-value="[13 tur][2X33][1 kalan]" calcext:value-type="string">
            <text:p>[13 tur][2X33][1 kalan]</text:p>
          </table:table-cell>
          <table:table-cell table:style-name="ce6" table:formula="of:=ABJAD(MIDB([.$A206];4;200);8;1)" office:value-type="float" office:value="1840" calcext:value-type="float">
            <text:p>1840</text:p>
          </table:table-cell>
          <table:table-cell table:style-name="ce23" table:formula="of:=ABJAD(MIDB([.$A206];3;200);8;1;1)" office:value-type="string" office:string-value="[ك=101][ا=111][ش=1060][ف=81][ا=111][ل=71][ك=101][ر=201][ب=3]" calcext:value-type="string">
            <text:p>[ك=101][ا=111][ش=1060][ف=81][ا=111][ل=71][ك=101][ر=201][ب=3]</text:p>
          </table:table-cell>
          <table:table-cell table:style-name="ce15" table:formula="of:=TESBIH([.I206];25;99;33)" office:value-type="string" office:string-value="[18 tur][1X33][25 kalan]" calcext:value-type="string">
            <text:p>[18 tur][1X33][25 kalan]</text:p>
          </table:table-cell>
          <table:table-cell table:style-name="ce6" table:formula="of:=ABJAD(MIDB([.$A206];4;200);9;1)" office:value-type="float" office:value="5643" calcext:value-type="float">
            <text:p>5643</text:p>
          </table:table-cell>
          <table:table-cell table:style-name="ce23" table:formula="of:=ABJAD(MIDB([.$A206];3;200);9;1;1)" office:value-type="string" office:string-value="[ك=1330][ا=13][ش=111][ف=651][ا=13][ل=1091][ك=1330][ر=502][ب=602]" calcext:value-type="string">
            <text:p>[ك=1330][ا=13][ش=111][ف=651][ا=13][ل=1091][ك=1330][ر=502][ب=602]</text:p>
          </table:table-cell>
          <table:table-cell table:style-name="ce15" table:formula="of:=TESBIH([.L206];25;99;33)" office:value-type="string" office:string-value="[57 tur]" calcext:value-type="string">
            <text:p>[57 tur]</text:p>
          </table:table-cell>
        </table:table-row>
        <table:table-row table:style-name="ro3">
          <table:table-cell table:style-name="ce12" office:value-type="string" calcext:value-type="string">
            <text:p>يا ستار</text:p>
          </table:table-cell>
          <table:table-cell table:style-name="ce15" office:value-type="string" calcext:value-type="string">
            <text:p>Ya Settar</text:p>
          </table:table-cell>
          <table:table-cell table:style-name="ce6" table:formula="of:=ABJAD(MIDB([.$A207];4;200);6;1)" office:value-type="float" office:value="13" calcext:value-type="float">
            <text:p>13</text:p>
          </table:table-cell>
          <table:table-cell table:style-name="ce23" table:formula="of:=ABJAD(MIDB([.$A207];3;200);6;1;1)" office:value-type="string" office:string-value="[س=0][ت=4][ا=1][ر=8]" calcext:value-type="string">
            <text:p>[س=0][ت=4][ا=1][ر=8]</text:p>
          </table:table-cell>
          <table:table-cell table:style-name="ce15" table:formula="of:=TESBIH([.C207];25;99;33)" office:value-type="string" office:string-value="[1 tur][2X33][4 kalan]" calcext:value-type="string">
            <text:p>[1 tur][2X33][4 kalan]</text:p>
          </table:table-cell>
          <table:table-cell table:style-name="ce6" table:formula="of:=ABJAD(MIDB([.$A207];4;200);7;1)" office:value-type="float" office:value="901" calcext:value-type="float">
            <text:p>901</text:p>
          </table:table-cell>
          <table:table-cell table:style-name="ce23" table:formula="of:=ABJAD(MIDB([.$A207];3;200);7;1;1)" office:value-type="string" office:string-value="[س=300][ت=400][ا=1][ر=200]" calcext:value-type="string">
            <text:p>[س=300][ت=400][ا=1][ر=200]</text:p>
          </table:table-cell>
          <table:table-cell table:style-name="ce15" table:formula="of:=TESBIH([.F207];25;99;33)" office:value-type="string" office:string-value="[9 tur][10 kalan]" calcext:value-type="string">
            <text:p>[9 tur][10 kalan]</text:p>
          </table:table-cell>
          <table:table-cell table:style-name="ce6" table:formula="of:=ABJAD(MIDB([.$A207];4;200);8;1)" office:value-type="float" office:value="1073" calcext:value-type="float">
            <text:p>1073</text:p>
          </table:table-cell>
          <table:table-cell table:style-name="ce23" table:formula="of:=ABJAD(MIDB([.$A207];3;200);8;1;1)" office:value-type="string" office:string-value="[س=360][ت=401][ا=111][ر=201]" calcext:value-type="string">
            <text:p>[س=360][ت=401][ا=111][ر=201]</text:p>
          </table:table-cell>
          <table:table-cell table:style-name="ce15" table:formula="of:=TESBIH([.I207];25;99;33)" office:value-type="string" office:string-value="[10 tur][2X33][17 kalan]" calcext:value-type="string">
            <text:p>[10 tur][2X33][17 kalan]</text:p>
          </table:table-cell>
          <table:table-cell table:style-name="ce6" table:formula="of:=ABJAD(MIDB([.$A207];4;200);9;1)" office:value-type="float" office:value="1933" calcext:value-type="float">
            <text:p>1933</text:p>
          </table:table-cell>
          <table:table-cell table:style-name="ce23" table:formula="of:=ABJAD(MIDB([.$A207];3;200);9;1;1)" office:value-type="string" office:string-value="[س=1088][ت=330][ا=13][ر=502]" calcext:value-type="string">
            <text:p>[س=1088][ت=330][ا=13][ر=502]</text:p>
          </table:table-cell>
          <table:table-cell table:style-name="ce15" table:formula="of:=TESBIH([.L207];25;99;33)" office:value-type="string" office:string-value="[19 tur][1X33][19 kalan]" calcext:value-type="string">
            <text:p>[19 tur][1X33][19 kalan]</text:p>
          </table:table-cell>
        </table:table-row>
        <table:table-row table:style-name="ro11">
          <table:table-cell table:style-name="ce12" office:value-type="string" calcext:value-type="string">
            <text:p>يا متكبّر</text:p>
          </table:table-cell>
          <table:table-cell table:style-name="ce15" office:value-type="string" calcext:value-type="string">
            <text:p>Ya Mutekebbir</text:p>
          </table:table-cell>
          <table:table-cell table:style-name="ce6" table:formula="of:=ABJAD(MIDB([.$A208];4;200);6;1)" office:value-type="float" office:value="26" calcext:value-type="float">
            <text:p>26</text:p>
          </table:table-cell>
          <table:table-cell table:style-name="ce23" table:formula="of:=ABJAD(MIDB([.$A208];3;200);6;1;1)" office:value-type="string" office:string-value="[م=4][ت=4][ك=8][ب=2][ر=8]" calcext:value-type="string">
            <text:p>[م=4][ت=4][ك=8][ب=2][ر=8]</text:p>
          </table:table-cell>
          <table:table-cell table:style-name="ce15" table:formula="of:=TESBIH([.C208];25;99;33)" office:value-type="string" office:string-value="[26 kalan]" calcext:value-type="string">
            <text:p>[26 kalan]</text:p>
          </table:table-cell>
          <table:table-cell table:style-name="ce6" table:formula="of:=ABJAD(MIDB([.$A208];4;200);7;1)" office:value-type="float" office:value="662" calcext:value-type="float">
            <text:p>662</text:p>
          </table:table-cell>
          <table:table-cell table:style-name="ce23" table:formula="of:=ABJAD(MIDB([.$A208];3;200);7;1;1)" office:value-type="string" office:string-value="[م=40][ت=400][ك=20][ب=2][ر=200]" calcext:value-type="string">
            <text:p>[م=40][ت=400][ك=20][ب=2][ر=200]</text:p>
          </table:table-cell>
          <table:table-cell table:style-name="ce15" table:formula="of:=TESBIH([.F208];25;99;33)" office:value-type="string" office:string-value="[6 tur][2X33][2 kalan]" calcext:value-type="string">
            <text:p>[6 tur][2X33][2 kalan]</text:p>
          </table:table-cell>
          <table:table-cell table:style-name="ce6" table:formula="of:=ABJAD(MIDB([.$A208];4;200);8;1)" office:value-type="float" office:value="796" calcext:value-type="float">
            <text:p>796</text:p>
          </table:table-cell>
          <table:table-cell table:style-name="ce23" table:formula="of:=ABJAD(MIDB([.$A208];3;200);8;1;1)" office:value-type="string" office:string-value="[م=90][ت=401][ك=101][ب=3][ر=201]" calcext:value-type="string">
            <text:p>[م=90][ت=401][ك=101][ب=3][ر=201]</text:p>
          </table:table-cell>
          <table:table-cell table:style-name="ce15" table:formula="of:=TESBIH([.I208];25;99;33)" office:value-type="string" office:string-value="[8 tur][4 kalan]" calcext:value-type="string">
            <text:p>[8 tur][4 kalan]</text:p>
          </table:table-cell>
          <table:table-cell table:style-name="ce6" table:formula="of:=ABJAD(MIDB([.$A208];4;200);9;1)" office:value-type="float" office:value="3097" calcext:value-type="float">
            <text:p>3097</text:p>
          </table:table-cell>
          <table:table-cell table:style-name="ce23" table:formula="of:=ABJAD(MIDB([.$A208];3;200);9;1;1)" office:value-type="string" office:string-value="[م=333][ت=330][ك=1330][ب=602][ر=502]" calcext:value-type="string">
            <text:p>[م=333][ت=330][ك=1330][ب=602][ر=502]</text:p>
          </table:table-cell>
          <table:table-cell table:style-name="ce15" table:formula="of:=TESBIH([.L208];25;99;33)" office:value-type="string" office:string-value="[31 tur][28 kalan]" calcext:value-type="string">
            <text:p>[31 tur][28 kalan]</text:p>
          </table:table-cell>
        </table:table-row>
        <table:table-row table:style-name="ro3">
          <table:table-cell table:style-name="ce12" office:value-type="string" calcext:value-type="string">
            <text:p>يا سخط</text:p>
          </table:table-cell>
          <table:table-cell table:style-name="ce15" office:value-type="string" calcext:value-type="string">
            <text:p>Ya Sıhhat</text:p>
          </table:table-cell>
          <table:table-cell table:style-name="ce6" table:formula="of:=ABJAD(MIDB([.$A209];4;200);6;1)" office:value-type="float" office:value="9" calcext:value-type="float">
            <text:p>9</text:p>
          </table:table-cell>
          <table:table-cell table:style-name="ce23" table:formula="of:=ABJAD(MIDB([.$A209];3;200);6;1;1)" office:value-type="string" office:string-value="[س=0][خ=0][ط=9]" calcext:value-type="string">
            <text:p>[س=0][خ=0][ط=9]</text:p>
          </table:table-cell>
          <table:table-cell table:style-name="ce15" table:formula="of:=TESBIH([.C209];25;99;33)" office:value-type="string" office:string-value="[2X33][15 kalan]" calcext:value-type="string">
            <text:p>[2X33][15 kalan]</text:p>
          </table:table-cell>
          <table:table-cell table:style-name="ce6" table:formula="of:=ABJAD(MIDB([.$A209];4;200);7;1)" office:value-type="float" office:value="909" calcext:value-type="float">
            <text:p>909</text:p>
          </table:table-cell>
          <table:table-cell table:style-name="ce23" table:formula="of:=ABJAD(MIDB([.$A209];3;200);7;1;1)" office:value-type="string" office:string-value="[س=300][خ=600][ط=9]" calcext:value-type="string">
            <text:p>[س=300][خ=600][ط=9]</text:p>
          </table:table-cell>
          <table:table-cell table:style-name="ce15" table:formula="of:=TESBIH([.F209];25;99;33)" office:value-type="string" office:string-value="[9 tur][18 kalan]" calcext:value-type="string">
            <text:p>[9 tur][18 kalan]</text:p>
          </table:table-cell>
          <table:table-cell table:style-name="ce6" table:formula="of:=ABJAD(MIDB([.$A209];4;200);8;1)" office:value-type="float" office:value="971" calcext:value-type="float">
            <text:p>971</text:p>
          </table:table-cell>
          <table:table-cell table:style-name="ce23" table:formula="of:=ABJAD(MIDB([.$A209];3;200);8;1;1)" office:value-type="string" office:string-value="[س=360][خ=601][ط=10]" calcext:value-type="string">
            <text:p>[س=360][خ=601][ط=10]</text:p>
          </table:table-cell>
          <table:table-cell table:style-name="ce15" table:formula="of:=TESBIH([.I209];25;99;33)" office:value-type="string" office:string-value="[9 tur][2X33][14 kalan]" calcext:value-type="string">
            <text:p>[9 tur][2X33][14 kalan]</text:p>
          </table:table-cell>
          <table:table-cell table:style-name="ce6" table:formula="of:=ABJAD(MIDB([.$A209];4;200);9;1)" office:value-type="float" office:value="2620" calcext:value-type="float">
            <text:p>2620</text:p>
          </table:table-cell>
          <table:table-cell table:style-name="ce23" table:formula="of:=ABJAD(MIDB([.$A209];3;200);9;1;1)" office:value-type="string" office:string-value="[س=1088][خ=757][ط=775]" calcext:value-type="string">
            <text:p>[س=1088][خ=757][ط=775]</text:p>
          </table:table-cell>
          <table:table-cell table:style-name="ce15" table:formula="of:=TESBIH([.L209];25;99;33)" office:value-type="string" office:string-value="[26 tur][1X33][13 kalan]" calcext:value-type="string">
            <text:p>[26 tur][1X33][13 kalan]</text:p>
          </table:table-cell>
        </table:table-row>
        <table:table-row table:style-name="ro3">
          <table:table-cell table:style-name="ce12" office:value-type="string" calcext:value-type="string">
            <text:p>يا وارث</text:p>
          </table:table-cell>
          <table:table-cell table:style-name="ce15" office:value-type="string" calcext:value-type="string">
            <text:p>Ya Varis</text:p>
          </table:table-cell>
          <table:table-cell table:style-name="ce6" table:formula="of:=ABJAD(MIDB([.$A210];4;200);6;1)" office:value-type="float" office:value="23" calcext:value-type="float">
            <text:p>23</text:p>
          </table:table-cell>
          <table:table-cell table:style-name="ce23" table:formula="of:=ABJAD(MIDB([.$A210];3;200);6;1;1)" office:value-type="string" office:string-value="[و=6][ا=1][ر=8][ث=8]" calcext:value-type="string">
            <text:p>[و=6][ا=1][ر=8][ث=8]</text:p>
          </table:table-cell>
          <table:table-cell table:style-name="ce15" table:formula="of:=TESBIH([.C210];25;99;33)" office:value-type="string" office:string-value="[5 tur][1X33][1 kalan]" calcext:value-type="string">
            <text:p>[5 tur][1X33][1 kalan]</text:p>
          </table:table-cell>
          <table:table-cell table:style-name="ce6" table:formula="of:=ABJAD(MIDB([.$A210];4;200);7;1)" office:value-type="float" office:value="707" calcext:value-type="float">
            <text:p>707</text:p>
          </table:table-cell>
          <table:table-cell table:style-name="ce23" table:formula="of:=ABJAD(MIDB([.$A210];3;200);7;1;1)" office:value-type="string" office:string-value="[و=6][ا=1][ر=200][ث=500]" calcext:value-type="string">
            <text:p>[و=6][ا=1][ر=200][ث=500]</text:p>
          </table:table-cell>
          <table:table-cell table:style-name="ce15" table:formula="of:=TESBIH([.F210];25;99;33)" office:value-type="string" office:string-value="[7 tur][14 kalan]" calcext:value-type="string">
            <text:p>[7 tur][14 kalan]</text:p>
          </table:table-cell>
          <table:table-cell table:style-name="ce6" table:formula="of:=ABJAD(MIDB([.$A210];4;200);8;1)" office:value-type="float" office:value="826" calcext:value-type="float">
            <text:p>826</text:p>
          </table:table-cell>
          <table:table-cell table:style-name="ce23" table:formula="of:=ABJAD(MIDB([.$A210];3;200);8;1;1)" office:value-type="string" office:string-value="[و=13][ا=111][ر=201][ث=501]" calcext:value-type="string">
            <text:p>[و=13][ا=111][ر=201][ث=501]</text:p>
          </table:table-cell>
          <table:table-cell table:style-name="ce15" table:formula="of:=TESBIH([.I210];25;99;33)" office:value-type="string" office:string-value="[8 tur][1X33][1 kalan]" calcext:value-type="string">
            <text:p>[8 tur][1X33][1 kalan]</text:p>
          </table:table-cell>
          <table:table-cell table:style-name="ce6" table:formula="of:=ABJAD(MIDB([.$A210];4;200);9;1)" office:value-type="float" office:value="2217" calcext:value-type="float">
            <text:p>2217</text:p>
          </table:table-cell>
          <table:table-cell table:style-name="ce23" table:formula="of:=ABJAD(MIDB([.$A210];3;200);9;1;1)" office:value-type="string" office:string-value="[و=705][ا=13][ر=502][ث=997]" calcext:value-type="string">
            <text:p>[و=705][ا=13][ر=502][ث=997]</text:p>
          </table:table-cell>
          <table:table-cell table:style-name="ce15" table:formula="of:=TESBIH([.L210];25;99;33)" office:value-type="string" office:string-value="[22 tur][1X33][6 kalan]" calcext:value-type="string">
            <text:p>[22 tur][1X33][6 kalan]</text:p>
          </table:table-cell>
        </table:table-row>
        <table:table-row table:style-name="ro3">
          <table:table-cell table:style-name="ce12" office:value-type="string" calcext:value-type="string">
            <text:p>يا خالق</text:p>
          </table:table-cell>
          <table:table-cell table:style-name="ce15" office:value-type="string" calcext:value-type="string">
            <text:p>Ya Halik</text:p>
          </table:table-cell>
          <table:table-cell table:style-name="ce6" table:formula="of:=ABJAD(MIDB([.$A211];4;200);6;1)" office:value-type="float" office:value="11" calcext:value-type="float">
            <text:p>11</text:p>
          </table:table-cell>
          <table:table-cell table:style-name="ce23" table:formula="of:=ABJAD(MIDB([.$A211];3;200);6;1;1)" office:value-type="string" office:string-value="[خ=0][ا=1][ل=6][ق=4]" calcext:value-type="string">
            <text:p>[خ=0][ا=1][ل=6][ق=4]</text:p>
          </table:table-cell>
          <table:table-cell table:style-name="ce15" table:formula="of:=TESBIH([.C211];25;99;33)" office:value-type="string" office:string-value="[1 tur][22 kalan]" calcext:value-type="string">
            <text:p>[1 tur][22 kalan]</text:p>
          </table:table-cell>
          <table:table-cell table:style-name="ce6" table:formula="of:=ABJAD(MIDB([.$A211];4;200);7;1)" office:value-type="float" office:value="731" calcext:value-type="float">
            <text:p>731</text:p>
          </table:table-cell>
          <table:table-cell table:style-name="ce23" table:formula="of:=ABJAD(MIDB([.$A211];3;200);7;1;1)" office:value-type="string" office:string-value="[خ=600][ا=1][ل=30][ق=100]" calcext:value-type="string">
            <text:p>[خ=600][ا=1][ل=30][ق=100]</text:p>
          </table:table-cell>
          <table:table-cell table:style-name="ce15" table:formula="of:=TESBIH([.F211];25;99;33)" office:value-type="string" office:string-value="[7 tur][1X33][5 kalan]" calcext:value-type="string">
            <text:p>[7 tur][1X33][5 kalan]</text:p>
          </table:table-cell>
          <table:table-cell table:style-name="ce6" table:formula="of:=ABJAD(MIDB([.$A211];4;200);8;1)" office:value-type="float" office:value="964" calcext:value-type="float">
            <text:p>964</text:p>
          </table:table-cell>
          <table:table-cell table:style-name="ce23" table:formula="of:=ABJAD(MIDB([.$A211];3;200);8;1;1)" office:value-type="string" office:string-value="[خ=601][ا=111][ل=71][ق=181]" calcext:value-type="string">
            <text:p>[خ=601][ا=111][ل=71][ق=181]</text:p>
          </table:table-cell>
          <table:table-cell table:style-name="ce15" table:formula="of:=TESBIH([.I211];25;99;33)" office:value-type="string" office:string-value="[9 tur][2X33][7 kalan]" calcext:value-type="string">
            <text:p>[9 tur][2X33][7 kalan]</text:p>
          </table:table-cell>
          <table:table-cell table:style-name="ce6" table:formula="of:=ABJAD(MIDB([.$A211];4;200);9;1)" office:value-type="float" office:value="1918" calcext:value-type="float">
            <text:p>1918</text:p>
          </table:table-cell>
          <table:table-cell table:style-name="ce23" table:formula="of:=ABJAD(MIDB([.$A211];3;200);9;1;1)" office:value-type="string" office:string-value="[خ=757][ا=13][ل=1091][ق=57]" calcext:value-type="string">
            <text:p>[خ=757][ا=13][ل=1091][ق=57]</text:p>
          </table:table-cell>
          <table:table-cell table:style-name="ce15" table:formula="of:=TESBIH([.L211];25;99;33)" office:value-type="string" office:string-value="[19 tur][1X33][4 kalan]" calcext:value-type="string">
            <text:p>[19 tur][1X33][4 kalan]</text:p>
          </table:table-cell>
        </table:table-row>
        <table:table-row table:style-name="ro3">
          <table:table-cell table:style-name="ce12" office:value-type="string" calcext:value-type="string">
            <text:p>يا خلاق</text:p>
          </table:table-cell>
          <table:table-cell table:style-name="ce15" office:value-type="string" calcext:value-type="string">
            <text:p>Ya Hallak</text:p>
          </table:table-cell>
          <table:table-cell table:style-name="ce6" table:formula="of:=ABJAD(MIDB([.$A212];4;200);6;1)" office:value-type="float" office:value="11" calcext:value-type="float">
            <text:p>11</text:p>
          </table:table-cell>
          <table:table-cell table:style-name="ce23" table:formula="of:=ABJAD(MIDB([.$A212];3;200);6;1;1)" office:value-type="string" office:string-value="[خ=0][ل=6][ا=1][ق=4]" calcext:value-type="string">
            <text:p>[خ=0][ل=6][ا=1][ق=4]</text:p>
          </table:table-cell>
          <table:table-cell table:style-name="ce15" table:formula="of:=TESBIH([.C212];25;99;33)" office:value-type="string" office:string-value="[1 tur][22 kalan]" calcext:value-type="string">
            <text:p>[1 tur][22 kalan]</text:p>
          </table:table-cell>
          <table:table-cell table:style-name="ce6" table:formula="of:=ABJAD(MIDB([.$A212];4;200);7;1)" office:value-type="float" office:value="731" calcext:value-type="float">
            <text:p>731</text:p>
          </table:table-cell>
          <table:table-cell table:style-name="ce23" table:formula="of:=ABJAD(MIDB([.$A212];3;200);7;1;1)" office:value-type="string" office:string-value="[خ=600][ل=30][ا=1][ق=100]" calcext:value-type="string">
            <text:p>[خ=600][ل=30][ا=1][ق=100]</text:p>
          </table:table-cell>
          <table:table-cell table:style-name="ce15" table:formula="of:=TESBIH([.F212];25;99;33)" office:value-type="string" office:string-value="[7 tur][1X33][5 kalan]" calcext:value-type="string">
            <text:p>[7 tur][1X33][5 kalan]</text:p>
          </table:table-cell>
          <table:table-cell table:style-name="ce6" table:formula="of:=ABJAD(MIDB([.$A212];4;200);8;1)" office:value-type="float" office:value="964" calcext:value-type="float">
            <text:p>964</text:p>
          </table:table-cell>
          <table:table-cell table:style-name="ce23" table:formula="of:=ABJAD(MIDB([.$A212];3;200);8;1;1)" office:value-type="string" office:string-value="[خ=601][ل=71][ا=111][ق=181]" calcext:value-type="string">
            <text:p>[خ=601][ل=71][ا=111][ق=181]</text:p>
          </table:table-cell>
          <table:table-cell table:style-name="ce15" table:formula="of:=TESBIH([.I212];25;99;33)" office:value-type="string" office:string-value="[9 tur][2X33][7 kalan]" calcext:value-type="string">
            <text:p>[9 tur][2X33][7 kalan]</text:p>
          </table:table-cell>
          <table:table-cell table:style-name="ce6" table:formula="of:=ABJAD(MIDB([.$A212];4;200);9;1)" office:value-type="float" office:value="1918" calcext:value-type="float">
            <text:p>1918</text:p>
          </table:table-cell>
          <table:table-cell table:style-name="ce23" table:formula="of:=ABJAD(MIDB([.$A212];3;200);9;1;1)" office:value-type="string" office:string-value="[خ=757][ل=1091][ا=13][ق=57]" calcext:value-type="string">
            <text:p>[خ=757][ل=1091][ا=13][ق=57]</text:p>
          </table:table-cell>
          <table:table-cell table:style-name="ce15" table:formula="of:=TESBIH([.L212];25;99;33)" office:value-type="string" office:string-value="[19 tur][1X33][4 kalan]" calcext:value-type="string">
            <text:p>[19 tur][1X33][4 kalan]</text:p>
          </table:table-cell>
        </table:table-row>
        <table:table-row table:style-name="ro8">
          <table:table-cell table:style-name="ce12" office:value-type="string" calcext:value-type="string">
            <text:p>يا متم نوره</text:p>
          </table:table-cell>
          <table:table-cell table:style-name="ce15" office:value-type="string" calcext:value-type="string">
            <text:p>Ya Mutimme Nuruhi</text:p>
          </table:table-cell>
          <table:table-cell table:style-name="ce6" table:formula="of:=ABJAD(MIDB([.$A213];4;200);6;1)" office:value-type="float" office:value="33" calcext:value-type="float">
            <text:p>33</text:p>
          </table:table-cell>
          <table:table-cell table:style-name="ce23" table:formula="of:=ABJAD(MIDB([.$A213];3;200);6;1;1)" office:value-type="string" office:string-value="[م=4][ت=4][م=4][ن=2][و=6][ر=8][ه=5]" calcext:value-type="string">
            <text:p>[م=4][ت=4][م=4][ن=2][و=6][ر=8][ه=5]</text:p>
          </table:table-cell>
          <table:table-cell table:style-name="ce15" table:formula="of:=TESBIH([.C213];25;99;33)" office:value-type="string" office:string-value="[1X33]" calcext:value-type="string">
            <text:p>[1X33]</text:p>
          </table:table-cell>
          <table:table-cell table:style-name="ce6" table:formula="of:=ABJAD(MIDB([.$A213];4;200);7;1)" office:value-type="float" office:value="741" calcext:value-type="float">
            <text:p>741</text:p>
          </table:table-cell>
          <table:table-cell table:style-name="ce23" table:formula="of:=ABJAD(MIDB([.$A213];3;200);7;1;1)" office:value-type="string" office:string-value="[م=40][ت=400][م=40][ن=50][و=6][ر=200][ه=5]" calcext:value-type="string">
            <text:p>[م=40][ت=400][م=40][ن=50][و=6][ر=200][ه=5]</text:p>
          </table:table-cell>
          <table:table-cell table:style-name="ce15" table:formula="of:=TESBIH([.F213];25;99;33)" office:value-type="string" office:string-value="[7 tur][1X33][15 kalan]" calcext:value-type="string">
            <text:p>[7 tur][1X33][15 kalan]</text:p>
          </table:table-cell>
          <table:table-cell table:style-name="ce6" table:formula="of:=ABJAD(MIDB([.$A213];4;200);8;1)" office:value-type="float" office:value="907" calcext:value-type="float">
            <text:p>907</text:p>
          </table:table-cell>
          <table:table-cell table:style-name="ce23" table:formula="of:=ABJAD(MIDB([.$A213];3;200);8;1;1)" office:value-type="string" office:string-value="[م=90][ت=401][م=90][ن=106][و=13][ر=201][ه=6]" calcext:value-type="string">
            <text:p>[م=90][ت=401][م=90][ن=106][و=13][ر=201][ه=6]</text:p>
          </table:table-cell>
          <table:table-cell table:style-name="ce15" table:formula="of:=TESBIH([.I213];25;99;33)" office:value-type="string" office:string-value="[9 tur][16 kalan]" calcext:value-type="string">
            <text:p>[9 tur][16 kalan]</text:p>
          </table:table-cell>
          <table:table-cell table:style-name="ce6" table:formula="of:=ABJAD(MIDB([.$A213];4;200);9;1)" office:value-type="float" office:value="4148" calcext:value-type="float">
            <text:p>4148</text:p>
          </table:table-cell>
          <table:table-cell table:style-name="ce23" table:formula="of:=ABJAD(MIDB([.$A213];3;200);9;1;1)" office:value-type="string" office:string-value="[م=333][ت=330][م=333][ن=1000][و=705][ر=502][ه=945]" calcext:value-type="string">
            <text:p>[م=333][ت=330][م=333][ن=1000][و=705][ر=502][ه=945]</text:p>
          </table:table-cell>
          <table:table-cell table:style-name="ce15" table:formula="of:=TESBIH([.L213];25;99;33)" office:value-type="string" office:string-value="[41 tur][2X33][23 kalan]" calcext:value-type="string">
            <text:p>[41 tur][2X33][23 kalan]</text:p>
          </table:table-cell>
        </table:table-row>
        <table:table-row table:style-name="ro3">
          <table:table-cell table:style-name="ce12" office:value-type="string" calcext:value-type="string">
            <text:p>يا مقتدر</text:p>
          </table:table-cell>
          <table:table-cell table:style-name="ce15" office:value-type="string" calcext:value-type="string">
            <text:p>Ya Muktedir</text:p>
          </table:table-cell>
          <table:table-cell table:style-name="ce6" table:formula="of:=ABJAD(MIDB([.$A214];4;200);6;1)" office:value-type="float" office:value="24" calcext:value-type="float">
            <text:p>24</text:p>
          </table:table-cell>
          <table:table-cell table:style-name="ce23" table:formula="of:=ABJAD(MIDB([.$A214];3;200);6;1;1)" office:value-type="string" office:string-value="[م=4][ق=4][ت=4][د=4][ر=8]" calcext:value-type="string">
            <text:p>[م=4][ق=4][ت=4][د=4][ر=8]</text:p>
          </table:table-cell>
          <table:table-cell table:style-name="ce15" table:formula="of:=TESBIH([.C214];25;99;33)" office:value-type="string" office:string-value="[5 tur][2X33][15 kalan]" calcext:value-type="string">
            <text:p>[5 tur][2X33][15 kalan]</text:p>
          </table:table-cell>
          <table:table-cell table:style-name="ce6" table:formula="of:=ABJAD(MIDB([.$A214];4;200);7;1)" office:value-type="float" office:value="744" calcext:value-type="float">
            <text:p>744</text:p>
          </table:table-cell>
          <table:table-cell table:style-name="ce23" table:formula="of:=ABJAD(MIDB([.$A214];3;200);7;1;1)" office:value-type="string" office:string-value="[م=40][ق=100][ت=400][د=4][ر=200]" calcext:value-type="string">
            <text:p>[م=40][ق=100][ت=400][د=4][ر=200]</text:p>
          </table:table-cell>
          <table:table-cell table:style-name="ce15" table:formula="of:=TESBIH([.F214];25;99;33)" office:value-type="string" office:string-value="[7 tur][1X33][18 kalan]" calcext:value-type="string">
            <text:p>[7 tur][1X33][18 kalan]</text:p>
          </table:table-cell>
          <table:table-cell table:style-name="ce6" table:formula="of:=ABJAD(MIDB([.$A214];4;200);8;1)" office:value-type="float" office:value="908" calcext:value-type="float">
            <text:p>908</text:p>
          </table:table-cell>
          <table:table-cell table:style-name="ce23" table:formula="of:=ABJAD(MIDB([.$A214];3;200);8;1;1)" office:value-type="string" office:string-value="[م=90][ق=181][ت=401][د=35][ر=201]" calcext:value-type="string">
            <text:p>[م=90][ق=181][ت=401][د=35][ر=201]</text:p>
          </table:table-cell>
          <table:table-cell table:style-name="ce15" table:formula="of:=TESBIH([.I214];25;99;33)" office:value-type="string" office:string-value="[9 tur][17 kalan]" calcext:value-type="string">
            <text:p>[9 tur][17 kalan]</text:p>
          </table:table-cell>
          <table:table-cell table:style-name="ce6" table:formula="of:=ABJAD(MIDB([.$A214];4;200);9;1)" office:value-type="float" office:value="1500" calcext:value-type="float">
            <text:p>1500</text:p>
          </table:table-cell>
          <table:table-cell table:style-name="ce23" table:formula="of:=ABJAD(MIDB([.$A214];3;200);9;1;1)" office:value-type="string" office:string-value="[م=333][ق=57][ت=330][د=278][ر=502]" calcext:value-type="string">
            <text:p>[م=333][ق=57][ت=330][د=278][ر=502]</text:p>
          </table:table-cell>
          <table:table-cell table:style-name="ce15" table:formula="of:=TESBIH([.L214];25;99;33)" office:value-type="string" office:string-value="[15 tur][15 kalan]" calcext:value-type="string">
            <text:p>[15 tur][15 kalan]</text:p>
          </table:table-cell>
        </table:table-row>
        <table:table-row table:style-name="ro2">
          <table:table-cell table:style-name="ce12" office:value-type="string" calcext:value-type="string">
            <text:p>يا مذل</text:p>
          </table:table-cell>
          <table:table-cell table:style-name="ce15" office:value-type="string" calcext:value-type="string">
            <text:p>Ya Muzil</text:p>
          </table:table-cell>
          <table:table-cell table:style-name="ce6" table:formula="of:=ABJAD(MIDB([.$A215];4;200);6;1)" office:value-type="float" office:value="14" calcext:value-type="float">
            <text:p>14</text:p>
          </table:table-cell>
          <table:table-cell table:style-name="ce23" table:formula="of:=ABJAD(MIDB([.$A215];3;200);6;1;1)" office:value-type="string" office:string-value="[م=4][ذ=4][ل=6]" calcext:value-type="string">
            <text:p>[م=4][ذ=4][ل=6]</text:p>
          </table:table-cell>
          <table:table-cell table:style-name="ce15" table:formula="of:=TESBIH([.C215];25;99;33)" office:value-type="string" office:string-value="[1 tur][2X33][31 kalan]" calcext:value-type="string">
            <text:p>[1 tur][2X33][31 kalan]</text:p>
          </table:table-cell>
          <table:table-cell table:style-name="ce6" table:formula="of:=ABJAD(MIDB([.$A215];4;200);7;1)" office:value-type="float" office:value="770" calcext:value-type="float">
            <text:p>770</text:p>
          </table:table-cell>
          <table:table-cell table:style-name="ce23" table:formula="of:=ABJAD(MIDB([.$A215];3;200);7;1;1)" office:value-type="string" office:string-value="[م=40][ذ=700][ل=30]" calcext:value-type="string">
            <text:p>[م=40][ذ=700][ل=30]</text:p>
          </table:table-cell>
          <table:table-cell table:style-name="ce15" table:formula="of:=TESBIH([.F215];25;99;33)" office:value-type="string" office:string-value="[7 tur][2X33][11 kalan]" calcext:value-type="string">
            <text:p>[7 tur][2X33][11 kalan]</text:p>
          </table:table-cell>
          <table:table-cell table:style-name="ce6" table:formula="of:=ABJAD(MIDB([.$A215];4;200);8;1)" office:value-type="float" office:value="892" calcext:value-type="float">
            <text:p>892</text:p>
          </table:table-cell>
          <table:table-cell table:style-name="ce23" table:formula="of:=ABJAD(MIDB([.$A215];3;200);8;1;1)" office:value-type="string" office:string-value="[م=90][ذ=731][ل=71]" calcext:value-type="string">
            <text:p>[م=90][ذ=731][ل=71]</text:p>
          </table:table-cell>
          <table:table-cell table:style-name="ce15" table:formula="of:=TESBIH([.I215];25;99;33)" office:value-type="string" office:string-value="[9 tur][1 kalan]" calcext:value-type="string">
            <text:p>[9 tur][1 kalan]</text:p>
          </table:table-cell>
          <table:table-cell table:style-name="ce6" table:formula="of:=ABJAD(MIDB([.$A215];4;200);9;1)" office:value-type="float" office:value="1853" calcext:value-type="float">
            <text:p>1853</text:p>
          </table:table-cell>
          <table:table-cell table:style-name="ce23" table:formula="of:=ABJAD(MIDB([.$A215];3;200);9;1;1)" office:value-type="string" office:string-value="[م=333][ذ=429][ل=1091]" calcext:value-type="string">
            <text:p>[م=333][ذ=429][ل=1091]</text:p>
          </table:table-cell>
          <table:table-cell table:style-name="ce15" table:formula="of:=TESBIH([.L215];25;99;33)" office:value-type="string" office:string-value="[18 tur][2X33][5 kalan]" calcext:value-type="string">
            <text:p>[18 tur][2X33][5 kalan]</text:p>
          </table:table-cell>
        </table:table-row>
        <table:table-row table:style-name="ro2">
          <table:table-cell table:style-name="ce12" office:value-type="string" calcext:value-type="string">
            <text:p>يا آخر</text:p>
          </table:table-cell>
          <table:table-cell table:style-name="ce15" office:value-type="string" calcext:value-type="string">
            <text:p>Ya Ahir</text:p>
          </table:table-cell>
          <table:table-cell table:style-name="ce6" table:formula="of:=ABJAD(MIDB([.$A216];4;200);6;1)" office:value-type="float" office:value="9" calcext:value-type="float">
            <text:p>9</text:p>
          </table:table-cell>
          <table:table-cell table:style-name="ce23" table:formula="of:=ABJAD(MIDB([.$A216];3;200);6;1;1)" office:value-type="string" office:string-value="[ا=1][خ=0][ر=8]" calcext:value-type="string">
            <text:p>[ا=1][خ=0][ر=8]</text:p>
          </table:table-cell>
          <table:table-cell table:style-name="ce15" table:formula="of:=TESBIH([.C216];25;99;33)" office:value-type="string" office:string-value="[2X33][15 kalan]" calcext:value-type="string">
            <text:p>[2X33][15 kalan]</text:p>
          </table:table-cell>
          <table:table-cell table:style-name="ce6" table:formula="of:=ABJAD(MIDB([.$A216];4;200);7;1)" office:value-type="float" office:value="801" calcext:value-type="float">
            <text:p>801</text:p>
          </table:table-cell>
          <table:table-cell table:style-name="ce23" table:formula="of:=ABJAD(MIDB([.$A216];3;200);7;1;1)" office:value-type="string" office:string-value="[ا=1][خ=600][ر=200]" calcext:value-type="string">
            <text:p>[ا=1][خ=600][ر=200]</text:p>
          </table:table-cell>
          <table:table-cell table:style-name="ce15" table:formula="of:=TESBIH([.F216];25;99;33)" office:value-type="string" office:string-value="[8 tur][9 kalan]" calcext:value-type="string">
            <text:p>[8 tur][9 kalan]</text:p>
          </table:table-cell>
          <table:table-cell table:style-name="ce6" table:formula="of:=ABJAD(MIDB([.$A216];4;200);8;1)" office:value-type="float" office:value="913" calcext:value-type="float">
            <text:p>913</text:p>
          </table:table-cell>
          <table:table-cell table:style-name="ce23" table:formula="of:=ABJAD(MIDB([.$A216];3;200);8;1;1)" office:value-type="string" office:string-value="[ا=111][خ=601][ر=201]" calcext:value-type="string">
            <text:p>[ا=111][خ=601][ر=201]</text:p>
          </table:table-cell>
          <table:table-cell table:style-name="ce15" table:formula="of:=TESBIH([.I216];25;99;33)" office:value-type="string" office:string-value="[9 tur][22 kalan]" calcext:value-type="string">
            <text:p>[9 tur][22 kalan]</text:p>
          </table:table-cell>
          <table:table-cell table:style-name="ce6" table:formula="of:=ABJAD(MIDB([.$A216];4;200);9;1)" office:value-type="float" office:value="1272" calcext:value-type="float">
            <text:p>1272</text:p>
          </table:table-cell>
          <table:table-cell table:style-name="ce23" table:formula="of:=ABJAD(MIDB([.$A216];3;200);9;1;1)" office:value-type="string" office:string-value="[ا=13][خ=757][ر=502]" calcext:value-type="string">
            <text:p>[ا=13][خ=757][ر=502]</text:p>
          </table:table-cell>
          <table:table-cell table:style-name="ce15" table:formula="of:=TESBIH([.L216];25;99;33)" office:value-type="string" office:string-value="[12 tur][2X33][18 kalan]" calcext:value-type="string">
            <text:p>[12 tur][2X33][18 kalan]</text:p>
          </table:table-cell>
        </table:table-row>
        <table:table-row table:style-name="ro4">
          <table:table-cell table:style-name="ce12" office:value-type="string" calcext:value-type="string">
            <text:p>يا خبير</text:p>
          </table:table-cell>
          <table:table-cell table:style-name="ce15" office:value-type="string" calcext:value-type="string">
            <text:p>Ya Habir</text:p>
          </table:table-cell>
          <table:table-cell table:style-name="ce6" table:formula="of:=ABJAD(MIDB([.$A217];4;200);6;1)" office:value-type="float" office:value="20" calcext:value-type="float">
            <text:p>20</text:p>
          </table:table-cell>
          <table:table-cell table:style-name="ce23" table:formula="of:=ABJAD(MIDB([.$A217];3;200);6;1;1)" office:value-type="string" office:string-value="[خ=0][ب=2][ي=10][ر=8]" calcext:value-type="string">
            <text:p>[خ=0][ب=2][ي=10][ر=8]</text:p>
          </table:table-cell>
          <table:table-cell table:style-name="ce15" table:formula="of:=TESBIH([.C217];25;99;33)" office:value-type="string" office:string-value="[4 tur][4 kalan]" calcext:value-type="string">
            <text:p>[4 tur][4 kalan]</text:p>
          </table:table-cell>
          <table:table-cell table:style-name="ce6" table:formula="of:=ABJAD(MIDB([.$A217];4;200);7;1)" office:value-type="float" office:value="812" calcext:value-type="float">
            <text:p>812</text:p>
          </table:table-cell>
          <table:table-cell table:style-name="ce23" table:formula="of:=ABJAD(MIDB([.$A217];3;200);7;1;1)" office:value-type="string" office:string-value="[خ=600][ب=2][ي=10][ر=200]" calcext:value-type="string">
            <text:p>[خ=600][ب=2][ي=10][ر=200]</text:p>
          </table:table-cell>
          <table:table-cell table:style-name="ce15" table:formula="of:=TESBIH([.F217];25;99;33)" office:value-type="string" office:string-value="[8 tur][20 kalan]" calcext:value-type="string">
            <text:p>[8 tur][20 kalan]</text:p>
          </table:table-cell>
          <table:table-cell table:style-name="ce6" table:formula="of:=ABJAD(MIDB([.$A217];4;200);8;1)" office:value-type="float" office:value="816" calcext:value-type="float">
            <text:p>816</text:p>
          </table:table-cell>
          <table:table-cell table:style-name="ce23" table:formula="of:=ABJAD(MIDB([.$A217];3;200);8;1;1)" office:value-type="string" office:string-value="[خ=601][ب=3][ي=11][ر=201]" calcext:value-type="string">
            <text:p>[خ=601][ب=3][ي=11][ر=201]</text:p>
          </table:table-cell>
          <table:table-cell table:style-name="ce15" table:formula="of:=TESBIH([.I217];25;99;33)" office:value-type="string" office:string-value="[8 tur][24 kalan]" calcext:value-type="string">
            <text:p>[8 tur][24 kalan]</text:p>
          </table:table-cell>
          <table:table-cell table:style-name="ce6" table:formula="of:=ABJAD(MIDB([.$A217];4;200);9;1)" office:value-type="float" office:value="3136" calcext:value-type="float">
            <text:p>3136</text:p>
          </table:table-cell>
          <table:table-cell table:style-name="ce23" table:formula="of:=ABJAD(MIDB([.$A217];3;200);9;1;1)" office:value-type="string" office:string-value="[خ=757][ب=602][ي=1275][ر=502]" calcext:value-type="string">
            <text:p>[خ=757][ب=602][ي=1275][ر=502]</text:p>
          </table:table-cell>
          <table:table-cell table:style-name="ce15" table:formula="of:=TESBIH([.L217];25;99;33)" office:value-type="string" office:string-value="[31 tur][2X33][1 kalan]" calcext:value-type="string">
            <text:p>[31 tur][2X33][1 kalan]</text:p>
          </table:table-cell>
        </table:table-row>
        <table:table-row table:style-name="ro3">
          <table:table-cell table:style-name="ce12" office:value-type="string" calcext:value-type="string">
            <text:p>يا مؤخر</text:p>
          </table:table-cell>
          <table:table-cell table:style-name="ce15" office:value-type="string" calcext:value-type="string">
            <text:p>Ya Muahhir</text:p>
          </table:table-cell>
          <table:table-cell table:style-name="ce6" table:formula="of:=ABJAD(MIDB([.$A218];4;200);6;1)" office:value-type="float" office:value="19" calcext:value-type="float">
            <text:p>19</text:p>
          </table:table-cell>
          <table:table-cell table:style-name="ce23" table:formula="of:=ABJAD(MIDB([.$A218];3;200);6;1;1)" office:value-type="string" office:string-value="[م=4][ؤ=7][خ=0][ر=8]" calcext:value-type="string">
            <text:p>[م=4][ؤ=7][خ=0][ر=8]</text:p>
          </table:table-cell>
          <table:table-cell table:style-name="ce15" table:formula="of:=TESBIH([.C218];25;99;33)" office:value-type="string" office:string-value="[3 tur][1X33][31 kalan]" calcext:value-type="string">
            <text:p>[3 tur][1X33][31 kalan]</text:p>
          </table:table-cell>
          <table:table-cell table:style-name="ce6" table:formula="of:=ABJAD(MIDB([.$A218];4;200);7;1)" office:value-type="float" office:value="847" calcext:value-type="float">
            <text:p>847</text:p>
          </table:table-cell>
          <table:table-cell table:style-name="ce23" table:formula="of:=ABJAD(MIDB([.$A218];3;200);7;1;1)" office:value-type="string" office:string-value="[م=40][ؤ=7][خ=600][ر=200]" calcext:value-type="string">
            <text:p>[م=40][ؤ=7][خ=600][ر=200]</text:p>
          </table:table-cell>
          <table:table-cell table:style-name="ce15" table:formula="of:=TESBIH([.F218];25;99;33)" office:value-type="string" office:string-value="[8 tur][1X33][22 kalan]" calcext:value-type="string">
            <text:p>[8 tur][1X33][22 kalan]</text:p>
          </table:table-cell>
          <table:table-cell table:style-name="ce6" table:formula="of:=ABJAD(MIDB([.$A218];4;200);8;1)" office:value-type="float" office:value="1016" calcext:value-type="float">
            <text:p>1016</text:p>
          </table:table-cell>
          <table:table-cell table:style-name="ce23" table:formula="of:=ABJAD(MIDB([.$A218];3;200);8;1;1)" office:value-type="string" office:string-value="[م=90][ؤ=124][خ=601][ر=201]" calcext:value-type="string">
            <text:p>[م=90][ؤ=124][خ=601][ر=201]</text:p>
          </table:table-cell>
          <table:table-cell table:style-name="ce15" table:formula="of:=TESBIH([.I218];25;99;33)" office:value-type="string" office:string-value="[10 tur][26 kalan]" calcext:value-type="string">
            <text:p>[10 tur][26 kalan]</text:p>
          </table:table-cell>
          <table:table-cell table:style-name="ce6" table:formula="of:=ABJAD(MIDB([.$A218];4;200);9;1)" office:value-type="float" office:value="2310" calcext:value-type="float">
            <text:p>2310</text:p>
          </table:table-cell>
          <table:table-cell table:style-name="ce23" table:formula="of:=ABJAD(MIDB([.$A218];3;200);9;1;1)" office:value-type="string" office:string-value="[م=333][ؤ=718][خ=757][ر=502]" calcext:value-type="string">
            <text:p>[م=333][ؤ=718][خ=757][ر=502]</text:p>
          </table:table-cell>
          <table:table-cell table:style-name="ce15" table:formula="of:=TESBIH([.L218];25;99;33)" office:value-type="string" office:string-value="[23 tur][1X33]" calcext:value-type="string">
            <text:p>[23 tur][1X33]</text:p>
          </table:table-cell>
        </table:table-row>
        <table:table-row table:style-name="ro4">
          <table:table-cell table:style-name="ce12" office:value-type="string" calcext:value-type="string">
            <text:p>يا ذو القوة</text:p>
          </table:table-cell>
          <table:table-cell table:style-name="ce15" office:value-type="string" calcext:value-type="string">
            <text:p>Ya Zu’l Kuvve(t)</text:p>
          </table:table-cell>
          <table:table-cell table:style-name="ce6" table:formula="of:=ABJAD(MIDB([.$A219];4;200);6;1)" office:value-type="float" office:value="32" calcext:value-type="float">
            <text:p>32</text:p>
          </table:table-cell>
          <table:table-cell table:style-name="ce23" table:formula="of:=ABJAD(MIDB([.$A219];3;200);6;1;1)" office:value-type="string" office:string-value="[ذ=4][و=6][ا=1][ل=6][ق=4][و=6][ة=5]" calcext:value-type="string">
            <text:p>[ذ=4][و=6][ا=1][ل=6][ق=4][و=6][ة=5]</text:p>
          </table:table-cell>
          <table:table-cell table:style-name="ce15" table:formula="of:=TESBIH([.C219];25;99;33)" office:value-type="string" office:string-value="[32 kalan]" calcext:value-type="string">
            <text:p>[32 kalan]</text:p>
          </table:table-cell>
          <table:table-cell table:style-name="ce6" table:formula="of:=ABJAD(MIDB([.$A219];4;200);7;1)" office:value-type="float" office:value="848" calcext:value-type="float">
            <text:p>848</text:p>
          </table:table-cell>
          <table:table-cell table:style-name="ce23" table:formula="of:=ABJAD(MIDB([.$A219];3;200);7;1;1)" office:value-type="string" office:string-value="[ذ=700][و=6][ا=1][ل=30][ق=100][و=6][ة=5]" calcext:value-type="string">
            <text:p>[ذ=700][و=6][ا=1][ل=30][ق=100][و=6][ة=5]</text:p>
          </table:table-cell>
          <table:table-cell table:style-name="ce15" table:formula="of:=TESBIH([.F219];25;99;33)" office:value-type="string" office:string-value="[8 tur][1X33][23 kalan]" calcext:value-type="string">
            <text:p>[8 tur][1X33][23 kalan]</text:p>
          </table:table-cell>
          <table:table-cell table:style-name="ce6" table:formula="of:=ABJAD(MIDB([.$A219];4;200);8;1)" office:value-type="float" office:value="1126" calcext:value-type="float">
            <text:p>1126</text:p>
          </table:table-cell>
          <table:table-cell table:style-name="ce23" table:formula="of:=ABJAD(MIDB([.$A219];3;200);8;1;1)" office:value-type="string" office:string-value="[ذ=731][و=13][ا=111][ل=71][ق=181][و=13][ة=6]" calcext:value-type="string">
            <text:p>[ذ=731][و=13][ا=111][ل=71][ق=181][و=13][ة=6]</text:p>
          </table:table-cell>
          <table:table-cell table:style-name="ce15" table:formula="of:=TESBIH([.I219];25;99;33)" office:value-type="string" office:string-value="[11 tur][1X33][4 kalan]" calcext:value-type="string">
            <text:p>[11 tur][1X33][4 kalan]</text:p>
          </table:table-cell>
          <table:table-cell table:style-name="ce6" table:formula="of:=ABJAD(MIDB([.$A219];4;200);9;1)" office:value-type="float" office:value="3945" calcext:value-type="float">
            <text:p>3945</text:p>
          </table:table-cell>
          <table:table-cell table:style-name="ce23" table:formula="of:=ABJAD(MIDB([.$A219];3;200);9;1;1)" office:value-type="string" office:string-value="[ذ=429][و=705][ا=13][ل=1091][ق=57][و=705][ة=945]" calcext:value-type="string">
            <text:p>[ذ=429][و=705][ا=13][ل=1091][ق=57][و=705][ة=945]</text:p>
          </table:table-cell>
          <table:table-cell table:style-name="ce15" table:formula="of:=TESBIH([.L219];25;99;33)" office:value-type="string" office:string-value="[39 tur][2X33][18 kalan]" calcext:value-type="string">
            <text:p>[39 tur][2X33][18 kalan]</text:p>
          </table:table-cell>
        </table:table-row>
        <table:table-row table:style-name="ro3">
          <table:table-cell table:style-name="ce12" office:value-type="string" calcext:value-type="string">
            <text:p>يا قابض</text:p>
          </table:table-cell>
          <table:table-cell table:style-name="ce15" office:value-type="string" calcext:value-type="string">
            <text:p>Ya Kabıd</text:p>
          </table:table-cell>
          <table:table-cell table:style-name="ce6" table:formula="of:=ABJAD(MIDB([.$A220];4;200);6;1)" office:value-type="float" office:value="13" calcext:value-type="float">
            <text:p>13</text:p>
          </table:table-cell>
          <table:table-cell table:style-name="ce23" table:formula="of:=ABJAD(MIDB([.$A220];3;200);6;1;1)" office:value-type="string" office:string-value="[ق=4][ا=1][ب=2][ض=6]" calcext:value-type="string">
            <text:p>[ق=4][ا=1][ب=2][ض=6]</text:p>
          </table:table-cell>
          <table:table-cell table:style-name="ce15" table:formula="of:=TESBIH([.C220];25;99;33)" office:value-type="string" office:string-value="[1 tur][2X33][4 kalan]" calcext:value-type="string">
            <text:p>[1 tur][2X33][4 kalan]</text:p>
          </table:table-cell>
          <table:table-cell table:style-name="ce6" table:formula="of:=ABJAD(MIDB([.$A220];4;200);7;1)" office:value-type="float" office:value="193" calcext:value-type="float">
            <text:p>193</text:p>
          </table:table-cell>
          <table:table-cell table:style-name="ce23" table:formula="of:=ABJAD(MIDB([.$A220];3;200);7;1;1)" office:value-type="string" office:string-value="[ق=100][ا=1][ب=2][ض=90]" calcext:value-type="string">
            <text:p>[ق=100][ا=1][ب=2][ض=90]</text:p>
          </table:table-cell>
          <table:table-cell table:style-name="ce15" table:formula="of:=TESBIH([.F220];25;99;33)" office:value-type="string" office:string-value="[1 tur][2X33][28 kalan]" calcext:value-type="string">
            <text:p>[1 tur][2X33][28 kalan]</text:p>
          </table:table-cell>
          <table:table-cell table:style-name="ce6" table:formula="of:=ABJAD(MIDB([.$A220];4;200);8;1)" office:value-type="float" office:value="390" calcext:value-type="float">
            <text:p>390</text:p>
          </table:table-cell>
          <table:table-cell table:style-name="ce23" table:formula="of:=ABJAD(MIDB([.$A220];3;200);8;1;1)" office:value-type="string" office:string-value="[ق=181][ا=111][ب=3][ض=95]" calcext:value-type="string">
            <text:p>[ق=181][ا=111][ب=3][ض=95]</text:p>
          </table:table-cell>
          <table:table-cell table:style-name="ce15" table:formula="of:=TESBIH([.I220];25;99;33)" office:value-type="string" office:string-value="[3 tur][2X33][27 kalan]" calcext:value-type="string">
            <text:p>[3 tur][2X33][27 kalan]</text:p>
          </table:table-cell>
          <table:table-cell table:style-name="ce6" table:formula="of:=ABJAD(MIDB([.$A220];4;200);9;1)" office:value-type="float" office:value="1502" calcext:value-type="float">
            <text:p>1502</text:p>
          </table:table-cell>
          <table:table-cell table:style-name="ce23" table:formula="of:=ABJAD(MIDB([.$A220];3;200);9;1;1)" office:value-type="string" office:string-value="[ق=57][ا=13][ب=602][ض=830]" calcext:value-type="string">
            <text:p>[ق=57][ا=13][ب=602][ض=830]</text:p>
          </table:table-cell>
          <table:table-cell table:style-name="ce15" table:formula="of:=TESBIH([.L220];25;99;33)" office:value-type="string" office:string-value="[15 tur][17 kalan]" calcext:value-type="string">
            <text:p>[15 tur][17 kalan]</text:p>
          </table:table-cell>
        </table:table-row>
        <table:table-row table:style-name="ro3">
          <table:table-cell table:style-name="ce12" office:value-type="string" calcext:value-type="string">
            <text:p>يا قاضي</text:p>
          </table:table-cell>
          <table:table-cell table:style-name="ce15" office:value-type="string" calcext:value-type="string">
            <text:p>Ya Kadi</text:p>
          </table:table-cell>
          <table:table-cell table:style-name="ce6" table:formula="of:=ABJAD(MIDB([.$A221];4;200);6;1)" office:value-type="float" office:value="21" calcext:value-type="float">
            <text:p>21</text:p>
          </table:table-cell>
          <table:table-cell table:style-name="ce23" table:formula="of:=ABJAD(MIDB([.$A221];3;200);6;1;1)" office:value-type="string" office:string-value="[ق=4][ا=1][ض=6][ي=10]" calcext:value-type="string">
            <text:p>[ق=4][ا=1][ض=6][ي=10]</text:p>
          </table:table-cell>
          <table:table-cell table:style-name="ce15" table:formula="of:=TESBIH([.C221];25;99;33)" office:value-type="string" office:string-value="[4 tur][1X33][12 kalan]" calcext:value-type="string">
            <text:p>[4 tur][1X33][12 kalan]</text:p>
          </table:table-cell>
          <table:table-cell table:style-name="ce6" table:formula="of:=ABJAD(MIDB([.$A221];4;200);7;1)" office:value-type="float" office:value="201" calcext:value-type="float">
            <text:p>201</text:p>
          </table:table-cell>
          <table:table-cell table:style-name="ce23" table:formula="of:=ABJAD(MIDB([.$A221];3;200);7;1;1)" office:value-type="string" office:string-value="[ق=100][ا=1][ض=90][ي=10]" calcext:value-type="string">
            <text:p>[ق=100][ا=1][ض=90][ي=10]</text:p>
          </table:table-cell>
          <table:table-cell table:style-name="ce15" table:formula="of:=TESBIH([.F221];25;99;33)" office:value-type="string" office:string-value="[2 tur][3 kalan]" calcext:value-type="string">
            <text:p>[2 tur][3 kalan]</text:p>
          </table:table-cell>
          <table:table-cell table:style-name="ce6" table:formula="of:=ABJAD(MIDB([.$A221];4;200);8;1)" office:value-type="float" office:value="398" calcext:value-type="float">
            <text:p>398</text:p>
          </table:table-cell>
          <table:table-cell table:style-name="ce23" table:formula="of:=ABJAD(MIDB([.$A221];3;200);8;1;1)" office:value-type="string" office:string-value="[ق=181][ا=111][ض=95][ي=11]" calcext:value-type="string">
            <text:p>[ق=181][ا=111][ض=95][ي=11]</text:p>
          </table:table-cell>
          <table:table-cell table:style-name="ce15" table:formula="of:=TESBIH([.I221];25;99;33)" office:value-type="string" office:string-value="[4 tur][2 kalan]" calcext:value-type="string">
            <text:p>[4 tur][2 kalan]</text:p>
          </table:table-cell>
          <table:table-cell table:style-name="ce6" table:formula="of:=ABJAD(MIDB([.$A221];4;200);9;1)" office:value-type="float" office:value="2175" calcext:value-type="float">
            <text:p>2175</text:p>
          </table:table-cell>
          <table:table-cell table:style-name="ce23" table:formula="of:=ABJAD(MIDB([.$A221];3;200);9;1;1)" office:value-type="string" office:string-value="[ق=57][ا=13][ض=830][ي=1275]" calcext:value-type="string">
            <text:p>[ق=57][ا=13][ض=830][ي=1275]</text:p>
          </table:table-cell>
          <table:table-cell table:style-name="ce15" table:formula="of:=TESBIH([.L221];25;99;33)" office:value-type="string" office:string-value="[21 tur][2X33][30 kalan]" calcext:value-type="string">
            <text:p>[21 tur][2X33][30 kalan]</text:p>
          </table:table-cell>
        </table:table-row>
        <table:table-row table:style-name="ro3">
          <table:table-cell table:style-name="ce12" office:value-type="string" calcext:value-type="string">
            <text:p>يا ذارئ</text:p>
          </table:table-cell>
          <table:table-cell table:style-name="ce15" office:value-type="string" calcext:value-type="string">
            <text:p>Ya Zari</text:p>
          </table:table-cell>
          <table:table-cell table:style-name="ce6" table:formula="of:=ABJAD(MIDB([.$A222];4;200);6;1)" office:value-type="float" office:value="24" calcext:value-type="float">
            <text:p>24</text:p>
          </table:table-cell>
          <table:table-cell table:style-name="ce23" table:formula="of:=ABJAD(MIDB([.$A222];3;200);6;1;1)" office:value-type="string" office:string-value="[ذ=4][ا=1][ر=8][ئ=11]" calcext:value-type="string">
            <text:p>[ذ=4][ا=1][ر=8][ئ=11]</text:p>
          </table:table-cell>
          <table:table-cell table:style-name="ce15" table:formula="of:=TESBIH([.C222];25;99;33)" office:value-type="string" office:string-value="[5 tur][2X33][15 kalan]" calcext:value-type="string">
            <text:p>[5 tur][2X33][15 kalan]</text:p>
          </table:table-cell>
          <table:table-cell table:style-name="ce6" table:formula="of:=ABJAD(MIDB([.$A222];4;200);7;1)" office:value-type="float" office:value="912" calcext:value-type="float">
            <text:p>912</text:p>
          </table:table-cell>
          <table:table-cell table:style-name="ce23" table:formula="of:=ABJAD(MIDB([.$A222];3;200);7;1;1)" office:value-type="string" office:string-value="[ذ=700][ا=1][ر=200][ئ=11]" calcext:value-type="string">
            <text:p>[ذ=700][ا=1][ر=200][ئ=11]</text:p>
          </table:table-cell>
          <table:table-cell table:style-name="ce15" table:formula="of:=TESBIH([.F222];25;99;33)" office:value-type="string" office:string-value="[9 tur][21 kalan]" calcext:value-type="string">
            <text:p>[9 tur][21 kalan]</text:p>
          </table:table-cell>
          <table:table-cell table:style-name="ce6" table:formula="of:=ABJAD(MIDB([.$A222];4;200);8;1)" office:value-type="float" office:value="1165" calcext:value-type="float">
            <text:p>1165</text:p>
          </table:table-cell>
          <table:table-cell table:style-name="ce23" table:formula="of:=ABJAD(MIDB([.$A222];3;200);8;1;1)" office:value-type="string" office:string-value="[ذ=731][ا=111][ر=201][ئ=122]" calcext:value-type="string">
            <text:p>[ذ=731][ا=111][ر=201][ئ=122]</text:p>
          </table:table-cell>
          <table:table-cell table:style-name="ce15" table:formula="of:=TESBIH([.I222];25;99;33)" office:value-type="string" office:string-value="[11 tur][2X33][10 kalan]" calcext:value-type="string">
            <text:p>[11 tur][2X33][10 kalan]</text:p>
          </table:table-cell>
          <table:table-cell table:style-name="ce6" table:formula="of:=ABJAD(MIDB([.$A222];4;200);9;1)" office:value-type="float" office:value="2232" calcext:value-type="float">
            <text:p>2232</text:p>
          </table:table-cell>
          <table:table-cell table:style-name="ce23" table:formula="of:=ABJAD(MIDB([.$A222];3;200);9;1;1)" office:value-type="string" office:string-value="[ذ=429][ا=13][ر=502][ئ=1288]" calcext:value-type="string">
            <text:p>[ذ=429][ا=13][ر=502][ئ=1288]</text:p>
          </table:table-cell>
          <table:table-cell table:style-name="ce15" table:formula="of:=TESBIH([.L222];25;99;33)" office:value-type="string" office:string-value="[22 tur][1X33][21 kalan]" calcext:value-type="string">
            <text:p>[22 tur][1X33][21 kalan]</text:p>
          </table:table-cell>
        </table:table-row>
        <table:table-row table:style-name="ro9">
          <table:table-cell table:style-name="ce12" office:value-type="string" calcext:value-type="string">
            <text:p>يا ذو الطول والإحسان</text:p>
          </table:table-cell>
          <table:table-cell table:style-name="ce15" office:value-type="string" calcext:value-type="string">
            <text:p>Ya Zu’t Tavli vel İhsan</text:p>
          </table:table-cell>
          <table:table-cell table:style-name="ce6" table:formula="of:=ABJAD(MIDB([.$A223];4;200);6;1)" office:value-type="float" office:value="63" calcext:value-type="float">
            <text:p>63</text:p>
          </table:table-cell>
          <table:table-cell table:style-name="ce23" table:formula="of:=ABJAD(MIDB([.$A223];3;200);6;1;1)" office:value-type="string" office:string-value="[ذ=4][و=6][ا=1][ل=6][ط=9][و=6][ل=6][و=6][ا=1][ل=6][ا=1][ح=8][س=0][ا=1][ن=2]" calcext:value-type="string">
            <text:p>[ذ=4][و=6][ا=1][ل=6][ط=9][و=6][ل=6][و=6][ا=1][ل=6][ا=1][ح=8][س=0][ا=1][ن=2]</text:p>
          </table:table-cell>
          <table:table-cell table:style-name="ce15" table:formula="of:=TESBIH([.C223];25;99;33)" office:value-type="string" office:string-value="[1X33][30 kalan]" calcext:value-type="string">
            <text:p>[1X33][30 kalan]</text:p>
          </table:table-cell>
          <table:table-cell table:style-name="ce6" table:formula="of:=ABJAD(MIDB([.$A223];4;200);7;1)" office:value-type="float" office:value="1179" calcext:value-type="float">
            <text:p>1179</text:p>
          </table:table-cell>
          <table:table-cell table:style-name="ce23" table:formula="of:=ABJAD(MIDB([.$A223];3;200);7;1;1)" office:value-type="string" office:string-value="[ذ=700][و=6][ا=1][ل=30][ط=9][و=6][ل=30][و=6][ا=1][ل=30][ا=1][ح=8][س=300][ا=1][ن=50]" calcext:value-type="string">
            <text:p>[ذ=700][و=6][ا=1][ل=30][ط=9][و=6][ل=30][و=6][ا=1][ل=30][ا=1][ح=8][س=300][ا=1][ن=50]</text:p>
          </table:table-cell>
          <table:table-cell table:style-name="ce15" table:formula="of:=TESBIH([.F223];25;99;33)" office:value-type="string" office:string-value="[11 tur][2X33][24 kalan]" calcext:value-type="string">
            <text:p>[11 tur][2X33][24 kalan]</text:p>
          </table:table-cell>
          <table:table-cell table:style-name="ce6" table:formula="of:=ABJAD(MIDB([.$A223];4;200);8;1)" office:value-type="float" office:value="1912" calcext:value-type="float">
            <text:p>1912</text:p>
          </table:table-cell>
          <table:table-cell table:style-name="ce23" table:formula="of:=ABJAD(MIDB([.$A223];3;200);8;1;1)" office:value-type="string" office:string-value="[ذ=731][و=13][ا=111][ل=71][ط=10][و=13][ل=71][و=13][ا=111][ل=71][ا=111][ح=9][س=360][ا=111][ن=106]" calcext:value-type="string">
            <text:p>[ذ=731][و=13][ا=111][ل=71][ط=10][و=13][ل=71][و=13][ا=111][ل=71][ا=111][ح=9][س=360][ا=111][ن=106]</text:p>
          </table:table-cell>
          <table:table-cell table:style-name="ce15" table:formula="of:=TESBIH([.I223];25;99;33)" office:value-type="string" office:string-value="[19 tur][31 kalan]" calcext:value-type="string">
            <text:p>[19 tur][31 kalan]</text:p>
          </table:table-cell>
          <table:table-cell table:style-name="ce6" table:formula="of:=ABJAD(MIDB([.$A223];4;200);9;1)" office:value-type="float" office:value="9338" calcext:value-type="float">
            <text:p>9338</text:p>
          </table:table-cell>
          <table:table-cell table:style-name="ce23" table:formula="of:=ABJAD(MIDB([.$A223];3;200);9;1;1)" office:value-type="string" office:string-value="[ذ=429][و=705][ا=13][ل=1091][ط=775][و=705][ل=1091][و=705][ا=13][ل=1091][ا=13][ح=606][س=1088][ا=13][ن=1000]" calcext:value-type="string">
            <text:p>[ذ=429][و=705][ا=13][ل=1091][ط=775][و=705][ل=1091][و=705][ا=13][ل=1091][ا=13][ح=606][س=1088][ا=13][ن=1000]</text:p>
          </table:table-cell>
          <table:table-cell table:style-name="ce15" table:formula="of:=TESBIH([.L223];25;99;33)" office:value-type="string" office:string-value="[94 tur][32 kalan]" calcext:value-type="string">
            <text:p>[94 tur][32 kalan]</text:p>
          </table:table-cell>
        </table:table-row>
        <table:table-row table:style-name="ro7">
          <table:table-cell table:style-name="ce12" office:value-type="string" calcext:value-type="string">
            <text:p>يا أحسن الخالقين</text:p>
          </table:table-cell>
          <table:table-cell table:style-name="ce15" office:value-type="string" calcext:value-type="string">
            <text:p>Ya Ahsen’il Halikin</text:p>
          </table:table-cell>
          <table:table-cell table:style-name="ce6" table:formula="of:=ABJAD(MIDB([.$A224];4;200);6;1)" office:value-type="float" office:value="41" calcext:value-type="float">
            <text:p>41</text:p>
          </table:table-cell>
          <table:table-cell table:style-name="ce23" table:formula="of:=ABJAD(MIDB([.$A224];3;200);6;1;1)" office:value-type="string" office:string-value="[ا=1][ح=8][س=0][ن=2][ا=1][ل=6][خ=0][ا=1][ل=6][ق=4][ي=10][ن=2]" calcext:value-type="string">
            <text:p>[ا=1][ح=8][س=0][ن=2][ا=1][ل=6][خ=0][ا=1][ل=6][ق=4][ي=10][ن=2]</text:p>
          </table:table-cell>
          <table:table-cell table:style-name="ce15" table:formula="of:=TESBIH([.C224];25;99;33)" office:value-type="string" office:string-value="[1X33][8 kalan]" calcext:value-type="string">
            <text:p>[1X33][8 kalan]</text:p>
          </table:table-cell>
          <table:table-cell table:style-name="ce6" table:formula="of:=ABJAD(MIDB([.$A224];4;200);7;1)" office:value-type="float" office:value="1181" calcext:value-type="float">
            <text:p>1181</text:p>
          </table:table-cell>
          <table:table-cell table:style-name="ce23" table:formula="of:=ABJAD(MIDB([.$A224];3;200);7;1;1)" office:value-type="string" office:string-value="[ا=1][ح=8][س=300][ن=50][ا=1][ل=30][خ=600][ا=1][ل=30][ق=100][ي=10][ن=50]" calcext:value-type="string">
            <text:p>[ا=1][ح=8][س=300][ن=50][ا=1][ل=30][خ=600][ا=1][ل=30][ق=100][ي=10][ن=50]</text:p>
          </table:table-cell>
          <table:table-cell table:style-name="ce15" table:formula="of:=TESBIH([.F224];25;99;33)" office:value-type="string" office:string-value="[11 tur][2X33][26 kalan]" calcext:value-type="string">
            <text:p>[11 tur][2X33][26 kalan]</text:p>
          </table:table-cell>
          <table:table-cell table:style-name="ce6" table:formula="of:=ABJAD(MIDB([.$A224];4;200);8;1)" office:value-type="float" office:value="1849" calcext:value-type="float">
            <text:p>1849</text:p>
          </table:table-cell>
          <table:table-cell table:style-name="ce23" table:formula="of:=ABJAD(MIDB([.$A224];3;200);8;1;1)" office:value-type="string" office:string-value="[ا=111][ح=9][س=360][ن=106][ا=111][ل=71][خ=601][ا=111][ل=71][ق=181][ي=11][ن=106]" calcext:value-type="string">
            <text:p>[ا=111][ح=9][س=360][ن=106][ا=111][ل=71][خ=601][ا=111][ل=71][ق=181][ي=11][ن=106]</text:p>
          </table:table-cell>
          <table:table-cell table:style-name="ce15" table:formula="of:=TESBIH([.I224];25;99;33)" office:value-type="string" office:string-value="[18 tur][2X33][1 kalan]" calcext:value-type="string">
            <text:p>[18 tur][2X33][1 kalan]</text:p>
          </table:table-cell>
          <table:table-cell table:style-name="ce6" table:formula="of:=ABJAD(MIDB([.$A224];4;200);9;1)" office:value-type="float" office:value="8004" calcext:value-type="float">
            <text:p>8004</text:p>
          </table:table-cell>
          <table:table-cell table:style-name="ce23" table:formula="of:=ABJAD(MIDB([.$A224];3;200);9;1;1)" office:value-type="string" office:string-value="[ا=13][ح=606][س=1088][ن=1000][ا=13][ل=1091][خ=757][ا=13][ل=1091][ق=57][ي=1275][ن=1000]" calcext:value-type="string">
            <text:p>[ا=13][ح=606][س=1088][ن=1000][ا=13][ل=1091][خ=757][ا=13][ل=1091][ق=57][ي=1275][ن=1000]</text:p>
          </table:table-cell>
          <table:table-cell table:style-name="ce15" table:formula="of:=TESBIH([.L224];25;99;33)" office:value-type="string" office:string-value="[80 tur][2X33][18 kalan]" calcext:value-type="string">
            <text:p>[80 tur][2X33][18 kalan]</text:p>
          </table:table-cell>
        </table:table-row>
        <table:table-row table:style-name="ro4">
          <table:table-cell table:style-name="ce12" office:value-type="string" calcext:value-type="string">
            <text:p>يا مفضل</text:p>
          </table:table-cell>
          <table:table-cell table:style-name="ce15" office:value-type="string" calcext:value-type="string">
            <text:p>Ya Mufaddıl</text:p>
          </table:table-cell>
          <table:table-cell table:style-name="ce6" table:formula="of:=ABJAD(MIDB([.$A225];4;200);6;1)" office:value-type="float" office:value="24" calcext:value-type="float">
            <text:p>24</text:p>
          </table:table-cell>
          <table:table-cell table:style-name="ce23" table:formula="of:=ABJAD(MIDB([.$A225];3;200);6;1;1)" office:value-type="string" office:string-value="[م=4][ف=8][ض=6][ل=6]" calcext:value-type="string">
            <text:p>[م=4][ف=8][ض=6][ل=6]</text:p>
          </table:table-cell>
          <table:table-cell table:style-name="ce15" table:formula="of:=TESBIH([.C225];25;99;33)" office:value-type="string" office:string-value="[5 tur][2X33][15 kalan]" calcext:value-type="string">
            <text:p>[5 tur][2X33][15 kalan]</text:p>
          </table:table-cell>
          <table:table-cell table:style-name="ce6" table:formula="of:=ABJAD(MIDB([.$A225];4;200);7;1)" office:value-type="float" office:value="240" calcext:value-type="float">
            <text:p>240</text:p>
          </table:table-cell>
          <table:table-cell table:style-name="ce23" table:formula="of:=ABJAD(MIDB([.$A225];3;200);7;1;1)" office:value-type="string" office:string-value="[م=40][ف=80][ض=90][ل=30]" calcext:value-type="string">
            <text:p>[م=40][ف=80][ض=90][ل=30]</text:p>
          </table:table-cell>
          <table:table-cell table:style-name="ce15" table:formula="of:=TESBIH([.F225];25;99;33)" office:value-type="string" office:string-value="[2 tur][1X33][9 kalan]" calcext:value-type="string">
            <text:p>[2 tur][1X33][9 kalan]</text:p>
          </table:table-cell>
          <table:table-cell table:style-name="ce6" table:formula="of:=ABJAD(MIDB([.$A225];4;200);8;1)" office:value-type="float" office:value="337" calcext:value-type="float">
            <text:p>337</text:p>
          </table:table-cell>
          <table:table-cell table:style-name="ce23" table:formula="of:=ABJAD(MIDB([.$A225];3;200);8;1;1)" office:value-type="string" office:string-value="[م=90][ف=81][ض=95][ل=71]" calcext:value-type="string">
            <text:p>[م=90][ف=81][ض=95][ل=71]</text:p>
          </table:table-cell>
          <table:table-cell table:style-name="ce15" table:formula="of:=TESBIH([.I225];25;99;33)" office:value-type="string" office:string-value="[3 tur][1X33][7 kalan]" calcext:value-type="string">
            <text:p>[3 tur][1X33][7 kalan]</text:p>
          </table:table-cell>
          <table:table-cell table:style-name="ce6" table:formula="of:=ABJAD(MIDB([.$A225];4;200);9;1)" office:value-type="float" office:value="2905" calcext:value-type="float">
            <text:p>2905</text:p>
          </table:table-cell>
          <table:table-cell table:style-name="ce23" table:formula="of:=ABJAD(MIDB([.$A225];3;200);9;1;1)" office:value-type="string" office:string-value="[م=333][ف=651][ض=830][ل=1091]" calcext:value-type="string">
            <text:p>[م=333][ف=651][ض=830][ل=1091]</text:p>
          </table:table-cell>
          <table:table-cell table:style-name="ce15" table:formula="of:=TESBIH([.L225];25;99;33)" office:value-type="string" office:string-value="[29 tur][1X33][1 kalan]" calcext:value-type="string">
            <text:p>[29 tur][1X33][1 kalan]</text:p>
          </table:table-cell>
        </table:table-row>
        <table:table-row table:style-name="ro4">
          <table:table-cell table:style-name="ce12" office:value-type="string" calcext:value-type="string">
            <text:p>يا نذير</text:p>
          </table:table-cell>
          <table:table-cell table:style-name="ce15" office:value-type="string" calcext:value-type="string">
            <text:p>Ya Nezir</text:p>
          </table:table-cell>
          <table:table-cell table:style-name="ce6" table:formula="of:=ABJAD(MIDB([.$A226];4;200);6;1)" office:value-type="float" office:value="24" calcext:value-type="float">
            <text:p>24</text:p>
          </table:table-cell>
          <table:table-cell table:style-name="ce23" table:formula="of:=ABJAD(MIDB([.$A226];3;200);6;1;1)" office:value-type="string" office:string-value="[ن=2][ذ=4][ي=10][ر=8]" calcext:value-type="string">
            <text:p>[ن=2][ذ=4][ي=10][ر=8]</text:p>
          </table:table-cell>
          <table:table-cell table:style-name="ce15" table:formula="of:=TESBIH([.C226];25;99;33)" office:value-type="string" office:string-value="[5 tur][2X33][15 kalan]" calcext:value-type="string">
            <text:p>[5 tur][2X33][15 kalan]</text:p>
          </table:table-cell>
          <table:table-cell table:style-name="ce6" table:formula="of:=ABJAD(MIDB([.$A226];4;200);7;1)" office:value-type="float" office:value="960" calcext:value-type="float">
            <text:p>960</text:p>
          </table:table-cell>
          <table:table-cell table:style-name="ce23" table:formula="of:=ABJAD(MIDB([.$A226];3;200);7;1;1)" office:value-type="string" office:string-value="[ن=50][ذ=700][ي=10][ر=200]" calcext:value-type="string">
            <text:p>[ن=50][ذ=700][ي=10][ر=200]</text:p>
          </table:table-cell>
          <table:table-cell table:style-name="ce15" table:formula="of:=TESBIH([.F226];25;99;33)" office:value-type="string" office:string-value="[9 tur][2X33][3 kalan]" calcext:value-type="string">
            <text:p>[9 tur][2X33][3 kalan]</text:p>
          </table:table-cell>
          <table:table-cell table:style-name="ce6" table:formula="of:=ABJAD(MIDB([.$A226];4;200);8;1)" office:value-type="float" office:value="1049" calcext:value-type="float">
            <text:p>1049</text:p>
          </table:table-cell>
          <table:table-cell table:style-name="ce23" table:formula="of:=ABJAD(MIDB([.$A226];3;200);8;1;1)" office:value-type="string" office:string-value="[ن=106][ذ=731][ي=11][ر=201]" calcext:value-type="string">
            <text:p>[ن=106][ذ=731][ي=11][ر=201]</text:p>
          </table:table-cell>
          <table:table-cell table:style-name="ce15" table:formula="of:=TESBIH([.I226];25;99;33)" office:value-type="string" office:string-value="[10 tur][1X33][26 kalan]" calcext:value-type="string">
            <text:p>[10 tur][1X33][26 kalan]</text:p>
          </table:table-cell>
          <table:table-cell table:style-name="ce6" table:formula="of:=ABJAD(MIDB([.$A226];4;200);9;1)" office:value-type="float" office:value="3206" calcext:value-type="float">
            <text:p>3206</text:p>
          </table:table-cell>
          <table:table-cell table:style-name="ce23" table:formula="of:=ABJAD(MIDB([.$A226];3;200);9;1;1)" office:value-type="string" office:string-value="[ن=1000][ذ=429][ي=1275][ر=502]" calcext:value-type="string">
            <text:p>[ن=1000][ذ=429][ي=1275][ر=502]</text:p>
          </table:table-cell>
          <table:table-cell table:style-name="ce15" table:formula="of:=TESBIH([.L226];25;99;33)" office:value-type="string" office:string-value="[32 tur][1X33][5 kalan]" calcext:value-type="string">
            <text:p>[32 tur][1X33][5 kalan]</text:p>
          </table:table-cell>
        </table:table-row>
        <table:table-row table:style-name="ro3">
          <table:table-cell table:style-name="ce12" office:value-type="string" calcext:value-type="string">
            <text:p>يا مذكور</text:p>
          </table:table-cell>
          <table:table-cell table:style-name="ce15" office:value-type="string" calcext:value-type="string">
            <text:p>Ya Mezkur</text:p>
          </table:table-cell>
          <table:table-cell table:style-name="ce6" table:formula="of:=ABJAD(MIDB([.$A227];4;200);6;1)" office:value-type="float" office:value="30" calcext:value-type="float">
            <text:p>30</text:p>
          </table:table-cell>
          <table:table-cell table:style-name="ce23" table:formula="of:=ABJAD(MIDB([.$A227];3;200);6;1;1)" office:value-type="string" office:string-value="[م=4][ذ=4][ك=8][و=6][ر=8]" calcext:value-type="string">
            <text:p>[م=4][ذ=4][ك=8][و=6][ر=8]</text:p>
          </table:table-cell>
          <table:table-cell table:style-name="ce15" table:formula="of:=TESBIH([.C227];25;99;33)" office:value-type="string" office:string-value="[30 kalan]" calcext:value-type="string">
            <text:p>[30 kalan]</text:p>
          </table:table-cell>
          <table:table-cell table:style-name="ce6" table:formula="of:=ABJAD(MIDB([.$A227];4;200);7;1)" office:value-type="float" office:value="966" calcext:value-type="float">
            <text:p>966</text:p>
          </table:table-cell>
          <table:table-cell table:style-name="ce23" table:formula="of:=ABJAD(MIDB([.$A227];3;200);7;1;1)" office:value-type="string" office:string-value="[م=40][ذ=700][ك=20][و=6][ر=200]" calcext:value-type="string">
            <text:p>[م=40][ذ=700][ك=20][و=6][ر=200]</text:p>
          </table:table-cell>
          <table:table-cell table:style-name="ce15" table:formula="of:=TESBIH([.F227];25;99;33)" office:value-type="string" office:string-value="[9 tur][2X33][9 kalan]" calcext:value-type="string">
            <text:p>[9 tur][2X33][9 kalan]</text:p>
          </table:table-cell>
          <table:table-cell table:style-name="ce6" table:formula="of:=ABJAD(MIDB([.$A227];4;200);8;1)" office:value-type="float" office:value="1136" calcext:value-type="float">
            <text:p>1136</text:p>
          </table:table-cell>
          <table:table-cell table:style-name="ce23" table:formula="of:=ABJAD(MIDB([.$A227];3;200);8;1;1)" office:value-type="string" office:string-value="[م=90][ذ=731][ك=101][و=13][ر=201]" calcext:value-type="string">
            <text:p>[م=90][ذ=731][ك=101][و=13][ر=201]</text:p>
          </table:table-cell>
          <table:table-cell table:style-name="ce15" table:formula="of:=TESBIH([.I227];25;99;33)" office:value-type="string" office:string-value="[11 tur][1X33][14 kalan]" calcext:value-type="string">
            <text:p>[11 tur][1X33][14 kalan]</text:p>
          </table:table-cell>
          <table:table-cell table:style-name="ce6" table:formula="of:=ABJAD(MIDB([.$A227];4;200);9;1)" office:value-type="float" office:value="3299" calcext:value-type="float">
            <text:p>3299</text:p>
          </table:table-cell>
          <table:table-cell table:style-name="ce23" table:formula="of:=ABJAD(MIDB([.$A227];3;200);9;1;1)" office:value-type="string" office:string-value="[م=333][ذ=429][ك=1330][و=705][ر=502]" calcext:value-type="string">
            <text:p>[م=333][ذ=429][ك=1330][و=705][ر=502]</text:p>
          </table:table-cell>
          <table:table-cell table:style-name="ce15" table:formula="of:=TESBIH([.L227];25;99;33)" office:value-type="string" office:string-value="[33 tur][32 kalan]" calcext:value-type="string">
            <text:p>[33 tur][32 kalan]</text:p>
          </table:table-cell>
        </table:table-row>
        <table:table-row table:style-name="ro7">
          <table:table-cell table:style-name="ce12" office:value-type="string" calcext:value-type="string">
            <text:p>يا خير الحاكمين</text:p>
          </table:table-cell>
          <table:table-cell table:style-name="ce15" office:value-type="string" calcext:value-type="string">
            <text:p>Ya Hayr’al Hakimin</text:p>
          </table:table-cell>
          <table:table-cell table:style-name="ce6" table:formula="of:=ABJAD(MIDB([.$A228];4;200);6;1)" office:value-type="float" office:value="58" calcext:value-type="float">
            <text:p>58</text:p>
          </table:table-cell>
          <table:table-cell table:style-name="ce23" table:formula="of:=ABJAD(MIDB([.$A228];3;200);6;1;1)" office:value-type="string" office:string-value="[خ=0][ي=10][ر=8][ا=1][ل=6][ح=8][ا=1][ك=8][م=4][ي=10][ن=2]" calcext:value-type="string">
            <text:p>[خ=0][ي=10][ر=8][ا=1][ل=6][ح=8][ا=1][ك=8][م=4][ي=10][ن=2]</text:p>
          </table:table-cell>
          <table:table-cell table:style-name="ce15" table:formula="of:=TESBIH([.C228];25;99;33)" office:value-type="string" office:string-value="[1X33][25 kalan]" calcext:value-type="string">
            <text:p>[1X33][25 kalan]</text:p>
          </table:table-cell>
          <table:table-cell table:style-name="ce6" table:formula="of:=ABJAD(MIDB([.$A228];4;200);7;1)" office:value-type="float" office:value="970" calcext:value-type="float">
            <text:p>970</text:p>
          </table:table-cell>
          <table:table-cell table:style-name="ce23" table:formula="of:=ABJAD(MIDB([.$A228];3;200);7;1;1)" office:value-type="string" office:string-value="[خ=600][ي=10][ر=200][ا=1][ل=30][ح=8][ا=1][ك=20][م=40][ي=10][ن=50]" calcext:value-type="string">
            <text:p>[خ=600][ي=10][ر=200][ا=1][ل=30][ح=8][ا=1][ك=20][م=40][ي=10][ن=50]</text:p>
          </table:table-cell>
          <table:table-cell table:style-name="ce15" table:formula="of:=TESBIH([.F228];25;99;33)" office:value-type="string" office:string-value="[9 tur][2X33][13 kalan]" calcext:value-type="string">
            <text:p>[9 tur][2X33][13 kalan]</text:p>
          </table:table-cell>
          <table:table-cell table:style-name="ce6" table:formula="of:=ABJAD(MIDB([.$A228];4;200);8;1)" office:value-type="float" office:value="1423" calcext:value-type="float">
            <text:p>1423</text:p>
          </table:table-cell>
          <table:table-cell table:style-name="ce23" table:formula="of:=ABJAD(MIDB([.$A228];3;200);8;1;1)" office:value-type="string" office:string-value="[خ=601][ي=11][ر=201][ا=111][ل=71][ح=9][ا=111][ك=101][م=90][ي=11][ن=106]" calcext:value-type="string">
            <text:p>[خ=601][ي=11][ر=201][ا=111][ل=71][ح=9][ا=111][ك=101][م=90][ي=11][ن=106]</text:p>
          </table:table-cell>
          <table:table-cell table:style-name="ce15" table:formula="of:=TESBIH([.I228];25;99;33)" office:value-type="string" office:string-value="[14 tur][1X33][4 kalan]" calcext:value-type="string">
            <text:p>[14 tur][1X33][4 kalan]</text:p>
          </table:table-cell>
          <table:table-cell table:style-name="ce6" table:formula="of:=ABJAD(MIDB([.$A228];4;200);9;1)" office:value-type="float" office:value="8195" calcext:value-type="float">
            <text:p>8195</text:p>
          </table:table-cell>
          <table:table-cell table:style-name="ce23" table:formula="of:=ABJAD(MIDB([.$A228];3;200);9;1;1)" office:value-type="string" office:string-value="[خ=757][ي=1275][ر=502][ا=13][ل=1091][ح=606][ا=13][ك=1330][م=333][ي=1275][ن=1000]" calcext:value-type="string">
            <text:p>[خ=757][ي=1275][ر=502][ا=13][ل=1091][ح=606][ا=13][ك=1330][م=333][ي=1275][ن=1000]</text:p>
          </table:table-cell>
          <table:table-cell table:style-name="ce15" table:formula="of:=TESBIH([.L228];25;99;33)" office:value-type="string" office:string-value="[82 tur][2X33][11 kalan]" calcext:value-type="string">
            <text:p>[82 tur][2X33][11 kalan]</text:p>
          </table:table-cell>
        </table:table-row>
        <table:table-row table:style-name="ro3">
          <table:table-cell table:style-name="ce12" office:value-type="string" calcext:value-type="string">
            <text:p>يا حافظ</text:p>
          </table:table-cell>
          <table:table-cell table:style-name="ce15" office:value-type="string" calcext:value-type="string">
            <text:p>Ya Hafız</text:p>
          </table:table-cell>
          <table:table-cell table:style-name="ce6" table:formula="of:=ABJAD(MIDB([.$A229];4;200);6;1)" office:value-type="float" office:value="25" calcext:value-type="float">
            <text:p>25</text:p>
          </table:table-cell>
          <table:table-cell table:style-name="ce23" table:formula="of:=ABJAD(MIDB([.$A229];3;200);6;1;1)" office:value-type="string" office:string-value="[ح=8][ا=1][ف=8][ظ=8]" calcext:value-type="string">
            <text:p>[ح=8][ا=1][ف=8][ظ=8]</text:p>
          </table:table-cell>
          <table:table-cell table:style-name="ce15" table:formula="of:=TESBIH([.C229];25;99;33)" office:value-type="string" office:string-value="[25 kalan]" calcext:value-type="string">
            <text:p>[25 kalan]</text:p>
          </table:table-cell>
          <table:table-cell table:style-name="ce6" table:formula="of:=ABJAD(MIDB([.$A229];4;200);7;1)" office:value-type="float" office:value="889" calcext:value-type="float">
            <text:p>889</text:p>
          </table:table-cell>
          <table:table-cell table:style-name="ce23" table:formula="of:=ABJAD(MIDB([.$A229];3;200);7;1;1)" office:value-type="string" office:string-value="[ح=8][ا=1][ف=80][ظ=800]" calcext:value-type="string">
            <text:p>[ح=8][ا=1][ف=80][ظ=800]</text:p>
          </table:table-cell>
          <table:table-cell table:style-name="ce15" table:formula="of:=TESBIH([.F229];25;99;33)" office:value-type="string" office:string-value="[8 tur][2X33][31 kalan]" calcext:value-type="string">
            <text:p>[8 tur][2X33][31 kalan]</text:p>
          </table:table-cell>
          <table:table-cell table:style-name="ce6" table:formula="of:=ABJAD(MIDB([.$A229];4;200);8;1)" office:value-type="float" office:value="1002" calcext:value-type="float">
            <text:p>1002</text:p>
          </table:table-cell>
          <table:table-cell table:style-name="ce23" table:formula="of:=ABJAD(MIDB([.$A229];3;200);8;1;1)" office:value-type="string" office:string-value="[ح=9][ا=111][ف=81][ظ=801]" calcext:value-type="string">
            <text:p>[ح=9][ا=111][ف=81][ظ=801]</text:p>
          </table:table-cell>
          <table:table-cell table:style-name="ce15" table:formula="of:=TESBIH([.I229];25;99;33)" office:value-type="string" office:string-value="[10 tur][12 kalan]" calcext:value-type="string">
            <text:p>[10 tur][12 kalan]</text:p>
          </table:table-cell>
          <table:table-cell table:style-name="ce6" table:formula="of:=ABJAD(MIDB([.$A229];4;200);9;1)" office:value-type="float" office:value="1918" calcext:value-type="float">
            <text:p>1918</text:p>
          </table:table-cell>
          <table:table-cell table:style-name="ce23" table:formula="of:=ABJAD(MIDB([.$A229];3;200);9;1;1)" office:value-type="string" office:string-value="[ح=606][ا=13][ف=651][ظ=648]" calcext:value-type="string">
            <text:p>[ح=606][ا=13][ف=651][ظ=648]</text:p>
          </table:table-cell>
          <table:table-cell table:style-name="ce15" table:formula="of:=TESBIH([.L229];25;99;33)" office:value-type="string" office:string-value="[19 tur][1X33][4 kalan]" calcext:value-type="string">
            <text:p>[19 tur][1X33][4 kalan]</text:p>
          </table:table-cell>
        </table:table-row>
        <table:table-row table:style-name="ro3">
          <table:table-cell table:style-name="ce12" office:value-type="string" calcext:value-type="string">
            <text:p>يا منذر</text:p>
          </table:table-cell>
          <table:table-cell table:style-name="ce15" office:value-type="string" calcext:value-type="string">
            <text:p>Ya Munzir</text:p>
          </table:table-cell>
          <table:table-cell table:style-name="ce6" table:formula="of:=ABJAD(MIDB([.$A230];4;200);6;1)" office:value-type="float" office:value="18" calcext:value-type="float">
            <text:p>18</text:p>
          </table:table-cell>
          <table:table-cell table:style-name="ce23" table:formula="of:=ABJAD(MIDB([.$A230];3;200);6;1;1)" office:value-type="string" office:string-value="[م=4][ن=2][ذ=4][ر=8]" calcext:value-type="string">
            <text:p>[م=4][ن=2][ذ=4][ر=8]</text:p>
          </table:table-cell>
          <table:table-cell table:style-name="ce15" table:formula="of:=TESBIH([.C230];25;99;33)" office:value-type="string" office:string-value="[3 tur][27 kalan]" calcext:value-type="string">
            <text:p>[3 tur][27 kalan]</text:p>
          </table:table-cell>
          <table:table-cell table:style-name="ce6" table:formula="of:=ABJAD(MIDB([.$A230];4;200);7;1)" office:value-type="float" office:value="990" calcext:value-type="float">
            <text:p>990</text:p>
          </table:table-cell>
          <table:table-cell table:style-name="ce23" table:formula="of:=ABJAD(MIDB([.$A230];3;200);7;1;1)" office:value-type="string" office:string-value="[م=40][ن=50][ذ=700][ر=200]" calcext:value-type="string">
            <text:p>[م=40][ن=50][ذ=700][ر=200]</text:p>
          </table:table-cell>
          <table:table-cell table:style-name="ce15" table:formula="of:=TESBIH([.F230];25;99;33)" office:value-type="string" office:string-value="[10 tur]" calcext:value-type="string">
            <text:p>[10 tur]</text:p>
          </table:table-cell>
          <table:table-cell table:style-name="ce6" table:formula="of:=ABJAD(MIDB([.$A230];4;200);8;1)" office:value-type="float" office:value="1128" calcext:value-type="float">
            <text:p>1128</text:p>
          </table:table-cell>
          <table:table-cell table:style-name="ce23" table:formula="of:=ABJAD(MIDB([.$A230];3;200);8;1;1)" office:value-type="string" office:string-value="[م=90][ن=106][ذ=731][ر=201]" calcext:value-type="string">
            <text:p>[م=90][ن=106][ذ=731][ر=201]</text:p>
          </table:table-cell>
          <table:table-cell table:style-name="ce15" table:formula="of:=TESBIH([.I230];25;99;33)" office:value-type="string" office:string-value="[11 tur][1X33][6 kalan]" calcext:value-type="string">
            <text:p>[11 tur][1X33][6 kalan]</text:p>
          </table:table-cell>
          <table:table-cell table:style-name="ce6" table:formula="of:=ABJAD(MIDB([.$A230];4;200);9;1)" office:value-type="float" office:value="2264" calcext:value-type="float">
            <text:p>2264</text:p>
          </table:table-cell>
          <table:table-cell table:style-name="ce23" table:formula="of:=ABJAD(MIDB([.$A230];3;200);9;1;1)" office:value-type="string" office:string-value="[م=333][ن=1000][ذ=429][ر=502]" calcext:value-type="string">
            <text:p>[م=333][ن=1000][ذ=429][ر=502]</text:p>
          </table:table-cell>
          <table:table-cell table:style-name="ce15" table:formula="of:=TESBIH([.L230];25;99;33)" office:value-type="string" office:string-value="[22 tur][2X33][20 kalan]" calcext:value-type="string">
            <text:p>[22 tur][2X33][20 kalan]</text:p>
          </table:table-cell>
        </table:table-row>
        <table:table-row table:style-name="ro4">
          <table:table-cell table:style-name="ce12" office:value-type="string" calcext:value-type="string">
            <text:p>يا حفيظ</text:p>
          </table:table-cell>
          <table:table-cell table:style-name="ce15" office:value-type="string" calcext:value-type="string">
            <text:p>Ya Hafiz</text:p>
          </table:table-cell>
          <table:table-cell table:style-name="ce6" table:formula="of:=ABJAD(MIDB([.$A231];4;200);6;1)" office:value-type="float" office:value="34" calcext:value-type="float">
            <text:p>34</text:p>
          </table:table-cell>
          <table:table-cell table:style-name="ce23" table:formula="of:=ABJAD(MIDB([.$A231];3;200);6;1;1)" office:value-type="string" office:string-value="[ح=8][ف=8][ي=10][ظ=8]" calcext:value-type="string">
            <text:p>[ح=8][ف=8][ي=10][ظ=8]</text:p>
          </table:table-cell>
          <table:table-cell table:style-name="ce15" table:formula="of:=TESBIH([.C231];25;99;33)" office:value-type="string" office:string-value="[1X33][1 kalan]" calcext:value-type="string">
            <text:p>[1X33][1 kalan]</text:p>
          </table:table-cell>
          <table:table-cell table:style-name="ce6" table:formula="of:=ABJAD(MIDB([.$A231];4;200);7;1)" office:value-type="float" office:value="898" calcext:value-type="float">
            <text:p>898</text:p>
          </table:table-cell>
          <table:table-cell table:style-name="ce23" table:formula="of:=ABJAD(MIDB([.$A231];3;200);7;1;1)" office:value-type="string" office:string-value="[ح=8][ف=80][ي=10][ظ=800]" calcext:value-type="string">
            <text:p>[ح=8][ف=80][ي=10][ظ=800]</text:p>
          </table:table-cell>
          <table:table-cell table:style-name="ce15" table:formula="of:=TESBIH([.F231];25;99;33)" office:value-type="string" office:string-value="[9 tur][7 kalan]" calcext:value-type="string">
            <text:p>[9 tur][7 kalan]</text:p>
          </table:table-cell>
          <table:table-cell table:style-name="ce6" table:formula="of:=ABJAD(MIDB([.$A231];4;200);8;1)" office:value-type="float" office:value="902" calcext:value-type="float">
            <text:p>902</text:p>
          </table:table-cell>
          <table:table-cell table:style-name="ce23" table:formula="of:=ABJAD(MIDB([.$A231];3;200);8;1;1)" office:value-type="string" office:string-value="[ح=9][ف=81][ي=11][ظ=801]" calcext:value-type="string">
            <text:p>[ح=9][ف=81][ي=11][ظ=801]</text:p>
          </table:table-cell>
          <table:table-cell table:style-name="ce15" table:formula="of:=TESBIH([.I231];25;99;33)" office:value-type="string" office:string-value="[9 tur][11 kalan]" calcext:value-type="string">
            <text:p>[9 tur][11 kalan]</text:p>
          </table:table-cell>
          <table:table-cell table:style-name="ce6" table:formula="of:=ABJAD(MIDB([.$A231];4;200);9;1)" office:value-type="float" office:value="3180" calcext:value-type="float">
            <text:p>3180</text:p>
          </table:table-cell>
          <table:table-cell table:style-name="ce23" table:formula="of:=ABJAD(MIDB([.$A231];3;200);9;1;1)" office:value-type="string" office:string-value="[ح=606][ف=651][ي=1275][ظ=648]" calcext:value-type="string">
            <text:p>[ح=606][ف=651][ي=1275][ظ=648]</text:p>
          </table:table-cell>
          <table:table-cell table:style-name="ce15" table:formula="of:=TESBIH([.L231];25;99;33)" office:value-type="string" office:string-value="[32 tur][12 kalan]" calcext:value-type="string">
            <text:p>[32 tur][12 kalan]</text:p>
          </table:table-cell>
        </table:table-row>
        <table:table-row table:style-name="ro10">
          <table:table-cell table:style-name="ce12" office:value-type="string" calcext:value-type="string">
            <text:p>يا رفيع الدرجات</text:p>
          </table:table-cell>
          <table:table-cell table:style-name="ce15" office:value-type="string" calcext:value-type="string">
            <text:p>Ya Rafiyy’ad Derecat</text:p>
          </table:table-cell>
          <table:table-cell table:style-name="ce6" table:formula="of:=ABJAD(MIDB([.$A232];4;200);6;1)" office:value-type="float" office:value="63" calcext:value-type="float">
            <text:p>63</text:p>
          </table:table-cell>
          <table:table-cell table:style-name="ce23" table:formula="of:=ABJAD(MIDB([.$A232];3;200);6;1;1)" office:value-type="string" office:string-value="[ر=8][ف=8][ي=10][ع=10][ا=1][ل=6][د=4][ر=8][ج=3][ا=1][ت=4]" calcext:value-type="string">
            <text:p>[ر=8][ف=8][ي=10][ع=10][ا=1][ل=6][د=4][ر=8][ج=3][ا=1][ت=4]</text:p>
          </table:table-cell>
          <table:table-cell table:style-name="ce15" table:formula="of:=TESBIH([.C232];25;99;33)" office:value-type="string" office:string-value="[1X33][30 kalan]" calcext:value-type="string">
            <text:p>[1X33][30 kalan]</text:p>
          </table:table-cell>
          <table:table-cell table:style-name="ce6" table:formula="of:=ABJAD(MIDB([.$A232];4;200);7;1)" office:value-type="float" office:value="999" calcext:value-type="float">
            <text:p>999</text:p>
          </table:table-cell>
          <table:table-cell table:style-name="ce23" table:formula="of:=ABJAD(MIDB([.$A232];3;200);7;1;1)" office:value-type="string" office:string-value="[ر=200][ف=80][ي=10][ع=70][ا=1][ل=30][د=4][ر=200][ج=3][ا=1][ت=400]" calcext:value-type="string">
            <text:p>[ر=200][ف=80][ي=10][ع=70][ا=1][ل=30][د=4][ر=200][ج=3][ا=1][ت=400]</text:p>
          </table:table-cell>
          <table:table-cell table:style-name="ce15" table:formula="of:=TESBIH([.F232];25;99;33)" office:value-type="string" office:string-value="[10 tur][9 kalan]" calcext:value-type="string">
            <text:p>[10 tur][9 kalan]</text:p>
          </table:table-cell>
          <table:table-cell table:style-name="ce6" table:formula="of:=ABJAD(MIDB([.$A232];4;200);8;1)" office:value-type="float" office:value="1406" calcext:value-type="float">
            <text:p>1406</text:p>
          </table:table-cell>
          <table:table-cell table:style-name="ce23" table:formula="of:=ABJAD(MIDB([.$A232];3;200);8;1;1)" office:value-type="string" office:string-value="[ر=201][ف=81][ي=11][ع=130][ا=111][ل=71][د=35][ر=201][ج=53][ا=111][ت=401]" calcext:value-type="string">
            <text:p>[ر=201][ف=81][ي=11][ع=130][ا=111][ل=71][د=35][ر=201][ج=53][ا=111][ت=401]</text:p>
          </table:table-cell>
          <table:table-cell table:style-name="ce15" table:formula="of:=TESBIH([.I232];25;99;33)" office:value-type="string" office:string-value="[14 tur][20 kalan]" calcext:value-type="string">
            <text:p>[14 tur][20 kalan]</text:p>
          </table:table-cell>
          <table:table-cell table:style-name="ce6" table:formula="of:=ABJAD(MIDB([.$A232];4;200);9;1)" office:value-type="float" office:value="6123" calcext:value-type="float">
            <text:p>6123</text:p>
          </table:table-cell>
          <table:table-cell table:style-name="ce23" table:formula="of:=ABJAD(MIDB([.$A232];3;200);9;1;1)" office:value-type="string" office:string-value="[ر=502][ف=651][ي=1275][ع=432][ا=13][ل=1091][د=278][ر=502][ج=1036][ا=13][ت=330]" calcext:value-type="string">
            <text:p>[ر=502][ف=651][ي=1275][ع=432][ا=13][ل=1091][د=278][ر=502][ج=1036][ا=13][ت=330]</text:p>
          </table:table-cell>
          <table:table-cell table:style-name="ce15" table:formula="of:=TESBIH([.L232];25;99;33)" office:value-type="string" office:string-value="[61 tur][2X33][18 kalan]" calcext:value-type="string">
            <text:p>[61 tur][2X33][18 kalan]</text:p>
          </table:table-cell>
        </table:table-row>
        <table:table-row table:style-name="ro2">
          <table:table-cell table:style-name="ce12" office:value-type="string" calcext:value-type="string">
            <text:p>يا ضار</text:p>
          </table:table-cell>
          <table:table-cell table:style-name="ce15" office:value-type="string" calcext:value-type="string">
            <text:p>Ya Dar</text:p>
          </table:table-cell>
          <table:table-cell table:style-name="ce6" table:formula="of:=ABJAD(MIDB([.$A233];4;200);6;1)" office:value-type="float" office:value="15" calcext:value-type="float">
            <text:p>15</text:p>
          </table:table-cell>
          <table:table-cell table:style-name="ce23" table:formula="of:=ABJAD(MIDB([.$A233];3;200);6;1;1)" office:value-type="string" office:string-value="[ض=6][ا=1][ر=8]" calcext:value-type="string">
            <text:p>[ض=6][ا=1][ر=8]</text:p>
          </table:table-cell>
          <table:table-cell table:style-name="ce15" table:formula="of:=TESBIH([.C233];25;99;33)" office:value-type="string" office:string-value="[2 tur][27 kalan]" calcext:value-type="string">
            <text:p>[2 tur][27 kalan]</text:p>
          </table:table-cell>
          <table:table-cell table:style-name="ce6" table:formula="of:=ABJAD(MIDB([.$A233];4;200);7;1)" office:value-type="float" office:value="291" calcext:value-type="float">
            <text:p>291</text:p>
          </table:table-cell>
          <table:table-cell table:style-name="ce23" table:formula="of:=ABJAD(MIDB([.$A233];3;200);7;1;1)" office:value-type="string" office:string-value="[ض=90][ا=1][ر=200]" calcext:value-type="string">
            <text:p>[ض=90][ا=1][ر=200]</text:p>
          </table:table-cell>
          <table:table-cell table:style-name="ce15" table:formula="of:=TESBIH([.F233];25;99;33)" office:value-type="string" office:string-value="[2 tur][2X33][27 kalan]" calcext:value-type="string">
            <text:p>[2 tur][2X33][27 kalan]</text:p>
          </table:table-cell>
          <table:table-cell table:style-name="ce6" table:formula="of:=ABJAD(MIDB([.$A233];4;200);8;1)" office:value-type="float" office:value="407" calcext:value-type="float">
            <text:p>407</text:p>
          </table:table-cell>
          <table:table-cell table:style-name="ce23" table:formula="of:=ABJAD(MIDB([.$A233];3;200);8;1;1)" office:value-type="string" office:string-value="[ض=95][ا=111][ر=201]" calcext:value-type="string">
            <text:p>[ض=95][ا=111][ر=201]</text:p>
          </table:table-cell>
          <table:table-cell table:style-name="ce15" table:formula="of:=TESBIH([.I233];25;99;33)" office:value-type="string" office:string-value="[4 tur][11 kalan]" calcext:value-type="string">
            <text:p>[4 tur][11 kalan]</text:p>
          </table:table-cell>
          <table:table-cell table:style-name="ce6" table:formula="of:=ABJAD(MIDB([.$A233];4;200);9;1)" office:value-type="float" office:value="1345" calcext:value-type="float">
            <text:p>1345</text:p>
          </table:table-cell>
          <table:table-cell table:style-name="ce23" table:formula="of:=ABJAD(MIDB([.$A233];3;200);9;1;1)" office:value-type="string" office:string-value="[ض=830][ا=13][ر=502]" calcext:value-type="string">
            <text:p>[ض=830][ا=13][ر=502]</text:p>
          </table:table-cell>
          <table:table-cell table:style-name="ce15" table:formula="of:=TESBIH([.L233];25;99;33)" office:value-type="string" office:string-value="[13 tur][1X33][25 kalan]" calcext:value-type="string">
            <text:p>[13 tur][1X33][25 kalan]</text:p>
          </table:table-cell>
        </table:table-row>
        <table:table-row table:style-name="ro2">
          <table:table-cell table:style-name="ce12" office:value-type="string" calcext:value-type="string">
            <text:p>يا رضا</text:p>
          </table:table-cell>
          <table:table-cell table:style-name="ce15" office:value-type="string" calcext:value-type="string">
            <text:p>Ya Rıda</text:p>
          </table:table-cell>
          <table:table-cell table:style-name="ce6" table:formula="of:=ABJAD(MIDB([.$A234];4;200);6;1)" office:value-type="float" office:value="15" calcext:value-type="float">
            <text:p>15</text:p>
          </table:table-cell>
          <table:table-cell table:style-name="ce23" table:formula="of:=ABJAD(MIDB([.$A234];3;200);6;1;1)" office:value-type="string" office:string-value="[ر=8][ض=6][ا=1]" calcext:value-type="string">
            <text:p>[ر=8][ض=6][ا=1]</text:p>
          </table:table-cell>
          <table:table-cell table:style-name="ce15" table:formula="of:=TESBIH([.C234];25;99;33)" office:value-type="string" office:string-value="[2 tur][27 kalan]" calcext:value-type="string">
            <text:p>[2 tur][27 kalan]</text:p>
          </table:table-cell>
          <table:table-cell table:style-name="ce6" table:formula="of:=ABJAD(MIDB([.$A234];4;200);7;1)" office:value-type="float" office:value="291" calcext:value-type="float">
            <text:p>291</text:p>
          </table:table-cell>
          <table:table-cell table:style-name="ce23" table:formula="of:=ABJAD(MIDB([.$A234];3;200);7;1;1)" office:value-type="string" office:string-value="[ر=200][ض=90][ا=1]" calcext:value-type="string">
            <text:p>[ر=200][ض=90][ا=1]</text:p>
          </table:table-cell>
          <table:table-cell table:style-name="ce15" table:formula="of:=TESBIH([.F234];25;99;33)" office:value-type="string" office:string-value="[2 tur][2X33][27 kalan]" calcext:value-type="string">
            <text:p>[2 tur][2X33][27 kalan]</text:p>
          </table:table-cell>
          <table:table-cell table:style-name="ce6" table:formula="of:=ABJAD(MIDB([.$A234];4;200);8;1)" office:value-type="float" office:value="407" calcext:value-type="float">
            <text:p>407</text:p>
          </table:table-cell>
          <table:table-cell table:style-name="ce23" table:formula="of:=ABJAD(MIDB([.$A234];3;200);8;1;1)" office:value-type="string" office:string-value="[ر=201][ض=95][ا=111]" calcext:value-type="string">
            <text:p>[ر=201][ض=95][ا=111]</text:p>
          </table:table-cell>
          <table:table-cell table:style-name="ce15" table:formula="of:=TESBIH([.I234];25;99;33)" office:value-type="string" office:string-value="[4 tur][11 kalan]" calcext:value-type="string">
            <text:p>[4 tur][11 kalan]</text:p>
          </table:table-cell>
          <table:table-cell table:style-name="ce6" table:formula="of:=ABJAD(MIDB([.$A234];4;200);9;1)" office:value-type="float" office:value="1345" calcext:value-type="float">
            <text:p>1345</text:p>
          </table:table-cell>
          <table:table-cell table:style-name="ce23" table:formula="of:=ABJAD(MIDB([.$A234];3;200);9;1;1)" office:value-type="string" office:string-value="[ر=502][ض=830][ا=13]" calcext:value-type="string">
            <text:p>[ر=502][ض=830][ا=13]</text:p>
          </table:table-cell>
          <table:table-cell table:style-name="ce15" table:formula="of:=TESBIH([.L234];25;99;33)" office:value-type="string" office:string-value="[13 tur][1X33][25 kalan]" calcext:value-type="string">
            <text:p>[13 tur][1X33][25 kalan]</text:p>
          </table:table-cell>
        </table:table-row>
        <table:table-row table:style-name="ro3">
          <table:table-cell table:style-name="ce12" office:value-type="string" calcext:value-type="string">
            <text:p>يا أعظم</text:p>
          </table:table-cell>
          <table:table-cell table:style-name="ce15" office:value-type="string" calcext:value-type="string">
            <text:p>Ya A’zam</text:p>
          </table:table-cell>
          <table:table-cell table:style-name="ce6" table:formula="of:=ABJAD(MIDB([.$A235];4;200);6;1)" office:value-type="float" office:value="23" calcext:value-type="float">
            <text:p>23</text:p>
          </table:table-cell>
          <table:table-cell table:style-name="ce23" table:formula="of:=ABJAD(MIDB([.$A235];3;200);6;1;1)" office:value-type="string" office:string-value="[ا=1][ع=10][ظ=8][م=4]" calcext:value-type="string">
            <text:p>[ا=1][ع=10][ظ=8][م=4]</text:p>
          </table:table-cell>
          <table:table-cell table:style-name="ce15" table:formula="of:=TESBIH([.C235];25;99;33)" office:value-type="string" office:string-value="[5 tur][1X33][1 kalan]" calcext:value-type="string">
            <text:p>[5 tur][1X33][1 kalan]</text:p>
          </table:table-cell>
          <table:table-cell table:style-name="ce6" table:formula="of:=ABJAD(MIDB([.$A235];4;200);7;1)" office:value-type="float" office:value="911" calcext:value-type="float">
            <text:p>911</text:p>
          </table:table-cell>
          <table:table-cell table:style-name="ce23" table:formula="of:=ABJAD(MIDB([.$A235];3;200);7;1;1)" office:value-type="string" office:string-value="[ا=1][ع=70][ظ=800][م=40]" calcext:value-type="string">
            <text:p>[ا=1][ع=70][ظ=800][م=40]</text:p>
          </table:table-cell>
          <table:table-cell table:style-name="ce15" table:formula="of:=TESBIH([.F235];25;99;33)" office:value-type="string" office:string-value="[9 tur][20 kalan]" calcext:value-type="string">
            <text:p>[9 tur][20 kalan]</text:p>
          </table:table-cell>
          <table:table-cell table:style-name="ce6" table:formula="of:=ABJAD(MIDB([.$A235];4;200);8;1)" office:value-type="float" office:value="1132" calcext:value-type="float">
            <text:p>1132</text:p>
          </table:table-cell>
          <table:table-cell table:style-name="ce23" table:formula="of:=ABJAD(MIDB([.$A235];3;200);8;1;1)" office:value-type="string" office:string-value="[ا=111][ع=130][ظ=801][م=90]" calcext:value-type="string">
            <text:p>[ا=111][ع=130][ظ=801][م=90]</text:p>
          </table:table-cell>
          <table:table-cell table:style-name="ce15" table:formula="of:=TESBIH([.I235];25;99;33)" office:value-type="string" office:string-value="[11 tur][1X33][10 kalan]" calcext:value-type="string">
            <text:p>[11 tur][1X33][10 kalan]</text:p>
          </table:table-cell>
          <table:table-cell table:style-name="ce6" table:formula="of:=ABJAD(MIDB([.$A235];4;200);9;1)" office:value-type="float" office:value="1426" calcext:value-type="float">
            <text:p>1426</text:p>
          </table:table-cell>
          <table:table-cell table:style-name="ce23" table:formula="of:=ABJAD(MIDB([.$A235];3;200);9;1;1)" office:value-type="string" office:string-value="[ا=13][ع=432][ظ=648][م=333]" calcext:value-type="string">
            <text:p>[ا=13][ع=432][ظ=648][م=333]</text:p>
          </table:table-cell>
          <table:table-cell table:style-name="ce15" table:formula="of:=TESBIH([.L235];25;99;33)" office:value-type="string" office:string-value="[14 tur][1X33][7 kalan]" calcext:value-type="string">
            <text:p>[14 tur][1X33][7 kalan]</text:p>
          </table:table-cell>
        </table:table-row>
        <table:table-row table:style-name="ro4">
          <table:table-cell table:style-name="ce12" office:value-type="string" calcext:value-type="string">
            <text:p>يا عظيم</text:p>
          </table:table-cell>
          <table:table-cell table:style-name="ce15" office:value-type="string" calcext:value-type="string">
            <text:p>Ya Azim</text:p>
          </table:table-cell>
          <table:table-cell table:style-name="ce6" table:formula="of:=ABJAD(MIDB([.$A236];4;200);6;1)" office:value-type="float" office:value="32" calcext:value-type="float">
            <text:p>32</text:p>
          </table:table-cell>
          <table:table-cell table:style-name="ce23" table:formula="of:=ABJAD(MIDB([.$A236];3;200);6;1;1)" office:value-type="string" office:string-value="[ع=10][ظ=8][ي=10][م=4]" calcext:value-type="string">
            <text:p>[ع=10][ظ=8][ي=10][م=4]</text:p>
          </table:table-cell>
          <table:table-cell table:style-name="ce15" table:formula="of:=TESBIH([.C236];25;99;33)" office:value-type="string" office:string-value="[32 kalan]" calcext:value-type="string">
            <text:p>[32 kalan]</text:p>
          </table:table-cell>
          <table:table-cell table:style-name="ce6" table:formula="of:=ABJAD(MIDB([.$A236];4;200);7;1)" office:value-type="float" office:value="920" calcext:value-type="float">
            <text:p>920</text:p>
          </table:table-cell>
          <table:table-cell table:style-name="ce23" table:formula="of:=ABJAD(MIDB([.$A236];3;200);7;1;1)" office:value-type="string" office:string-value="[ع=70][ظ=800][ي=10][م=40]" calcext:value-type="string">
            <text:p>[ع=70][ظ=800][ي=10][م=40]</text:p>
          </table:table-cell>
          <table:table-cell table:style-name="ce15" table:formula="of:=TESBIH([.F236];25;99;33)" office:value-type="string" office:string-value="[9 tur][29 kalan]" calcext:value-type="string">
            <text:p>[9 tur][29 kalan]</text:p>
          </table:table-cell>
          <table:table-cell table:style-name="ce6" table:formula="of:=ABJAD(MIDB([.$A236];4;200);8;1)" office:value-type="float" office:value="1032" calcext:value-type="float">
            <text:p>1032</text:p>
          </table:table-cell>
          <table:table-cell table:style-name="ce23" table:formula="of:=ABJAD(MIDB([.$A236];3;200);8;1;1)" office:value-type="string" office:string-value="[ع=130][ظ=801][ي=11][م=90]" calcext:value-type="string">
            <text:p>[ع=130][ظ=801][ي=11][م=90]</text:p>
          </table:table-cell>
          <table:table-cell table:style-name="ce15" table:formula="of:=TESBIH([.I236];25;99;33)" office:value-type="string" office:string-value="[10 tur][1X33][9 kalan]" calcext:value-type="string">
            <text:p>[10 tur][1X33][9 kalan]</text:p>
          </table:table-cell>
          <table:table-cell table:style-name="ce6" table:formula="of:=ABJAD(MIDB([.$A236];4;200);9;1)" office:value-type="float" office:value="2688" calcext:value-type="float">
            <text:p>2688</text:p>
          </table:table-cell>
          <table:table-cell table:style-name="ce23" table:formula="of:=ABJAD(MIDB([.$A236];3;200);9;1;1)" office:value-type="string" office:string-value="[ع=432][ظ=648][ي=1275][م=333]" calcext:value-type="string">
            <text:p>[ع=432][ظ=648][ي=1275][م=333]</text:p>
          </table:table-cell>
          <table:table-cell table:style-name="ce15" table:formula="of:=TESBIH([.L236];25;99;33)" office:value-type="string" office:string-value="[27 tur][15 kalan]" calcext:value-type="string">
            <text:p>[27 tur][15 kalan]</text:p>
          </table:table-cell>
        </table:table-row>
        <table:table-row table:style-name="ro9">
          <table:table-cell table:style-name="ce12" office:value-type="string" calcext:value-type="string">
            <text:p>يا خير المنزلين</text:p>
          </table:table-cell>
          <table:table-cell table:style-name="ce15" office:value-type="string" calcext:value-type="string">
            <text:p>Ya Hayr’al Munzilin</text:p>
          </table:table-cell>
          <table:table-cell table:style-name="ce6" table:formula="of:=ABJAD(MIDB([.$A237];4;200);6;1)" office:value-type="float" office:value="56" calcext:value-type="float">
            <text:p>56</text:p>
          </table:table-cell>
          <table:table-cell table:style-name="ce23" table:formula="of:=ABJAD(MIDB([.$A237];3;200);6;1;1)" office:value-type="string" office:string-value="[خ=0][ي=10][ر=8][ا=1][ل=6][م=4][ن=2][ز=7][ل=6][ي=10][ن=2]" calcext:value-type="string">
            <text:p>[خ=0][ي=10][ر=8][ا=1][ل=6][م=4][ن=2][ز=7][ل=6][ي=10][ن=2]</text:p>
          </table:table-cell>
          <table:table-cell table:style-name="ce15" table:formula="of:=TESBIH([.C237];25;99;33)" office:value-type="string" office:string-value="[1X33][23 kalan]" calcext:value-type="string">
            <text:p>[1X33][23 kalan]</text:p>
          </table:table-cell>
          <table:table-cell table:style-name="ce6" table:formula="of:=ABJAD(MIDB([.$A237];4;200);7;1)" office:value-type="float" office:value="1028" calcext:value-type="float">
            <text:p>1028</text:p>
          </table:table-cell>
          <table:table-cell table:style-name="ce23" table:formula="of:=ABJAD(MIDB([.$A237];3;200);7;1;1)" office:value-type="string" office:string-value="[خ=600][ي=10][ر=200][ا=1][ل=30][م=40][ن=50][ز=7][ل=30][ي=10][ن=50]" calcext:value-type="string">
            <text:p>[خ=600][ي=10][ر=200][ا=1][ل=30][م=40][ن=50][ز=7][ل=30][ي=10][ن=50]</text:p>
          </table:table-cell>
          <table:table-cell table:style-name="ce15" table:formula="of:=TESBIH([.F237];25;99;33)" office:value-type="string" office:string-value="[10 tur][1X33][5 kalan]" calcext:value-type="string">
            <text:p>[10 tur][1X33][5 kalan]</text:p>
          </table:table-cell>
          <table:table-cell table:style-name="ce6" table:formula="of:=ABJAD(MIDB([.$A237];4;200);8;1)" office:value-type="float" office:value="1387" calcext:value-type="float">
            <text:p>1387</text:p>
          </table:table-cell>
          <table:table-cell table:style-name="ce23" table:formula="of:=ABJAD(MIDB([.$A237];3;200);8;1;1)" office:value-type="string" office:string-value="[خ=601][ي=11][ر=201][ا=111][ل=71][م=90][ن=106][ز=8][ل=71][ي=11][ن=106]" calcext:value-type="string">
            <text:p>[خ=601][ي=11][ر=201][ا=111][ل=71][م=90][ن=106][ز=8][ل=71][ي=11][ن=106]</text:p>
          </table:table-cell>
          <table:table-cell table:style-name="ce15" table:formula="of:=TESBIH([.I237];25;99;33)" office:value-type="string" office:string-value="[14 tur][1 kalan]" calcext:value-type="string">
            <text:p>[14 tur][1 kalan]</text:p>
          </table:table-cell>
          <table:table-cell table:style-name="ce6" table:formula="of:=ABJAD(MIDB([.$A237];4;200);9;1)" office:value-type="float" office:value="8714" calcext:value-type="float">
            <text:p>8714</text:p>
          </table:table-cell>
          <table:table-cell table:style-name="ce23" table:formula="of:=ABJAD(MIDB([.$A237];3;200);9;1;1)" office:value-type="string" office:string-value="[خ=757][ي=1275][ر=502][ا=13][ل=1091][م=333][ن=1000][ز=377][ل=1091][ي=1275][ن=1000]" calcext:value-type="string">
            <text:p>[خ=757][ي=1275][ر=502][ا=13][ل=1091][م=333][ن=1000][ز=377][ل=1091][ي=1275][ن=1000]</text:p>
          </table:table-cell>
          <table:table-cell table:style-name="ce15" table:formula="of:=TESBIH([.L237];25;99;33)" office:value-type="string" office:string-value="[88 tur][2 kalan]" calcext:value-type="string">
            <text:p>[88 tur][2 kalan]</text:p>
          </table:table-cell>
        </table:table-row>
        <table:table-row table:style-name="ro9">
          <table:table-cell table:style-name="ce12" office:value-type="string" calcext:value-type="string">
            <text:p>يا مخزي الكافرين</text:p>
          </table:table-cell>
          <table:table-cell table:style-name="ce15" office:value-type="string" calcext:value-type="string">
            <text:p>Ya Muhzi’el Kafirin</text:p>
          </table:table-cell>
          <table:table-cell table:style-name="ce6" table:formula="of:=ABJAD(MIDB([.$A238];4;200);6;1)" office:value-type="float" office:value="65" calcext:value-type="float">
            <text:p>65</text:p>
          </table:table-cell>
          <table:table-cell table:style-name="ce23" table:formula="of:=ABJAD(MIDB([.$A238];3;200);6;1;1)" office:value-type="string" office:string-value="[م=4][خ=0][ز=7][ي=10][ا=1][ل=6][ك=8][ا=1][ف=8][ر=8][ي=10][ن=2]" calcext:value-type="string">
            <text:p>[م=4][خ=0][ز=7][ي=10][ا=1][ل=6][ك=8][ا=1][ف=8][ر=8][ي=10][ن=2]</text:p>
          </table:table-cell>
          <table:table-cell table:style-name="ce15" table:formula="of:=TESBIH([.C238];25;99;33)" office:value-type="string" office:string-value="[1X33][32 kalan]" calcext:value-type="string">
            <text:p>[1X33][32 kalan]</text:p>
          </table:table-cell>
          <table:table-cell table:style-name="ce6" table:formula="of:=ABJAD(MIDB([.$A238];4;200);7;1)" office:value-type="float" office:value="1049" calcext:value-type="float">
            <text:p>1049</text:p>
          </table:table-cell>
          <table:table-cell table:style-name="ce23" table:formula="of:=ABJAD(MIDB([.$A238];3;200);7;1;1)" office:value-type="string" office:string-value="[م=40][خ=600][ز=7][ي=10][ا=1][ل=30][ك=20][ا=1][ف=80][ر=200][ي=10][ن=50]" calcext:value-type="string">
            <text:p>[م=40][خ=600][ز=7][ي=10][ا=1][ل=30][ك=20][ا=1][ف=80][ر=200][ي=10][ن=50]</text:p>
          </table:table-cell>
          <table:table-cell table:style-name="ce15" table:formula="of:=TESBIH([.F238];25;99;33)" office:value-type="string" office:string-value="[10 tur][1X33][26 kalan]" calcext:value-type="string">
            <text:p>[10 tur][1X33][26 kalan]</text:p>
          </table:table-cell>
          <table:table-cell table:style-name="ce6" table:formula="of:=ABJAD(MIDB([.$A238];4;200);8;1)" office:value-type="float" office:value="1503" calcext:value-type="float">
            <text:p>1503</text:p>
          </table:table-cell>
          <table:table-cell table:style-name="ce23" table:formula="of:=ABJAD(MIDB([.$A238];3;200);8;1;1)" office:value-type="string" office:string-value="[م=90][خ=601][ز=8][ي=11][ا=111][ل=71][ك=101][ا=111][ف=81][ر=201][ي=11][ن=106]" calcext:value-type="string">
            <text:p>[م=90][خ=601][ز=8][ي=11][ا=111][ل=71][ك=101][ا=111][ف=81][ر=201][ي=11][ن=106]</text:p>
          </table:table-cell>
          <table:table-cell table:style-name="ce15" table:formula="of:=TESBIH([.I238];25;99;33)" office:value-type="string" office:string-value="[15 tur][18 kalan]" calcext:value-type="string">
            <text:p>[15 tur][18 kalan]</text:p>
          </table:table-cell>
          <table:table-cell table:style-name="ce6" table:formula="of:=ABJAD(MIDB([.$A238];4;200);9;1)" office:value-type="float" office:value="8617" calcext:value-type="float">
            <text:p>8617</text:p>
          </table:table-cell>
          <table:table-cell table:style-name="ce23" table:formula="of:=ABJAD(MIDB([.$A238];3;200);9;1;1)" office:value-type="string" office:string-value="[م=333][خ=757][ز=377][ي=1275][ا=13][ل=1091][ك=1330][ا=13][ف=651][ر=502][ي=1275][ن=1000]" calcext:value-type="string">
            <text:p>[م=333][خ=757][ز=377][ي=1275][ا=13][ل=1091][ك=1330][ا=13][ف=651][ر=502][ي=1275][ن=1000]</text:p>
          </table:table-cell>
          <table:table-cell table:style-name="ce15" table:formula="of:=TESBIH([.L238];25;99;33)" office:value-type="string" office:string-value="[87 tur][4 kalan]" calcext:value-type="string">
            <text:p>[87 tur][4 kalan]</text:p>
          </table:table-cell>
        </table:table-row>
        <table:table-row table:style-name="ro8">
          <table:table-cell table:style-name="ce12" office:value-type="string" calcext:value-type="string">
            <text:p>يا ذو المعارج</text:p>
          </table:table-cell>
          <table:table-cell table:style-name="ce15" office:value-type="string" calcext:value-type="string">
            <text:p>Ya Zu’l Mearic</text:p>
          </table:table-cell>
          <table:table-cell table:style-name="ce6" table:formula="of:=ABJAD(MIDB([.$A239];4;200);6;1)" office:value-type="float" office:value="43" calcext:value-type="float">
            <text:p>43</text:p>
          </table:table-cell>
          <table:table-cell table:style-name="ce23" table:formula="of:=ABJAD(MIDB([.$A239];3;200);6;1;1)" office:value-type="string" office:string-value="[ذ=4][و=6][ا=1][ل=6][م=4][ع=10][ا=1][ر=8][ج=3]" calcext:value-type="string">
            <text:p>[ذ=4][و=6][ا=1][ل=6][م=4][ع=10][ا=1][ر=8][ج=3]</text:p>
          </table:table-cell>
          <table:table-cell table:style-name="ce15" table:formula="of:=TESBIH([.C239];25;99;33)" office:value-type="string" office:string-value="[1X33][10 kalan]" calcext:value-type="string">
            <text:p>[1X33][10 kalan]</text:p>
          </table:table-cell>
          <table:table-cell table:style-name="ce6" table:formula="of:=ABJAD(MIDB([.$A239];4;200);7;1)" office:value-type="float" office:value="1051" calcext:value-type="float">
            <text:p>1051</text:p>
          </table:table-cell>
          <table:table-cell table:style-name="ce23" table:formula="of:=ABJAD(MIDB([.$A239];3;200);7;1;1)" office:value-type="string" office:string-value="[ذ=700][و=6][ا=1][ل=30][م=40][ع=70][ا=1][ر=200][ج=3]" calcext:value-type="string">
            <text:p>[ذ=700][و=6][ا=1][ل=30][م=40][ع=70][ا=1][ر=200][ج=3]</text:p>
          </table:table-cell>
          <table:table-cell table:style-name="ce15" table:formula="of:=TESBIH([.F239];25;99;33)" office:value-type="string" office:string-value="[10 tur][1X33][28 kalan]" calcext:value-type="string">
            <text:p>[10 tur][1X33][28 kalan]</text:p>
          </table:table-cell>
          <table:table-cell table:style-name="ce6" table:formula="of:=ABJAD(MIDB([.$A239];4;200);8;1)" office:value-type="float" office:value="1511" calcext:value-type="float">
            <text:p>1511</text:p>
          </table:table-cell>
          <table:table-cell table:style-name="ce23" table:formula="of:=ABJAD(MIDB([.$A239];3;200);8;1;1)" office:value-type="string" office:string-value="[ذ=731][و=13][ا=111][ل=71][م=90][ع=130][ا=111][ر=201][ج=53]" calcext:value-type="string">
            <text:p>[ذ=731][و=13][ا=111][ل=71][م=90][ع=130][ا=111][ر=201][ج=53]</text:p>
          </table:table-cell>
          <table:table-cell table:style-name="ce15" table:formula="of:=TESBIH([.I239];25;99;33)" office:value-type="string" office:string-value="[15 tur][26 kalan]" calcext:value-type="string">
            <text:p>[15 tur][26 kalan]</text:p>
          </table:table-cell>
          <table:table-cell table:style-name="ce6" table:formula="of:=ABJAD(MIDB([.$A239];4;200);9;1)" office:value-type="float" office:value="4554" calcext:value-type="float">
            <text:p>4554</text:p>
          </table:table-cell>
          <table:table-cell table:style-name="ce23" table:formula="of:=ABJAD(MIDB([.$A239];3;200);9;1;1)" office:value-type="string" office:string-value="[ذ=429][و=705][ا=13][ل=1091][م=333][ع=432][ا=13][ر=502][ج=1036]" calcext:value-type="string">
            <text:p>[ذ=429][و=705][ا=13][ل=1091][م=333][ع=432][ا=13][ر=502][ج=1036]</text:p>
          </table:table-cell>
          <table:table-cell table:style-name="ce15" table:formula="of:=TESBIH([.L239];25;99;33)" office:value-type="string" office:string-value="[46 tur]" calcext:value-type="string">
            <text:p>[46 tur]</text:p>
          </table:table-cell>
        </table:table-row>
        <table:table-row table:style-name="ro3">
          <table:table-cell table:style-name="ce12" office:value-type="string" calcext:value-type="string">
            <text:p>يا غني</text:p>
          </table:table-cell>
          <table:table-cell table:style-name="ce15" office:value-type="string" calcext:value-type="string">
            <text:p>Ya Gani</text:p>
          </table:table-cell>
          <table:table-cell table:style-name="ce6" table:formula="of:=ABJAD(MIDB([.$A240];4;200);6;1)" office:value-type="float" office:value="12" calcext:value-type="float">
            <text:p>12</text:p>
          </table:table-cell>
          <table:table-cell table:style-name="ce23" table:formula="of:=ABJAD(MIDB([.$A240];3;200);6;1;1)" office:value-type="string" office:string-value="[غ=0][ن=2][ي=10]" calcext:value-type="string">
            <text:p>[غ=0][ن=2][ي=10]</text:p>
          </table:table-cell>
          <table:table-cell table:style-name="ce15" table:formula="of:=TESBIH([.C240];25;99;33)" office:value-type="string" office:string-value="[1 tur][1X33][12 kalan]" calcext:value-type="string">
            <text:p>[1 tur][1X33][12 kalan]</text:p>
          </table:table-cell>
          <table:table-cell table:style-name="ce6" table:formula="of:=ABJAD(MIDB([.$A240];4;200);7;1)" office:value-type="float" office:value="960" calcext:value-type="float">
            <text:p>960</text:p>
          </table:table-cell>
          <table:table-cell table:style-name="ce23" table:formula="of:=ABJAD(MIDB([.$A240];3;200);7;1;1)" office:value-type="string" office:string-value="[غ=900][ن=50][ي=10]" calcext:value-type="string">
            <text:p>[غ=900][ن=50][ي=10]</text:p>
          </table:table-cell>
          <table:table-cell table:style-name="ce15" table:formula="of:=TESBIH([.F240];25;99;33)" office:value-type="string" office:string-value="[9 tur][2X33][3 kalan]" calcext:value-type="string">
            <text:p>[9 tur][2X33][3 kalan]</text:p>
          </table:table-cell>
          <table:table-cell table:style-name="ce6" table:formula="of:=ABJAD(MIDB([.$A240];4;200);8;1)" office:value-type="float" office:value="1077" calcext:value-type="float">
            <text:p>1077</text:p>
          </table:table-cell>
          <table:table-cell table:style-name="ce23" table:formula="of:=ABJAD(MIDB([.$A240];3;200);8;1;1)" office:value-type="string" office:string-value="[غ=960][ن=106][ي=11]" calcext:value-type="string">
            <text:p>[غ=960][ن=106][ي=11]</text:p>
          </table:table-cell>
          <table:table-cell table:style-name="ce15" table:formula="of:=TESBIH([.I240];25;99;33)" office:value-type="string" office:string-value="[10 tur][2X33][21 kalan]" calcext:value-type="string">
            <text:p>[10 tur][2X33][21 kalan]</text:p>
          </table:table-cell>
          <table:table-cell table:style-name="ce6" table:formula="of:=ABJAD(MIDB([.$A240];4;200);9;1)" office:value-type="float" office:value="3102" calcext:value-type="float">
            <text:p>3102</text:p>
          </table:table-cell>
          <table:table-cell table:style-name="ce23" table:formula="of:=ABJAD(MIDB([.$A240];3;200);9;1;1)" office:value-type="string" office:string-value="[غ=827][ن=1000][ي=1275]" calcext:value-type="string">
            <text:p>[غ=827][ن=1000][ي=1275]</text:p>
          </table:table-cell>
          <table:table-cell table:style-name="ce15" table:formula="of:=TESBIH([.L240];25;99;33)" office:value-type="string" office:string-value="[31 tur][1X33]" calcext:value-type="string">
            <text:p>[31 tur][1X33]</text:p>
          </table:table-cell>
        </table:table-row>
        <table:table-row table:style-name="ro9">
          <table:table-cell table:style-name="ce12" office:value-type="string" calcext:value-type="string">
            <text:p>يا ذو الجلال والإكرام</text:p>
          </table:table-cell>
          <table:table-cell table:style-name="ce15" office:value-type="string" calcext:value-type="string">
            <text:p>Ya Zu’l Celali vel İkram</text:p>
          </table:table-cell>
          <table:table-cell table:style-name="ce6" table:formula="of:=ABJAD(MIDB([.$A241];4;200);6;1)" office:value-type="float" office:value="68" calcext:value-type="float">
            <text:p>68</text:p>
          </table:table-cell>
          <table:table-cell table:style-name="ce23" table:formula="of:=ABJAD(MIDB([.$A241];3;200);6;1;1)" office:value-type="string" office:string-value="[ذ=4][و=6][ا=1][ل=6][ج=3][ل=6][ا=1][ل=6][و=6][ا=1][ل=6][ا=1][ك=8][ر=8][ا=1][م=4]" calcext:value-type="string">
            <text:p>[ذ=4][و=6][ا=1][ل=6][ج=3][ل=6][ا=1][ل=6][و=6][ا=1][ل=6][ا=1][ك=8][ر=8][ا=1][م=4]</text:p>
          </table:table-cell>
          <table:table-cell table:style-name="ce15" table:formula="of:=TESBIH([.C241];25;99;33)" office:value-type="string" office:string-value="[2X33][2 kalan]" calcext:value-type="string">
            <text:p>[2X33][2 kalan]</text:p>
          </table:table-cell>
          <table:table-cell table:style-name="ce6" table:formula="of:=ABJAD(MIDB([.$A241];4;200);7;1)" office:value-type="float" office:value="1100" calcext:value-type="float">
            <text:p>1100</text:p>
          </table:table-cell>
          <table:table-cell table:style-name="ce23" table:formula="of:=ABJAD(MIDB([.$A241];3;200);7;1;1)" office:value-type="string" office:string-value="[ذ=700][و=6][ا=1][ل=30][ج=3][ل=30][ا=1][ل=30][و=6][ا=1][ل=30][ا=1][ك=20][ر=200][ا=1][م=40]" calcext:value-type="string">
            <text:p>[ذ=700][و=6][ا=1][ل=30][ج=3][ل=30][ا=1][ل=30][و=6][ا=1][ل=30][ا=1][ك=20][ر=200][ا=1][م=40]</text:p>
          </table:table-cell>
          <table:table-cell table:style-name="ce15" table:formula="of:=TESBIH([.F241];25;99;33)" office:value-type="string" office:string-value="[11 tur][11 kalan]" calcext:value-type="string">
            <text:p>[11 tur][11 kalan]</text:p>
          </table:table-cell>
          <table:table-cell table:style-name="ce6" table:formula="of:=ABJAD(MIDB([.$A241];4;200);8;1)" office:value-type="float" office:value="2041" calcext:value-type="float">
            <text:p>2041</text:p>
          </table:table-cell>
          <table:table-cell table:style-name="ce23" table:formula="of:=ABJAD(MIDB([.$A241];3;200);8;1;1)" office:value-type="string" office:string-value="[ذ=731][و=13][ا=111][ل=71][ج=53][ل=71][ا=111][ل=71][و=13][ا=111][ل=71][ا=111][ك=101][ر=201][ا=111][م=90]" calcext:value-type="string">
            <text:p>[ذ=731][و=13][ا=111][ل=71][ج=53][ل=71][ا=111][ل=71][و=13][ا=111][ل=71][ا=111][ك=101][ر=201][ا=111][م=90]</text:p>
          </table:table-cell>
          <table:table-cell table:style-name="ce15" table:formula="of:=TESBIH([.I241];25;99;33)" office:value-type="string" office:string-value="[20 tur][1X33][28 kalan]" calcext:value-type="string">
            <text:p>[20 tur][1X33][28 kalan]</text:p>
          </table:table-cell>
          <table:table-cell table:style-name="ce6" table:formula="of:=ABJAD(MIDB([.$A241];4;200);9;1)" office:value-type="float" office:value="9469" calcext:value-type="float">
            <text:p>9469</text:p>
          </table:table-cell>
          <table:table-cell table:style-name="ce23" table:formula="of:=ABJAD(MIDB([.$A241];3;200);9;1;1)" office:value-type="string" office:string-value="[ذ=429][و=705][ا=13][ل=1091][ج=1036][ل=1091][ا=13][ل=1091][و=705][ا=13][ل=1091][ا=13][ك=1330][ر=502][ا=13][م=333]" calcext:value-type="string">
            <text:p>[ذ=429][و=705][ا=13][ل=1091][ج=1036][ل=1091][ا=13][ل=1091][و=705][ا=13][ل=1091][ا=13][ك=1330][ر=502][ا=13][م=333]</text:p>
          </table:table-cell>
          <table:table-cell table:style-name="ce15" table:formula="of:=TESBIH([.L241];25;99;33)" office:value-type="string" office:string-value="[95 tur][1X33][31 kalan]" calcext:value-type="string">
            <text:p>[95 tur][1X33][31 kalan]</text:p>
          </table:table-cell>
        </table:table-row>
        <table:table-row table:style-name="ro4">
          <table:table-cell table:style-name="ce12" office:value-type="string" calcext:value-type="string">
            <text:p>يا مغني</text:p>
          </table:table-cell>
          <table:table-cell table:style-name="ce15" office:value-type="string" calcext:value-type="string">
            <text:p>Ya Muğni</text:p>
          </table:table-cell>
          <table:table-cell table:style-name="ce6" table:formula="of:=ABJAD(MIDB([.$A242];4;200);6;1)" office:value-type="float" office:value="16" calcext:value-type="float">
            <text:p>16</text:p>
          </table:table-cell>
          <table:table-cell table:style-name="ce23" table:formula="of:=ABJAD(MIDB([.$A242];3;200);6;1;1)" office:value-type="string" office:string-value="[م=4][غ=0][ن=2][ي=10]" calcext:value-type="string">
            <text:p>[م=4][غ=0][ن=2][ي=10]</text:p>
          </table:table-cell>
          <table:table-cell table:style-name="ce15" table:formula="of:=TESBIH([.C242];25;99;33)" office:value-type="string" office:string-value="[2 tur][1X33][25 kalan]" calcext:value-type="string">
            <text:p>[2 tur][1X33][25 kalan]</text:p>
          </table:table-cell>
          <table:table-cell table:style-name="ce6" table:formula="of:=ABJAD(MIDB([.$A242];4;200);7;1)" office:value-type="float" office:value="1000" calcext:value-type="float">
            <text:p>1000</text:p>
          </table:table-cell>
          <table:table-cell table:style-name="ce23" table:formula="of:=ABJAD(MIDB([.$A242];3;200);7;1;1)" office:value-type="string" office:string-value="[م=40][غ=900][ن=50][ي=10]" calcext:value-type="string">
            <text:p>[م=40][غ=900][ن=50][ي=10]</text:p>
          </table:table-cell>
          <table:table-cell table:style-name="ce15" table:formula="of:=TESBIH([.F242];25;99;33)" office:value-type="string" office:string-value="[10 tur][10 kalan]" calcext:value-type="string">
            <text:p>[10 tur][10 kalan]</text:p>
          </table:table-cell>
          <table:table-cell table:style-name="ce6" table:formula="of:=ABJAD(MIDB([.$A242];4;200);8;1)" office:value-type="float" office:value="1167" calcext:value-type="float">
            <text:p>1167</text:p>
          </table:table-cell>
          <table:table-cell table:style-name="ce23" table:formula="of:=ABJAD(MIDB([.$A242];3;200);8;1;1)" office:value-type="string" office:string-value="[م=90][غ=960][ن=106][ي=11]" calcext:value-type="string">
            <text:p>[م=90][غ=960][ن=106][ي=11]</text:p>
          </table:table-cell>
          <table:table-cell table:style-name="ce15" table:formula="of:=TESBIH([.I242];25;99;33)" office:value-type="string" office:string-value="[11 tur][2X33][12 kalan]" calcext:value-type="string">
            <text:p>[11 tur][2X33][12 kalan]</text:p>
          </table:table-cell>
          <table:table-cell table:style-name="ce6" table:formula="of:=ABJAD(MIDB([.$A242];4;200);9;1)" office:value-type="float" office:value="3435" calcext:value-type="float">
            <text:p>3435</text:p>
          </table:table-cell>
          <table:table-cell table:style-name="ce23" table:formula="of:=ABJAD(MIDB([.$A242];3;200);9;1;1)" office:value-type="string" office:string-value="[م=333][غ=827][ن=1000][ي=1275]" calcext:value-type="string">
            <text:p>[م=333][غ=827][ن=1000][ي=1275]</text:p>
          </table:table-cell>
          <table:table-cell table:style-name="ce15" table:formula="of:=TESBIH([.L242];25;99;33)" office:value-type="string" office:string-value="[34 tur][2X33][3 kalan]" calcext:value-type="string">
            <text:p>[34 tur][2X33][3 kalan]</text:p>
          </table:table-cell>
        </table:table-row>
        <table:table-row table:style-name="ro7">
          <table:table-cell table:style-name="ce12" office:value-type="string" calcext:value-type="string">
            <text:p>يا خير الفاصلين</text:p>
          </table:table-cell>
          <table:table-cell table:style-name="ce15" office:value-type="string" calcext:value-type="string">
            <text:p>Ya Hayr’al Fasılin</text:p>
          </table:table-cell>
          <table:table-cell table:style-name="ce6" table:formula="of:=ABJAD(MIDB([.$A243];4;200);6;1)" office:value-type="float" office:value="52" calcext:value-type="float">
            <text:p>52</text:p>
          </table:table-cell>
          <table:table-cell table:style-name="ce23" table:formula="of:=ABJAD(MIDB([.$A243];3;200);6;1;1)" office:value-type="string" office:string-value="[خ=0][ي=10][ر=8][ا=1][ل=6][ف=8][ا=1][ص=0][ل=6][ي=10][ن=2]" calcext:value-type="string">
            <text:p>[خ=0][ي=10][ر=8][ا=1][ل=6][ف=8][ا=1][ص=0][ل=6][ي=10][ن=2]</text:p>
          </table:table-cell>
          <table:table-cell table:style-name="ce15" table:formula="of:=TESBIH([.C243];25;99;33)" office:value-type="string" office:string-value="[1X33][19 kalan]" calcext:value-type="string">
            <text:p>[1X33][19 kalan]</text:p>
          </table:table-cell>
          <table:table-cell table:style-name="ce6" table:formula="of:=ABJAD(MIDB([.$A243];4;200);7;1)" office:value-type="float" office:value="1072" calcext:value-type="float">
            <text:p>1072</text:p>
          </table:table-cell>
          <table:table-cell table:style-name="ce23" table:formula="of:=ABJAD(MIDB([.$A243];3;200);7;1;1)" office:value-type="string" office:string-value="[خ=600][ي=10][ر=200][ا=1][ل=30][ف=80][ا=1][ص=60][ل=30][ي=10][ن=50]" calcext:value-type="string">
            <text:p>[خ=600][ي=10][ر=200][ا=1][ل=30][ف=80][ا=1][ص=60][ل=30][ي=10][ن=50]</text:p>
          </table:table-cell>
          <table:table-cell table:style-name="ce15" table:formula="of:=TESBIH([.F243];25;99;33)" office:value-type="string" office:string-value="[10 tur][2X33][16 kalan]" calcext:value-type="string">
            <text:p>[10 tur][2X33][16 kalan]</text:p>
          </table:table-cell>
          <table:table-cell table:style-name="ce6" table:formula="of:=ABJAD(MIDB([.$A243];4;200);8;1)" office:value-type="float" office:value="1440" calcext:value-type="float">
            <text:p>1440</text:p>
          </table:table-cell>
          <table:table-cell table:style-name="ce23" table:formula="of:=ABJAD(MIDB([.$A243];3;200);8;1;1)" office:value-type="string" office:string-value="[خ=601][ي=11][ر=201][ا=111][ل=71][ف=81][ا=111][ص=65][ل=71][ي=11][ن=106]" calcext:value-type="string">
            <text:p>[خ=601][ي=11][ر=201][ا=111][ل=71][ف=81][ا=111][ص=65][ل=71][ي=11][ن=106]</text:p>
          </table:table-cell>
          <table:table-cell table:style-name="ce15" table:formula="of:=TESBIH([.I243];25;99;33)" office:value-type="string" office:string-value="[14 tur][1X33][21 kalan]" calcext:value-type="string">
            <text:p>[14 tur][1X33][21 kalan]</text:p>
          </table:table-cell>
          <table:table-cell table:style-name="ce6" table:formula="of:=ABJAD(MIDB([.$A243];4;200);9;1)" office:value-type="float" office:value="8428" calcext:value-type="float">
            <text:p>8428</text:p>
          </table:table-cell>
          <table:table-cell table:style-name="ce23" table:formula="of:=ABJAD(MIDB([.$A243];3;200);9;1;1)" office:value-type="string" office:string-value="[خ=757][ي=1275][ر=502][ا=13][ل=1091][ف=651][ا=13][ص=760][ل=1091][ي=1275][ن=1000]" calcext:value-type="string">
            <text:p>[خ=757][ي=1275][ر=502][ا=13][ل=1091][ف=651][ا=13][ص=760][ل=1091][ي=1275][ن=1000]</text:p>
          </table:table-cell>
          <table:table-cell table:style-name="ce15" table:formula="of:=TESBIH([.L243];25;99;33)" office:value-type="string" office:string-value="[85 tur][13 kalan]" calcext:value-type="string">
            <text:p>[85 tur][13 kalan]</text:p>
          </table:table-cell>
        </table:table-row>
        <table:table-row table:style-name="ro3">
          <table:table-cell table:style-name="ce12" office:value-type="string" calcext:value-type="string">
            <text:p>يا ظاهر</text:p>
          </table:table-cell>
          <table:table-cell table:style-name="ce15" office:value-type="string" calcext:value-type="string">
            <text:p>Ya Zahir</text:p>
          </table:table-cell>
          <table:table-cell table:style-name="ce6" table:formula="of:=ABJAD(MIDB([.$A244];4;200);6;1)" office:value-type="float" office:value="22" calcext:value-type="float">
            <text:p>22</text:p>
          </table:table-cell>
          <table:table-cell table:style-name="ce23" table:formula="of:=ABJAD(MIDB([.$A244];3;200);6;1;1)" office:value-type="string" office:string-value="[ظ=8][ا=1][ه=5][ر=8]" calcext:value-type="string">
            <text:p>[ظ=8][ا=1][ه=5][ر=8]</text:p>
          </table:table-cell>
          <table:table-cell table:style-name="ce15" table:formula="of:=TESBIH([.C244];25;99;33)" office:value-type="string" office:string-value="[4 tur][2X33][22 kalan]" calcext:value-type="string">
            <text:p>[4 tur][2X33][22 kalan]</text:p>
          </table:table-cell>
          <table:table-cell table:style-name="ce6" table:formula="of:=ABJAD(MIDB([.$A244];4;200);7;1)" office:value-type="float" office:value="1006" calcext:value-type="float">
            <text:p>1006</text:p>
          </table:table-cell>
          <table:table-cell table:style-name="ce23" table:formula="of:=ABJAD(MIDB([.$A244];3;200);7;1;1)" office:value-type="string" office:string-value="[ظ=800][ا=1][ه=5][ر=200]" calcext:value-type="string">
            <text:p>[ظ=800][ا=1][ه=5][ر=200]</text:p>
          </table:table-cell>
          <table:table-cell table:style-name="ce15" table:formula="of:=TESBIH([.F244];25;99;33)" office:value-type="string" office:string-value="[10 tur][16 kalan]" calcext:value-type="string">
            <text:p>[10 tur][16 kalan]</text:p>
          </table:table-cell>
          <table:table-cell table:style-name="ce6" table:formula="of:=ABJAD(MIDB([.$A244];4;200);8;1)" office:value-type="float" office:value="1119" calcext:value-type="float">
            <text:p>1119</text:p>
          </table:table-cell>
          <table:table-cell table:style-name="ce23" table:formula="of:=ABJAD(MIDB([.$A244];3;200);8;1;1)" office:value-type="string" office:string-value="[ظ=801][ا=111][ه=6][ر=201]" calcext:value-type="string">
            <text:p>[ظ=801][ا=111][ه=6][ر=201]</text:p>
          </table:table-cell>
          <table:table-cell table:style-name="ce15" table:formula="of:=TESBIH([.I244];25;99;33)" office:value-type="string" office:string-value="[11 tur][30 kalan]" calcext:value-type="string">
            <text:p>[11 tur][30 kalan]</text:p>
          </table:table-cell>
          <table:table-cell table:style-name="ce6" table:formula="of:=ABJAD(MIDB([.$A244];4;200);9;1)" office:value-type="float" office:value="2108" calcext:value-type="float">
            <text:p>2108</text:p>
          </table:table-cell>
          <table:table-cell table:style-name="ce23" table:formula="of:=ABJAD(MIDB([.$A244];3;200);9;1;1)" office:value-type="string" office:string-value="[ظ=648][ا=13][ه=945][ر=502]" calcext:value-type="string">
            <text:p>[ظ=648][ا=13][ه=945][ر=502]</text:p>
          </table:table-cell>
          <table:table-cell table:style-name="ce15" table:formula="of:=TESBIH([.L244];25;99;33)" office:value-type="string" office:string-value="[21 tur][29 kalan]" calcext:value-type="string">
            <text:p>[21 tur][29 kalan]</text:p>
          </table:table-cell>
        </table:table-row>
        <table:table-row table:style-name="ro7">
          <table:table-cell table:style-name="ce12" office:value-type="string" calcext:value-type="string">
            <text:p>يا خير الراحمين</text:p>
          </table:table-cell>
          <table:table-cell table:style-name="ce15" office:value-type="string" calcext:value-type="string">
            <text:p>Ya Hayr’ar Rahimin</text:p>
          </table:table-cell>
          <table:table-cell table:style-name="ce6" table:formula="of:=ABJAD(MIDB([.$A245];4;200);6;1)" office:value-type="float" office:value="58" calcext:value-type="float">
            <text:p>58</text:p>
          </table:table-cell>
          <table:table-cell table:style-name="ce23" table:formula="of:=ABJAD(MIDB([.$A245];3;200);6;1;1)" office:value-type="string" office:string-value="[خ=0][ي=10][ر=8][ا=1][ل=6][ر=8][ا=1][ح=8][م=4][ي=10][ن=2]" calcext:value-type="string">
            <text:p>[خ=0][ي=10][ر=8][ا=1][ل=6][ر=8][ا=1][ح=8][م=4][ي=10][ن=2]</text:p>
          </table:table-cell>
          <table:table-cell table:style-name="ce15" table:formula="of:=TESBIH([.C245];25;99;33)" office:value-type="string" office:string-value="[1X33][25 kalan]" calcext:value-type="string">
            <text:p>[1X33][25 kalan]</text:p>
          </table:table-cell>
          <table:table-cell table:style-name="ce6" table:formula="of:=ABJAD(MIDB([.$A245];4;200);7;1)" office:value-type="float" office:value="1150" calcext:value-type="float">
            <text:p>1150</text:p>
          </table:table-cell>
          <table:table-cell table:style-name="ce23" table:formula="of:=ABJAD(MIDB([.$A245];3;200);7;1;1)" office:value-type="string" office:string-value="[خ=600][ي=10][ر=200][ا=1][ل=30][ر=200][ا=1][ح=8][م=40][ي=10][ن=50]" calcext:value-type="string">
            <text:p>[خ=600][ي=10][ر=200][ا=1][ل=30][ر=200][ا=1][ح=8][م=40][ي=10][ن=50]</text:p>
          </table:table-cell>
          <table:table-cell table:style-name="ce15" table:formula="of:=TESBIH([.F245];25;99;33)" office:value-type="string" office:string-value="[11 tur][1X33][28 kalan]" calcext:value-type="string">
            <text:p>[11 tur][1X33][28 kalan]</text:p>
          </table:table-cell>
          <table:table-cell table:style-name="ce6" table:formula="of:=ABJAD(MIDB([.$A245];4;200);8;1)" office:value-type="float" office:value="1523" calcext:value-type="float">
            <text:p>1523</text:p>
          </table:table-cell>
          <table:table-cell table:style-name="ce23" table:formula="of:=ABJAD(MIDB([.$A245];3;200);8;1;1)" office:value-type="string" office:string-value="[خ=601][ي=11][ر=201][ا=111][ل=71][ر=201][ا=111][ح=9][م=90][ي=11][ن=106]" calcext:value-type="string">
            <text:p>[خ=601][ي=11][ر=201][ا=111][ل=71][ر=201][ا=111][ح=9][م=90][ي=11][ن=106]</text:p>
          </table:table-cell>
          <table:table-cell table:style-name="ce15" table:formula="of:=TESBIH([.I245];25;99;33)" office:value-type="string" office:string-value="[15 tur][1X33][5 kalan]" calcext:value-type="string">
            <text:p>[15 tur][1X33][5 kalan]</text:p>
          </table:table-cell>
          <table:table-cell table:style-name="ce6" table:formula="of:=ABJAD(MIDB([.$A245];4;200);9;1)" office:value-type="float" office:value="7367" calcext:value-type="float">
            <text:p>7367</text:p>
          </table:table-cell>
          <table:table-cell table:style-name="ce23" table:formula="of:=ABJAD(MIDB([.$A245];3;200);9;1;1)" office:value-type="string" office:string-value="[خ=757][ي=1275][ر=502][ا=13][ل=1091][ر=502][ا=13][ح=606][م=333][ي=1275][ن=1000]" calcext:value-type="string">
            <text:p>[خ=757][ي=1275][ر=502][ا=13][ل=1091][ر=502][ا=13][ح=606][م=333][ي=1275][ن=1000]</text:p>
          </table:table-cell>
          <table:table-cell table:style-name="ce15" table:formula="of:=TESBIH([.L245];25;99;33)" office:value-type="string" office:string-value="[74 tur][1X33][8 kalan]" calcext:value-type="string">
            <text:p>[74 tur][1X33][8 kalan]</text:p>
          </table:table-cell>
        </table:table-row>
        <table:table-row table:style-name="ro7">
          <table:table-cell table:style-name="ce12" office:value-type="string" calcext:value-type="string">
            <text:p>يا خير الماكرين</text:p>
          </table:table-cell>
          <table:table-cell table:style-name="ce15" office:value-type="string" calcext:value-type="string">
            <text:p>Ya Hayr’al Makirin</text:p>
          </table:table-cell>
          <table:table-cell table:style-name="ce6" table:formula="of:=ABJAD(MIDB([.$A246];4;200);6;1)" office:value-type="float" office:value="58" calcext:value-type="float">
            <text:p>58</text:p>
          </table:table-cell>
          <table:table-cell table:style-name="ce23" table:formula="of:=ABJAD(MIDB([.$A246];3;200);6;1;1)" office:value-type="string" office:string-value="[خ=0][ي=10][ر=8][ا=1][ل=6][م=4][ا=1][ك=8][ر=8][ي=10][ن=2]" calcext:value-type="string">
            <text:p>[خ=0][ي=10][ر=8][ا=1][ل=6][م=4][ا=1][ك=8][ر=8][ي=10][ن=2]</text:p>
          </table:table-cell>
          <table:table-cell table:style-name="ce15" table:formula="of:=TESBIH([.C246];25;99;33)" office:value-type="string" office:string-value="[1X33][25 kalan]" calcext:value-type="string">
            <text:p>[1X33][25 kalan]</text:p>
          </table:table-cell>
          <table:table-cell table:style-name="ce6" table:formula="of:=ABJAD(MIDB([.$A246];4;200);7;1)" office:value-type="float" office:value="1162" calcext:value-type="float">
            <text:p>1162</text:p>
          </table:table-cell>
          <table:table-cell table:style-name="ce23" table:formula="of:=ABJAD(MIDB([.$A246];3;200);7;1;1)" office:value-type="string" office:string-value="[خ=600][ي=10][ر=200][ا=1][ل=30][م=40][ا=1][ك=20][ر=200][ي=10][ن=50]" calcext:value-type="string">
            <text:p>[خ=600][ي=10][ر=200][ا=1][ل=30][م=40][ا=1][ك=20][ر=200][ي=10][ن=50]</text:p>
          </table:table-cell>
          <table:table-cell table:style-name="ce15" table:formula="of:=TESBIH([.F246];25;99;33)" office:value-type="string" office:string-value="[11 tur][2X33][7 kalan]" calcext:value-type="string">
            <text:p>[11 tur][2X33][7 kalan]</text:p>
          </table:table-cell>
          <table:table-cell table:style-name="ce6" table:formula="of:=ABJAD(MIDB([.$A246];4;200);8;1)" office:value-type="float" office:value="1615" calcext:value-type="float">
            <text:p>1615</text:p>
          </table:table-cell>
          <table:table-cell table:style-name="ce23" table:formula="of:=ABJAD(MIDB([.$A246];3;200);8;1;1)" office:value-type="string" office:string-value="[خ=601][ي=11][ر=201][ا=111][ل=71][م=90][ا=111][ك=101][ر=201][ي=11][ن=106]" calcext:value-type="string">
            <text:p>[خ=601][ي=11][ر=201][ا=111][ل=71][م=90][ا=111][ك=101][ر=201][ي=11][ن=106]</text:p>
          </table:table-cell>
          <table:table-cell table:style-name="ce15" table:formula="of:=TESBIH([.I246];25;99;33)" office:value-type="string" office:string-value="[16 tur][31 kalan]" calcext:value-type="string">
            <text:p>[16 tur][31 kalan]</text:p>
          </table:table-cell>
          <table:table-cell table:style-name="ce6" table:formula="of:=ABJAD(MIDB([.$A246];4;200);9;1)" office:value-type="float" office:value="8091" calcext:value-type="float">
            <text:p>8091</text:p>
          </table:table-cell>
          <table:table-cell table:style-name="ce23" table:formula="of:=ABJAD(MIDB([.$A246];3;200);9;1;1)" office:value-type="string" office:string-value="[خ=757][ي=1275][ر=502][ا=13][ل=1091][م=333][ا=13][ك=1330][ر=502][ي=1275][ن=1000]" calcext:value-type="string">
            <text:p>[خ=757][ي=1275][ر=502][ا=13][ل=1091][م=333][ا=13][ك=1330][ر=502][ي=1275][ن=1000]</text:p>
          </table:table-cell>
          <table:table-cell table:style-name="ce15" table:formula="of:=TESBIH([.L246];25;99;33)" office:value-type="string" office:string-value="[81 tur][2X33][6 kalan]" calcext:value-type="string">
            <text:p>[81 tur][2X33][6 kalan]</text:p>
          </table:table-cell>
        </table:table-row>
        <table:table-row table:style-name="ro7">
          <table:table-cell table:style-name="ce12" office:value-type="string" calcext:value-type="string">
            <text:p>يا ذو الرحمة الواسعة</text:p>
          </table:table-cell>
          <table:table-cell table:style-name="ce15" office:value-type="string" calcext:value-type="string">
            <text:p>Ya Zu’r Rahmet’il Vasia’</text:p>
          </table:table-cell>
          <table:table-cell table:style-name="ce6" table:formula="of:=ABJAD(MIDB([.$A247];4;200);6;1)" office:value-type="float" office:value="71" calcext:value-type="float">
            <text:p>71</text:p>
          </table:table-cell>
          <table:table-cell table:style-name="ce23" table:formula="of:=ABJAD(MIDB([.$A247];3;200);6;1;1)" office:value-type="string" office:string-value="[ذ=4][و=6][ا=1][ل=6][ر=8][ح=8][م=4][ة=5][ا=1][ل=6][و=6][ا=1][س=0][ع=10][ة=5]" calcext:value-type="string">
            <text:p>[ذ=4][و=6][ا=1][ل=6][ر=8][ح=8][م=4][ة=5][ا=1][ل=6][و=6][ا=1][س=0][ع=10][ة=5]</text:p>
          </table:table-cell>
          <table:table-cell table:style-name="ce15" table:formula="of:=TESBIH([.C247];25;99;33)" office:value-type="string" office:string-value="[2X33][5 kalan]" calcext:value-type="string">
            <text:p>[2X33][5 kalan]</text:p>
          </table:table-cell>
          <table:table-cell table:style-name="ce6" table:formula="of:=ABJAD(MIDB([.$A247];4;200);7;1)" office:value-type="float" office:value="1403" calcext:value-type="float">
            <text:p>1403</text:p>
          </table:table-cell>
          <table:table-cell table:style-name="ce23" table:formula="of:=ABJAD(MIDB([.$A247];3;200);7;1;1)" office:value-type="string" office:string-value="[ذ=700][و=6][ا=1][ل=30][ر=200][ح=8][م=40][ة=5][ا=1][ل=30][و=6][ا=1][س=300][ع=70][ة=5]" calcext:value-type="string">
            <text:p>[ذ=700][و=6][ا=1][ل=30][ر=200][ح=8][م=40][ة=5][ا=1][ل=30][و=6][ا=1][س=300][ع=70][ة=5]</text:p>
          </table:table-cell>
          <table:table-cell table:style-name="ce15" table:formula="of:=TESBIH([.F247];25;99;33)" office:value-type="string" office:string-value="[14 tur][17 kalan]" calcext:value-type="string">
            <text:p>[14 tur][17 kalan]</text:p>
          </table:table-cell>
          <table:table-cell table:style-name="ce6" table:formula="of:=ABJAD(MIDB([.$A247];4;200);8;1)" office:value-type="float" office:value="2034" calcext:value-type="float">
            <text:p>2034</text:p>
          </table:table-cell>
          <table:table-cell table:style-name="ce23" table:formula="of:=ABJAD(MIDB([.$A247];3;200);8;1;1)" office:value-type="string" office:string-value="[ذ=731][و=13][ا=111][ل=71][ر=201][ح=9][م=90][ة=6][ا=111][ل=71][و=13][ا=111][س=360][ع=130][ة=6]" calcext:value-type="string">
            <text:p>[ذ=731][و=13][ا=111][ل=71][ر=201][ح=9][م=90][ة=6][ا=111][ل=71][و=13][ا=111][س=360][ع=130][ة=6]</text:p>
          </table:table-cell>
          <table:table-cell table:style-name="ce15" table:formula="of:=TESBIH([.I247];25;99;33)" office:value-type="string" office:string-value="[20 tur][1X33][21 kalan]" calcext:value-type="string">
            <text:p>[20 tur][1X33][21 kalan]</text:p>
          </table:table-cell>
          <table:table-cell table:style-name="ce6" table:formula="of:=ABJAD(MIDB([.$A247];4;200);9;1)" office:value-type="float" office:value="8911" calcext:value-type="float">
            <text:p>8911</text:p>
          </table:table-cell>
          <table:table-cell table:style-name="ce23" table:formula="of:=ABJAD(MIDB([.$A247];3;200);9;1;1)" office:value-type="string" office:string-value="[ذ=429][و=705][ا=13][ل=1091][ر=502][ح=606][م=333][ة=945][ا=13][ل=1091][و=705][ا=13][س=1088][ع=432][ة=945]" calcext:value-type="string">
            <text:p>[ذ=429][و=705][ا=13][ل=1091][ر=502][ح=606][م=333][ة=945][ا=13][ل=1091][و=705][ا=13][س=1088][ع=432][ة=945]</text:p>
          </table:table-cell>
          <table:table-cell table:style-name="ce15" table:formula="of:=TESBIH([.L247];25;99;33)" office:value-type="string" office:string-value="[90 tur][1 kalan]" calcext:value-type="string">
            <text:p>[90 tur][1 kalan]</text:p>
          </table:table-cell>
        </table:table-row>
        <table:table-row table:style-name="ro10">
          <table:table-cell table:style-name="ce12" office:value-type="string" calcext:value-type="string">
            <text:p>يا علام الغيوب</text:p>
          </table:table-cell>
          <table:table-cell table:style-name="ce15" office:value-type="string" calcext:value-type="string">
            <text:p>Ya Allam’ul Guyub</text:p>
          </table:table-cell>
          <table:table-cell table:style-name="ce6" table:formula="of:=ABJAD(MIDB([.$A248];4;200);6;1)" office:value-type="float" office:value="46" calcext:value-type="float">
            <text:p>46</text:p>
          </table:table-cell>
          <table:table-cell table:style-name="ce23" table:formula="of:=ABJAD(MIDB([.$A248];3;200);6;1;1)" office:value-type="string" office:string-value="[ع=10][ل=6][ا=1][م=4][ا=1][ل=6][غ=0][ي=10][و=6][ب=2]" calcext:value-type="string">
            <text:p>[ع=10][ل=6][ا=1][م=4][ا=1][ل=6][غ=0][ي=10][و=6][ب=2]</text:p>
          </table:table-cell>
          <table:table-cell table:style-name="ce15" table:formula="of:=TESBIH([.C248];25;99;33)" office:value-type="string" office:string-value="[1X33][13 kalan]" calcext:value-type="string">
            <text:p>[1X33][13 kalan]</text:p>
          </table:table-cell>
          <table:table-cell table:style-name="ce6" table:formula="of:=ABJAD(MIDB([.$A248];4;200);7;1)" office:value-type="float" office:value="1090" calcext:value-type="float">
            <text:p>1090</text:p>
          </table:table-cell>
          <table:table-cell table:style-name="ce23" table:formula="of:=ABJAD(MIDB([.$A248];3;200);7;1;1)" office:value-type="string" office:string-value="[ع=70][ل=30][ا=1][م=40][ا=1][ل=30][غ=900][ي=10][و=6][ب=2]" calcext:value-type="string">
            <text:p>[ع=70][ل=30][ا=1][م=40][ا=1][ل=30][غ=900][ي=10][و=6][ب=2]</text:p>
          </table:table-cell>
          <table:table-cell table:style-name="ce15" table:formula="of:=TESBIH([.F248];25;99;33)" office:value-type="string" office:string-value="[11 tur][1 kalan]" calcext:value-type="string">
            <text:p>[11 tur][1 kalan]</text:p>
          </table:table-cell>
          <table:table-cell table:style-name="ce6" table:formula="of:=ABJAD(MIDB([.$A248];4;200);8;1)" office:value-type="float" office:value="1571" calcext:value-type="float">
            <text:p>1571</text:p>
          </table:table-cell>
          <table:table-cell table:style-name="ce23" table:formula="of:=ABJAD(MIDB([.$A248];3;200);8;1;1)" office:value-type="string" office:string-value="[ع=130][ل=71][ا=111][م=90][ا=111][ل=71][غ=960][ي=11][و=13][ب=3]" calcext:value-type="string">
            <text:p>[ع=130][ل=71][ا=111][م=90][ا=111][ل=71][غ=960][ي=11][و=13][ب=3]</text:p>
          </table:table-cell>
          <table:table-cell table:style-name="ce15" table:formula="of:=TESBIH([.I248];25;99;33)" office:value-type="string" office:string-value="[15 tur][2X33][20 kalan]" calcext:value-type="string">
            <text:p>[15 tur][2X33][20 kalan]</text:p>
          </table:table-cell>
          <table:table-cell table:style-name="ce6" table:formula="of:=ABJAD(MIDB([.$A248];4;200);9;1)" office:value-type="float" office:value="6382" calcext:value-type="float">
            <text:p>6382</text:p>
          </table:table-cell>
          <table:table-cell table:style-name="ce23" table:formula="of:=ABJAD(MIDB([.$A248];3;200);9;1;1)" office:value-type="string" office:string-value="[ع=432][ل=1091][ا=13][م=333][ا=13][ل=1091][غ=827][ي=1275][و=705][ب=602]" calcext:value-type="string">
            <text:p>[ع=432][ل=1091][ا=13][م=333][ا=13][ل=1091][غ=827][ي=1275][و=705][ب=602]</text:p>
          </table:table-cell>
          <table:table-cell table:style-name="ce15" table:formula="of:=TESBIH([.L248];25;99;33)" office:value-type="string" office:string-value="[64 tur][1X33][13 kalan]" calcext:value-type="string">
            <text:p>[64 tur][1X33][13 kalan]</text:p>
          </table:table-cell>
        </table:table-row>
        <table:table-row table:style-name="ro10">
          <table:table-cell table:style-name="ce12" office:value-type="string" calcext:value-type="string">
            <text:p>يا خير الرازقين</text:p>
          </table:table-cell>
          <table:table-cell table:style-name="ce15" office:value-type="string" calcext:value-type="string">
            <text:p>Ya Hayr’ar Razıkin</text:p>
          </table:table-cell>
          <table:table-cell table:style-name="ce6" table:formula="of:=ABJAD(MIDB([.$A249];4;200);6;1)" office:value-type="float" office:value="57" calcext:value-type="float">
            <text:p>57</text:p>
          </table:table-cell>
          <table:table-cell table:style-name="ce23" table:formula="of:=ABJAD(MIDB([.$A249];3;200);6;1;1)" office:value-type="string" office:string-value="[خ=0][ي=10][ر=8][ا=1][ل=6][ر=8][ا=1][ز=7][ق=4][ي=10][ن=2]" calcext:value-type="string">
            <text:p>[خ=0][ي=10][ر=8][ا=1][ل=6][ر=8][ا=1][ز=7][ق=4][ي=10][ن=2]</text:p>
          </table:table-cell>
          <table:table-cell table:style-name="ce15" table:formula="of:=TESBIH([.C249];25;99;33)" office:value-type="string" office:string-value="[1X33][24 kalan]" calcext:value-type="string">
            <text:p>[1X33][24 kalan]</text:p>
          </table:table-cell>
          <table:table-cell table:style-name="ce6" table:formula="of:=ABJAD(MIDB([.$A249];4;200);7;1)" office:value-type="float" office:value="1209" calcext:value-type="float">
            <text:p>1209</text:p>
          </table:table-cell>
          <table:table-cell table:style-name="ce23" table:formula="of:=ABJAD(MIDB([.$A249];3;200);7;1;1)" office:value-type="string" office:string-value="[خ=600][ي=10][ر=200][ا=1][ل=30][ر=200][ا=1][ز=7][ق=100][ي=10][ن=50]" calcext:value-type="string">
            <text:p>[خ=600][ي=10][ر=200][ا=1][ل=30][ر=200][ا=1][ز=7][ق=100][ي=10][ن=50]</text:p>
          </table:table-cell>
          <table:table-cell table:style-name="ce15" table:formula="of:=TESBIH([.F249];25;99;33)" office:value-type="string" office:string-value="[12 tur][21 kalan]" calcext:value-type="string">
            <text:p>[12 tur][21 kalan]</text:p>
          </table:table-cell>
          <table:table-cell table:style-name="ce6" table:formula="of:=ABJAD(MIDB([.$A249];4;200);8;1)" office:value-type="float" office:value="1613" calcext:value-type="float">
            <text:p>1613</text:p>
          </table:table-cell>
          <table:table-cell table:style-name="ce23" table:formula="of:=ABJAD(MIDB([.$A249];3;200);8;1;1)" office:value-type="string" office:string-value="[خ=601][ي=11][ر=201][ا=111][ل=71][ر=201][ا=111][ز=8][ق=181][ي=11][ن=106]" calcext:value-type="string">
            <text:p>[خ=601][ي=11][ر=201][ا=111][ل=71][ر=201][ا=111][ز=8][ق=181][ي=11][ن=106]</text:p>
          </table:table-cell>
          <table:table-cell table:style-name="ce15" table:formula="of:=TESBIH([.I249];25;99;33)" office:value-type="string" office:string-value="[16 tur][29 kalan]" calcext:value-type="string">
            <text:p>[16 tur][29 kalan]</text:p>
          </table:table-cell>
          <table:table-cell table:style-name="ce6" table:formula="of:=ABJAD(MIDB([.$A249];4;200);9;1)" office:value-type="float" office:value="6862" calcext:value-type="float">
            <text:p>6862</text:p>
          </table:table-cell>
          <table:table-cell table:style-name="ce23" table:formula="of:=ABJAD(MIDB([.$A249];3;200);9;1;1)" office:value-type="string" office:string-value="[خ=757][ي=1275][ر=502][ا=13][ل=1091][ر=502][ا=13][ز=377][ق=57][ي=1275][ن=1000]" calcext:value-type="string">
            <text:p>[خ=757][ي=1275][ر=502][ا=13][ل=1091][ر=502][ا=13][ز=377][ق=57][ي=1275][ن=1000]</text:p>
          </table:table-cell>
          <table:table-cell table:style-name="ce15" table:formula="of:=TESBIH([.L249];25;99;33)" office:value-type="string" office:string-value="[69 tur][31 kalan]" calcext:value-type="string">
            <text:p>[69 tur][31 kalan]</text:p>
          </table:table-cell>
        </table:table-row>
        <table:table-row table:style-name="ro3">
          <table:table-cell table:style-name="ce12" office:value-type="string" calcext:value-type="string">
            <text:p>يا غيور</text:p>
          </table:table-cell>
          <table:table-cell table:style-name="ce15" office:value-type="string" calcext:value-type="string">
            <text:p>Ya Gayyur</text:p>
          </table:table-cell>
          <table:table-cell table:style-name="ce6" table:formula="of:=ABJAD(MIDB([.$A250];4;200);6;1)" office:value-type="float" office:value="24" calcext:value-type="float">
            <text:p>24</text:p>
          </table:table-cell>
          <table:table-cell table:style-name="ce23" table:formula="of:=ABJAD(MIDB([.$A250];3;200);6;1;1)" office:value-type="string" office:string-value="[غ=0][ي=10][و=6][ر=8]" calcext:value-type="string">
            <text:p>[غ=0][ي=10][و=6][ر=8]</text:p>
          </table:table-cell>
          <table:table-cell table:style-name="ce15" table:formula="of:=TESBIH([.C250];25;99;33)" office:value-type="string" office:string-value="[5 tur][2X33][15 kalan]" calcext:value-type="string">
            <text:p>[5 tur][2X33][15 kalan]</text:p>
          </table:table-cell>
          <table:table-cell table:style-name="ce6" table:formula="of:=ABJAD(MIDB([.$A250];4;200);7;1)" office:value-type="float" office:value="1116" calcext:value-type="float">
            <text:p>1116</text:p>
          </table:table-cell>
          <table:table-cell table:style-name="ce23" table:formula="of:=ABJAD(MIDB([.$A250];3;200);7;1;1)" office:value-type="string" office:string-value="[غ=900][ي=10][و=6][ر=200]" calcext:value-type="string">
            <text:p>[غ=900][ي=10][و=6][ر=200]</text:p>
          </table:table-cell>
          <table:table-cell table:style-name="ce15" table:formula="of:=TESBIH([.F250];25;99;33)" office:value-type="string" office:string-value="[11 tur][27 kalan]" calcext:value-type="string">
            <text:p>[11 tur][27 kalan]</text:p>
          </table:table-cell>
          <table:table-cell table:style-name="ce6" table:formula="of:=ABJAD(MIDB([.$A250];4;200);8;1)" office:value-type="float" office:value="1185" calcext:value-type="float">
            <text:p>1185</text:p>
          </table:table-cell>
          <table:table-cell table:style-name="ce23" table:formula="of:=ABJAD(MIDB([.$A250];3;200);8;1;1)" office:value-type="string" office:string-value="[غ=960][ي=11][و=13][ر=201]" calcext:value-type="string">
            <text:p>[غ=960][ي=11][و=13][ر=201]</text:p>
          </table:table-cell>
          <table:table-cell table:style-name="ce15" table:formula="of:=TESBIH([.I250];25;99;33)" office:value-type="string" office:string-value="[11 tur][2X33][30 kalan]" calcext:value-type="string">
            <text:p>[11 tur][2X33][30 kalan]</text:p>
          </table:table-cell>
          <table:table-cell table:style-name="ce6" table:formula="of:=ABJAD(MIDB([.$A250];4;200);9;1)" office:value-type="float" office:value="3309" calcext:value-type="float">
            <text:p>3309</text:p>
          </table:table-cell>
          <table:table-cell table:style-name="ce23" table:formula="of:=ABJAD(MIDB([.$A250];3;200);9;1;1)" office:value-type="string" office:string-value="[غ=827][ي=1275][و=705][ر=502]" calcext:value-type="string">
            <text:p>[غ=827][ي=1275][و=705][ر=502]</text:p>
          </table:table-cell>
          <table:table-cell table:style-name="ce15" table:formula="of:=TESBIH([.L250];25;99;33)" office:value-type="string" office:string-value="[33 tur][1X33][9 kalan]" calcext:value-type="string">
            <text:p>[33 tur][1X33][9 kalan]</text:p>
          </table:table-cell>
        </table:table-row>
        <table:table-row table:style-name="ro7">
          <table:table-cell table:style-name="ce12" office:value-type="string" calcext:value-type="string">
            <text:p>يا خير الناصرين</text:p>
          </table:table-cell>
          <table:table-cell table:style-name="ce15" office:value-type="string" calcext:value-type="string">
            <text:p>Ya Hayr’an Nasırin</text:p>
          </table:table-cell>
          <table:table-cell table:style-name="ce6" table:formula="of:=ABJAD(MIDB([.$A251];4;200);6;1)" office:value-type="float" office:value="48" calcext:value-type="float">
            <text:p>48</text:p>
          </table:table-cell>
          <table:table-cell table:style-name="ce23" table:formula="of:=ABJAD(MIDB([.$A251];3;200);6;1;1)" office:value-type="string" office:string-value="[خ=0][ي=10][ر=8][ا=1][ل=6][ن=2][ا=1][ص=0][ر=8][ي=10][ن=2]" calcext:value-type="string">
            <text:p>[خ=0][ي=10][ر=8][ا=1][ل=6][ن=2][ا=1][ص=0][ر=8][ي=10][ن=2]</text:p>
          </table:table-cell>
          <table:table-cell table:style-name="ce15" table:formula="of:=TESBIH([.C251];25;99;33)" office:value-type="string" office:string-value="[1X33][15 kalan]" calcext:value-type="string">
            <text:p>[1X33][15 kalan]</text:p>
          </table:table-cell>
          <table:table-cell table:style-name="ce6" table:formula="of:=ABJAD(MIDB([.$A251];4;200);7;1)" office:value-type="float" office:value="1212" calcext:value-type="float">
            <text:p>1212</text:p>
          </table:table-cell>
          <table:table-cell table:style-name="ce23" table:formula="of:=ABJAD(MIDB([.$A251];3;200);7;1;1)" office:value-type="string" office:string-value="[خ=600][ي=10][ر=200][ا=1][ل=30][ن=50][ا=1][ص=60][ر=200][ي=10][ن=50]" calcext:value-type="string">
            <text:p>[خ=600][ي=10][ر=200][ا=1][ل=30][ن=50][ا=1][ص=60][ر=200][ي=10][ن=50]</text:p>
          </table:table-cell>
          <table:table-cell table:style-name="ce15" table:formula="of:=TESBIH([.F251];25;99;33)" office:value-type="string" office:string-value="[12 tur][24 kalan]" calcext:value-type="string">
            <text:p>[12 tur][24 kalan]</text:p>
          </table:table-cell>
          <table:table-cell table:style-name="ce6" table:formula="of:=ABJAD(MIDB([.$A251];4;200);8;1)" office:value-type="float" office:value="1595" calcext:value-type="float">
            <text:p>1595</text:p>
          </table:table-cell>
          <table:table-cell table:style-name="ce23" table:formula="of:=ABJAD(MIDB([.$A251];3;200);8;1;1)" office:value-type="string" office:string-value="[خ=601][ي=11][ر=201][ا=111][ل=71][ن=106][ا=111][ص=65][ر=201][ي=11][ن=106]" calcext:value-type="string">
            <text:p>[خ=601][ي=11][ر=201][ا=111][ل=71][ن=106][ا=111][ص=65][ر=201][ي=11][ن=106]</text:p>
          </table:table-cell>
          <table:table-cell table:style-name="ce15" table:formula="of:=TESBIH([.I251];25;99;33)" office:value-type="string" office:string-value="[16 tur][11 kalan]" calcext:value-type="string">
            <text:p>[16 tur][11 kalan]</text:p>
          </table:table-cell>
          <table:table-cell table:style-name="ce6" table:formula="of:=ABJAD(MIDB([.$A251];4;200);9;1)" office:value-type="float" office:value="8188" calcext:value-type="float">
            <text:p>8188</text:p>
          </table:table-cell>
          <table:table-cell table:style-name="ce23" table:formula="of:=ABJAD(MIDB([.$A251];3;200);9;1;1)" office:value-type="string" office:string-value="[خ=757][ي=1275][ر=502][ا=13][ل=1091][ن=1000][ا=13][ص=760][ر=502][ي=1275][ن=1000]" calcext:value-type="string">
            <text:p>[خ=757][ي=1275][ر=502][ا=13][ل=1091][ن=1000][ا=13][ص=760][ر=502][ي=1275][ن=1000]</text:p>
          </table:table-cell>
          <table:table-cell table:style-name="ce15" table:formula="of:=TESBIH([.L251];25;99;33)" office:value-type="string" office:string-value="[82 tur][2X33][4 kalan]" calcext:value-type="string">
            <text:p>[82 tur][2X33][4 kalan]</text:p>
          </table:table-cell>
        </table:table-row>
        <table:table-row table:style-name="ro3">
          <table:table-cell table:style-name="ce12" office:value-type="string" calcext:value-type="string">
            <text:p>يا غفار</text:p>
          </table:table-cell>
          <table:table-cell table:style-name="ce15" office:value-type="string" calcext:value-type="string">
            <text:p>Ya Gaffar</text:p>
          </table:table-cell>
          <table:table-cell table:style-name="ce6" table:formula="of:=ABJAD(MIDB([.$A252];4;200);6;1)" office:value-type="float" office:value="17" calcext:value-type="float">
            <text:p>17</text:p>
          </table:table-cell>
          <table:table-cell table:style-name="ce23" table:formula="of:=ABJAD(MIDB([.$A252];3;200);6;1;1)" office:value-type="string" office:string-value="[غ=0][ف=8][ا=1][ر=8]" calcext:value-type="string">
            <text:p>[غ=0][ف=8][ا=1][ر=8]</text:p>
          </table:table-cell>
          <table:table-cell table:style-name="ce15" table:formula="of:=TESBIH([.C252];25;99;33)" office:value-type="string" office:string-value="[2 tur][2X33][25 kalan]" calcext:value-type="string">
            <text:p>[2 tur][2X33][25 kalan]</text:p>
          </table:table-cell>
          <table:table-cell table:style-name="ce6" table:formula="of:=ABJAD(MIDB([.$A252];4;200);7;1)" office:value-type="float" office:value="1181" calcext:value-type="float">
            <text:p>1181</text:p>
          </table:table-cell>
          <table:table-cell table:style-name="ce23" table:formula="of:=ABJAD(MIDB([.$A252];3;200);7;1;1)" office:value-type="string" office:string-value="[غ=900][ف=80][ا=1][ر=200]" calcext:value-type="string">
            <text:p>[غ=900][ف=80][ا=1][ر=200]</text:p>
          </table:table-cell>
          <table:table-cell table:style-name="ce15" table:formula="of:=TESBIH([.F252];25;99;33)" office:value-type="string" office:string-value="[11 tur][2X33][26 kalan]" calcext:value-type="string">
            <text:p>[11 tur][2X33][26 kalan]</text:p>
          </table:table-cell>
          <table:table-cell table:style-name="ce6" table:formula="of:=ABJAD(MIDB([.$A252];4;200);8;1)" office:value-type="float" office:value="1353" calcext:value-type="float">
            <text:p>1353</text:p>
          </table:table-cell>
          <table:table-cell table:style-name="ce23" table:formula="of:=ABJAD(MIDB([.$A252];3;200);8;1;1)" office:value-type="string" office:string-value="[غ=960][ف=81][ا=111][ر=201]" calcext:value-type="string">
            <text:p>[غ=960][ف=81][ا=111][ر=201]</text:p>
          </table:table-cell>
          <table:table-cell table:style-name="ce15" table:formula="of:=TESBIH([.I252];25;99;33)" office:value-type="string" office:string-value="[13 tur][2X33]" calcext:value-type="string">
            <text:p>[13 tur][2X33]</text:p>
          </table:table-cell>
          <table:table-cell table:style-name="ce6" table:formula="of:=ABJAD(MIDB([.$A252];4;200);9;1)" office:value-type="float" office:value="1993" calcext:value-type="float">
            <text:p>1993</text:p>
          </table:table-cell>
          <table:table-cell table:style-name="ce23" table:formula="of:=ABJAD(MIDB([.$A252];3;200);9;1;1)" office:value-type="string" office:string-value="[غ=827][ف=651][ا=13][ر=502]" calcext:value-type="string">
            <text:p>[غ=827][ف=651][ا=13][ر=502]</text:p>
          </table:table-cell>
          <table:table-cell table:style-name="ce15" table:formula="of:=TESBIH([.L252];25;99;33)" office:value-type="string" office:string-value="[20 tur][13 kalan]" calcext:value-type="string">
            <text:p>[20 tur][13 kalan]</text:p>
          </table:table-cell>
        </table:table-row>
        <table:table-row table:style-name="ro3">
          <table:table-cell table:style-name="ce12" office:value-type="string" calcext:value-type="string">
            <text:p>يا غافر</text:p>
          </table:table-cell>
          <table:table-cell table:style-name="ce15" office:value-type="string" calcext:value-type="string">
            <text:p>Ya Gafir</text:p>
          </table:table-cell>
          <table:table-cell table:style-name="ce6" table:formula="of:=ABJAD(MIDB([.$A253];4;200);6;1)" office:value-type="float" office:value="17" calcext:value-type="float">
            <text:p>17</text:p>
          </table:table-cell>
          <table:table-cell table:style-name="ce23" table:formula="of:=ABJAD(MIDB([.$A253];3;200);6;1;1)" office:value-type="string" office:string-value="[غ=0][ا=1][ف=8][ر=8]" calcext:value-type="string">
            <text:p>[غ=0][ا=1][ف=8][ر=8]</text:p>
          </table:table-cell>
          <table:table-cell table:style-name="ce15" table:formula="of:=TESBIH([.C253];25;99;33)" office:value-type="string" office:string-value="[2 tur][2X33][25 kalan]" calcext:value-type="string">
            <text:p>[2 tur][2X33][25 kalan]</text:p>
          </table:table-cell>
          <table:table-cell table:style-name="ce6" table:formula="of:=ABJAD(MIDB([.$A253];4;200);7;1)" office:value-type="float" office:value="1181" calcext:value-type="float">
            <text:p>1181</text:p>
          </table:table-cell>
          <table:table-cell table:style-name="ce23" table:formula="of:=ABJAD(MIDB([.$A253];3;200);7;1;1)" office:value-type="string" office:string-value="[غ=900][ا=1][ف=80][ر=200]" calcext:value-type="string">
            <text:p>[غ=900][ا=1][ف=80][ر=200]</text:p>
          </table:table-cell>
          <table:table-cell table:style-name="ce15" table:formula="of:=TESBIH([.F253];25;99;33)" office:value-type="string" office:string-value="[11 tur][2X33][26 kalan]" calcext:value-type="string">
            <text:p>[11 tur][2X33][26 kalan]</text:p>
          </table:table-cell>
          <table:table-cell table:style-name="ce6" table:formula="of:=ABJAD(MIDB([.$A253];4;200);8;1)" office:value-type="float" office:value="1353" calcext:value-type="float">
            <text:p>1353</text:p>
          </table:table-cell>
          <table:table-cell table:style-name="ce23" table:formula="of:=ABJAD(MIDB([.$A253];3;200);8;1;1)" office:value-type="string" office:string-value="[غ=960][ا=111][ف=81][ر=201]" calcext:value-type="string">
            <text:p>[غ=960][ا=111][ف=81][ر=201]</text:p>
          </table:table-cell>
          <table:table-cell table:style-name="ce15" table:formula="of:=TESBIH([.I253];25;99;33)" office:value-type="string" office:string-value="[13 tur][2X33]" calcext:value-type="string">
            <text:p>[13 tur][2X33]</text:p>
          </table:table-cell>
          <table:table-cell table:style-name="ce6" table:formula="of:=ABJAD(MIDB([.$A253];4;200);9;1)" office:value-type="float" office:value="1993" calcext:value-type="float">
            <text:p>1993</text:p>
          </table:table-cell>
          <table:table-cell table:style-name="ce23" table:formula="of:=ABJAD(MIDB([.$A253];3;200);9;1;1)" office:value-type="string" office:string-value="[غ=827][ا=13][ف=651][ر=502]" calcext:value-type="string">
            <text:p>[غ=827][ا=13][ف=651][ر=502]</text:p>
          </table:table-cell>
          <table:table-cell table:style-name="ce15" table:formula="of:=TESBIH([.L253];25;99;33)" office:value-type="string" office:string-value="[20 tur][13 kalan]" calcext:value-type="string">
            <text:p>[20 tur][13 kalan]</text:p>
          </table:table-cell>
        </table:table-row>
        <table:table-row table:style-name="ro3">
          <table:table-cell table:style-name="ce12" office:value-type="string" calcext:value-type="string">
            <text:p>يا غفور</text:p>
          </table:table-cell>
          <table:table-cell table:style-name="ce15" office:value-type="string" calcext:value-type="string">
            <text:p>Ya Gafur</text:p>
          </table:table-cell>
          <table:table-cell table:style-name="ce6" table:formula="of:=ABJAD(MIDB([.$A254];4;200);6;1)" office:value-type="float" office:value="22" calcext:value-type="float">
            <text:p>22</text:p>
          </table:table-cell>
          <table:table-cell table:style-name="ce23" table:formula="of:=ABJAD(MIDB([.$A254];3;200);6;1;1)" office:value-type="string" office:string-value="[غ=0][ف=8][و=6][ر=8]" calcext:value-type="string">
            <text:p>[غ=0][ف=8][و=6][ر=8]</text:p>
          </table:table-cell>
          <table:table-cell table:style-name="ce15" table:formula="of:=TESBIH([.C254];25;99;33)" office:value-type="string" office:string-value="[4 tur][2X33][22 kalan]" calcext:value-type="string">
            <text:p>[4 tur][2X33][22 kalan]</text:p>
          </table:table-cell>
          <table:table-cell table:style-name="ce6" table:formula="of:=ABJAD(MIDB([.$A254];4;200);7;1)" office:value-type="float" office:value="1186" calcext:value-type="float">
            <text:p>1186</text:p>
          </table:table-cell>
          <table:table-cell table:style-name="ce23" table:formula="of:=ABJAD(MIDB([.$A254];3;200);7;1;1)" office:value-type="string" office:string-value="[غ=900][ف=80][و=6][ر=200]" calcext:value-type="string">
            <text:p>[غ=900][ف=80][و=6][ر=200]</text:p>
          </table:table-cell>
          <table:table-cell table:style-name="ce15" table:formula="of:=TESBIH([.F254];25;99;33)" office:value-type="string" office:string-value="[11 tur][2X33][31 kalan]" calcext:value-type="string">
            <text:p>[11 tur][2X33][31 kalan]</text:p>
          </table:table-cell>
          <table:table-cell table:style-name="ce6" table:formula="of:=ABJAD(MIDB([.$A254];4;200);8;1)" office:value-type="float" office:value="1255" calcext:value-type="float">
            <text:p>1255</text:p>
          </table:table-cell>
          <table:table-cell table:style-name="ce23" table:formula="of:=ABJAD(MIDB([.$A254];3;200);8;1;1)" office:value-type="string" office:string-value="[غ=960][ف=81][و=13][ر=201]" calcext:value-type="string">
            <text:p>[غ=960][ف=81][و=13][ر=201]</text:p>
          </table:table-cell>
          <table:table-cell table:style-name="ce15" table:formula="of:=TESBIH([.I254];25;99;33)" office:value-type="string" office:string-value="[12 tur][2X33][1 kalan]" calcext:value-type="string">
            <text:p>[12 tur][2X33][1 kalan]</text:p>
          </table:table-cell>
          <table:table-cell table:style-name="ce6" table:formula="of:=ABJAD(MIDB([.$A254];4;200);9;1)" office:value-type="float" office:value="2685" calcext:value-type="float">
            <text:p>2685</text:p>
          </table:table-cell>
          <table:table-cell table:style-name="ce23" table:formula="of:=ABJAD(MIDB([.$A254];3;200);9;1;1)" office:value-type="string" office:string-value="[غ=827][ف=651][و=705][ر=502]" calcext:value-type="string">
            <text:p>[غ=827][ف=651][و=705][ر=502]</text:p>
          </table:table-cell>
          <table:table-cell table:style-name="ce15" table:formula="of:=TESBIH([.L254];25;99;33)" office:value-type="string" office:string-value="[27 tur][12 kalan]" calcext:value-type="string">
            <text:p>[27 tur][12 kalan]</text:p>
          </table:table-cell>
        </table:table-row>
        <table:table-row table:style-name="ro8">
          <table:table-cell table:style-name="ce12" office:value-type="string" calcext:value-type="string">
            <text:p>يا البالغ أمره</text:p>
          </table:table-cell>
          <table:table-cell table:style-name="ce15" office:value-type="string" calcext:value-type="string">
            <text:p>Ya Baliğu Emrih</text:p>
          </table:table-cell>
          <table:table-cell table:style-name="ce6" table:formula="of:=ABJAD(MIDB([.$A255];4;200);6;1)" office:value-type="float" office:value="34" calcext:value-type="float">
            <text:p>34</text:p>
          </table:table-cell>
          <table:table-cell table:style-name="ce23" table:formula="of:=ABJAD(MIDB([.$A255];3;200);6;1;1)" office:value-type="string" office:string-value="[ا=1][ل=6][ب=2][ا=1][ل=6][غ=0][ا=1][م=4][ر=8][ه=5]" calcext:value-type="string">
            <text:p>[ا=1][ل=6][ب=2][ا=1][ل=6][غ=0][ا=1][م=4][ر=8][ه=5]</text:p>
          </table:table-cell>
          <table:table-cell table:style-name="ce15" table:formula="of:=TESBIH([.C255];25;99;33)" office:value-type="string" office:string-value="[1X33][1 kalan]" calcext:value-type="string">
            <text:p>[1X33][1 kalan]</text:p>
          </table:table-cell>
          <table:table-cell table:style-name="ce6" table:formula="of:=ABJAD(MIDB([.$A255];4;200);7;1)" office:value-type="float" office:value="1210" calcext:value-type="float">
            <text:p>1210</text:p>
          </table:table-cell>
          <table:table-cell table:style-name="ce23" table:formula="of:=ABJAD(MIDB([.$A255];3;200);7;1;1)" office:value-type="string" office:string-value="[ا=1][ل=30][ب=2][ا=1][ل=30][غ=900][ا=1][م=40][ر=200][ه=5]" calcext:value-type="string">
            <text:p>[ا=1][ل=30][ب=2][ا=1][ل=30][غ=900][ا=1][م=40][ر=200][ه=5]</text:p>
          </table:table-cell>
          <table:table-cell table:style-name="ce15" table:formula="of:=TESBIH([.F255];25;99;33)" office:value-type="string" office:string-value="[12 tur][22 kalan]" calcext:value-type="string">
            <text:p>[12 tur][22 kalan]</text:p>
          </table:table-cell>
          <table:table-cell table:style-name="ce6" table:formula="of:=ABJAD(MIDB([.$A255];4;200);8;1)" office:value-type="float" office:value="1735" calcext:value-type="float">
            <text:p>1735</text:p>
          </table:table-cell>
          <table:table-cell table:style-name="ce23" table:formula="of:=ABJAD(MIDB([.$A255];3;200);8;1;1)" office:value-type="string" office:string-value="[ا=111][ل=71][ب=3][ا=111][ل=71][غ=960][ا=111][م=90][ر=201][ه=6]" calcext:value-type="string">
            <text:p>[ا=111][ل=71][ب=3][ا=111][ل=71][غ=960][ا=111][م=90][ر=201][ه=6]</text:p>
          </table:table-cell>
          <table:table-cell table:style-name="ce15" table:formula="of:=TESBIH([.I255];25;99;33)" office:value-type="string" office:string-value="[17 tur][1X33][19 kalan]" calcext:value-type="string">
            <text:p>[17 tur][1X33][19 kalan]</text:p>
          </table:table-cell>
          <table:table-cell table:style-name="ce6" table:formula="of:=ABJAD(MIDB([.$A255];4;200);9;1)" office:value-type="float" office:value="5430" calcext:value-type="float">
            <text:p>5430</text:p>
          </table:table-cell>
          <table:table-cell table:style-name="ce23" table:formula="of:=ABJAD(MIDB([.$A255];3;200);9;1;1)" office:value-type="string" office:string-value="[ا=13][ل=1091][ب=602][ا=13][ل=1091][غ=827][ا=13][م=333][ر=502][ه=945]" calcext:value-type="string">
            <text:p>[ا=13][ل=1091][ب=602][ا=13][ل=1091][غ=827][ا=13][م=333][ر=502][ه=945]</text:p>
          </table:table-cell>
          <table:table-cell table:style-name="ce15" table:formula="of:=TESBIH([.L255];25;99;33)" office:value-type="string" office:string-value="[54 tur][2X33][18 kalan]" calcext:value-type="string">
            <text:p>[54 tur][2X33][18 kalan]</text:p>
          </table:table-cell>
        </table:table-row>
        <table:table-row table:style-name="ro8">
          <table:table-cell table:style-name="ce12" office:value-type="string" calcext:value-type="string">
            <text:p>يا ذو الإنتقام</text:p>
          </table:table-cell>
          <table:table-cell table:style-name="ce15" office:value-type="string" calcext:value-type="string">
            <text:p>Ya Zu’n tikam</text:p>
          </table:table-cell>
          <table:table-cell table:style-name="ce6" table:formula="of:=ABJAD(MIDB([.$A256];4;200);6;1)" office:value-type="float" office:value="33" calcext:value-type="float">
            <text:p>33</text:p>
          </table:table-cell>
          <table:table-cell table:style-name="ce23" table:formula="of:=ABJAD(MIDB([.$A256];3;200);6;1;1)" office:value-type="string" office:string-value="[ذ=4][و=6][ا=1][ل=6][ا=1][ن=2][ت=4][ق=4][ا=1][م=4]" calcext:value-type="string">
            <text:p>[ذ=4][و=6][ا=1][ل=6][ا=1][ن=2][ت=4][ق=4][ا=1][م=4]</text:p>
          </table:table-cell>
          <table:table-cell table:style-name="ce15" table:formula="of:=TESBIH([.C256];25;99;33)" office:value-type="string" office:string-value="[1X33]" calcext:value-type="string">
            <text:p>[1X33]</text:p>
          </table:table-cell>
          <table:table-cell table:style-name="ce6" table:formula="of:=ABJAD(MIDB([.$A256];4;200);7;1)" office:value-type="float" office:value="1329" calcext:value-type="float">
            <text:p>1329</text:p>
          </table:table-cell>
          <table:table-cell table:style-name="ce23" table:formula="of:=ABJAD(MIDB([.$A256];3;200);7;1;1)" office:value-type="string" office:string-value="[ذ=700][و=6][ا=1][ل=30][ا=1][ن=50][ت=400][ق=100][ا=1][م=40]" calcext:value-type="string">
            <text:p>[ذ=700][و=6][ا=1][ل=30][ا=1][ن=50][ت=400][ق=100][ا=1][م=40]</text:p>
          </table:table-cell>
          <table:table-cell table:style-name="ce15" table:formula="of:=TESBIH([.F256];25;99;33)" office:value-type="string" office:string-value="[13 tur][1X33][9 kalan]" calcext:value-type="string">
            <text:p>[13 tur][1X33][9 kalan]</text:p>
          </table:table-cell>
          <table:table-cell table:style-name="ce6" table:formula="of:=ABJAD(MIDB([.$A256];4;200);8;1)" office:value-type="float" office:value="1926" calcext:value-type="float">
            <text:p>1926</text:p>
          </table:table-cell>
          <table:table-cell table:style-name="ce23" table:formula="of:=ABJAD(MIDB([.$A256];3;200);8;1;1)" office:value-type="string" office:string-value="[ذ=731][و=13][ا=111][ل=71][ا=111][ن=106][ت=401][ق=181][ا=111][م=90]" calcext:value-type="string">
            <text:p>[ذ=731][و=13][ا=111][ل=71][ا=111][ن=106][ت=401][ق=181][ا=111][م=90]</text:p>
          </table:table-cell>
          <table:table-cell table:style-name="ce15" table:formula="of:=TESBIH([.I256];25;99;33)" office:value-type="string" office:string-value="[19 tur][1X33][12 kalan]" calcext:value-type="string">
            <text:p>[19 tur][1X33][12 kalan]</text:p>
          </table:table-cell>
          <table:table-cell table:style-name="ce6" table:formula="of:=ABJAD(MIDB([.$A256];4;200);9;1)" office:value-type="float" office:value="3984" calcext:value-type="float">
            <text:p>3984</text:p>
          </table:table-cell>
          <table:table-cell table:style-name="ce23" table:formula="of:=ABJAD(MIDB([.$A256];3;200);9;1;1)" office:value-type="string" office:string-value="[ذ=429][و=705][ا=13][ل=1091][ا=13][ن=1000][ت=330][ق=57][ا=13][م=333]" calcext:value-type="string">
            <text:p>[ذ=429][و=705][ا=13][ل=1091][ا=13][ن=1000][ت=330][ق=57][ا=13][م=333]</text:p>
          </table:table-cell>
          <table:table-cell table:style-name="ce15" table:formula="of:=TESBIH([.L256];25;99;33)" office:value-type="string" office:string-value="[40 tur][24 kalan]" calcext:value-type="string">
            <text:p>[40 tur][24 kalan]</text:p>
          </table:table-cell>
        </table:table-row>
        <table:table-row table:style-name="ro10">
          <table:table-cell table:style-name="ce12" office:value-type="string" calcext:value-type="string">
            <text:p>يا غالب على أمره</text:p>
          </table:table-cell>
          <table:table-cell table:style-name="ce15" office:value-type="string" calcext:value-type="string">
            <text:p>Ya Galibu ala Emrih</text:p>
          </table:table-cell>
          <table:table-cell table:style-name="ce6" table:formula="of:=ABJAD(MIDB([.$A257];4;200);6;1)" office:value-type="float" office:value="44" calcext:value-type="float">
            <text:p>44</text:p>
          </table:table-cell>
          <table:table-cell table:style-name="ce23" table:formula="of:=ABJAD(MIDB([.$A257];3;200);6;1;1)" office:value-type="string" office:string-value="[غ=0][ا=1][ل=6][ب=2][ع=10][ل=6][ى=1][ا=1][م=4][ر=8][ه=5]" calcext:value-type="string">
            <text:p>[غ=0][ا=1][ل=6][ب=2][ع=10][ل=6][ى=1][ا=1][م=4][ر=8][ه=5]</text:p>
          </table:table-cell>
          <table:table-cell table:style-name="ce15" table:formula="of:=TESBIH([.C257];25;99;33)" office:value-type="string" office:string-value="[1X33][11 kalan]" calcext:value-type="string">
            <text:p>[1X33][11 kalan]</text:p>
          </table:table-cell>
          <table:table-cell table:style-name="ce6" table:formula="of:=ABJAD(MIDB([.$A257];4;200);7;1)" office:value-type="float" office:value="1280" calcext:value-type="float">
            <text:p>1280</text:p>
          </table:table-cell>
          <table:table-cell table:style-name="ce23" table:formula="of:=ABJAD(MIDB([.$A257];3;200);7;1;1)" office:value-type="string" office:string-value="[غ=900][ا=1][ل=30][ب=2][ع=70][ل=30][ى=1][ا=1][م=40][ر=200][ه=5]" calcext:value-type="string">
            <text:p>[غ=900][ا=1][ل=30][ب=2][ع=70][ل=30][ى=1][ا=1][م=40][ر=200][ه=5]</text:p>
          </table:table-cell>
          <table:table-cell table:style-name="ce15" table:formula="of:=TESBIH([.F257];25;99;33)" office:value-type="string" office:string-value="[12 tur][2X33][26 kalan]" calcext:value-type="string">
            <text:p>[12 tur][2X33][26 kalan]</text:p>
          </table:table-cell>
          <table:table-cell table:style-name="ce6" table:formula="of:=ABJAD(MIDB([.$A257];4;200);8;1)" office:value-type="float" office:value="1865" calcext:value-type="float">
            <text:p>1865</text:p>
          </table:table-cell>
          <table:table-cell table:style-name="ce23" table:formula="of:=ABJAD(MIDB([.$A257];3;200);8;1;1)" office:value-type="string" office:string-value="[غ=960][ا=111][ل=71][ب=3][ع=130][ل=71][ى=111][ا=111][م=90][ر=201][ه=6]" calcext:value-type="string">
            <text:p>[غ=960][ا=111][ل=71][ب=3][ع=130][ل=71][ى=111][ا=111][م=90][ر=201][ه=6]</text:p>
          </table:table-cell>
          <table:table-cell table:style-name="ce15" table:formula="of:=TESBIH([.I257];25;99;33)" office:value-type="string" office:string-value="[18 tur][2X33][17 kalan]" calcext:value-type="string">
            <text:p>[18 tur][2X33][17 kalan]</text:p>
          </table:table-cell>
          <table:table-cell table:style-name="ce6" table:formula="of:=ABJAD(MIDB([.$A257];4;200);9;1)" office:value-type="float" office:value="5862" calcext:value-type="float">
            <text:p>5862</text:p>
          </table:table-cell>
          <table:table-cell table:style-name="ce23" table:formula="of:=ABJAD(MIDB([.$A257];3;200);9;1;1)" office:value-type="string" office:string-value="[غ=827][ا=13][ل=1091][ب=602][ع=432][ل=1091][ى=13][ا=13][م=333][ر=502][ه=945]" calcext:value-type="string">
            <text:p>[غ=827][ا=13][ل=1091][ب=602][ع=432][ل=1091][ى=13][ا=13][م=333][ر=502][ه=945]</text:p>
          </table:table-cell>
          <table:table-cell table:style-name="ce15" table:formula="of:=TESBIH([.L257];25;99;33)" office:value-type="string" office:string-value="[59 tur][21 kalan]" calcext:value-type="string">
            <text:p>[59 tur][21 kalan]</text:p>
          </table:table-cell>
        </table:table-row>
        <table:table-row table:style-name="ro7">
          <table:table-cell table:style-name="ce12" office:value-type="string" calcext:value-type="string">
            <text:p>يا خير الفاتحين</text:p>
          </table:table-cell>
          <table:table-cell table:style-name="ce15" office:value-type="string" calcext:value-type="string">
            <text:p>Ya Hayr’al Fatihin</text:p>
          </table:table-cell>
          <table:table-cell table:style-name="ce6" table:formula="of:=ABJAD(MIDB([.$A258];4;200);6;1)" office:value-type="float" office:value="58" calcext:value-type="float">
            <text:p>58</text:p>
          </table:table-cell>
          <table:table-cell table:style-name="ce23" table:formula="of:=ABJAD(MIDB([.$A258];3;200);6;1;1)" office:value-type="string" office:string-value="[خ=0][ي=10][ر=8][ا=1][ل=6][ف=8][ا=1][ت=4][ح=8][ي=10][ن=2]" calcext:value-type="string">
            <text:p>[خ=0][ي=10][ر=8][ا=1][ل=6][ف=8][ا=1][ت=4][ح=8][ي=10][ن=2]</text:p>
          </table:table-cell>
          <table:table-cell table:style-name="ce15" table:formula="of:=TESBIH([.C258];25;99;33)" office:value-type="string" office:string-value="[1X33][25 kalan]" calcext:value-type="string">
            <text:p>[1X33][25 kalan]</text:p>
          </table:table-cell>
          <table:table-cell table:style-name="ce6" table:formula="of:=ABJAD(MIDB([.$A258];4;200);7;1)" office:value-type="float" office:value="1390" calcext:value-type="float">
            <text:p>1390</text:p>
          </table:table-cell>
          <table:table-cell table:style-name="ce23" table:formula="of:=ABJAD(MIDB([.$A258];3;200);7;1;1)" office:value-type="string" office:string-value="[خ=600][ي=10][ر=200][ا=1][ل=30][ف=80][ا=1][ت=400][ح=8][ي=10][ن=50]" calcext:value-type="string">
            <text:p>[خ=600][ي=10][ر=200][ا=1][ل=30][ف=80][ا=1][ت=400][ح=8][ي=10][ن=50]</text:p>
          </table:table-cell>
          <table:table-cell table:style-name="ce15" table:formula="of:=TESBIH([.F258];25;99;33)" office:value-type="string" office:string-value="[14 tur][4 kalan]" calcext:value-type="string">
            <text:p>[14 tur][4 kalan]</text:p>
          </table:table-cell>
          <table:table-cell table:style-name="ce6" table:formula="of:=ABJAD(MIDB([.$A258];4;200);8;1)" office:value-type="float" office:value="1714" calcext:value-type="float">
            <text:p>1714</text:p>
          </table:table-cell>
          <table:table-cell table:style-name="ce23" table:formula="of:=ABJAD(MIDB([.$A258];3;200);8;1;1)" office:value-type="string" office:string-value="[خ=601][ي=11][ر=201][ا=111][ل=71][ف=81][ا=111][ت=401][ح=9][ي=11][ن=106]" calcext:value-type="string">
            <text:p>[خ=601][ي=11][ر=201][ا=111][ل=71][ف=81][ا=111][ت=401][ح=9][ي=11][ن=106]</text:p>
          </table:table-cell>
          <table:table-cell table:style-name="ce15" table:formula="of:=TESBIH([.I258];25;99;33)" office:value-type="string" office:string-value="[17 tur][31 kalan]" calcext:value-type="string">
            <text:p>[17 tur][31 kalan]</text:p>
          </table:table-cell>
          <table:table-cell table:style-name="ce6" table:formula="of:=ABJAD(MIDB([.$A258];4;200);9;1)" office:value-type="float" office:value="7513" calcext:value-type="float">
            <text:p>7513</text:p>
          </table:table-cell>
          <table:table-cell table:style-name="ce23" table:formula="of:=ABJAD(MIDB([.$A258];3;200);9;1;1)" office:value-type="string" office:string-value="[خ=757][ي=1275][ر=502][ا=13][ل=1091][ف=651][ا=13][ت=330][ح=606][ي=1275][ن=1000]" calcext:value-type="string">
            <text:p>[خ=757][ي=1275][ر=502][ا=13][ل=1091][ف=651][ا=13][ت=330][ح=606][ي=1275][ن=1000]</text:p>
          </table:table-cell>
          <table:table-cell table:style-name="ce15" table:formula="of:=TESBIH([.L258];25;99;33)" office:value-type="string" office:string-value="[75 tur][2X33][22 kalan]" calcext:value-type="string">
            <text:p>[75 tur][2X33][22 kalan]</text:p>
          </table:table-cell>
        </table:table-row>
        <table:table-row table:style-name="ro6">
          <table:table-cell table:style-name="ce12" office:value-type="string" calcext:value-type="string">
            <text:p>يا أهل المغفرة</text:p>
          </table:table-cell>
          <table:table-cell table:style-name="ce15" office:value-type="string" calcext:value-type="string">
            <text:p>Ya Ehl’el Mağfirah</text:p>
          </table:table-cell>
          <table:table-cell table:style-name="ce6" table:formula="of:=ABJAD(MIDB([.$A259];4;200);6;1)" office:value-type="float" office:value="44" calcext:value-type="float">
            <text:p>44</text:p>
          </table:table-cell>
          <table:table-cell table:style-name="ce23" table:formula="of:=ABJAD(MIDB([.$A259];3;200);6;1;1)" office:value-type="string" office:string-value="[ا=1][ه=5][ل=6][ا=1][ل=6][م=4][غ=0][ف=8][ر=8][ة=5]" calcext:value-type="string">
            <text:p>[ا=1][ه=5][ل=6][ا=1][ل=6][م=4][غ=0][ف=8][ر=8][ة=5]</text:p>
          </table:table-cell>
          <table:table-cell table:style-name="ce15" table:formula="of:=TESBIH([.C259];25;99;33)" office:value-type="string" office:string-value="[1X33][11 kalan]" calcext:value-type="string">
            <text:p>[1X33][11 kalan]</text:p>
          </table:table-cell>
          <table:table-cell table:style-name="ce6" table:formula="of:=ABJAD(MIDB([.$A259];4;200);7;1)" office:value-type="float" office:value="1292" calcext:value-type="float">
            <text:p>1292</text:p>
          </table:table-cell>
          <table:table-cell table:style-name="ce23" table:formula="of:=ABJAD(MIDB([.$A259];3;200);7;1;1)" office:value-type="string" office:string-value="[ا=1][ه=5][ل=30][ا=1][ل=30][م=40][غ=900][ف=80][ر=200][ة=5]" calcext:value-type="string">
            <text:p>[ا=1][ه=5][ل=30][ا=1][ل=30][م=40][غ=900][ف=80][ر=200][ة=5]</text:p>
          </table:table-cell>
          <table:table-cell table:style-name="ce15" table:formula="of:=TESBIH([.F259];25;99;33)" office:value-type="string" office:string-value="[13 tur][5 kalan]" calcext:value-type="string">
            <text:p>[13 tur][5 kalan]</text:p>
          </table:table-cell>
          <table:table-cell table:style-name="ce6" table:formula="of:=ABJAD(MIDB([.$A259];4;200);8;1)" office:value-type="float" office:value="1708" calcext:value-type="float">
            <text:p>1708</text:p>
          </table:table-cell>
          <table:table-cell table:style-name="ce23" table:formula="of:=ABJAD(MIDB([.$A259];3;200);8;1;1)" office:value-type="string" office:string-value="[ا=111][ه=6][ل=71][ا=111][ل=71][م=90][غ=960][ف=81][ر=201][ة=6]" calcext:value-type="string">
            <text:p>[ا=111][ه=6][ل=71][ا=111][ل=71][م=90][غ=960][ف=81][ر=201][ة=6]</text:p>
          </table:table-cell>
          <table:table-cell table:style-name="ce15" table:formula="of:=TESBIH([.I259];25;99;33)" office:value-type="string" office:string-value="[17 tur][25 kalan]" calcext:value-type="string">
            <text:p>[17 tur][25 kalan]</text:p>
          </table:table-cell>
          <table:table-cell table:style-name="ce6" table:formula="of:=ABJAD(MIDB([.$A259];4;200);9;1)" office:value-type="float" office:value="6411" calcext:value-type="float">
            <text:p>6411</text:p>
          </table:table-cell>
          <table:table-cell table:style-name="ce23" table:formula="of:=ABJAD(MIDB([.$A259];3;200);9;1;1)" office:value-type="string" office:string-value="[ا=13][ه=945][ل=1091][ا=13][ل=1091][م=333][غ=827][ف=651][ر=502][ة=945]" calcext:value-type="string">
            <text:p>[ا=13][ه=945][ل=1091][ا=13][ل=1091][م=333][غ=827][ف=651][ر=502][ة=945]</text:p>
          </table:table-cell>
          <table:table-cell table:style-name="ce15" table:formula="of:=TESBIH([.L259];25;99;33)" office:value-type="string" office:string-value="[64 tur][2X33][9 kalan]" calcext:value-type="string">
            <text:p>[64 tur][2X33][9 kalan]</text:p>
          </table:table-cell>
        </table:table-row>
        <table:table-row table:style-name="ro7">
          <table:table-cell table:style-name="ce12" office:value-type="string" calcext:value-type="string">
            <text:p>يا ذو العرش المجيد</text:p>
          </table:table-cell>
          <table:table-cell table:style-name="ce15" office:value-type="string" calcext:value-type="string">
            <text:p>Ya Zu’l Arş’il Mecid</text:p>
          </table:table-cell>
          <table:table-cell table:style-name="ce6" table:formula="of:=ABJAD(MIDB([.$A260];4;200);6;1)" office:value-type="float" office:value="67" calcext:value-type="float">
            <text:p>67</text:p>
          </table:table-cell>
          <table:table-cell table:style-name="ce23" table:formula="of:=ABJAD(MIDB([.$A260];3;200);6;1;1)" office:value-type="string" office:string-value="[ذ=4][و=6][ا=1][ل=6][ع=10][ر=8][ش=4][ا=1][ل=6][م=4][ج=3][ي=10][د=4]" calcext:value-type="string">
            <text:p>[ذ=4][و=6][ا=1][ل=6][ع=10][ر=8][ش=4][ا=1][ل=6][م=4][ج=3][ي=10][د=4]</text:p>
          </table:table-cell>
          <table:table-cell table:style-name="ce15" table:formula="of:=TESBIH([.C260];25;99;33)" office:value-type="string" office:string-value="[2X33][1 kalan]" calcext:value-type="string">
            <text:p>[2X33][1 kalan]</text:p>
          </table:table-cell>
          <table:table-cell table:style-name="ce6" table:formula="of:=ABJAD(MIDB([.$A260];4;200);7;1)" office:value-type="float" office:value="2095" calcext:value-type="float">
            <text:p>2095</text:p>
          </table:table-cell>
          <table:table-cell table:style-name="ce23" table:formula="of:=ABJAD(MIDB([.$A260];3;200);7;1;1)" office:value-type="string" office:string-value="[ذ=700][و=6][ا=1][ل=30][ع=70][ر=200][ش=1000][ا=1][ل=30][م=40][ج=3][ي=10][د=4]" calcext:value-type="string">
            <text:p>[ذ=700][و=6][ا=1][ل=30][ع=70][ر=200][ش=1000][ا=1][ل=30][م=40][ج=3][ي=10][د=4]</text:p>
          </table:table-cell>
          <table:table-cell table:style-name="ce15" table:formula="of:=TESBIH([.F260];25;99;33)" office:value-type="string" office:string-value="[21 tur][16 kalan]" calcext:value-type="string">
            <text:p>[21 tur][16 kalan]</text:p>
          </table:table-cell>
          <table:table-cell table:style-name="ce6" table:formula="of:=ABJAD(MIDB([.$A260];4;200);8;1)" office:value-type="float" office:value="2688" calcext:value-type="float">
            <text:p>2688</text:p>
          </table:table-cell>
          <table:table-cell table:style-name="ce23" table:formula="of:=ABJAD(MIDB([.$A260];3;200);8;1;1)" office:value-type="string" office:string-value="[ذ=731][و=13][ا=111][ل=71][ع=130][ر=201][ش=1060][ا=111][ل=71][م=90][ج=53][ي=11][د=35]" calcext:value-type="string">
            <text:p>[ذ=731][و=13][ا=111][ل=71][ع=130][ر=201][ش=1060][ا=111][ل=71][م=90][ج=53][ي=11][د=35]</text:p>
          </table:table-cell>
          <table:table-cell table:style-name="ce15" table:formula="of:=TESBIH([.I260];25;99;33)" office:value-type="string" office:string-value="[27 tur][15 kalan]" calcext:value-type="string">
            <text:p>[27 tur][15 kalan]</text:p>
          </table:table-cell>
          <table:table-cell table:style-name="ce6" table:formula="of:=ABJAD(MIDB([.$A260];4;200);9;1)" office:value-type="float" office:value="7309" calcext:value-type="float">
            <text:p>7309</text:p>
          </table:table-cell>
          <table:table-cell table:style-name="ce23" table:formula="of:=ABJAD(MIDB([.$A260];3;200);9;1;1)" office:value-type="string" office:string-value="[ذ=429][و=705][ا=13][ل=1091][ع=432][ر=502][ش=111][ا=13][ل=1091][م=333][ج=1036][ي=1275][د=278]" calcext:value-type="string">
            <text:p>[ذ=429][و=705][ا=13][ل=1091][ع=432][ر=502][ش=111][ا=13][ل=1091][م=333][ج=1036][ي=1275][د=278]</text:p>
          </table:table-cell>
          <table:table-cell table:style-name="ce15" table:formula="of:=TESBIH([.L260];25;99;33)" office:value-type="string" office:string-value="[73 tur][2X33][16 kalan]" calcext:value-type="string">
            <text:p>[73 tur][2X33][16 kalan]</text:p>
          </table:table-cell>
        </table:table-row>
        <table:table-row table:style-name="ro8">
          <table:table-cell table:style-name="ce12" office:value-type="string" calcext:value-type="string">
            <text:p>يا كاشف الضر</text:p>
          </table:table-cell>
          <table:table-cell table:style-name="ce15" office:value-type="string" calcext:value-type="string">
            <text:p>Ya Kaşif’ed Dur</text:p>
          </table:table-cell>
          <table:table-cell table:style-name="ce6" table:formula="of:=ABJAD(MIDB([.$A261];4;200);6;1)" office:value-type="float" office:value="42" calcext:value-type="float">
            <text:p>42</text:p>
          </table:table-cell>
          <table:table-cell table:style-name="ce23" table:formula="of:=ABJAD(MIDB([.$A261];3;200);6;1;1)" office:value-type="string" office:string-value="[ك=8][ا=1][ش=4][ف=8][ا=1][ل=6][ض=6][ر=8]" calcext:value-type="string">
            <text:p>[ك=8][ا=1][ش=4][ف=8][ا=1][ل=6][ض=6][ر=8]</text:p>
          </table:table-cell>
          <table:table-cell table:style-name="ce15" table:formula="of:=TESBIH([.C261];25;99;33)" office:value-type="string" office:string-value="[1X33][9 kalan]" calcext:value-type="string">
            <text:p>[1X33][9 kalan]</text:p>
          </table:table-cell>
          <table:table-cell table:style-name="ce6" table:formula="of:=ABJAD(MIDB([.$A261];4;200);7;1)" office:value-type="float" office:value="1422" calcext:value-type="float">
            <text:p>1422</text:p>
          </table:table-cell>
          <table:table-cell table:style-name="ce23" table:formula="of:=ABJAD(MIDB([.$A261];3;200);7;1;1)" office:value-type="string" office:string-value="[ك=20][ا=1][ش=1000][ف=80][ا=1][ل=30][ض=90][ر=200]" calcext:value-type="string">
            <text:p>[ك=20][ا=1][ش=1000][ف=80][ا=1][ل=30][ض=90][ر=200]</text:p>
          </table:table-cell>
          <table:table-cell table:style-name="ce15" table:formula="of:=TESBIH([.F261];25;99;33)" office:value-type="string" office:string-value="[14 tur][1X33][3 kalan]" calcext:value-type="string">
            <text:p>[14 tur][1X33][3 kalan]</text:p>
          </table:table-cell>
          <table:table-cell table:style-name="ce6" table:formula="of:=ABJAD(MIDB([.$A261];4;200);8;1)" office:value-type="float" office:value="1831" calcext:value-type="float">
            <text:p>1831</text:p>
          </table:table-cell>
          <table:table-cell table:style-name="ce23" table:formula="of:=ABJAD(MIDB([.$A261];3;200);8;1;1)" office:value-type="string" office:string-value="[ك=101][ا=111][ش=1060][ف=81][ا=111][ل=71][ض=95][ر=201]" calcext:value-type="string">
            <text:p>[ك=101][ا=111][ش=1060][ف=81][ا=111][ل=71][ض=95][ر=201]</text:p>
          </table:table-cell>
          <table:table-cell table:style-name="ce15" table:formula="of:=TESBIH([.I261];25;99;33)" office:value-type="string" office:string-value="[18 tur][1X33][16 kalan]" calcext:value-type="string">
            <text:p>[18 tur][1X33][16 kalan]</text:p>
          </table:table-cell>
          <table:table-cell table:style-name="ce6" table:formula="of:=ABJAD(MIDB([.$A261];4;200);9;1)" office:value-type="float" office:value="4541" calcext:value-type="float">
            <text:p>4541</text:p>
          </table:table-cell>
          <table:table-cell table:style-name="ce23" table:formula="of:=ABJAD(MIDB([.$A261];3;200);9;1;1)" office:value-type="string" office:string-value="[ك=1330][ا=13][ش=111][ف=651][ا=13][ل=1091][ض=830][ر=502]" calcext:value-type="string">
            <text:p>[ك=1330][ا=13][ش=111][ف=651][ا=13][ل=1091][ض=830][ر=502]</text:p>
          </table:table-cell>
          <table:table-cell table:style-name="ce15" table:formula="of:=TESBIH([.L261];25;99;33)" office:value-type="string" office:string-value="[45 tur][2X33][20 kalan]" calcext:value-type="string">
            <text:p>[45 tur][2X33][20 kalan]</text:p>
          </table:table-cell>
        </table:table-row>
        <table:table-row table:style-name="ro12">
          <table:table-cell table:style-name="ce12" office:value-type="string" calcext:value-type="string">
            <text:p>يا مخرج الحي من الميت</text:p>
          </table:table-cell>
          <table:table-cell table:style-name="ce15" office:value-type="string" calcext:value-type="string">
            <text:p>Ya Muhric’el Hayye min’el Meyyit</text:p>
          </table:table-cell>
          <table:table-cell table:style-name="ce6" table:formula="of:=ABJAD(MIDB([.$A262];4;200);6;1)" office:value-type="float" office:value="71" calcext:value-type="float">
            <text:p>71</text:p>
          </table:table-cell>
          <table:table-cell table:style-name="ce23" table:formula="of:=ABJAD(MIDB([.$A262];3;200);6;1;1)" office:value-type="string" office:string-value="[م=4][خ=0][ر=8][ج=3][ا=1][ل=6][ح=8][ي=10][م=4][ن=2][ا=1][ل=6][م=4][ي=10][ت=4]" calcext:value-type="string">
            <text:p>[م=4][خ=0][ر=8][ج=3][ا=1][ل=6][ح=8][ي=10][م=4][ن=2][ا=1][ل=6][م=4][ي=10][ت=4]</text:p>
          </table:table-cell>
          <table:table-cell table:style-name="ce15" table:formula="of:=TESBIH([.C262];25;99;33)" office:value-type="string" office:string-value="[2X33][5 kalan]" calcext:value-type="string">
            <text:p>[2X33][5 kalan]</text:p>
          </table:table-cell>
          <table:table-cell table:style-name="ce6" table:formula="of:=ABJAD(MIDB([.$A262];4;200);7;1)" office:value-type="float" office:value="1463" calcext:value-type="float">
            <text:p>1463</text:p>
          </table:table-cell>
          <table:table-cell table:style-name="ce23" table:formula="of:=ABJAD(MIDB([.$A262];3;200);7;1;1)" office:value-type="string" office:string-value="[م=40][خ=600][ر=200][ج=3][ا=1][ل=30][ح=8][ي=10][م=40][ن=50][ا=1][ل=30][م=40][ي=10][ت=400]" calcext:value-type="string">
            <text:p>[م=40][خ=600][ر=200][ج=3][ا=1][ل=30][ح=8][ي=10][م=40][ن=50][ا=1][ل=30][م=40][ي=10][ت=400]</text:p>
          </table:table-cell>
          <table:table-cell table:style-name="ce15" table:formula="of:=TESBIH([.F262];25;99;33)" office:value-type="string" office:string-value="[14 tur][2X33][11 kalan]" calcext:value-type="string">
            <text:p>[14 tur][2X33][11 kalan]</text:p>
          </table:table-cell>
          <table:table-cell table:style-name="ce6" table:formula="of:=ABJAD(MIDB([.$A262];4;200);8;1)" office:value-type="float" office:value="2027" calcext:value-type="float">
            <text:p>2027</text:p>
          </table:table-cell>
          <table:table-cell table:style-name="ce23" table:formula="of:=ABJAD(MIDB([.$A262];3;200);8;1;1)" office:value-type="string" office:string-value="[م=90][خ=601][ر=201][ج=53][ا=111][ل=71][ح=9][ي=11][م=90][ن=106][ا=111][ل=71][م=90][ي=11][ت=401]" calcext:value-type="string">
            <text:p>[م=90][خ=601][ر=201][ج=53][ا=111][ل=71][ح=9][ي=11][م=90][ن=106][ا=111][ل=71][م=90][ي=11][ت=401]</text:p>
          </table:table-cell>
          <table:table-cell table:style-name="ce15" table:formula="of:=TESBIH([.I262];25;99;33)" office:value-type="string" office:string-value="[20 tur][1X33][14 kalan]" calcext:value-type="string">
            <text:p>[20 tur][1X33][14 kalan]</text:p>
          </table:table-cell>
          <table:table-cell table:style-name="ce6" table:formula="of:=ABJAD(MIDB([.$A262];4;200);9;1)" office:value-type="float" office:value="9988" calcext:value-type="float">
            <text:p>9988</text:p>
          </table:table-cell>
          <table:table-cell table:style-name="ce23" table:formula="of:=ABJAD(MIDB([.$A262];3;200);9;1;1)" office:value-type="string" office:string-value="[م=333][خ=757][ر=502][ج=1036][ا=13][ل=1091][ح=606][ي=1275][م=333][ن=1000][ا=13][ل=1091][م=333][ي=1275][ت=330]" calcext:value-type="string">
            <text:p>[م=333][خ=757][ر=502][ج=1036][ا=13][ل=1091][ح=606][ي=1275][م=333][ن=1000][ا=13][ل=1091][م=333][ي=1275][ت=330]</text:p>
          </table:table-cell>
          <table:table-cell table:style-name="ce15" table:formula="of:=TESBIH([.L262];25;99;33)" office:value-type="string" office:string-value="[100 tur][2X33][22 kalan]" calcext:value-type="string">
            <text:p>[100 tur][2X33][22 kalan]</text:p>
          </table:table-cell>
        </table:table-row>
        <table:table-row table:style-name="ro12">
          <table:table-cell table:style-name="ce12" office:value-type="string" calcext:value-type="string">
            <text:p>يا مخرج الميت من الحي</text:p>
          </table:table-cell>
          <table:table-cell table:style-name="ce15" office:value-type="string" calcext:value-type="string">
            <text:p>Ya Muhric’el Meyyite min’el Hay</text:p>
          </table:table-cell>
          <table:table-cell table:style-name="ce6" table:formula="of:=ABJAD(MIDB([.$A263];4;200);6;1)" office:value-type="float" office:value="71" calcext:value-type="float">
            <text:p>71</text:p>
          </table:table-cell>
          <table:table-cell table:style-name="ce23" table:formula="of:=ABJAD(MIDB([.$A263];3;200);6;1;1)" office:value-type="string" office:string-value="[م=4][خ=0][ر=8][ج=3][ا=1][ل=6][م=4][ي=10][ت=4][م=4][ن=2][ا=1][ل=6][ح=8][ي=10]" calcext:value-type="string">
            <text:p>[م=4][خ=0][ر=8][ج=3][ا=1][ل=6][م=4][ي=10][ت=4][م=4][ن=2][ا=1][ل=6][ح=8][ي=10]</text:p>
          </table:table-cell>
          <table:table-cell table:style-name="ce15" table:formula="of:=TESBIH([.C263];25;99;33)" office:value-type="string" office:string-value="[2X33][5 kalan]" calcext:value-type="string">
            <text:p>[2X33][5 kalan]</text:p>
          </table:table-cell>
          <table:table-cell table:style-name="ce6" table:formula="of:=ABJAD(MIDB([.$A263];4;200);7;1)" office:value-type="float" office:value="1463" calcext:value-type="float">
            <text:p>1463</text:p>
          </table:table-cell>
          <table:table-cell table:style-name="ce23" table:formula="of:=ABJAD(MIDB([.$A263];3;200);7;1;1)" office:value-type="string" office:string-value="[م=40][خ=600][ر=200][ج=3][ا=1][ل=30][م=40][ي=10][ت=400][م=40][ن=50][ا=1][ل=30][ح=8][ي=10]" calcext:value-type="string">
            <text:p>[م=40][خ=600][ر=200][ج=3][ا=1][ل=30][م=40][ي=10][ت=400][م=40][ن=50][ا=1][ل=30][ح=8][ي=10]</text:p>
          </table:table-cell>
          <table:table-cell table:style-name="ce15" table:formula="of:=TESBIH([.F263];25;99;33)" office:value-type="string" office:string-value="[14 tur][2X33][11 kalan]" calcext:value-type="string">
            <text:p>[14 tur][2X33][11 kalan]</text:p>
          </table:table-cell>
          <table:table-cell table:style-name="ce6" table:formula="of:=ABJAD(MIDB([.$A263];4;200);8;1)" office:value-type="float" office:value="2027" calcext:value-type="float">
            <text:p>2027</text:p>
          </table:table-cell>
          <table:table-cell table:style-name="ce23" table:formula="of:=ABJAD(MIDB([.$A263];3;200);8;1;1)" office:value-type="string" office:string-value="[م=90][خ=601][ر=201][ج=53][ا=111][ل=71][م=90][ي=11][ت=401][م=90][ن=106][ا=111][ل=71][ح=9][ي=11]" calcext:value-type="string">
            <text:p>[م=90][خ=601][ر=201][ج=53][ا=111][ل=71][م=90][ي=11][ت=401][م=90][ن=106][ا=111][ل=71][ح=9][ي=11]</text:p>
          </table:table-cell>
          <table:table-cell table:style-name="ce15" table:formula="of:=TESBIH([.I263];25;99;33)" office:value-type="string" office:string-value="[20 tur][1X33][14 kalan]" calcext:value-type="string">
            <text:p>[20 tur][1X33][14 kalan]</text:p>
          </table:table-cell>
          <table:table-cell table:style-name="ce6" table:formula="of:=ABJAD(MIDB([.$A263];4;200);9;1)" office:value-type="float" office:value="9988" calcext:value-type="float">
            <text:p>9988</text:p>
          </table:table-cell>
          <table:table-cell table:style-name="ce23" table:formula="of:=ABJAD(MIDB([.$A263];3;200);9;1;1)" office:value-type="string" office:string-value="[م=333][خ=757][ر=502][ج=1036][ا=13][ل=1091][م=333][ي=1275][ت=330][م=333][ن=1000][ا=13][ل=1091][ح=606][ي=1275]" calcext:value-type="string">
            <text:p>[م=333][خ=757][ر=502][ج=1036][ا=13][ل=1091][م=333][ي=1275][ت=330][م=333][ن=1000][ا=13][ل=1091][ح=606][ي=1275]</text:p>
          </table:table-cell>
          <table:table-cell table:style-name="ce15" table:formula="of:=TESBIH([.L263];25;99;33)" office:value-type="string" office:string-value="[100 tur][2X33][22 kalan]" calcext:value-type="string">
            <text:p>[100 tur][2X33][22 kalan]</text:p>
          </table:table-cell>
        </table:table-row>
        <table:table-row table:style-name="ro3">
          <table:table-cell table:style-name="ce12" office:value-type="string" calcext:value-type="string">
            <text:p>يا خافض</text:p>
          </table:table-cell>
          <table:table-cell table:style-name="ce15" office:value-type="string" calcext:value-type="string">
            <text:p>Ya Hafıd</text:p>
          </table:table-cell>
          <table:table-cell table:style-name="ce6" table:formula="of:=ABJAD(MIDB([.$A264];4;200);6;1)" office:value-type="float" office:value="15" calcext:value-type="float">
            <text:p>15</text:p>
          </table:table-cell>
          <table:table-cell table:style-name="ce23" table:formula="of:=ABJAD(MIDB([.$A264];3;200);6;1;1)" office:value-type="string" office:string-value="[خ=0][ا=1][ف=8][ض=6]" calcext:value-type="string">
            <text:p>[خ=0][ا=1][ف=8][ض=6]</text:p>
          </table:table-cell>
          <table:table-cell table:style-name="ce15" table:formula="of:=TESBIH([.C264];25;99;33)" office:value-type="string" office:string-value="[2 tur][27 kalan]" calcext:value-type="string">
            <text:p>[2 tur][27 kalan]</text:p>
          </table:table-cell>
          <table:table-cell table:style-name="ce6" table:formula="of:=ABJAD(MIDB([.$A264];4;200);7;1)" office:value-type="float" office:value="771" calcext:value-type="float">
            <text:p>771</text:p>
          </table:table-cell>
          <table:table-cell table:style-name="ce23" table:formula="of:=ABJAD(MIDB([.$A264];3;200);7;1;1)" office:value-type="string" office:string-value="[خ=600][ا=1][ف=80][ض=90]" calcext:value-type="string">
            <text:p>[خ=600][ا=1][ف=80][ض=90]</text:p>
          </table:table-cell>
          <table:table-cell table:style-name="ce15" table:formula="of:=TESBIH([.F264];25;99;33)" office:value-type="string" office:string-value="[7 tur][2X33][12 kalan]" calcext:value-type="string">
            <text:p>[7 tur][2X33][12 kalan]</text:p>
          </table:table-cell>
          <table:table-cell table:style-name="ce6" table:formula="of:=ABJAD(MIDB([.$A264];4;200);8;1)" office:value-type="float" office:value="888" calcext:value-type="float">
            <text:p>888</text:p>
          </table:table-cell>
          <table:table-cell table:style-name="ce23" table:formula="of:=ABJAD(MIDB([.$A264];3;200);8;1;1)" office:value-type="string" office:string-value="[خ=601][ا=111][ف=81][ض=95]" calcext:value-type="string">
            <text:p>[خ=601][ا=111][ف=81][ض=95]</text:p>
          </table:table-cell>
          <table:table-cell table:style-name="ce15" table:formula="of:=TESBIH([.I264];25;99;33)" office:value-type="string" office:string-value="[8 tur][2X33][30 kalan]" calcext:value-type="string">
            <text:p>[8 tur][2X33][30 kalan]</text:p>
          </table:table-cell>
          <table:table-cell table:style-name="ce6" table:formula="of:=ABJAD(MIDB([.$A264];4;200);9;1)" office:value-type="float" office:value="2251" calcext:value-type="float">
            <text:p>2251</text:p>
          </table:table-cell>
          <table:table-cell table:style-name="ce23" table:formula="of:=ABJAD(MIDB([.$A264];3;200);9;1;1)" office:value-type="string" office:string-value="[خ=757][ا=13][ف=651][ض=830]" calcext:value-type="string">
            <text:p>[خ=757][ا=13][ف=651][ض=830]</text:p>
          </table:table-cell>
          <table:table-cell table:style-name="ce15" table:formula="of:=TESBIH([.L264];25;99;33)" office:value-type="string" office:string-value="[22 tur][2X33][7 kalan]" calcext:value-type="string">
            <text:p>[22 tur][2X33][7 kalan]</text:p>
          </table:table-cell>
        </table:table-row>
        <table:table-row table:style-name="ro10">
          <table:table-cell table:style-name="ce12" office:value-type="string" calcext:value-type="string">
            <text:p>يا واسع المغفرة</text:p>
          </table:table-cell>
          <table:table-cell table:style-name="ce15" office:value-type="string" calcext:value-type="string">
            <text:p>Ya Vasi’al Mağfirah</text:p>
          </table:table-cell>
          <table:table-cell table:style-name="ce6" table:formula="of:=ABJAD(MIDB([.$A265];4;200);6;1)" office:value-type="float" office:value="49" calcext:value-type="float">
            <text:p>49</text:p>
          </table:table-cell>
          <table:table-cell table:style-name="ce23" table:formula="of:=ABJAD(MIDB([.$A265];3;200);6;1;1)" office:value-type="string" office:string-value="[و=6][ا=1][س=0][ع=10][ا=1][ل=6][م=4][غ=0][ف=8][ر=8][ة=5]" calcext:value-type="string">
            <text:p>[و=6][ا=1][س=0][ع=10][ا=1][ل=6][م=4][غ=0][ف=8][ر=8][ة=5]</text:p>
          </table:table-cell>
          <table:table-cell table:style-name="ce15" table:formula="of:=TESBIH([.C265];25;99;33)" office:value-type="string" office:string-value="[1X33][16 kalan]" calcext:value-type="string">
            <text:p>[1X33][16 kalan]</text:p>
          </table:table-cell>
          <table:table-cell table:style-name="ce6" table:formula="of:=ABJAD(MIDB([.$A265];4;200);7;1)" office:value-type="float" office:value="1633" calcext:value-type="float">
            <text:p>1633</text:p>
          </table:table-cell>
          <table:table-cell table:style-name="ce23" table:formula="of:=ABJAD(MIDB([.$A265];3;200);7;1;1)" office:value-type="string" office:string-value="[و=6][ا=1][س=300][ع=70][ا=1][ل=30][م=40][غ=900][ف=80][ر=200][ة=5]" calcext:value-type="string">
            <text:p>[و=6][ا=1][س=300][ع=70][ا=1][ل=30][م=40][غ=900][ف=80][ر=200][ة=5]</text:p>
          </table:table-cell>
          <table:table-cell table:style-name="ce15" table:formula="of:=TESBIH([.F265];25;99;33)" office:value-type="string" office:string-value="[16 tur][1X33][16 kalan]" calcext:value-type="string">
            <text:p>[16 tur][1X33][16 kalan]</text:p>
          </table:table-cell>
          <table:table-cell table:style-name="ce6" table:formula="of:=ABJAD(MIDB([.$A265];4;200);8;1)" office:value-type="float" office:value="2134" calcext:value-type="float">
            <text:p>2134</text:p>
          </table:table-cell>
          <table:table-cell table:style-name="ce23" table:formula="of:=ABJAD(MIDB([.$A265];3;200);8;1;1)" office:value-type="string" office:string-value="[و=13][ا=111][س=360][ع=130][ا=111][ل=71][م=90][غ=960][ف=81][ر=201][ة=6]" calcext:value-type="string">
            <text:p>[و=13][ا=111][س=360][ع=130][ا=111][ل=71][م=90][غ=960][ف=81][ر=201][ة=6]</text:p>
          </table:table-cell>
          <table:table-cell table:style-name="ce15" table:formula="of:=TESBIH([.I265];25;99;33)" office:value-type="string" office:string-value="[21 tur][1X33][22 kalan]" calcext:value-type="string">
            <text:p>[21 tur][1X33][22 kalan]</text:p>
          </table:table-cell>
          <table:table-cell table:style-name="ce6" table:formula="of:=ABJAD(MIDB([.$A265];4;200);9;1)" office:value-type="float" office:value="6600" calcext:value-type="float">
            <text:p>6600</text:p>
          </table:table-cell>
          <table:table-cell table:style-name="ce23" table:formula="of:=ABJAD(MIDB([.$A265];3;200);9;1;1)" office:value-type="string" office:string-value="[و=705][ا=13][س=1088][ع=432][ا=13][ل=1091][م=333][غ=827][ف=651][ر=502][ة=945]" calcext:value-type="string">
            <text:p>[و=705][ا=13][س=1088][ع=432][ا=13][ل=1091][م=333][غ=827][ف=651][ر=502][ة=945]</text:p>
          </table:table-cell>
          <table:table-cell table:style-name="ce15" table:formula="of:=TESBIH([.L265];25;99;33)" office:value-type="string" office:string-value="[66 tur][2X33]" calcext:value-type="string">
            <text:p>[66 tur][2X33]</text:p>
          </table:table-cell>
        </table:table-row>
        <table:table-row table:style-name="ro3">
          <table:table-cell table:style-name="ce12" office:value-type="string" calcext:value-type="string">
            <text:p>يا غياث</text:p>
          </table:table-cell>
          <table:table-cell table:style-name="ce15" office:value-type="string" calcext:value-type="string">
            <text:p>Ya Gıyas</text:p>
          </table:table-cell>
          <table:table-cell table:style-name="ce6" table:formula="of:=ABJAD(MIDB([.$A266];4;200);6;1)" office:value-type="float" office:value="19" calcext:value-type="float">
            <text:p>19</text:p>
          </table:table-cell>
          <table:table-cell table:style-name="ce23" table:formula="of:=ABJAD(MIDB([.$A266];3;200);6;1;1)" office:value-type="string" office:string-value="[غ=0][ي=10][ا=1][ث=8]" calcext:value-type="string">
            <text:p>[غ=0][ي=10][ا=1][ث=8]</text:p>
          </table:table-cell>
          <table:table-cell table:style-name="ce15" table:formula="of:=TESBIH([.C266];25;99;33)" office:value-type="string" office:string-value="[3 tur][1X33][31 kalan]" calcext:value-type="string">
            <text:p>[3 tur][1X33][31 kalan]</text:p>
          </table:table-cell>
          <table:table-cell table:style-name="ce6" table:formula="of:=ABJAD(MIDB([.$A266];4;200);7;1)" office:value-type="float" office:value="1411" calcext:value-type="float">
            <text:p>1411</text:p>
          </table:table-cell>
          <table:table-cell table:style-name="ce23" table:formula="of:=ABJAD(MIDB([.$A266];3;200);7;1;1)" office:value-type="string" office:string-value="[غ=900][ي=10][ا=1][ث=500]" calcext:value-type="string">
            <text:p>[غ=900][ي=10][ا=1][ث=500]</text:p>
          </table:table-cell>
          <table:table-cell table:style-name="ce15" table:formula="of:=TESBIH([.F266];25;99;33)" office:value-type="string" office:string-value="[14 tur][25 kalan]" calcext:value-type="string">
            <text:p>[14 tur][25 kalan]</text:p>
          </table:table-cell>
          <table:table-cell table:style-name="ce6" table:formula="of:=ABJAD(MIDB([.$A266];4;200);8;1)" office:value-type="float" office:value="1583" calcext:value-type="float">
            <text:p>1583</text:p>
          </table:table-cell>
          <table:table-cell table:style-name="ce23" table:formula="of:=ABJAD(MIDB([.$A266];3;200);8;1;1)" office:value-type="string" office:string-value="[غ=960][ي=11][ا=111][ث=501]" calcext:value-type="string">
            <text:p>[غ=960][ي=11][ا=111][ث=501]</text:p>
          </table:table-cell>
          <table:table-cell table:style-name="ce15" table:formula="of:=TESBIH([.I266];25;99;33)" office:value-type="string" office:string-value="[15 tur][2X33][32 kalan]" calcext:value-type="string">
            <text:p>[15 tur][2X33][32 kalan]</text:p>
          </table:table-cell>
          <table:table-cell table:style-name="ce6" table:formula="of:=ABJAD(MIDB([.$A266];4;200);9;1)" office:value-type="float" office:value="3112" calcext:value-type="float">
            <text:p>3112</text:p>
          </table:table-cell>
          <table:table-cell table:style-name="ce23" table:formula="of:=ABJAD(MIDB([.$A266];3;200);9;1;1)" office:value-type="string" office:string-value="[غ=827][ي=1275][ا=13][ث=997]" calcext:value-type="string">
            <text:p>[غ=827][ي=1275][ا=13][ث=997]</text:p>
          </table:table-cell>
          <table:table-cell table:style-name="ce15" table:formula="of:=TESBIH([.L266];25;99;33)" office:value-type="string" office:string-value="[31 tur][1X33][10 kalan]" calcext:value-type="string">
            <text:p>[31 tur][1X33][10 kalan]</text:p>
          </table:table-cell>
        </table:table-row>
        <table:table-row table:style-name="ro13">
          <table:table-cell table:style-name="ce12" office:value-type="string" calcext:value-type="string">
            <text:p>يا عالم الغيب والشهادة</text:p>
          </table:table-cell>
          <table:table-cell table:style-name="ce15" office:value-type="string" calcext:value-type="string">
            <text:p>Ya A’lim’ul Gaybe veş Şehadeh</text:p>
          </table:table-cell>
          <table:table-cell table:style-name="ce6" table:formula="of:=ABJAD(MIDB([.$A267];4;200);6;1)" office:value-type="float" office:value="72" calcext:value-type="float">
            <text:p>72</text:p>
          </table:table-cell>
          <table:table-cell table:style-name="ce23" table:formula="of:=ABJAD(MIDB([.$A267];3;200);6;1;1)" office:value-type="string" office:string-value="[ع=10][ا=1][ل=6][م=4][ا=1][ل=6][غ=0][ي=10][ب=2][و=6][ا=1][ل=6][ش=4][ه=5][ا=1][د=4][ة=5]" calcext:value-type="string">
            <text:p>[ع=10][ا=1][ل=6][م=4][ا=1][ل=6][غ=0][ي=10][ب=2][و=6][ا=1][ل=6][ش=4][ه=5][ا=1][د=4][ة=5]</text:p>
          </table:table-cell>
          <table:table-cell table:style-name="ce15" table:formula="of:=TESBIH([.C267];25;99;33)" office:value-type="string" office:string-value="[2X33][6 kalan]" calcext:value-type="string">
            <text:p>[2X33][6 kalan]</text:p>
          </table:table-cell>
          <table:table-cell table:style-name="ce6" table:formula="of:=ABJAD(MIDB([.$A267];4;200);7;1)" office:value-type="float" office:value="2136" calcext:value-type="float">
            <text:p>2136</text:p>
          </table:table-cell>
          <table:table-cell table:style-name="ce23" table:formula="of:=ABJAD(MIDB([.$A267];3;200);7;1;1)" office:value-type="string" office:string-value="[ع=70][ا=1][ل=30][م=40][ا=1][ل=30][غ=900][ي=10][ب=2][و=6][ا=1][ل=30][ش=1000][ه=5][ا=1][د=4][ة=5]" calcext:value-type="string">
            <text:p>[ع=70][ا=1][ل=30][م=40][ا=1][ل=30][غ=900][ي=10][ب=2][و=6][ا=1][ل=30][ش=1000][ه=5][ا=1][د=4][ة=5]</text:p>
          </table:table-cell>
          <table:table-cell table:style-name="ce15" table:formula="of:=TESBIH([.F267];25;99;33)" office:value-type="string" office:string-value="[21 tur][1X33][24 kalan]" calcext:value-type="string">
            <text:p>[21 tur][1X33][24 kalan]</text:p>
          </table:table-cell>
          <table:table-cell table:style-name="ce6" table:formula="of:=ABJAD(MIDB([.$A267];4;200);8;1)" office:value-type="float" office:value="2971" calcext:value-type="float">
            <text:p>2971</text:p>
          </table:table-cell>
          <table:table-cell table:style-name="ce23" table:formula="of:=ABJAD(MIDB([.$A267];3;200);8;1;1)" office:value-type="string" office:string-value="[ع=130][ا=111][ل=71][م=90][ا=111][ل=71][غ=960][ي=11][ب=3][و=13][ا=111][ل=71][ش=1060][ه=6][ا=111][د=35][ة=6]" calcext:value-type="string">
            <text:p>[ع=130][ا=111][ل=71][م=90][ا=111][ل=71][غ=960][ي=11][ب=3][و=13][ا=111][ل=71][ش=1060][ه=6][ا=111][د=35][ة=6]</text:p>
          </table:table-cell>
          <table:table-cell table:style-name="ce15" table:formula="of:=TESBIH([.I267];25;99;33)" office:value-type="string" office:string-value="[30 tur][1 kalan]" calcext:value-type="string">
            <text:p>[30 tur][1 kalan]</text:p>
          </table:table-cell>
          <table:table-cell table:style-name="ce6" table:formula="of:=ABJAD(MIDB([.$A267];4;200);9;1)" office:value-type="float" office:value="9778" calcext:value-type="float">
            <text:p>9778</text:p>
          </table:table-cell>
          <table:table-cell table:style-name="ce23" table:formula="of:=ABJAD(MIDB([.$A267];3;200);9;1;1)" office:value-type="string" office:string-value="[ع=432][ا=13][ل=1091][م=333][ا=13][ل=1091][غ=827][ي=1275][ب=602][و=705][ا=13][ل=1091][ش=111][ه=945][ا=13][د=278][ة=945]" calcext:value-type="string">
            <text:p>[ع=432][ا=13][ل=1091][م=333][ا=13][ل=1091][غ=827][ي=1275][ب=602][و=705][ا=13][ل=1091][ش=111][ه=945][ا=13][د=278][ة=945]</text:p>
          </table:table-cell>
          <table:table-cell table:style-name="ce15" table:formula="of:=TESBIH([.L267];25;99;33)" office:value-type="string" office:string-value="[98 tur][2X33][10 kalan]" calcext:value-type="string">
            <text:p>[98 tur][2X33][10 kalan]</text:p>
          </table:table-cell>
        </table:table-row>
        <table:table-row table:style-name="ro4">
          <table:table-cell table:style-name="ce12" office:value-type="string" calcext:value-type="string">
            <text:p>يا مغيث</text:p>
          </table:table-cell>
          <table:table-cell table:style-name="ce15" office:value-type="string" calcext:value-type="string">
            <text:p>Ya Muğis</text:p>
          </table:table-cell>
          <table:table-cell table:style-name="ce6" table:formula="of:=ABJAD(MIDB([.$A268];4;200);6;1)" office:value-type="float" office:value="22" calcext:value-type="float">
            <text:p>22</text:p>
          </table:table-cell>
          <table:table-cell table:style-name="ce23" table:formula="of:=ABJAD(MIDB([.$A268];3;200);6;1;1)" office:value-type="string" office:string-value="[م=4][غ=0][ي=10][ث=8]" calcext:value-type="string">
            <text:p>[م=4][غ=0][ي=10][ث=8]</text:p>
          </table:table-cell>
          <table:table-cell table:style-name="ce15" table:formula="of:=TESBIH([.C268];25;99;33)" office:value-type="string" office:string-value="[4 tur][2X33][22 kalan]" calcext:value-type="string">
            <text:p>[4 tur][2X33][22 kalan]</text:p>
          </table:table-cell>
          <table:table-cell table:style-name="ce6" table:formula="of:=ABJAD(MIDB([.$A268];4;200);7;1)" office:value-type="float" office:value="1450" calcext:value-type="float">
            <text:p>1450</text:p>
          </table:table-cell>
          <table:table-cell table:style-name="ce23" table:formula="of:=ABJAD(MIDB([.$A268];3;200);7;1;1)" office:value-type="string" office:string-value="[م=40][غ=900][ي=10][ث=500]" calcext:value-type="string">
            <text:p>[م=40][غ=900][ي=10][ث=500]</text:p>
          </table:table-cell>
          <table:table-cell table:style-name="ce15" table:formula="of:=TESBIH([.F268];25;99;33)" office:value-type="string" office:string-value="[14 tur][1X33][31 kalan]" calcext:value-type="string">
            <text:p>[14 tur][1X33][31 kalan]</text:p>
          </table:table-cell>
          <table:table-cell table:style-name="ce6" table:formula="of:=ABJAD(MIDB([.$A268];4;200);8;1)" office:value-type="float" office:value="1562" calcext:value-type="float">
            <text:p>1562</text:p>
          </table:table-cell>
          <table:table-cell table:style-name="ce23" table:formula="of:=ABJAD(MIDB([.$A268];3;200);8;1;1)" office:value-type="string" office:string-value="[م=90][غ=960][ي=11][ث=501]" calcext:value-type="string">
            <text:p>[م=90][غ=960][ي=11][ث=501]</text:p>
          </table:table-cell>
          <table:table-cell table:style-name="ce15" table:formula="of:=TESBIH([.I268];25;99;33)" office:value-type="string" office:string-value="[15 tur][2X33][11 kalan]" calcext:value-type="string">
            <text:p>[15 tur][2X33][11 kalan]</text:p>
          </table:table-cell>
          <table:table-cell table:style-name="ce6" table:formula="of:=ABJAD(MIDB([.$A268];4;200);9;1)" office:value-type="float" office:value="3432" calcext:value-type="float">
            <text:p>3432</text:p>
          </table:table-cell>
          <table:table-cell table:style-name="ce23" table:formula="of:=ABJAD(MIDB([.$A268];3;200);9;1;1)" office:value-type="string" office:string-value="[م=333][غ=827][ي=1275][ث=997]" calcext:value-type="string">
            <text:p>[م=333][غ=827][ي=1275][ث=997]</text:p>
          </table:table-cell>
          <table:table-cell table:style-name="ce15" table:formula="of:=TESBIH([.L268];25;99;33)" office:value-type="string" office:string-value="[34 tur][2X33]" calcext:value-type="string">
            <text:p>[34 tur][2X33]</text:p>
          </table:table-cell>
        </table:table-row>
        <table:table-row table:style-name="ro7">
          <table:table-cell table:style-name="ce12" office:value-type="string" calcext:value-type="string">
            <text:p>يا خير الوارثين</text:p>
          </table:table-cell>
          <table:table-cell table:style-name="ce15" office:value-type="string" calcext:value-type="string">
            <text:p>Ya Hayr’al Varisin</text:p>
          </table:table-cell>
          <table:table-cell table:style-name="ce6" table:formula="of:=ABJAD(MIDB([.$A269];4;200);6;1)" office:value-type="float" office:value="60" calcext:value-type="float">
            <text:p>60</text:p>
          </table:table-cell>
          <table:table-cell table:style-name="ce23" table:formula="of:=ABJAD(MIDB([.$A269];3;200);6;1;1)" office:value-type="string" office:string-value="[خ=0][ي=10][ر=8][ا=1][ل=6][و=6][ا=1][ر=8][ث=8][ي=10][ن=2]" calcext:value-type="string">
            <text:p>[خ=0][ي=10][ر=8][ا=1][ل=6][و=6][ا=1][ر=8][ث=8][ي=10][ن=2]</text:p>
          </table:table-cell>
          <table:table-cell table:style-name="ce15" table:formula="of:=TESBIH([.C269];25;99;33)" office:value-type="string" office:string-value="[1X33][27 kalan]" calcext:value-type="string">
            <text:p>[1X33][27 kalan]</text:p>
          </table:table-cell>
          <table:table-cell table:style-name="ce6" table:formula="of:=ABJAD(MIDB([.$A269];4;200);7;1)" office:value-type="float" office:value="1608" calcext:value-type="float">
            <text:p>1608</text:p>
          </table:table-cell>
          <table:table-cell table:style-name="ce23" table:formula="of:=ABJAD(MIDB([.$A269];3;200);7;1;1)" office:value-type="string" office:string-value="[خ=600][ي=10][ر=200][ا=1][ل=30][و=6][ا=1][ر=200][ث=500][ي=10][ن=50]" calcext:value-type="string">
            <text:p>[خ=600][ي=10][ر=200][ا=1][ل=30][و=6][ا=1][ر=200][ث=500][ي=10][ن=50]</text:p>
          </table:table-cell>
          <table:table-cell table:style-name="ce15" table:formula="of:=TESBIH([.F269];25;99;33)" office:value-type="string" office:string-value="[16 tur][24 kalan]" calcext:value-type="string">
            <text:p>[16 tur][24 kalan]</text:p>
          </table:table-cell>
          <table:table-cell table:style-name="ce6" table:formula="of:=ABJAD(MIDB([.$A269];4;200);8;1)" office:value-type="float" office:value="1938" calcext:value-type="float">
            <text:p>1938</text:p>
          </table:table-cell>
          <table:table-cell table:style-name="ce23" table:formula="of:=ABJAD(MIDB([.$A269];3;200);8;1;1)" office:value-type="string" office:string-value="[خ=601][ي=11][ر=201][ا=111][ل=71][و=13][ا=111][ر=201][ث=501][ي=11][ن=106]" calcext:value-type="string">
            <text:p>[خ=601][ي=11][ر=201][ا=111][ل=71][و=13][ا=111][ر=201][ث=501][ي=11][ن=106]</text:p>
          </table:table-cell>
          <table:table-cell table:style-name="ce15" table:formula="of:=TESBIH([.I269];25;99;33)" office:value-type="string" office:string-value="[19 tur][1X33][24 kalan]" calcext:value-type="string">
            <text:p>[19 tur][1X33][24 kalan]</text:p>
          </table:table-cell>
          <table:table-cell table:style-name="ce6" table:formula="of:=ABJAD(MIDB([.$A269];4;200);9;1)" office:value-type="float" office:value="8130" calcext:value-type="float">
            <text:p>8130</text:p>
          </table:table-cell>
          <table:table-cell table:style-name="ce23" table:formula="of:=ABJAD(MIDB([.$A269];3;200);9;1;1)" office:value-type="string" office:string-value="[خ=757][ي=1275][ر=502][ا=13][ل=1091][و=705][ا=13][ر=502][ث=997][ي=1275][ن=1000]" calcext:value-type="string">
            <text:p>[خ=757][ي=1275][ر=502][ا=13][ل=1091][و=705][ا=13][ر=502][ث=997][ي=1275][ن=1000]</text:p>
          </table:table-cell>
          <table:table-cell table:style-name="ce15" table:formula="of:=TESBIH([.L269];25;99;33)" office:value-type="string" office:string-value="[82 tur][12 kalan]" calcext:value-type="string">
            <text:p>[82 tur][12 kalan]</text:p>
          </table:table-cell>
        </table:table-row>
        <table:table-row table:style-name="ro14">
          <table:table-cell table:style-name="ce12" office:value-type="string" calcext:value-type="string">
            <text:p>يا نور السماوات والأرض</text:p>
          </table:table-cell>
          <table:table-cell table:style-name="ce15" office:value-type="string" calcext:value-type="string">
            <text:p>Ya Nur’us Semavati vel Ard</text:p>
          </table:table-cell>
          <table:table-cell table:style-name="ce6" table:formula="of:=ABJAD(MIDB([.$A270];4;200);6;1)" office:value-type="float" office:value="67" calcext:value-type="float">
            <text:p>67</text:p>
          </table:table-cell>
          <table:table-cell table:style-name="ce23" table:formula="of:=ABJAD(MIDB([.$A270];3;200);6;1;1)" office:value-type="string" office:string-value="[ن=2][و=6][ر=8][ا=1][ل=6][س=0][م=4][ا=1][و=6][ا=1][ت=4][و=6][ا=1][ل=6][ا=1][ر=8][ض=6]" calcext:value-type="string">
            <text:p>[ن=2][و=6][ر=8][ا=1][ل=6][س=0][م=4][ا=1][و=6][ا=1][ت=4][و=6][ا=1][ل=6][ا=1][ر=8][ض=6]</text:p>
          </table:table-cell>
          <table:table-cell table:style-name="ce15" table:formula="of:=TESBIH([.C270];25;99;33)" office:value-type="string" office:string-value="[2X33][1 kalan]" calcext:value-type="string">
            <text:p>[2X33][1 kalan]</text:p>
          </table:table-cell>
          <table:table-cell table:style-name="ce6" table:formula="of:=ABJAD(MIDB([.$A270];4;200);7;1)" office:value-type="float" office:value="1363" calcext:value-type="float">
            <text:p>1363</text:p>
          </table:table-cell>
          <table:table-cell table:style-name="ce23" table:formula="of:=ABJAD(MIDB([.$A270];3;200);7;1;1)" office:value-type="string" office:string-value="[ن=50][و=6][ر=200][ا=1][ل=30][س=300][م=40][ا=1][و=6][ا=1][ت=400][و=6][ا=1][ل=30][ا=1][ر=200][ض=90]" calcext:value-type="string">
            <text:p>[ن=50][و=6][ر=200][ا=1][ل=30][س=300][م=40][ا=1][و=6][ا=1][ت=400][و=6][ا=1][ل=30][ا=1][ر=200][ض=90]</text:p>
          </table:table-cell>
          <table:table-cell table:style-name="ce15" table:formula="of:=TESBIH([.F270];25;99;33)" office:value-type="string" office:string-value="[13 tur][2X33][10 kalan]" calcext:value-type="string">
            <text:p>[13 tur][2X33][10 kalan]</text:p>
          </table:table-cell>
          <table:table-cell table:style-name="ce6" table:formula="of:=ABJAD(MIDB([.$A270];4;200);8;1)" office:value-type="float" office:value="2190" calcext:value-type="float">
            <text:p>2190</text:p>
          </table:table-cell>
          <table:table-cell table:style-name="ce23" table:formula="of:=ABJAD(MIDB([.$A270];3;200);8;1;1)" office:value-type="string" office:string-value="[ن=106][و=13][ر=201][ا=111][ل=71][س=360][م=90][ا=111][و=13][ا=111][ت=401][و=13][ا=111][ل=71][ا=111][ر=201][ض=95]" calcext:value-type="string">
            <text:p>[ن=106][و=13][ر=201][ا=111][ل=71][س=360][م=90][ا=111][و=13][ا=111][ت=401][و=13][ا=111][ل=71][ا=111][ر=201][ض=95]</text:p>
          </table:table-cell>
          <table:table-cell table:style-name="ce15" table:formula="of:=TESBIH([.I270];25;99;33)" office:value-type="string" office:string-value="[22 tur][12 kalan]" calcext:value-type="string">
            <text:p>[22 tur][12 kalan]</text:p>
          </table:table-cell>
          <table:table-cell table:style-name="ce6" table:formula="of:=ABJAD(MIDB([.$A270];4;200);9;1)" office:value-type="float" office:value="8947" calcext:value-type="float">
            <text:p>8947</text:p>
          </table:table-cell>
          <table:table-cell table:style-name="ce23" table:formula="of:=ABJAD(MIDB([.$A270];3;200);9;1;1)" office:value-type="string" office:string-value="[ن=1000][و=705][ر=502][ا=13][ل=1091][س=1088][م=333][ا=13][و=705][ا=13][ت=330][و=705][ا=13][ل=1091][ا=13][ر=502][ض=830]" calcext:value-type="string">
            <text:p>[ن=1000][و=705][ر=502][ا=13][ل=1091][س=1088][م=333][ا=13][و=705][ا=13][ت=330][و=705][ا=13][ل=1091][ا=13][ر=502][ض=830]</text:p>
          </table:table-cell>
          <table:table-cell table:style-name="ce15" table:formula="of:=TESBIH([.L270];25;99;33)" office:value-type="string" office:string-value="[90 tur][1X33][4 kalan]" calcext:value-type="string">
            <text:p>[90 tur][1X33][4 kalan]</text:p>
          </table:table-cell>
        </table:table-row>
        <table:table-row table:style-name="ro4">
          <table:table-cell table:style-name="ce12" office:value-type="string" calcext:value-type="string">
            <text:p>يا مبغض</text:p>
          </table:table-cell>
          <table:table-cell table:style-name="ce15" office:value-type="string" calcext:value-type="string">
            <text:p>Ya Mubağdu</text:p>
          </table:table-cell>
          <table:table-cell table:style-name="ce6" table:formula="of:=ABJAD(MIDB([.$A271];4;200);6;1)" office:value-type="float" office:value="12" calcext:value-type="float">
            <text:p>12</text:p>
          </table:table-cell>
          <table:table-cell table:style-name="ce23" table:formula="of:=ABJAD(MIDB([.$A271];3;200);6;1;1)" office:value-type="string" office:string-value="[م=4][ب=2][غ=0][ض=6]" calcext:value-type="string">
            <text:p>[م=4][ب=2][غ=0][ض=6]</text:p>
          </table:table-cell>
          <table:table-cell table:style-name="ce15" table:formula="of:=TESBIH([.C271];25;99;33)" office:value-type="string" office:string-value="[1 tur][1X33][12 kalan]" calcext:value-type="string">
            <text:p>[1 tur][1X33][12 kalan]</text:p>
          </table:table-cell>
          <table:table-cell table:style-name="ce6" table:formula="of:=ABJAD(MIDB([.$A271];4;200);7;1)" office:value-type="float" office:value="1032" calcext:value-type="float">
            <text:p>1032</text:p>
          </table:table-cell>
          <table:table-cell table:style-name="ce23" table:formula="of:=ABJAD(MIDB([.$A271];3;200);7;1;1)" office:value-type="string" office:string-value="[م=40][ب=2][غ=900][ض=90]" calcext:value-type="string">
            <text:p>[م=40][ب=2][غ=900][ض=90]</text:p>
          </table:table-cell>
          <table:table-cell table:style-name="ce15" table:formula="of:=TESBIH([.F271];25;99;33)" office:value-type="string" office:string-value="[10 tur][1X33][9 kalan]" calcext:value-type="string">
            <text:p>[10 tur][1X33][9 kalan]</text:p>
          </table:table-cell>
          <table:table-cell table:style-name="ce6" table:formula="of:=ABJAD(MIDB([.$A271];4;200);8;1)" office:value-type="float" office:value="1148" calcext:value-type="float">
            <text:p>1148</text:p>
          </table:table-cell>
          <table:table-cell table:style-name="ce23" table:formula="of:=ABJAD(MIDB([.$A271];3;200);8;1;1)" office:value-type="string" office:string-value="[م=90][ب=3][غ=960][ض=95]" calcext:value-type="string">
            <text:p>[م=90][ب=3][غ=960][ض=95]</text:p>
          </table:table-cell>
          <table:table-cell table:style-name="ce15" table:formula="of:=TESBIH([.I271];25;99;33)" office:value-type="string" office:string-value="[11 tur][1X33][26 kalan]" calcext:value-type="string">
            <text:p>[11 tur][1X33][26 kalan]</text:p>
          </table:table-cell>
          <table:table-cell table:style-name="ce6" table:formula="of:=ABJAD(MIDB([.$A271];4;200);9;1)" office:value-type="float" office:value="2592" calcext:value-type="float">
            <text:p>2592</text:p>
          </table:table-cell>
          <table:table-cell table:style-name="ce23" table:formula="of:=ABJAD(MIDB([.$A271];3;200);9;1;1)" office:value-type="string" office:string-value="[م=333][ب=602][غ=827][ض=830]" calcext:value-type="string">
            <text:p>[م=333][ب=602][غ=827][ض=830]</text:p>
          </table:table-cell>
          <table:table-cell table:style-name="ce15" table:formula="of:=TESBIH([.L271];25;99;33)" office:value-type="string" office:string-value="[26 tur][18 kalan]" calcext:value-type="string">
            <text:p>[26 tur][18 kalan]</text:p>
          </table:table-cell>
        </table:table-row>
        <table:table-row table:style-name="ro14">
          <table:table-cell table:style-name="ce12" office:value-type="string" calcext:value-type="string">
            <text:p>يا فاطر السموات والأرض</text:p>
          </table:table-cell>
          <table:table-cell table:style-name="ce15" office:value-type="string" calcext:value-type="string">
            <text:p>Ya Fatır’as Semavati vel Ard</text:p>
          </table:table-cell>
          <table:table-cell table:style-name="ce6" table:formula="of:=ABJAD(MIDB([.$A272];4;200);6;1)" office:value-type="float" office:value="76" calcext:value-type="float">
            <text:p>76</text:p>
          </table:table-cell>
          <table:table-cell table:style-name="ce23" table:formula="of:=ABJAD(MIDB([.$A272];3;200);6;1;1)" office:value-type="string" office:string-value="[ف=8][ا=1][ط=9][ر=8][ا=1][ل=6][س=0][م=4][و=6][ا=1][ت=4][و=6][ا=1][ل=6][ا=1][ر=8][ض=6]" calcext:value-type="string">
            <text:p>[ف=8][ا=1][ط=9][ر=8][ا=1][ل=6][س=0][م=4][و=6][ا=1][ت=4][و=6][ا=1][ل=6][ا=1][ر=8][ض=6]</text:p>
          </table:table-cell>
          <table:table-cell table:style-name="ce15" table:formula="of:=TESBIH([.C272];25;99;33)" office:value-type="string" office:string-value="[2X33][10 kalan]" calcext:value-type="string">
            <text:p>[2X33][10 kalan]</text:p>
          </table:table-cell>
          <table:table-cell table:style-name="ce6" table:formula="of:=ABJAD(MIDB([.$A272];4;200);7;1)" office:value-type="float" office:value="1396" calcext:value-type="float">
            <text:p>1396</text:p>
          </table:table-cell>
          <table:table-cell table:style-name="ce23" table:formula="of:=ABJAD(MIDB([.$A272];3;200);7;1;1)" office:value-type="string" office:string-value="[ف=80][ا=1][ط=9][ر=200][ا=1][ل=30][س=300][م=40][و=6][ا=1][ت=400][و=6][ا=1][ل=30][ا=1][ر=200][ض=90]" calcext:value-type="string">
            <text:p>[ف=80][ا=1][ط=9][ر=200][ا=1][ل=30][س=300][م=40][و=6][ا=1][ت=400][و=6][ا=1][ل=30][ا=1][ر=200][ض=90]</text:p>
          </table:table-cell>
          <table:table-cell table:style-name="ce15" table:formula="of:=TESBIH([.F272];25;99;33)" office:value-type="string" office:string-value="[14 tur][10 kalan]" calcext:value-type="string">
            <text:p>[14 tur][10 kalan]</text:p>
          </table:table-cell>
          <table:table-cell table:style-name="ce6" table:formula="of:=ABJAD(MIDB([.$A272];4;200);8;1)" office:value-type="float" office:value="2162" calcext:value-type="float">
            <text:p>2162</text:p>
          </table:table-cell>
          <table:table-cell table:style-name="ce23" table:formula="of:=ABJAD(MIDB([.$A272];3;200);8;1;1)" office:value-type="string" office:string-value="[ف=81][ا=111][ط=10][ر=201][ا=111][ل=71][س=360][م=90][و=13][ا=111][ت=401][و=13][ا=111][ل=71][ا=111][ر=201][ض=95]" calcext:value-type="string">
            <text:p>[ف=81][ا=111][ط=10][ر=201][ا=111][ل=71][س=360][م=90][و=13][ا=111][ت=401][و=13][ا=111][ل=71][ا=111][ر=201][ض=95]</text:p>
          </table:table-cell>
          <table:table-cell table:style-name="ce15" table:formula="of:=TESBIH([.I272];25;99;33)" office:value-type="string" office:string-value="[21 tur][2X33][17 kalan]" calcext:value-type="string">
            <text:p>[21 tur][2X33][17 kalan]</text:p>
          </table:table-cell>
          <table:table-cell table:style-name="ce6" table:formula="of:=ABJAD(MIDB([.$A272];4;200);9;1)" office:value-type="float" office:value="8668" calcext:value-type="float">
            <text:p>8668</text:p>
          </table:table-cell>
          <table:table-cell table:style-name="ce23" table:formula="of:=ABJAD(MIDB([.$A272];3;200);9;1;1)" office:value-type="string" office:string-value="[ف=651][ا=13][ط=775][ر=502][ا=13][ل=1091][س=1088][م=333][و=705][ا=13][ت=330][و=705][ا=13][ل=1091][ا=13][ر=502][ض=830]" calcext:value-type="string">
            <text:p>[ف=651][ا=13][ط=775][ر=502][ا=13][ل=1091][س=1088][م=333][و=705][ا=13][ت=330][و=705][ا=13][ل=1091][ا=13][ر=502][ض=830]</text:p>
          </table:table-cell>
          <table:table-cell table:style-name="ce15" table:formula="of:=TESBIH([.L272];25;99;33)" office:value-type="string" office:string-value="[87 tur][1X33][22 kalan]" calcext:value-type="string">
            <text:p>[87 tur][1X33][22 kalan]</text:p>
          </table:table-cell>
        </table:table-row>
        <table:table-row table:style-name="ro12">
          <table:table-cell table:style-name="ce12" office:value-type="string" calcext:value-type="string">
            <text:p>يا ذو الجبروت والملكوت</text:p>
          </table:table-cell>
          <table:table-cell table:style-name="ce15" office:value-type="string" calcext:value-type="string">
            <text:p>Ya Zu’l Ceberruti vel Melekut</text:p>
          </table:table-cell>
          <table:table-cell table:style-name="ce6" table:formula="of:=ABJAD(MIDB([.$A273];4;200);6;1)" office:value-type="float" office:value="81" calcext:value-type="float">
            <text:p>81</text:p>
          </table:table-cell>
          <table:table-cell table:style-name="ce23" table:formula="of:=ABJAD(MIDB([.$A273];3;200);6;1;1)" office:value-type="string" office:string-value="[ذ=4][و=6][ا=1][ل=6][ج=3][ب=2][ر=8][و=6][ت=4][و=6][ا=1][ل=6][م=4][ل=6][ك=8][و=6][ت=4]" calcext:value-type="string">
            <text:p>[ذ=4][و=6][ا=1][ل=6][ج=3][ب=2][ر=8][و=6][ت=4][و=6][ا=1][ل=6][م=4][ل=6][ك=8][و=6][ت=4]</text:p>
          </table:table-cell>
          <table:table-cell table:style-name="ce15" table:formula="of:=TESBIH([.C273];25;99;33)" office:value-type="string" office:string-value="[2X33][15 kalan]" calcext:value-type="string">
            <text:p>[2X33][15 kalan]</text:p>
          </table:table-cell>
          <table:table-cell table:style-name="ce6" table:formula="of:=ABJAD(MIDB([.$A273];4;200);7;1)" office:value-type="float" office:value="1881" calcext:value-type="float">
            <text:p>1881</text:p>
          </table:table-cell>
          <table:table-cell table:style-name="ce23" table:formula="of:=ABJAD(MIDB([.$A273];3;200);7;1;1)" office:value-type="string" office:string-value="[ذ=700][و=6][ا=1][ل=30][ج=3][ب=2][ر=200][و=6][ت=400][و=6][ا=1][ل=30][م=40][ل=30][ك=20][و=6][ت=400]" calcext:value-type="string">
            <text:p>[ذ=700][و=6][ا=1][ل=30][ج=3][ب=2][ر=200][و=6][ت=400][و=6][ا=1][ل=30][م=40][ل=30][ك=20][و=6][ت=400]</text:p>
          </table:table-cell>
          <table:table-cell table:style-name="ce15" table:formula="of:=TESBIH([.F273];25;99;33)" office:value-type="string" office:string-value="[19 tur]" calcext:value-type="string">
            <text:p>[19 tur]</text:p>
          </table:table-cell>
          <table:table-cell table:style-name="ce6" table:formula="of:=ABJAD(MIDB([.$A273];4;200);8;1)" office:value-type="float" office:value="2468" calcext:value-type="float">
            <text:p>2468</text:p>
          </table:table-cell>
          <table:table-cell table:style-name="ce23" table:formula="of:=ABJAD(MIDB([.$A273];3;200);8;1;1)" office:value-type="string" office:string-value="[ذ=731][و=13][ا=111][ل=71][ج=53][ب=3][ر=201][و=13][ت=401][و=13][ا=111][ل=71][م=90][ل=71][ك=101][و=13][ت=401]" calcext:value-type="string">
            <text:p>[ذ=731][و=13][ا=111][ل=71][ج=53][ب=3][ر=201][و=13][ت=401][و=13][ا=111][ل=71][م=90][ل=71][ك=101][و=13][ت=401]</text:p>
          </table:table-cell>
          <table:table-cell table:style-name="ce15" table:formula="of:=TESBIH([.I273];25;99;33)" office:value-type="string" office:string-value="[24 tur][2X33][26 kalan]" calcext:value-type="string">
            <text:p>[24 tur][2X33][26 kalan]</text:p>
          </table:table-cell>
          <table:table-cell table:style-name="ce6" table:formula="of:=ABJAD(MIDB([.$A273];4;200);9;1)" office:value-type="float" office:value="11011" calcext:value-type="float">
            <text:p>11011</text:p>
          </table:table-cell>
          <table:table-cell table:style-name="ce23" table:formula="of:=ABJAD(MIDB([.$A273];3;200);9;1;1)" office:value-type="string" office:string-value="[ذ=429][و=705][ا=13][ل=1091][ج=1036][ب=602][ر=502][و=705][ت=330][و=705][ا=13][ل=1091][م=333][ل=1091][ك=1330][و=705][ت=330]" calcext:value-type="string">
            <text:p>[ذ=429][و=705][ا=13][ل=1091][ج=1036][ب=602][ر=502][و=705][ت=330][و=705][ا=13][ل=1091][م=333][ل=1091][ك=1330][و=705][ت=330]</text:p>
          </table:table-cell>
          <table:table-cell table:style-name="ce15" table:formula="of:=TESBIH([.L273];25;99;33)" office:value-type="string" office:string-value="[111 tur][22 kalan]" calcext:value-type="string">
            <text:p>[111 tur][22 kalan]</text:p>
          </table:table-cell>
        </table:table-row>
        <table:table-row table:style-name="ro7">
          <table:table-cell table:style-name="ce12" office:value-type="string" calcext:value-type="string">
            <text:p>يا خير الحافظين</text:p>
          </table:table-cell>
          <table:table-cell table:style-name="ce15" office:value-type="string" calcext:value-type="string">
            <text:p>Ya Hayr’al Hafızin</text:p>
          </table:table-cell>
          <table:table-cell table:style-name="ce6" table:formula="of:=ABJAD(MIDB([.$A274];4;200);6;1)" office:value-type="float" office:value="62" calcext:value-type="float">
            <text:p>62</text:p>
          </table:table-cell>
          <table:table-cell table:style-name="ce23" table:formula="of:=ABJAD(MIDB([.$A274];3;200);6;1;1)" office:value-type="string" office:string-value="[خ=0][ي=10][ر=8][ا=1][ل=6][ح=8][ا=1][ف=8][ظ=8][ي=10][ن=2]" calcext:value-type="string">
            <text:p>[خ=0][ي=10][ر=8][ا=1][ل=6][ح=8][ا=1][ف=8][ظ=8][ي=10][ن=2]</text:p>
          </table:table-cell>
          <table:table-cell table:style-name="ce15" table:formula="of:=TESBIH([.C274];25;99;33)" office:value-type="string" office:string-value="[1X33][29 kalan]" calcext:value-type="string">
            <text:p>[1X33][29 kalan]</text:p>
          </table:table-cell>
          <table:table-cell table:style-name="ce6" table:formula="of:=ABJAD(MIDB([.$A274];4;200);7;1)" office:value-type="float" office:value="1790" calcext:value-type="float">
            <text:p>1790</text:p>
          </table:table-cell>
          <table:table-cell table:style-name="ce23" table:formula="of:=ABJAD(MIDB([.$A274];3;200);7;1;1)" office:value-type="string" office:string-value="[خ=600][ي=10][ر=200][ا=1][ل=30][ح=8][ا=1][ف=80][ظ=800][ي=10][ن=50]" calcext:value-type="string">
            <text:p>[خ=600][ي=10][ر=200][ا=1][ل=30][ح=8][ا=1][ف=80][ظ=800][ي=10][ن=50]</text:p>
          </table:table-cell>
          <table:table-cell table:style-name="ce15" table:formula="of:=TESBIH([.F274];25;99;33)" office:value-type="string" office:string-value="[18 tur][8 kalan]" calcext:value-type="string">
            <text:p>[18 tur][8 kalan]</text:p>
          </table:table-cell>
          <table:table-cell table:style-name="ce6" table:formula="of:=ABJAD(MIDB([.$A274];4;200);8;1)" office:value-type="float" office:value="2114" calcext:value-type="float">
            <text:p>2114</text:p>
          </table:table-cell>
          <table:table-cell table:style-name="ce23" table:formula="of:=ABJAD(MIDB([.$A274];3;200);8;1;1)" office:value-type="string" office:string-value="[خ=601][ي=11][ر=201][ا=111][ل=71][ح=9][ا=111][ف=81][ظ=801][ي=11][ن=106]" calcext:value-type="string">
            <text:p>[خ=601][ي=11][ر=201][ا=111][ل=71][ح=9][ا=111][ف=81][ظ=801][ي=11][ن=106]</text:p>
          </table:table-cell>
          <table:table-cell table:style-name="ce15" table:formula="of:=TESBIH([.I274];25;99;33)" office:value-type="string" office:string-value="[21 tur][1X33][2 kalan]" calcext:value-type="string">
            <text:p>[21 tur][1X33][2 kalan]</text:p>
          </table:table-cell>
          <table:table-cell table:style-name="ce6" table:formula="of:=ABJAD(MIDB([.$A274];4;200);9;1)" office:value-type="float" office:value="7831" calcext:value-type="float">
            <text:p>7831</text:p>
          </table:table-cell>
          <table:table-cell table:style-name="ce23" table:formula="of:=ABJAD(MIDB([.$A274];3;200);9;1;1)" office:value-type="string" office:string-value="[خ=757][ي=1275][ر=502][ا=13][ل=1091][ح=606][ا=13][ف=651][ظ=648][ي=1275][ن=1000]" calcext:value-type="string">
            <text:p>[خ=757][ي=1275][ر=502][ا=13][ل=1091][ح=606][ا=13][ف=651][ظ=648][ي=1275][ن=1000]</text:p>
          </table:table-cell>
          <table:table-cell table:style-name="ce15" table:formula="of:=TESBIH([.L274];25;99;33)" office:value-type="string" office:string-value="[79 tur][10 kalan]" calcext:value-type="string">
            <text:p>[79 tur][10 kalan]</text:p>
          </table:table-cell>
        </table:table-row>
        <table:table-row table:style-name="ro6">
          <table:table-cell table:style-name="ce12" office:value-type="string" calcext:value-type="string">
            <text:p>يا غافر الذنب</text:p>
          </table:table-cell>
          <table:table-cell table:style-name="ce15" office:value-type="string" calcext:value-type="string">
            <text:p>Ya Gafir’ez Zenbi</text:p>
          </table:table-cell>
          <table:table-cell table:style-name="ce6" table:formula="of:=ABJAD(MIDB([.$A275];4;200);6;1)" office:value-type="float" office:value="32" calcext:value-type="float">
            <text:p>32</text:p>
          </table:table-cell>
          <table:table-cell table:style-name="ce23" table:formula="of:=ABJAD(MIDB([.$A275];3;200);6;1;1)" office:value-type="string" office:string-value="[غ=0][ا=1][ف=8][ر=8][ا=1][ل=6][ذ=4][ن=2][ب=2]" calcext:value-type="string">
            <text:p>[غ=0][ا=1][ف=8][ر=8][ا=1][ل=6][ذ=4][ن=2][ب=2]</text:p>
          </table:table-cell>
          <table:table-cell table:style-name="ce15" table:formula="of:=TESBIH([.C275];25;99;33)" office:value-type="string" office:string-value="[32 kalan]" calcext:value-type="string">
            <text:p>[32 kalan]</text:p>
          </table:table-cell>
          <table:table-cell table:style-name="ce6" table:formula="of:=ABJAD(MIDB([.$A275];4;200);7;1)" office:value-type="float" office:value="1964" calcext:value-type="float">
            <text:p>1964</text:p>
          </table:table-cell>
          <table:table-cell table:style-name="ce23" table:formula="of:=ABJAD(MIDB([.$A275];3;200);7;1;1)" office:value-type="string" office:string-value="[غ=900][ا=1][ف=80][ر=200][ا=1][ل=30][ذ=700][ن=50][ب=2]" calcext:value-type="string">
            <text:p>[غ=900][ا=1][ف=80][ر=200][ا=1][ل=30][ذ=700][ن=50][ب=2]</text:p>
          </table:table-cell>
          <table:table-cell table:style-name="ce15" table:formula="of:=TESBIH([.F275];25;99;33)" office:value-type="string" office:string-value="[19 tur][2X33][17 kalan]" calcext:value-type="string">
            <text:p>[19 tur][2X33][17 kalan]</text:p>
          </table:table-cell>
          <table:table-cell table:style-name="ce6" table:formula="of:=ABJAD(MIDB([.$A275];4;200);8;1)" office:value-type="float" office:value="2375" calcext:value-type="float">
            <text:p>2375</text:p>
          </table:table-cell>
          <table:table-cell table:style-name="ce23" table:formula="of:=ABJAD(MIDB([.$A275];3;200);8;1;1)" office:value-type="string" office:string-value="[غ=960][ا=111][ف=81][ر=201][ا=111][ل=71][ذ=731][ن=106][ب=3]" calcext:value-type="string">
            <text:p>[غ=960][ا=111][ف=81][ر=201][ا=111][ل=71][ذ=731][ن=106][ب=3]</text:p>
          </table:table-cell>
          <table:table-cell table:style-name="ce15" table:formula="of:=TESBIH([.I275];25;99;33)" office:value-type="string" office:string-value="[23 tur][2X33][32 kalan]" calcext:value-type="string">
            <text:p>[23 tur][2X33][32 kalan]</text:p>
          </table:table-cell>
          <table:table-cell table:style-name="ce6" table:formula="of:=ABJAD(MIDB([.$A275];4;200);9;1)" office:value-type="float" office:value="5128" calcext:value-type="float">
            <text:p>5128</text:p>
          </table:table-cell>
          <table:table-cell table:style-name="ce23" table:formula="of:=ABJAD(MIDB([.$A275];3;200);9;1;1)" office:value-type="string" office:string-value="[غ=827][ا=13][ف=651][ر=502][ا=13][ل=1091][ذ=429][ن=1000][ب=602]" calcext:value-type="string">
            <text:p>[غ=827][ا=13][ف=651][ر=502][ا=13][ل=1091][ذ=429][ن=1000][ب=602]</text:p>
          </table:table-cell>
          <table:table-cell table:style-name="ce15" table:formula="of:=TESBIH([.L275];25;99;33)" office:value-type="string" office:string-value="[51 tur][2X33][13 kalan]" calcext:value-type="string">
            <text:p>[51 tur][2X33][13 kalan]</text:p>
          </table:table-cell>
        </table:table-row>
        <table:table-row table:style-name="ro7">
          <table:table-cell table:style-name="ce12" office:value-type="string" calcext:value-type="string">
            <text:p>يا خير الغافرين</text:p>
          </table:table-cell>
          <table:table-cell table:style-name="ce15" office:value-type="string" calcext:value-type="string">
            <text:p>Ya Hayr’al Gafirin</text:p>
          </table:table-cell>
          <table:table-cell table:style-name="ce6" table:formula="of:=ABJAD(MIDB([.$A276];4;200);6;1)" office:value-type="float" office:value="54" calcext:value-type="float">
            <text:p>54</text:p>
          </table:table-cell>
          <table:table-cell table:style-name="ce23" table:formula="of:=ABJAD(MIDB([.$A276];3;200);6;1;1)" office:value-type="string" office:string-value="[خ=0][ي=10][ر=8][ا=1][ل=6][غ=0][ا=1][ف=8][ر=8][ي=10][ن=2]" calcext:value-type="string">
            <text:p>[خ=0][ي=10][ر=8][ا=1][ل=6][غ=0][ا=1][ف=8][ر=8][ي=10][ن=2]</text:p>
          </table:table-cell>
          <table:table-cell table:style-name="ce15" table:formula="of:=TESBIH([.C276];25;99;33)" office:value-type="string" office:string-value="[1X33][21 kalan]" calcext:value-type="string">
            <text:p>[1X33][21 kalan]</text:p>
          </table:table-cell>
          <table:table-cell table:style-name="ce6" table:formula="of:=ABJAD(MIDB([.$A276];4;200);7;1)" office:value-type="float" office:value="2082" calcext:value-type="float">
            <text:p>2082</text:p>
          </table:table-cell>
          <table:table-cell table:style-name="ce23" table:formula="of:=ABJAD(MIDB([.$A276];3;200);7;1;1)" office:value-type="string" office:string-value="[خ=600][ي=10][ر=200][ا=1][ل=30][غ=900][ا=1][ف=80][ر=200][ي=10][ن=50]" calcext:value-type="string">
            <text:p>[خ=600][ي=10][ر=200][ا=1][ل=30][غ=900][ا=1][ف=80][ر=200][ي=10][ن=50]</text:p>
          </table:table-cell>
          <table:table-cell table:style-name="ce15" table:formula="of:=TESBIH([.F276];25;99;33)" office:value-type="string" office:string-value="[21 tur][3 kalan]" calcext:value-type="string">
            <text:p>[21 tur][3 kalan]</text:p>
          </table:table-cell>
          <table:table-cell table:style-name="ce6" table:formula="of:=ABJAD(MIDB([.$A276];4;200);8;1)" office:value-type="float" office:value="2465" calcext:value-type="float">
            <text:p>2465</text:p>
          </table:table-cell>
          <table:table-cell table:style-name="ce23" table:formula="of:=ABJAD(MIDB([.$A276];3;200);8;1;1)" office:value-type="string" office:string-value="[خ=601][ي=11][ر=201][ا=111][ل=71][غ=960][ا=111][ف=81][ر=201][ي=11][ن=106]" calcext:value-type="string">
            <text:p>[خ=601][ي=11][ر=201][ا=111][ل=71][غ=960][ا=111][ف=81][ر=201][ي=11][ن=106]</text:p>
          </table:table-cell>
          <table:table-cell table:style-name="ce15" table:formula="of:=TESBIH([.I276];25;99;33)" office:value-type="string" office:string-value="[24 tur][2X33][23 kalan]" calcext:value-type="string">
            <text:p>[24 tur][2X33][23 kalan]</text:p>
          </table:table-cell>
          <table:table-cell table:style-name="ce6" table:formula="of:=ABJAD(MIDB([.$A276];4;200);9;1)" office:value-type="float" office:value="7906" calcext:value-type="float">
            <text:p>7906</text:p>
          </table:table-cell>
          <table:table-cell table:style-name="ce23" table:formula="of:=ABJAD(MIDB([.$A276];3;200);9;1;1)" office:value-type="string" office:string-value="[خ=757][ي=1275][ر=502][ا=13][ل=1091][غ=827][ا=13][ف=651][ر=502][ي=1275][ن=1000]" calcext:value-type="string">
            <text:p>[خ=757][ي=1275][ر=502][ا=13][ل=1091][غ=827][ا=13][ف=651][ر=502][ي=1275][ن=1000]</text:p>
          </table:table-cell>
          <table:table-cell table:style-name="ce15" table:formula="of:=TESBIH([.L276];25;99;33)" office:value-type="string" office:string-value="[79 tur][2X33][19 kalan]" calcext:value-type="string">
            <text:p>[79 tur][2X33][19 kalan]</text:p>
          </table:table-cell>
        </table:table-row>
        <table:table-row table:style-name="ro9">
          <table:table-cell table:style-name="ce12" office:value-type="string" calcext:value-type="string">
            <text:p>يا ذو الفضل العظيم</text:p>
          </table:table-cell>
          <table:table-cell table:style-name="ce15" office:value-type="string" calcext:value-type="string">
            <text:p>Ya Zu’l Fadl’ul Azim</text:p>
          </table:table-cell>
          <table:table-cell table:style-name="ce6" table:formula="of:=ABJAD(MIDB([.$A277];4;200);6;1)" office:value-type="float" office:value="76" calcext:value-type="float">
            <text:p>76</text:p>
          </table:table-cell>
          <table:table-cell table:style-name="ce23" table:formula="of:=ABJAD(MIDB([.$A277];3;200);6;1;1)" office:value-type="string" office:string-value="[ذ=4][و=6][ا=1][ل=6][ف=8][ض=6][ل=6][ا=1][ل=6][ع=10][ظ=8][ي=10][م=4]" calcext:value-type="string">
            <text:p>[ذ=4][و=6][ا=1][ل=6][ف=8][ض=6][ل=6][ا=1][ل=6][ع=10][ظ=8][ي=10][م=4]</text:p>
          </table:table-cell>
          <table:table-cell table:style-name="ce15" table:formula="of:=TESBIH([.C277];25;99;33)" office:value-type="string" office:string-value="[2X33][10 kalan]" calcext:value-type="string">
            <text:p>[2X33][10 kalan]</text:p>
          </table:table-cell>
          <table:table-cell table:style-name="ce6" table:formula="of:=ABJAD(MIDB([.$A277];4;200);7;1)" office:value-type="float" office:value="1888" calcext:value-type="float">
            <text:p>1888</text:p>
          </table:table-cell>
          <table:table-cell table:style-name="ce23" table:formula="of:=ABJAD(MIDB([.$A277];3;200);7;1;1)" office:value-type="string" office:string-value="[ذ=700][و=6][ا=1][ل=30][ف=80][ض=90][ل=30][ا=1][ل=30][ع=70][ظ=800][ي=10][م=40]" calcext:value-type="string">
            <text:p>[ذ=700][و=6][ا=1][ل=30][ف=80][ض=90][ل=30][ا=1][ل=30][ع=70][ظ=800][ي=10][م=40]</text:p>
          </table:table-cell>
          <table:table-cell table:style-name="ce15" table:formula="of:=TESBIH([.F277];25;99;33)" office:value-type="string" office:string-value="[19 tur][7 kalan]" calcext:value-type="string">
            <text:p>[19 tur][7 kalan]</text:p>
          </table:table-cell>
          <table:table-cell table:style-name="ce6" table:formula="of:=ABJAD(MIDB([.$A277];4;200);8;1)" office:value-type="float" office:value="2387" calcext:value-type="float">
            <text:p>2387</text:p>
          </table:table-cell>
          <table:table-cell table:style-name="ce23" table:formula="of:=ABJAD(MIDB([.$A277];3;200);8;1;1)" office:value-type="string" office:string-value="[ذ=731][و=13][ا=111][ل=71][ف=81][ض=95][ل=71][ا=111][ل=71][ع=130][ظ=801][ي=11][م=90]" calcext:value-type="string">
            <text:p>[ذ=731][و=13][ا=111][ل=71][ف=81][ض=95][ل=71][ا=111][ل=71][ع=130][ظ=801][ي=11][م=90]</text:p>
          </table:table-cell>
          <table:table-cell table:style-name="ce15" table:formula="of:=TESBIH([.I277];25;99;33)" office:value-type="string" office:string-value="[24 tur][11 kalan]" calcext:value-type="string">
            <text:p>[24 tur][11 kalan]</text:p>
          </table:table-cell>
          <table:table-cell table:style-name="ce6" table:formula="of:=ABJAD(MIDB([.$A277];4;200);9;1)" office:value-type="float" office:value="8602" calcext:value-type="float">
            <text:p>8602</text:p>
          </table:table-cell>
          <table:table-cell table:style-name="ce23" table:formula="of:=ABJAD(MIDB([.$A277];3;200);9;1;1)" office:value-type="string" office:string-value="[ذ=429][و=705][ا=13][ل=1091][ف=651][ض=830][ل=1091][ا=13][ل=1091][ع=432][ظ=648][ي=1275][م=333]" calcext:value-type="string">
            <text:p>[ذ=429][و=705][ا=13][ل=1091][ف=651][ض=830][ل=1091][ا=13][ل=1091][ع=432][ظ=648][ي=1275][م=333]</text:p>
          </table:table-cell>
          <table:table-cell table:style-name="ce15" table:formula="of:=TESBIH([.L277];25;99;33)" office:value-type="string" office:string-value="[86 tur][2X33][22 kalan]" calcext:value-type="string">
            <text:p>[86 tur][2X33][22 kalan]</text:p>
          </table:table-cell>
        </table:table-row>
        <table:table-row table:style-name="ro15">
          <table:table-cell table:style-name="ce3" office:value-type="string" calcext:value-type="string" table:number-columns-spanned="14" table:number-rows-spanned="13">
            <text:p>Bu dökümanın öncelikli amacı Ebced Hesaplamalarında LibreOfficce Hesap Tablosu yazılımından yararlanılabileceğini ortaya koymaktır. Sahur Özel’in kodladığı Ebced Hesaplayan Makro’lardan yararlanılarak, 276 ismin Asgari, Sağir, Kebir ve Ekber MAĞRİBİ ebced değerleri hesaplandılar, hesaplarken kullanılan tabloların bilinebilmesi için ayrıntıları eklendi ve Tesbih Önerisi olarak ebced değerinin ya da 25’ten küçük olması durumunda karesinin (kendisiyle çarpımı) 99’luk tesbihte nasıl ulaşılabileceği not edildi. Bu tablonun hazırlanması dakikalar içerisinde gerçekleştirildi. İhtiyaç duyabileceğimiz İsim Listesi, Makro Kodları ve LibreOffice çalıştıran bir bilgisayardan ibarettir. ABJAD() fonksiyonu 6-9 tablo kodlarıyla Ayrıntı ayarı da gerektiğinde kullanılmak üzere TESBIH() isimli fonksiyonlarla çok kısa bir sürede hesaplandılar. <text:a xlink:href="http://go.abdil.one/fb" xlink:type="simple">http://go.abdil.one/fb</text:a> sayfasında yayınlandı. <text:a xlink:href="http://go.abdil.one/not2021" xlink:type="simple">http://go.abdil.one/not2021</text:a> Makro Kullanım Kılavuzu <text:a xlink:href="http://go.abdil.one/2021" xlink:type="simple">http://go.abdil.one/2021</text:a> Örnek Makro Kodu <text:a xlink:href="http://go.abdil.one/6" xlink:type="simple">http://go.abdil.one/6</text:a> Diğer Her Şey...</text:p>
          </table:table-cell>
          <table:covered-table-cell table:style-name="ce16"/>
          <table:covered-table-cell table:style-name="ce20"/>
          <table:covered-table-cell/>
          <table:covered-table-cell table:style-name="ce26"/>
          <table:covered-table-cell table:style-name="ce29"/>
          <table:covered-table-cell/>
          <table:covered-table-cell table:style-name="ce26"/>
          <table:covered-table-cell table:style-name="ce29"/>
          <table:covered-table-cell/>
          <table:covered-table-cell table:style-name="ce26"/>
          <table:covered-table-cell table:style-name="ce29"/>
          <table:covered-table-cell/>
          <table:covered-table-cell table:style-name="ce26"/>
        </table:table-row>
        <table:table-row table:style-name="ro15">
          <table:covered-table-cell/>
          <table:covered-table-cell table:style-name="ce16"/>
          <table:covered-table-cell table:style-name="ce20"/>
          <table:covered-table-cell/>
          <table:covered-table-cell table:style-name="ce26"/>
          <table:covered-table-cell table:style-name="ce29"/>
          <table:covered-table-cell/>
          <table:covered-table-cell table:style-name="ce26"/>
          <table:covered-table-cell table:style-name="ce29"/>
          <table:covered-table-cell/>
          <table:covered-table-cell table:style-name="ce26"/>
          <table:covered-table-cell table:style-name="ce29"/>
          <table:covered-table-cell/>
          <table:covered-table-cell table:style-name="ce26"/>
        </table:table-row>
        <table:table-row table:style-name="ro15">
          <table:covered-table-cell/>
          <table:covered-table-cell table:style-name="ce16"/>
          <table:covered-table-cell table:style-name="ce20"/>
          <table:covered-table-cell/>
          <table:covered-table-cell table:style-name="ce26"/>
          <table:covered-table-cell table:style-name="ce29"/>
          <table:covered-table-cell/>
          <table:covered-table-cell table:style-name="ce26"/>
          <table:covered-table-cell table:style-name="ce29"/>
          <table:covered-table-cell/>
          <table:covered-table-cell table:style-name="ce26"/>
          <table:covered-table-cell table:style-name="ce29"/>
          <table:covered-table-cell/>
          <table:covered-table-cell table:style-name="ce26"/>
        </table:table-row>
        <table:table-row table:style-name="ro15">
          <table:covered-table-cell/>
          <table:covered-table-cell table:style-name="ce16"/>
          <table:covered-table-cell table:style-name="ce20"/>
          <table:covered-table-cell/>
          <table:covered-table-cell table:style-name="ce26"/>
          <table:covered-table-cell table:style-name="ce29"/>
          <table:covered-table-cell/>
          <table:covered-table-cell table:style-name="ce26"/>
          <table:covered-table-cell table:style-name="ce29"/>
          <table:covered-table-cell/>
          <table:covered-table-cell table:style-name="ce26"/>
          <table:covered-table-cell table:style-name="ce29"/>
          <table:covered-table-cell/>
          <table:covered-table-cell table:style-name="ce26"/>
        </table:table-row>
        <table:table-row table:style-name="ro15">
          <table:covered-table-cell/>
          <table:covered-table-cell table:style-name="ce16"/>
          <table:covered-table-cell table:style-name="ce20"/>
          <table:covered-table-cell/>
          <table:covered-table-cell table:style-name="ce26"/>
          <table:covered-table-cell table:style-name="ce29"/>
          <table:covered-table-cell/>
          <table:covered-table-cell table:style-name="ce26"/>
          <table:covered-table-cell table:style-name="ce29"/>
          <table:covered-table-cell/>
          <table:covered-table-cell table:style-name="ce26"/>
          <table:covered-table-cell table:style-name="ce29"/>
          <table:covered-table-cell/>
          <table:covered-table-cell table:style-name="ce26"/>
        </table:table-row>
        <table:table-row table:style-name="ro15">
          <table:covered-table-cell/>
          <table:covered-table-cell table:style-name="ce16"/>
          <table:covered-table-cell table:style-name="ce20"/>
          <table:covered-table-cell/>
          <table:covered-table-cell table:style-name="ce26"/>
          <table:covered-table-cell table:style-name="ce29"/>
          <table:covered-table-cell/>
          <table:covered-table-cell table:style-name="ce26"/>
          <table:covered-table-cell table:style-name="ce29"/>
          <table:covered-table-cell/>
          <table:covered-table-cell table:style-name="ce26"/>
          <table:covered-table-cell table:style-name="ce29"/>
          <table:covered-table-cell/>
          <table:covered-table-cell table:style-name="ce26"/>
        </table:table-row>
        <table:table-row table:style-name="ro15">
          <table:covered-table-cell/>
          <table:covered-table-cell table:style-name="ce16"/>
          <table:covered-table-cell table:style-name="ce20"/>
          <table:covered-table-cell/>
          <table:covered-table-cell table:style-name="ce26"/>
          <table:covered-table-cell table:style-name="ce29"/>
          <table:covered-table-cell/>
          <table:covered-table-cell table:style-name="ce26"/>
          <table:covered-table-cell table:style-name="ce29"/>
          <table:covered-table-cell/>
          <table:covered-table-cell table:style-name="ce26"/>
          <table:covered-table-cell table:style-name="ce29"/>
          <table:covered-table-cell/>
          <table:covered-table-cell table:style-name="ce26"/>
        </table:table-row>
        <table:table-row table:style-name="ro15">
          <table:covered-table-cell/>
          <table:covered-table-cell table:style-name="ce16"/>
          <table:covered-table-cell table:style-name="ce20"/>
          <table:covered-table-cell/>
          <table:covered-table-cell table:style-name="ce26"/>
          <table:covered-table-cell table:style-name="ce29"/>
          <table:covered-table-cell/>
          <table:covered-table-cell table:style-name="ce26"/>
          <table:covered-table-cell table:style-name="ce29"/>
          <table:covered-table-cell/>
          <table:covered-table-cell table:style-name="ce26"/>
          <table:covered-table-cell table:style-name="ce29"/>
          <table:covered-table-cell/>
          <table:covered-table-cell table:style-name="ce26"/>
        </table:table-row>
        <table:table-row table:style-name="ro15">
          <table:covered-table-cell/>
          <table:covered-table-cell table:style-name="ce16"/>
          <table:covered-table-cell table:style-name="ce20"/>
          <table:covered-table-cell/>
          <table:covered-table-cell table:style-name="ce26"/>
          <table:covered-table-cell table:style-name="ce29"/>
          <table:covered-table-cell/>
          <table:covered-table-cell table:style-name="ce26"/>
          <table:covered-table-cell table:style-name="ce29"/>
          <table:covered-table-cell/>
          <table:covered-table-cell table:style-name="ce26"/>
          <table:covered-table-cell table:style-name="ce29"/>
          <table:covered-table-cell/>
          <table:covered-table-cell table:style-name="ce26"/>
        </table:table-row>
        <table:table-row table:style-name="ro15">
          <table:covered-table-cell/>
          <table:covered-table-cell table:style-name="ce16"/>
          <table:covered-table-cell table:style-name="ce20"/>
          <table:covered-table-cell/>
          <table:covered-table-cell table:style-name="ce26"/>
          <table:covered-table-cell table:style-name="ce29"/>
          <table:covered-table-cell/>
          <table:covered-table-cell table:style-name="ce26"/>
          <table:covered-table-cell table:style-name="ce29"/>
          <table:covered-table-cell/>
          <table:covered-table-cell table:style-name="ce26"/>
          <table:covered-table-cell table:style-name="ce29"/>
          <table:covered-table-cell/>
          <table:covered-table-cell table:style-name="ce26"/>
        </table:table-row>
        <table:table-row table:style-name="ro15">
          <table:covered-table-cell/>
          <table:covered-table-cell table:style-name="ce16"/>
          <table:covered-table-cell table:style-name="ce20"/>
          <table:covered-table-cell/>
          <table:covered-table-cell table:style-name="ce26"/>
          <table:covered-table-cell table:style-name="ce29"/>
          <table:covered-table-cell/>
          <table:covered-table-cell table:style-name="ce26"/>
          <table:covered-table-cell table:style-name="ce29"/>
          <table:covered-table-cell/>
          <table:covered-table-cell table:style-name="ce26"/>
          <table:covered-table-cell table:style-name="ce29"/>
          <table:covered-table-cell/>
          <table:covered-table-cell table:style-name="ce26"/>
        </table:table-row>
        <table:table-row table:style-name="ro15">
          <table:covered-table-cell/>
          <table:covered-table-cell table:style-name="ce16"/>
          <table:covered-table-cell table:style-name="ce20"/>
          <table:covered-table-cell/>
          <table:covered-table-cell table:style-name="ce26"/>
          <table:covered-table-cell table:style-name="ce29"/>
          <table:covered-table-cell/>
          <table:covered-table-cell table:style-name="ce26"/>
          <table:covered-table-cell table:style-name="ce29"/>
          <table:covered-table-cell/>
          <table:covered-table-cell table:style-name="ce26"/>
          <table:covered-table-cell table:style-name="ce29"/>
          <table:covered-table-cell/>
          <table:covered-table-cell table:style-name="ce26"/>
        </table:table-row>
        <table:table-row table:style-name="ro15">
          <table:covered-table-cell/>
          <table:covered-table-cell table:style-name="ce16"/>
          <table:covered-table-cell table:style-name="ce20"/>
          <table:covered-table-cell/>
          <table:covered-table-cell table:style-name="ce26"/>
          <table:covered-table-cell table:style-name="ce29"/>
          <table:covered-table-cell/>
          <table:covered-table-cell table:style-name="ce26"/>
          <table:covered-table-cell table:style-name="ce29"/>
          <table:covered-table-cell/>
          <table:covered-table-cell table:style-name="ce26"/>
          <table:covered-table-cell table:style-name="ce29"/>
          <table:covered-table-cell/>
          <table:covered-table-cell table:style-name="ce26"/>
        </table:table-row>
        <table:table-row table:style-name="ro16" table:number-rows-repeated="1048285">
          <table:table-cell table:number-columns-repeated="14"/>
        </table:table-row>
        <table:table-row table:style-name="ro16">
          <table:table-cell table:number-columns-repeated="14"/>
        </table:table-row>
      </table:table>
      <table:named-expressions/>
      <table:database-ranges>
        <table:database-range table:name="__Anonymous_Sheet_DB__0" table:target-range-address="'Sahur Özel''in Ebced Hesaplayan Makrosu'.A2:'Sahur Özel''in Ebced Hesaplayan Makrosu'.XFD277" table:contains-header="false">
          <table:sort>
            <table:sort-by table:field-number="5"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miri Quran Colored" svg:font-family="'Amiri Quran Colored'"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1.25cm"/>
      <style:text-properties style:font-name="Liberation Sans" fo:font-size="10pt" fo:language="tr" fo:country="TR" style:font-name-asian="DejaVu Sans"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office:styles>
  <office:automatic-styles>
    <style:page-layout style:name="Mpm1">
      <style:page-layout-properties fo:page-width="29.7cm" fo:page-height="21.001cm" style:num-format="1" style:print-orientation="landscape" fo:margin-top="1cm" fo:margin-bottom="1cm" fo:margin-left="1cm" fo:margin-right="1cm" style:scale-to="70%" style:table-centering="both"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Sayf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4T10:34:46.063123162</meta:creation-date>
    <dc:date>2023-04-06T01:00:28.981764769</dc:date>
    <meta:editing-duration>PT26M38S</meta:editing-duration>
    <meta:editing-cycles>6</meta:editing-cycles>
    <meta:generator>LibreOffice/7.5.2.2$Linux_X86_64 LibreOffice_project/50$Build-2</meta:generator>
    <meta:document-statistic meta:table-count="1" meta:cell-count="3870" meta:object-count="0"/>
  </office:meta>
</office:document-meta>
</file>